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2.873cm"/>
    </style:style>
    <style:style style:name="co9" style:family="table-column">
      <style:table-column-properties fo:break-before="auto" style:column-width="3.055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2.238cm"/>
    </style:style>
    <style:style style:name="co15" style:family="table-column">
      <style:table-column-properties fo:break-before="auto" style:column-width="2.087cm"/>
    </style:style>
    <style:style style:name="co16" style:family="table-column">
      <style:table-column-properties fo:break-before="auto" style:column-width="2.45cm"/>
    </style:style>
    <style:style style:name="co17" style:family="table-column">
      <style:table-column-properties fo:break-before="auto" style:column-width="2.42cm"/>
    </style:style>
    <style:style style:name="co18" style:family="table-column">
      <style:table-column-properties fo:break-before="auto" style:column-width="2.39cm"/>
    </style:style>
    <style:style style:name="co19" style:family="table-column">
      <style:table-column-properties fo:break-before="auto" style:column-width="3.54cm"/>
    </style:style>
    <style:style style:name="co20" style:family="table-column">
      <style:table-column-properties fo:break-before="auto" style:column-width="1.995cm"/>
    </style:style>
    <style:style style:name="co21" style:family="table-column">
      <style:table-column-properties fo:break-before="auto" style:column-width="1.833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3.902cm"/>
    </style:style>
    <style:style style:name="co24" style:family="table-column">
      <style:table-column-properties fo:break-before="auto" style:column-width="3.418cm"/>
    </style:style>
    <style:style style:name="co25" style:family="table-column">
      <style:table-column-properties fo:break-before="auto" style:column-width="3.57cm"/>
    </style:style>
    <style:style style:name="co26" style:family="table-column">
      <style:table-column-properties fo:break-before="auto" style:column-width="5.475cm"/>
    </style:style>
    <style:style style:name="co27" style:family="table-column">
      <style:table-column-properties fo:break-before="auto" style:column-width="5.6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19" style:family="table-cell" style:parent-style-name="Default" style:data-style-name="N99"/>
    <style:style style:name="ce20" style:family="table-cell" style:parent-style-name="Default" style:data-style-name="N0"/>
    <style:style style:name="ce21" style:family="table-cell" style:parent-style-name="Default" style:data-style-name="N121"/>
    <style:style style:name="ce22" style:family="table-cell" style:parent-style-name="Default" style:data-style-name="N112"/>
    <style:style style:name="ce7" style:family="table-cell" style:parent-style-name="Default" style:data-style-name="N115"/>
    <style:style style:name="ce6" style:family="table-cell" style:parent-style-name="Default" style:data-style-name="N115"/>
    <style:style style:name="ce35" style:family="table-cell" style:parent-style-name="Default" style:data-style-name="N114"/>
    <style:style style:name="ce37" style:family="table-cell" style:parent-style-name="Default" style:data-style-name="N116"/>
    <style:style style:name="ce38" style:family="table-cell" style:parent-style-name="Default" style:data-style-name="N117"/>
    <style:style style:name="ce10" style:family="table-cell" style:parent-style-name="Default" style:data-style-name="N111"/>
    <style:style style:name="ce15" style:family="table-cell" style:parent-style-name="Default" style:data-style-name="N113"/>
    <style:style style:name="ce39" style:family="table-cell" style:parent-style-name="Default" style:data-style-name="N113"/>
    <style:style style:name="ce13" style:family="table-cell" style:parent-style-name="Default" style:data-style-name="N120"/>
    <style:style style:name="ce40" style:family="table-cell" style:parent-style-name="Default" style:data-style-name="N120"/>
    <style:style style:name="ce24" style:family="table-cell" style:parent-style-name="Default" style:data-style-name="N119"/>
    <style:style style:name="ce41" style:family="table-cell" style:parent-style-name="Default" style:data-style-name="N119"/>
    <style:style style:name="ce34" style:family="table-cell" style:parent-style-name="Default" style:data-style-name="N122"/>
    <style:style style:name="ce36" style:family="table-cell" style:parent-style-name="Default" style:data-style-name="N118"/>
    <style:style style:name="ce2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G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ce21"/>
        <table:table-column table:style-name="co2" table:default-cell-style-name="ce21"/>
        <table:table-column table:style-name="co2" table:default-cell-style-name="Default"/>
        <table:table-column table:style-name="co2" table:default-cell-style-name="ce6"/>
        <table:table-column table:style-name="co5" table:default-cell-style-name="Default"/>
        <table:table-column table:style-name="co2" table:number-columns-repeated="2" table:default-cell-style-name="ce35"/>
        <table:table-column table:style-name="co2" table:number-columns-repeated="3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number-columns-repeated="2" table:default-cell-style-name="ce37"/>
        <table:table-column table:style-name="co2" table:default-cell-style-name="ce38"/>
        <table:table-column table:style-name="co2" table:default-cell-style-name="ce10"/>
        <table:table-column table:style-name="co2" table:default-cell-style-name="ce19"/>
        <table:table-column table:style-name="co2" table:default-cell-style-name="Default"/>
        <table:table-column table:style-name="co2" table:number-columns-repeated="2" table:default-cell-style-name="ce39"/>
        <table:table-column table:style-name="co2" table:default-cell-style-name="ce40"/>
        <table:table-column table:style-name="co2" table:number-columns-repeated="2" table:default-cell-style-name="Default"/>
        <table:table-column table:style-name="co2" table:number-columns-repeated="5" table:default-cell-style-name="ce19"/>
        <table:table-column table:style-name="co2" table:number-columns-repeated="3" table:default-cell-style-name="Default"/>
        <table:table-column table:style-name="co2" table:default-cell-style-name="ce37"/>
        <table:table-column table:style-name="co2" table:default-cell-style-name="Default"/>
        <table:table-column table:style-name="co2" table:default-cell-style-name="ce41"/>
        <table:table-column table:style-name="co2" table:number-columns-repeated="120" table:default-cell-style-name="Default"/>
        <table:table-row table:style-name="ro1">
          <table:table-cell office:value-type="string" calcext:value-type="string" table:number-columns-spanned="1" table:number-rows-spanned="2">
            <text:p>MODELO</text:p>
          </table:table-cell>
          <table:table-cell office:value-type="string" calcext:value-type="string" table:number-columns-spanned="1" table:number-rows-spanned="2">
            <text:p>MARCA</text:p>
          </table:table-cell>
          <table:table-cell office:value-type="string" calcext:value-type="string" table:number-columns-spanned="2" table:number-rows-spanned="1">
            <text:p>ANDROID</text:p>
          </table:table-cell>
          <table:covered-table-cell/>
          <table:table-cell table:style-name="ce1" office:value-type="string" calcext:value-type="string" table:number-columns-spanned="1" table:number-rows-spanned="2">
            <text:p>Dual SIM</text:p>
          </table:table-cell>
          <table:table-cell office:value-type="string" calcext:value-type="string">
            <text:p>PROCESSADOR</text:p>
          </table:table-cell>
          <table:table-cell/>
          <table:table-cell office:value-type="string" calcext:value-type="string">
            <text:p>GPU</text:p>
          </table:table-cell>
          <table:table-cell/>
          <table:table-cell office:value-type="string" calcext:value-type="string" table:number-columns-spanned="1" table:number-rows-spanned="2">
            <text:p>RAM</text:p>
          </table:table-cell>
          <table:table-cell office:value-type="string" calcext:value-type="string" table:number-columns-spanned="1" table:number-rows-spanned="2">
            <text:p>HDD</text:p>
          </table:table-cell>
          <table:table-cell office:value-type="string" calcext:value-type="string" table:number-columns-spanned="1" table:number-rows-spanned="2">
            <text:p>Expansivo</text:p>
          </table:table-cell>
          <table:table-cell table:style-name="ce7" office:value-type="string" calcext:value-type="string" table:number-columns-spanned="1" table:number-rows-spanned="2">
            <text:p>Freq. Core</text:p>
          </table:table-cell>
          <table:table-cell office:value-type="string" calcext:value-type="string">
            <text:p>Conectividade</text:p>
          </table:table-cell>
          <table:table-cell table:number-columns-repeated="4"/>
          <table:table-cell office:value-type="string" calcext:value-type="string">
            <text:p>CORPO</text:p>
          </table:table-cell>
          <table:table-cell table:style-name="Default" office:value-type="string" calcext:value-type="string">
            <text:p>TELA</text:p>
          </table:table-cell>
          <table:table-cell table:number-columns-repeated="7"/>
          <table:table-cell table:style-name="ce15" office:value-type="string" calcext:value-type="string" table:number-columns-spanned="7" table:number-rows-spanned="1">
            <text:p>CAMERA</text:p>
          </table:table-cell>
          <table:covered-table-cell table:style-name="ce15"/>
          <table:covered-table-cell table:style-name="ce13"/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SENSORES</text:p>
          </table:table-cell>
          <table:covered-table-cell table:number-columns-repeated="4" table:style-name="ce1"/>
          <table:table-cell/>
          <table:table-cell table:style-name="Default"/>
          <table:table-cell/>
          <table:table-cell table:style-name="ce24" office:value-type="string" calcext:value-type="string" table:number-columns-spanned="1" table:number-rows-spanned="2">
            <text:p>BATERIA</text:p>
          </table:table-cell>
          <table:table-cell table:number-columns-repeated="11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Ver.</text:p>
          </table:table-cell>
          <table:table-cell office:value-type="string" calcext:value-type="string">
            <text:p>Tipo</text:p>
          </table:table-cell>
          <table:covered-table-cell table:style-name="ce1"/>
          <table:table-cell office:value-type="string" calcext:value-type="string">
            <text:p>Mode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Ver</text:p>
          </table:table-cell>
          <table:covered-table-cell table:number-columns-repeated="3"/>
          <table:covered-table-cell table:style-name="ce7"/>
          <table:table-cell office:value-type="string" calcext:value-type="string">
            <text:p>5G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WiFi 802.11 a/ac</text:p>
          </table:table-cell>
          <table:table-cell office:value-type="string" calcext:value-type="string">
            <text:p>WiFi 802.11 ax</text:p>
          </table:table-cell>
          <table:table-cell office:value-type="string" calcext:value-type="string">
            <text:p>Aluminio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Ver</text:p>
          </table:table-cell>
          <table:table-cell office:value-type="string" calcext:value-type="string" table:number-columns-spanned="2" table:number-rows-spanned="1">
            <text:p>Res</text:p>
          </table:table-cell>
          <table:covered-table-cell/>
          <table:table-cell office:value-type="string" calcext:value-type="string">
            <text:p>Densidade</text:p>
          </table:table-cell>
          <table:table-cell office:value-type="string" calcext:value-type="string">
            <text:p>Freq. Atual.</text:p>
          </table:table-cell>
          <table:table-cell office:value-type="string" calcext:value-type="string">
            <text:p>Gorilla Glass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rinc.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Angulo Maximo</text:p>
          </table:table-cell>
          <table:table-cell table:style-name="ce19" office:value-type="string" calcext:value-type="string">
            <text:p>Estabilização</text:p>
          </table:table-cell>
          <table:table-cell table:style-name="ce19" office:value-type="string" calcext:value-type="string">
            <text:p>HDR</text:p>
          </table:table-cell>
          <table:table-cell office:value-type="string" calcext:value-type="string">
            <text:p>Localização</text:p>
          </table:table-cell>
          <table:table-cell office:value-type="string" calcext:value-type="string">
            <text:p>Detecção facial</text:p>
          </table:table-cell>
          <table:table-cell office:value-type="string" calcext:value-type="string">
            <text:p>Acelerômetro</text:p>
          </table:table-cell>
          <table:table-cell office:value-type="string" calcext:value-type="string">
            <text:p>Proximidade</text:p>
          </table:table-cell>
          <table:table-cell office:value-type="string" calcext:value-type="string">
            <text:p>Giroscópio</text:p>
          </table:table-cell>
          <table:table-cell table:style-name="ce19" office:value-type="string" calcext:value-type="string">
            <text:p>Bússola</text:p>
          </table:table-cell>
          <table:table-cell table:style-name="ce19" office:value-type="string" calcext:value-type="string">
            <text:p>Impressão digital</text:p>
          </table:table-cell>
          <table:table-cell office:value-type="string" calcext:value-type="string">
            <text:p>Gesto</text:p>
          </table:table-cell>
          <table:table-cell table:style-name="Default" office:value-type="string" calcext:value-type="string">
            <text:p>Barômetro</text:p>
          </table:table-cell>
          <table:table-cell office:value-type="string" calcext:value-type="string">
            <text:p>Mic. Noise</text:p>
          </table:table-cell>
          <table:covered-table-cell table:style-name="ce24"/>
          <table:table-cell table:number-columns-repeated="120"/>
        </table:table-row>
        <table:table-row table:style-name="ro1">
          <table:table-cell office:value-type="string" calcext:value-type="string">
            <text:p>Moto E13</text:p>
          </table:table-cell>
          <table:table-cell office:value-type="string" calcext:value-type="string">
            <text:p>MOTORO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yUx</text:p>
          </table:table-cell>
          <table:table-cell office:value-type="string" calcext:value-type="string">
            <text:p>LTE 4G</text:p>
          </table:table-cell>
          <table:table-cell office:value-type="string" calcext:value-type="string">
            <text:p>Unisoc</text:p>
          </table:table-cell>
          <table:table-cell office:value-type="string" calcext:value-type="string">
            <text:p>T606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57</text:p>
          </table:table-cell>
          <table:table-cell office:value-type="currency" office:currency="Gb" office:value="2" calcext:value-type="currency">
            <text:p>2Gb</text:p>
          </table:table-cell>
          <table:table-cell office:value-type="currency" office:currency="Gb" office:value="32" calcext:value-type="currency">
            <text:p>32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6" calcext:value-type="currency">
            <text:p>1.6Gh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00" calcext:value-type="currency">
            <text:p>1600px</text:p>
          </table:table-cell>
          <table:table-cell office:value-type="currency" office:currency="ppi" office:value="270" calcext:value-type="currency">
            <text:p>270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13" calcext:value-type="currency">
            <text:p>13Mpx</text:p>
          </table:table-cell>
          <table:table-cell office:value-type="currency" office:currency="Mpx" office:value="5" calcext:value-type="currency">
            <text:p>5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Moto E22</text:p>
          </table:table-cell>
          <table:table-cell office:value-type="string" calcext:value-type="string">
            <text:p>MOTORO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yUX</text:p>
          </table:table-cell>
          <table:table-cell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G37</text:p>
          </table:table-cell>
          <table:table-cell table:style-name="ce22" office:value-type="string" calcext:value-type="string">
            <text:p>PowerVR</text:p>
          </table:table-cell>
          <table:table-cell office:value-type="string" calcext:value-type="string">
            <text:p>NULL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64" calcext:value-type="currency">
            <text:p>64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00" calcext:value-type="currency">
            <text:p>1600px</text:p>
          </table:table-cell>
          <table:table-cell office:value-type="currency" office:currency="ppi" office:value="270" calcext:value-type="currency">
            <text:p>270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16" calcext:value-type="currency">
            <text:p>16Mpx</text:p>
          </table:table-cell>
          <table:table-cell office:value-type="currency" office:currency="Mpx" office:value="5" calcext:value-type="currency">
            <text:p>5Mpx</text:p>
          </table:table-cell>
          <table:table-cell office:value-type="currency" office:currency="º" office:value="80" calcext:value-type="currency">
            <text:p>80º</text:p>
          </table:table-cell>
          <table:table-cell table:style-name="ce19" office:value-type="string" calcext:value-type="string">
            <text:p>Digital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4020" calcext:value-type="currency">
            <text:p>402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Moto G22</text:p>
          </table:table-cell>
          <table:table-cell office:value-type="string" calcext:value-type="string">
            <text:p>MOTORO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yUX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PowerVR</text:p>
          </table:table-cell>
          <table:table-cell office:value-type="string" calcext:value-type="string">
            <text:p>GE8320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00" calcext:value-type="currency">
            <text:p>1600px</text:p>
          </table:table-cell>
          <table:table-cell office:value-type="currency" office:currency="ppi" office:value="270" calcext:value-type="currency">
            <text:p>270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16" calcext:value-type="currency">
            <text:p>16Mpx</text:p>
          </table:table-cell>
          <table:table-cell office:value-type="currency" office:currency="º" office:value="118" calcext:value-type="currency">
            <text:p>118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Moto G32</text:p>
          </table:table-cell>
          <table:table-cell office:value-type="string" calcext:value-type="string">
            <text:p>MOTORO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yUX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680</text:p>
          </table:table-cell>
          <table:table-cell office:value-type="string" calcext:value-type="string">
            <text:p>Adreno</text:p>
          </table:table-cell>
          <table:table-cell table:style-name="ce21" office:value-type="string" calcext:value-type="string">
            <text:p>A610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90" calcext:value-type="currency">
            <text:p>39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405" calcext:value-type="currency">
            <text:p>405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16" calcext:value-type="currency">
            <text:p>16Mpx</text:p>
          </table:table-cell>
          <table:table-cell office:value-type="currency" office:currency="º" office:value="118" calcext:value-type="currency">
            <text:p>118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Moto G41</text:p>
          </table:table-cell>
          <table:table-cell office:value-type="string" calcext:value-type="string">
            <text:p>MOTOROL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Mali</text:p>
          </table:table-cell>
          <table:table-cell table:style-name="ce21" office:value-type="string" calcext:value-type="string">
            <text:p>G52 MC2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9" calcext:value-type="currency">
            <text:p>1.9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00" calcext:value-type="currency">
            <text:p>30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411" calcext:value-type="currency">
            <text:p>411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48" calcext:value-type="currency">
            <text:p>48Mpx</text:p>
          </table:table-cell>
          <table:table-cell office:value-type="currency" office:currency="Mpx" office:value="13" calcext:value-type="currency">
            <text:p>13Mpx</text:p>
          </table:table-cell>
          <table:table-cell office:value-type="currency" office:currency="º" office:value="118" calcext:value-type="currency">
            <text:p>118º</text:p>
          </table:table-cell>
          <table:table-cell table:style-name="ce19" office:value-type="string" calcext:value-type="string">
            <text:p>Optica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Moto G52</text:p>
          </table:table-cell>
          <table:table-cell office:value-type="string" calcext:value-type="string">
            <text:p>MOTOROLA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0" office:value-type="string" calcext:value-type="string">
            <text:p>LTE 4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680</text:p>
          </table:table-cell>
          <table:table-cell office:value-type="string" calcext:value-type="string">
            <text:p>Adreno</text:p>
          </table:table-cell>
          <table:table-cell office:value-type="string" calcext:value-type="string">
            <text:p>A610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90" calcext:value-type="currency">
            <text:p>39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OLED</text:p>
          </table:table-cell>
          <table:table-cell office:value-type="string" calcext:value-type="string">
            <text:p>P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399" calcext:value-type="currency">
            <text:p>399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64" calcext:value-type="currency">
            <text:p>64Mpx</text:p>
          </table:table-cell>
          <table:table-cell office:value-type="currency" office:currency="Mpx" office:value="16" calcext:value-type="currency">
            <text:p>16Mpx</text:p>
          </table:table-cell>
          <table:table-cell office:value-type="currency" office:currency="º" office:value="118" calcext:value-type="currency">
            <text:p>118º</text:p>
          </table:table-cell>
          <table:table-cell table:style-name="ce20" office:value-type="string" calcext:value-type="string">
            <text:p>Digital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Moto G53</text:p>
          </table:table-cell>
          <table:table-cell office:value-type="string" calcext:value-type="string">
            <text:p>MOTORO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yUI 5.0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480 Plus</text:p>
          </table:table-cell>
          <table:table-cell office:value-type="string" calcext:value-type="string">
            <text:p>Adreno</text:p>
          </table:table-cell>
          <table:table-cell office:value-type="string" calcext:value-type="string">
            <text:p>A619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9" calcext:value-type="currency">
            <text:p>1.9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2500" calcext:value-type="currency">
            <text:p>2500Mbps</text:p>
          </table:table-cell>
          <table:table-cell office:value-type="currency" office:currency="Mbps" office:value="1500" calcext:value-type="currency">
            <text:p>150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00" calcext:value-type="currency">
            <text:p>1600px</text:p>
          </table:table-cell>
          <table:table-cell office:value-type="currency" office:currency="ppi" office:value="270" calcext:value-type="currency">
            <text:p>270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/>
          <table:table-cell/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8" calcext:value-type="currency">
            <text:p>8Mpx</text:p>
          </table:table-cell>
          <table:table-cell office:value-type="currency" office:currency="º" office:value="78" calcext:value-type="currency">
            <text:p>78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Moto G60</text:p>
          </table:table-cell>
          <table:table-cell office:value-type="string" calcext:value-type="string">
            <text:p>MOTOROLA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LTE 4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732G</text:p>
          </table:table-cell>
          <table:table-cell table:style-name="ce22" office:value-type="string" calcext:value-type="string">
            <text:p>Adreno</text:p>
          </table:table-cell>
          <table:table-cell office:value-type="string" calcext:value-type="string">
            <text:p>A618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9" calcext:value-type="currency">
            <text:p>1.9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800" calcext:value-type="currency">
            <text:p>80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60" calcext:value-type="currency">
            <text:p>2460px</text:p>
          </table:table-cell>
          <table:table-cell office:value-type="currency" office:currency="ppi" office:value="396" calcext:value-type="currency">
            <text:p>396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108" calcext:value-type="currency">
            <text:p>108Mpx</text:p>
          </table:table-cell>
          <table:table-cell office:value-type="currency" office:currency="Mpx" office:value="32" calcext:value-type="currency">
            <text:p>32Mpx</text:p>
          </table:table-cell>
          <table:table-cell office:value-type="currency" office:currency="º" office:value="118" calcext:value-type="currency">
            <text:p>118º</text:p>
          </table:table-cell>
          <table:table-cell table:style-name="ce19" office:value-type="string" calcext:value-type="string">
            <text:p>Digital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6000" calcext:value-type="currency">
            <text:p>6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M13</text:p>
          </table:table-cell>
          <table:table-cell office:value-type="string" calcext:value-type="string">
            <text:p>SAMSU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UI 4.1</text:p>
          </table:table-cell>
          <table:table-cell table:style-name="ce20" office:value-type="string" calcext:value-type="string">
            <text:p>LTE 4G</text:p>
          </table:table-cell>
          <table:table-cell office:value-type="string" calcext:value-type="string">
            <text:p>Exynos</text:p>
          </table:table-cell>
          <table:table-cell office:value-type="string" calcext:value-type="string">
            <text:p>E85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52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" calcext:value-type="currency">
            <text:p>2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300" calcext:value-type="currency">
            <text:p>30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PL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8" calcext:value-type="currency">
            <text:p>2408px</text:p>
          </table:table-cell>
          <table:table-cell office:value-type="currency" office:currency="ppi" office:value="400" calcext:value-type="currency">
            <text:p>400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8" calcext:value-type="currency">
            <text:p>8Mpx</text:p>
          </table:table-cell>
          <table:table-cell office:value-type="currency" office:currency="º" office:value="123" calcext:value-type="currency">
            <text:p>123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M14</text:p>
          </table:table-cell>
          <table:table-cell office:value-type="string" calcext:value-type="string">
            <text:p>SAMSU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e UI 5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Exynos</text:p>
          </table:table-cell>
          <table:table-cell office:value-type="string" calcext:value-type="string">
            <text:p>E133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68 MP2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2550" calcext:value-type="currency">
            <text:p>2550Mbps</text:p>
          </table:table-cell>
          <table:table-cell office:value-type="currency" office:currency="Mbps" office:value="1280" calcext:value-type="currency">
            <text:p>128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PL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8" calcext:value-type="currency">
            <text:p>2408px</text:p>
          </table:table-cell>
          <table:table-cell office:value-type="currency" office:currency="ppi" office:value="400" calcext:value-type="currency">
            <text:p>400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13" calcext:value-type="currency">
            <text:p>13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6000" calcext:value-type="currency">
            <text:p>6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M23</text:p>
          </table:table-cell>
          <table:table-cell office:value-type="string" calcext:value-type="string">
            <text:p>SAMSU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UI 4.1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750G</text:p>
          </table:table-cell>
          <table:table-cell office:value-type="string" calcext:value-type="string">
            <text:p>Adreno</text:p>
          </table:table-cell>
          <table:table-cell table:style-name="ce21" office:value-type="string" calcext:value-type="string">
            <text:p>A619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9" calcext:value-type="currency">
            <text:p>1.9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3700" calcext:value-type="currency">
            <text:p>3700Mbps</text:p>
          </table:table-cell>
          <table:table-cell office:value-type="currency" office:currency="Mbps" office:value="1600" calcext:value-type="currency">
            <text:p>160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PL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8" calcext:value-type="currency">
            <text:p>2408px</text:p>
          </table:table-cell>
          <table:table-cell office:value-type="currency" office:currency="ppi" office:value="400" calcext:value-type="currency">
            <text:p>400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8" calcext:value-type="currency">
            <text:p>8Mpx</text:p>
          </table:table-cell>
          <table:table-cell office:value-type="currency" office:currency="º" office:value="123" calcext:value-type="currency">
            <text:p>123º</text:p>
          </table:table-cell>
          <table:table-cell table:style-name="ce19" office:value-type="string" calcext:value-type="string">
            <text:p>Digital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M52</text:p>
          </table:table-cell>
          <table:table-cell office:value-type="string" calcext:value-type="string">
            <text:p>SAMSU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e UI 3.1</text:p>
          </table:table-cell>
          <table:table-cell table:style-name="ce20"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778G</text:p>
          </table:table-cell>
          <table:table-cell office:value-type="string" calcext:value-type="string">
            <text:p>Adreno</text:p>
          </table:table-cell>
          <table:table-cell office:value-type="string" calcext:value-type="string">
            <text:p>A642L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3700" calcext:value-type="currency">
            <text:p>3700Mbps</text:p>
          </table:table-cell>
          <table:table-cell office:value-type="currency" office:currency="Mbps" office:value="1600" calcext:value-type="currency">
            <text:p>1600Mb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Super Plus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393" calcext:value-type="currency">
            <text:p>393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64" calcext:value-type="currency">
            <text:p>64Mpx</text:p>
          </table:table-cell>
          <table:table-cell office:value-type="currency" office:currency="Mpx" office:value="32" calcext:value-type="currency">
            <text:p>32Mpx</text:p>
          </table:table-cell>
          <table:table-cell office:value-type="currency" office:currency="º" office:value="123" calcext:value-type="currency">
            <text:p>123º</text:p>
          </table:table-cell>
          <table:table-cell table:style-name="ce20" office:value-type="string" calcext:value-type="string">
            <text:p>Digital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M53</text:p>
          </table:table-cell>
          <table:table-cell office:value-type="string" calcext:value-type="string">
            <text:p>SAMSU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UI 4.1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Dimensity</text:p>
          </table:table-cell>
          <table:table-cell office:value-type="string" calcext:value-type="string">
            <text:p>D90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68 MC4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2770" calcext:value-type="currency">
            <text:p>2770Mbp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Super Plus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393" calcext:value-type="currency">
            <text:p>393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108" calcext:value-type="currency">
            <text:p>108Mpx</text:p>
          </table:table-cell>
          <table:table-cell office:value-type="currency" office:currency="Mpx" office:value="32" calcext:value-type="currency">
            <text:p>32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A13</text:p>
          </table:table-cell>
          <table:table-cell office:value-type="string" calcext:value-type="string">
            <text:p>SAMSU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UI 4.1</text:p>
          </table:table-cell>
          <table:table-cell office:value-type="string" calcext:value-type="string">
            <text:p>LTE 4G</text:p>
          </table:table-cell>
          <table:table-cell office:value-type="string" calcext:value-type="string">
            <text:p>Exynos</text:p>
          </table:table-cell>
          <table:table-cell office:value-type="string" calcext:value-type="string">
            <text:p>E850</text:p>
          </table:table-cell>
          <table:table-cell table:style-name="ce22" office:value-type="string" calcext:value-type="string">
            <text:p>Mali</text:p>
          </table:table-cell>
          <table:table-cell office:value-type="string" calcext:value-type="string">
            <text:p>G52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" calcext:value-type="currency">
            <text:p>2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00" calcext:value-type="currency">
            <text:p>30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TFT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8" calcext:value-type="currency">
            <text:p>2408px</text:p>
          </table:table-cell>
          <table:table-cell office:value-type="currency" office:currency="ppi" office:value="400" calcext:value-type="currency">
            <text:p>400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8" calcext:value-type="currency">
            <text:p>8Mpx</text:p>
          </table:table-cell>
          <table:table-cell office:value-type="currency" office:currency="º" office:value="123" calcext:value-type="currency">
            <text:p>123º</text:p>
          </table:table-cell>
          <table:table-cell table:style-name="ce19" office:value-type="string" calcext:value-type="string">
            <text:p>Digital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A14</text:p>
          </table:table-cell>
          <table:table-cell office:value-type="string" calcext:value-type="string">
            <text:p>SAMSU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e UI Core 5</text:p>
          </table:table-cell>
          <table:table-cell table:style-name="ce20"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Mali</text:p>
          </table:table-cell>
          <table:table-cell table:style-name="ce21" office:value-type="string" calcext:value-type="string">
            <text:p>G52 MC2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64" calcext:value-type="currency">
            <text:p>64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9" calcext:value-type="currency">
            <text:p>1.9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00" calcext:value-type="currency">
            <text:p>30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PL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8" calcext:value-type="currency">
            <text:p>2408px</text:p>
          </table:table-cell>
          <table:table-cell office:value-type="currency" office:currency="ppi" office:value="400" calcext:value-type="currency">
            <text:p>400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13" calcext:value-type="currency">
            <text:p>13Mpx</text:p>
          </table:table-cell>
          <table:table-cell/>
          <table:table-cell table:style-name="ce20" office:value-type="string" calcext:value-type="string">
            <text:p>Digital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A24 4G</text:p>
          </table:table-cell>
          <table:table-cell office:value-type="string" calcext:value-type="string">
            <text:p>SAMSU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e UI 5.1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57 MC2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90" calcext:value-type="currency">
            <text:p>39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Super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340" calcext:value-type="currency">
            <text:p>2340px</text:p>
          </table:table-cell>
          <table:table-cell office:value-type="currency" office:currency="ppi" office:value="396" calcext:value-type="currency">
            <text:p>396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13" calcext:value-type="currency">
            <text:p>13Mpx</text:p>
          </table:table-cell>
          <table:table-cell office:value-type="currency" office:currency="º" office:value="123" calcext:value-type="currency">
            <text:p>123º</text:p>
          </table:table-cell>
          <table:table-cell office:value-type="string" calcext:value-type="string">
            <text:p>Optica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A31</text:p>
          </table:table-cell>
          <table:table-cell office:value-type="string" calcext:value-type="string">
            <text:p>SAMSU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e UI 2.0</text:p>
          </table:table-cell>
          <table:table-cell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Mali</text:p>
          </table:table-cell>
          <table:table-cell table:style-name="ce21" office:value-type="string" calcext:value-type="string">
            <text:p>G52 MC2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8" calcext:value-type="currency">
            <text:p>1.8Gh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Super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411" calcext:value-type="currency">
            <text:p>411ppi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48" calcext:value-type="currency">
            <text:p>48Mpx</text:p>
          </table:table-cell>
          <table:table-cell office:value-type="currency" office:currency="Mpx" office:value="20" calcext:value-type="currency">
            <text:p>20Mpx</text:p>
          </table:table-cell>
          <table:table-cell/>
          <table:table-cell table:style-name="ce19" office:value-type="string" calcext:value-type="string">
            <text:p>Digital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A33</text:p>
          </table:table-cell>
          <table:table-cell office:value-type="string" calcext:value-type="string">
            <text:p>SAMSU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UI 4.1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Exynos</text:p>
          </table:table-cell>
          <table:table-cell office:value-type="string" calcext:value-type="string">
            <text:p>E1280</text:p>
          </table:table-cell>
          <table:table-cell office:value-type="string" calcext:value-type="string">
            <text:p>Mali</text:p>
          </table:table-cell>
          <table:table-cell table:style-name="ce21" office:value-type="string" calcext:value-type="string">
            <text:p>G68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OLED</text:p>
          </table:table-cell>
          <table:table-cell office:value-type="string" calcext:value-type="string">
            <text:p>Super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411" calcext:value-type="currency">
            <text:p>411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48" calcext:value-type="currency">
            <text:p>48Mpx</text:p>
          </table:table-cell>
          <table:table-cell office:value-type="currency" office:currency="Mpx" office:value="13" calcext:value-type="currency">
            <text:p>13Mpx</text:p>
          </table:table-cell>
          <table:table-cell office:value-type="currency" office:currency="º" office:value="123" calcext:value-type="currency">
            <text:p>123º</text:p>
          </table:table-cell>
          <table:table-cell office:value-type="string" calcext:value-type="string">
            <text:p>Optica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currency" office:currency="px" office:value="0" calcext:value-type="currency">
            <text:p>0px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<text:s/>A34</text:p>
          </table:table-cell>
          <table:table-cell office:value-type="string" calcext:value-type="string">
            <text:p>SAMSU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e UI 5.1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imensity</text:p>
          </table:table-cell>
          <table:table-cell office:value-type="string" calcext:value-type="string">
            <text:p>D1080</text:p>
          </table:table-cell>
          <table:table-cell office:value-type="string" calcext:value-type="string">
            <text:p>Mali</text:p>
          </table:table-cell>
          <table:table-cell table:style-name="ce21" office:value-type="string" calcext:value-type="string">
            <text:p>G68 MC4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AMOLED</text:p>
          </table:table-cell>
          <table:table-cell office:value-type="string" calcext:value-type="string">
            <text:p>Super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340" calcext:value-type="currency">
            <text:p>2340px</text:p>
          </table:table-cell>
          <table:table-cell office:value-type="currency" office:currency="ppi" office:value="390" calcext:value-type="currency">
            <text:p>390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48" calcext:value-type="currency">
            <text:p>48Mpx</text:p>
          </table:table-cell>
          <table:table-cell office:value-type="currency" office:currency="Mpx" office:value="13" calcext:value-type="currency">
            <text:p>13Mpx</text:p>
          </table:table-cell>
          <table:table-cell office:value-type="currency" office:currency="º" office:value="123" calcext:value-type="currency">
            <text:p>123º</text:p>
          </table:table-cell>
          <table:table-cell office:value-type="string" calcext:value-type="string">
            <text:p>Optica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currency" office:currency="px" office:value="0" calcext:value-type="currency">
            <text:p>0px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A53</text:p>
          </table:table-cell>
          <table:table-cell office:value-type="string" calcext:value-type="string">
            <text:p>SAMSU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UI 4.0</text:p>
          </table:table-cell>
          <table:table-cell table:style-name="ce20" office:value-type="string" calcext:value-type="string">
            <text:p>5G</text:p>
          </table:table-cell>
          <table:table-cell office:value-type="string" calcext:value-type="string">
            <text:p>Exynos</text:p>
          </table:table-cell>
          <table:table-cell office:value-type="string" calcext:value-type="string">
            <text:p>E128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68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Super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405" calcext:value-type="currency">
            <text:p>405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64" calcext:value-type="currency">
            <text:p>64Mpx</text:p>
          </table:table-cell>
          <table:table-cell office:value-type="currency" office:currency="Mpx" office:value="32" calcext:value-type="currency">
            <text:p>32Mpx</text:p>
          </table:table-cell>
          <table:table-cell office:value-type="currency" office:currency="º" office:value="123" calcext:value-type="currency">
            <text:p>123º</text:p>
          </table:table-cell>
          <table:table-cell table:style-name="ce20" office:value-type="string" calcext:value-type="string">
            <text:p>Optica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A54</text:p>
          </table:table-cell>
          <table:table-cell office:value-type="string" calcext:value-type="string">
            <text:p>SAMSU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e UI 5.1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Exynos</text:p>
          </table:table-cell>
          <table:table-cell office:value-type="string" calcext:value-type="string">
            <text:p>E138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68 MP5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3790" calcext:value-type="currency">
            <text:p>3790Mbps</text:p>
          </table:table-cell>
          <table:table-cell office:value-type="currency" office:currency="Mbps" office:value="1280" calcext:value-type="currency">
            <text:p>1280Mbp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Super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340" calcext:value-type="currency">
            <text:p>2340px</text:p>
          </table:table-cell>
          <table:table-cell office:value-type="currency" office:currency="ppi" office:value="403" calcext:value-type="currency">
            <text:p>403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32" calcext:value-type="currency">
            <text:p>32Mpx</text:p>
          </table:table-cell>
          <table:table-cell office:value-type="currency" office:currency="º" office:value="123" calcext:value-type="currency">
            <text:p>123º</text:p>
          </table:table-cell>
          <table:table-cell office:value-type="string" calcext:value-type="string">
            <text:p>Optica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<text:s/>S21 FE</text:p>
          </table:table-cell>
          <table:table-cell office:value-type="string" calcext:value-type="string">
            <text:p>SAMSU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UI 4.0</text:p>
          </table:table-cell>
          <table:table-cell table:style-name="ce20" office:value-type="string" calcext:value-type="string">
            <text:p>5G</text:p>
          </table:table-cell>
          <table:table-cell office:value-type="string" calcext:value-type="string">
            <text:p>Exynos</text:p>
          </table:table-cell>
          <table:table-cell office:value-type="string" calcext:value-type="string">
            <text:p>E2100</text:p>
          </table:table-cell>
          <table:table-cell table:style-name="ce22" office:value-type="string" calcext:value-type="string">
            <text:p>Mali</text:p>
          </table:table-cell>
          <table:table-cell office:value-type="string" calcext:value-type="string">
            <text:p>G78 MP14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5" calcext:value-type="currency">
            <text:p>2.5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7350" calcext:value-type="currency">
            <text:p>7350Mbps</text:p>
          </table:table-cell>
          <table:table-cell office:value-type="currency" office:currency="Mbps" office:value="3670" calcext:value-type="currency">
            <text:p>3670Mbp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Dynamic 2x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340" calcext:value-type="currency">
            <text:p>2340px</text:p>
          </table:table-cell>
          <table:table-cell office:value-type="currency" office:currency="ppi" office:value="403" calcext:value-type="currency">
            <text:p>403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12" calcext:value-type="currency">
            <text:p>12Mpx</text:p>
          </table:table-cell>
          <table:table-cell office:value-type="currency" office:currency="Mpx" office:value="32" calcext:value-type="currency">
            <text:p>32Mpx</text:p>
          </table:table-cell>
          <table:table-cell office:value-type="currency" office:currency="º" office:value="123" calcext:value-type="currency">
            <text:p>123º</text:p>
          </table:table-cell>
          <table:table-cell table:style-name="ce20" office:value-type="string" calcext:value-type="string">
            <text:p>Optica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currency" office:currency="mAh" office:value="4500" calcext:value-type="currency">
            <text:p>45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<text:s/>S22</text:p>
          </table:table-cell>
          <table:table-cell office:value-type="string" calcext:value-type="string">
            <text:p>SAMSU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UI 4.1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M8450</text:p>
          </table:table-cell>
          <table:table-cell office:value-type="string" calcext:value-type="string">
            <text:p>Adreno</text:p>
          </table:table-cell>
          <table:table-cell office:value-type="string" calcext:value-type="string">
            <text:p>A730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10000" calcext:value-type="currency">
            <text:p>10000Mbp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Dynamic 2x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340" calcext:value-type="currency">
            <text:p>2340px</text:p>
          </table:table-cell>
          <table:table-cell office:value-type="currency" office:currency="ppi" office:value="422" calcext:value-type="currency">
            <text:p>422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10" calcext:value-type="currency">
            <text:p>10Mpx</text:p>
          </table:table-cell>
          <table:table-cell office:value-type="currency" office:currency="º" office:value="120" calcext:value-type="currency">
            <text:p>120º</text:p>
          </table:table-cell>
          <table:table-cell office:value-type="string" calcext:value-type="string">
            <text:p>Optica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currency" office:currency="mAh" office:value="3700" calcext:value-type="currency">
            <text:p>37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Galaxy S23</text:p>
          </table:table-cell>
          <table:table-cell office:value-type="string" calcext:value-type="string">
            <text:p>SAMSU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e UI 5.1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8 Gen2</text:p>
          </table:table-cell>
          <table:table-cell office:value-type="string" calcext:value-type="string">
            <text:p>Adreno</text:p>
          </table:table-cell>
          <table:table-cell table:style-name="ce21" office:value-type="string" calcext:value-type="string">
            <text:p>A740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6" calcext:value-type="currency">
            <text:p>2.6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10000" calcext:value-type="currency">
            <text:p>10000Mbps</text:p>
          </table:table-cell>
          <table:table-cell office:value-type="currency" office:currency="Mbps" office:value="3500" calcext:value-type="currency">
            <text:p>3500Mbp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Dynamic 2x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340" calcext:value-type="currency">
            <text:p>2340px</text:p>
          </table:table-cell>
          <table:table-cell office:value-type="currency" office:currency="ppi" office:value="422" calcext:value-type="currency">
            <text:p>422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12" calcext:value-type="currency">
            <text:p>12Mpx</text:p>
          </table:table-cell>
          <table:table-cell office:value-type="currency" office:currency="º" office:value="120" calcext:value-type="currency">
            <text:p>120º</text:p>
          </table:table-cell>
          <table:table-cell office:value-type="string" calcext:value-type="string">
            <text:p>Optica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currency" office:currency="mAh" office:value="3900" calcext:value-type="currency">
            <text:p>39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OPP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orOS 11.1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PowerVR</text:p>
          </table:table-cell>
          <table:table-cell office:value-type="string" calcext:value-type="string">
            <text:p>GE8320</text:p>
          </table:table-cell>
          <table:table-cell office:value-type="currency" office:currency="Gb" office:value="3" calcext:value-type="currency">
            <text:p>3Gb</text:p>
          </table:table-cell>
          <table:table-cell office:value-type="currency" office:currency="Gb" office:value="32" calcext:value-type="currency">
            <text:p>32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00" calcext:value-type="currency">
            <text:p>30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00" calcext:value-type="currency">
            <text:p>1600px</text:p>
          </table:table-cell>
          <table:table-cell office:value-type="currency" office:currency="ppi" office:value="269" calcext:value-type="currency">
            <text:p>269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13" calcext:value-type="currency">
            <text:p>13Mpx</text:p>
          </table:table-cell>
          <table:table-cell office:value-type="currency" office:currency="Mpx" office:value="8" calcext:value-type="currency">
            <text:p>8Mpx</text:p>
          </table:table-cell>
          <table:table-cell office:value-type="currency" office:currency="º" office:value="88.8" calcext:value-type="currency">
            <text:p>89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A54</text:p>
          </table:table-cell>
          <table:table-cell office:value-type="string" calcext:value-type="string">
            <text:p>OPP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orOS 7.2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P35</text:p>
          </table:table-cell>
          <table:table-cell office:value-type="string" calcext:value-type="string">
            <text:p>PowerVR</text:p>
          </table:table-cell>
          <table:table-cell office:value-type="string" calcext:value-type="string">
            <text:p>GE8320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00" calcext:value-type="currency">
            <text:p>30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00" calcext:value-type="currency">
            <text:p>1600px</text:p>
          </table:table-cell>
          <table:table-cell office:value-type="currency" office:currency="ppi" office:value="270" calcext:value-type="currency">
            <text:p>270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13" calcext:value-type="currency">
            <text:p>13Mpx</text:p>
          </table:table-cell>
          <table:table-cell office:value-type="currency" office:currency="Mpx" office:value="16" calcext:value-type="currency">
            <text:p>16Mpx</text:p>
          </table:table-cell>
          <table:table-cell office:value-type="currency" office:currency="º" office:value="88.8" calcext:value-type="currency">
            <text:p>89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A57</text:p>
          </table:table-cell>
          <table:table-cell office:value-type="string" calcext:value-type="string">
            <text:p>OP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rOS 12.1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PowerVR</text:p>
          </table:table-cell>
          <table:table-cell office:value-type="string" calcext:value-type="string">
            <text:p>GE8320</text:p>
          </table:table-cell>
          <table:table-cell office:value-type="currency" office:currency="Gb" office:value="3" calcext:value-type="currency">
            <text:p>3Gb</text:p>
          </table:table-cell>
          <table:table-cell office:value-type="currency" office:currency="Gb" office:value="64" calcext:value-type="currency">
            <text:p>64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00" calcext:value-type="currency">
            <text:p>30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12" calcext:value-type="currency">
            <text:p>1612px</text:p>
          </table:table-cell>
          <table:table-cell office:value-type="currency" office:currency="ppi" office:value="269" calcext:value-type="currency">
            <text:p>269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13" calcext:value-type="currency">
            <text:p>13Mpx</text:p>
          </table:table-cell>
          <table:table-cell office:value-type="currency" office:currency="Mpx" office:value="8" calcext:value-type="currency">
            <text:p>8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A77</text:p>
          </table:table-cell>
          <table:table-cell office:value-type="string" calcext:value-type="string">
            <text:p>OP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rOS 12.1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PowerVR</text:p>
          </table:table-cell>
          <table:table-cell office:value-type="string" calcext:value-type="string">
            <text:p>GE8320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64" calcext:value-type="currency">
            <text:p>64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00" calcext:value-type="currency">
            <text:p>30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12" calcext:value-type="currency">
            <text:p>1612px</text:p>
          </table:table-cell>
          <table:table-cell office:value-type="currency" office:currency="ppi" office:value="269" calcext:value-type="currency">
            <text:p>269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8" calcext:value-type="currency">
            <text:p>8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no 6 PRO</text:p>
          </table:table-cell>
          <table:table-cell office:value-type="string" calcext:value-type="string">
            <text:p>OPP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orOS 11.3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M8250-AC</text:p>
          </table:table-cell>
          <table:table-cell office:value-type="string" calcext:value-type="string">
            <text:p>Adreno</text:p>
          </table:table-cell>
          <table:table-cell office:value-type="string" calcext:value-type="string">
            <text:p>A650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7500" calcext:value-type="currency">
            <text:p>7500Mbps</text:p>
          </table:table-cell>
          <table:table-cell office:value-type="currency" office:currency="Mbps" office:value="3000" calcext:value-type="currency">
            <text:p>3000Mbp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402" calcext:value-type="currency">
            <text:p>402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32" calcext:value-type="currency">
            <text:p>32Mpx</text:p>
          </table:table-cell>
          <table:table-cell office:value-type="currency" office:currency="º" office:value="123" calcext:value-type="currency">
            <text:p>123º</text:p>
          </table:table-cell>
          <table:table-cell office:value-type="string" calcext:value-type="string">
            <text:p>Optica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4500" calcext:value-type="currency">
            <text:p>45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no 7</text:p>
          </table:table-cell>
          <table:table-cell office:value-type="string" calcext:value-type="string">
            <text:p>OPP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orOS 12.1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680</text:p>
          </table:table-cell>
          <table:table-cell office:value-type="string" calcext:value-type="string">
            <text:p>Adreno</text:p>
          </table:table-cell>
          <table:table-cell office:value-type="string" calcext:value-type="string">
            <text:p>A610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90" calcext:value-type="currency">
            <text:p>39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409" calcext:value-type="currency">
            <text:p>409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64" calcext:value-type="currency">
            <text:p>64Mpx</text:p>
          </table:table-cell>
          <table:table-cell office:value-type="currency" office:currency="Mpx" office:value="32" calcext:value-type="currency">
            <text:p>32Mpx</text:p>
          </table:table-cell>
          <table:table-cell office:value-type="currency" office:currency="º" office:value="89" calcext:value-type="currency">
            <text:p>89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4500" calcext:value-type="currency">
            <text:p>45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no 8 PRO</text:p>
          </table:table-cell>
          <table:table-cell office:value-type="string" calcext:value-type="string">
            <text:p>OP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rOS 12.1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Dimensity</text:p>
          </table:table-cell>
          <table:table-cell office:value-type="string" calcext:value-type="string">
            <text:p>D810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610 MC6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4" calcext:value-type="currency">
            <text:p>2.4G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12" calcext:value-type="currency">
            <text:p>2412px</text:p>
          </table:table-cell>
          <table:table-cell office:value-type="currency" office:currency="ppi" office:value="394" calcext:value-type="currency">
            <text:p>394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32" calcext:value-type="currency">
            <text:p>32Mpx</text:p>
          </table:table-cell>
          <table:table-cell office:value-type="currency" office:currency="º" office:value="112" calcext:value-type="currency">
            <text:p>112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4500" calcext:value-type="currency">
            <text:p>45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Poco <text:s/>C40</text:p>
          </table:table-cell>
          <table:table-cell office:value-type="string" calcext:value-type="string">
            <text:p>PO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ui 13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JLQ</text:p>
          </table:table-cell>
          <table:table-cell office:value-type="string" calcext:value-type="string">
            <text:p>JR510</text:p>
          </table:table-cell>
          <table:table-cell office:value-type="string" calcext:value-type="string">
            <text:p>Mali</text:p>
          </table:table-cell>
          <table:table-cell table:style-name="ce21" office:value-type="string" calcext:value-type="string">
            <text:p>G57 MC1</text:p>
          </table:table-cell>
          <table:table-cell office:value-type="currency" office:currency="Gb" office:value="3" calcext:value-type="currency">
            <text:p>3Gb</text:p>
          </table:table-cell>
          <table:table-cell office:value-type="currency" office:currency="Gb" office:value="32" calcext:value-type="currency">
            <text:p>32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8" calcext:value-type="currency">
            <text:p>1.8Gh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50" calcext:value-type="currency">
            <text:p>1650px</text:p>
          </table:table-cell>
          <table:table-cell office:value-type="currency" office:currency="ppi" office:value="268" calcext:value-type="currency">
            <text:p>268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currency" office:currency="Mpx" office:value="13" calcext:value-type="currency">
            <text:p>13Mpx</text:p>
          </table:table-cell>
          <table:table-cell office:value-type="currency" office:currency="Mpx" office:value="5" calcext:value-type="currency">
            <text:p>5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6000" calcext:value-type="currency">
            <text:p>6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Poco <text:s/>C55</text:p>
          </table:table-cell>
          <table:table-cell office:value-type="string" calcext:value-type="string">
            <text:p>PO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ui 13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52 MC2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64" calcext:value-type="currency">
            <text:p>64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9" calcext:value-type="currency">
            <text:p>1.9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600" calcext:value-type="currency">
            <text:p>60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00" calcext:value-type="currency">
            <text:p>1600px</text:p>
          </table:table-cell>
          <table:table-cell office:value-type="currency" office:currency="ppi" office:value="261" calcext:value-type="currency">
            <text:p>261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5" calcext:value-type="currency">
            <text:p>5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Poco M3</text:p>
          </table:table-cell>
          <table:table-cell office:value-type="string" calcext:value-type="string">
            <text:p>POC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ui 12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SnapDragon</text:p>
          </table:table-cell>
          <table:table-cell table:style-name="ce21" office:value-type="string" calcext:value-type="string">
            <text:p>SP662</text:p>
          </table:table-cell>
          <table:table-cell office:value-type="string" calcext:value-type="string">
            <text:p>Adreno</text:p>
          </table:table-cell>
          <table:table-cell table:style-name="ce21" office:value-type="string" calcext:value-type="string">
            <text:p>A610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9" calcext:value-type="currency">
            <text:p>1.9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90" calcext:value-type="currency">
            <text:p>39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340" calcext:value-type="currency">
            <text:p>2340px</text:p>
          </table:table-cell>
          <table:table-cell office:value-type="currency" office:currency="ppi" office:value="395" calcext:value-type="currency">
            <text:p>395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Mpx" office:value="48" calcext:value-type="currency">
            <text:p>48Mpx</text:p>
          </table:table-cell>
          <table:table-cell office:value-type="currency" office:currency="Mpx" office:value="8" calcext:value-type="currency">
            <text:p>8Mpx</text:p>
          </table:table-cell>
          <table:table-cell/>
          <table:table-cell table:style-name="ce19" office:value-type="string" calcext:value-type="string">
            <text:p>Digital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6000" calcext:value-type="currency">
            <text:p>6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Poco M5</text:p>
          </table:table-cell>
          <table:table-cell office:value-type="string" calcext:value-type="string">
            <text:p>PO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ui 13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table:style-name="ce21" office:value-type="string" calcext:value-type="string">
            <text:p>G9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57 MC2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90" calcext:value-type="currency">
            <text:p>39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8" calcext:value-type="currency">
            <text:p>2408px</text:p>
          </table:table-cell>
          <table:table-cell office:value-type="currency" office:currency="ppi" office:value="401" calcext:value-type="currency">
            <text:p>401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5" calcext:value-type="currency">
            <text:p>5Mpx</text:p>
          </table:table-cell>
          <table:table-cell/>
          <table:table-cell table:style-name="ce20" office:value-type="string" calcext:value-type="string">
            <text:p>Digital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Poco X4 GT</text:p>
          </table:table-cell>
          <table:table-cell office:value-type="string" calcext:value-type="string">
            <text:p>PO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ui 13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Dimensity</text:p>
          </table:table-cell>
          <table:table-cell office:value-type="string" calcext:value-type="string">
            <text:p>D8100</text:p>
          </table:table-cell>
          <table:table-cell office:value-type="string" calcext:value-type="string">
            <text:p>Mali</text:p>
          </table:table-cell>
          <table:table-cell table:style-name="ce21" office:value-type="string" calcext:value-type="string">
            <text:p>G610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4" calcext:value-type="currency">
            <text:p>2.4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4700" calcext:value-type="currency">
            <text:p>4700Mbp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60" calcext:value-type="currency">
            <text:p>2460px</text:p>
          </table:table-cell>
          <table:table-cell office:value-type="currency" office:currency="ppi" office:value="407" calcext:value-type="currency">
            <text:p>407ppi</text:p>
          </table:table-cell>
          <table:table-cell office:value-type="currency" office:currency="Hz" office:value="144" calcext:value-type="currency">
            <text:p>144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64" calcext:value-type="currency">
            <text:p>64Mpx</text:p>
          </table:table-cell>
          <table:table-cell office:value-type="currency" office:currency="Mpx" office:value="20" calcext:value-type="currency">
            <text:p>20Mpx</text:p>
          </table:table-cell>
          <table:table-cell office:value-type="currency" office:currency="º" office:value="120" calcext:value-type="currency">
            <text:p>120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80" calcext:value-type="currency">
            <text:p>508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Poco X5</text:p>
          </table:table-cell>
          <table:table-cell office:value-type="string" calcext:value-type="string">
            <text:p>PO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ui 13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M6375</text:p>
          </table:table-cell>
          <table:table-cell office:value-type="string" calcext:value-type="string">
            <text:p>Adreno</text:p>
          </table:table-cell>
          <table:table-cell office:value-type="string" calcext:value-type="string">
            <text:p>A619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8" calcext:value-type="currency">
            <text:p>1.8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2500" calcext:value-type="currency">
            <text:p>2500Mbps</text:p>
          </table:table-cell>
          <table:table-cell office:value-type="currency" office:currency="Mbps" office:value="1500" calcext:value-type="currency">
            <text:p>150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395" calcext:value-type="currency">
            <text:p>395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Mpx" office:value="48" calcext:value-type="currency">
            <text:p>48Mpx</text:p>
          </table:table-cell>
          <table:table-cell office:value-type="currency" office:currency="Mpx" office:value="13" calcext:value-type="currency">
            <text:p>13Mpx</text:p>
          </table:table-cell>
          <table:table-cell office:value-type="currency" office:currency="º" office:value="118" calcext:value-type="currency">
            <text:p>118º</text:p>
          </table:table-cell>
          <table:table-cell table:style-name="ce20" office:value-type="string" calcext:value-type="string">
            <text:p>Digital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Poco X5 PRO</text:p>
          </table:table-cell>
          <table:table-cell office:value-type="string" calcext:value-type="string">
            <text:p>PO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ui 14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table:style-name="ce21" office:value-type="string" calcext:value-type="string">
            <text:p>SP778G</text:p>
          </table:table-cell>
          <table:table-cell office:value-type="string" calcext:value-type="string">
            <text:p>Adreno</text:p>
          </table:table-cell>
          <table:table-cell office:value-type="string" calcext:value-type="string">
            <text:p>A642L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3700" calcext:value-type="currency">
            <text:p>3700Mbps</text:p>
          </table:table-cell>
          <table:table-cell office:value-type="currency" office:currency="Mbps" office:value="1600" calcext:value-type="currency">
            <text:p>1600Mb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395" calcext:value-type="currency">
            <text:p>395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108" calcext:value-type="currency">
            <text:p>108Mpx</text:p>
          </table:table-cell>
          <table:table-cell office:value-type="currency" office:currency="Mpx" office:value="16" calcext:value-type="currency">
            <text:p>16Mpx</text:p>
          </table:table-cell>
          <table:table-cell office:value-type="currency" office:currency="º" office:value="120" calcext:value-type="currency">
            <text:p>120º</text:p>
          </table:table-cell>
          <table:table-cell table:style-name="ce20" office:value-type="string" calcext:value-type="string">
            <text:p>Digital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Poco F4</text:p>
          </table:table-cell>
          <table:table-cell office:value-type="string" calcext:value-type="string">
            <text:p>PO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ui 13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table:style-name="ce21" office:value-type="string" calcext:value-type="string">
            <text:p>SP870</text:p>
          </table:table-cell>
          <table:table-cell table:style-name="ce22" office:value-type="string" calcext:value-type="string">
            <text:p>Adreno</text:p>
          </table:table-cell>
          <table:table-cell office:value-type="string" calcext:value-type="string">
            <text:p>A650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7500" calcext:value-type="currency">
            <text:p>7500Mbps</text:p>
          </table:table-cell>
          <table:table-cell office:value-type="currency" office:currency="Mbps" office:value="3000" calcext:value-type="currency">
            <text:p>3000Mbp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395" calcext:value-type="currency">
            <text:p>395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64" calcext:value-type="currency">
            <text:p>64Mpx</text:p>
          </table:table-cell>
          <table:table-cell office:value-type="currency" office:currency="Mpx" office:value="20" calcext:value-type="currency">
            <text:p>20Mpx</text:p>
          </table:table-cell>
          <table:table-cell office:value-type="currency" office:currency="º" office:value="119" calcext:value-type="currency">
            <text:p>119º</text:p>
          </table:table-cell>
          <table:table-cell table:style-name="ce20" office:value-type="string" calcext:value-type="string">
            <text:p>Optica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4500" calcext:value-type="currency">
            <text:p>45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Poco F4 GT</text:p>
          </table:table-cell>
          <table:table-cell office:value-type="string" calcext:value-type="string">
            <text:p>PO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ui 13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8 Gen1</text:p>
          </table:table-cell>
          <table:table-cell office:value-type="string" calcext:value-type="string">
            <text:p>Adreno</text:p>
          </table:table-cell>
          <table:table-cell table:style-name="ce21" office:value-type="string" calcext:value-type="string">
            <text:p>A730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10000" calcext:value-type="currency">
            <text:p>10000Mbp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AMOLED</text:p>
          </table:table-cell>
          <table:table-cell/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395" calcext:value-type="currency">
            <text:p>395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currency" office:currency="Mpx" office:value="64" calcext:value-type="currency">
            <text:p>64Mpx</text:p>
          </table:table-cell>
          <table:table-cell office:value-type="currency" office:currency="Mpx" office:value="20" calcext:value-type="currency">
            <text:p>20Mpx</text:p>
          </table:table-cell>
          <table:table-cell office:value-type="currency" office:currency="º" office:value="120" calcext:value-type="currency">
            <text:p>120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4700" calcext:value-type="currency">
            <text:p>47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Poco F5</text:p>
          </table:table-cell>
          <table:table-cell office:value-type="string" calcext:value-type="string">
            <text:p>POC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ui 14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M7475-AB</text:p>
          </table:table-cell>
          <table:table-cell office:value-type="string" calcext:value-type="string">
            <text:p>Adreno</text:p>
          </table:table-cell>
          <table:table-cell office:value-type="string" calcext:value-type="string">
            <text:p>A725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4400" calcext:value-type="currency">
            <text:p>4400Mbp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396" calcext:value-type="currency">
            <text:p>396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64" calcext:value-type="currency">
            <text:p>64Mpx</text:p>
          </table:table-cell>
          <table:table-cell office:value-type="currency" office:currency="Mpx" office:value="16" calcext:value-type="currency">
            <text:p>16Mpx</text:p>
          </table:table-cell>
          <table:table-cell office:value-type="currency" office:currency="º" office:value="119" calcext:value-type="currency">
            <text:p>119º</text:p>
          </table:table-cell>
          <table:table-cell office:value-type="string" calcext:value-type="string">
            <text:p>Optica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alMe C30s</text:p>
          </table:table-cell>
          <table:table-cell office:value-type="string" calcext:value-type="string">
            <text:p>REAL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i Go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Unisoc</text:p>
          </table:table-cell>
          <table:table-cell office:value-type="string" calcext:value-type="string">
            <text:p>SC9863A</text:p>
          </table:table-cell>
          <table:table-cell office:value-type="string" calcext:value-type="string">
            <text:p>IMG8322</text:p>
          </table:table-cell>
          <table:table-cell office:value-type="string" calcext:value-type="string">
            <text:p>NULL</text:p>
          </table:table-cell>
          <table:table-cell office:value-type="currency" office:currency="Gb" office:value="2" calcext:value-type="currency">
            <text:p>2Gb</text:p>
          </table:table-cell>
          <table:table-cell office:value-type="currency" office:currency="Gb" office:value="32" calcext:value-type="currency">
            <text:p>32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4" calcext:value-type="currency">
            <text:p>1.4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currency" office:currency="Mbps" office:value="50" calcext:value-type="currency">
            <text:p>50Mbp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00" calcext:value-type="currency">
            <text:p>1600px</text:p>
          </table:table-cell>
          <table:table-cell office:value-type="currency" office:currency="ppi" office:value="270" calcext:value-type="currency">
            <text:p>270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8" calcext:value-type="currency">
            <text:p>8Mpx</text:p>
          </table:table-cell>
          <table:table-cell office:value-type="currency" office:currency="Mpx" office:value="5" calcext:value-type="currency">
            <text:p>5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alMe C33</text:p>
          </table:table-cell>
          <table:table-cell office:value-type="string" calcext:value-type="string">
            <text:p>REAL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i S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Unisoc</text:p>
          </table:table-cell>
          <table:table-cell office:value-type="string" calcext:value-type="string">
            <text:p>T61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57</text:p>
          </table:table-cell>
          <table:table-cell office:value-type="currency" office:currency="Gb" office:value="3" calcext:value-type="currency">
            <text:p>3Gb</text:p>
          </table:table-cell>
          <table:table-cell office:value-type="currency" office:currency="Gb" office:value="32" calcext:value-type="currency">
            <text:p>32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8" calcext:value-type="currency">
            <text:p>1.8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00" calcext:value-type="currency">
            <text:p>300Mbps</text:p>
          </table:table-cell>
          <table:table-cell office:value-type="currency" office:currency="Mbps" office:value="100" calcext:value-type="currency">
            <text:p>100Mbp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00" calcext:value-type="currency">
            <text:p>1600px</text:p>
          </table:table-cell>
          <table:table-cell office:value-type="currency" office:currency="ppi" office:value="270" calcext:value-type="currency">
            <text:p>270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5" calcext:value-type="currency">
            <text:p>5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alMe C53</text:p>
          </table:table-cell>
          <table:table-cell office:value-type="string" calcext:value-type="string">
            <text:p>REAL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i T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Unisoc</text:p>
          </table:table-cell>
          <table:table-cell office:value-type="string" calcext:value-type="string">
            <text:p>T61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57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8" calcext:value-type="currency">
            <text:p>1.8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00" calcext:value-type="currency">
            <text:p>300Mbps</text:p>
          </table:table-cell>
          <table:table-cell office:value-type="currency" office:currency="Mbps" office:value="100" calcext:value-type="currency">
            <text:p>10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390" calcext:value-type="currency">
            <text:p>390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8" calcext:value-type="currency">
            <text:p>8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alMe C55</text:p>
          </table:table-cell>
          <table:table-cell office:value-type="string" calcext:value-type="string">
            <text:p>REAL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lme UI 4.0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G88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52 MC2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9" calcext:value-type="currency">
            <text:p>1.9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00" calcext:value-type="currency">
            <text:p>30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392" calcext:value-type="currency">
            <text:p>392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64" calcext:value-type="currency">
            <text:p>64Mpx</text:p>
          </table:table-cell>
          <table:table-cell office:value-type="currency" office:currency="Mpx" office:value="8" calcext:value-type="currency">
            <text:p>8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alMe 9I</text:p>
          </table:table-cell>
          <table:table-cell office:value-type="string" calcext:value-type="string">
            <text:p>REAL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lme UI 3.0</text:p>
          </table:table-cell>
          <table:table-cell table:style-name="ce20" office:value-type="string" calcext:value-type="string">
            <text:p>LTE 4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680</text:p>
          </table:table-cell>
          <table:table-cell office:value-type="string" calcext:value-type="string">
            <text:p>Adreno</text:p>
          </table:table-cell>
          <table:table-cell office:value-type="string" calcext:value-type="string">
            <text:p>A610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90" calcext:value-type="currency">
            <text:p>39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12" calcext:value-type="currency">
            <text:p>2412px</text:p>
          </table:table-cell>
          <table:table-cell office:value-type="currency" office:currency="ppi" office:value="400" calcext:value-type="currency">
            <text:p>400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16" calcext:value-type="currency">
            <text:p>16Mpx</text:p>
          </table:table-cell>
          <table:table-cell/>
          <table:table-cell table:style-name="ce20" office:value-type="string" calcext:value-type="string">
            <text:p>Digital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alMe 10 PRO PLUS</text:p>
          </table:table-cell>
          <table:table-cell office:value-type="string" calcext:value-type="string">
            <text:p>REAL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lme UI 4.0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Dimensity</text:p>
          </table:table-cell>
          <table:table-cell office:value-type="string" calcext:value-type="string">
            <text:p>D92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68 MC4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12" calcext:value-type="currency">
            <text:p>2412px</text:p>
          </table:table-cell>
          <table:table-cell office:value-type="currency" office:currency="ppi" office:value="394" calcext:value-type="currency">
            <text:p>394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108" calcext:value-type="currency">
            <text:p>108Mpx</text:p>
          </table:table-cell>
          <table:table-cell office:value-type="currency" office:currency="Mpx" office:value="16" calcext:value-type="currency">
            <text:p>16Mpx</text:p>
          </table:table-cell>
          <table:table-cell office:value-type="currency" office:currency="º" office:value="112" calcext:value-type="currency">
            <text:p>112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alMe 11 PRO PLUS</text:p>
          </table:table-cell>
          <table:table-cell office:value-type="string" calcext:value-type="string">
            <text:p>REAL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lme UI 4.0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Dimensity</text:p>
          </table:table-cell>
          <table:table-cell office:value-type="string" calcext:value-type="string">
            <text:p>D705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68 MC4</text:p>
          </table:table-cell>
          <table:table-cell office:value-type="currency" office:currency="Gb" office:value="12" calcext:value-type="currency">
            <text:p>12Gb</text:p>
          </table:table-cell>
          <table:table-cell office:value-type="currency" office:currency="Gb" office:value="1024" calcext:value-type="currency">
            <text:p>1024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12" calcext:value-type="currency">
            <text:p>2412px</text:p>
          </table:table-cell>
          <table:table-cell office:value-type="currency" office:currency="ppi" office:value="394" calcext:value-type="currency">
            <text:p>394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200" calcext:value-type="currency">
            <text:p>200Mpx</text:p>
          </table:table-cell>
          <table:table-cell office:value-type="currency" office:currency="Mpx" office:value="32" calcext:value-type="currency">
            <text:p>32Mpx</text:p>
          </table:table-cell>
          <table:table-cell office:value-type="currency" office:currency="º" office:value="112" calcext:value-type="currency">
            <text:p>112º</text:p>
          </table:table-cell>
          <table:table-cell office:value-type="string" calcext:value-type="string">
            <text:p>Optica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dMi 10C</text:p>
          </table:table-cell>
          <table:table-cell office:value-type="string" calcext:value-type="string">
            <text:p>XIAOM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ui 13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680</text:p>
          </table:table-cell>
          <table:table-cell office:value-type="string" calcext:value-type="string">
            <text:p>Adreno</text:p>
          </table:table-cell>
          <table:table-cell table:style-name="ce21" office:value-type="string" calcext:value-type="string">
            <text:p>A610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64" calcext:value-type="currency">
            <text:p>64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90" calcext:value-type="currency">
            <text:p>39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50" calcext:value-type="currency">
            <text:p>1650px</text:p>
          </table:table-cell>
          <table:table-cell office:value-type="currency" office:currency="ppi" office:value="268" calcext:value-type="currency">
            <text:p>268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5" calcext:value-type="currency">
            <text:p>5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dMi 11 PRIME 5G</text:p>
          </table:table-cell>
          <table:table-cell office:value-type="string" calcext:value-type="string">
            <text:p>XIAOM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ui 13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Dimensity</text:p>
          </table:table-cell>
          <table:table-cell office:value-type="string" calcext:value-type="string">
            <text:p>MT683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57 MC2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64" calcext:value-type="currency">
            <text:p>64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2770" calcext:value-type="currency">
            <text:p>2770Mbp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8" calcext:value-type="currency">
            <text:p>2408px</text:p>
          </table:table-cell>
          <table:table-cell office:value-type="currency" office:currency="ppi" office:value="401" calcext:value-type="currency">
            <text:p>401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8" calcext:value-type="currency">
            <text:p>8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dMi 12</text:p>
          </table:table-cell>
          <table:table-cell office:value-type="string" calcext:value-type="string">
            <text:p>XIAOM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ui 14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G88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52 MC2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9" calcext:value-type="currency">
            <text:p>1.9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00" calcext:value-type="currency">
            <text:p>30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60" calcext:value-type="currency">
            <text:p>2460px</text:p>
          </table:table-cell>
          <table:table-cell office:value-type="currency" office:currency="ppi" office:value="396" calcext:value-type="currency">
            <text:p>396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8" calcext:value-type="currency">
            <text:p>8Mpx</text:p>
          </table:table-cell>
          <table:table-cell office:value-type="currency" office:currency="º" office:value="120" calcext:value-type="currency">
            <text:p>120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dMi Note 8</text:p>
          </table:table-cell>
          <table:table-cell office:value-type="string" calcext:value-type="string">
            <text:p>XIAOM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ui 12</text:p>
          </table:table-cell>
          <table:table-cell table:style-name="ce20" office:value-type="string" calcext:value-type="string">
            <text:p>LTE 4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665</text:p>
          </table:table-cell>
          <table:table-cell office:value-type="string" calcext:value-type="string">
            <text:p>Adreno</text:p>
          </table:table-cell>
          <table:table-cell table:style-name="ce21" office:value-type="string" calcext:value-type="string">
            <text:p>A610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64" calcext:value-type="currency">
            <text:p>64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9" calcext:value-type="currency">
            <text:p>1.9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600" calcext:value-type="currency">
            <text:p>60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340" calcext:value-type="currency">
            <text:p>2340px</text:p>
          </table:table-cell>
          <table:table-cell office:value-type="currency" office:currency="ppi" office:value="409" calcext:value-type="currency">
            <text:p>409ppi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48" calcext:value-type="currency">
            <text:p>48Mpx</text:p>
          </table:table-cell>
          <table:table-cell office:value-type="currency" office:currency="Mpx" office:value="13" calcext:value-type="currency">
            <text:p>13Mpx</text:p>
          </table:table-cell>
          <table:table-cell/>
          <table:table-cell table:style-name="ce20" office:value-type="string" calcext:value-type="string">
            <text:p>Digital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4000" calcext:value-type="currency">
            <text:p>4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dMi Note 9t</text:p>
          </table:table-cell>
          <table:table-cell office:value-type="string" calcext:value-type="string">
            <text:p>XIAOM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ui 12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Dimensity</text:p>
          </table:table-cell>
          <table:table-cell office:value-type="string" calcext:value-type="string">
            <text:p>D800U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57 MC3</text:p>
          </table:table-cell>
          <table:table-cell office:value-type="currency" office:currency="Gb" office:value="4" calcext:value-type="currency">
            <text:p>4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2300" calcext:value-type="currency">
            <text:p>2300Mbp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340" calcext:value-type="currency">
            <text:p>2340px</text:p>
          </table:table-cell>
          <table:table-cell office:value-type="currency" office:currency="ppi" office:value="395" calcext:value-type="currency">
            <text:p>395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48" calcext:value-type="currency">
            <text:p>48Mpx</text:p>
          </table:table-cell>
          <table:table-cell office:value-type="currency" office:currency="Mpx" office:value="13" calcext:value-type="currency">
            <text:p>13Mpx</text:p>
          </table:table-cell>
          <table:table-cell office:value-type="currency" office:currency="º" office:value="118" calcext:value-type="currency">
            <text:p>118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dMi Note 11s</text:p>
          </table:table-cell>
          <table:table-cell office:value-type="string" calcext:value-type="string">
            <text:p>XIAOM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ui 13</text:p>
          </table:table-cell>
          <table:table-cell table:style-name="ce20" office:value-type="string" calcext:value-type="string">
            <text:p>LTE 4G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G96</text:p>
          </table:table-cell>
          <table:table-cell table:style-name="ce22" office:value-type="string" calcext:value-type="string">
            <text:p>Mali</text:p>
          </table:table-cell>
          <table:table-cell office:value-type="string" calcext:value-type="string">
            <text:p>G57 MC2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" calcext:value-type="currency">
            <text:p>2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390" calcext:value-type="currency">
            <text:p>390Mbps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409" calcext:value-type="currency">
            <text:p>409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Mpx" office:value="108" calcext:value-type="currency">
            <text:p>108Mpx</text:p>
          </table:table-cell>
          <table:table-cell office:value-type="currency" office:currency="Mpx" office:value="16" calcext:value-type="currency">
            <text:p>16Mpx</text:p>
          </table:table-cell>
          <table:table-cell office:value-type="currency" office:currency="º" office:value="118" calcext:value-type="currency">
            <text:p>118º</text:p>
          </table:table-cell>
          <table:table-cell table:style-name="ce20" office:value-type="string" calcext:value-type="string">
            <text:p>Digital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dMi Note 12 PRO 4G</text:p>
          </table:table-cell>
          <table:table-cell office:value-type="string" calcext:value-type="string">
            <text:p>XIAOM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ui 13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M7150-AC</text:p>
          </table:table-cell>
          <table:table-cell office:value-type="string" calcext:value-type="string">
            <text:p>Adreno</text:p>
          </table:table-cell>
          <table:table-cell office:value-type="string" calcext:value-type="string">
            <text:p>A618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9" calcext:value-type="currency">
            <text:p>1.9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800" calcext:value-type="currency">
            <text:p>800Mbps</text:p>
          </table:table-cell>
          <table:table-cell office:value-type="currency" office:currency="Mbps" office:value="1500" calcext:value-type="currency">
            <text:p>1500Mb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395" calcext:value-type="currency">
            <text:p>395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108" calcext:value-type="currency">
            <text:p>108Mpx</text:p>
          </table:table-cell>
          <table:table-cell office:value-type="currency" office:currency="Mpx" office:value="16" calcext:value-type="currency">
            <text:p>16Mpx</text:p>
          </table:table-cell>
          <table:table-cell office:value-type="currency" office:currency="º" office:value="120" calcext:value-type="currency">
            <text:p>120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Xiaomi 11t</text:p>
          </table:table-cell>
          <table:table-cell office:value-type="string" calcext:value-type="string">
            <text:p>XIAOM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ui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imensity</text:p>
          </table:table-cell>
          <table:table-cell office:value-type="string" calcext:value-type="string">
            <text:p>D1200</text:p>
          </table:table-cell>
          <table:table-cell table:style-name="ce22" office:value-type="string" calcext:value-type="string">
            <text:p>Mali</text:p>
          </table:table-cell>
          <table:table-cell office:value-type="string" calcext:value-type="string">
            <text:p>G77 MC9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4" calcext:value-type="currency">
            <text:p>2.4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4700" calcext:value-type="currency">
            <text:p>4700Mbps</text:p>
          </table:table-cell>
          <table:table-cell office:value-type="currency" office:currency="Mbps" office:value="2500" calcext:value-type="currency">
            <text:p>2500Mbp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395" calcext:value-type="currency">
            <text:p>395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currency" office:currency="Mpx" office:value="108" calcext:value-type="currency">
            <text:p>108Mpx</text:p>
          </table:table-cell>
          <table:table-cell office:value-type="currency" office:currency="Mpx" office:value="16" calcext:value-type="currency">
            <text:p>16Mpx</text:p>
          </table:table-cell>
          <table:table-cell office:value-type="currency" office:currency="º" office:value="120" calcext:value-type="currency">
            <text:p>120º</text:p>
          </table:table-cell>
          <table:table-cell table:style-name="ce19" office:value-type="string" calcext:value-type="string">
            <text:p>Digital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Xiaomi 12t</text:p>
          </table:table-cell>
          <table:table-cell office:value-type="string" calcext:value-type="string">
            <text:p>XIAOM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ui 13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Dimensity</text:p>
          </table:table-cell>
          <table:table-cell office:value-type="string" calcext:value-type="string">
            <text:p>D8100 Ultra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610 MC6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4" calcext:value-type="currency">
            <text:p>2.4G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220" calcext:value-type="currency">
            <text:p>1220px</text:p>
          </table:table-cell>
          <table:table-cell office:value-type="currency" office:currency="px" office:value="2712" calcext:value-type="currency">
            <text:p>2712px</text:p>
          </table:table-cell>
          <table:table-cell office:value-type="currency" office:currency="ppi" office:value="446" calcext:value-type="currency">
            <text:p>446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108" calcext:value-type="currency">
            <text:p>108Mpx</text:p>
          </table:table-cell>
          <table:table-cell office:value-type="currency" office:currency="Mpx" office:value="20" calcext:value-type="currency">
            <text:p>20Mpx</text:p>
          </table:table-cell>
          <table:table-cell office:value-type="currency" office:currency="º" office:value="120" calcext:value-type="currency">
            <text:p>120º</text:p>
          </table:table-cell>
          <table:table-cell office:value-type="string" calcext:value-type="string">
            <text:p>Optica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Xiaomi 13</text:p>
          </table:table-cell>
          <table:table-cell office:value-type="string" calcext:value-type="string">
            <text:p>XIAOM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ui 14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M8550-AB</text:p>
          </table:table-cell>
          <table:table-cell office:value-type="string" calcext:value-type="string">
            <text:p>Adreno</text:p>
          </table:table-cell>
          <table:table-cell office:value-type="string" calcext:value-type="string">
            <text:p>A740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6" calcext:value-type="currency">
            <text:p>2.6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10000" calcext:value-type="currency">
            <text:p>10000Mbps</text:p>
          </table:table-cell>
          <table:table-cell office:value-type="currency" office:currency="Mbps" office:value="3500" calcext:value-type="currency">
            <text:p>3500Mbp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414" calcext:value-type="currency">
            <text:p>414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32" calcext:value-type="currency">
            <text:p>32Mpx</text:p>
          </table:table-cell>
          <table:table-cell office:value-type="currency" office:currency="º" office:value="120" calcext:value-type="currency">
            <text:p>120º</text:p>
          </table:table-cell>
          <table:table-cell office:value-type="string" calcext:value-type="string">
            <text:p>Optica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currency" office:currency="mAh" office:value="4500" calcext:value-type="currency">
            <text:p>45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ZenFone 8</text:p>
          </table:table-cell>
          <table:table-cell office:value-type="string" calcext:value-type="string">
            <text:p>AS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nUI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888</text:p>
          </table:table-cell>
          <table:table-cell table:style-name="ce22" office:value-type="string" calcext:value-type="string">
            <text:p>Adreno</text:p>
          </table:table-cell>
          <table:table-cell office:value-type="string" calcext:value-type="string">
            <text:p>A660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7500" calcext:value-type="currency">
            <text:p>7500Mbps</text:p>
          </table:table-cell>
          <table:table-cell office:value-type="currency" office:currency="Mbps" office:value="3000" calcext:value-type="currency">
            <text:p>3000Mbp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445" calcext:value-type="currency">
            <text:p>445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currency" office:currency="Mpx" office:value="64" calcext:value-type="currency">
            <text:p>64Mpx</text:p>
          </table:table-cell>
          <table:table-cell office:value-type="currency" office:currency="Mpx" office:value="12" calcext:value-type="currency">
            <text:p>12Mpx</text:p>
          </table:table-cell>
          <table:table-cell/>
          <table:table-cell table:style-name="ce19" office:value-type="string" calcext:value-type="string">
            <text:p>Optica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mAh" office:value="4000" calcext:value-type="currency">
            <text:p>4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Twist 4 Pro</text:p>
          </table:table-cell>
          <table:table-cell office:value-type="string" calcext:value-type="string">
            <text:p>POSITIV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 Edition</text:p>
          </table:table-cell>
          <table:table-cell office:value-type="string" calcext:value-type="string">
            <text:p>LTE 4G</text:p>
          </table:table-cell>
          <table:table-cell office:value-type="string" calcext:value-type="string">
            <text:p>Unisoc</text:p>
          </table:table-cell>
          <table:table-cell office:value-type="string" calcext:value-type="string">
            <text:p>SC9863A</text:p>
          </table:table-cell>
          <table:table-cell table:style-name="ce22" office:value-type="string" calcext:value-type="string">
            <text:p>IMG8322</text:p>
          </table:table-cell>
          <table:table-cell office:value-type="string" calcext:value-type="string">
            <text:p>NULL</text:p>
          </table:table-cell>
          <table:table-cell office:value-type="currency" office:currency="Gb" office:value="1" calcext:value-type="currency">
            <text:p>1Gb</text:p>
          </table:table-cell>
          <table:table-cell office:value-type="currency" office:currency="Gb" office:value="64" calcext:value-type="currency">
            <text:p>64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4" calcext:value-type="currency">
            <text:p>1.4Ghz</text:p>
          </table:table-cell>
          <table:table-cell office:value-type="float" office:value="0" calcext:value-type="float">
            <text:p>0</text:p>
          </table:table-cell>
          <table:table-cell office:value-type="currency" office:currency="Mbps" office:value="150" calcext:value-type="currency">
            <text:p>150Mbps</text:p>
          </table:table-cell>
          <table:table-cell office:value-type="currency" office:currency="Mbps" office:value="50" calcext:value-type="currency">
            <text:p>50Mbp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440" calcext:value-type="currency">
            <text:p>1440px</text:p>
          </table:table-cell>
          <table:table-cell office:value-type="currency" office:currency="ppi" office:value="293" calcext:value-type="currency">
            <text:p>293ppi</text:p>
          </table:table-cell>
          <table:table-cell office:value-type="currency" office:currency="Hz" office:value="60" calcext:value-type="currency">
            <text:p>60Hz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currency" office:currency="Mpx" office:value="8" calcext:value-type="currency">
            <text:p>8Mpx</text:p>
          </table:table-cell>
          <table:table-cell/>
          <table:table-cell table:style-name="ce19" office:value-type="string" calcext:value-type="string">
            <text:p>Digital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2500" calcext:value-type="currency">
            <text:p>25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Doogee V30</text:p>
          </table:table-cell>
          <table:table-cell office:value-type="string" calcext:value-type="string">
            <text:p>DOOGE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5G</text:p>
          </table:table-cell>
          <table:table-cell office:value-type="string" calcext:value-type="string">
            <text:p>Dimensity</text:p>
          </table:table-cell>
          <table:table-cell office:value-type="string" calcext:value-type="string">
            <text:p>D900</text:p>
          </table:table-cell>
          <table:table-cell office:value-type="string" calcext:value-type="string">
            <text:p>Mali</text:p>
          </table:table-cell>
          <table:table-cell table:style-name="ce21" office:value-type="string" calcext:value-type="string">
            <text:p>G68 MC4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2770" calcext:value-type="currency">
            <text:p>2770Mbp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8" calcext:value-type="currency">
            <text:p>2408px</text:p>
          </table:table-cell>
          <table:table-cell office:value-type="currency" office:currency="ppi" office:value="401" calcext:value-type="currency">
            <text:p>401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currency" office:currency="Mpx" office:value="108" calcext:value-type="currency">
            <text:p>108Mpx</text:p>
          </table:table-cell>
          <table:table-cell office:value-type="currency" office:currency="Mpx" office:value="32" calcext:value-type="currency">
            <text:p>32Mpx</text:p>
          </table:table-cell>
          <table:table-cell office:value-type="currency" office:currency="º" office:value="130" calcext:value-type="currency">
            <text:p>130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currency" office:currency="px" office:value="0" calcext:value-type="currency">
            <text:p>0px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10800" calcext:value-type="currency">
            <text:p>108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Oscal C80</text:p>
          </table:table-cell>
          <table:table-cell office:value-type="string" calcext:value-type="string">
            <text:p>BLACKVI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ke-OS 3.0</text:p>
          </table:table-cell>
          <table:table-cell table:style-name="Default" office:value-type="string" calcext:value-type="string">
            <text:p>LTE 4G</text:p>
          </table:table-cell>
          <table:table-cell office:value-type="string" calcext:value-type="string">
            <text:p>Unisoc</text:p>
          </table:table-cell>
          <table:table-cell office:value-type="string" calcext:value-type="string">
            <text:p>T606</text:p>
          </table:table-cell>
          <table:table-cell office:value-type="string" calcext:value-type="string">
            <text:p>Mali</text:p>
          </table:table-cell>
          <table:table-cell table:style-name="ce21" office:value-type="string" calcext:value-type="string">
            <text:p>G57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6" calcext:value-type="currency">
            <text:p>1.6Gh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00" calcext:value-type="currency">
            <text:p>1600px</text:p>
          </table:table-cell>
          <table:table-cell office:value-type="currency" office:currency="ppi" office:value="270" calcext:value-type="currency">
            <text:p>270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8" calcext:value-type="currency">
            <text:p>8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180" calcext:value-type="currency">
            <text:p>5180mAh</text:p>
          </table:table-cell>
          <table:table-cell table:number-columns-repeated="120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4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 table:number-columns-repeated="5"/>
          <table:table-cell table:number-columns-repeated="3"/>
          <table:table-cell table:style-name="Default"/>
          <table:table-cell table:number-columns-repeated="12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21"/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 table:number-columns-repeated="5"/>
          <table:table-cell table:number-columns-repeated="3"/>
          <table:table-cell table:style-name="Default"/>
          <table:table-cell table:number-columns-repeated="12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4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 table:number-columns-repeated="5"/>
          <table:table-cell table:number-columns-repeated="3"/>
          <table:table-cell table:style-name="Default"/>
          <table:table-cell table:number-columns-repeated="122"/>
        </table:table-row>
        <table:table-row table:style-name="ro1">
          <table:table-cell office:value-type="string" calcext:value-type="string">
            <text:p>RealMe 9 Pro</text:p>
          </table:table-cell>
          <table:table-cell office:value-type="string" calcext:value-type="string">
            <text:p>XIAOM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lme UI 3.0</text:p>
          </table:table-cell>
          <table:table-cell table:style-name="Default"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695</text:p>
          </table:table-cell>
          <table:table-cell office:value-type="string" calcext:value-type="string">
            <text:p>Adreno</text:p>
          </table:table-cell>
          <table:table-cell table:style-name="ce21" office:value-type="string" calcext:value-type="string">
            <text:p>A619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8" calcext:value-type="currency">
            <text:p>1.8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2500" calcext:value-type="currency">
            <text:p>2500Mbps</text:p>
          </table:table-cell>
          <table:table-cell office:value-type="currency" office:currency="Mbps" office:value="1500" calcext:value-type="currency">
            <text:p>1500Mb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12" calcext:value-type="currency">
            <text:p>2412px</text:p>
          </table:table-cell>
          <table:table-cell office:value-type="currency" office:currency="ppi" office:value="400" calcext:value-type="currency">
            <text:p>400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64" calcext:value-type="currency">
            <text:p>64Mpx</text:p>
          </table:table-cell>
          <table:table-cell office:value-type="currency" office:currency="Mpx" office:value="16" calcext:value-type="currency">
            <text:p>16Mpx</text:p>
          </table:table-cell>
          <table:table-cell office:value-type="currency" office:currency="º" office:value="119" calcext:value-type="currency">
            <text:p>119º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dMi Note 12 Turbo</text:p>
          </table:table-cell>
          <table:table-cell office:value-type="string" calcext:value-type="string">
            <text:p>XIAOM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ui 14</text:p>
          </table:table-cell>
          <table:table-cell table:style-name="ce20"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7 Plus Gen 2</text:p>
          </table:table-cell>
          <table:table-cell office:value-type="string" calcext:value-type="string">
            <text:p>Adreno</text:p>
          </table:table-cell>
          <table:table-cell table:style-name="ce21" office:value-type="string" calcext:value-type="string">
            <text:p>A725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2" calcext:value-type="currency">
            <text:p>2.2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4400" calcext:value-type="currency">
            <text:p>4400Mbp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OLED</text:p>
          </table:table-cell>
          <table:table-cell/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00" calcext:value-type="currency">
            <text:p>2400px</text:p>
          </table:table-cell>
          <table:table-cell office:value-type="currency" office:currency="ppi" office:value="395" calcext:value-type="currency">
            <text:p>395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64" calcext:value-type="currency">
            <text:p>64Mpx</text:p>
          </table:table-cell>
          <table:table-cell office:value-type="currency" office:currency="Mpx" office:value="16" calcext:value-type="currency">
            <text:p>16Mpx</text:p>
          </table:table-cell>
          <table:table-cell office:value-type="currency" office:currency="º" office:value="120" calcext:value-type="currency">
            <text:p>120º</text:p>
          </table:table-cell>
          <table:table-cell table:style-name="ce20" office:value-type="string" calcext:value-type="string">
            <text:p>Optica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A1X</text:p>
          </table:table-cell>
          <table:table-cell office:value-type="string" calcext:value-type="string">
            <text:p>OP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rOS 1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imensity</text:p>
          </table:table-cell>
          <table:table-cell office:value-type="string" calcext:value-type="string">
            <text:p>D700</text:p>
          </table:table-cell>
          <table:table-cell office:value-type="string" calcext:value-type="string">
            <text:p>Mali</text:p>
          </table:table-cell>
          <table:table-cell table:style-name="ce21" office:value-type="string" calcext:value-type="string">
            <text:p>G57 MC2</text:p>
          </table:table-cell>
          <table:table-cell office:value-type="currency" office:currency="Gb" office:value="6" calcext:value-type="currency">
            <text:p>6Gb</text:p>
          </table:table-cell>
          <table:table-cell office:value-type="currency" office:currency="Gb" office:value="128" calcext:value-type="currency">
            <text:p>128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2770" calcext:value-type="currency">
            <text:p>2770Mbp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12" calcext:value-type="currency">
            <text:p>1612px</text:p>
          </table:table-cell>
          <table:table-cell office:value-type="currency" office:currency="ppi" office:value="269" calcext:value-type="currency">
            <text:p>269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13" calcext:value-type="currency">
            <text:p>13Mpx</text:p>
          </table:table-cell>
          <table:table-cell office:value-type="currency" office:currency="Mpx" office:value="8" calcext:value-type="currency">
            <text:p>8Mpx</text:p>
          </table:table-cell>
          <table:table-cell office:value-type="currency" office:currency="º" office:value="89" calcext:value-type="currency">
            <text:p>89º</text:p>
          </table:table-cell>
          <table:table-cell table:style-name="ce19" office:value-type="string" calcext:value-type="string">
            <text:p>Digital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Reno 8T 5G</text:p>
          </table:table-cell>
          <table:table-cell office:value-type="string" calcext:value-type="string">
            <text:p>OPP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lorOS 12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SP695</text:p>
          </table:table-cell>
          <table:table-cell office:value-type="string" calcext:value-type="string">
            <text:p>Adreno</text:p>
          </table:table-cell>
          <table:table-cell table:style-name="ce21" office:value-type="string" calcext:value-type="string">
            <text:p>A619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1.8" calcext:value-type="currency">
            <text:p>1.8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2500" calcext:value-type="currency">
            <text:p>2500Mbps</text:p>
          </table:table-cell>
          <table:table-cell office:value-type="currency" office:currency="Mbps" office:value="1500" calcext:value-type="currency">
            <text:p>1500Mb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-</text:p>
          </table:table-cell>
          <table:table-cell office:value-type="currency" office:currency="px" office:value="1080" calcext:value-type="currency">
            <text:p>1080px</text:p>
          </table:table-cell>
          <table:table-cell office:value-type="currency" office:currency="px" office:value="2412" calcext:value-type="currency">
            <text:p>2412px</text:p>
          </table:table-cell>
          <table:table-cell office:value-type="currency" office:currency="ppi" office:value="394" calcext:value-type="currency">
            <text:p>394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100" calcext:value-type="currency">
            <text:p>100Mpx</text:p>
          </table:table-cell>
          <table:table-cell office:value-type="currency" office:currency="Mpx" office:value="32" calcext:value-type="currency">
            <text:p>32Mpx</text:p>
          </table:table-cell>
          <table:table-cell office:value-type="currency" office:currency="º" office:value="89" calcext:value-type="currency">
            <text:p>89º</text:p>
          </table:table-cell>
          <table:table-cell table:style-name="ce19" office:value-type="string" calcext:value-type="string">
            <text:p>Digital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4800" calcext:value-type="currency">
            <text:p>48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Find X6 Pro</text:p>
          </table:table-cell>
          <table:table-cell office:value-type="string" calcext:value-type="string">
            <text:p>OPP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lorOS 13.1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8 Gen</text:p>
          </table:table-cell>
          <table:table-cell office:value-type="string" calcext:value-type="string">
            <text:p>Adreno</text:p>
          </table:table-cell>
          <table:table-cell table:style-name="ce21" office:value-type="string" calcext:value-type="string">
            <text:p>A740</text:p>
          </table:table-cell>
          <table:table-cell office:value-type="currency" office:currency="Gb" office:value="12" calcext:value-type="currency">
            <text:p>12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0" calcext:value-type="float">
            <text:p>0</text:p>
          </table:table-cell>
          <table:table-cell office:value-type="currency" office:currency="Ghz" office:value="2.6" calcext:value-type="currency">
            <text:p>2.6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10000" calcext:value-type="currency">
            <text:p>10000Mbps</text:p>
          </table:table-cell>
          <table:table-cell office:value-type="currency" office:currency="Mbps" office:value="3500" calcext:value-type="currency">
            <text:p>3500Mbp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MOLED</text:p>
          </table:table-cell>
          <table:table-cell office:value-type="string" calcext:value-type="string">
            <text:p>LTPO 3</text:p>
          </table:table-cell>
          <table:table-cell office:value-type="currency" office:currency="px" office:value="1440" calcext:value-type="currency">
            <text:p>1440px</text:p>
          </table:table-cell>
          <table:table-cell office:value-type="currency" office:currency="px" office:value="3168" calcext:value-type="currency">
            <text:p>3168px</text:p>
          </table:table-cell>
          <table:table-cell office:value-type="currency" office:currency="ppi" office:value="510" calcext:value-type="currency">
            <text:p>510ppi</text:p>
          </table:table-cell>
          <table:table-cell office:value-type="currency" office:currency="Hz" office:value="120" calcext:value-type="currency">
            <text:p>120H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Mpx" office:value="50" calcext:value-type="currency">
            <text:p>50Mpx</text:p>
          </table:table-cell>
          <table:table-cell office:value-type="currency" office:currency="Mpx" office:value="32" calcext:value-type="currency">
            <text:p>32Mpx</text:p>
          </table:table-cell>
          <table:table-cell office:value-type="currency" office:currency="º" office:value="110" calcext:value-type="currency">
            <text:p>110º</text:p>
          </table:table-cell>
          <table:table-cell office:value-type="string" calcext:value-type="string">
            <text:p>Optica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A56s</text:p>
          </table:table-cell>
          <table:table-cell office:value-type="string" calcext:value-type="string">
            <text:p>OP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rOS 12.1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Dimensity</text:p>
          </table:table-cell>
          <table:table-cell office:value-type="string" calcext:value-type="string">
            <text:p>D810</text:p>
          </table:table-cell>
          <table:table-cell office:value-type="string" calcext:value-type="string">
            <text:p>Mali</text:p>
          </table:table-cell>
          <table:table-cell table:style-name="ce21" office:value-type="string" calcext:value-type="string">
            <text:p>G57 MC2</text:p>
          </table:table-cell>
          <table:table-cell office:value-type="currency" office:currency="Gb" office:value="8" calcext:value-type="currency">
            <text:p>8Gb</text:p>
          </table:table-cell>
          <table:table-cell office:value-type="currency" office:currency="Gb" office:value="256" calcext:value-type="currency">
            <text:p>256Gb</text:p>
          </table:table-cell>
          <table:table-cell office:value-type="float" office:value="1" calcext:value-type="float">
            <text:p>1</text:p>
          </table:table-cell>
          <table:table-cell office:value-type="currency" office:currency="Ghz" office:value="2.1" calcext:value-type="currency">
            <text:p>2.1Ghz</text:p>
          </table:table-cell>
          <table:table-cell office:value-type="float" office:value="1" calcext:value-type="float">
            <text:p>1</text:p>
          </table:table-cell>
          <table:table-cell office:value-type="currency" office:currency="Mbps" office:value="2770" calcext:value-type="currency">
            <text:p>2770Mbp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IPS</text:p>
          </table:table-cell>
          <table:table-cell office:value-type="string" calcext:value-type="string">
            <text:p>LCD</text:p>
          </table:table-cell>
          <table:table-cell office:value-type="currency" office:currency="px" office:value="720" calcext:value-type="currency">
            <text:p>720px</text:p>
          </table:table-cell>
          <table:table-cell office:value-type="currency" office:currency="px" office:value="1612" calcext:value-type="currency">
            <text:p>1612px</text:p>
          </table:table-cell>
          <table:table-cell office:value-type="currency" office:currency="ppi" office:value="269" calcext:value-type="currency">
            <text:p>269ppi</text:p>
          </table:table-cell>
          <table:table-cell office:value-type="currency" office:currency="Hz" office:value="90" calcext:value-type="currency">
            <text:p>90Hz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px" office:value="13" calcext:value-type="currency">
            <text:p>13Mpx</text:p>
          </table:table-cell>
          <table:table-cell office:value-type="currency" office:currency="Mpx" office:value="8" calcext:value-type="currency">
            <text:p>8Mpx</text:p>
          </table:table-cell>
          <table:table-cell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currency" office:currency="mAh" office:value="5000" calcext:value-type="currency">
            <text:p>5000mAh</text:p>
          </table:table-cell>
          <table:table-cell table:number-columns-repeated="120"/>
        </table:table-row>
        <table:table-row table:style-name="ro1" table:number-rows-repeated="1048500">
          <table:table-cell table:number-columns-repeated="163"/>
        </table:table-row>
        <table:table-row table:style-name="ro1">
          <table:table-cell table:number-columns-repeated="163"/>
        </table:table-row>
      </table:table>
      <table:table table:name="PROCESSADOR" table:style-name="ta1">
        <table:table-column table:style-name="co6" table:number-columns-repeated="2" table:default-cell-style-name="Default"/>
        <table:table-column table:style-name="co7" table:default-cell-style-name="ce22"/>
        <table:table-column table:style-name="co2" table:default-cell-style-name="Default"/>
        <table:table-column table:style-name="co2" table:number-columns-repeated="3" table:default-cell-style-name="ce21"/>
        <table:table-column table:style-name="co2" table:number-columns-repeated="2" table:default-cell-style-name="ce34"/>
        <table:table-column table:style-name="co2" table:default-cell-style-name="Default"/>
        <table:table-row table:style-name="ro1">
          <table:table-cell office:value-type="string" calcext:value-type="string">
            <text:p>CELULAR</text:p>
          </table:table-cell>
          <table:table-cell office:value-type="string" calcext:value-type="string">
            <text:p>CPU</text:p>
          </table:table-cell>
          <table:table-cell table:style-name="Default"/>
          <table:table-cell office:value-type="string" calcext:value-type="string">
            <text:p>GPU</text:p>
          </table:table-cell>
          <table:table-cell table:style-name="Default"/>
          <table:table-cell office:value-type="string" calcext:value-type="string" table:number-columns-spanned="1" table:number-rows-spanned="2">
            <text:p>RAM</text:p>
          </table:table-cell>
          <table:table-cell office:value-type="string" calcext:value-type="string" table:number-columns-spanned="1" table:number-rows-spanned="2">
            <text:p>HDD</text:p>
          </table:table-cell>
          <table:table-cell table:style-name="Default" office:value-type="string" calcext:value-type="string" table:number-columns-spanned="1" table:number-rows-spanned="2">
            <text:p>Expansivo</text:p>
          </table:table-cell>
          <table:table-cell office:value-type="string" calcext:value-type="string" table:number-columns-spanned="1" table:number-rows-spanned="2">
            <text:p>Freq. Core</text:p>
          </table:table-cell>
          <table:table-cell table:number-columns-spanned="1" table:number-rows-spanned="2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Ver</text:p>
          </table:table-cell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Ver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formula="of:=[$GERAL.A3]" office:value-type="string" office:string-value="Moto E13" calcext:value-type="string">
            <text:p>Moto E13</text:p>
          </table:table-cell>
          <table:table-cell table:formula="of:=[$GERAL.F3]" office:value-type="string" office:string-value="Unisoc" calcext:value-type="string">
            <text:p>Unisoc</text:p>
          </table:table-cell>
          <table:table-cell table:style-name="Default" table:formula="of:=[$GERAL.G3]" office:value-type="string" office:string-value="T606" calcext:value-type="string">
            <text:p>T606</text:p>
          </table:table-cell>
          <table:table-cell table:formula="of:=[$GERAL.H3]" office:value-type="string" office:string-value="Mali" calcext:value-type="string">
            <text:p>Mali</text:p>
          </table:table-cell>
          <table:table-cell table:style-name="Default" table:formula="of:=[$GERAL.I3]" office:value-type="string" office:string-value="G57" calcext:value-type="string">
            <text:p>G57</text:p>
          </table:table-cell>
          <table:table-cell table:style-name="Default" table:formula="of:=[$GERAL.J3]" office:value-type="float" office:value="2" calcext:value-type="float">
            <text:p>2</text:p>
          </table:table-cell>
          <table:table-cell table:style-name="Default" table:formula="of:=[$GERAL.K3]" office:value-type="float" office:value="32" calcext:value-type="float">
            <text:p>32</text:p>
          </table:table-cell>
          <table:table-cell table:style-name="Default" table:formula="of:=[$GERAL.L3]" office:value-type="float" office:value="1" calcext:value-type="float">
            <text:p>1</text:p>
          </table:table-cell>
          <table:table-cell table:style-name="Default" table:formula="of:=[$GERAL.M3]" office:value-type="float" office:value="1.6" calcext:value-type="float">
            <text:p>1.6</text:p>
          </table:table-cell>
          <table:table-cell/>
        </table:table-row>
        <table:table-row table:style-name="ro1">
          <table:table-cell table:formula="of:=[$GERAL.A4]" office:value-type="string" office:string-value="Moto E22" calcext:value-type="string">
            <text:p>Moto E22</text:p>
          </table:table-cell>
          <table:table-cell table:formula="of:=[$GERAL.F4]" office:value-type="string" office:string-value="Helio" calcext:value-type="string">
            <text:p>Helio</text:p>
          </table:table-cell>
          <table:table-cell table:style-name="Default" table:formula="of:=[$GERAL.G4]" office:value-type="string" office:string-value="G37" calcext:value-type="string">
            <text:p>G37</text:p>
          </table:table-cell>
          <table:table-cell table:formula="of:=[$GERAL.H4]" office:value-type="string" office:string-value="PowerVR" calcext:value-type="string">
            <text:p>PowerVR</text:p>
          </table:table-cell>
          <table:table-cell table:style-name="Default" table:formula="of:=[$GERAL.I4]" office:value-type="string" office:string-value="NULL" calcext:value-type="string">
            <text:p>NULL</text:p>
          </table:table-cell>
          <table:table-cell table:style-name="Default" table:formula="of:=[$GERAL.J4]" office:value-type="float" office:value="4" calcext:value-type="float">
            <text:p>4</text:p>
          </table:table-cell>
          <table:table-cell table:style-name="Default" table:formula="of:=[$GERAL.K4]" office:value-type="float" office:value="64" calcext:value-type="float">
            <text:p>64</text:p>
          </table:table-cell>
          <table:table-cell table:style-name="Default" table:formula="of:=[$GERAL.L4]" office:value-type="float" office:value="1" calcext:value-type="float">
            <text:p>1</text:p>
          </table:table-cell>
          <table:table-cell table:style-name="Default" table:formula="of:=[$GERAL.M4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5]" office:value-type="string" office:string-value="Moto G22" calcext:value-type="string">
            <text:p>Moto G22</text:p>
          </table:table-cell>
          <table:table-cell table:formula="of:=[$GERAL.F5]" office:value-type="string" office:string-value="Helio" calcext:value-type="string">
            <text:p>Helio</text:p>
          </table:table-cell>
          <table:table-cell table:style-name="Default" table:formula="of:=[$GERAL.G5]" office:value-type="string" office:string-value="G37" calcext:value-type="string">
            <text:p>G37</text:p>
          </table:table-cell>
          <table:table-cell table:formula="of:=[$GERAL.H5]" office:value-type="string" office:string-value="PowerVR" calcext:value-type="string">
            <text:p>PowerVR</text:p>
          </table:table-cell>
          <table:table-cell table:style-name="Default" table:formula="of:=[$GERAL.I5]" office:value-type="string" office:string-value="GE8320" calcext:value-type="string">
            <text:p>GE8320</text:p>
          </table:table-cell>
          <table:table-cell table:style-name="Default" table:formula="of:=[$GERAL.J5]" office:value-type="float" office:value="4" calcext:value-type="float">
            <text:p>4</text:p>
          </table:table-cell>
          <table:table-cell table:style-name="Default" table:formula="of:=[$GERAL.K5]" office:value-type="float" office:value="128" calcext:value-type="float">
            <text:p>128</text:p>
          </table:table-cell>
          <table:table-cell table:style-name="Default" table:formula="of:=[$GERAL.L5]" office:value-type="float" office:value="1" calcext:value-type="float">
            <text:p>1</text:p>
          </table:table-cell>
          <table:table-cell table:style-name="Default" table:formula="of:=[$GERAL.M5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6]" office:value-type="string" office:string-value="Moto G32" calcext:value-type="string">
            <text:p>Moto G32</text:p>
          </table:table-cell>
          <table:table-cell table:formula="of:=[$GERAL.F6]" office:value-type="string" office:string-value="SnapDragon" calcext:value-type="string">
            <text:p>SnapDragon</text:p>
          </table:table-cell>
          <table:table-cell table:style-name="Default" table:formula="of:=[$GERAL.G6]" office:value-type="string" office:string-value="SP680" calcext:value-type="string">
            <text:p>SP680</text:p>
          </table:table-cell>
          <table:table-cell table:formula="of:=[$GERAL.H6]" office:value-type="string" office:string-value="Adreno" calcext:value-type="string">
            <text:p>Adreno</text:p>
          </table:table-cell>
          <table:table-cell table:style-name="Default" table:formula="of:=[$GERAL.I6]" office:value-type="string" office:string-value="A610" calcext:value-type="string">
            <text:p>A610</text:p>
          </table:table-cell>
          <table:table-cell table:style-name="Default" table:formula="of:=[$GERAL.J6]" office:value-type="float" office:value="4" calcext:value-type="float">
            <text:p>4</text:p>
          </table:table-cell>
          <table:table-cell table:style-name="Default" table:formula="of:=[$GERAL.K6]" office:value-type="float" office:value="128" calcext:value-type="float">
            <text:p>128</text:p>
          </table:table-cell>
          <table:table-cell table:style-name="Default" table:formula="of:=[$GERAL.L6]" office:value-type="float" office:value="1" calcext:value-type="float">
            <text:p>1</text:p>
          </table:table-cell>
          <table:table-cell table:style-name="Default" table:formula="of:=[$GERAL.M6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7]" office:value-type="string" office:string-value="Moto G41" calcext:value-type="string">
            <text:p>Moto G41</text:p>
          </table:table-cell>
          <table:table-cell table:formula="of:=[$GERAL.F7]" office:value-type="string" office:string-value="Helio" calcext:value-type="string">
            <text:p>Helio</text:p>
          </table:table-cell>
          <table:table-cell table:style-name="Default" table:formula="of:=[$GERAL.G7]" office:value-type="string" office:string-value="G85" calcext:value-type="string">
            <text:p>G85</text:p>
          </table:table-cell>
          <table:table-cell table:formula="of:=[$GERAL.H7]" office:value-type="string" office:string-value="Mali" calcext:value-type="string">
            <text:p>Mali</text:p>
          </table:table-cell>
          <table:table-cell table:style-name="Default" table:formula="of:=[$GERAL.I7]" office:value-type="string" office:string-value="G52 MC2" calcext:value-type="string">
            <text:p>G52 MC2</text:p>
          </table:table-cell>
          <table:table-cell table:style-name="Default" table:formula="of:=[$GERAL.J7]" office:value-type="float" office:value="4" calcext:value-type="float">
            <text:p>4</text:p>
          </table:table-cell>
          <table:table-cell table:style-name="Default" table:formula="of:=[$GERAL.K7]" office:value-type="float" office:value="128" calcext:value-type="float">
            <text:p>128</text:p>
          </table:table-cell>
          <table:table-cell table:style-name="Default" table:formula="of:=[$GERAL.L7]" office:value-type="float" office:value="1" calcext:value-type="float">
            <text:p>1</text:p>
          </table:table-cell>
          <table:table-cell table:style-name="Default" table:formula="of:=[$GERAL.M7]" office:value-type="float" office:value="1.9" calcext:value-type="float">
            <text:p>1.9</text:p>
          </table:table-cell>
          <table:table-cell/>
        </table:table-row>
        <table:table-row table:style-name="ro1">
          <table:table-cell table:formula="of:=[$GERAL.A8]" office:value-type="string" office:string-value="Moto G52" calcext:value-type="string">
            <text:p>Moto G52</text:p>
          </table:table-cell>
          <table:table-cell table:formula="of:=[$GERAL.F8]" office:value-type="string" office:string-value="SnapDragon" calcext:value-type="string">
            <text:p>SnapDragon</text:p>
          </table:table-cell>
          <table:table-cell table:style-name="Default" table:formula="of:=[$GERAL.G8]" office:value-type="string" office:string-value="SP680" calcext:value-type="string">
            <text:p>SP680</text:p>
          </table:table-cell>
          <table:table-cell table:formula="of:=[$GERAL.H8]" office:value-type="string" office:string-value="Adreno" calcext:value-type="string">
            <text:p>Adreno</text:p>
          </table:table-cell>
          <table:table-cell table:style-name="Default" table:formula="of:=[$GERAL.I8]" office:value-type="string" office:string-value="A610" calcext:value-type="string">
            <text:p>A610</text:p>
          </table:table-cell>
          <table:table-cell table:style-name="Default" table:formula="of:=[$GERAL.J8]" office:value-type="float" office:value="4" calcext:value-type="float">
            <text:p>4</text:p>
          </table:table-cell>
          <table:table-cell table:style-name="Default" table:formula="of:=[$GERAL.K8]" office:value-type="float" office:value="128" calcext:value-type="float">
            <text:p>128</text:p>
          </table:table-cell>
          <table:table-cell table:style-name="Default" table:formula="of:=[$GERAL.L8]" office:value-type="float" office:value="1" calcext:value-type="float">
            <text:p>1</text:p>
          </table:table-cell>
          <table:table-cell table:style-name="Default" table:formula="of:=[$GERAL.M8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9]" office:value-type="string" office:string-value="Moto G53" calcext:value-type="string">
            <text:p>Moto G53</text:p>
          </table:table-cell>
          <table:table-cell table:formula="of:=[$GERAL.F9]" office:value-type="string" office:string-value="SnapDragon" calcext:value-type="string">
            <text:p>SnapDragon</text:p>
          </table:table-cell>
          <table:table-cell table:style-name="Default" table:formula="of:=[$GERAL.G9]" office:value-type="string" office:string-value="SP480 Plus" calcext:value-type="string">
            <text:p>SP480 Plus</text:p>
          </table:table-cell>
          <table:table-cell table:formula="of:=[$GERAL.H9]" office:value-type="string" office:string-value="Adreno" calcext:value-type="string">
            <text:p>Adreno</text:p>
          </table:table-cell>
          <table:table-cell table:style-name="Default" table:formula="of:=[$GERAL.I9]" office:value-type="string" office:string-value="A619" calcext:value-type="string">
            <text:p>A619</text:p>
          </table:table-cell>
          <table:table-cell table:style-name="Default" table:formula="of:=[$GERAL.J9]" office:value-type="float" office:value="4" calcext:value-type="float">
            <text:p>4</text:p>
          </table:table-cell>
          <table:table-cell table:style-name="Default" table:formula="of:=[$GERAL.K9]" office:value-type="float" office:value="128" calcext:value-type="float">
            <text:p>128</text:p>
          </table:table-cell>
          <table:table-cell table:style-name="Default" table:formula="of:=[$GERAL.L9]" office:value-type="float" office:value="1" calcext:value-type="float">
            <text:p>1</text:p>
          </table:table-cell>
          <table:table-cell table:style-name="Default" table:formula="of:=[$GERAL.M9]" office:value-type="float" office:value="1.9" calcext:value-type="float">
            <text:p>1.9</text:p>
          </table:table-cell>
          <table:table-cell/>
        </table:table-row>
        <table:table-row table:style-name="ro1">
          <table:table-cell table:formula="of:=[$GERAL.A10]" office:value-type="string" office:string-value="Moto G60" calcext:value-type="string">
            <text:p>Moto G60</text:p>
          </table:table-cell>
          <table:table-cell table:formula="of:=[$GERAL.F10]" office:value-type="string" office:string-value="SnapDragon" calcext:value-type="string">
            <text:p>SnapDragon</text:p>
          </table:table-cell>
          <table:table-cell table:style-name="Default" table:formula="of:=[$GERAL.G10]" office:value-type="string" office:string-value="SP732G" calcext:value-type="string">
            <text:p>SP732G</text:p>
          </table:table-cell>
          <table:table-cell table:formula="of:=[$GERAL.H10]" office:value-type="string" office:string-value="Adreno" calcext:value-type="string">
            <text:p>Adreno</text:p>
          </table:table-cell>
          <table:table-cell table:style-name="Default" table:formula="of:=[$GERAL.I10]" office:value-type="string" office:string-value="A618" calcext:value-type="string">
            <text:p>A618</text:p>
          </table:table-cell>
          <table:table-cell table:style-name="Default" table:formula="of:=[$GERAL.J10]" office:value-type="float" office:value="6" calcext:value-type="float">
            <text:p>6</text:p>
          </table:table-cell>
          <table:table-cell table:style-name="Default" table:formula="of:=[$GERAL.K10]" office:value-type="float" office:value="128" calcext:value-type="float">
            <text:p>128</text:p>
          </table:table-cell>
          <table:table-cell table:style-name="Default" table:formula="of:=[$GERAL.L10]" office:value-type="float" office:value="1" calcext:value-type="float">
            <text:p>1</text:p>
          </table:table-cell>
          <table:table-cell table:style-name="Default" table:formula="of:=[$GERAL.M10]" office:value-type="float" office:value="1.9" calcext:value-type="float">
            <text:p>1.9</text:p>
          </table:table-cell>
          <table:table-cell/>
        </table:table-row>
        <table:table-row table:style-name="ro1">
          <table:table-cell table:formula="of:=[$GERAL.A11]" office:value-type="string" office:string-value="Galaxy M13" calcext:value-type="string">
            <text:p>Galaxy M13</text:p>
          </table:table-cell>
          <table:table-cell table:formula="of:=[$GERAL.F11]" office:value-type="string" office:string-value="Exynos" calcext:value-type="string">
            <text:p>Exynos</text:p>
          </table:table-cell>
          <table:table-cell table:style-name="Default" table:formula="of:=[$GERAL.G11]" office:value-type="string" office:string-value="E850" calcext:value-type="string">
            <text:p>E850</text:p>
          </table:table-cell>
          <table:table-cell table:formula="of:=[$GERAL.H11]" office:value-type="string" office:string-value="Mali" calcext:value-type="string">
            <text:p>Mali</text:p>
          </table:table-cell>
          <table:table-cell table:style-name="Default" table:formula="of:=[$GERAL.I11]" office:value-type="string" office:string-value="G52" calcext:value-type="string">
            <text:p>G52</text:p>
          </table:table-cell>
          <table:table-cell table:style-name="Default" table:formula="of:=[$GERAL.J11]" office:value-type="float" office:value="4" calcext:value-type="float">
            <text:p>4</text:p>
          </table:table-cell>
          <table:table-cell table:style-name="Default" table:formula="of:=[$GERAL.K11]" office:value-type="float" office:value="128" calcext:value-type="float">
            <text:p>128</text:p>
          </table:table-cell>
          <table:table-cell table:style-name="Default" table:formula="of:=[$GERAL.L11]" office:value-type="float" office:value="1" calcext:value-type="float">
            <text:p>1</text:p>
          </table:table-cell>
          <table:table-cell table:style-name="Default" table:formula="of:=[$GERAL.M11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$GERAL.A12]" office:value-type="string" office:string-value="Galaxy M14" calcext:value-type="string">
            <text:p>Galaxy M14</text:p>
          </table:table-cell>
          <table:table-cell table:formula="of:=[$GERAL.F12]" office:value-type="string" office:string-value="Exynos" calcext:value-type="string">
            <text:p>Exynos</text:p>
          </table:table-cell>
          <table:table-cell table:style-name="Default" table:formula="of:=[$GERAL.G12]" office:value-type="string" office:string-value="E1330" calcext:value-type="string">
            <text:p>E1330</text:p>
          </table:table-cell>
          <table:table-cell table:formula="of:=[$GERAL.H12]" office:value-type="string" office:string-value="Mali" calcext:value-type="string">
            <text:p>Mali</text:p>
          </table:table-cell>
          <table:table-cell table:style-name="Default" table:formula="of:=[$GERAL.I12]" office:value-type="string" office:string-value="G68 MP2" calcext:value-type="string">
            <text:p>G68 MP2</text:p>
          </table:table-cell>
          <table:table-cell table:style-name="Default" table:formula="of:=[$GERAL.J12]" office:value-type="float" office:value="4" calcext:value-type="float">
            <text:p>4</text:p>
          </table:table-cell>
          <table:table-cell table:style-name="Default" table:formula="of:=[$GERAL.K12]" office:value-type="float" office:value="128" calcext:value-type="float">
            <text:p>128</text:p>
          </table:table-cell>
          <table:table-cell table:style-name="Default" table:formula="of:=[$GERAL.L12]" office:value-type="float" office:value="1" calcext:value-type="float">
            <text:p>1</text:p>
          </table:table-cell>
          <table:table-cell table:style-name="Default" table:formula="of:=[$GERAL.M12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13]" office:value-type="string" office:string-value="Galaxy M23" calcext:value-type="string">
            <text:p>Galaxy M23</text:p>
          </table:table-cell>
          <table:table-cell table:formula="of:=[$GERAL.F13]" office:value-type="string" office:string-value="SnapDragon" calcext:value-type="string">
            <text:p>SnapDragon</text:p>
          </table:table-cell>
          <table:table-cell table:style-name="Default" table:formula="of:=[$GERAL.G13]" office:value-type="string" office:string-value="SP750G" calcext:value-type="string">
            <text:p>SP750G</text:p>
          </table:table-cell>
          <table:table-cell table:formula="of:=[$GERAL.H13]" office:value-type="string" office:string-value="Adreno" calcext:value-type="string">
            <text:p>Adreno</text:p>
          </table:table-cell>
          <table:table-cell table:style-name="Default" table:formula="of:=[$GERAL.I13]" office:value-type="string" office:string-value="A619" calcext:value-type="string">
            <text:p>A619</text:p>
          </table:table-cell>
          <table:table-cell table:style-name="Default" table:formula="of:=[$GERAL.J13]" office:value-type="float" office:value="6" calcext:value-type="float">
            <text:p>6</text:p>
          </table:table-cell>
          <table:table-cell table:style-name="Default" table:formula="of:=[$GERAL.K13]" office:value-type="float" office:value="128" calcext:value-type="float">
            <text:p>128</text:p>
          </table:table-cell>
          <table:table-cell table:style-name="Default" table:formula="of:=[$GERAL.L13]" office:value-type="float" office:value="1" calcext:value-type="float">
            <text:p>1</text:p>
          </table:table-cell>
          <table:table-cell table:style-name="Default" table:formula="of:=[$GERAL.M13]" office:value-type="float" office:value="1.9" calcext:value-type="float">
            <text:p>1.9</text:p>
          </table:table-cell>
          <table:table-cell/>
        </table:table-row>
        <table:table-row table:style-name="ro1">
          <table:table-cell table:formula="of:=[$GERAL.A14]" office:value-type="string" office:string-value="Galaxy M52" calcext:value-type="string">
            <text:p>Galaxy M52</text:p>
          </table:table-cell>
          <table:table-cell table:formula="of:=[$GERAL.F14]" office:value-type="string" office:string-value="SnapDragon" calcext:value-type="string">
            <text:p>SnapDragon</text:p>
          </table:table-cell>
          <table:table-cell table:style-name="Default" table:formula="of:=[$GERAL.G14]" office:value-type="string" office:string-value="SP778G" calcext:value-type="string">
            <text:p>SP778G</text:p>
          </table:table-cell>
          <table:table-cell table:formula="of:=[$GERAL.H14]" office:value-type="string" office:string-value="Adreno" calcext:value-type="string">
            <text:p>Adreno</text:p>
          </table:table-cell>
          <table:table-cell table:style-name="Default" table:formula="of:=[$GERAL.I14]" office:value-type="string" office:string-value="A642L" calcext:value-type="string">
            <text:p>A642L</text:p>
          </table:table-cell>
          <table:table-cell table:style-name="Default" table:formula="of:=[$GERAL.J14]" office:value-type="float" office:value="6" calcext:value-type="float">
            <text:p>6</text:p>
          </table:table-cell>
          <table:table-cell table:style-name="Default" table:formula="of:=[$GERAL.K14]" office:value-type="float" office:value="128" calcext:value-type="float">
            <text:p>128</text:p>
          </table:table-cell>
          <table:table-cell table:style-name="Default" table:formula="of:=[$GERAL.L14]" office:value-type="float" office:value="0" calcext:value-type="float">
            <text:p>0</text:p>
          </table:table-cell>
          <table:table-cell table:style-name="Default" table:formula="of:=[$GERAL.M14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15]" office:value-type="string" office:string-value="Galaxy M53" calcext:value-type="string">
            <text:p>Galaxy M53</text:p>
          </table:table-cell>
          <table:table-cell table:formula="of:=[$GERAL.F15]" office:value-type="string" office:string-value="Dimensity" calcext:value-type="string">
            <text:p>Dimensity</text:p>
          </table:table-cell>
          <table:table-cell table:style-name="Default" table:formula="of:=[$GERAL.G15]" office:value-type="string" office:string-value="D900" calcext:value-type="string">
            <text:p>D900</text:p>
          </table:table-cell>
          <table:table-cell table:formula="of:=[$GERAL.H15]" office:value-type="string" office:string-value="Mali" calcext:value-type="string">
            <text:p>Mali</text:p>
          </table:table-cell>
          <table:table-cell table:style-name="Default" table:formula="of:=[$GERAL.I15]" office:value-type="string" office:string-value="G68 MC4" calcext:value-type="string">
            <text:p>G68 MC4</text:p>
          </table:table-cell>
          <table:table-cell table:style-name="Default" table:formula="of:=[$GERAL.J15]" office:value-type="float" office:value="8" calcext:value-type="float">
            <text:p>8</text:p>
          </table:table-cell>
          <table:table-cell table:style-name="Default" table:formula="of:=[$GERAL.K15]" office:value-type="float" office:value="128" calcext:value-type="float">
            <text:p>128</text:p>
          </table:table-cell>
          <table:table-cell table:style-name="Default" table:formula="of:=[$GERAL.L15]" office:value-type="float" office:value="1" calcext:value-type="float">
            <text:p>1</text:p>
          </table:table-cell>
          <table:table-cell table:style-name="Default" table:formula="of:=[$GERAL.M15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16]" office:value-type="string" office:string-value="Galaxy A13" calcext:value-type="string">
            <text:p>Galaxy A13</text:p>
          </table:table-cell>
          <table:table-cell table:formula="of:=[$GERAL.F16]" office:value-type="string" office:string-value="Exynos" calcext:value-type="string">
            <text:p>Exynos</text:p>
          </table:table-cell>
          <table:table-cell table:style-name="Default" table:formula="of:=[$GERAL.G16]" office:value-type="string" office:string-value="E850" calcext:value-type="string">
            <text:p>E850</text:p>
          </table:table-cell>
          <table:table-cell table:formula="of:=[$GERAL.H16]" office:value-type="string" office:string-value="Mali" calcext:value-type="string">
            <text:p>Mali</text:p>
          </table:table-cell>
          <table:table-cell table:style-name="Default" table:formula="of:=[$GERAL.I16]" office:value-type="string" office:string-value="G52" calcext:value-type="string">
            <text:p>G52</text:p>
          </table:table-cell>
          <table:table-cell table:style-name="Default" table:formula="of:=[$GERAL.J16]" office:value-type="float" office:value="4" calcext:value-type="float">
            <text:p>4</text:p>
          </table:table-cell>
          <table:table-cell table:style-name="Default" table:formula="of:=[$GERAL.K16]" office:value-type="float" office:value="128" calcext:value-type="float">
            <text:p>128</text:p>
          </table:table-cell>
          <table:table-cell table:style-name="Default" table:formula="of:=[$GERAL.L16]" office:value-type="float" office:value="1" calcext:value-type="float">
            <text:p>1</text:p>
          </table:table-cell>
          <table:table-cell table:style-name="Default" table:formula="of:=[$GERAL.M16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$GERAL.A17]" office:value-type="string" office:string-value="Galaxy A14" calcext:value-type="string">
            <text:p>Galaxy A14</text:p>
          </table:table-cell>
          <table:table-cell table:formula="of:=[$GERAL.F17]" office:value-type="string" office:string-value="Helio" calcext:value-type="string">
            <text:p>Helio</text:p>
          </table:table-cell>
          <table:table-cell table:style-name="Default" table:formula="of:=[$GERAL.G17]" office:value-type="string" office:string-value="G80" calcext:value-type="string">
            <text:p>G80</text:p>
          </table:table-cell>
          <table:table-cell table:formula="of:=[$GERAL.H17]" office:value-type="string" office:string-value="Mali" calcext:value-type="string">
            <text:p>Mali</text:p>
          </table:table-cell>
          <table:table-cell table:style-name="Default" table:formula="of:=[$GERAL.I17]" office:value-type="string" office:string-value="G52 MC2" calcext:value-type="string">
            <text:p>G52 MC2</text:p>
          </table:table-cell>
          <table:table-cell table:style-name="Default" table:formula="of:=[$GERAL.J17]" office:value-type="float" office:value="4" calcext:value-type="float">
            <text:p>4</text:p>
          </table:table-cell>
          <table:table-cell table:style-name="Default" table:formula="of:=[$GERAL.K17]" office:value-type="float" office:value="64" calcext:value-type="float">
            <text:p>64</text:p>
          </table:table-cell>
          <table:table-cell table:style-name="Default" table:formula="of:=[$GERAL.L17]" office:value-type="float" office:value="1" calcext:value-type="float">
            <text:p>1</text:p>
          </table:table-cell>
          <table:table-cell table:style-name="Default" table:formula="of:=[$GERAL.M17]" office:value-type="float" office:value="1.9" calcext:value-type="float">
            <text:p>1.9</text:p>
          </table:table-cell>
          <table:table-cell/>
        </table:table-row>
        <table:table-row table:style-name="ro1">
          <table:table-cell table:formula="of:=[$GERAL.A18]" office:value-type="string" office:string-value="Galaxy A24 4G" calcext:value-type="string">
            <text:p>Galaxy A24 4G</text:p>
          </table:table-cell>
          <table:table-cell table:formula="of:=[$GERAL.F18]" office:value-type="string" office:string-value="Helio" calcext:value-type="string">
            <text:p>Helio</text:p>
          </table:table-cell>
          <table:table-cell table:style-name="Default" table:formula="of:=[$GERAL.G18]" office:value-type="string" office:string-value="G99" calcext:value-type="string">
            <text:p>G99</text:p>
          </table:table-cell>
          <table:table-cell table:formula="of:=[$GERAL.H18]" office:value-type="string" office:string-value="Mali" calcext:value-type="string">
            <text:p>Mali</text:p>
          </table:table-cell>
          <table:table-cell table:style-name="Default" table:formula="of:=[$GERAL.I18]" office:value-type="string" office:string-value="G57 MC2" calcext:value-type="string">
            <text:p>G57 MC2</text:p>
          </table:table-cell>
          <table:table-cell table:style-name="Default" table:formula="of:=[$GERAL.J18]" office:value-type="float" office:value="4" calcext:value-type="float">
            <text:p>4</text:p>
          </table:table-cell>
          <table:table-cell table:style-name="Default" table:formula="of:=[$GERAL.K18]" office:value-type="float" office:value="128" calcext:value-type="float">
            <text:p>128</text:p>
          </table:table-cell>
          <table:table-cell table:style-name="Default" table:formula="of:=[$GERAL.L18]" office:value-type="float" office:value="1" calcext:value-type="float">
            <text:p>1</text:p>
          </table:table-cell>
          <table:table-cell table:style-name="Default" table:formula="of:=[$GERAL.M18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19]" office:value-type="string" office:string-value="Galaxy A31" calcext:value-type="string">
            <text:p>Galaxy A31</text:p>
          </table:table-cell>
          <table:table-cell table:formula="of:=[$GERAL.F19]" office:value-type="string" office:string-value="Helio" calcext:value-type="string">
            <text:p>Helio</text:p>
          </table:table-cell>
          <table:table-cell table:style-name="Default" table:formula="of:=[$GERAL.G19]" office:value-type="string" office:string-value="P65" calcext:value-type="string">
            <text:p>P65</text:p>
          </table:table-cell>
          <table:table-cell table:formula="of:=[$GERAL.H19]" office:value-type="string" office:string-value="Mali" calcext:value-type="string">
            <text:p>Mali</text:p>
          </table:table-cell>
          <table:table-cell table:style-name="Default" table:formula="of:=[$GERAL.I19]" office:value-type="string" office:string-value="G52 MC2" calcext:value-type="string">
            <text:p>G52 MC2</text:p>
          </table:table-cell>
          <table:table-cell table:style-name="Default" table:formula="of:=[$GERAL.J19]" office:value-type="float" office:value="4" calcext:value-type="float">
            <text:p>4</text:p>
          </table:table-cell>
          <table:table-cell table:style-name="Default" table:formula="of:=[$GERAL.K19]" office:value-type="float" office:value="128" calcext:value-type="float">
            <text:p>128</text:p>
          </table:table-cell>
          <table:table-cell table:style-name="Default" table:formula="of:=[$GERAL.L19]" office:value-type="float" office:value="1" calcext:value-type="float">
            <text:p>1</text:p>
          </table:table-cell>
          <table:table-cell table:style-name="Default" table:formula="of:=[$GERAL.M19]" office:value-type="float" office:value="1.8" calcext:value-type="float">
            <text:p>1.8</text:p>
          </table:table-cell>
          <table:table-cell/>
        </table:table-row>
        <table:table-row table:style-name="ro1">
          <table:table-cell table:formula="of:=[$GERAL.A20]" office:value-type="string" office:string-value="Galaxy A33" calcext:value-type="string">
            <text:p>Galaxy A33</text:p>
          </table:table-cell>
          <table:table-cell table:formula="of:=[$GERAL.F20]" office:value-type="string" office:string-value="Exynos" calcext:value-type="string">
            <text:p>Exynos</text:p>
          </table:table-cell>
          <table:table-cell table:style-name="Default" table:formula="of:=[$GERAL.G20]" office:value-type="string" office:string-value="E1280" calcext:value-type="string">
            <text:p>E1280</text:p>
          </table:table-cell>
          <table:table-cell table:formula="of:=[$GERAL.H20]" office:value-type="string" office:string-value="Mali" calcext:value-type="string">
            <text:p>Mali</text:p>
          </table:table-cell>
          <table:table-cell table:style-name="Default" table:formula="of:=[$GERAL.I20]" office:value-type="string" office:string-value="G68" calcext:value-type="string">
            <text:p>G68</text:p>
          </table:table-cell>
          <table:table-cell table:style-name="Default" table:formula="of:=[$GERAL.J20]" office:value-type="float" office:value="6" calcext:value-type="float">
            <text:p>6</text:p>
          </table:table-cell>
          <table:table-cell table:style-name="Default" table:formula="of:=[$GERAL.K20]" office:value-type="float" office:value="128" calcext:value-type="float">
            <text:p>128</text:p>
          </table:table-cell>
          <table:table-cell table:style-name="Default" table:formula="of:=[$GERAL.L20]" office:value-type="float" office:value="1" calcext:value-type="float">
            <text:p>1</text:p>
          </table:table-cell>
          <table:table-cell table:style-name="Default" table:formula="of:=[$GERAL.M20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21]" office:value-type="string" office:string-value="Galaxy  A34" calcext:value-type="string">
            <text:p>Galaxy <text:s/>A34</text:p>
          </table:table-cell>
          <table:table-cell table:formula="of:=[$GERAL.F21]" office:value-type="string" office:string-value="Dimensity" calcext:value-type="string">
            <text:p>Dimensity</text:p>
          </table:table-cell>
          <table:table-cell table:style-name="Default" table:formula="of:=[$GERAL.G21]" office:value-type="string" office:string-value="D1080" calcext:value-type="string">
            <text:p>D1080</text:p>
          </table:table-cell>
          <table:table-cell table:formula="of:=[$GERAL.H21]" office:value-type="string" office:string-value="Mali" calcext:value-type="string">
            <text:p>Mali</text:p>
          </table:table-cell>
          <table:table-cell table:style-name="Default" table:formula="of:=[$GERAL.I21]" office:value-type="string" office:string-value="G68 MC4" calcext:value-type="string">
            <text:p>G68 MC4</text:p>
          </table:table-cell>
          <table:table-cell table:style-name="Default" table:formula="of:=[$GERAL.J21]" office:value-type="float" office:value="6" calcext:value-type="float">
            <text:p>6</text:p>
          </table:table-cell>
          <table:table-cell table:style-name="Default" table:formula="of:=[$GERAL.K21]" office:value-type="float" office:value="128" calcext:value-type="float">
            <text:p>128</text:p>
          </table:table-cell>
          <table:table-cell table:style-name="Default" table:formula="of:=[$GERAL.L21]" office:value-type="float" office:value="1" calcext:value-type="float">
            <text:p>1</text:p>
          </table:table-cell>
          <table:table-cell table:style-name="Default" table:formula="of:=[$GERAL.M21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22]" office:value-type="string" office:string-value="Galaxy A53" calcext:value-type="string">
            <text:p>Galaxy A53</text:p>
          </table:table-cell>
          <table:table-cell table:formula="of:=[$GERAL.F22]" office:value-type="string" office:string-value="Exynos" calcext:value-type="string">
            <text:p>Exynos</text:p>
          </table:table-cell>
          <table:table-cell table:style-name="Default" table:formula="of:=[$GERAL.G22]" office:value-type="string" office:string-value="E1280" calcext:value-type="string">
            <text:p>E1280</text:p>
          </table:table-cell>
          <table:table-cell table:formula="of:=[$GERAL.H22]" office:value-type="string" office:string-value="Mali" calcext:value-type="string">
            <text:p>Mali</text:p>
          </table:table-cell>
          <table:table-cell table:style-name="Default" table:formula="of:=[$GERAL.I22]" office:value-type="string" office:string-value="G68" calcext:value-type="string">
            <text:p>G68</text:p>
          </table:table-cell>
          <table:table-cell table:style-name="Default" table:formula="of:=[$GERAL.J22]" office:value-type="float" office:value="6" calcext:value-type="float">
            <text:p>6</text:p>
          </table:table-cell>
          <table:table-cell table:style-name="Default" table:formula="of:=[$GERAL.K22]" office:value-type="float" office:value="256" calcext:value-type="float">
            <text:p>256</text:p>
          </table:table-cell>
          <table:table-cell table:style-name="Default" table:formula="of:=[$GERAL.L22]" office:value-type="float" office:value="1" calcext:value-type="float">
            <text:p>1</text:p>
          </table:table-cell>
          <table:table-cell table:style-name="Default" table:formula="of:=[$GERAL.M22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23]" office:value-type="string" office:string-value="Galaxy A54" calcext:value-type="string">
            <text:p>Galaxy A54</text:p>
          </table:table-cell>
          <table:table-cell table:formula="of:=[$GERAL.F23]" office:value-type="string" office:string-value="Exynos" calcext:value-type="string">
            <text:p>Exynos</text:p>
          </table:table-cell>
          <table:table-cell table:style-name="Default" table:formula="of:=[$GERAL.G23]" office:value-type="string" office:string-value="E1380" calcext:value-type="string">
            <text:p>E1380</text:p>
          </table:table-cell>
          <table:table-cell table:formula="of:=[$GERAL.H23]" office:value-type="string" office:string-value="Mali" calcext:value-type="string">
            <text:p>Mali</text:p>
          </table:table-cell>
          <table:table-cell table:style-name="Default" table:formula="of:=[$GERAL.I23]" office:value-type="string" office:string-value="G68 MP5" calcext:value-type="string">
            <text:p>G68 MP5</text:p>
          </table:table-cell>
          <table:table-cell table:style-name="Default" table:formula="of:=[$GERAL.J23]" office:value-type="float" office:value="8" calcext:value-type="float">
            <text:p>8</text:p>
          </table:table-cell>
          <table:table-cell table:style-name="Default" table:formula="of:=[$GERAL.K23]" office:value-type="float" office:value="256" calcext:value-type="float">
            <text:p>256</text:p>
          </table:table-cell>
          <table:table-cell table:style-name="Default" table:formula="of:=[$GERAL.L23]" office:value-type="float" office:value="1" calcext:value-type="float">
            <text:p>1</text:p>
          </table:table-cell>
          <table:table-cell table:style-name="Default" table:formula="of:=[$GERAL.M23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24]" office:value-type="string" office:string-value="Galaxy  S21 FE" calcext:value-type="string">
            <text:p>Galaxy <text:s/>S21 FE</text:p>
          </table:table-cell>
          <table:table-cell table:formula="of:=[$GERAL.F24]" office:value-type="string" office:string-value="Exynos" calcext:value-type="string">
            <text:p>Exynos</text:p>
          </table:table-cell>
          <table:table-cell table:style-name="Default" table:formula="of:=[$GERAL.G24]" office:value-type="string" office:string-value="E2100" calcext:value-type="string">
            <text:p>E2100</text:p>
          </table:table-cell>
          <table:table-cell table:formula="of:=[$GERAL.H24]" office:value-type="string" office:string-value="Mali" calcext:value-type="string">
            <text:p>Mali</text:p>
          </table:table-cell>
          <table:table-cell table:style-name="Default" table:formula="of:=[$GERAL.I24]" office:value-type="string" office:string-value="G78 MP14" calcext:value-type="string">
            <text:p>G78 MP14</text:p>
          </table:table-cell>
          <table:table-cell table:style-name="Default" table:formula="of:=[$GERAL.J24]" office:value-type="float" office:value="6" calcext:value-type="float">
            <text:p>6</text:p>
          </table:table-cell>
          <table:table-cell table:style-name="Default" table:formula="of:=[$GERAL.K24]" office:value-type="float" office:value="128" calcext:value-type="float">
            <text:p>128</text:p>
          </table:table-cell>
          <table:table-cell table:style-name="Default" table:formula="of:=[$GERAL.L24]" office:value-type="float" office:value="0" calcext:value-type="float">
            <text:p>0</text:p>
          </table:table-cell>
          <table:table-cell table:style-name="Default" table:formula="of:=[$GERAL.M24]" office:value-type="float" office:value="2.5" calcext:value-type="float">
            <text:p>2.5</text:p>
          </table:table-cell>
          <table:table-cell/>
        </table:table-row>
        <table:table-row table:style-name="ro1">
          <table:table-cell table:formula="of:=[$GERAL.A25]" office:value-type="string" office:string-value="Galaxy  S22" calcext:value-type="string">
            <text:p>Galaxy <text:s/>S22</text:p>
          </table:table-cell>
          <table:table-cell table:formula="of:=[$GERAL.F25]" office:value-type="string" office:string-value="SnapDragon" calcext:value-type="string">
            <text:p>SnapDragon</text:p>
          </table:table-cell>
          <table:table-cell table:style-name="Default" table:formula="of:=[$GERAL.G25]" office:value-type="string" office:string-value="SM8450" calcext:value-type="string">
            <text:p>SM8450</text:p>
          </table:table-cell>
          <table:table-cell table:formula="of:=[$GERAL.H25]" office:value-type="string" office:string-value="Adreno" calcext:value-type="string">
            <text:p>Adreno</text:p>
          </table:table-cell>
          <table:table-cell table:style-name="Default" table:formula="of:=[$GERAL.I25]" office:value-type="string" office:string-value="A730" calcext:value-type="string">
            <text:p>A730</text:p>
          </table:table-cell>
          <table:table-cell table:style-name="Default" table:formula="of:=[$GERAL.J25]" office:value-type="float" office:value="8" calcext:value-type="float">
            <text:p>8</text:p>
          </table:table-cell>
          <table:table-cell table:style-name="Default" table:formula="of:=[$GERAL.K25]" office:value-type="float" office:value="256" calcext:value-type="float">
            <text:p>256</text:p>
          </table:table-cell>
          <table:table-cell table:style-name="Default" table:formula="of:=[$GERAL.L25]" office:value-type="float" office:value="0" calcext:value-type="float">
            <text:p>0</text:p>
          </table:table-cell>
          <table:table-cell table:style-name="Default" table:formula="of:=[$GERAL.M25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26]" office:value-type="string" office:string-value="Galaxy S23" calcext:value-type="string">
            <text:p>Galaxy S23</text:p>
          </table:table-cell>
          <table:table-cell table:formula="of:=[$GERAL.F26]" office:value-type="string" office:string-value="SnapDragon" calcext:value-type="string">
            <text:p>SnapDragon</text:p>
          </table:table-cell>
          <table:table-cell table:style-name="Default" table:formula="of:=[$GERAL.G26]" office:value-type="string" office:string-value="SP8 Gen2" calcext:value-type="string">
            <text:p>SP8 Gen2</text:p>
          </table:table-cell>
          <table:table-cell table:formula="of:=[$GERAL.H26]" office:value-type="string" office:string-value="Adreno" calcext:value-type="string">
            <text:p>Adreno</text:p>
          </table:table-cell>
          <table:table-cell table:style-name="Default" table:formula="of:=[$GERAL.I26]" office:value-type="string" office:string-value="A740" calcext:value-type="string">
            <text:p>A740</text:p>
          </table:table-cell>
          <table:table-cell table:style-name="Default" table:formula="of:=[$GERAL.J26]" office:value-type="float" office:value="8" calcext:value-type="float">
            <text:p>8</text:p>
          </table:table-cell>
          <table:table-cell table:style-name="Default" table:formula="of:=[$GERAL.K26]" office:value-type="float" office:value="256" calcext:value-type="float">
            <text:p>256</text:p>
          </table:table-cell>
          <table:table-cell table:style-name="Default" table:formula="of:=[$GERAL.L26]" office:value-type="float" office:value="0" calcext:value-type="float">
            <text:p>0</text:p>
          </table:table-cell>
          <table:table-cell table:style-name="Default" table:formula="of:=[$GERAL.M26]" office:value-type="float" office:value="2.6" calcext:value-type="float">
            <text:p>2.6</text:p>
          </table:table-cell>
          <table:table-cell/>
        </table:table-row>
        <table:table-row table:style-name="ro1">
          <table:table-cell table:formula="of:=[$GERAL.A27]" office:value-type="string" office:string-value="A16" calcext:value-type="string">
            <text:p>A16</text:p>
          </table:table-cell>
          <table:table-cell table:formula="of:=[$GERAL.F27]" office:value-type="string" office:string-value="Helio" calcext:value-type="string">
            <text:p>Helio</text:p>
          </table:table-cell>
          <table:table-cell table:style-name="Default" table:formula="of:=[$GERAL.G27]" office:value-type="string" office:string-value="G35" calcext:value-type="string">
            <text:p>G35</text:p>
          </table:table-cell>
          <table:table-cell table:formula="of:=[$GERAL.H27]" office:value-type="string" office:string-value="PowerVR" calcext:value-type="string">
            <text:p>PowerVR</text:p>
          </table:table-cell>
          <table:table-cell table:style-name="Default" table:formula="of:=[$GERAL.I27]" office:value-type="string" office:string-value="GE8320" calcext:value-type="string">
            <text:p>GE8320</text:p>
          </table:table-cell>
          <table:table-cell table:style-name="Default" table:formula="of:=[$GERAL.J27]" office:value-type="float" office:value="3" calcext:value-type="float">
            <text:p>3</text:p>
          </table:table-cell>
          <table:table-cell table:style-name="Default" table:formula="of:=[$GERAL.K27]" office:value-type="float" office:value="32" calcext:value-type="float">
            <text:p>32</text:p>
          </table:table-cell>
          <table:table-cell table:style-name="Default" table:formula="of:=[$GERAL.L27]" office:value-type="float" office:value="0" calcext:value-type="float">
            <text:p>0</text:p>
          </table:table-cell>
          <table:table-cell table:style-name="Default" table:formula="of:=[$GERAL.M27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28]" office:value-type="string" office:string-value="A54" calcext:value-type="string">
            <text:p>A54</text:p>
          </table:table-cell>
          <table:table-cell table:formula="of:=[$GERAL.F28]" office:value-type="string" office:string-value="Helio" calcext:value-type="string">
            <text:p>Helio</text:p>
          </table:table-cell>
          <table:table-cell table:style-name="Default" table:formula="of:=[$GERAL.G28]" office:value-type="string" office:string-value="P35" calcext:value-type="string">
            <text:p>P35</text:p>
          </table:table-cell>
          <table:table-cell table:formula="of:=[$GERAL.H28]" office:value-type="string" office:string-value="PowerVR" calcext:value-type="string">
            <text:p>PowerVR</text:p>
          </table:table-cell>
          <table:table-cell table:style-name="Default" table:formula="of:=[$GERAL.I28]" office:value-type="string" office:string-value="GE8320" calcext:value-type="string">
            <text:p>GE8320</text:p>
          </table:table-cell>
          <table:table-cell table:style-name="Default" table:formula="of:=[$GERAL.J28]" office:value-type="float" office:value="4" calcext:value-type="float">
            <text:p>4</text:p>
          </table:table-cell>
          <table:table-cell table:style-name="Default" table:formula="of:=[$GERAL.K28]" office:value-type="float" office:value="128" calcext:value-type="float">
            <text:p>128</text:p>
          </table:table-cell>
          <table:table-cell table:style-name="Default" table:formula="of:=[$GERAL.L28]" office:value-type="float" office:value="1" calcext:value-type="float">
            <text:p>1</text:p>
          </table:table-cell>
          <table:table-cell table:style-name="Default" table:formula="of:=[$GERAL.M28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29]" office:value-type="string" office:string-value="A57" calcext:value-type="string">
            <text:p>A57</text:p>
          </table:table-cell>
          <table:table-cell table:formula="of:=[$GERAL.F29]" office:value-type="string" office:string-value="Helio" calcext:value-type="string">
            <text:p>Helio</text:p>
          </table:table-cell>
          <table:table-cell table:style-name="Default" table:formula="of:=[$GERAL.G29]" office:value-type="string" office:string-value="G35" calcext:value-type="string">
            <text:p>G35</text:p>
          </table:table-cell>
          <table:table-cell table:formula="of:=[$GERAL.H29]" office:value-type="string" office:string-value="PowerVR" calcext:value-type="string">
            <text:p>PowerVR</text:p>
          </table:table-cell>
          <table:table-cell table:style-name="Default" table:formula="of:=[$GERAL.I29]" office:value-type="string" office:string-value="GE8320" calcext:value-type="string">
            <text:p>GE8320</text:p>
          </table:table-cell>
          <table:table-cell table:style-name="Default" table:formula="of:=[$GERAL.J29]" office:value-type="float" office:value="3" calcext:value-type="float">
            <text:p>3</text:p>
          </table:table-cell>
          <table:table-cell table:style-name="Default" table:formula="of:=[$GERAL.K29]" office:value-type="float" office:value="64" calcext:value-type="float">
            <text:p>64</text:p>
          </table:table-cell>
          <table:table-cell table:style-name="Default" table:formula="of:=[$GERAL.L29]" office:value-type="float" office:value="1" calcext:value-type="float">
            <text:p>1</text:p>
          </table:table-cell>
          <table:table-cell table:style-name="Default" table:formula="of:=[$GERAL.M29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30]" office:value-type="string" office:string-value="A77" calcext:value-type="string">
            <text:p>A77</text:p>
          </table:table-cell>
          <table:table-cell table:formula="of:=[$GERAL.F30]" office:value-type="string" office:string-value="Helio" calcext:value-type="string">
            <text:p>Helio</text:p>
          </table:table-cell>
          <table:table-cell table:style-name="Default" table:formula="of:=[$GERAL.G30]" office:value-type="string" office:string-value="G35" calcext:value-type="string">
            <text:p>G35</text:p>
          </table:table-cell>
          <table:table-cell table:formula="of:=[$GERAL.H30]" office:value-type="string" office:string-value="PowerVR" calcext:value-type="string">
            <text:p>PowerVR</text:p>
          </table:table-cell>
          <table:table-cell table:style-name="Default" table:formula="of:=[$GERAL.I30]" office:value-type="string" office:string-value="GE8320" calcext:value-type="string">
            <text:p>GE8320</text:p>
          </table:table-cell>
          <table:table-cell table:style-name="Default" table:formula="of:=[$GERAL.J30]" office:value-type="float" office:value="4" calcext:value-type="float">
            <text:p>4</text:p>
          </table:table-cell>
          <table:table-cell table:style-name="Default" table:formula="of:=[$GERAL.K30]" office:value-type="float" office:value="64" calcext:value-type="float">
            <text:p>64</text:p>
          </table:table-cell>
          <table:table-cell table:style-name="Default" table:formula="of:=[$GERAL.L30]" office:value-type="float" office:value="1" calcext:value-type="float">
            <text:p>1</text:p>
          </table:table-cell>
          <table:table-cell table:style-name="Default" table:formula="of:=[$GERAL.M30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31]" office:value-type="string" office:string-value="Reno 6 PRO" calcext:value-type="string">
            <text:p>Reno 6 PRO</text:p>
          </table:table-cell>
          <table:table-cell table:formula="of:=[$GERAL.F31]" office:value-type="string" office:string-value="SnapDragon" calcext:value-type="string">
            <text:p>SnapDragon</text:p>
          </table:table-cell>
          <table:table-cell table:style-name="Default" table:formula="of:=[$GERAL.G31]" office:value-type="string" office:string-value="SM8250-AC" calcext:value-type="string">
            <text:p>SM8250-AC</text:p>
          </table:table-cell>
          <table:table-cell table:formula="of:=[$GERAL.H31]" office:value-type="string" office:string-value="Adreno" calcext:value-type="string">
            <text:p>Adreno</text:p>
          </table:table-cell>
          <table:table-cell table:style-name="Default" table:formula="of:=[$GERAL.I31]" office:value-type="string" office:string-value="A650" calcext:value-type="string">
            <text:p>A650</text:p>
          </table:table-cell>
          <table:table-cell table:style-name="Default" table:formula="of:=[$GERAL.J31]" office:value-type="float" office:value="8" calcext:value-type="float">
            <text:p>8</text:p>
          </table:table-cell>
          <table:table-cell table:style-name="Default" table:formula="of:=[$GERAL.K31]" office:value-type="float" office:value="128" calcext:value-type="float">
            <text:p>128</text:p>
          </table:table-cell>
          <table:table-cell table:style-name="Default" table:formula="of:=[$GERAL.L31]" office:value-type="float" office:value="0" calcext:value-type="float">
            <text:p>0</text:p>
          </table:table-cell>
          <table:table-cell table:style-name="Default" table:formula="of:=[$GERAL.M31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32]" office:value-type="string" office:string-value="Reno 7" calcext:value-type="string">
            <text:p>Reno 7</text:p>
          </table:table-cell>
          <table:table-cell table:formula="of:=[$GERAL.F32]" office:value-type="string" office:string-value="SnapDragon" calcext:value-type="string">
            <text:p>SnapDragon</text:p>
          </table:table-cell>
          <table:table-cell table:style-name="Default" table:formula="of:=[$GERAL.G32]" office:value-type="string" office:string-value="SP680" calcext:value-type="string">
            <text:p>SP680</text:p>
          </table:table-cell>
          <table:table-cell table:formula="of:=[$GERAL.H32]" office:value-type="string" office:string-value="Adreno" calcext:value-type="string">
            <text:p>Adreno</text:p>
          </table:table-cell>
          <table:table-cell table:style-name="Default" table:formula="of:=[$GERAL.I32]" office:value-type="string" office:string-value="A610" calcext:value-type="string">
            <text:p>A610</text:p>
          </table:table-cell>
          <table:table-cell table:style-name="Default" table:formula="of:=[$GERAL.J32]" office:value-type="float" office:value="8" calcext:value-type="float">
            <text:p>8</text:p>
          </table:table-cell>
          <table:table-cell table:style-name="Default" table:formula="of:=[$GERAL.K32]" office:value-type="float" office:value="256" calcext:value-type="float">
            <text:p>256</text:p>
          </table:table-cell>
          <table:table-cell table:style-name="Default" table:formula="of:=[$GERAL.L32]" office:value-type="float" office:value="1" calcext:value-type="float">
            <text:p>1</text:p>
          </table:table-cell>
          <table:table-cell table:style-name="Default" table:formula="of:=[$GERAL.M32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33]" office:value-type="string" office:string-value="Reno 8 PRO" calcext:value-type="string">
            <text:p>Reno 8 PRO</text:p>
          </table:table-cell>
          <table:table-cell table:formula="of:=[$GERAL.F33]" office:value-type="string" office:string-value="Dimensity" calcext:value-type="string">
            <text:p>Dimensity</text:p>
          </table:table-cell>
          <table:table-cell table:style-name="Default" table:formula="of:=[$GERAL.G33]" office:value-type="string" office:string-value="D8100" calcext:value-type="string">
            <text:p>D8100</text:p>
          </table:table-cell>
          <table:table-cell table:formula="of:=[$GERAL.H33]" office:value-type="string" office:string-value="Mali" calcext:value-type="string">
            <text:p>Mali</text:p>
          </table:table-cell>
          <table:table-cell table:style-name="Default" table:formula="of:=[$GERAL.I33]" office:value-type="string" office:string-value="G610 MC6" calcext:value-type="string">
            <text:p>G610 MC6</text:p>
          </table:table-cell>
          <table:table-cell table:style-name="Default" table:formula="of:=[$GERAL.J33]" office:value-type="float" office:value="8" calcext:value-type="float">
            <text:p>8</text:p>
          </table:table-cell>
          <table:table-cell table:style-name="Default" table:formula="of:=[$GERAL.K33]" office:value-type="float" office:value="256" calcext:value-type="float">
            <text:p>256</text:p>
          </table:table-cell>
          <table:table-cell table:style-name="Default" table:formula="of:=[$GERAL.L33]" office:value-type="float" office:value="0" calcext:value-type="float">
            <text:p>0</text:p>
          </table:table-cell>
          <table:table-cell table:style-name="Default" table:formula="of:=[$GERAL.M33]" office:value-type="float" office:value="2.4" calcext:value-type="float">
            <text:p>2.4</text:p>
          </table:table-cell>
          <table:table-cell/>
        </table:table-row>
        <table:table-row table:style-name="ro1">
          <table:table-cell table:formula="of:=[$GERAL.A34]" office:value-type="string" office:string-value="Poco  C40" calcext:value-type="string">
            <text:p>Poco <text:s/>C40</text:p>
          </table:table-cell>
          <table:table-cell table:formula="of:=[$GERAL.F34]" office:value-type="string" office:string-value="JLQ" calcext:value-type="string">
            <text:p>JLQ</text:p>
          </table:table-cell>
          <table:table-cell table:style-name="Default" table:formula="of:=[$GERAL.G34]" office:value-type="string" office:string-value="JR510" calcext:value-type="string">
            <text:p>JR510</text:p>
          </table:table-cell>
          <table:table-cell table:formula="of:=[$GERAL.H34]" office:value-type="string" office:string-value="Mali" calcext:value-type="string">
            <text:p>Mali</text:p>
          </table:table-cell>
          <table:table-cell table:style-name="Default" table:formula="of:=[$GERAL.I34]" office:value-type="string" office:string-value="G57 MC1" calcext:value-type="string">
            <text:p>G57 MC1</text:p>
          </table:table-cell>
          <table:table-cell table:style-name="Default" table:formula="of:=[$GERAL.J34]" office:value-type="float" office:value="3" calcext:value-type="float">
            <text:p>3</text:p>
          </table:table-cell>
          <table:table-cell table:style-name="Default" table:formula="of:=[$GERAL.K34]" office:value-type="float" office:value="32" calcext:value-type="float">
            <text:p>32</text:p>
          </table:table-cell>
          <table:table-cell table:style-name="Default" table:formula="of:=[$GERAL.L34]" office:value-type="float" office:value="1" calcext:value-type="float">
            <text:p>1</text:p>
          </table:table-cell>
          <table:table-cell table:style-name="Default" table:formula="of:=[$GERAL.M34]" office:value-type="float" office:value="1.8" calcext:value-type="float">
            <text:p>1.8</text:p>
          </table:table-cell>
          <table:table-cell/>
        </table:table-row>
        <table:table-row table:style-name="ro1">
          <table:table-cell table:formula="of:=[$GERAL.A35]" office:value-type="string" office:string-value="Poco  C55" calcext:value-type="string">
            <text:p>Poco <text:s/>C55</text:p>
          </table:table-cell>
          <table:table-cell table:formula="of:=[$GERAL.F35]" office:value-type="string" office:string-value="Helio" calcext:value-type="string">
            <text:p>Helio</text:p>
          </table:table-cell>
          <table:table-cell table:style-name="Default" table:formula="of:=[$GERAL.G35]" office:value-type="string" office:string-value="G85" calcext:value-type="string">
            <text:p>G85</text:p>
          </table:table-cell>
          <table:table-cell table:formula="of:=[$GERAL.H35]" office:value-type="string" office:string-value="Mali" calcext:value-type="string">
            <text:p>Mali</text:p>
          </table:table-cell>
          <table:table-cell table:style-name="Default" table:formula="of:=[$GERAL.I35]" office:value-type="string" office:string-value="G52 MC2" calcext:value-type="string">
            <text:p>G52 MC2</text:p>
          </table:table-cell>
          <table:table-cell table:style-name="Default" table:formula="of:=[$GERAL.J35]" office:value-type="float" office:value="4" calcext:value-type="float">
            <text:p>4</text:p>
          </table:table-cell>
          <table:table-cell table:style-name="Default" table:formula="of:=[$GERAL.K35]" office:value-type="float" office:value="64" calcext:value-type="float">
            <text:p>64</text:p>
          </table:table-cell>
          <table:table-cell table:style-name="Default" table:formula="of:=[$GERAL.L35]" office:value-type="float" office:value="1" calcext:value-type="float">
            <text:p>1</text:p>
          </table:table-cell>
          <table:table-cell table:style-name="Default" table:formula="of:=[$GERAL.M35]" office:value-type="float" office:value="1.9" calcext:value-type="float">
            <text:p>1.9</text:p>
          </table:table-cell>
          <table:table-cell/>
        </table:table-row>
        <table:table-row table:style-name="ro1">
          <table:table-cell table:formula="of:=[$GERAL.A36]" office:value-type="string" office:string-value="Poco M3" calcext:value-type="string">
            <text:p>Poco M3</text:p>
          </table:table-cell>
          <table:table-cell table:formula="of:=[$GERAL.F36]" office:value-type="string" office:string-value="SnapDragon" calcext:value-type="string">
            <text:p>SnapDragon</text:p>
          </table:table-cell>
          <table:table-cell table:style-name="Default" table:formula="of:=[$GERAL.G36]" office:value-type="string" office:string-value="SP662" calcext:value-type="string">
            <text:p>SP662</text:p>
          </table:table-cell>
          <table:table-cell table:formula="of:=[$GERAL.H36]" office:value-type="string" office:string-value="Adreno" calcext:value-type="string">
            <text:p>Adreno</text:p>
          </table:table-cell>
          <table:table-cell table:style-name="Default" table:formula="of:=[$GERAL.I36]" office:value-type="string" office:string-value="A610" calcext:value-type="string">
            <text:p>A610</text:p>
          </table:table-cell>
          <table:table-cell table:style-name="Default" table:formula="of:=[$GERAL.J36]" office:value-type="float" office:value="4" calcext:value-type="float">
            <text:p>4</text:p>
          </table:table-cell>
          <table:table-cell table:style-name="Default" table:formula="of:=[$GERAL.K36]" office:value-type="float" office:value="128" calcext:value-type="float">
            <text:p>128</text:p>
          </table:table-cell>
          <table:table-cell table:style-name="Default" table:formula="of:=[$GERAL.L36]" office:value-type="float" office:value="1" calcext:value-type="float">
            <text:p>1</text:p>
          </table:table-cell>
          <table:table-cell table:style-name="Default" table:formula="of:=[$GERAL.M36]" office:value-type="float" office:value="1.9" calcext:value-type="float">
            <text:p>1.9</text:p>
          </table:table-cell>
          <table:table-cell/>
        </table:table-row>
        <table:table-row table:style-name="ro1">
          <table:table-cell table:formula="of:=[$GERAL.A37]" office:value-type="string" office:string-value="Poco M5" calcext:value-type="string">
            <text:p>Poco M5</text:p>
          </table:table-cell>
          <table:table-cell table:formula="of:=[$GERAL.F37]" office:value-type="string" office:string-value="Helio" calcext:value-type="string">
            <text:p>Helio</text:p>
          </table:table-cell>
          <table:table-cell table:style-name="Default" table:formula="of:=[$GERAL.G37]" office:value-type="string" office:string-value="G99" calcext:value-type="string">
            <text:p>G99</text:p>
          </table:table-cell>
          <table:table-cell table:formula="of:=[$GERAL.H37]" office:value-type="string" office:string-value="Mali" calcext:value-type="string">
            <text:p>Mali</text:p>
          </table:table-cell>
          <table:table-cell table:style-name="Default" table:formula="of:=[$GERAL.I37]" office:value-type="string" office:string-value="G57 MC2" calcext:value-type="string">
            <text:p>G57 MC2</text:p>
          </table:table-cell>
          <table:table-cell table:style-name="Default" table:formula="of:=[$GERAL.J37]" office:value-type="float" office:value="4" calcext:value-type="float">
            <text:p>4</text:p>
          </table:table-cell>
          <table:table-cell table:style-name="Default" table:formula="of:=[$GERAL.K37]" office:value-type="float" office:value="128" calcext:value-type="float">
            <text:p>128</text:p>
          </table:table-cell>
          <table:table-cell table:style-name="Default" table:formula="of:=[$GERAL.L37]" office:value-type="float" office:value="1" calcext:value-type="float">
            <text:p>1</text:p>
          </table:table-cell>
          <table:table-cell table:style-name="Default" table:formula="of:=[$GERAL.M37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38]" office:value-type="string" office:string-value="Poco X4 GT" calcext:value-type="string">
            <text:p>Poco X4 GT</text:p>
          </table:table-cell>
          <table:table-cell table:formula="of:=[$GERAL.F38]" office:value-type="string" office:string-value="Dimensity" calcext:value-type="string">
            <text:p>Dimensity</text:p>
          </table:table-cell>
          <table:table-cell table:style-name="Default" table:formula="of:=[$GERAL.G38]" office:value-type="string" office:string-value="D8100" calcext:value-type="string">
            <text:p>D8100</text:p>
          </table:table-cell>
          <table:table-cell table:formula="of:=[$GERAL.H38]" office:value-type="string" office:string-value="Mali" calcext:value-type="string">
            <text:p>Mali</text:p>
          </table:table-cell>
          <table:table-cell table:style-name="Default" table:formula="of:=[$GERAL.I38]" office:value-type="string" office:string-value="G610" calcext:value-type="string">
            <text:p>G610</text:p>
          </table:table-cell>
          <table:table-cell table:style-name="Default" table:formula="of:=[$GERAL.J38]" office:value-type="float" office:value="8" calcext:value-type="float">
            <text:p>8</text:p>
          </table:table-cell>
          <table:table-cell table:style-name="Default" table:formula="of:=[$GERAL.K38]" office:value-type="float" office:value="256" calcext:value-type="float">
            <text:p>256</text:p>
          </table:table-cell>
          <table:table-cell table:style-name="Default" table:formula="of:=[$GERAL.L38]" office:value-type="float" office:value="0" calcext:value-type="float">
            <text:p>0</text:p>
          </table:table-cell>
          <table:table-cell table:style-name="Default" table:formula="of:=[$GERAL.M38]" office:value-type="float" office:value="2.4" calcext:value-type="float">
            <text:p>2.4</text:p>
          </table:table-cell>
          <table:table-cell/>
        </table:table-row>
        <table:table-row table:style-name="ro1">
          <table:table-cell table:formula="of:=[$GERAL.A39]" office:value-type="string" office:string-value="Poco X5" calcext:value-type="string">
            <text:p>Poco X5</text:p>
          </table:table-cell>
          <table:table-cell table:formula="of:=[$GERAL.F39]" office:value-type="string" office:string-value="SnapDragon" calcext:value-type="string">
            <text:p>SnapDragon</text:p>
          </table:table-cell>
          <table:table-cell table:style-name="Default" table:formula="of:=[$GERAL.G39]" office:value-type="string" office:string-value="SM6375" calcext:value-type="string">
            <text:p>SM6375</text:p>
          </table:table-cell>
          <table:table-cell table:formula="of:=[$GERAL.H39]" office:value-type="string" office:string-value="Adreno" calcext:value-type="string">
            <text:p>Adreno</text:p>
          </table:table-cell>
          <table:table-cell table:style-name="Default" table:formula="of:=[$GERAL.I39]" office:value-type="string" office:string-value="A619" calcext:value-type="string">
            <text:p>A619</text:p>
          </table:table-cell>
          <table:table-cell table:style-name="Default" table:formula="of:=[$GERAL.J39]" office:value-type="float" office:value="6" calcext:value-type="float">
            <text:p>6</text:p>
          </table:table-cell>
          <table:table-cell table:style-name="Default" table:formula="of:=[$GERAL.K39]" office:value-type="float" office:value="128" calcext:value-type="float">
            <text:p>128</text:p>
          </table:table-cell>
          <table:table-cell table:style-name="Default" table:formula="of:=[$GERAL.L39]" office:value-type="float" office:value="1" calcext:value-type="float">
            <text:p>1</text:p>
          </table:table-cell>
          <table:table-cell table:style-name="Default" table:formula="of:=[$GERAL.M39]" office:value-type="float" office:value="1.8" calcext:value-type="float">
            <text:p>1.8</text:p>
          </table:table-cell>
          <table:table-cell/>
        </table:table-row>
        <table:table-row table:style-name="ro1">
          <table:table-cell table:formula="of:=[$GERAL.A40]" office:value-type="string" office:string-value="Poco X5 PRO" calcext:value-type="string">
            <text:p>Poco X5 PRO</text:p>
          </table:table-cell>
          <table:table-cell table:formula="of:=[$GERAL.F40]" office:value-type="string" office:string-value="SnapDragon" calcext:value-type="string">
            <text:p>SnapDragon</text:p>
          </table:table-cell>
          <table:table-cell table:style-name="Default" table:formula="of:=[$GERAL.G40]" office:value-type="string" office:string-value="SP778G" calcext:value-type="string">
            <text:p>SP778G</text:p>
          </table:table-cell>
          <table:table-cell table:formula="of:=[$GERAL.H40]" office:value-type="string" office:string-value="Adreno" calcext:value-type="string">
            <text:p>Adreno</text:p>
          </table:table-cell>
          <table:table-cell table:style-name="Default" table:formula="of:=[$GERAL.I40]" office:value-type="string" office:string-value="A642L" calcext:value-type="string">
            <text:p>A642L</text:p>
          </table:table-cell>
          <table:table-cell table:style-name="Default" table:formula="of:=[$GERAL.J40]" office:value-type="float" office:value="6" calcext:value-type="float">
            <text:p>6</text:p>
          </table:table-cell>
          <table:table-cell table:style-name="Default" table:formula="of:=[$GERAL.K40]" office:value-type="float" office:value="128" calcext:value-type="float">
            <text:p>128</text:p>
          </table:table-cell>
          <table:table-cell table:style-name="Default" table:formula="of:=[$GERAL.L40]" office:value-type="float" office:value="0" calcext:value-type="float">
            <text:p>0</text:p>
          </table:table-cell>
          <table:table-cell table:style-name="Default" table:formula="of:=[$GERAL.M40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41]" office:value-type="string" office:string-value="Poco F4" calcext:value-type="string">
            <text:p>Poco F4</text:p>
          </table:table-cell>
          <table:table-cell table:formula="of:=[$GERAL.F41]" office:value-type="string" office:string-value="SnapDragon" calcext:value-type="string">
            <text:p>SnapDragon</text:p>
          </table:table-cell>
          <table:table-cell table:style-name="Default" table:formula="of:=[$GERAL.G41]" office:value-type="string" office:string-value="SP870" calcext:value-type="string">
            <text:p>SP870</text:p>
          </table:table-cell>
          <table:table-cell table:formula="of:=[$GERAL.H41]" office:value-type="string" office:string-value="Adreno" calcext:value-type="string">
            <text:p>Adreno</text:p>
          </table:table-cell>
          <table:table-cell table:style-name="Default" table:formula="of:=[$GERAL.I41]" office:value-type="string" office:string-value="A650" calcext:value-type="string">
            <text:p>A650</text:p>
          </table:table-cell>
          <table:table-cell table:style-name="Default" table:formula="of:=[$GERAL.J41]" office:value-type="float" office:value="6" calcext:value-type="float">
            <text:p>6</text:p>
          </table:table-cell>
          <table:table-cell table:style-name="Default" table:formula="of:=[$GERAL.K41]" office:value-type="float" office:value="128" calcext:value-type="float">
            <text:p>128</text:p>
          </table:table-cell>
          <table:table-cell table:style-name="Default" table:formula="of:=[$GERAL.L41]" office:value-type="float" office:value="0" calcext:value-type="float">
            <text:p>0</text:p>
          </table:table-cell>
          <table:table-cell table:style-name="Default" table:formula="of:=[$GERAL.M41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42]" office:value-type="string" office:string-value="Poco F4 GT" calcext:value-type="string">
            <text:p>Poco F4 GT</text:p>
          </table:table-cell>
          <table:table-cell table:formula="of:=[$GERAL.F42]" office:value-type="string" office:string-value="SnapDragon" calcext:value-type="string">
            <text:p>SnapDragon</text:p>
          </table:table-cell>
          <table:table-cell table:style-name="Default" table:formula="of:=[$GERAL.G42]" office:value-type="string" office:string-value="SP8 Gen1" calcext:value-type="string">
            <text:p>SP8 Gen1</text:p>
          </table:table-cell>
          <table:table-cell table:formula="of:=[$GERAL.H42]" office:value-type="string" office:string-value="Adreno" calcext:value-type="string">
            <text:p>Adreno</text:p>
          </table:table-cell>
          <table:table-cell table:style-name="Default" table:formula="of:=[$GERAL.I42]" office:value-type="string" office:string-value="A730" calcext:value-type="string">
            <text:p>A730</text:p>
          </table:table-cell>
          <table:table-cell table:style-name="Default" table:formula="of:=[$GERAL.J42]" office:value-type="float" office:value="8" calcext:value-type="float">
            <text:p>8</text:p>
          </table:table-cell>
          <table:table-cell table:style-name="Default" table:formula="of:=[$GERAL.K42]" office:value-type="float" office:value="128" calcext:value-type="float">
            <text:p>128</text:p>
          </table:table-cell>
          <table:table-cell table:style-name="Default" table:formula="of:=[$GERAL.L42]" office:value-type="float" office:value="0" calcext:value-type="float">
            <text:p>0</text:p>
          </table:table-cell>
          <table:table-cell table:style-name="Default" table:formula="of:=[$GERAL.M42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43]" office:value-type="string" office:string-value="Poco F5" calcext:value-type="string">
            <text:p>Poco F5</text:p>
          </table:table-cell>
          <table:table-cell table:formula="of:=[$GERAL.F43]" office:value-type="string" office:string-value="SnapDragon" calcext:value-type="string">
            <text:p>SnapDragon</text:p>
          </table:table-cell>
          <table:table-cell table:style-name="Default" table:formula="of:=[$GERAL.G43]" office:value-type="string" office:string-value="SM7475-AB" calcext:value-type="string">
            <text:p>SM7475-AB</text:p>
          </table:table-cell>
          <table:table-cell table:formula="of:=[$GERAL.H43]" office:value-type="string" office:string-value="Adreno" calcext:value-type="string">
            <text:p>Adreno</text:p>
          </table:table-cell>
          <table:table-cell table:style-name="Default" table:formula="of:=[$GERAL.I43]" office:value-type="string" office:string-value="A725" calcext:value-type="string">
            <text:p>A725</text:p>
          </table:table-cell>
          <table:table-cell table:style-name="Default" table:formula="of:=[$GERAL.J43]" office:value-type="float" office:value="8" calcext:value-type="float">
            <text:p>8</text:p>
          </table:table-cell>
          <table:table-cell table:style-name="Default" table:formula="of:=[$GERAL.K43]" office:value-type="float" office:value="256" calcext:value-type="float">
            <text:p>256</text:p>
          </table:table-cell>
          <table:table-cell table:style-name="Default" table:formula="of:=[$GERAL.L43]" office:value-type="float" office:value="0" calcext:value-type="float">
            <text:p>0</text:p>
          </table:table-cell>
          <table:table-cell table:style-name="Default" table:formula="of:=[$GERAL.M43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44]" office:value-type="string" office:string-value="RealMe C30s" calcext:value-type="string">
            <text:p>RealMe C30s</text:p>
          </table:table-cell>
          <table:table-cell table:formula="of:=[$GERAL.F44]" office:value-type="string" office:string-value="Unisoc" calcext:value-type="string">
            <text:p>Unisoc</text:p>
          </table:table-cell>
          <table:table-cell table:style-name="Default" table:formula="of:=[$GERAL.G44]" office:value-type="string" office:string-value="SC9863A" calcext:value-type="string">
            <text:p>SC9863A</text:p>
          </table:table-cell>
          <table:table-cell table:formula="of:=[$GERAL.H44]" office:value-type="string" office:string-value="IMG8322" calcext:value-type="string">
            <text:p>IMG8322</text:p>
          </table:table-cell>
          <table:table-cell table:style-name="Default" table:formula="of:=[$GERAL.I44]" office:value-type="string" office:string-value="NULL" calcext:value-type="string">
            <text:p>NULL</text:p>
          </table:table-cell>
          <table:table-cell table:style-name="Default" table:formula="of:=[$GERAL.J44]" office:value-type="float" office:value="2" calcext:value-type="float">
            <text:p>2</text:p>
          </table:table-cell>
          <table:table-cell table:style-name="Default" table:formula="of:=[$GERAL.K44]" office:value-type="float" office:value="32" calcext:value-type="float">
            <text:p>32</text:p>
          </table:table-cell>
          <table:table-cell table:style-name="Default" table:formula="of:=[$GERAL.L44]" office:value-type="float" office:value="1" calcext:value-type="float">
            <text:p>1</text:p>
          </table:table-cell>
          <table:table-cell table:style-name="Default" table:formula="of:=[$GERAL.M44]" office:value-type="float" office:value="1.4" calcext:value-type="float">
            <text:p>1.4</text:p>
          </table:table-cell>
          <table:table-cell/>
        </table:table-row>
        <table:table-row table:style-name="ro1">
          <table:table-cell table:formula="of:=[$GERAL.A45]" office:value-type="string" office:string-value="RealMe C33" calcext:value-type="string">
            <text:p>RealMe C33</text:p>
          </table:table-cell>
          <table:table-cell table:formula="of:=[$GERAL.F45]" office:value-type="string" office:string-value="Unisoc" calcext:value-type="string">
            <text:p>Unisoc</text:p>
          </table:table-cell>
          <table:table-cell table:style-name="Default" table:formula="of:=[$GERAL.G45]" office:value-type="string" office:string-value="T612" calcext:value-type="string">
            <text:p>T612</text:p>
          </table:table-cell>
          <table:table-cell table:formula="of:=[$GERAL.H45]" office:value-type="string" office:string-value="Mali" calcext:value-type="string">
            <text:p>Mali</text:p>
          </table:table-cell>
          <table:table-cell table:style-name="Default" table:formula="of:=[$GERAL.I45]" office:value-type="string" office:string-value="G57" calcext:value-type="string">
            <text:p>G57</text:p>
          </table:table-cell>
          <table:table-cell table:style-name="Default" table:formula="of:=[$GERAL.J45]" office:value-type="float" office:value="3" calcext:value-type="float">
            <text:p>3</text:p>
          </table:table-cell>
          <table:table-cell table:style-name="Default" table:formula="of:=[$GERAL.K45]" office:value-type="float" office:value="32" calcext:value-type="float">
            <text:p>32</text:p>
          </table:table-cell>
          <table:table-cell table:style-name="Default" table:formula="of:=[$GERAL.L45]" office:value-type="float" office:value="1" calcext:value-type="float">
            <text:p>1</text:p>
          </table:table-cell>
          <table:table-cell table:style-name="Default" table:formula="of:=[$GERAL.M45]" office:value-type="float" office:value="1.8" calcext:value-type="float">
            <text:p>1.8</text:p>
          </table:table-cell>
          <table:table-cell/>
        </table:table-row>
        <table:table-row table:style-name="ro1">
          <table:table-cell table:formula="of:=[$GERAL.A46]" office:value-type="string" office:string-value="RealMe C53" calcext:value-type="string">
            <text:p>RealMe C53</text:p>
          </table:table-cell>
          <table:table-cell table:formula="of:=[$GERAL.F46]" office:value-type="string" office:string-value="Unisoc" calcext:value-type="string">
            <text:p>Unisoc</text:p>
          </table:table-cell>
          <table:table-cell table:style-name="Default" table:formula="of:=[$GERAL.G46]" office:value-type="string" office:string-value="T612" calcext:value-type="string">
            <text:p>T612</text:p>
          </table:table-cell>
          <table:table-cell table:formula="of:=[$GERAL.H46]" office:value-type="string" office:string-value="Mali" calcext:value-type="string">
            <text:p>Mali</text:p>
          </table:table-cell>
          <table:table-cell table:style-name="Default" table:formula="of:=[$GERAL.I46]" office:value-type="string" office:string-value="G57" calcext:value-type="string">
            <text:p>G57</text:p>
          </table:table-cell>
          <table:table-cell table:style-name="Default" table:formula="of:=[$GERAL.J46]" office:value-type="float" office:value="6" calcext:value-type="float">
            <text:p>6</text:p>
          </table:table-cell>
          <table:table-cell table:style-name="Default" table:formula="of:=[$GERAL.K46]" office:value-type="float" office:value="128" calcext:value-type="float">
            <text:p>128</text:p>
          </table:table-cell>
          <table:table-cell table:style-name="Default" table:formula="of:=[$GERAL.L46]" office:value-type="float" office:value="1" calcext:value-type="float">
            <text:p>1</text:p>
          </table:table-cell>
          <table:table-cell table:style-name="Default" table:formula="of:=[$GERAL.M46]" office:value-type="float" office:value="1.8" calcext:value-type="float">
            <text:p>1.8</text:p>
          </table:table-cell>
          <table:table-cell/>
        </table:table-row>
        <table:table-row table:style-name="ro1">
          <table:table-cell table:formula="of:=[$GERAL.A47]" office:value-type="string" office:string-value="RealMe C55" calcext:value-type="string">
            <text:p>RealMe C55</text:p>
          </table:table-cell>
          <table:table-cell table:formula="of:=[$GERAL.F47]" office:value-type="string" office:string-value="Helio" calcext:value-type="string">
            <text:p>Helio</text:p>
          </table:table-cell>
          <table:table-cell table:style-name="Default" table:formula="of:=[$GERAL.G47]" office:value-type="string" office:string-value="G88" calcext:value-type="string">
            <text:p>G88</text:p>
          </table:table-cell>
          <table:table-cell table:formula="of:=[$GERAL.H47]" office:value-type="string" office:string-value="Mali" calcext:value-type="string">
            <text:p>Mali</text:p>
          </table:table-cell>
          <table:table-cell table:style-name="Default" table:formula="of:=[$GERAL.I47]" office:value-type="string" office:string-value="G52 MC2" calcext:value-type="string">
            <text:p>G52 MC2</text:p>
          </table:table-cell>
          <table:table-cell table:style-name="Default" table:formula="of:=[$GERAL.J47]" office:value-type="float" office:value="8" calcext:value-type="float">
            <text:p>8</text:p>
          </table:table-cell>
          <table:table-cell table:style-name="Default" table:formula="of:=[$GERAL.K47]" office:value-type="float" office:value="256" calcext:value-type="float">
            <text:p>256</text:p>
          </table:table-cell>
          <table:table-cell table:style-name="Default" table:formula="of:=[$GERAL.L47]" office:value-type="float" office:value="1" calcext:value-type="float">
            <text:p>1</text:p>
          </table:table-cell>
          <table:table-cell table:style-name="Default" table:formula="of:=[$GERAL.M47]" office:value-type="float" office:value="1.9" calcext:value-type="float">
            <text:p>1.9</text:p>
          </table:table-cell>
          <table:table-cell/>
        </table:table-row>
        <table:table-row table:style-name="ro1">
          <table:table-cell table:formula="of:=[$GERAL.A48]" office:value-type="string" office:string-value="RealMe 9I" calcext:value-type="string">
            <text:p>RealMe 9I</text:p>
          </table:table-cell>
          <table:table-cell table:formula="of:=[$GERAL.F48]" office:value-type="string" office:string-value="SnapDragon" calcext:value-type="string">
            <text:p>SnapDragon</text:p>
          </table:table-cell>
          <table:table-cell table:style-name="Default" table:formula="of:=[$GERAL.G48]" office:value-type="string" office:string-value="SP680" calcext:value-type="string">
            <text:p>SP680</text:p>
          </table:table-cell>
          <table:table-cell table:formula="of:=[$GERAL.H48]" office:value-type="string" office:string-value="Adreno" calcext:value-type="string">
            <text:p>Adreno</text:p>
          </table:table-cell>
          <table:table-cell table:style-name="Default" table:formula="of:=[$GERAL.I48]" office:value-type="string" office:string-value="A610" calcext:value-type="string">
            <text:p>A610</text:p>
          </table:table-cell>
          <table:table-cell table:style-name="Default" table:formula="of:=[$GERAL.J48]" office:value-type="float" office:value="4" calcext:value-type="float">
            <text:p>4</text:p>
          </table:table-cell>
          <table:table-cell table:style-name="Default" table:formula="of:=[$GERAL.K48]" office:value-type="float" office:value="128" calcext:value-type="float">
            <text:p>128</text:p>
          </table:table-cell>
          <table:table-cell table:style-name="Default" table:formula="of:=[$GERAL.L48]" office:value-type="float" office:value="1" calcext:value-type="float">
            <text:p>1</text:p>
          </table:table-cell>
          <table:table-cell table:style-name="Default" table:formula="of:=[$GERAL.M48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49]" office:value-type="string" office:string-value="RealMe 10 PRO PLUS" calcext:value-type="string">
            <text:p>RealMe 10 PRO PLUS</text:p>
          </table:table-cell>
          <table:table-cell table:formula="of:=[$GERAL.F49]" office:value-type="string" office:string-value="Dimensity" calcext:value-type="string">
            <text:p>Dimensity</text:p>
          </table:table-cell>
          <table:table-cell table:style-name="Default" table:formula="of:=[$GERAL.G49]" office:value-type="string" office:string-value="D920" calcext:value-type="string">
            <text:p>D920</text:p>
          </table:table-cell>
          <table:table-cell table:formula="of:=[$GERAL.H49]" office:value-type="string" office:string-value="Mali" calcext:value-type="string">
            <text:p>Mali</text:p>
          </table:table-cell>
          <table:table-cell table:style-name="Default" table:formula="of:=[$GERAL.I49]" office:value-type="string" office:string-value="G68 MC4" calcext:value-type="string">
            <text:p>G68 MC4</text:p>
          </table:table-cell>
          <table:table-cell table:style-name="Default" table:formula="of:=[$GERAL.J49]" office:value-type="float" office:value="8" calcext:value-type="float">
            <text:p>8</text:p>
          </table:table-cell>
          <table:table-cell table:style-name="Default" table:formula="of:=[$GERAL.K49]" office:value-type="float" office:value="256" calcext:value-type="float">
            <text:p>256</text:p>
          </table:table-cell>
          <table:table-cell table:style-name="Default" table:formula="of:=[$GERAL.L49]" office:value-type="float" office:value="0" calcext:value-type="float">
            <text:p>0</text:p>
          </table:table-cell>
          <table:table-cell table:style-name="Default" table:formula="of:=[$GERAL.M49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50]" office:value-type="string" office:string-value="RealMe 11 PRO PLUS" calcext:value-type="string">
            <text:p>RealMe 11 PRO PLUS</text:p>
          </table:table-cell>
          <table:table-cell table:formula="of:=[$GERAL.F50]" office:value-type="string" office:string-value="Dimensity" calcext:value-type="string">
            <text:p>Dimensity</text:p>
          </table:table-cell>
          <table:table-cell table:style-name="Default" table:formula="of:=[$GERAL.G50]" office:value-type="string" office:string-value="D7050" calcext:value-type="string">
            <text:p>D7050</text:p>
          </table:table-cell>
          <table:table-cell table:formula="of:=[$GERAL.H50]" office:value-type="string" office:string-value="Mali" calcext:value-type="string">
            <text:p>Mali</text:p>
          </table:table-cell>
          <table:table-cell table:style-name="Default" table:formula="of:=[$GERAL.I50]" office:value-type="string" office:string-value="G68 MC4" calcext:value-type="string">
            <text:p>G68 MC4</text:p>
          </table:table-cell>
          <table:table-cell table:style-name="Default" table:formula="of:=[$GERAL.J50]" office:value-type="float" office:value="12" calcext:value-type="float">
            <text:p>12</text:p>
          </table:table-cell>
          <table:table-cell table:style-name="Default" table:formula="of:=[$GERAL.K50]" office:value-type="float" office:value="1024" calcext:value-type="float">
            <text:p>1024</text:p>
          </table:table-cell>
          <table:table-cell table:style-name="Default" table:formula="of:=[$GERAL.L50]" office:value-type="float" office:value="0" calcext:value-type="float">
            <text:p>0</text:p>
          </table:table-cell>
          <table:table-cell table:style-name="Default" table:formula="of:=[$GERAL.M50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51]" office:value-type="string" office:string-value="RedMi 10C" calcext:value-type="string">
            <text:p>RedMi 10C</text:p>
          </table:table-cell>
          <table:table-cell table:formula="of:=[$GERAL.F51]" office:value-type="string" office:string-value="SnapDragon" calcext:value-type="string">
            <text:p>SnapDragon</text:p>
          </table:table-cell>
          <table:table-cell table:style-name="Default" table:formula="of:=[$GERAL.G51]" office:value-type="string" office:string-value="SP680" calcext:value-type="string">
            <text:p>SP680</text:p>
          </table:table-cell>
          <table:table-cell table:formula="of:=[$GERAL.H51]" office:value-type="string" office:string-value="Adreno" calcext:value-type="string">
            <text:p>Adreno</text:p>
          </table:table-cell>
          <table:table-cell table:style-name="Default" table:formula="of:=[$GERAL.I51]" office:value-type="string" office:string-value="A610" calcext:value-type="string">
            <text:p>A610</text:p>
          </table:table-cell>
          <table:table-cell table:style-name="Default" table:formula="of:=[$GERAL.J51]" office:value-type="float" office:value="4" calcext:value-type="float">
            <text:p>4</text:p>
          </table:table-cell>
          <table:table-cell table:style-name="Default" table:formula="of:=[$GERAL.K51]" office:value-type="float" office:value="64" calcext:value-type="float">
            <text:p>64</text:p>
          </table:table-cell>
          <table:table-cell table:style-name="Default" table:formula="of:=[$GERAL.L51]" office:value-type="float" office:value="1" calcext:value-type="float">
            <text:p>1</text:p>
          </table:table-cell>
          <table:table-cell table:style-name="Default" table:formula="of:=[$GERAL.M51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52]" office:value-type="string" office:string-value="RedMi 11 PRIME 5G" calcext:value-type="string">
            <text:p>RedMi 11 PRIME 5G</text:p>
          </table:table-cell>
          <table:table-cell table:formula="of:=[$GERAL.F52]" office:value-type="string" office:string-value="Dimensity" calcext:value-type="string">
            <text:p>Dimensity</text:p>
          </table:table-cell>
          <table:table-cell table:style-name="Default" table:formula="of:=[$GERAL.G52]" office:value-type="string" office:string-value="MT6833" calcext:value-type="string">
            <text:p>MT6833</text:p>
          </table:table-cell>
          <table:table-cell table:formula="of:=[$GERAL.H52]" office:value-type="string" office:string-value="Mali" calcext:value-type="string">
            <text:p>Mali</text:p>
          </table:table-cell>
          <table:table-cell table:style-name="Default" table:formula="of:=[$GERAL.I52]" office:value-type="string" office:string-value="G57 MC2" calcext:value-type="string">
            <text:p>G57 MC2</text:p>
          </table:table-cell>
          <table:table-cell table:style-name="Default" table:formula="of:=[$GERAL.J52]" office:value-type="float" office:value="4" calcext:value-type="float">
            <text:p>4</text:p>
          </table:table-cell>
          <table:table-cell table:style-name="Default" table:formula="of:=[$GERAL.K52]" office:value-type="float" office:value="64" calcext:value-type="float">
            <text:p>64</text:p>
          </table:table-cell>
          <table:table-cell table:style-name="Default" table:formula="of:=[$GERAL.L52]" office:value-type="float" office:value="1" calcext:value-type="float">
            <text:p>1</text:p>
          </table:table-cell>
          <table:table-cell table:style-name="Default" table:formula="of:=[$GERAL.M52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53]" office:value-type="string" office:string-value="RedMi 12" calcext:value-type="string">
            <text:p>RedMi 12</text:p>
          </table:table-cell>
          <table:table-cell table:formula="of:=[$GERAL.F53]" office:value-type="string" office:string-value="Helio" calcext:value-type="string">
            <text:p>Helio</text:p>
          </table:table-cell>
          <table:table-cell table:style-name="Default" table:formula="of:=[$GERAL.G53]" office:value-type="string" office:string-value="G88" calcext:value-type="string">
            <text:p>G88</text:p>
          </table:table-cell>
          <table:table-cell table:formula="of:=[$GERAL.H53]" office:value-type="string" office:string-value="Mali" calcext:value-type="string">
            <text:p>Mali</text:p>
          </table:table-cell>
          <table:table-cell table:style-name="Default" table:formula="of:=[$GERAL.I53]" office:value-type="string" office:string-value="G52 MC2" calcext:value-type="string">
            <text:p>G52 MC2</text:p>
          </table:table-cell>
          <table:table-cell table:style-name="Default" table:formula="of:=[$GERAL.J53]" office:value-type="float" office:value="4" calcext:value-type="float">
            <text:p>4</text:p>
          </table:table-cell>
          <table:table-cell table:style-name="Default" table:formula="of:=[$GERAL.K53]" office:value-type="float" office:value="128" calcext:value-type="float">
            <text:p>128</text:p>
          </table:table-cell>
          <table:table-cell table:style-name="Default" table:formula="of:=[$GERAL.L53]" office:value-type="float" office:value="1" calcext:value-type="float">
            <text:p>1</text:p>
          </table:table-cell>
          <table:table-cell table:style-name="Default" table:formula="of:=[$GERAL.M53]" office:value-type="float" office:value="1.9" calcext:value-type="float">
            <text:p>1.9</text:p>
          </table:table-cell>
          <table:table-cell/>
        </table:table-row>
        <table:table-row table:style-name="ro1">
          <table:table-cell table:formula="of:=[$GERAL.A54]" office:value-type="string" office:string-value="RedMi Note 8" calcext:value-type="string">
            <text:p>RedMi Note 8</text:p>
          </table:table-cell>
          <table:table-cell table:formula="of:=[$GERAL.F54]" office:value-type="string" office:string-value="SnapDragon" calcext:value-type="string">
            <text:p>SnapDragon</text:p>
          </table:table-cell>
          <table:table-cell table:style-name="Default" table:formula="of:=[$GERAL.G54]" office:value-type="string" office:string-value="SP665" calcext:value-type="string">
            <text:p>SP665</text:p>
          </table:table-cell>
          <table:table-cell table:formula="of:=[$GERAL.H54]" office:value-type="string" office:string-value="Adreno" calcext:value-type="string">
            <text:p>Adreno</text:p>
          </table:table-cell>
          <table:table-cell table:style-name="Default" table:formula="of:=[$GERAL.I54]" office:value-type="string" office:string-value="A610" calcext:value-type="string">
            <text:p>A610</text:p>
          </table:table-cell>
          <table:table-cell table:style-name="Default" table:formula="of:=[$GERAL.J54]" office:value-type="float" office:value="4" calcext:value-type="float">
            <text:p>4</text:p>
          </table:table-cell>
          <table:table-cell table:style-name="Default" table:formula="of:=[$GERAL.K54]" office:value-type="float" office:value="64" calcext:value-type="float">
            <text:p>64</text:p>
          </table:table-cell>
          <table:table-cell table:style-name="Default" table:formula="of:=[$GERAL.L54]" office:value-type="float" office:value="1" calcext:value-type="float">
            <text:p>1</text:p>
          </table:table-cell>
          <table:table-cell table:style-name="Default" table:formula="of:=[$GERAL.M54]" office:value-type="float" office:value="1.9" calcext:value-type="float">
            <text:p>1.9</text:p>
          </table:table-cell>
          <table:table-cell/>
        </table:table-row>
        <table:table-row table:style-name="ro1">
          <table:table-cell table:formula="of:=[$GERAL.A55]" office:value-type="string" office:string-value="RedMi Note 9t" calcext:value-type="string">
            <text:p>RedMi Note 9t</text:p>
          </table:table-cell>
          <table:table-cell table:formula="of:=[$GERAL.F55]" office:value-type="string" office:string-value="Dimensity" calcext:value-type="string">
            <text:p>Dimensity</text:p>
          </table:table-cell>
          <table:table-cell table:style-name="Default" table:formula="of:=[$GERAL.G55]" office:value-type="string" office:string-value="D800U" calcext:value-type="string">
            <text:p>D800U</text:p>
          </table:table-cell>
          <table:table-cell table:formula="of:=[$GERAL.H55]" office:value-type="string" office:string-value="Mali" calcext:value-type="string">
            <text:p>Mali</text:p>
          </table:table-cell>
          <table:table-cell table:style-name="Default" table:formula="of:=[$GERAL.I55]" office:value-type="string" office:string-value="G57 MC3" calcext:value-type="string">
            <text:p>G57 MC3</text:p>
          </table:table-cell>
          <table:table-cell table:style-name="Default" table:formula="of:=[$GERAL.J55]" office:value-type="float" office:value="4" calcext:value-type="float">
            <text:p>4</text:p>
          </table:table-cell>
          <table:table-cell table:style-name="Default" table:formula="of:=[$GERAL.K55]" office:value-type="float" office:value="128" calcext:value-type="float">
            <text:p>128</text:p>
          </table:table-cell>
          <table:table-cell table:style-name="Default" table:formula="of:=[$GERAL.L55]" office:value-type="float" office:value="1" calcext:value-type="float">
            <text:p>1</text:p>
          </table:table-cell>
          <table:table-cell table:style-name="Default" table:formula="of:=[$GERAL.M55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56]" office:value-type="string" office:string-value="RedMi Note 11s" calcext:value-type="string">
            <text:p>RedMi Note 11s</text:p>
          </table:table-cell>
          <table:table-cell table:formula="of:=[$GERAL.F56]" office:value-type="string" office:string-value="Helio" calcext:value-type="string">
            <text:p>Helio</text:p>
          </table:table-cell>
          <table:table-cell table:style-name="Default" table:formula="of:=[$GERAL.G56]" office:value-type="string" office:string-value="G96" calcext:value-type="string">
            <text:p>G96</text:p>
          </table:table-cell>
          <table:table-cell table:formula="of:=[$GERAL.H56]" office:value-type="string" office:string-value="Mali" calcext:value-type="string">
            <text:p>Mali</text:p>
          </table:table-cell>
          <table:table-cell table:style-name="Default" table:formula="of:=[$GERAL.I56]" office:value-type="string" office:string-value="G57 MC2" calcext:value-type="string">
            <text:p>G57 MC2</text:p>
          </table:table-cell>
          <table:table-cell table:style-name="Default" table:formula="of:=[$GERAL.J56]" office:value-type="float" office:value="6" calcext:value-type="float">
            <text:p>6</text:p>
          </table:table-cell>
          <table:table-cell table:style-name="Default" table:formula="of:=[$GERAL.K56]" office:value-type="float" office:value="128" calcext:value-type="float">
            <text:p>128</text:p>
          </table:table-cell>
          <table:table-cell table:style-name="Default" table:formula="of:=[$GERAL.L56]" office:value-type="float" office:value="1" calcext:value-type="float">
            <text:p>1</text:p>
          </table:table-cell>
          <table:table-cell table:style-name="Default" table:formula="of:=[$GERAL.M56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$GERAL.A57]" office:value-type="string" office:string-value="RedMi Note 12 PRO 4G" calcext:value-type="string">
            <text:p>RedMi Note 12 PRO 4G</text:p>
          </table:table-cell>
          <table:table-cell table:formula="of:=[$GERAL.F57]" office:value-type="string" office:string-value="SnapDragon" calcext:value-type="string">
            <text:p>SnapDragon</text:p>
          </table:table-cell>
          <table:table-cell table:style-name="Default" table:formula="of:=[$GERAL.G57]" office:value-type="string" office:string-value="SM7150-AC" calcext:value-type="string">
            <text:p>SM7150-AC</text:p>
          </table:table-cell>
          <table:table-cell table:formula="of:=[$GERAL.H57]" office:value-type="string" office:string-value="Adreno" calcext:value-type="string">
            <text:p>Adreno</text:p>
          </table:table-cell>
          <table:table-cell table:style-name="Default" table:formula="of:=[$GERAL.I57]" office:value-type="string" office:string-value="A618" calcext:value-type="string">
            <text:p>A618</text:p>
          </table:table-cell>
          <table:table-cell table:style-name="Default" table:formula="of:=[$GERAL.J57]" office:value-type="float" office:value="6" calcext:value-type="float">
            <text:p>6</text:p>
          </table:table-cell>
          <table:table-cell table:style-name="Default" table:formula="of:=[$GERAL.K57]" office:value-type="float" office:value="128" calcext:value-type="float">
            <text:p>128</text:p>
          </table:table-cell>
          <table:table-cell table:style-name="Default" table:formula="of:=[$GERAL.L57]" office:value-type="float" office:value="1" calcext:value-type="float">
            <text:p>1</text:p>
          </table:table-cell>
          <table:table-cell table:style-name="Default" table:formula="of:=[$GERAL.M57]" office:value-type="float" office:value="1.9" calcext:value-type="float">
            <text:p>1.9</text:p>
          </table:table-cell>
          <table:table-cell/>
        </table:table-row>
        <table:table-row table:style-name="ro1">
          <table:table-cell table:formula="of:=[$GERAL.A58]" office:value-type="string" office:string-value="Xiaomi 11t" calcext:value-type="string">
            <text:p>Xiaomi 11t</text:p>
          </table:table-cell>
          <table:table-cell table:formula="of:=[$GERAL.F58]" office:value-type="string" office:string-value="Dimensity" calcext:value-type="string">
            <text:p>Dimensity</text:p>
          </table:table-cell>
          <table:table-cell table:style-name="Default" table:formula="of:=[$GERAL.G58]" office:value-type="string" office:string-value="D1200" calcext:value-type="string">
            <text:p>D1200</text:p>
          </table:table-cell>
          <table:table-cell table:formula="of:=[$GERAL.H58]" office:value-type="string" office:string-value="Mali" calcext:value-type="string">
            <text:p>Mali</text:p>
          </table:table-cell>
          <table:table-cell table:style-name="Default" table:formula="of:=[$GERAL.I58]" office:value-type="string" office:string-value="G77 MC9" calcext:value-type="string">
            <text:p>G77 MC9</text:p>
          </table:table-cell>
          <table:table-cell table:style-name="Default" table:formula="of:=[$GERAL.J58]" office:value-type="float" office:value="8" calcext:value-type="float">
            <text:p>8</text:p>
          </table:table-cell>
          <table:table-cell table:style-name="Default" table:formula="of:=[$GERAL.K58]" office:value-type="float" office:value="256" calcext:value-type="float">
            <text:p>256</text:p>
          </table:table-cell>
          <table:table-cell table:style-name="Default" table:formula="of:=[$GERAL.L58]" office:value-type="float" office:value="0" calcext:value-type="float">
            <text:p>0</text:p>
          </table:table-cell>
          <table:table-cell table:style-name="Default" table:formula="of:=[$GERAL.M58]" office:value-type="float" office:value="2.4" calcext:value-type="float">
            <text:p>2.4</text:p>
          </table:table-cell>
          <table:table-cell/>
        </table:table-row>
        <table:table-row table:style-name="ro1">
          <table:table-cell table:formula="of:=[$GERAL.A59]" office:value-type="string" office:string-value="Xiaomi 12t" calcext:value-type="string">
            <text:p>Xiaomi 12t</text:p>
          </table:table-cell>
          <table:table-cell table:formula="of:=[$GERAL.F59]" office:value-type="string" office:string-value="Dimensity" calcext:value-type="string">
            <text:p>Dimensity</text:p>
          </table:table-cell>
          <table:table-cell table:style-name="Default" table:formula="of:=[$GERAL.G59]" office:value-type="string" office:string-value="D8100 Ultra" calcext:value-type="string">
            <text:p>D8100 Ultra</text:p>
          </table:table-cell>
          <table:table-cell table:formula="of:=[$GERAL.H59]" office:value-type="string" office:string-value="Mali" calcext:value-type="string">
            <text:p>Mali</text:p>
          </table:table-cell>
          <table:table-cell table:style-name="Default" table:formula="of:=[$GERAL.I59]" office:value-type="string" office:string-value="G610 MC6" calcext:value-type="string">
            <text:p>G610 MC6</text:p>
          </table:table-cell>
          <table:table-cell table:style-name="Default" table:formula="of:=[$GERAL.J59]" office:value-type="float" office:value="8" calcext:value-type="float">
            <text:p>8</text:p>
          </table:table-cell>
          <table:table-cell table:style-name="Default" table:formula="of:=[$GERAL.K59]" office:value-type="float" office:value="256" calcext:value-type="float">
            <text:p>256</text:p>
          </table:table-cell>
          <table:table-cell table:style-name="Default" table:formula="of:=[$GERAL.L59]" office:value-type="float" office:value="0" calcext:value-type="float">
            <text:p>0</text:p>
          </table:table-cell>
          <table:table-cell table:style-name="Default" table:formula="of:=[$GERAL.M59]" office:value-type="float" office:value="2.4" calcext:value-type="float">
            <text:p>2.4</text:p>
          </table:table-cell>
          <table:table-cell/>
        </table:table-row>
        <table:table-row table:style-name="ro1">
          <table:table-cell table:formula="of:=[$GERAL.A60]" office:value-type="string" office:string-value="Xiaomi 13" calcext:value-type="string">
            <text:p>Xiaomi 13</text:p>
          </table:table-cell>
          <table:table-cell table:formula="of:=[$GERAL.F60]" office:value-type="string" office:string-value="SnapDragon" calcext:value-type="string">
            <text:p>SnapDragon</text:p>
          </table:table-cell>
          <table:table-cell table:style-name="Default" table:formula="of:=[$GERAL.G60]" office:value-type="string" office:string-value="SM8550-AB" calcext:value-type="string">
            <text:p>SM8550-AB</text:p>
          </table:table-cell>
          <table:table-cell table:formula="of:=[$GERAL.H60]" office:value-type="string" office:string-value="Adreno" calcext:value-type="string">
            <text:p>Adreno</text:p>
          </table:table-cell>
          <table:table-cell table:style-name="Default" table:formula="of:=[$GERAL.I60]" office:value-type="string" office:string-value="A740" calcext:value-type="string">
            <text:p>A740</text:p>
          </table:table-cell>
          <table:table-cell table:style-name="Default" table:formula="of:=[$GERAL.J60]" office:value-type="float" office:value="8" calcext:value-type="float">
            <text:p>8</text:p>
          </table:table-cell>
          <table:table-cell table:style-name="Default" table:formula="of:=[$GERAL.K60]" office:value-type="float" office:value="256" calcext:value-type="float">
            <text:p>256</text:p>
          </table:table-cell>
          <table:table-cell table:style-name="Default" table:formula="of:=[$GERAL.L60]" office:value-type="float" office:value="0" calcext:value-type="float">
            <text:p>0</text:p>
          </table:table-cell>
          <table:table-cell table:style-name="Default" table:formula="of:=[$GERAL.M60]" office:value-type="float" office:value="2.6" calcext:value-type="float">
            <text:p>2.6</text:p>
          </table:table-cell>
          <table:table-cell/>
        </table:table-row>
        <table:table-row table:style-name="ro1">
          <table:table-cell table:formula="of:=[$GERAL.A61]" office:value-type="string" office:string-value="ZenFone 8" calcext:value-type="string">
            <text:p>ZenFone 8</text:p>
          </table:table-cell>
          <table:table-cell table:formula="of:=[$GERAL.F61]" office:value-type="string" office:string-value="SnapDragon" calcext:value-type="string">
            <text:p>SnapDragon</text:p>
          </table:table-cell>
          <table:table-cell table:style-name="Default" table:formula="of:=[$GERAL.G61]" office:value-type="string" office:string-value="SP888" calcext:value-type="string">
            <text:p>SP888</text:p>
          </table:table-cell>
          <table:table-cell table:formula="of:=[$GERAL.H61]" office:value-type="string" office:string-value="Adreno" calcext:value-type="string">
            <text:p>Adreno</text:p>
          </table:table-cell>
          <table:table-cell table:style-name="Default" table:formula="of:=[$GERAL.I61]" office:value-type="string" office:string-value="A660" calcext:value-type="string">
            <text:p>A660</text:p>
          </table:table-cell>
          <table:table-cell table:style-name="Default" table:formula="of:=[$GERAL.J61]" office:value-type="float" office:value="8" calcext:value-type="float">
            <text:p>8</text:p>
          </table:table-cell>
          <table:table-cell table:style-name="Default" table:formula="of:=[$GERAL.K61]" office:value-type="float" office:value="128" calcext:value-type="float">
            <text:p>128</text:p>
          </table:table-cell>
          <table:table-cell table:style-name="Default" table:formula="of:=[$GERAL.L61]" office:value-type="float" office:value="0" calcext:value-type="float">
            <text:p>0</text:p>
          </table:table-cell>
          <table:table-cell table:style-name="Default" table:formula="of:=[$GERAL.M61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62]" office:value-type="string" office:string-value="Twist 4 Pro" calcext:value-type="string">
            <text:p>Twist 4 Pro</text:p>
          </table:table-cell>
          <table:table-cell table:formula="of:=[$GERAL.F62]" office:value-type="string" office:string-value="Unisoc" calcext:value-type="string">
            <text:p>Unisoc</text:p>
          </table:table-cell>
          <table:table-cell table:style-name="Default" table:formula="of:=[$GERAL.G62]" office:value-type="string" office:string-value="SC9863A" calcext:value-type="string">
            <text:p>SC9863A</text:p>
          </table:table-cell>
          <table:table-cell table:formula="of:=[$GERAL.H62]" office:value-type="string" office:string-value="IMG8322" calcext:value-type="string">
            <text:p>IMG8322</text:p>
          </table:table-cell>
          <table:table-cell table:style-name="Default" table:formula="of:=[$GERAL.I62]" office:value-type="string" office:string-value="NULL" calcext:value-type="string">
            <text:p>NULL</text:p>
          </table:table-cell>
          <table:table-cell table:style-name="Default" table:formula="of:=[$GERAL.J62]" office:value-type="float" office:value="1" calcext:value-type="float">
            <text:p>1</text:p>
          </table:table-cell>
          <table:table-cell table:style-name="Default" table:formula="of:=[$GERAL.K62]" office:value-type="float" office:value="64" calcext:value-type="float">
            <text:p>64</text:p>
          </table:table-cell>
          <table:table-cell table:style-name="Default" table:formula="of:=[$GERAL.L62]" office:value-type="float" office:value="1" calcext:value-type="float">
            <text:p>1</text:p>
          </table:table-cell>
          <table:table-cell table:style-name="Default" table:formula="of:=[$GERAL.M62]" office:value-type="float" office:value="1.4" calcext:value-type="float">
            <text:p>1.4</text:p>
          </table:table-cell>
          <table:table-cell/>
        </table:table-row>
        <table:table-row table:style-name="ro1">
          <table:table-cell table:formula="of:=[$GERAL.A63]" office:value-type="string" office:string-value="Doogee V30" calcext:value-type="string">
            <text:p>Doogee V30</text:p>
          </table:table-cell>
          <table:table-cell table:formula="of:=[$GERAL.F63]" office:value-type="string" office:string-value="Dimensity" calcext:value-type="string">
            <text:p>Dimensity</text:p>
          </table:table-cell>
          <table:table-cell table:style-name="Default" table:formula="of:=[$GERAL.G63]" office:value-type="string" office:string-value="D900" calcext:value-type="string">
            <text:p>D900</text:p>
          </table:table-cell>
          <table:table-cell table:formula="of:=[$GERAL.H63]" office:value-type="string" office:string-value="Mali" calcext:value-type="string">
            <text:p>Mali</text:p>
          </table:table-cell>
          <table:table-cell table:style-name="Default" table:formula="of:=[$GERAL.I63]" office:value-type="string" office:string-value="G68 MC4" calcext:value-type="string">
            <text:p>G68 MC4</text:p>
          </table:table-cell>
          <table:table-cell table:style-name="Default" table:formula="of:=[$GERAL.J63]" office:value-type="float" office:value="8" calcext:value-type="float">
            <text:p>8</text:p>
          </table:table-cell>
          <table:table-cell table:style-name="Default" table:formula="of:=[$GERAL.K63]" office:value-type="float" office:value="256" calcext:value-type="float">
            <text:p>256</text:p>
          </table:table-cell>
          <table:table-cell table:style-name="Default" table:formula="of:=[$GERAL.L63]" office:value-type="float" office:value="1" calcext:value-type="float">
            <text:p>1</text:p>
          </table:table-cell>
          <table:table-cell table:style-name="Default" table:formula="of:=[$GERAL.M63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64]" office:value-type="string" office:string-value="Oscal C80" calcext:value-type="string">
            <text:p>Oscal C80</text:p>
          </table:table-cell>
          <table:table-cell table:formula="of:=[$GERAL.F64]" office:value-type="string" office:string-value="Unisoc" calcext:value-type="string">
            <text:p>Unisoc</text:p>
          </table:table-cell>
          <table:table-cell table:style-name="Default" table:formula="of:=[$GERAL.G64]" office:value-type="string" office:string-value="T606" calcext:value-type="string">
            <text:p>T606</text:p>
          </table:table-cell>
          <table:table-cell table:formula="of:=[$GERAL.H64]" office:value-type="string" office:string-value="Mali" calcext:value-type="string">
            <text:p>Mali</text:p>
          </table:table-cell>
          <table:table-cell table:style-name="Default" table:formula="of:=[$GERAL.I64]" office:value-type="string" office:string-value="G57" calcext:value-type="string">
            <text:p>G57</text:p>
          </table:table-cell>
          <table:table-cell table:style-name="Default" table:formula="of:=[$GERAL.J64]" office:value-type="float" office:value="8" calcext:value-type="float">
            <text:p>8</text:p>
          </table:table-cell>
          <table:table-cell table:style-name="Default" table:formula="of:=[$GERAL.K64]" office:value-type="float" office:value="128" calcext:value-type="float">
            <text:p>128</text:p>
          </table:table-cell>
          <table:table-cell table:style-name="Default" table:formula="of:=[$GERAL.L64]" office:value-type="float" office:value="1" calcext:value-type="float">
            <text:p>1</text:p>
          </table:table-cell>
          <table:table-cell table:style-name="Default" table:formula="of:=[$GERAL.M64]" office:value-type="float" office:value="1.6" calcext:value-type="float">
            <text:p>1.6</text:p>
          </table:table-cell>
          <table:table-cell/>
        </table:table-row>
        <table:table-row table:style-name="ro1">
          <table:table-cell table:formula="of:=[$GERAL.A65]" office:value-type="float" office:value="0" calcext:value-type="float">
            <text:p>0</text:p>
          </table:table-cell>
          <table:table-cell table:formula="of:=[$GERAL.F65]" office:value-type="float" office:value="0" calcext:value-type="float">
            <text:p>0</text:p>
          </table:table-cell>
          <table:table-cell table:style-name="Default" table:formula="of:=[$GERAL.G65]" office:value-type="float" office:value="0" calcext:value-type="float">
            <text:p>0</text:p>
          </table:table-cell>
          <table:table-cell table:formula="of:=[$GERAL.H65]" office:value-type="float" office:value="0" calcext:value-type="float">
            <text:p>0</text:p>
          </table:table-cell>
          <table:table-cell table:style-name="Default" table:formula="of:=[$GERAL.I65]" office:value-type="float" office:value="0" calcext:value-type="float">
            <text:p>0</text:p>
          </table:table-cell>
          <table:table-cell table:style-name="Default" table:formula="of:=[$GERAL.J65]" office:value-type="float" office:value="0" calcext:value-type="float">
            <text:p>0</text:p>
          </table:table-cell>
          <table:table-cell table:style-name="Default" table:formula="of:=[$GERAL.K65]" office:value-type="float" office:value="0" calcext:value-type="float">
            <text:p>0</text:p>
          </table:table-cell>
          <table:table-cell table:style-name="Default" table:formula="of:=[$GERAL.L65]" office:value-type="float" office:value="0" calcext:value-type="float">
            <text:p>0</text:p>
          </table:table-cell>
          <table:table-cell table:style-name="Default" table:formula="of:=[$GERAL.M6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GERAL.A66]" office:value-type="float" office:value="0" calcext:value-type="float">
            <text:p>0</text:p>
          </table:table-cell>
          <table:table-cell table:formula="of:=[$GERAL.F66]" office:value-type="float" office:value="0" calcext:value-type="float">
            <text:p>0</text:p>
          </table:table-cell>
          <table:table-cell table:style-name="Default" table:formula="of:=[$GERAL.G66]" office:value-type="float" office:value="0" calcext:value-type="float">
            <text:p>0</text:p>
          </table:table-cell>
          <table:table-cell table:formula="of:=[$GERAL.H66]" office:value-type="float" office:value="0" calcext:value-type="float">
            <text:p>0</text:p>
          </table:table-cell>
          <table:table-cell table:style-name="Default" table:formula="of:=[$GERAL.I66]" office:value-type="float" office:value="0" calcext:value-type="float">
            <text:p>0</text:p>
          </table:table-cell>
          <table:table-cell table:style-name="Default" table:formula="of:=[$GERAL.J66]" office:value-type="float" office:value="0" calcext:value-type="float">
            <text:p>0</text:p>
          </table:table-cell>
          <table:table-cell table:style-name="Default" table:formula="of:=[$GERAL.K66]" office:value-type="float" office:value="0" calcext:value-type="float">
            <text:p>0</text:p>
          </table:table-cell>
          <table:table-cell table:style-name="Default" table:formula="of:=[$GERAL.L66]" office:value-type="float" office:value="0" calcext:value-type="float">
            <text:p>0</text:p>
          </table:table-cell>
          <table:table-cell table:style-name="Default" table:formula="of:=[$GERAL.M6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GERAL.A67]" office:value-type="float" office:value="0" calcext:value-type="float">
            <text:p>0</text:p>
          </table:table-cell>
          <table:table-cell table:formula="of:=[$GERAL.F67]" office:value-type="float" office:value="0" calcext:value-type="float">
            <text:p>0</text:p>
          </table:table-cell>
          <table:table-cell table:style-name="Default" table:formula="of:=[$GERAL.G67]" office:value-type="float" office:value="0" calcext:value-type="float">
            <text:p>0</text:p>
          </table:table-cell>
          <table:table-cell table:formula="of:=[$GERAL.H67]" office:value-type="float" office:value="0" calcext:value-type="float">
            <text:p>0</text:p>
          </table:table-cell>
          <table:table-cell table:style-name="Default" table:formula="of:=[$GERAL.I67]" office:value-type="float" office:value="0" calcext:value-type="float">
            <text:p>0</text:p>
          </table:table-cell>
          <table:table-cell table:style-name="Default" table:formula="of:=[$GERAL.J67]" office:value-type="float" office:value="0" calcext:value-type="float">
            <text:p>0</text:p>
          </table:table-cell>
          <table:table-cell table:style-name="Default" table:formula="of:=[$GERAL.K67]" office:value-type="float" office:value="0" calcext:value-type="float">
            <text:p>0</text:p>
          </table:table-cell>
          <table:table-cell table:style-name="Default" table:formula="of:=[$GERAL.L67]" office:value-type="float" office:value="0" calcext:value-type="float">
            <text:p>0</text:p>
          </table:table-cell>
          <table:table-cell table:style-name="Default" table:formula="of:=[$GERAL.M6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GERAL.A68]" office:value-type="float" office:value="0" calcext:value-type="float">
            <text:p>0</text:p>
          </table:table-cell>
          <table:table-cell table:formula="of:=[$GERAL.F68]" office:value-type="float" office:value="0" calcext:value-type="float">
            <text:p>0</text:p>
          </table:table-cell>
          <table:table-cell table:style-name="Default" table:formula="of:=[$GERAL.G68]" office:value-type="float" office:value="0" calcext:value-type="float">
            <text:p>0</text:p>
          </table:table-cell>
          <table:table-cell table:formula="of:=[$GERAL.H68]" office:value-type="float" office:value="0" calcext:value-type="float">
            <text:p>0</text:p>
          </table:table-cell>
          <table:table-cell table:style-name="Default" table:formula="of:=[$GERAL.I68]" office:value-type="float" office:value="0" calcext:value-type="float">
            <text:p>0</text:p>
          </table:table-cell>
          <table:table-cell table:style-name="Default" table:formula="of:=[$GERAL.J68]" office:value-type="float" office:value="0" calcext:value-type="float">
            <text:p>0</text:p>
          </table:table-cell>
          <table:table-cell table:style-name="Default" table:formula="of:=[$GERAL.K68]" office:value-type="float" office:value="0" calcext:value-type="float">
            <text:p>0</text:p>
          </table:table-cell>
          <table:table-cell table:style-name="Default" table:formula="of:=[$GERAL.L68]" office:value-type="float" office:value="0" calcext:value-type="float">
            <text:p>0</text:p>
          </table:table-cell>
          <table:table-cell table:style-name="Default" table:formula="of:=[$GERAL.M6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GERAL.A69]" office:value-type="float" office:value="0" calcext:value-type="float">
            <text:p>0</text:p>
          </table:table-cell>
          <table:table-cell table:formula="of:=[$GERAL.F69]" office:value-type="float" office:value="0" calcext:value-type="float">
            <text:p>0</text:p>
          </table:table-cell>
          <table:table-cell table:style-name="Default" table:formula="of:=[$GERAL.G69]" office:value-type="float" office:value="0" calcext:value-type="float">
            <text:p>0</text:p>
          </table:table-cell>
          <table:table-cell table:formula="of:=[$GERAL.H69]" office:value-type="float" office:value="0" calcext:value-type="float">
            <text:p>0</text:p>
          </table:table-cell>
          <table:table-cell table:style-name="Default" table:formula="of:=[$GERAL.I69]" office:value-type="float" office:value="0" calcext:value-type="float">
            <text:p>0</text:p>
          </table:table-cell>
          <table:table-cell table:style-name="Default" table:formula="of:=[$GERAL.J69]" office:value-type="float" office:value="0" calcext:value-type="float">
            <text:p>0</text:p>
          </table:table-cell>
          <table:table-cell table:style-name="Default" table:formula="of:=[$GERAL.K69]" office:value-type="float" office:value="0" calcext:value-type="float">
            <text:p>0</text:p>
          </table:table-cell>
          <table:table-cell table:style-name="Default" table:formula="of:=[$GERAL.L69]" office:value-type="float" office:value="0" calcext:value-type="float">
            <text:p>0</text:p>
          </table:table-cell>
          <table:table-cell table:style-name="Default" table:formula="of:=[$GERAL.M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GERAL.A70]" office:value-type="string" office:string-value="RealMe 9 Pro" calcext:value-type="string">
            <text:p>RealMe 9 Pro</text:p>
          </table:table-cell>
          <table:table-cell table:formula="of:=[$GERAL.F70]" office:value-type="string" office:string-value="SnapDragon" calcext:value-type="string">
            <text:p>SnapDragon</text:p>
          </table:table-cell>
          <table:table-cell table:style-name="Default" table:formula="of:=[$GERAL.G70]" office:value-type="string" office:string-value="SP695" calcext:value-type="string">
            <text:p>SP695</text:p>
          </table:table-cell>
          <table:table-cell table:formula="of:=[$GERAL.H70]" office:value-type="string" office:string-value="Adreno" calcext:value-type="string">
            <text:p>Adreno</text:p>
          </table:table-cell>
          <table:table-cell table:style-name="Default" table:formula="of:=[$GERAL.I70]" office:value-type="string" office:string-value="A619" calcext:value-type="string">
            <text:p>A619</text:p>
          </table:table-cell>
          <table:table-cell table:style-name="Default" table:formula="of:=[$GERAL.J70]" office:value-type="float" office:value="6" calcext:value-type="float">
            <text:p>6</text:p>
          </table:table-cell>
          <table:table-cell table:style-name="Default" table:formula="of:=[$GERAL.K70]" office:value-type="float" office:value="128" calcext:value-type="float">
            <text:p>128</text:p>
          </table:table-cell>
          <table:table-cell table:style-name="Default" table:formula="of:=[$GERAL.L70]" office:value-type="float" office:value="1" calcext:value-type="float">
            <text:p>1</text:p>
          </table:table-cell>
          <table:table-cell table:style-name="Default" table:formula="of:=[$GERAL.M70]" office:value-type="float" office:value="1.8" calcext:value-type="float">
            <text:p>1.8</text:p>
          </table:table-cell>
          <table:table-cell/>
        </table:table-row>
        <table:table-row table:style-name="ro1">
          <table:table-cell table:formula="of:=[$GERAL.A71]" office:value-type="string" office:string-value="RedMi Note 12 Turbo" calcext:value-type="string">
            <text:p>RedMi Note 12 Turbo</text:p>
          </table:table-cell>
          <table:table-cell table:formula="of:=[$GERAL.F71]" office:value-type="string" office:string-value="SnapDragon" calcext:value-type="string">
            <text:p>SnapDragon</text:p>
          </table:table-cell>
          <table:table-cell table:style-name="Default" table:formula="of:=[$GERAL.G71]" office:value-type="string" office:string-value="SP7 Plus Gen 2" calcext:value-type="string">
            <text:p>SP7 Plus Gen 2</text:p>
          </table:table-cell>
          <table:table-cell table:formula="of:=[$GERAL.H71]" office:value-type="string" office:string-value="Adreno" calcext:value-type="string">
            <text:p>Adreno</text:p>
          </table:table-cell>
          <table:table-cell table:style-name="Default" table:formula="of:=[$GERAL.I71]" office:value-type="string" office:string-value="A725" calcext:value-type="string">
            <text:p>A725</text:p>
          </table:table-cell>
          <table:table-cell table:style-name="Default" table:formula="of:=[$GERAL.J71]" office:value-type="float" office:value="8" calcext:value-type="float">
            <text:p>8</text:p>
          </table:table-cell>
          <table:table-cell table:style-name="Default" table:formula="of:=[$GERAL.K71]" office:value-type="float" office:value="256" calcext:value-type="float">
            <text:p>256</text:p>
          </table:table-cell>
          <table:table-cell table:style-name="Default" table:formula="of:=[$GERAL.L71]" office:value-type="float" office:value="0" calcext:value-type="float">
            <text:p>0</text:p>
          </table:table-cell>
          <table:table-cell table:style-name="Default" table:formula="of:=[$GERAL.M71]" office:value-type="float" office:value="2.2" calcext:value-type="float">
            <text:p>2.2</text:p>
          </table:table-cell>
          <table:table-cell/>
        </table:table-row>
        <table:table-row table:style-name="ro1">
          <table:table-cell table:formula="of:=[$GERAL.A72]" office:value-type="string" office:string-value="A1X" calcext:value-type="string">
            <text:p>A1X</text:p>
          </table:table-cell>
          <table:table-cell table:formula="of:=[$GERAL.F72]" office:value-type="string" office:string-value="Dimensity" calcext:value-type="string">
            <text:p>Dimensity</text:p>
          </table:table-cell>
          <table:table-cell table:style-name="Default" table:formula="of:=[$GERAL.G72]" office:value-type="string" office:string-value="D700" calcext:value-type="string">
            <text:p>D700</text:p>
          </table:table-cell>
          <table:table-cell table:formula="of:=[$GERAL.H72]" office:value-type="string" office:string-value="Mali" calcext:value-type="string">
            <text:p>Mali</text:p>
          </table:table-cell>
          <table:table-cell table:style-name="Default" table:formula="of:=[$GERAL.I72]" office:value-type="string" office:string-value="G57 MC2" calcext:value-type="string">
            <text:p>G57 MC2</text:p>
          </table:table-cell>
          <table:table-cell table:style-name="Default" table:formula="of:=[$GERAL.J72]" office:value-type="float" office:value="6" calcext:value-type="float">
            <text:p>6</text:p>
          </table:table-cell>
          <table:table-cell table:style-name="Default" table:formula="of:=[$GERAL.K72]" office:value-type="float" office:value="128" calcext:value-type="float">
            <text:p>128</text:p>
          </table:table-cell>
          <table:table-cell table:style-name="Default" table:formula="of:=[$GERAL.L72]" office:value-type="float" office:value="1" calcext:value-type="float">
            <text:p>1</text:p>
          </table:table-cell>
          <table:table-cell table:style-name="Default" table:formula="of:=[$GERAL.M72]" office:value-type="float" office:value="2.1" calcext:value-type="float">
            <text:p>2.1</text:p>
          </table:table-cell>
          <table:table-cell/>
        </table:table-row>
        <table:table-row table:style-name="ro1">
          <table:table-cell table:formula="of:=[$GERAL.A73]" office:value-type="string" office:string-value="Reno 8T 5G" calcext:value-type="string">
            <text:p>Reno 8T 5G</text:p>
          </table:table-cell>
          <table:table-cell table:formula="of:=[$GERAL.F73]" office:value-type="string" office:string-value="SnapDragon" calcext:value-type="string">
            <text:p>SnapDragon</text:p>
          </table:table-cell>
          <table:table-cell table:style-name="Default" table:formula="of:=[$GERAL.G73]" office:value-type="string" office:string-value="SP695" calcext:value-type="string">
            <text:p>SP695</text:p>
          </table:table-cell>
          <table:table-cell table:formula="of:=[$GERAL.H73]" office:value-type="string" office:string-value="Adreno" calcext:value-type="string">
            <text:p>Adreno</text:p>
          </table:table-cell>
          <table:table-cell table:style-name="Default" table:formula="of:=[$GERAL.I73]" office:value-type="string" office:string-value="A619" calcext:value-type="string">
            <text:p>A619</text:p>
          </table:table-cell>
          <table:table-cell table:style-name="Default" table:formula="of:=[$GERAL.J73]" office:value-type="float" office:value="8" calcext:value-type="float">
            <text:p>8</text:p>
          </table:table-cell>
          <table:table-cell table:style-name="Default" table:formula="of:=[$GERAL.K73]" office:value-type="float" office:value="256" calcext:value-type="float">
            <text:p>256</text:p>
          </table:table-cell>
          <table:table-cell table:style-name="Default" table:formula="of:=[$GERAL.L73]" office:value-type="float" office:value="1" calcext:value-type="float">
            <text:p>1</text:p>
          </table:table-cell>
          <table:table-cell table:style-name="Default" table:formula="of:=[$GERAL.M73]" office:value-type="float" office:value="1.8" calcext:value-type="float">
            <text:p>1.8</text:p>
          </table:table-cell>
          <table:table-cell/>
        </table:table-row>
        <table:table-row table:style-name="ro1">
          <table:table-cell table:formula="of:=[$GERAL.A74]" office:value-type="string" office:string-value="Find X6 Pro" calcext:value-type="string">
            <text:p>Find X6 Pro</text:p>
          </table:table-cell>
          <table:table-cell table:formula="of:=[$GERAL.F74]" office:value-type="string" office:string-value="SnapDragon" calcext:value-type="string">
            <text:p>SnapDragon</text:p>
          </table:table-cell>
          <table:table-cell table:style-name="Default" table:formula="of:=[$GERAL.G74]" office:value-type="string" office:string-value="8 Gen" calcext:value-type="string">
            <text:p>8 Gen</text:p>
          </table:table-cell>
          <table:table-cell table:formula="of:=[$GERAL.H74]" office:value-type="string" office:string-value="Adreno" calcext:value-type="string">
            <text:p>Adreno</text:p>
          </table:table-cell>
          <table:table-cell table:style-name="Default" table:formula="of:=[$GERAL.I74]" office:value-type="string" office:string-value="A740" calcext:value-type="string">
            <text:p>A740</text:p>
          </table:table-cell>
          <table:table-cell table:style-name="Default" table:formula="of:=[$GERAL.J74]" office:value-type="float" office:value="12" calcext:value-type="float">
            <text:p>12</text:p>
          </table:table-cell>
          <table:table-cell table:style-name="Default" table:formula="of:=[$GERAL.K74]" office:value-type="float" office:value="256" calcext:value-type="float">
            <text:p>256</text:p>
          </table:table-cell>
          <table:table-cell table:style-name="Default" table:formula="of:=[$GERAL.L74]" office:value-type="float" office:value="0" calcext:value-type="float">
            <text:p>0</text:p>
          </table:table-cell>
          <table:table-cell table:style-name="Default" table:formula="of:=[$GERAL.M74]" office:value-type="float" office:value="2.6" calcext:value-type="float">
            <text:p>2.6</text:p>
          </table:table-cell>
          <table:table-cell/>
        </table:table-row>
        <table:table-row table:style-name="ro1">
          <table:table-cell table:formula="of:=[$GERAL.A75]" office:value-type="string" office:string-value="A56s" calcext:value-type="string">
            <text:p>A56s</text:p>
          </table:table-cell>
          <table:table-cell table:formula="of:=[$GERAL.F75]" office:value-type="string" office:string-value="Dimensity" calcext:value-type="string">
            <text:p>Dimensity</text:p>
          </table:table-cell>
          <table:table-cell table:style-name="Default" table:formula="of:=[$GERAL.G75]" office:value-type="string" office:string-value="D810" calcext:value-type="string">
            <text:p>D810</text:p>
          </table:table-cell>
          <table:table-cell table:formula="of:=[$GERAL.H75]" office:value-type="string" office:string-value="Mali" calcext:value-type="string">
            <text:p>Mali</text:p>
          </table:table-cell>
          <table:table-cell table:style-name="Default" table:formula="of:=[$GERAL.I75]" office:value-type="string" office:string-value="G57 MC2" calcext:value-type="string">
            <text:p>G57 MC2</text:p>
          </table:table-cell>
          <table:table-cell table:style-name="Default" table:formula="of:=[$GERAL.J75]" office:value-type="float" office:value="8" calcext:value-type="float">
            <text:p>8</text:p>
          </table:table-cell>
          <table:table-cell table:style-name="Default" table:formula="of:=[$GERAL.K75]" office:value-type="float" office:value="256" calcext:value-type="float">
            <text:p>256</text:p>
          </table:table-cell>
          <table:table-cell table:style-name="Default" table:formula="of:=[$GERAL.L75]" office:value-type="float" office:value="1" calcext:value-type="float">
            <text:p>1</text:p>
          </table:table-cell>
          <table:table-cell table:style-name="Default" table:formula="of:=[$GERAL.M75]" office:value-type="float" office:value="2.1" calcext:value-type="float">
            <text:p>2.1</text:p>
          </table:table-cell>
          <table:table-cell/>
        </table:table-row>
        <table:table-row table:style-name="ro1" table:number-rows-repeated="104850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EÇO_CURRENT" table:style-name="ta1">
        <table:table-column table:style-name="co8" table:default-cell-style-name="Default"/>
        <table:table-column table:style-name="co2" table:number-columns-repeated="8" table:default-cell-style-name="ce36"/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TUDOCELULAR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Mercado Livre</text:p>
          </table:table-cell>
          <table:table-cell office:value-type="string" calcext:value-type="string">
            <text:p>MagazineLuiza</text:p>
          </table:table-cell>
          <table:table-cell office:value-type="string" calcext:value-type="string">
            <text:p>PREÇO DE CALCUL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[$GERAL.A3]" office:value-type="string" office:string-value="Moto E13" calcext:value-type="string">
            <text:p>Moto E13</text:p>
          </table:table-cell>
          <table:table-cell office:value-type="currency" office:currency="BRL" office:value="548" calcext:value-type="currency">
            <text:p>R$ 548.00</text:p>
          </table:table-cell>
          <table:table-cell office:value-type="currency" office:currency="BRL" office:value="625" calcext:value-type="currency">
            <text:p>R$ 625.00</text:p>
          </table:table-cell>
          <table:table-cell office:value-type="currency" office:currency="BRL" office:value="632" calcext:value-type="currency">
            <text:p>R$ 632.00</text:p>
          </table:table-cell>
          <table:table-cell office:value-type="currency" office:currency="BRL" office:value="719.1" calcext:value-type="currency">
            <text:p>R$ 719.10</text:p>
          </table:table-cell>
          <table:table-cell table:formula="of:=AVERAGE([.B3:.E3])" office:value-type="currency" office:currency="BRL" office:value="631.025" calcext:value-type="currency">
            <text:p>R$ 631.03</text:p>
          </table:table-cell>
          <table:table-cell table:formula="of:=MIN([.B3:.E3])" office:value-type="currency" office:currency="BRL" office:value="548" calcext:value-type="currency">
            <text:p>R$ 548.00</text:p>
          </table:table-cell>
          <table:table-cell table:formula="of:=MAX([.B3:.E3])" office:value-type="currency" office:currency="BRL" office:value="719.1" calcext:value-type="currency">
            <text:p>R$ 719.10</text:p>
          </table:table-cell>
          <table:table-cell table:formula="of:=[.H3]-[.G3]" office:value-type="currency" office:currency="BRL" office:value="171.1" calcext:value-type="currency">
            <text:p>R$ 171.10</text:p>
          </table:table-cell>
        </table:table-row>
        <table:table-row table:style-name="ro1">
          <table:table-cell table:formula="of:=[$GERAL.A4]" office:value-type="string" office:string-value="Moto E22" calcext:value-type="string">
            <text:p>Moto E22</text:p>
          </table:table-cell>
          <table:table-cell office:value-type="currency" office:currency="BRL" office:value="699" calcext:value-type="currency">
            <text:p>R$ 699.00</text:p>
          </table:table-cell>
          <table:table-cell table:number-columns-repeated="2" office:value-type="currency" office:currency="BRL" office:value="779" calcext:value-type="currency">
            <text:p>R$ 779.00</text:p>
          </table:table-cell>
          <table:table-cell office:value-type="currency" office:currency="BRL" office:value="899" calcext:value-type="currency">
            <text:p>R$ 899.00</text:p>
          </table:table-cell>
          <table:table-cell table:formula="of:=AVERAGE([.B4:.E4])" office:value-type="currency" office:currency="BRL" office:value="789" calcext:value-type="currency">
            <text:p>R$ 789.00</text:p>
          </table:table-cell>
          <table:table-cell table:formula="of:=MIN([.B4:.E4])" office:value-type="currency" office:currency="BRL" office:value="699" calcext:value-type="currency">
            <text:p>R$ 699.00</text:p>
          </table:table-cell>
          <table:table-cell table:formula="of:=MAX([.B4:.E4])" office:value-type="currency" office:currency="BRL" office:value="899" calcext:value-type="currency">
            <text:p>R$ 899.00</text:p>
          </table:table-cell>
          <table:table-cell table:formula="of:=[.H4]-[.G4]" office:value-type="currency" office:currency="BRL" office:value="200" calcext:value-type="currency">
            <text:p>R$ 200.00</text:p>
          </table:table-cell>
        </table:table-row>
        <table:table-row table:style-name="ro1">
          <table:table-cell table:formula="of:=[$GERAL.A5]" office:value-type="string" office:string-value="Moto G22" calcext:value-type="string">
            <text:p>Moto G22</text:p>
          </table:table-cell>
          <table:table-cell office:value-type="currency" office:currency="BRL" office:value="949" calcext:value-type="currency">
            <text:p>R$ 949.00</text:p>
          </table:table-cell>
          <table:table-cell office:value-type="currency" office:currency="BRL" office:value="958" calcext:value-type="currency">
            <text:p>R$ 958.00</text:p>
          </table:table-cell>
          <table:table-cell office:value-type="currency" office:currency="BRL" office:value="999" calcext:value-type="currency">
            <text:p>R$ 999.00</text:p>
          </table:table-cell>
          <table:table-cell office:value-type="currency" office:currency="BRL" office:value="953" calcext:value-type="currency">
            <text:p>R$ 953.00</text:p>
          </table:table-cell>
          <table:table-cell table:formula="of:=AVERAGE([.B5:.E5])" office:value-type="currency" office:currency="BRL" office:value="964.75" calcext:value-type="currency">
            <text:p>R$ 964.75</text:p>
          </table:table-cell>
          <table:table-cell table:formula="of:=MIN([.B5:.E5])" office:value-type="currency" office:currency="BRL" office:value="949" calcext:value-type="currency">
            <text:p>R$ 949.00</text:p>
          </table:table-cell>
          <table:table-cell table:formula="of:=MAX([.B5:.E5])" office:value-type="currency" office:currency="BRL" office:value="999" calcext:value-type="currency">
            <text:p>R$ 999.00</text:p>
          </table:table-cell>
          <table:table-cell table:formula="of:=[.H5]-[.G5]" office:value-type="currency" office:currency="BRL" office:value="50" calcext:value-type="currency">
            <text:p>R$ 50.00</text:p>
          </table:table-cell>
        </table:table-row>
        <table:table-row table:style-name="ro1">
          <table:table-cell table:formula="of:=[$GERAL.A6]" office:value-type="string" office:string-value="Moto G32" calcext:value-type="string">
            <text:p>Moto G32</text:p>
          </table:table-cell>
          <table:table-cell office:value-type="currency" office:currency="BRL" office:value="861" calcext:value-type="currency">
            <text:p>R$ 861.00</text:p>
          </table:table-cell>
          <table:table-cell office:value-type="currency" office:currency="BRL" office:value="999" calcext:value-type="currency">
            <text:p>R$ 999.00</text:p>
          </table:table-cell>
          <table:table-cell office:value-type="currency" office:currency="BRL" office:value="985" calcext:value-type="currency">
            <text:p>R$ 985.00</text:p>
          </table:table-cell>
          <table:table-cell office:value-type="currency" office:currency="BRL" office:value="949" calcext:value-type="currency">
            <text:p>R$ 949.00</text:p>
          </table:table-cell>
          <table:table-cell table:formula="of:=AVERAGE([.B6:.E6])" office:value-type="currency" office:currency="BRL" office:value="948.5" calcext:value-type="currency">
            <text:p>R$ 948.50</text:p>
          </table:table-cell>
          <table:table-cell table:formula="of:=MIN([.B6:.E6])" office:value-type="currency" office:currency="BRL" office:value="861" calcext:value-type="currency">
            <text:p>R$ 861.00</text:p>
          </table:table-cell>
          <table:table-cell table:formula="of:=MAX([.B6:.E6])" office:value-type="currency" office:currency="BRL" office:value="999" calcext:value-type="currency">
            <text:p>R$ 999.00</text:p>
          </table:table-cell>
          <table:table-cell table:formula="of:=[.H6]-[.G6]" office:value-type="currency" office:currency="BRL" office:value="138" calcext:value-type="currency">
            <text:p>R$ 138.00</text:p>
          </table:table-cell>
        </table:table-row>
        <table:table-row table:style-name="ro1">
          <table:table-cell table:formula="of:=[$GERAL.A7]" office:value-type="string" office:string-value="Moto G41" calcext:value-type="string">
            <text:p>Moto G41</text:p>
          </table:table-cell>
          <table:table-cell office:value-type="currency" office:currency="BRL" office:value="1158" calcext:value-type="currency">
            <text:p>R$ 1158.00</text:p>
          </table:table-cell>
          <table:table-cell/>
          <table:table-cell office:value-type="currency" office:currency="BRL" office:value="1433" calcext:value-type="currency">
            <text:p>R$ 1433.00</text:p>
          </table:table-cell>
          <table:table-cell office:value-type="currency" office:currency="BRL" office:value="1117.66" calcext:value-type="currency">
            <text:p>R$ 1117.66</text:p>
          </table:table-cell>
          <table:table-cell table:formula="of:=AVERAGE([.B7:.E7])" office:value-type="currency" office:currency="BRL" office:value="1236.22" calcext:value-type="currency">
            <text:p>R$ 1236.22</text:p>
          </table:table-cell>
          <table:table-cell table:formula="of:=MIN([.B7:.E7])" office:value-type="currency" office:currency="BRL" office:value="1117.66" calcext:value-type="currency">
            <text:p>R$ 1117.66</text:p>
          </table:table-cell>
          <table:table-cell table:formula="of:=MAX([.B7:.E7])" office:value-type="currency" office:currency="BRL" office:value="1433" calcext:value-type="currency">
            <text:p>R$ 1433.00</text:p>
          </table:table-cell>
          <table:table-cell table:formula="of:=[.H7]-[.G7]" office:value-type="currency" office:currency="BRL" office:value="315.34" calcext:value-type="currency">
            <text:p>R$ 315.34</text:p>
          </table:table-cell>
        </table:table-row>
        <table:table-row table:style-name="ro1">
          <table:table-cell table:formula="of:=[$GERAL.A8]" office:value-type="string" office:string-value="Moto G52" calcext:value-type="string">
            <text:p>Moto G52</text:p>
          </table:table-cell>
          <table:table-cell office:value-type="currency" office:currency="BRL" office:value="1039" calcext:value-type="currency">
            <text:p>R$ 1039.00</text:p>
          </table:table-cell>
          <table:table-cell office:value-type="currency" office:currency="BRL" office:value="1174" calcext:value-type="currency">
            <text:p>R$ 1174.00</text:p>
          </table:table-cell>
          <table:table-cell office:value-type="currency" office:currency="BRL" office:value="1199" calcext:value-type="currency">
            <text:p>R$ 1199.00</text:p>
          </table:table-cell>
          <table:table-cell office:value-type="currency" office:currency="BRL" office:value="1349" calcext:value-type="currency">
            <text:p>R$ 1349.00</text:p>
          </table:table-cell>
          <table:table-cell table:formula="of:=AVERAGE([.B8:.E8])" office:value-type="currency" office:currency="BRL" office:value="1190.25" calcext:value-type="currency">
            <text:p>R$ 1190.25</text:p>
          </table:table-cell>
          <table:table-cell table:formula="of:=MIN([.B8:.E8])" office:value-type="currency" office:currency="BRL" office:value="1039" calcext:value-type="currency">
            <text:p>R$ 1039.00</text:p>
          </table:table-cell>
          <table:table-cell table:formula="of:=MAX([.B8:.E8])" office:value-type="currency" office:currency="BRL" office:value="1349" calcext:value-type="currency">
            <text:p>R$ 1349.00</text:p>
          </table:table-cell>
          <table:table-cell table:formula="of:=[.H8]-[.G8]" office:value-type="currency" office:currency="BRL" office:value="310" calcext:value-type="currency">
            <text:p>R$ 310.00</text:p>
          </table:table-cell>
        </table:table-row>
        <table:table-row table:style-name="ro1">
          <table:table-cell table:formula="of:=[$GERAL.A9]" office:value-type="string" office:string-value="Moto G53" calcext:value-type="string">
            <text:p>Moto G53</text:p>
          </table:table-cell>
          <table:table-cell office:value-type="currency" office:currency="BRL" office:value="1159" calcext:value-type="currency">
            <text:p>R$ 1159.00</text:p>
          </table:table-cell>
          <table:table-cell office:value-type="currency" office:currency="BRL" office:value="1247" calcext:value-type="currency">
            <text:p>R$ 1247.00</text:p>
          </table:table-cell>
          <table:table-cell office:value-type="currency" office:currency="BRL" office:value="1269" calcext:value-type="currency">
            <text:p>R$ 1269.00</text:p>
          </table:table-cell>
          <table:table-cell office:value-type="currency" office:currency="BRL" office:value="1304.1" calcext:value-type="currency">
            <text:p>R$ 1304.10</text:p>
          </table:table-cell>
          <table:table-cell table:formula="of:=AVERAGE([.B9:.E9])" office:value-type="currency" office:currency="BRL" office:value="1244.775" calcext:value-type="currency">
            <text:p>R$ 1244.78</text:p>
          </table:table-cell>
          <table:table-cell table:formula="of:=MIN([.B9:.E9])" office:value-type="currency" office:currency="BRL" office:value="1159" calcext:value-type="currency">
            <text:p>R$ 1159.00</text:p>
          </table:table-cell>
          <table:table-cell table:formula="of:=MAX([.B9:.E9])" office:value-type="currency" office:currency="BRL" office:value="1304.1" calcext:value-type="currency">
            <text:p>R$ 1304.10</text:p>
          </table:table-cell>
          <table:table-cell table:formula="of:=[.H9]-[.G9]" office:value-type="currency" office:currency="BRL" office:value="145.1" calcext:value-type="currency">
            <text:p>R$ 145.10</text:p>
          </table:table-cell>
        </table:table-row>
        <table:table-row table:style-name="ro1">
          <table:table-cell table:formula="of:=[$GERAL.A10]" office:value-type="string" office:string-value="Moto G60" calcext:value-type="string">
            <text:p>Moto G60</text:p>
          </table:table-cell>
          <table:table-cell office:value-type="currency" office:currency="BRL" office:value="1499" calcext:value-type="currency">
            <text:p>R$ 1499.00</text:p>
          </table:table-cell>
          <table:table-cell office:value-type="currency" office:currency="BRL" office:value="1860" calcext:value-type="currency">
            <text:p>R$ 1860.00</text:p>
          </table:table-cell>
          <table:table-cell office:value-type="currency" office:currency="BRL" office:value="1970" calcext:value-type="currency">
            <text:p>R$ 1970.00</text:p>
          </table:table-cell>
          <table:table-cell office:value-type="currency" office:currency="BRL" office:value="1799" calcext:value-type="currency">
            <text:p>R$ 1799.00</text:p>
          </table:table-cell>
          <table:table-cell table:formula="of:=AVERAGE([.B10:.E10])" office:value-type="currency" office:currency="BRL" office:value="1782" calcext:value-type="currency">
            <text:p>R$ 1782.00</text:p>
          </table:table-cell>
          <table:table-cell table:formula="of:=MIN([.B10:.E10])" office:value-type="currency" office:currency="BRL" office:value="1499" calcext:value-type="currency">
            <text:p>R$ 1499.00</text:p>
          </table:table-cell>
          <table:table-cell table:formula="of:=MAX([.B10:.E10])" office:value-type="currency" office:currency="BRL" office:value="1970" calcext:value-type="currency">
            <text:p>R$ 1970.00</text:p>
          </table:table-cell>
          <table:table-cell table:formula="of:=[.H10]-[.G10]" office:value-type="currency" office:currency="BRL" office:value="471" calcext:value-type="currency">
            <text:p>R$ 471.00</text:p>
          </table:table-cell>
        </table:table-row>
        <table:table-row table:style-name="ro1">
          <table:table-cell table:formula="of:=[$GERAL.A11]" office:value-type="string" office:string-value="Galaxy M13" calcext:value-type="string">
            <text:p>Galaxy M13</text:p>
          </table:table-cell>
          <table:table-cell office:value-type="currency" office:currency="BRL" office:value="1099" calcext:value-type="currency">
            <text:p>R$ 1099.00</text:p>
          </table:table-cell>
          <table:table-cell office:value-type="currency" office:currency="BRL" office:value="1120" calcext:value-type="currency">
            <text:p>R$ 1120.00</text:p>
          </table:table-cell>
          <table:table-cell office:value-type="currency" office:currency="BRL" office:value="1100" calcext:value-type="currency">
            <text:p>R$ 1100.00</text:p>
          </table:table-cell>
          <table:table-cell office:value-type="currency" office:currency="BRL" office:value="999" calcext:value-type="currency">
            <text:p>R$ 999.00</text:p>
          </table:table-cell>
          <table:table-cell table:formula="of:=AVERAGE([.B11:.E11])" office:value-type="currency" office:currency="BRL" office:value="1079.5" calcext:value-type="currency">
            <text:p>R$ 1079.50</text:p>
          </table:table-cell>
          <table:table-cell table:formula="of:=MIN([.B11:.E11])" office:value-type="currency" office:currency="BRL" office:value="999" calcext:value-type="currency">
            <text:p>R$ 999.00</text:p>
          </table:table-cell>
          <table:table-cell table:formula="of:=MAX([.B11:.E11])" office:value-type="currency" office:currency="BRL" office:value="1120" calcext:value-type="currency">
            <text:p>R$ 1120.00</text:p>
          </table:table-cell>
          <table:table-cell table:formula="of:=[.H11]-[.G11]" office:value-type="currency" office:currency="BRL" office:value="121" calcext:value-type="currency">
            <text:p>R$ 121.00</text:p>
          </table:table-cell>
        </table:table-row>
        <table:table-row table:style-name="ro1">
          <table:table-cell table:formula="of:=[$GERAL.A12]" office:value-type="string" office:string-value="Galaxy M14" calcext:value-type="string">
            <text:p>Galaxy M14</text:p>
          </table:table-cell>
          <table:table-cell office:value-type="currency" office:currency="BRL" office:value="959" calcext:value-type="currency">
            <text:p>R$ 959.00</text:p>
          </table:table-cell>
          <table:table-cell office:value-type="currency" office:currency="BRL" office:value="1199" calcext:value-type="currency">
            <text:p>R$ 1199.00</text:p>
          </table:table-cell>
          <table:table-cell office:value-type="currency" office:currency="BRL" office:value="1279" calcext:value-type="currency">
            <text:p>R$ 1279.00</text:p>
          </table:table-cell>
          <table:table-cell/>
          <table:table-cell table:formula="of:=AVERAGE([.B12:.E12])" office:value-type="currency" office:currency="BRL" office:value="1145.66666666667" calcext:value-type="currency">
            <text:p>R$ 1145.67</text:p>
          </table:table-cell>
          <table:table-cell table:formula="of:=MIN([.B12:.E12])" office:value-type="currency" office:currency="BRL" office:value="959" calcext:value-type="currency">
            <text:p>R$ 959.00</text:p>
          </table:table-cell>
          <table:table-cell table:formula="of:=MAX([.B12:.E12])" office:value-type="currency" office:currency="BRL" office:value="1279" calcext:value-type="currency">
            <text:p>R$ 1279.00</text:p>
          </table:table-cell>
          <table:table-cell table:formula="of:=[.H12]-[.G12]" office:value-type="currency" office:currency="BRL" office:value="320" calcext:value-type="currency">
            <text:p>R$ 320.00</text:p>
          </table:table-cell>
        </table:table-row>
        <table:table-row table:style-name="ro1">
          <table:table-cell table:formula="of:=[$GERAL.A13]" office:value-type="string" office:string-value="Galaxy M23" calcext:value-type="string">
            <text:p>Galaxy M23</text:p>
          </table:table-cell>
          <table:table-cell office:value-type="currency" office:currency="BRL" office:value="1619" calcext:value-type="currency">
            <text:p>R$ 1619.00</text:p>
          </table:table-cell>
          <table:table-cell office:value-type="currency" office:currency="BRL" office:value="1900" calcext:value-type="currency">
            <text:p>R$ 1900.00</text:p>
          </table:table-cell>
          <table:table-cell table:number-columns-repeated="2"/>
          <table:table-cell table:formula="of:=AVERAGE([.B13:.E13])" office:value-type="currency" office:currency="BRL" office:value="1759.5" calcext:value-type="currency">
            <text:p>R$ 1759.50</text:p>
          </table:table-cell>
          <table:table-cell table:formula="of:=MIN([.B13:.E13])" office:value-type="currency" office:currency="BRL" office:value="1619" calcext:value-type="currency">
            <text:p>R$ 1619.00</text:p>
          </table:table-cell>
          <table:table-cell table:formula="of:=MAX([.B13:.E13])" office:value-type="currency" office:currency="BRL" office:value="1900" calcext:value-type="currency">
            <text:p>R$ 1900.00</text:p>
          </table:table-cell>
          <table:table-cell table:formula="of:=[.H13]-[.G13]" office:value-type="currency" office:currency="BRL" office:value="281" calcext:value-type="currency">
            <text:p>R$ 281.00</text:p>
          </table:table-cell>
        </table:table-row>
        <table:table-row table:style-name="ro1">
          <table:table-cell table:formula="of:=[$GERAL.A14]" office:value-type="string" office:string-value="Galaxy M52" calcext:value-type="string">
            <text:p>Galaxy M52</text:p>
          </table:table-cell>
          <table:table-cell office:value-type="currency" office:currency="BRL" office:value="1700" calcext:value-type="currency">
            <text:p>R$ 1700.00</text:p>
          </table:table-cell>
          <table:table-cell office:value-type="currency" office:currency="BRL" office:value="3999" calcext:value-type="currency">
            <text:p>R$ 3999.00</text:p>
          </table:table-cell>
          <table:table-cell office:value-type="currency" office:currency="BRL" office:value="2625" calcext:value-type="currency">
            <text:p>R$ 2625.00</text:p>
          </table:table-cell>
          <table:table-cell office:value-type="currency" office:currency="BRL" office:value="2600" calcext:value-type="currency">
            <text:p>R$ 2600.00</text:p>
          </table:table-cell>
          <table:table-cell table:formula="of:=AVERAGE([.B14:.E14])" office:value-type="currency" office:currency="BRL" office:value="2731" calcext:value-type="currency">
            <text:p>R$ 2731.00</text:p>
          </table:table-cell>
          <table:table-cell table:formula="of:=MIN([.B14:.E14])" office:value-type="currency" office:currency="BRL" office:value="1700" calcext:value-type="currency">
            <text:p>R$ 1700.00</text:p>
          </table:table-cell>
          <table:table-cell table:formula="of:=MAX([.B14:.E14])" office:value-type="currency" office:currency="BRL" office:value="3999" calcext:value-type="currency">
            <text:p>R$ 3999.00</text:p>
          </table:table-cell>
          <table:table-cell table:formula="of:=[.H14]-[.G14]" office:value-type="currency" office:currency="BRL" office:value="2299" calcext:value-type="currency">
            <text:p>R$ 2299.00</text:p>
          </table:table-cell>
        </table:table-row>
        <table:table-row table:style-name="ro1">
          <table:table-cell table:formula="of:=[$GERAL.A15]" office:value-type="string" office:string-value="Galaxy M53" calcext:value-type="string">
            <text:p>Galaxy M53</text:p>
          </table:table-cell>
          <table:table-cell office:value-type="currency" office:currency="BRL" office:value="1799" calcext:value-type="currency">
            <text:p>R$ 1799.00</text:p>
          </table:table-cell>
          <table:table-cell office:value-type="currency" office:currency="BRL" office:value="2004" calcext:value-type="currency">
            <text:p>R$ 2004.00</text:p>
          </table:table-cell>
          <table:table-cell office:value-type="currency" office:currency="BRL" office:value="1965" calcext:value-type="currency">
            <text:p>R$ 1965.00</text:p>
          </table:table-cell>
          <table:table-cell office:value-type="currency" office:currency="BRL" office:value="1978.2" calcext:value-type="currency">
            <text:p>R$ 1978.20</text:p>
          </table:table-cell>
          <table:table-cell table:formula="of:=AVERAGE([.B15:.E15])" office:value-type="currency" office:currency="BRL" office:value="1936.55" calcext:value-type="currency">
            <text:p>R$ 1936.55</text:p>
          </table:table-cell>
          <table:table-cell table:formula="of:=MIN([.B15:.E15])" office:value-type="currency" office:currency="BRL" office:value="1799" calcext:value-type="currency">
            <text:p>R$ 1799.00</text:p>
          </table:table-cell>
          <table:table-cell table:formula="of:=MAX([.B15:.E15])" office:value-type="currency" office:currency="BRL" office:value="2004" calcext:value-type="currency">
            <text:p>R$ 2004.00</text:p>
          </table:table-cell>
          <table:table-cell table:formula="of:=[.H15]-[.G15]" office:value-type="currency" office:currency="BRL" office:value="205" calcext:value-type="currency">
            <text:p>R$ 205.00</text:p>
          </table:table-cell>
        </table:table-row>
        <table:table-row table:style-name="ro1">
          <table:table-cell table:formula="of:=[$GERAL.A16]" office:value-type="string" office:string-value="Galaxy A13" calcext:value-type="string">
            <text:p>Galaxy A13</text:p>
          </table:table-cell>
          <table:table-cell office:value-type="currency" office:currency="BRL" office:value="1034" calcext:value-type="currency">
            <text:p>R$ 1034.00</text:p>
          </table:table-cell>
          <table:table-cell office:value-type="currency" office:currency="BRL" office:value="1099" calcext:value-type="currency">
            <text:p>R$ 1099.00</text:p>
          </table:table-cell>
          <table:table-cell office:value-type="currency" office:currency="BRL" office:value="1139" calcext:value-type="currency">
            <text:p>R$ 1139.00</text:p>
          </table:table-cell>
          <table:table-cell/>
          <table:table-cell table:formula="of:=AVERAGE([.B16:.E16])" office:value-type="currency" office:currency="BRL" office:value="1090.66666666667" calcext:value-type="currency">
            <text:p>R$ 1090.67</text:p>
          </table:table-cell>
          <table:table-cell table:formula="of:=MIN([.B16:.E16])" office:value-type="currency" office:currency="BRL" office:value="1034" calcext:value-type="currency">
            <text:p>R$ 1034.00</text:p>
          </table:table-cell>
          <table:table-cell table:formula="of:=MAX([.B16:.E16])" office:value-type="currency" office:currency="BRL" office:value="1139" calcext:value-type="currency">
            <text:p>R$ 1139.00</text:p>
          </table:table-cell>
          <table:table-cell table:formula="of:=[.H16]-[.G16]" office:value-type="currency" office:currency="BRL" office:value="105" calcext:value-type="currency">
            <text:p>R$ 105.00</text:p>
          </table:table-cell>
        </table:table-row>
        <table:table-row table:style-name="ro1">
          <table:table-cell table:formula="of:=[$GERAL.A17]" office:value-type="string" office:string-value="Galaxy A14" calcext:value-type="string">
            <text:p>Galaxy A14</text:p>
          </table:table-cell>
          <table:table-cell office:value-type="currency" office:currency="BRL" office:value="728" calcext:value-type="currency">
            <text:p>R$ 728.00</text:p>
          </table:table-cell>
          <table:table-cell office:value-type="currency" office:currency="BRL" office:value="809" calcext:value-type="currency">
            <text:p>R$ 809.00</text:p>
          </table:table-cell>
          <table:table-cell office:value-type="currency" office:currency="BRL" office:value="793" calcext:value-type="currency">
            <text:p>R$ 793.00</text:p>
          </table:table-cell>
          <table:table-cell office:value-type="currency" office:currency="BRL" office:value="799" calcext:value-type="currency">
            <text:p>R$ 799.00</text:p>
          </table:table-cell>
          <table:table-cell table:formula="of:=AVERAGE([.B17:.E17])" office:value-type="currency" office:currency="BRL" office:value="782.25" calcext:value-type="currency">
            <text:p>R$ 782.25</text:p>
          </table:table-cell>
          <table:table-cell table:formula="of:=MIN([.B17:.E17])" office:value-type="currency" office:currency="BRL" office:value="728" calcext:value-type="currency">
            <text:p>R$ 728.00</text:p>
          </table:table-cell>
          <table:table-cell table:formula="of:=MAX([.B17:.E17])" office:value-type="currency" office:currency="BRL" office:value="809" calcext:value-type="currency">
            <text:p>R$ 809.00</text:p>
          </table:table-cell>
          <table:table-cell table:formula="of:=[.H17]-[.G17]" office:value-type="currency" office:currency="BRL" office:value="81" calcext:value-type="currency">
            <text:p>R$ 81.00</text:p>
          </table:table-cell>
        </table:table-row>
        <table:table-row table:style-name="ro1">
          <table:table-cell table:formula="of:=[$GERAL.A18]" office:value-type="string" office:string-value="Galaxy A24 4G" calcext:value-type="string">
            <text:p>Galaxy A24 4G</text:p>
          </table:table-cell>
          <table:table-cell office:value-type="currency" office:currency="BRL" office:value="1554" calcext:value-type="currency">
            <text:p>R$ 1554.00</text:p>
          </table:table-cell>
          <table:table-cell/>
          <table:table-cell table:number-columns-repeated="2" office:value-type="currency" office:currency="BRL" office:value="1554" calcext:value-type="currency">
            <text:p>R$ 1554.00</text:p>
          </table:table-cell>
          <table:table-cell table:formula="of:=AVERAGE([.B18:.E18])" office:value-type="currency" office:currency="BRL" office:value="1554" calcext:value-type="currency">
            <text:p>R$ 1554.00</text:p>
          </table:table-cell>
          <table:table-cell table:formula="of:=MIN([.B18:.E18])" office:value-type="currency" office:currency="BRL" office:value="1554" calcext:value-type="currency">
            <text:p>R$ 1554.00</text:p>
          </table:table-cell>
          <table:table-cell table:formula="of:=MAX([.B18:.E18])" office:value-type="currency" office:currency="BRL" office:value="1554" calcext:value-type="currency">
            <text:p>R$ 1554.00</text:p>
          </table:table-cell>
          <table:table-cell table:formula="of:=[.H18]-[.G18]" office:value-type="currency" office:currency="BRL" office:value="0" calcext:value-type="currency">
            <text:p>R$ 0.00</text:p>
          </table:table-cell>
        </table:table-row>
        <table:table-row table:style-name="ro1">
          <table:table-cell table:formula="of:=[$GERAL.A19]" office:value-type="string" office:string-value="Galaxy A31" calcext:value-type="string">
            <text:p>Galaxy A31</text:p>
          </table:table-cell>
          <table:table-cell office:value-type="currency" office:currency="BRL" office:value="1439" calcext:value-type="currency">
            <text:p>R$ 1439.00</text:p>
          </table:table-cell>
          <table:table-cell/>
          <table:table-cell office:value-type="currency" office:currency="BRL" office:value="1499" calcext:value-type="currency">
            <text:p>R$ 1499.00</text:p>
          </table:table-cell>
          <table:table-cell/>
          <table:table-cell table:formula="of:=AVERAGE([.B19:.E19])" office:value-type="currency" office:currency="BRL" office:value="1469" calcext:value-type="currency">
            <text:p>R$ 1469.00</text:p>
          </table:table-cell>
          <table:table-cell table:formula="of:=MIN([.B19:.E19])" office:value-type="currency" office:currency="BRL" office:value="1439" calcext:value-type="currency">
            <text:p>R$ 1439.00</text:p>
          </table:table-cell>
          <table:table-cell table:formula="of:=MAX([.B19:.E19])" office:value-type="currency" office:currency="BRL" office:value="1499" calcext:value-type="currency">
            <text:p>R$ 1499.00</text:p>
          </table:table-cell>
          <table:table-cell table:formula="of:=[.H19]-[.G19]" office:value-type="currency" office:currency="BRL" office:value="60" calcext:value-type="currency">
            <text:p>R$ 60.00</text:p>
          </table:table-cell>
        </table:table-row>
        <table:table-row table:style-name="ro1">
          <table:table-cell table:formula="of:=[$GERAL.A20]" office:value-type="string" office:string-value="Galaxy A33" calcext:value-type="string">
            <text:p>Galaxy A33</text:p>
          </table:table-cell>
          <table:table-cell office:value-type="currency" office:currency="BRL" office:value="1169" calcext:value-type="currency">
            <text:p>R$ 1169.00</text:p>
          </table:table-cell>
          <table:table-cell office:value-type="currency" office:currency="BRL" office:value="2199" calcext:value-type="currency">
            <text:p>R$ 2199.00</text:p>
          </table:table-cell>
          <table:table-cell office:value-type="currency" office:currency="BRL" office:value="1499" calcext:value-type="currency">
            <text:p>R$ 1499.00</text:p>
          </table:table-cell>
          <table:table-cell/>
          <table:table-cell table:formula="of:=AVERAGE([.B20:.E20])" office:value-type="currency" office:currency="BRL" office:value="1622.33333333333" calcext:value-type="currency">
            <text:p>R$ 1622.33</text:p>
          </table:table-cell>
          <table:table-cell table:formula="of:=MIN([.B20:.E20])" office:value-type="currency" office:currency="BRL" office:value="1169" calcext:value-type="currency">
            <text:p>R$ 1169.00</text:p>
          </table:table-cell>
          <table:table-cell table:formula="of:=MAX([.B20:.E20])" office:value-type="currency" office:currency="BRL" office:value="2199" calcext:value-type="currency">
            <text:p>R$ 2199.00</text:p>
          </table:table-cell>
          <table:table-cell table:formula="of:=[.H20]-[.G20]" office:value-type="currency" office:currency="BRL" office:value="1030" calcext:value-type="currency">
            <text:p>R$ 1030.00</text:p>
          </table:table-cell>
        </table:table-row>
        <table:table-row table:style-name="ro1">
          <table:table-cell table:formula="of:=[$GERAL.A21]" office:value-type="string" office:string-value="Galaxy  A34" calcext:value-type="string">
            <text:p>Galaxy <text:s/>A34</text:p>
          </table:table-cell>
          <table:table-cell office:value-type="currency" office:currency="BRL" office:value="1399" calcext:value-type="currency">
            <text:p>R$ 1399.00</text:p>
          </table:table-cell>
          <table:table-cell office:value-type="currency" office:currency="BRL" office:value="1555" calcext:value-type="currency">
            <text:p>R$ 1555.00</text:p>
          </table:table-cell>
          <table:table-cell office:value-type="currency" office:currency="BRL" office:value="1689" calcext:value-type="currency">
            <text:p>R$ 1689.00</text:p>
          </table:table-cell>
          <table:table-cell office:value-type="currency" office:currency="BRL" office:value="1484" calcext:value-type="currency">
            <text:p>R$ 1484.00</text:p>
          </table:table-cell>
          <table:table-cell table:formula="of:=AVERAGE([.B21:.E21])" office:value-type="currency" office:currency="BRL" office:value="1531.75" calcext:value-type="currency">
            <text:p>R$ 1531.75</text:p>
          </table:table-cell>
          <table:table-cell table:formula="of:=MIN([.B21:.E21])" office:value-type="currency" office:currency="BRL" office:value="1399" calcext:value-type="currency">
            <text:p>R$ 1399.00</text:p>
          </table:table-cell>
          <table:table-cell table:formula="of:=MAX([.B21:.E21])" office:value-type="currency" office:currency="BRL" office:value="1689" calcext:value-type="currency">
            <text:p>R$ 1689.00</text:p>
          </table:table-cell>
          <table:table-cell table:formula="of:=[.H21]-[.G21]" office:value-type="currency" office:currency="BRL" office:value="290" calcext:value-type="currency">
            <text:p>R$ 290.00</text:p>
          </table:table-cell>
        </table:table-row>
        <table:table-row table:style-name="ro1">
          <table:table-cell table:formula="of:=[$GERAL.A22]" office:value-type="string" office:string-value="Galaxy A53" calcext:value-type="string">
            <text:p>Galaxy A53</text:p>
          </table:table-cell>
          <table:table-cell office:value-type="currency" office:currency="BRL" office:value="2249" calcext:value-type="currency">
            <text:p>R$ 2249.00</text:p>
          </table:table-cell>
          <table:table-cell office:value-type="currency" office:currency="BRL" office:value="2499" calcext:value-type="currency">
            <text:p>R$ 2499.00</text:p>
          </table:table-cell>
          <table:table-cell table:number-columns-repeated="2"/>
          <table:table-cell table:formula="of:=AVERAGE([.B22:.E22])" office:value-type="currency" office:currency="BRL" office:value="2374" calcext:value-type="currency">
            <text:p>R$ 2374.00</text:p>
          </table:table-cell>
          <table:table-cell table:formula="of:=MIN([.B22:.E22])" office:value-type="currency" office:currency="BRL" office:value="2249" calcext:value-type="currency">
            <text:p>R$ 2249.00</text:p>
          </table:table-cell>
          <table:table-cell table:formula="of:=MAX([.B22:.E22])" office:value-type="currency" office:currency="BRL" office:value="2499" calcext:value-type="currency">
            <text:p>R$ 2499.00</text:p>
          </table:table-cell>
          <table:table-cell table:formula="of:=[.H22]-[.G22]" office:value-type="currency" office:currency="BRL" office:value="250" calcext:value-type="currency">
            <text:p>R$ 250.00</text:p>
          </table:table-cell>
        </table:table-row>
        <table:table-row table:style-name="ro1">
          <table:table-cell table:formula="of:=[$GERAL.A23]" office:value-type="string" office:string-value="Galaxy A54" calcext:value-type="string">
            <text:p>Galaxy A54</text:p>
          </table:table-cell>
          <table:table-cell office:value-type="currency" office:currency="BRL" office:value="1664" calcext:value-type="currency">
            <text:p>R$ 1664.00</text:p>
          </table:table-cell>
          <table:table-cell office:value-type="currency" office:currency="BRL" office:value="1899" calcext:value-type="currency">
            <text:p>R$ 1899.00</text:p>
          </table:table-cell>
          <table:table-cell office:value-type="currency" office:currency="BRL" office:value="1892" calcext:value-type="currency">
            <text:p>R$ 1892.00</text:p>
          </table:table-cell>
          <table:table-cell office:value-type="currency" office:currency="BRL" office:value="1664" calcext:value-type="currency">
            <text:p>R$ 1664.00</text:p>
          </table:table-cell>
          <table:table-cell table:formula="of:=AVERAGE([.B23:.E23])" office:value-type="currency" office:currency="BRL" office:value="1779.75" calcext:value-type="currency">
            <text:p>R$ 1779.75</text:p>
          </table:table-cell>
          <table:table-cell table:formula="of:=MIN([.B23:.E23])" office:value-type="currency" office:currency="BRL" office:value="1664" calcext:value-type="currency">
            <text:p>R$ 1664.00</text:p>
          </table:table-cell>
          <table:table-cell table:formula="of:=MAX([.B23:.E23])" office:value-type="currency" office:currency="BRL" office:value="1899" calcext:value-type="currency">
            <text:p>R$ 1899.00</text:p>
          </table:table-cell>
          <table:table-cell table:formula="of:=[.H23]-[.G23]" office:value-type="currency" office:currency="BRL" office:value="235" calcext:value-type="currency">
            <text:p>R$ 235.00</text:p>
          </table:table-cell>
        </table:table-row>
        <table:table-row table:style-name="ro1">
          <table:table-cell table:formula="of:=[$GERAL.A24]" office:value-type="string" office:string-value="Galaxy  S21 FE" calcext:value-type="string">
            <text:p>Galaxy <text:s/>S21 FE</text:p>
          </table:table-cell>
          <table:table-cell office:value-type="currency" office:currency="BRL" office:value="1949" calcext:value-type="currency">
            <text:p>R$ 1949.00</text:p>
          </table:table-cell>
          <table:table-cell office:value-type="currency" office:currency="BRL" office:value="2599" calcext:value-type="currency">
            <text:p>R$ 2599.00</text:p>
          </table:table-cell>
          <table:table-cell/>
          <table:table-cell office:value-type="currency" office:currency="BRL" office:value="2159" calcext:value-type="currency">
            <text:p>R$ 2159.00</text:p>
          </table:table-cell>
          <table:table-cell table:formula="of:=AVERAGE([.B24:.E24])" office:value-type="currency" office:currency="BRL" office:value="2235.66666666667" calcext:value-type="currency">
            <text:p>R$ 2235.67</text:p>
          </table:table-cell>
          <table:table-cell table:formula="of:=MIN([.B24:.E24])" office:value-type="currency" office:currency="BRL" office:value="1949" calcext:value-type="currency">
            <text:p>R$ 1949.00</text:p>
          </table:table-cell>
          <table:table-cell table:formula="of:=MAX([.B24:.E24])" office:value-type="currency" office:currency="BRL" office:value="2599" calcext:value-type="currency">
            <text:p>R$ 2599.00</text:p>
          </table:table-cell>
          <table:table-cell table:formula="of:=[.H24]-[.G24]" office:value-type="currency" office:currency="BRL" office:value="650" calcext:value-type="currency">
            <text:p>R$ 650.00</text:p>
          </table:table-cell>
        </table:table-row>
        <table:table-row table:style-name="ro1">
          <table:table-cell table:formula="of:=[$GERAL.A25]" office:value-type="string" office:string-value="Galaxy  S22" calcext:value-type="string">
            <text:p>Galaxy <text:s/>S22</text:p>
          </table:table-cell>
          <table:table-cell office:value-type="currency" office:currency="BRL" office:value="2889" calcext:value-type="currency">
            <text:p>R$ 2889.00</text:p>
          </table:table-cell>
          <table:table-cell office:value-type="currency" office:currency="BRL" office:value="3096" calcext:value-type="currency">
            <text:p>R$ 3096.00</text:p>
          </table:table-cell>
          <table:table-cell office:value-type="currency" office:currency="BRL" office:value="3099" calcext:value-type="currency">
            <text:p>R$ 3099.00</text:p>
          </table:table-cell>
          <table:table-cell/>
          <table:table-cell table:formula="of:=AVERAGE([.B25:.E25])" office:value-type="currency" office:currency="BRL" office:value="3028" calcext:value-type="currency">
            <text:p>R$ 3028.00</text:p>
          </table:table-cell>
          <table:table-cell table:formula="of:=MIN([.B25:.E25])" office:value-type="currency" office:currency="BRL" office:value="2889" calcext:value-type="currency">
            <text:p>R$ 2889.00</text:p>
          </table:table-cell>
          <table:table-cell table:formula="of:=MAX([.B25:.E25])" office:value-type="currency" office:currency="BRL" office:value="3099" calcext:value-type="currency">
            <text:p>R$ 3099.00</text:p>
          </table:table-cell>
          <table:table-cell table:formula="of:=[.H25]-[.G25]" office:value-type="currency" office:currency="BRL" office:value="210" calcext:value-type="currency">
            <text:p>R$ 210.00</text:p>
          </table:table-cell>
        </table:table-row>
        <table:table-row table:style-name="ro1">
          <table:table-cell table:formula="of:=[$GERAL.A26]" office:value-type="string" office:string-value="Galaxy S23" calcext:value-type="string">
            <text:p>Galaxy S23</text:p>
          </table:table-cell>
          <table:table-cell office:value-type="currency" office:currency="BRL" office:value="3699" calcext:value-type="currency">
            <text:p>R$ 3699.00</text:p>
          </table:table-cell>
          <table:table-cell office:value-type="currency" office:currency="BRL" office:value="4233" calcext:value-type="currency">
            <text:p>R$ 4233.00</text:p>
          </table:table-cell>
          <table:table-cell office:value-type="currency" office:currency="BRL" office:value="4249" calcext:value-type="currency">
            <text:p>R$ 4249.00</text:p>
          </table:table-cell>
          <table:table-cell office:value-type="currency" office:currency="BRL" office:value="4948.99" calcext:value-type="currency">
            <text:p>R$ 4948.99</text:p>
          </table:table-cell>
          <table:table-cell table:formula="of:=AVERAGE([.B26:.E26])" office:value-type="currency" office:currency="BRL" office:value="4282.4975" calcext:value-type="currency">
            <text:p>R$ 4282.50</text:p>
          </table:table-cell>
          <table:table-cell table:formula="of:=MIN([.B26:.E26])" office:value-type="currency" office:currency="BRL" office:value="3699" calcext:value-type="currency">
            <text:p>R$ 3699.00</text:p>
          </table:table-cell>
          <table:table-cell table:formula="of:=MAX([.B26:.E26])" office:value-type="currency" office:currency="BRL" office:value="4948.99" calcext:value-type="currency">
            <text:p>R$ 4948.99</text:p>
          </table:table-cell>
          <table:table-cell table:formula="of:=[.H26]-[.G26]" office:value-type="currency" office:currency="BRL" office:value="1249.99" calcext:value-type="currency">
            <text:p>R$ 1249.99</text:p>
          </table:table-cell>
        </table:table-row>
        <table:table-row table:style-name="ro1" table:visibility="collapse">
          <table:table-cell table:formula="of:=[$GERAL.A27]" office:value-type="string" office:string-value="A16" calcext:value-type="string">
            <text:p>A16</text:p>
          </table:table-cell>
          <table:table-cell office:value-type="currency" office:currency="BRL" office:value="1000" calcext:value-type="currency">
            <text:p>R$ 1000.00</text:p>
          </table:table-cell>
          <table:table-cell table:number-columns-repeated="3"/>
          <table:table-cell table:formula="of:=AVERAGE([.B27:.E27])" office:value-type="currency" office:currency="BRL" office:value="1000" calcext:value-type="currency">
            <text:p>R$ 1000.00</text:p>
          </table:table-cell>
          <table:table-cell table:formula="of:=MIN([.B27:.E27])" office:value-type="currency" office:currency="BRL" office:value="1000" calcext:value-type="currency">
            <text:p>R$ 1000.00</text:p>
          </table:table-cell>
          <table:table-cell table:formula="of:=MAX([.B27:.E27])" office:value-type="currency" office:currency="BRL" office:value="1000" calcext:value-type="currency">
            <text:p>R$ 1000.00</text:p>
          </table:table-cell>
          <table:table-cell table:formula="of:=[.H27]-[.G27]" office:value-type="currency" office:currency="BRL" office:value="0" calcext:value-type="currency">
            <text:p>R$ 0.00</text:p>
          </table:table-cell>
        </table:table-row>
        <table:table-row table:style-name="ro1" table:visibility="collapse">
          <table:table-cell table:formula="of:=[$GERAL.A28]" office:value-type="string" office:string-value="A54" calcext:value-type="string">
            <text:p>A54</text:p>
          </table:table-cell>
          <table:table-cell table:number-columns-repeated="2"/>
          <table:table-cell office:value-type="currency" office:currency="BRL" office:value="1199" calcext:value-type="currency">
            <text:p>R$ 1199.00</text:p>
          </table:table-cell>
          <table:table-cell office:value-type="currency" office:currency="BRL" office:value="1580.31" calcext:value-type="currency">
            <text:p>R$ 1580.31</text:p>
          </table:table-cell>
          <table:table-cell table:formula="of:=AVERAGE([.B28:.E28])" office:value-type="currency" office:currency="BRL" office:value="1389.655" calcext:value-type="currency">
            <text:p>R$ 1389.66</text:p>
          </table:table-cell>
          <table:table-cell table:formula="of:=MIN([.B28:.E28])" office:value-type="currency" office:currency="BRL" office:value="1199" calcext:value-type="currency">
            <text:p>R$ 1199.00</text:p>
          </table:table-cell>
          <table:table-cell table:formula="of:=MAX([.B28:.E28])" office:value-type="currency" office:currency="BRL" office:value="1580.31" calcext:value-type="currency">
            <text:p>R$ 1580.31</text:p>
          </table:table-cell>
          <table:table-cell table:formula="of:=[.H28]-[.G28]" office:value-type="currency" office:currency="BRL" office:value="381.31" calcext:value-type="currency">
            <text:p>R$ 381.31</text:p>
          </table:table-cell>
        </table:table-row>
        <table:table-row table:style-name="ro1" table:visibility="collapse">
          <table:table-cell table:formula="of:=[$GERAL.A29]" office:value-type="string" office:string-value="A57" calcext:value-type="string">
            <text:p>A57</text:p>
          </table:table-cell>
          <table:table-cell office:value-type="currency" office:currency="BRL" office:value="1390" calcext:value-type="currency">
            <text:p>R$ 1390.00</text:p>
          </table:table-cell>
          <table:table-cell office:value-type="currency" office:currency="BRL" office:value="1816.93" calcext:value-type="currency">
            <text:p>R$ 1816.93</text:p>
          </table:table-cell>
          <table:table-cell/>
          <table:table-cell office:value-type="currency" office:currency="BRL" office:value="1155" calcext:value-type="currency">
            <text:p>R$ 1155.00</text:p>
          </table:table-cell>
          <table:table-cell table:formula="of:=AVERAGE([.B29:.E29])" office:value-type="currency" office:currency="BRL" office:value="1453.97666666667" calcext:value-type="currency">
            <text:p>R$ 1453.98</text:p>
          </table:table-cell>
          <table:table-cell table:formula="of:=MIN([.B29:.E29])" office:value-type="currency" office:currency="BRL" office:value="1155" calcext:value-type="currency">
            <text:p>R$ 1155.00</text:p>
          </table:table-cell>
          <table:table-cell table:formula="of:=MAX([.B29:.E29])" office:value-type="currency" office:currency="BRL" office:value="1816.93" calcext:value-type="currency">
            <text:p>R$ 1816.93</text:p>
          </table:table-cell>
          <table:table-cell table:formula="of:=[.H29]-[.G29]" office:value-type="currency" office:currency="BRL" office:value="661.93" calcext:value-type="currency">
            <text:p>R$ 661.93</text:p>
          </table:table-cell>
        </table:table-row>
        <table:table-row table:style-name="ro1" table:visibility="collapse">
          <table:table-cell table:formula="of:=[$GERAL.A30]" office:value-type="string" office:string-value="A77" calcext:value-type="string">
            <text:p>A77</text:p>
          </table:table-cell>
          <table:table-cell/>
          <table:table-cell office:value-type="currency" office:currency="BRL" office:value="2118.43" calcext:value-type="currency">
            <text:p>R$ 2118.43</text:p>
          </table:table-cell>
          <table:table-cell office:value-type="currency" office:currency="BRL" office:value="1599" calcext:value-type="currency">
            <text:p>R$ 1599.00</text:p>
          </table:table-cell>
          <table:table-cell office:value-type="currency" office:currency="BRL" office:value="1530" calcext:value-type="currency">
            <text:p>R$ 1530.00</text:p>
          </table:table-cell>
          <table:table-cell table:formula="of:=AVERAGE([.B30:.E30])" office:value-type="currency" office:currency="BRL" office:value="1749.14333333333" calcext:value-type="currency">
            <text:p>R$ 1749.14</text:p>
          </table:table-cell>
          <table:table-cell table:formula="of:=MIN([.B30:.E30])" office:value-type="currency" office:currency="BRL" office:value="1530" calcext:value-type="currency">
            <text:p>R$ 1530.00</text:p>
          </table:table-cell>
          <table:table-cell table:formula="of:=MAX([.B30:.E30])" office:value-type="currency" office:currency="BRL" office:value="2118.43" calcext:value-type="currency">
            <text:p>R$ 2118.43</text:p>
          </table:table-cell>
          <table:table-cell table:formula="of:=[.H30]-[.G30]" office:value-type="currency" office:currency="BRL" office:value="588.43" calcext:value-type="currency">
            <text:p>R$ 588.43</text:p>
          </table:table-cell>
        </table:table-row>
        <table:table-row table:style-name="ro1" table:visibility="collapse">
          <table:table-cell table:formula="of:=[$GERAL.A31]" office:value-type="string" office:string-value="Reno 6 PRO" calcext:value-type="string">
            <text:p>Reno 6 PRO</text:p>
          </table:table-cell>
          <table:table-cell/>
          <table:table-cell office:value-type="currency" office:currency="BRL" office:value="4902.02" calcext:value-type="currency">
            <text:p>R$ 4902.02</text:p>
          </table:table-cell>
          <table:table-cell table:number-columns-repeated="2"/>
          <table:table-cell table:formula="of:=AVERAGE([.B31:.E31])" office:value-type="currency" office:currency="BRL" office:value="4902.02" calcext:value-type="currency">
            <text:p>R$ 4902.02</text:p>
          </table:table-cell>
          <table:table-cell table:formula="of:=MIN([.B31:.E31])" office:value-type="currency" office:currency="BRL" office:value="4902.02" calcext:value-type="currency">
            <text:p>R$ 4902.02</text:p>
          </table:table-cell>
          <table:table-cell table:formula="of:=MAX([.B31:.E31])" office:value-type="currency" office:currency="BRL" office:value="4902.02" calcext:value-type="currency">
            <text:p>R$ 4902.02</text:p>
          </table:table-cell>
          <table:table-cell table:formula="of:=[.H31]-[.G31]" office:value-type="currency" office:currency="BRL" office:value="0" calcext:value-type="currency">
            <text:p>R$ 0.00</text:p>
          </table:table-cell>
        </table:table-row>
        <table:table-row table:style-name="ro1" table:visibility="collapse">
          <table:table-cell table:formula="of:=[$GERAL.A32]" office:value-type="string" office:string-value="Reno 7" calcext:value-type="string">
            <text:p>Reno 7</text:p>
          </table:table-cell>
          <table:table-cell office:value-type="currency" office:currency="BRL" office:value="2039" calcext:value-type="currency">
            <text:p>R$ 2039.00</text:p>
          </table:table-cell>
          <table:table-cell office:value-type="currency" office:currency="BRL" office:value="2999" calcext:value-type="currency">
            <text:p>R$ 2999.00</text:p>
          </table:table-cell>
          <table:table-cell table:number-columns-repeated="2"/>
          <table:table-cell table:formula="of:=AVERAGE([.B32:.E32])" office:value-type="currency" office:currency="BRL" office:value="2519" calcext:value-type="currency">
            <text:p>R$ 2519.00</text:p>
          </table:table-cell>
          <table:table-cell table:formula="of:=MIN([.B32:.E32])" office:value-type="currency" office:currency="BRL" office:value="2039" calcext:value-type="currency">
            <text:p>R$ 2039.00</text:p>
          </table:table-cell>
          <table:table-cell table:formula="of:=MAX([.B32:.E32])" office:value-type="currency" office:currency="BRL" office:value="2999" calcext:value-type="currency">
            <text:p>R$ 2999.00</text:p>
          </table:table-cell>
          <table:table-cell table:formula="of:=[.H32]-[.G32]" office:value-type="currency" office:currency="BRL" office:value="960" calcext:value-type="currency">
            <text:p>R$ 960.00</text:p>
          </table:table-cell>
        </table:table-row>
        <table:table-row table:style-name="ro1" table:visibility="collapse">
          <table:table-cell table:formula="of:=[$GERAL.A33]" office:value-type="string" office:string-value="Reno 8 PRO" calcext:value-type="string">
            <text:p>Reno 8 PRO</text:p>
          </table:table-cell>
          <table:table-cell/>
          <table:table-cell office:value-type="currency" office:currency="BRL" office:value="4001.81" calcext:value-type="currency">
            <text:p>R$ 4001.81</text:p>
          </table:table-cell>
          <table:table-cell table:number-columns-repeated="2"/>
          <table:table-cell table:formula="of:=AVERAGE([.B33:.E33])" office:value-type="currency" office:currency="BRL" office:value="4001.81" calcext:value-type="currency">
            <text:p>R$ 4001.81</text:p>
          </table:table-cell>
          <table:table-cell table:formula="of:=MIN([.B33:.E33])" office:value-type="currency" office:currency="BRL" office:value="4001.81" calcext:value-type="currency">
            <text:p>R$ 4001.81</text:p>
          </table:table-cell>
          <table:table-cell table:formula="of:=MAX([.B33:.E33])" office:value-type="currency" office:currency="BRL" office:value="4001.81" calcext:value-type="currency">
            <text:p>R$ 4001.81</text:p>
          </table:table-cell>
          <table:table-cell table:formula="of:=[.H33]-[.G33]" office:value-type="currency" office:currency="BRL" office:value="0" calcext:value-type="currency">
            <text:p>R$ 0.00</text:p>
          </table:table-cell>
        </table:table-row>
        <table:table-row table:style-name="ro1" table:visibility="collapse">
          <table:table-cell table:formula="of:=[$GERAL.A34]" office:value-type="string" office:string-value="Poco  C40" calcext:value-type="string">
            <text:p>Poco <text:s/>C40</text:p>
          </table:table-cell>
          <table:table-cell office:value-type="currency" office:currency="BRL" office:value="669" calcext:value-type="currency">
            <text:p>R$ 669.00</text:p>
          </table:table-cell>
          <table:table-cell/>
          <table:table-cell office:value-type="currency" office:currency="BRL" office:value="669" calcext:value-type="currency">
            <text:p>R$ 669.00</text:p>
          </table:table-cell>
          <table:table-cell office:value-type="currency" office:currency="BRL" office:value="1214" calcext:value-type="currency">
            <text:p>R$ 1214.00</text:p>
          </table:table-cell>
          <table:table-cell table:formula="of:=AVERAGE([.B34:.E34])" office:value-type="currency" office:currency="BRL" office:value="850.666666666667" calcext:value-type="currency">
            <text:p>R$ 850.67</text:p>
          </table:table-cell>
          <table:table-cell table:formula="of:=MIN([.B34:.E34])" office:value-type="currency" office:currency="BRL" office:value="669" calcext:value-type="currency">
            <text:p>R$ 669.00</text:p>
          </table:table-cell>
          <table:table-cell table:formula="of:=MAX([.B34:.E34])" office:value-type="currency" office:currency="BRL" office:value="1214" calcext:value-type="currency">
            <text:p>R$ 1214.00</text:p>
          </table:table-cell>
          <table:table-cell table:formula="of:=[.H34]-[.G34]" office:value-type="currency" office:currency="BRL" office:value="545" calcext:value-type="currency">
            <text:p>R$ 545.00</text:p>
          </table:table-cell>
        </table:table-row>
        <table:table-row table:style-name="ro1" table:visibility="collapse">
          <table:table-cell table:formula="of:=[$GERAL.A35]" office:value-type="string" office:string-value="Poco  C55" calcext:value-type="string">
            <text:p>Poco <text:s/>C55</text:p>
          </table:table-cell>
          <table:table-cell office:value-type="currency" office:currency="BRL" office:value="1459" calcext:value-type="currency">
            <text:p>R$ 1459.00</text:p>
          </table:table-cell>
          <table:table-cell table:number-columns-repeated="3"/>
          <table:table-cell table:formula="of:=AVERAGE([.B35:.E35])" office:value-type="currency" office:currency="BRL" office:value="1459" calcext:value-type="currency">
            <text:p>R$ 1459.00</text:p>
          </table:table-cell>
          <table:table-cell table:formula="of:=MIN([.B35:.E35])" office:value-type="currency" office:currency="BRL" office:value="1459" calcext:value-type="currency">
            <text:p>R$ 1459.00</text:p>
          </table:table-cell>
          <table:table-cell table:formula="of:=MAX([.B35:.E35])" office:value-type="currency" office:currency="BRL" office:value="1459" calcext:value-type="currency">
            <text:p>R$ 1459.00</text:p>
          </table:table-cell>
          <table:table-cell table:formula="of:=[.H35]-[.G35]" office:value-type="currency" office:currency="BRL" office:value="0" calcext:value-type="currency">
            <text:p>R$ 0.00</text:p>
          </table:table-cell>
        </table:table-row>
        <table:table-row table:style-name="ro1" table:visibility="collapse">
          <table:table-cell table:formula="of:=[$GERAL.A36]" office:value-type="string" office:string-value="Poco M3" calcext:value-type="string">
            <text:p>Poco M3</text:p>
          </table:table-cell>
          <table:table-cell office:value-type="currency" office:currency="BRL" office:value="1085" calcext:value-type="currency">
            <text:p>R$ 1085.00</text:p>
          </table:table-cell>
          <table:table-cell office:value-type="currency" office:currency="BRL" office:value="1399" calcext:value-type="currency">
            <text:p>R$ 1399.00</text:p>
          </table:table-cell>
          <table:table-cell table:number-columns-repeated="2"/>
          <table:table-cell table:formula="of:=AVERAGE([.B36:.E36])" office:value-type="currency" office:currency="BRL" office:value="1242" calcext:value-type="currency">
            <text:p>R$ 1242.00</text:p>
          </table:table-cell>
          <table:table-cell table:formula="of:=MIN([.B36:.E36])" office:value-type="currency" office:currency="BRL" office:value="1085" calcext:value-type="currency">
            <text:p>R$ 1085.00</text:p>
          </table:table-cell>
          <table:table-cell table:formula="of:=MAX([.B36:.E36])" office:value-type="currency" office:currency="BRL" office:value="1399" calcext:value-type="currency">
            <text:p>R$ 1399.00</text:p>
          </table:table-cell>
          <table:table-cell table:formula="of:=[.H36]-[.G36]" office:value-type="currency" office:currency="BRL" office:value="314" calcext:value-type="currency">
            <text:p>R$ 314.00</text:p>
          </table:table-cell>
        </table:table-row>
        <table:table-row table:style-name="ro1" table:visibility="collapse">
          <table:table-cell table:formula="of:=[$GERAL.A37]" office:value-type="string" office:string-value="Poco M5" calcext:value-type="string">
            <text:p>Poco M5</text:p>
          </table:table-cell>
          <table:table-cell office:value-type="currency" office:currency="BRL" office:value="970" calcext:value-type="currency">
            <text:p>R$ 970.00</text:p>
          </table:table-cell>
          <table:table-cell/>
          <table:table-cell office:value-type="currency" office:currency="BRL" office:value="1160" calcext:value-type="currency">
            <text:p>R$ 1160.00</text:p>
          </table:table-cell>
          <table:table-cell office:value-type="currency" office:currency="BRL" office:value="1240.25" calcext:value-type="currency">
            <text:p>R$ 1240.25</text:p>
          </table:table-cell>
          <table:table-cell table:formula="of:=AVERAGE([.B37:.E37])" office:value-type="currency" office:currency="BRL" office:value="1123.41666666667" calcext:value-type="currency">
            <text:p>R$ 1123.42</text:p>
          </table:table-cell>
          <table:table-cell table:formula="of:=MIN([.B37:.E37])" office:value-type="currency" office:currency="BRL" office:value="970" calcext:value-type="currency">
            <text:p>R$ 970.00</text:p>
          </table:table-cell>
          <table:table-cell table:formula="of:=MAX([.B37:.E37])" office:value-type="currency" office:currency="BRL" office:value="1240.25" calcext:value-type="currency">
            <text:p>R$ 1240.25</text:p>
          </table:table-cell>
          <table:table-cell table:formula="of:=[.H37]-[.G37]" office:value-type="currency" office:currency="BRL" office:value="270.25" calcext:value-type="currency">
            <text:p>R$ 270.25</text:p>
          </table:table-cell>
        </table:table-row>
        <table:table-row table:style-name="ro1" table:visibility="collapse">
          <table:table-cell table:formula="of:=[$GERAL.A38]" office:value-type="string" office:string-value="Poco X4 GT" calcext:value-type="string">
            <text:p>Poco X4 GT</text:p>
          </table:table-cell>
          <table:table-cell office:value-type="currency" office:currency="BRL" office:value="2324" calcext:value-type="currency">
            <text:p>R$ 2324.00</text:p>
          </table:table-cell>
          <table:table-cell/>
          <table:table-cell office:value-type="currency" office:currency="BRL" office:value="3099" calcext:value-type="currency">
            <text:p>R$ 3099.00</text:p>
          </table:table-cell>
          <table:table-cell office:value-type="currency" office:currency="BRL" office:value="3990" calcext:value-type="currency">
            <text:p>R$ 3990.00</text:p>
          </table:table-cell>
          <table:table-cell table:formula="of:=AVERAGE([.B38:.E38])" office:value-type="currency" office:currency="BRL" office:value="3137.66666666667" calcext:value-type="currency">
            <text:p>R$ 3137.67</text:p>
          </table:table-cell>
          <table:table-cell table:formula="of:=MIN([.B38:.E38])" office:value-type="currency" office:currency="BRL" office:value="2324" calcext:value-type="currency">
            <text:p>R$ 2324.00</text:p>
          </table:table-cell>
          <table:table-cell table:formula="of:=MAX([.B38:.E38])" office:value-type="currency" office:currency="BRL" office:value="3990" calcext:value-type="currency">
            <text:p>R$ 3990.00</text:p>
          </table:table-cell>
          <table:table-cell table:formula="of:=[.H38]-[.G38]" office:value-type="currency" office:currency="BRL" office:value="1666" calcext:value-type="currency">
            <text:p>R$ 1666.00</text:p>
          </table:table-cell>
        </table:table-row>
        <table:table-row table:style-name="ro1">
          <table:table-cell table:formula="of:=[$GERAL.A39]" office:value-type="string" office:string-value="Poco X5" calcext:value-type="string">
            <text:p>Poco X5</text:p>
          </table:table-cell>
          <table:table-cell office:value-type="currency" office:currency="BRL" office:value="1404" calcext:value-type="currency">
            <text:p>R$ 1404.00</text:p>
          </table:table-cell>
          <table:table-cell/>
          <table:table-cell office:value-type="currency" office:currency="BRL" office:value="1549" calcext:value-type="currency">
            <text:p>R$ 1549.00</text:p>
          </table:table-cell>
          <table:table-cell/>
          <table:table-cell table:formula="of:=AVERAGE([.B39:.E39])" office:value-type="currency" office:currency="BRL" office:value="1476.5" calcext:value-type="currency">
            <text:p>R$ 1476.50</text:p>
          </table:table-cell>
          <table:table-cell table:formula="of:=MIN([.B39:.E39])" office:value-type="currency" office:currency="BRL" office:value="1404" calcext:value-type="currency">
            <text:p>R$ 1404.00</text:p>
          </table:table-cell>
          <table:table-cell table:formula="of:=MAX([.B39:.E39])" office:value-type="currency" office:currency="BRL" office:value="1549" calcext:value-type="currency">
            <text:p>R$ 1549.00</text:p>
          </table:table-cell>
          <table:table-cell table:formula="of:=[.H39]-[.G39]" office:value-type="currency" office:currency="BRL" office:value="145" calcext:value-type="currency">
            <text:p>R$ 145.00</text:p>
          </table:table-cell>
        </table:table-row>
        <table:table-row table:style-name="ro1">
          <table:table-cell table:formula="of:=[$GERAL.A40]" office:value-type="string" office:string-value="Poco X5 PRO" calcext:value-type="string">
            <text:p>Poco X5 PRO</text:p>
          </table:table-cell>
          <table:table-cell office:value-type="currency" office:currency="BRL" office:value="1887" calcext:value-type="currency">
            <text:p>R$ 1887.00</text:p>
          </table:table-cell>
          <table:table-cell/>
          <table:table-cell office:value-type="currency" office:currency="BRL" office:value="2049" calcext:value-type="currency">
            <text:p>R$ 2049.00</text:p>
          </table:table-cell>
          <table:table-cell office:value-type="currency" office:currency="BRL" office:value="2662.6" calcext:value-type="currency">
            <text:p>R$ 2662.60</text:p>
          </table:table-cell>
          <table:table-cell table:formula="of:=AVERAGE([.B40:.E40])" office:value-type="currency" office:currency="BRL" office:value="2199.53333333333" calcext:value-type="currency">
            <text:p>R$ 2199.53</text:p>
          </table:table-cell>
          <table:table-cell table:formula="of:=MIN([.B40:.E40])" office:value-type="currency" office:currency="BRL" office:value="1887" calcext:value-type="currency">
            <text:p>R$ 1887.00</text:p>
          </table:table-cell>
          <table:table-cell table:formula="of:=MAX([.B40:.E40])" office:value-type="currency" office:currency="BRL" office:value="2662.6" calcext:value-type="currency">
            <text:p>R$ 2662.60</text:p>
          </table:table-cell>
          <table:table-cell table:formula="of:=[.H40]-[.G40]" office:value-type="currency" office:currency="BRL" office:value="775.6" calcext:value-type="currency">
            <text:p>R$ 775.60</text:p>
          </table:table-cell>
        </table:table-row>
        <table:table-row table:style-name="ro1">
          <table:table-cell table:formula="of:=[$GERAL.A41]" office:value-type="string" office:string-value="Poco F4" calcext:value-type="string">
            <text:p>Poco F4</text:p>
          </table:table-cell>
          <table:table-cell office:value-type="currency" office:currency="BRL" office:value="2052" calcext:value-type="currency">
            <text:p>R$ 2052.00</text:p>
          </table:table-cell>
          <table:table-cell/>
          <table:table-cell office:value-type="currency" office:currency="BRL" office:value="2999" calcext:value-type="currency">
            <text:p>R$ 2999.00</text:p>
          </table:table-cell>
          <table:table-cell office:value-type="currency" office:currency="BRL" office:value="3695.5" calcext:value-type="currency">
            <text:p>R$ 3695.50</text:p>
          </table:table-cell>
          <table:table-cell table:formula="of:=AVERAGE([.B41:.E41])" office:value-type="currency" office:currency="BRL" office:value="2915.5" calcext:value-type="currency">
            <text:p>R$ 2915.50</text:p>
          </table:table-cell>
          <table:table-cell table:formula="of:=MIN([.B41:.E41])" office:value-type="currency" office:currency="BRL" office:value="2052" calcext:value-type="currency">
            <text:p>R$ 2052.00</text:p>
          </table:table-cell>
          <table:table-cell table:formula="of:=MAX([.B41:.E41])" office:value-type="currency" office:currency="BRL" office:value="3695.5" calcext:value-type="currency">
            <text:p>R$ 3695.50</text:p>
          </table:table-cell>
          <table:table-cell table:formula="of:=[.H41]-[.G41]" office:value-type="currency" office:currency="BRL" office:value="1643.5" calcext:value-type="currency">
            <text:p>R$ 1643.50</text:p>
          </table:table-cell>
        </table:table-row>
        <table:table-row table:style-name="ro1">
          <table:table-cell table:formula="of:=[$GERAL.A42]" office:value-type="string" office:string-value="Poco F4 GT" calcext:value-type="string">
            <text:p>Poco F4 GT</text:p>
          </table:table-cell>
          <table:table-cell office:value-type="currency" office:currency="BRL" office:value="2515" calcext:value-type="currency">
            <text:p>R$ 2515.00</text:p>
          </table:table-cell>
          <table:table-cell office:value-type="currency" office:currency="BRL" office:value="3199" calcext:value-type="currency">
            <text:p>R$ 3199.00</text:p>
          </table:table-cell>
          <table:table-cell table:number-columns-repeated="2"/>
          <table:table-cell table:formula="of:=AVERAGE([.B42:.E42])" office:value-type="currency" office:currency="BRL" office:value="2857" calcext:value-type="currency">
            <text:p>R$ 2857.00</text:p>
          </table:table-cell>
          <table:table-cell table:formula="of:=MIN([.B42:.E42])" office:value-type="currency" office:currency="BRL" office:value="2515" calcext:value-type="currency">
            <text:p>R$ 2515.00</text:p>
          </table:table-cell>
          <table:table-cell table:formula="of:=MAX([.B42:.E42])" office:value-type="currency" office:currency="BRL" office:value="3199" calcext:value-type="currency">
            <text:p>R$ 3199.00</text:p>
          </table:table-cell>
          <table:table-cell table:formula="of:=[.H42]-[.G42]" office:value-type="currency" office:currency="BRL" office:value="684" calcext:value-type="currency">
            <text:p>R$ 684.00</text:p>
          </table:table-cell>
        </table:table-row>
        <table:table-row table:style-name="ro1">
          <table:table-cell table:formula="of:=[$GERAL.A43]" office:value-type="string" office:string-value="Poco F5" calcext:value-type="string">
            <text:p>Poco F5</text:p>
          </table:table-cell>
          <table:table-cell office:value-type="currency" office:currency="BRL" office:value="2440" calcext:value-type="currency">
            <text:p>R$ 2440.00</text:p>
          </table:table-cell>
          <table:table-cell/>
          <table:table-cell office:value-type="currency" office:currency="BRL" office:value="2699" calcext:value-type="currency">
            <text:p>R$ 2699.00</text:p>
          </table:table-cell>
          <table:table-cell/>
          <table:table-cell table:formula="of:=AVERAGE([.B43:.E43])" office:value-type="currency" office:currency="BRL" office:value="2569.5" calcext:value-type="currency">
            <text:p>R$ 2569.50</text:p>
          </table:table-cell>
          <table:table-cell table:formula="of:=MIN([.B43:.E43])" office:value-type="currency" office:currency="BRL" office:value="2440" calcext:value-type="currency">
            <text:p>R$ 2440.00</text:p>
          </table:table-cell>
          <table:table-cell table:formula="of:=MAX([.B43:.E43])" office:value-type="currency" office:currency="BRL" office:value="2699" calcext:value-type="currency">
            <text:p>R$ 2699.00</text:p>
          </table:table-cell>
          <table:table-cell table:formula="of:=[.H43]-[.G43]" office:value-type="currency" office:currency="BRL" office:value="259" calcext:value-type="currency">
            <text:p>R$ 259.00</text:p>
          </table:table-cell>
        </table:table-row>
        <table:table-row table:style-name="ro1">
          <table:table-cell table:formula="of:=[$GERAL.A44]" office:value-type="string" office:string-value="RealMe C30s" calcext:value-type="string">
            <text:p>RealMe C30s</text:p>
          </table:table-cell>
          <table:table-cell office:value-type="currency" office:currency="BRL" office:value="648" calcext:value-type="currency">
            <text:p>R$ 648.00</text:p>
          </table:table-cell>
          <table:table-cell/>
          <table:table-cell office:value-type="currency" office:currency="BRL" office:value="569" calcext:value-type="currency">
            <text:p>R$ 569.00</text:p>
          </table:table-cell>
          <table:table-cell office:value-type="currency" office:currency="BRL" office:value="649" calcext:value-type="currency">
            <text:p>R$ 649.00</text:p>
          </table:table-cell>
          <table:table-cell table:formula="of:=AVERAGE([.B44:.E44])" office:value-type="currency" office:currency="BRL" office:value="622" calcext:value-type="currency">
            <text:p>R$ 622.00</text:p>
          </table:table-cell>
          <table:table-cell table:formula="of:=MIN([.B44:.E44])" office:value-type="currency" office:currency="BRL" office:value="569" calcext:value-type="currency">
            <text:p>R$ 569.00</text:p>
          </table:table-cell>
          <table:table-cell table:formula="of:=MAX([.B44:.E44])" office:value-type="currency" office:currency="BRL" office:value="649" calcext:value-type="currency">
            <text:p>R$ 649.00</text:p>
          </table:table-cell>
          <table:table-cell table:formula="of:=[.H44]-[.G44]" office:value-type="currency" office:currency="BRL" office:value="80" calcext:value-type="currency">
            <text:p>R$ 80.00</text:p>
          </table:table-cell>
        </table:table-row>
        <table:table-row table:style-name="ro1">
          <table:table-cell table:formula="of:=[$GERAL.A45]" office:value-type="string" office:string-value="RealMe C33" calcext:value-type="string">
            <text:p>RealMe C33</text:p>
          </table:table-cell>
          <table:table-cell office:value-type="currency" office:currency="BRL" office:value="779" calcext:value-type="currency">
            <text:p>R$ 779.00</text:p>
          </table:table-cell>
          <table:table-cell/>
          <table:table-cell office:value-type="currency" office:currency="BRL" office:value="799" calcext:value-type="currency">
            <text:p>R$ 799.00</text:p>
          </table:table-cell>
          <table:table-cell office:value-type="currency" office:currency="BRL" office:value="790" calcext:value-type="currency">
            <text:p>R$ 790.00</text:p>
          </table:table-cell>
          <table:table-cell table:formula="of:=AVERAGE([.B45:.E45])" office:value-type="currency" office:currency="BRL" office:value="789.333333333333" calcext:value-type="currency">
            <text:p>R$ 789.33</text:p>
          </table:table-cell>
          <table:table-cell table:formula="of:=MIN([.B45:.E45])" office:value-type="currency" office:currency="BRL" office:value="779" calcext:value-type="currency">
            <text:p>R$ 779.00</text:p>
          </table:table-cell>
          <table:table-cell table:formula="of:=MAX([.B45:.E45])" office:value-type="currency" office:currency="BRL" office:value="799" calcext:value-type="currency">
            <text:p>R$ 799.00</text:p>
          </table:table-cell>
          <table:table-cell table:formula="of:=[.H45]-[.G45]" office:value-type="currency" office:currency="BRL" office:value="20" calcext:value-type="currency">
            <text:p>R$ 20.00</text:p>
          </table:table-cell>
        </table:table-row>
        <table:table-row table:style-name="ro1">
          <table:table-cell table:formula="of:=[$GERAL.A46]" office:value-type="string" office:string-value="RealMe C53" calcext:value-type="string">
            <text:p>RealMe C53</text:p>
          </table:table-cell>
          <table:table-cell office:value-type="currency" office:currency="BRL" office:value="989" calcext:value-type="currency">
            <text:p>R$ 989.00</text:p>
          </table:table-cell>
          <table:table-cell office:value-type="currency" office:currency="BRL" office:value="1010" calcext:value-type="currency">
            <text:p>R$ 1010.00</text:p>
          </table:table-cell>
          <table:table-cell office:value-type="currency" office:currency="BRL" office:value="974" calcext:value-type="currency">
            <text:p>R$ 974.00</text:p>
          </table:table-cell>
          <table:table-cell office:value-type="currency" office:currency="BRL" office:value="975.93" calcext:value-type="currency">
            <text:p>R$ 975.93</text:p>
          </table:table-cell>
          <table:table-cell table:formula="of:=AVERAGE([.B46:.E46])" office:value-type="currency" office:currency="BRL" office:value="987.2325" calcext:value-type="currency">
            <text:p>R$ 987.23</text:p>
          </table:table-cell>
          <table:table-cell table:formula="of:=MIN([.B46:.E46])" office:value-type="currency" office:currency="BRL" office:value="974" calcext:value-type="currency">
            <text:p>R$ 974.00</text:p>
          </table:table-cell>
          <table:table-cell table:formula="of:=MAX([.B46:.E46])" office:value-type="currency" office:currency="BRL" office:value="1010" calcext:value-type="currency">
            <text:p>R$ 1010.00</text:p>
          </table:table-cell>
          <table:table-cell table:formula="of:=[.H46]-[.G46]" office:value-type="currency" office:currency="BRL" office:value="36" calcext:value-type="currency">
            <text:p>R$ 36.00</text:p>
          </table:table-cell>
        </table:table-row>
        <table:table-row table:style-name="ro1">
          <table:table-cell table:formula="of:=[$GERAL.A47]" office:value-type="string" office:string-value="RealMe C55" calcext:value-type="string">
            <text:p>RealMe C55</text:p>
          </table:table-cell>
          <table:table-cell office:value-type="currency" office:currency="BRL" office:value="999" calcext:value-type="currency">
            <text:p>R$ 999.00</text:p>
          </table:table-cell>
          <table:table-cell/>
          <table:table-cell office:value-type="currency" office:currency="BRL" office:value="1265" calcext:value-type="currency">
            <text:p>R$ 1265.00</text:p>
          </table:table-cell>
          <table:table-cell office:value-type="currency" office:currency="BRL" office:value="1343.26" calcext:value-type="currency">
            <text:p>R$ 1343.26</text:p>
          </table:table-cell>
          <table:table-cell table:formula="of:=AVERAGE([.B47:.E47])" office:value-type="currency" office:currency="BRL" office:value="1202.42" calcext:value-type="currency">
            <text:p>R$ 1202.42</text:p>
          </table:table-cell>
          <table:table-cell table:formula="of:=MIN([.B47:.E47])" office:value-type="currency" office:currency="BRL" office:value="999" calcext:value-type="currency">
            <text:p>R$ 999.00</text:p>
          </table:table-cell>
          <table:table-cell table:formula="of:=MAX([.B47:.E47])" office:value-type="currency" office:currency="BRL" office:value="1343.26" calcext:value-type="currency">
            <text:p>R$ 1343.26</text:p>
          </table:table-cell>
          <table:table-cell table:formula="of:=[.H47]-[.G47]" office:value-type="currency" office:currency="BRL" office:value="344.26" calcext:value-type="currency">
            <text:p>R$ 344.26</text:p>
          </table:table-cell>
        </table:table-row>
        <table:table-row table:style-name="ro1">
          <table:table-cell table:formula="of:=[$GERAL.A48]" office:value-type="string" office:string-value="RealMe 9I" calcext:value-type="string">
            <text:p>RealMe 9I</text:p>
          </table:table-cell>
          <table:table-cell office:value-type="currency" office:currency="BRL" office:value="1099" calcext:value-type="currency">
            <text:p>R$ 1099.00</text:p>
          </table:table-cell>
          <table:table-cell/>
          <table:table-cell office:value-type="currency" office:currency="BRL" office:value="1325" calcext:value-type="currency">
            <text:p>R$ 1325.00</text:p>
          </table:table-cell>
          <table:table-cell office:value-type="currency" office:currency="BRL" office:value="1521" calcext:value-type="currency">
            <text:p>R$ 1521.00</text:p>
          </table:table-cell>
          <table:table-cell table:formula="of:=AVERAGE([.B48:.E48])" office:value-type="currency" office:currency="BRL" office:value="1315" calcext:value-type="currency">
            <text:p>R$ 1315.00</text:p>
          </table:table-cell>
          <table:table-cell table:formula="of:=MIN([.B48:.E48])" office:value-type="currency" office:currency="BRL" office:value="1099" calcext:value-type="currency">
            <text:p>R$ 1099.00</text:p>
          </table:table-cell>
          <table:table-cell table:formula="of:=MAX([.B48:.E48])" office:value-type="currency" office:currency="BRL" office:value="1521" calcext:value-type="currency">
            <text:p>R$ 1521.00</text:p>
          </table:table-cell>
          <table:table-cell table:formula="of:=[.H48]-[.G48]" office:value-type="currency" office:currency="BRL" office:value="422" calcext:value-type="currency">
            <text:p>R$ 422.00</text:p>
          </table:table-cell>
        </table:table-row>
        <table:table-row table:style-name="ro1">
          <table:table-cell table:formula="of:=[$GERAL.A49]" office:value-type="string" office:string-value="RealMe 10 PRO PLUS" calcext:value-type="string">
            <text:p>RealMe 10 PRO PLUS</text:p>
          </table:table-cell>
          <table:table-cell office:value-type="currency" office:currency="BRL" office:value="2228" calcext:value-type="currency">
            <text:p>R$ 2228.00</text:p>
          </table:table-cell>
          <table:table-cell/>
          <table:table-cell office:value-type="currency" office:currency="BRL" office:value="2386" calcext:value-type="currency">
            <text:p>R$ 2386.00</text:p>
          </table:table-cell>
          <table:table-cell/>
          <table:table-cell table:formula="of:=AVERAGE([.B49:.E49])" office:value-type="currency" office:currency="BRL" office:value="2307" calcext:value-type="currency">
            <text:p>R$ 2307.00</text:p>
          </table:table-cell>
          <table:table-cell table:formula="of:=MIN([.B49:.E49])" office:value-type="currency" office:currency="BRL" office:value="2228" calcext:value-type="currency">
            <text:p>R$ 2228.00</text:p>
          </table:table-cell>
          <table:table-cell table:formula="of:=MAX([.B49:.E49])" office:value-type="currency" office:currency="BRL" office:value="2386" calcext:value-type="currency">
            <text:p>R$ 2386.00</text:p>
          </table:table-cell>
          <table:table-cell table:formula="of:=[.H49]-[.G49]" office:value-type="currency" office:currency="BRL" office:value="158" calcext:value-type="currency">
            <text:p>R$ 158.00</text:p>
          </table:table-cell>
        </table:table-row>
        <table:table-row table:style-name="ro1">
          <table:table-cell table:formula="of:=[$GERAL.A50]" office:value-type="string" office:string-value="RealMe 11 PRO PLUS" calcext:value-type="string">
            <text:p>RealMe 11 PRO PLUS</text:p>
          </table:table-cell>
          <table:table-cell office:value-type="currency" office:currency="BRL" office:value="2709" calcext:value-type="currency">
            <text:p>R$ 2709.00</text:p>
          </table:table-cell>
          <table:table-cell/>
          <table:table-cell office:value-type="currency" office:currency="BRL" office:value="2700" calcext:value-type="currency">
            <text:p>R$ 2700.00</text:p>
          </table:table-cell>
          <table:table-cell office:value-type="currency" office:currency="BRL" office:value="2999" calcext:value-type="currency">
            <text:p>R$ 2999.00</text:p>
          </table:table-cell>
          <table:table-cell table:formula="of:=AVERAGE([.B50:.E50])" office:value-type="currency" office:currency="BRL" office:value="2802.66666666667" calcext:value-type="currency">
            <text:p>R$ 2802.67</text:p>
          </table:table-cell>
          <table:table-cell table:formula="of:=MIN([.B50:.E50])" office:value-type="currency" office:currency="BRL" office:value="2700" calcext:value-type="currency">
            <text:p>R$ 2700.00</text:p>
          </table:table-cell>
          <table:table-cell table:formula="of:=MAX([.B50:.E50])" office:value-type="currency" office:currency="BRL" office:value="2999" calcext:value-type="currency">
            <text:p>R$ 2999.00</text:p>
          </table:table-cell>
          <table:table-cell table:formula="of:=[.H50]-[.G50]" office:value-type="currency" office:currency="BRL" office:value="299" calcext:value-type="currency">
            <text:p>R$ 299.00</text:p>
          </table:table-cell>
        </table:table-row>
        <table:table-row table:style-name="ro1">
          <table:table-cell table:formula="of:=[$GERAL.A51]" office:value-type="string" office:string-value="RedMi 10C" calcext:value-type="string">
            <text:p>RedMi 10C</text:p>
          </table:table-cell>
          <table:table-cell office:value-type="currency" office:currency="BRL" office:value="689" calcext:value-type="currency">
            <text:p>R$ 689.00</text:p>
          </table:table-cell>
          <table:table-cell/>
          <table:table-cell office:value-type="currency" office:currency="BRL" office:value="840" calcext:value-type="currency">
            <text:p>R$ 840.00</text:p>
          </table:table-cell>
          <table:table-cell office:value-type="currency" office:currency="BRL" office:value="1034" calcext:value-type="currency">
            <text:p>R$ 1034.00</text:p>
          </table:table-cell>
          <table:table-cell table:formula="of:=AVERAGE([.B51:.E51])" office:value-type="currency" office:currency="BRL" office:value="854.333333333333" calcext:value-type="currency">
            <text:p>R$ 854.33</text:p>
          </table:table-cell>
          <table:table-cell table:formula="of:=MIN([.B51:.E51])" office:value-type="currency" office:currency="BRL" office:value="689" calcext:value-type="currency">
            <text:p>R$ 689.00</text:p>
          </table:table-cell>
          <table:table-cell table:formula="of:=MAX([.B51:.E51])" office:value-type="currency" office:currency="BRL" office:value="1034" calcext:value-type="currency">
            <text:p>R$ 1034.00</text:p>
          </table:table-cell>
          <table:table-cell table:formula="of:=[.H51]-[.G51]" office:value-type="currency" office:currency="BRL" office:value="345" calcext:value-type="currency">
            <text:p>R$ 345.00</text:p>
          </table:table-cell>
        </table:table-row>
        <table:table-row table:style-name="ro1">
          <table:table-cell table:formula="of:=[$GERAL.A52]" office:value-type="string" office:string-value="RedMi 11 PRIME 5G" calcext:value-type="string">
            <text:p>RedMi 11 PRIME 5G</text:p>
          </table:table-cell>
          <table:table-cell office:value-type="currency" office:currency="BRL" office:value="1284" calcext:value-type="currency">
            <text:p>R$ 1284.00</text:p>
          </table:table-cell>
          <table:table-cell table:number-columns-repeated="3"/>
          <table:table-cell table:formula="of:=AVERAGE([.B52:.E52])" office:value-type="currency" office:currency="BRL" office:value="1284" calcext:value-type="currency">
            <text:p>R$ 1284.00</text:p>
          </table:table-cell>
          <table:table-cell table:formula="of:=MIN([.B52:.E52])" office:value-type="currency" office:currency="BRL" office:value="1284" calcext:value-type="currency">
            <text:p>R$ 1284.00</text:p>
          </table:table-cell>
          <table:table-cell table:formula="of:=MAX([.B52:.E52])" office:value-type="currency" office:currency="BRL" office:value="1284" calcext:value-type="currency">
            <text:p>R$ 1284.00</text:p>
          </table:table-cell>
          <table:table-cell table:formula="of:=[.H52]-[.G52]" office:value-type="currency" office:currency="BRL" office:value="0" calcext:value-type="currency">
            <text:p>R$ 0.00</text:p>
          </table:table-cell>
        </table:table-row>
        <table:table-row table:style-name="ro1">
          <table:table-cell table:formula="of:=[$GERAL.A53]" office:value-type="string" office:string-value="RedMi 12" calcext:value-type="string">
            <text:p>RedMi 12</text:p>
          </table:table-cell>
          <table:table-cell office:value-type="currency" office:currency="BRL" office:value="1139" calcext:value-type="currency">
            <text:p>R$ 1139.00</text:p>
          </table:table-cell>
          <table:table-cell/>
          <table:table-cell office:value-type="currency" office:currency="BRL" office:value="1147" calcext:value-type="currency">
            <text:p>R$ 1147.00</text:p>
          </table:table-cell>
          <table:table-cell office:value-type="currency" office:currency="BRL" office:value="1529.09" calcext:value-type="currency">
            <text:p>R$ 1529.09</text:p>
          </table:table-cell>
          <table:table-cell table:formula="of:=AVERAGE([.B53:.E53])" office:value-type="currency" office:currency="BRL" office:value="1271.69666666667" calcext:value-type="currency">
            <text:p>R$ 1271.70</text:p>
          </table:table-cell>
          <table:table-cell table:formula="of:=MIN([.B53:.E53])" office:value-type="currency" office:currency="BRL" office:value="1139" calcext:value-type="currency">
            <text:p>R$ 1139.00</text:p>
          </table:table-cell>
          <table:table-cell table:formula="of:=MAX([.B53:.E53])" office:value-type="currency" office:currency="BRL" office:value="1529.09" calcext:value-type="currency">
            <text:p>R$ 1529.09</text:p>
          </table:table-cell>
          <table:table-cell table:formula="of:=[.H53]-[.G53]" office:value-type="currency" office:currency="BRL" office:value="390.09" calcext:value-type="currency">
            <text:p>R$ 390.09</text:p>
          </table:table-cell>
        </table:table-row>
        <table:table-row table:style-name="ro1">
          <table:table-cell table:formula="of:=[$GERAL.A54]" office:value-type="string" office:string-value="RedMi Note 8" calcext:value-type="string">
            <text:p>RedMi Note 8</text:p>
          </table:table-cell>
          <table:table-cell office:value-type="currency" office:currency="BRL" office:value="869" calcext:value-type="currency">
            <text:p>R$ 869.00</text:p>
          </table:table-cell>
          <table:table-cell office:value-type="currency" office:currency="BRL" office:value="951" calcext:value-type="currency">
            <text:p>R$ 951.00</text:p>
          </table:table-cell>
          <table:table-cell table:number-columns-repeated="2"/>
          <table:table-cell table:formula="of:=AVERAGE([.B54:.E54])" office:value-type="currency" office:currency="BRL" office:value="910" calcext:value-type="currency">
            <text:p>R$ 910.00</text:p>
          </table:table-cell>
          <table:table-cell table:formula="of:=MIN([.B54:.E54])" office:value-type="currency" office:currency="BRL" office:value="869" calcext:value-type="currency">
            <text:p>R$ 869.00</text:p>
          </table:table-cell>
          <table:table-cell table:formula="of:=MAX([.B54:.E54])" office:value-type="currency" office:currency="BRL" office:value="951" calcext:value-type="currency">
            <text:p>R$ 951.00</text:p>
          </table:table-cell>
          <table:table-cell table:formula="of:=[.H54]-[.G54]" office:value-type="currency" office:currency="BRL" office:value="82" calcext:value-type="currency">
            <text:p>R$ 82.00</text:p>
          </table:table-cell>
        </table:table-row>
        <table:table-row table:style-name="ro1">
          <table:table-cell table:formula="of:=[$GERAL.A55]" office:value-type="string" office:string-value="RedMi Note 9t" calcext:value-type="string">
            <text:p>RedMi Note 9t</text:p>
          </table:table-cell>
          <table:table-cell office:value-type="currency" office:currency="BRL" office:value="1175" calcext:value-type="currency">
            <text:p>R$ 1175.00</text:p>
          </table:table-cell>
          <table:table-cell/>
          <table:table-cell office:value-type="currency" office:currency="BRL" office:value="1299" calcext:value-type="currency">
            <text:p>R$ 1299.00</text:p>
          </table:table-cell>
          <table:table-cell/>
          <table:table-cell table:formula="of:=AVERAGE([.B55:.E55])" office:value-type="currency" office:currency="BRL" office:value="1237" calcext:value-type="currency">
            <text:p>R$ 1237.00</text:p>
          </table:table-cell>
          <table:table-cell table:formula="of:=MIN([.B55:.E55])" office:value-type="currency" office:currency="BRL" office:value="1175" calcext:value-type="currency">
            <text:p>R$ 1175.00</text:p>
          </table:table-cell>
          <table:table-cell table:formula="of:=MAX([.B55:.E55])" office:value-type="currency" office:currency="BRL" office:value="1299" calcext:value-type="currency">
            <text:p>R$ 1299.00</text:p>
          </table:table-cell>
          <table:table-cell table:formula="of:=[.H55]-[.G55]" office:value-type="currency" office:currency="BRL" office:value="124" calcext:value-type="currency">
            <text:p>R$ 124.00</text:p>
          </table:table-cell>
        </table:table-row>
        <table:table-row table:style-name="ro1">
          <table:table-cell table:formula="of:=[$GERAL.A56]" office:value-type="string" office:string-value="RedMi Note 11s" calcext:value-type="string">
            <text:p>RedMi Note 11s</text:p>
          </table:table-cell>
          <table:table-cell office:value-type="currency" office:currency="BRL" office:value="1049" calcext:value-type="currency">
            <text:p>R$ 1049.00</text:p>
          </table:table-cell>
          <table:table-cell office:value-type="currency" office:currency="BRL" office:value="1099" calcext:value-type="currency">
            <text:p>R$ 1099.00</text:p>
          </table:table-cell>
          <table:table-cell table:number-columns-repeated="2"/>
          <table:table-cell table:formula="of:=AVERAGE([.B56:.E56])" office:value-type="currency" office:currency="BRL" office:value="1074" calcext:value-type="currency">
            <text:p>R$ 1074.00</text:p>
          </table:table-cell>
          <table:table-cell table:formula="of:=MIN([.B56:.E56])" office:value-type="currency" office:currency="BRL" office:value="1049" calcext:value-type="currency">
            <text:p>R$ 1049.00</text:p>
          </table:table-cell>
          <table:table-cell table:formula="of:=MAX([.B56:.E56])" office:value-type="currency" office:currency="BRL" office:value="1099" calcext:value-type="currency">
            <text:p>R$ 1099.00</text:p>
          </table:table-cell>
          <table:table-cell table:formula="of:=[.H56]-[.G56]" office:value-type="currency" office:currency="BRL" office:value="50" calcext:value-type="currency">
            <text:p>R$ 50.00</text:p>
          </table:table-cell>
        </table:table-row>
        <table:table-row table:style-name="ro1">
          <table:table-cell table:formula="of:=[$GERAL.A57]" office:value-type="string" office:string-value="RedMi Note 12 PRO 4G" calcext:value-type="string">
            <text:p>RedMi Note 12 PRO 4G</text:p>
          </table:table-cell>
          <table:table-cell office:value-type="currency" office:currency="BRL" office:value="1450" calcext:value-type="currency">
            <text:p>R$ 1450.00</text:p>
          </table:table-cell>
          <table:table-cell/>
          <table:table-cell office:value-type="currency" office:currency="BRL" office:value="1899" calcext:value-type="currency">
            <text:p>R$ 1899.00</text:p>
          </table:table-cell>
          <table:table-cell office:value-type="currency" office:currency="BRL" office:value="2019" calcext:value-type="currency">
            <text:p>R$ 2019.00</text:p>
          </table:table-cell>
          <table:table-cell table:formula="of:=AVERAGE([.B57:.E57])" office:value-type="currency" office:currency="BRL" office:value="1789.33333333333" calcext:value-type="currency">
            <text:p>R$ 1789.33</text:p>
          </table:table-cell>
          <table:table-cell table:formula="of:=MIN([.B57:.E57])" office:value-type="currency" office:currency="BRL" office:value="1450" calcext:value-type="currency">
            <text:p>R$ 1450.00</text:p>
          </table:table-cell>
          <table:table-cell table:formula="of:=MAX([.B57:.E57])" office:value-type="currency" office:currency="BRL" office:value="2019" calcext:value-type="currency">
            <text:p>R$ 2019.00</text:p>
          </table:table-cell>
          <table:table-cell table:formula="of:=[.H57]-[.G57]" office:value-type="currency" office:currency="BRL" office:value="569" calcext:value-type="currency">
            <text:p>R$ 569.00</text:p>
          </table:table-cell>
        </table:table-row>
        <table:table-row table:style-name="ro1">
          <table:table-cell table:formula="of:=[$GERAL.A58]" office:value-type="string" office:string-value="Xiaomi 11t" calcext:value-type="string">
            <text:p>Xiaomi 11t</text:p>
          </table:table-cell>
          <table:table-cell office:value-type="currency" office:currency="BRL" office:value="3205" calcext:value-type="currency">
            <text:p>R$ 3205.00</text:p>
          </table:table-cell>
          <table:table-cell/>
          <table:table-cell office:value-type="currency" office:currency="BRL" office:value="2355" calcext:value-type="currency">
            <text:p>R$ 2355.00</text:p>
          </table:table-cell>
          <table:table-cell office:value-type="currency" office:currency="BRL" office:value="3030.5" calcext:value-type="currency">
            <text:p>R$ 3030.50</text:p>
          </table:table-cell>
          <table:table-cell table:formula="of:=AVERAGE([.B58:.E58])" office:value-type="currency" office:currency="BRL" office:value="2863.5" calcext:value-type="currency">
            <text:p>R$ 2863.50</text:p>
          </table:table-cell>
          <table:table-cell table:formula="of:=MIN([.B58:.E58])" office:value-type="currency" office:currency="BRL" office:value="2355" calcext:value-type="currency">
            <text:p>R$ 2355.00</text:p>
          </table:table-cell>
          <table:table-cell table:formula="of:=MAX([.B58:.E58])" office:value-type="currency" office:currency="BRL" office:value="3205" calcext:value-type="currency">
            <text:p>R$ 3205.00</text:p>
          </table:table-cell>
          <table:table-cell table:formula="of:=[.H58]-[.G58]" office:value-type="currency" office:currency="BRL" office:value="850" calcext:value-type="currency">
            <text:p>R$ 850.00</text:p>
          </table:table-cell>
        </table:table-row>
        <table:table-row table:style-name="ro1">
          <table:table-cell table:formula="of:=[$GERAL.A59]" office:value-type="string" office:string-value="Xiaomi 12t" calcext:value-type="string">
            <text:p>Xiaomi 12t</text:p>
          </table:table-cell>
          <table:table-cell office:value-type="currency" office:currency="BRL" office:value="3115" calcext:value-type="currency">
            <text:p>R$ 3115.00</text:p>
          </table:table-cell>
          <table:table-cell/>
          <table:table-cell office:value-type="currency" office:currency="BRL" office:value="3508" calcext:value-type="currency">
            <text:p>R$ 3508.00</text:p>
          </table:table-cell>
          <table:table-cell/>
          <table:table-cell table:formula="of:=AVERAGE([.B59:.E59])" office:value-type="currency" office:currency="BRL" office:value="3311.5" calcext:value-type="currency">
            <text:p>R$ 3311.50</text:p>
          </table:table-cell>
          <table:table-cell table:formula="of:=MIN([.B59:.E59])" office:value-type="currency" office:currency="BRL" office:value="3115" calcext:value-type="currency">
            <text:p>R$ 3115.00</text:p>
          </table:table-cell>
          <table:table-cell table:formula="of:=MAX([.B59:.E59])" office:value-type="currency" office:currency="BRL" office:value="3508" calcext:value-type="currency">
            <text:p>R$ 3508.00</text:p>
          </table:table-cell>
          <table:table-cell table:formula="of:=[.H59]-[.G59]" office:value-type="currency" office:currency="BRL" office:value="393" calcext:value-type="currency">
            <text:p>R$ 393.00</text:p>
          </table:table-cell>
        </table:table-row>
        <table:table-row table:style-name="ro1">
          <table:table-cell table:formula="of:=[$GERAL.A60]" office:value-type="string" office:string-value="Xiaomi 13" calcext:value-type="string">
            <text:p>Xiaomi 13</text:p>
          </table:table-cell>
          <table:table-cell office:value-type="currency" office:currency="BRL" office:value="5999" calcext:value-type="currency">
            <text:p>R$ 5999.00</text:p>
          </table:table-cell>
          <table:table-cell table:number-columns-repeated="3"/>
          <table:table-cell table:formula="of:=AVERAGE([.B60:.E60])" office:value-type="currency" office:currency="BRL" office:value="5999" calcext:value-type="currency">
            <text:p>R$ 5999.00</text:p>
          </table:table-cell>
          <table:table-cell table:formula="of:=MIN([.B60:.E60])" office:value-type="currency" office:currency="BRL" office:value="5999" calcext:value-type="currency">
            <text:p>R$ 5999.00</text:p>
          </table:table-cell>
          <table:table-cell table:formula="of:=MAX([.B60:.E60])" office:value-type="currency" office:currency="BRL" office:value="5999" calcext:value-type="currency">
            <text:p>R$ 5999.00</text:p>
          </table:table-cell>
          <table:table-cell table:formula="of:=[.H60]-[.G60]" office:value-type="currency" office:currency="BRL" office:value="0" calcext:value-type="currency">
            <text:p>R$ 0.00</text:p>
          </table:table-cell>
        </table:table-row>
        <table:table-row table:style-name="ro1">
          <table:table-cell table:formula="of:=[$GERAL.A61]" office:value-type="string" office:string-value="ZenFone 8" calcext:value-type="string">
            <text:p>ZenFone 8</text:p>
          </table:table-cell>
          <table:table-cell office:value-type="currency" office:currency="BRL" office:value="2699" calcext:value-type="currency">
            <text:p>R$ 2699.00</text:p>
          </table:table-cell>
          <table:table-cell office:value-type="currency" office:currency="BRL" office:value="3171" calcext:value-type="currency">
            <text:p>R$ 3171.00</text:p>
          </table:table-cell>
          <table:table-cell office:value-type="currency" office:currency="BRL" office:value="2899" calcext:value-type="currency">
            <text:p>R$ 2899.00</text:p>
          </table:table-cell>
          <table:table-cell office:value-type="currency" office:currency="BRL" office:value="2699" calcext:value-type="currency">
            <text:p>R$ 2699.00</text:p>
          </table:table-cell>
          <table:table-cell table:formula="of:=AVERAGE([.B61:.E61])" office:value-type="currency" office:currency="BRL" office:value="2867" calcext:value-type="currency">
            <text:p>R$ 2867.00</text:p>
          </table:table-cell>
          <table:table-cell table:formula="of:=MIN([.B61:.E61])" office:value-type="currency" office:currency="BRL" office:value="2699" calcext:value-type="currency">
            <text:p>R$ 2699.00</text:p>
          </table:table-cell>
          <table:table-cell table:formula="of:=MAX([.B61:.E61])" office:value-type="currency" office:currency="BRL" office:value="3171" calcext:value-type="currency">
            <text:p>R$ 3171.00</text:p>
          </table:table-cell>
          <table:table-cell table:formula="of:=[.H61]-[.G61]" office:value-type="currency" office:currency="BRL" office:value="472" calcext:value-type="currency">
            <text:p>R$ 472.00</text:p>
          </table:table-cell>
        </table:table-row>
        <table:table-row table:style-name="ro1">
          <table:table-cell table:formula="of:=[$GERAL.A62]" office:value-type="string" office:string-value="Twist 4 Pro" calcext:value-type="string">
            <text:p>Twist 4 Pro</text:p>
          </table:table-cell>
          <table:table-cell/>
          <table:table-cell office:value-type="currency" office:currency="BRL" office:value="449" calcext:value-type="currency">
            <text:p>R$ 449.00</text:p>
          </table:table-cell>
          <table:table-cell office:value-type="currency" office:currency="BRL" office:value="429" calcext:value-type="currency">
            <text:p>R$ 429.00</text:p>
          </table:table-cell>
          <table:table-cell office:value-type="currency" office:currency="BRL" office:value="450" calcext:value-type="currency">
            <text:p>R$ 450.00</text:p>
          </table:table-cell>
          <table:table-cell table:formula="of:=AVERAGE([.B62:.E62])" office:value-type="currency" office:currency="BRL" office:value="442.666666666667" calcext:value-type="currency">
            <text:p>R$ 442.67</text:p>
          </table:table-cell>
          <table:table-cell table:formula="of:=MIN([.B62:.E62])" office:value-type="currency" office:currency="BRL" office:value="429" calcext:value-type="currency">
            <text:p>R$ 429.00</text:p>
          </table:table-cell>
          <table:table-cell table:formula="of:=MAX([.B62:.E62])" office:value-type="currency" office:currency="BRL" office:value="450" calcext:value-type="currency">
            <text:p>R$ 450.00</text:p>
          </table:table-cell>
          <table:table-cell table:formula="of:=[.H62]-[.G62]" office:value-type="currency" office:currency="BRL" office:value="21" calcext:value-type="currency">
            <text:p>R$ 21.00</text:p>
          </table:table-cell>
        </table:table-row>
        <table:table-row table:style-name="ro1">
          <table:table-cell table:formula="of:=[$GERAL.A63]" office:value-type="string" office:string-value="Doogee V30" calcext:value-type="string">
            <text:p>Doogee V30</text:p>
          </table:table-cell>
          <table:table-cell/>
          <table:table-cell office:value-type="currency" office:currency="BRL" office:value="3035" calcext:value-type="currency">
            <text:p>R$ 3035.00</text:p>
          </table:table-cell>
          <table:table-cell office:value-type="currency" office:currency="BRL" office:value="3799" calcext:value-type="currency">
            <text:p>R$ 3799.00</text:p>
          </table:table-cell>
          <table:table-cell/>
          <table:table-cell table:formula="of:=AVERAGE([.B63:.E63])" office:value-type="currency" office:currency="BRL" office:value="3417" calcext:value-type="currency">
            <text:p>R$ 3417.00</text:p>
          </table:table-cell>
          <table:table-cell table:formula="of:=MIN([.B63:.E63])" office:value-type="currency" office:currency="BRL" office:value="3035" calcext:value-type="currency">
            <text:p>R$ 3035.00</text:p>
          </table:table-cell>
          <table:table-cell table:formula="of:=MAX([.B63:.E63])" office:value-type="currency" office:currency="BRL" office:value="3799" calcext:value-type="currency">
            <text:p>R$ 3799.00</text:p>
          </table:table-cell>
          <table:table-cell table:formula="of:=[.H63]-[.G63]" office:value-type="currency" office:currency="BRL" office:value="764" calcext:value-type="currency">
            <text:p>R$ 764.00</text:p>
          </table:table-cell>
        </table:table-row>
        <table:table-row table:style-name="ro1">
          <table:table-cell table:formula="of:=[$GERAL.A64]" office:value-type="string" office:string-value="Oscal C80" calcext:value-type="string">
            <text:p>Oscal C80</text:p>
          </table:table-cell>
          <table:table-cell table:number-columns-repeated="2"/>
          <table:table-cell office:value-type="currency" office:currency="BRL" office:value="1700" calcext:value-type="currency">
            <text:p>R$ 1700.00</text:p>
          </table:table-cell>
          <table:table-cell/>
          <table:table-cell table:formula="of:=AVERAGE([.B64:.E64])" office:value-type="currency" office:currency="BRL" office:value="1700" calcext:value-type="currency">
            <text:p>R$ 1700.00</text:p>
          </table:table-cell>
          <table:table-cell table:formula="of:=MIN([.B64:.E64])" office:value-type="currency" office:currency="BRL" office:value="1700" calcext:value-type="currency">
            <text:p>R$ 1700.00</text:p>
          </table:table-cell>
          <table:table-cell table:formula="of:=MAX([.B64:.E64])" office:value-type="currency" office:currency="BRL" office:value="1700" calcext:value-type="currency">
            <text:p>R$ 1700.00</text:p>
          </table:table-cell>
          <table:table-cell table:formula="of:=[.H64]-[.G64]" office:value-type="currency" office:currency="BRL" office:value="0" calcext:value-type="currency">
            <text:p>R$ 0.00</text:p>
          </table:table-cell>
        </table:table-row>
        <table:table-row table:style-name="ro1">
          <table:table-cell table:formula="of:=[$GERAL.A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GERAL.A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GERAL.A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GERAL.A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GERAL.A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GERAL.A70]" office:value-type="string" office:string-value="RealMe 9 Pro" calcext:value-type="string">
            <text:p>RealMe 9 Pro</text:p>
          </table:table-cell>
          <table:table-cell table:number-columns-repeated="8"/>
        </table:table-row>
        <table:table-row table:style-name="ro1">
          <table:table-cell table:formula="of:=[$GERAL.A71]" office:value-type="string" office:string-value="RedMi Note 12 Turbo" calcext:value-type="string">
            <text:p>RedMi Note 12 Turbo</text:p>
          </table:table-cell>
          <table:table-cell table:number-columns-repeated="8"/>
        </table:table-row>
        <table:table-row table:style-name="ro1">
          <table:table-cell table:formula="of:=[$GERAL.A72]" office:value-type="string" office:string-value="A1X" calcext:value-type="string">
            <text:p>A1X</text:p>
          </table:table-cell>
          <table:table-cell table:number-columns-repeated="8"/>
        </table:table-row>
        <table:table-row table:style-name="ro1">
          <table:table-cell table:formula="of:=[$GERAL.A73]" office:value-type="string" office:string-value="Reno 8T 5G" calcext:value-type="string">
            <text:p>Reno 8T 5G</text:p>
          </table:table-cell>
          <table:table-cell table:number-columns-repeated="8"/>
        </table:table-row>
        <table:table-row table:style-name="ro1">
          <table:table-cell table:formula="of:=[$GERAL.A74]" office:value-type="string" office:string-value="Find X6 Pro" calcext:value-type="string">
            <text:p>Find X6 Pro</text:p>
          </table:table-cell>
          <table:table-cell table:number-columns-repeated="8"/>
        </table:table-row>
        <table:table-row table:style-name="ro1">
          <table:table-cell table:formula="of:=[$GERAL.A75]" office:value-type="string" office:string-value="A56s" calcext:value-type="string">
            <text:p>A56s</text:p>
          </table:table-cell>
          <table:table-cell table:number-columns-repeated="8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MPORTANTES" table:style-name="ta1"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ce21"/>
        <table:table-column table:style-name="co13" table:default-cell-style-name="ce21"/>
        <table:table-column table:style-name="co14" table:default-cell-style-name="Default"/>
        <table:table-column table:style-name="co15" table:default-cell-style-name="ce34"/>
        <table:table-column table:style-name="co16" table:default-cell-style-name="Default"/>
        <table:table-column table:style-name="co17" table:default-cell-style-name="ce35"/>
        <table:table-column table:style-name="co18" table:default-cell-style-name="ce35"/>
        <table:table-column table:style-name="co11" table:number-columns-repeated="2" table:default-cell-style-name="Default"/>
        <table:table-column table:style-name="co11" table:number-columns-repeated="2" table:default-cell-style-name="ce15"/>
        <table:table-column table:style-name="co11" table:default-cell-style-name="ce13"/>
        <table:table-column table:style-name="co11" table:number-columns-repeated="5" table:default-cell-style-name="Default"/>
        <table:table-column table:style-name="co11" table:default-cell-style-name="ce24"/>
        <table:table-column table:style-name="co19" table:default-cell-style-name="ce3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formula="of:=[$GERAL.B$1:$GERAL.B$1048576]" office:value-type="string" office:string-value="MARCA" calcext:value-type="string">
            <text:p>MARCA</text:p>
          </table:table-cell>
          <table:table-cell table:formula="of:=[$GERAL.A1]" office:value-type="string" office:string-value="MODELO" calcext:value-type="string">
            <text:p>MODELO</text:p>
          </table:table-cell>
          <table:table-cell table:formula="of:=[$GERAL.C1]" office:value-type="string" office:string-value="ANDROID" calcext:value-type="string">
            <text:p>ANDROID</text:p>
          </table:table-cell>
          <table:table-cell table:formula="of:=[$PROCESSADOR.B1]" office:value-type="string" office:string-value="CPU" calcext:value-type="string">
            <text:p>CPU</text:p>
          </table:table-cell>
          <table:table-cell/>
          <table:table-cell table:style-name="Default" table:formula="of:=[$PROCESSADOR.F1]" office:value-type="string" office:string-value="RAM" calcext:value-type="string">
            <text:p>RAM</text:p>
          </table:table-cell>
          <table:table-cell table:style-name="Default" table:formula="of:=[$PROCESSADOR.G1]" office:value-type="string" office:string-value="HDD" calcext:value-type="string">
            <text:p>HDD</text:p>
          </table:table-cell>
          <table:table-cell table:formula="of:=[$PROCESSADOR.H1]" office:value-type="string" office:string-value="Expansivo" calcext:value-type="string">
            <text:p>Expansivo</text:p>
          </table:table-cell>
          <table:table-cell table:style-name="Default" table:formula="of:=[$PROCESSADOR.I1]" office:value-type="string" office:string-value="Freq. Core" calcext:value-type="string">
            <text:p>Freq. Core</text:p>
          </table:table-cell>
          <table:table-cell table:formula="of:=[$GERAL.N1]" office:value-type="string" office:string-value="Conectividade" calcext:value-type="string">
            <text:p>Conectividade</text:p>
          </table:table-cell>
          <table:table-cell table:style-name="Default" table:number-columns-repeated="2"/>
          <table:table-cell table:formula="of:=[$GERAL.T1]" office:value-type="string" office:string-value="TELA" calcext:value-type="string">
            <text:p>TELA</text:p>
          </table:table-cell>
          <table:table-cell table:formula="of:=[$GERAL.AA1]" office:value-type="float" office:value="0" calcext:value-type="float">
            <text:p>0</text:p>
          </table:table-cell>
          <table:table-cell table:style-name="Default" table:formula="of:=[$GERAL.AB1]" office:value-type="string" office:string-value="CAMERA" calcext:value-type="string">
            <text:p>CAMERA</text:p>
          </table:table-cell>
          <table:table-cell table:style-name="Default" table:number-columns-repeated="2"/>
          <table:table-cell table:formula="of:=[$GERAL.AI1]" office:value-type="string" office:string-value="SENSORES" calcext:value-type="string">
            <text:p>SENSORES</text:p>
          </table:table-cell>
          <table:table-cell table:number-columns-repeated="4"/>
          <table:table-cell table:style-name="Default" table:formula="of:=[$GERAL.AQ1]" office:value-type="string" office:string-value="BATERIA" calcext:value-type="string">
            <text:p>BATERIA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formula="of:=[$GERAL.C2]" office:value-type="string" office:string-value="Ver." calcext:value-type="string">
            <text:p>Ver.</text:p>
          </table:table-cell>
          <table:table-cell table:formula="of:=[$PROCESSADOR.B2]" office:value-type="string" office:string-value="Model" calcext:value-type="string">
            <text:p>Model</text:p>
          </table:table-cell>
          <table:table-cell table:formula="of:=[$PROCESSADOR.C2]" office:value-type="string" office:string-value="Ver" calcext:value-type="string">
            <text:p>Ver</text:p>
          </table:table-cell>
          <table:table-cell table:style-name="Default" table:number-columns-repeated="2"/>
          <table:table-cell/>
          <table:table-cell table:style-name="Default"/>
          <table:table-cell table:formula="of:=[$GERAL.N2]" office:value-type="string" office:string-value="5G" calcext:value-type="string">
            <text:p>5G</text:p>
          </table:table-cell>
          <table:table-cell table:style-name="Default" table:formula="of:=[$GERAL.O2]" office:value-type="string" office:string-value="DOWNLOAD" calcext:value-type="string">
            <text:p>DOWNLOAD</text:p>
          </table:table-cell>
          <table:table-cell table:style-name="Default" table:formula="of:=[$GERAL.P2]" office:value-type="string" office:string-value="UPLOAD" calcext:value-type="string">
            <text:p>UPLOAD</text:p>
          </table:table-cell>
          <table:table-cell table:formula="of:=[$GERAL.T2]" office:value-type="string" office:string-value="Tipo" calcext:value-type="string">
            <text:p>Tipo</text:p>
          </table:table-cell>
          <table:table-cell table:formula="of:=[$GERAL.AA2]" office:value-type="string" office:string-value="Ver" calcext:value-type="string">
            <text:p>Ver</text:p>
          </table:table-cell>
          <table:table-cell table:style-name="Default" table:formula="of:=[$GERAL.AB2]" office:value-type="string" office:string-value="Princ." calcext:value-type="string">
            <text:p>Princ.</text:p>
          </table:table-cell>
          <table:table-cell table:style-name="Default" table:formula="of:=[$GERAL.AC2]" office:value-type="string" office:string-value="Front" calcext:value-type="string">
            <text:p>Front</text:p>
          </table:table-cell>
          <table:table-cell table:style-name="Default" table:formula="of:=[$GERAL.AD2]" office:value-type="string" office:string-value="Angulo Maximo" calcext:value-type="string">
            <text:p>Angulo Maximo</text:p>
          </table:table-cell>
          <table:table-cell table:formula="of:=[$GERAL.AI2]" office:value-type="string" office:string-value="Acelerômetro" calcext:value-type="string">
            <text:p>Acelerômetro</text:p>
          </table:table-cell>
          <table:table-cell table:formula="of:=[$GERAL.AJ2]" office:value-type="string" office:string-value="Proximidade" calcext:value-type="string">
            <text:p>Proximidade</text:p>
          </table:table-cell>
          <table:table-cell table:formula="of:=[$GERAL.AK2]" office:value-type="string" office:string-value="Giroscópio" calcext:value-type="string">
            <text:p>Giroscópio</text:p>
          </table:table-cell>
          <table:table-cell table:formula="of:=[$GERAL.AL2]" office:value-type="string" office:string-value="Bússola" calcext:value-type="string">
            <text:p>Bússola</text:p>
          </table:table-cell>
          <table:table-cell table:formula="of:=[$GERAL.AM2]" office:value-type="string" office:string-value="Impressão digital" calcext:value-type="string">
            <text:p>Impressão digital</text:p>
          </table:table-cell>
          <table:table-cell table:style-name="Default"/>
          <table:table-cell table:style-name="Default" table:formula="of:=[$PREÇO_CURRENT.F1]" office:value-type="string" office:string-value="PREÇO DE CALCULO" calcext:value-type="string">
            <text:p>PREÇO DE CALCULO</text:p>
          </table:table-cell>
          <table:table-cell table:number-columns-repeated="3"/>
        </table:table-row>
        <table:table-row table:style-name="ro1">
          <table:table-cell table:formula="of:=[$GERAL.B3]" office:value-type="string" office:string-value="MOTOROLA" calcext:value-type="string">
            <text:p>MOTOROLA</text:p>
          </table:table-cell>
          <table:table-cell table:formula="of:=[$GERAL.A3]" office:value-type="string" office:string-value="Moto E13" calcext:value-type="string">
            <text:p>Moto E13</text:p>
          </table:table-cell>
          <table:table-cell table:formula="of:=[$GERAL.C3]" office:value-type="float" office:value="13" calcext:value-type="float">
            <text:p>13</text:p>
          </table:table-cell>
          <table:table-cell table:formula="of:=[$PROCESSADOR.B3]" office:value-type="string" office:string-value="Unisoc" calcext:value-type="string">
            <text:p>Unisoc</text:p>
          </table:table-cell>
          <table:table-cell table:formula="of:=[$PROCESSADOR.C3]" office:value-type="string" office:string-value="T606" calcext:value-type="string">
            <text:p>T606</text:p>
          </table:table-cell>
          <table:table-cell table:formula="of:=[$PROCESSADOR.F3]" office:value-type="currency" office:currency="Gb" office:value="2" calcext:value-type="currency">
            <text:p>2Gb</text:p>
          </table:table-cell>
          <table:table-cell table:formula="of:=[$PROCESSADOR.G3]" office:value-type="currency" office:currency="Gb" office:value="32" calcext:value-type="currency">
            <text:p>32Gb</text:p>
          </table:table-cell>
          <table:table-cell table:formula="of:=[$PROCESSADOR.H3]" office:value-type="float" office:value="1" calcext:value-type="float">
            <text:p>1</text:p>
          </table:table-cell>
          <table:table-cell table:formula="of:=[$PROCESSADOR.I3]" office:value-type="currency" office:currency="Ghz" office:value="1.6" calcext:value-type="currency">
            <text:p>1.6Ghz</text:p>
          </table:table-cell>
          <table:table-cell table:formula="of:=[$GERAL.N3]" office:value-type="float" office:value="0" calcext:value-type="float">
            <text:p>0</text:p>
          </table:table-cell>
          <table:table-cell table:formula="of:=[$GERAL.O3]" office:value-type="currency" office:currency="Mbps" office:value="0" calcext:value-type="currency">
            <text:p>0Mbps</text:p>
          </table:table-cell>
          <table:table-cell table:formula="of:=[$GERAL.P3]" office:value-type="currency" office:currency="Mbps" office:value="0" calcext:value-type="currency">
            <text:p>0Mbps</text:p>
          </table:table-cell>
          <table:table-cell table:formula="of:=[$GERAL.T3]" office:value-type="string" office:string-value="IPS" calcext:value-type="string">
            <text:p>IPS</text:p>
          </table:table-cell>
          <table:table-cell table:formula="of:=[$GERAL.AA3]" office:value-type="float" office:value="0" calcext:value-type="float">
            <text:p>0</text:p>
          </table:table-cell>
          <table:table-cell table:formula="of:=[$GERAL.AB3]" office:value-type="currency" office:currency="Mpx" office:value="13" calcext:value-type="currency">
            <text:p>13Mpx</text:p>
          </table:table-cell>
          <table:table-cell table:formula="of:=[$GERAL.AC3]" office:value-type="currency" office:currency="Mpx" office:value="5" calcext:value-type="currency">
            <text:p>5Mpx</text:p>
          </table:table-cell>
          <table:table-cell table:formula="of:=[$GERAL.AD3]" office:value-type="currency" office:currency="º" office:value="0" calcext:value-type="currency">
            <text:p>0º</text:p>
          </table:table-cell>
          <table:table-cell table:formula="of:=[$GERAL.AI3]" office:value-type="float" office:value="1" calcext:value-type="float">
            <text:p>1</text:p>
          </table:table-cell>
          <table:table-cell table:formula="of:=[$GERAL.AJ3]" office:value-type="float" office:value="1" calcext:value-type="float">
            <text:p>1</text:p>
          </table:table-cell>
          <table:table-cell table:formula="of:=[$GERAL.AK3]" office:value-type="float" office:value="0" calcext:value-type="float">
            <text:p>0</text:p>
          </table:table-cell>
          <table:table-cell table:formula="of:=[$GERAL.AL3]" office:value-type="float" office:value="0" calcext:value-type="float">
            <text:p>0</text:p>
          </table:table-cell>
          <table:table-cell table:formula="of:=[$GERAL.AM3]" office:value-type="float" office:value="0" calcext:value-type="float">
            <text:p>0</text:p>
          </table:table-cell>
          <table:table-cell table:formula="of:=[$GERAL.AQ3]" office:value-type="currency" office:currency="mAh" office:value="5000" calcext:value-type="currency">
            <text:p>5000mAh</text:p>
          </table:table-cell>
          <table:table-cell table:formula="of:=[$PREÇO_CURRENT.F3]" office:value-type="currency" office:currency="BRL" office:value="631.025" calcext:value-type="currency">
            <text:p>R$ 631.03</text:p>
          </table:table-cell>
          <table:table-cell table:number-columns-repeated="3"/>
        </table:table-row>
        <table:table-row table:style-name="ro1">
          <table:table-cell table:formula="of:=[$GERAL.B4]" office:value-type="string" office:string-value="MOTOROLA" calcext:value-type="string">
            <text:p>MOTOROLA</text:p>
          </table:table-cell>
          <table:table-cell table:formula="of:=[$GERAL.A4]" office:value-type="string" office:string-value="Moto E22" calcext:value-type="string">
            <text:p>Moto E22</text:p>
          </table:table-cell>
          <table:table-cell table:formula="of:=[$GERAL.C4]" office:value-type="float" office:value="12" calcext:value-type="float">
            <text:p>12</text:p>
          </table:table-cell>
          <table:table-cell table:formula="of:=[$PROCESSADOR.B4]" office:value-type="string" office:string-value="Helio" calcext:value-type="string">
            <text:p>Helio</text:p>
          </table:table-cell>
          <table:table-cell table:formula="of:=[$PROCESSADOR.C4]" office:value-type="string" office:string-value="G37" calcext:value-type="string">
            <text:p>G37</text:p>
          </table:table-cell>
          <table:table-cell table:formula="of:=[$PROCESSADOR.F4]" office:value-type="currency" office:currency="Gb" office:value="4" calcext:value-type="currency">
            <text:p>4Gb</text:p>
          </table:table-cell>
          <table:table-cell table:formula="of:=[$PROCESSADOR.G4]" office:value-type="currency" office:currency="Gb" office:value="64" calcext:value-type="currency">
            <text:p>64Gb</text:p>
          </table:table-cell>
          <table:table-cell table:formula="of:=[$PROCESSADOR.H4]" office:value-type="float" office:value="1" calcext:value-type="float">
            <text:p>1</text:p>
          </table:table-cell>
          <table:table-cell table:formula="of:=[$PROCESSADOR.I4]" office:value-type="currency" office:currency="Ghz" office:value="2.1" calcext:value-type="currency">
            <text:p>2.1Ghz</text:p>
          </table:table-cell>
          <table:table-cell table:formula="of:=[$GERAL.N4]" office:value-type="float" office:value="0" calcext:value-type="float">
            <text:p>0</text:p>
          </table:table-cell>
          <table:table-cell table:formula="of:=[$GERAL.O4]" office:value-type="currency" office:currency="Mbps" office:value="0" calcext:value-type="currency">
            <text:p>0Mbps</text:p>
          </table:table-cell>
          <table:table-cell table:formula="of:=[$GERAL.P4]" office:value-type="currency" office:currency="Mbps" office:value="0" calcext:value-type="currency">
            <text:p>0Mbps</text:p>
          </table:table-cell>
          <table:table-cell table:formula="of:=[$GERAL.T4]" office:value-type="string" office:string-value="IPS" calcext:value-type="string">
            <text:p>IPS</text:p>
          </table:table-cell>
          <table:table-cell table:formula="of:=[$GERAL.AA4]" office:value-type="float" office:value="0" calcext:value-type="float">
            <text:p>0</text:p>
          </table:table-cell>
          <table:table-cell table:formula="of:=[$GERAL.AB4]" office:value-type="currency" office:currency="Mpx" office:value="16" calcext:value-type="currency">
            <text:p>16Mpx</text:p>
          </table:table-cell>
          <table:table-cell table:formula="of:=[$GERAL.AC4]" office:value-type="currency" office:currency="Mpx" office:value="5" calcext:value-type="currency">
            <text:p>5Mpx</text:p>
          </table:table-cell>
          <table:table-cell table:formula="of:=[$GERAL.AD4]" office:value-type="currency" office:currency="º" office:value="80" calcext:value-type="currency">
            <text:p>80º</text:p>
          </table:table-cell>
          <table:table-cell table:formula="of:=[$GERAL.AI4]" office:value-type="float" office:value="1" calcext:value-type="float">
            <text:p>1</text:p>
          </table:table-cell>
          <table:table-cell table:formula="of:=[$GERAL.AJ4]" office:value-type="float" office:value="1" calcext:value-type="float">
            <text:p>1</text:p>
          </table:table-cell>
          <table:table-cell table:formula="of:=[$GERAL.AK4]" office:value-type="float" office:value="0" calcext:value-type="float">
            <text:p>0</text:p>
          </table:table-cell>
          <table:table-cell table:formula="of:=[$GERAL.AL4]" office:value-type="float" office:value="0" calcext:value-type="float">
            <text:p>0</text:p>
          </table:table-cell>
          <table:table-cell table:formula="of:=[$GERAL.AM4]" office:value-type="float" office:value="1" calcext:value-type="float">
            <text:p>1</text:p>
          </table:table-cell>
          <table:table-cell table:formula="of:=[$GERAL.AQ4]" office:value-type="currency" office:currency="mAh" office:value="4020" calcext:value-type="currency">
            <text:p>4020mAh</text:p>
          </table:table-cell>
          <table:table-cell table:formula="of:=[$PREÇO_CURRENT.F4]" office:value-type="currency" office:currency="BRL" office:value="789" calcext:value-type="currency">
            <text:p>R$ 789.00</text:p>
          </table:table-cell>
          <table:table-cell table:number-columns-repeated="3"/>
        </table:table-row>
        <table:table-row table:style-name="ro1">
          <table:table-cell table:formula="of:=[$GERAL.B5]" office:value-type="string" office:string-value="MOTOROLA" calcext:value-type="string">
            <text:p>MOTOROLA</text:p>
          </table:table-cell>
          <table:table-cell table:formula="of:=[$GERAL.A5]" office:value-type="string" office:string-value="Moto G22" calcext:value-type="string">
            <text:p>Moto G22</text:p>
          </table:table-cell>
          <table:table-cell table:formula="of:=[$GERAL.C5]" office:value-type="float" office:value="12" calcext:value-type="float">
            <text:p>12</text:p>
          </table:table-cell>
          <table:table-cell table:formula="of:=[$PROCESSADOR.B5]" office:value-type="string" office:string-value="Helio" calcext:value-type="string">
            <text:p>Helio</text:p>
          </table:table-cell>
          <table:table-cell table:formula="of:=[$PROCESSADOR.C5]" office:value-type="string" office:string-value="G37" calcext:value-type="string">
            <text:p>G37</text:p>
          </table:table-cell>
          <table:table-cell table:formula="of:=[$PROCESSADOR.F5]" office:value-type="currency" office:currency="Gb" office:value="4" calcext:value-type="currency">
            <text:p>4Gb</text:p>
          </table:table-cell>
          <table:table-cell table:formula="of:=[$PROCESSADOR.G5]" office:value-type="currency" office:currency="Gb" office:value="128" calcext:value-type="currency">
            <text:p>128Gb</text:p>
          </table:table-cell>
          <table:table-cell table:formula="of:=[$PROCESSADOR.H5]" office:value-type="float" office:value="1" calcext:value-type="float">
            <text:p>1</text:p>
          </table:table-cell>
          <table:table-cell table:formula="of:=[$PROCESSADOR.I5]" office:value-type="currency" office:currency="Ghz" office:value="2.1" calcext:value-type="currency">
            <text:p>2.1Ghz</text:p>
          </table:table-cell>
          <table:table-cell table:formula="of:=[$GERAL.N5]" office:value-type="float" office:value="0" calcext:value-type="float">
            <text:p>0</text:p>
          </table:table-cell>
          <table:table-cell table:formula="of:=[$GERAL.O5]" office:value-type="currency" office:currency="Mbps" office:value="0" calcext:value-type="currency">
            <text:p>0Mbps</text:p>
          </table:table-cell>
          <table:table-cell table:formula="of:=[$GERAL.P5]" office:value-type="currency" office:currency="Mbps" office:value="0" calcext:value-type="currency">
            <text:p>0Mbps</text:p>
          </table:table-cell>
          <table:table-cell table:formula="of:=[$GERAL.T5]" office:value-type="string" office:string-value="IPS" calcext:value-type="string">
            <text:p>IPS</text:p>
          </table:table-cell>
          <table:table-cell table:formula="of:=[$GERAL.AA5]" office:value-type="float" office:value="0" calcext:value-type="float">
            <text:p>0</text:p>
          </table:table-cell>
          <table:table-cell table:formula="of:=[$GERAL.AB5]" office:value-type="currency" office:currency="Mpx" office:value="50" calcext:value-type="currency">
            <text:p>50Mpx</text:p>
          </table:table-cell>
          <table:table-cell table:formula="of:=[$GERAL.AC5]" office:value-type="currency" office:currency="Mpx" office:value="16" calcext:value-type="currency">
            <text:p>16Mpx</text:p>
          </table:table-cell>
          <table:table-cell table:formula="of:=[$GERAL.AD5]" office:value-type="currency" office:currency="º" office:value="118" calcext:value-type="currency">
            <text:p>118º</text:p>
          </table:table-cell>
          <table:table-cell table:formula="of:=[$GERAL.AI5]" office:value-type="float" office:value="1" calcext:value-type="float">
            <text:p>1</text:p>
          </table:table-cell>
          <table:table-cell table:formula="of:=[$GERAL.AJ5]" office:value-type="float" office:value="1" calcext:value-type="float">
            <text:p>1</text:p>
          </table:table-cell>
          <table:table-cell table:formula="of:=[$GERAL.AK5]" office:value-type="float" office:value="1" calcext:value-type="float">
            <text:p>1</text:p>
          </table:table-cell>
          <table:table-cell table:formula="of:=[$GERAL.AL5]" office:value-type="float" office:value="1" calcext:value-type="float">
            <text:p>1</text:p>
          </table:table-cell>
          <table:table-cell table:formula="of:=[$GERAL.AM5]" office:value-type="float" office:value="1" calcext:value-type="float">
            <text:p>1</text:p>
          </table:table-cell>
          <table:table-cell table:formula="of:=[$GERAL.AQ5]" office:value-type="currency" office:currency="mAh" office:value="5000" calcext:value-type="currency">
            <text:p>5000mAh</text:p>
          </table:table-cell>
          <table:table-cell table:formula="of:=[$PREÇO_CURRENT.F5]" office:value-type="currency" office:currency="BRL" office:value="964.75" calcext:value-type="currency">
            <text:p>R$ 964.75</text:p>
          </table:table-cell>
          <table:table-cell table:number-columns-repeated="3"/>
        </table:table-row>
        <table:table-row table:style-name="ro1">
          <table:table-cell table:formula="of:=[$GERAL.B6]" office:value-type="string" office:string-value="MOTOROLA" calcext:value-type="string">
            <text:p>MOTOROLA</text:p>
          </table:table-cell>
          <table:table-cell table:formula="of:=[$GERAL.A6]" office:value-type="string" office:string-value="Moto G32" calcext:value-type="string">
            <text:p>Moto G32</text:p>
          </table:table-cell>
          <table:table-cell table:formula="of:=[$GERAL.C6]" office:value-type="float" office:value="12" calcext:value-type="float">
            <text:p>12</text:p>
          </table:table-cell>
          <table:table-cell table:formula="of:=[$PROCESSADOR.B6]" office:value-type="string" office:string-value="SnapDragon" calcext:value-type="string">
            <text:p>SnapDragon</text:p>
          </table:table-cell>
          <table:table-cell table:formula="of:=[$PROCESSADOR.C6]" office:value-type="string" office:string-value="SP680" calcext:value-type="string">
            <text:p>SP680</text:p>
          </table:table-cell>
          <table:table-cell table:formula="of:=[$PROCESSADOR.F6]" office:value-type="currency" office:currency="Gb" office:value="4" calcext:value-type="currency">
            <text:p>4Gb</text:p>
          </table:table-cell>
          <table:table-cell table:formula="of:=[$PROCESSADOR.G6]" office:value-type="currency" office:currency="Gb" office:value="128" calcext:value-type="currency">
            <text:p>128Gb</text:p>
          </table:table-cell>
          <table:table-cell table:formula="of:=[$PROCESSADOR.H6]" office:value-type="float" office:value="1" calcext:value-type="float">
            <text:p>1</text:p>
          </table:table-cell>
          <table:table-cell table:formula="of:=[$PROCESSADOR.I6]" office:value-type="currency" office:currency="Ghz" office:value="2.2" calcext:value-type="currency">
            <text:p>2.2Ghz</text:p>
          </table:table-cell>
          <table:table-cell table:formula="of:=[$GERAL.N6]" office:value-type="float" office:value="0" calcext:value-type="float">
            <text:p>0</text:p>
          </table:table-cell>
          <table:table-cell table:formula="of:=[$GERAL.O6]" office:value-type="currency" office:currency="Mbps" office:value="390" calcext:value-type="currency">
            <text:p>390Mbps</text:p>
          </table:table-cell>
          <table:table-cell table:formula="of:=[$GERAL.P6]" office:value-type="currency" office:currency="Mbps" office:value="150" calcext:value-type="currency">
            <text:p>150Mbps</text:p>
          </table:table-cell>
          <table:table-cell table:formula="of:=[$GERAL.T6]" office:value-type="string" office:string-value="IPS" calcext:value-type="string">
            <text:p>IPS</text:p>
          </table:table-cell>
          <table:table-cell table:formula="of:=[$GERAL.AA6]" office:value-type="float" office:value="0" calcext:value-type="float">
            <text:p>0</text:p>
          </table:table-cell>
          <table:table-cell table:formula="of:=[$GERAL.AB6]" office:value-type="currency" office:currency="Mpx" office:value="50" calcext:value-type="currency">
            <text:p>50Mpx</text:p>
          </table:table-cell>
          <table:table-cell table:formula="of:=[$GERAL.AC6]" office:value-type="currency" office:currency="Mpx" office:value="16" calcext:value-type="currency">
            <text:p>16Mpx</text:p>
          </table:table-cell>
          <table:table-cell table:formula="of:=[$GERAL.AD6]" office:value-type="currency" office:currency="º" office:value="118" calcext:value-type="currency">
            <text:p>118º</text:p>
          </table:table-cell>
          <table:table-cell table:formula="of:=[$GERAL.AI6]" office:value-type="float" office:value="1" calcext:value-type="float">
            <text:p>1</text:p>
          </table:table-cell>
          <table:table-cell table:formula="of:=[$GERAL.AJ6]" office:value-type="float" office:value="1" calcext:value-type="float">
            <text:p>1</text:p>
          </table:table-cell>
          <table:table-cell table:formula="of:=[$GERAL.AK6]" office:value-type="float" office:value="1" calcext:value-type="float">
            <text:p>1</text:p>
          </table:table-cell>
          <table:table-cell table:formula="of:=[$GERAL.AL6]" office:value-type="float" office:value="1" calcext:value-type="float">
            <text:p>1</text:p>
          </table:table-cell>
          <table:table-cell table:formula="of:=[$GERAL.AM6]" office:value-type="float" office:value="1" calcext:value-type="float">
            <text:p>1</text:p>
          </table:table-cell>
          <table:table-cell table:formula="of:=[$GERAL.AQ6]" office:value-type="currency" office:currency="mAh" office:value="5000" calcext:value-type="currency">
            <text:p>5000mAh</text:p>
          </table:table-cell>
          <table:table-cell table:formula="of:=[$PREÇO_CURRENT.F6]" office:value-type="currency" office:currency="BRL" office:value="948.5" calcext:value-type="currency">
            <text:p>R$ 948.50</text:p>
          </table:table-cell>
          <table:table-cell table:number-columns-repeated="3"/>
        </table:table-row>
        <table:table-row table:style-name="ro1">
          <table:table-cell table:formula="of:=[$GERAL.B7]" office:value-type="string" office:string-value="MOTOROLA" calcext:value-type="string">
            <text:p>MOTOROLA</text:p>
          </table:table-cell>
          <table:table-cell table:formula="of:=[$GERAL.A7]" office:value-type="string" office:string-value="Moto G41" calcext:value-type="string">
            <text:p>Moto G41</text:p>
          </table:table-cell>
          <table:table-cell table:formula="of:=[$GERAL.C7]" office:value-type="float" office:value="11" calcext:value-type="float">
            <text:p>11</text:p>
          </table:table-cell>
          <table:table-cell table:formula="of:=[$PROCESSADOR.B7]" office:value-type="string" office:string-value="Helio" calcext:value-type="string">
            <text:p>Helio</text:p>
          </table:table-cell>
          <table:table-cell table:formula="of:=[$PROCESSADOR.C7]" office:value-type="string" office:string-value="G85" calcext:value-type="string">
            <text:p>G85</text:p>
          </table:table-cell>
          <table:table-cell table:formula="of:=[$PROCESSADOR.F7]" office:value-type="currency" office:currency="Gb" office:value="4" calcext:value-type="currency">
            <text:p>4Gb</text:p>
          </table:table-cell>
          <table:table-cell table:formula="of:=[$PROCESSADOR.G7]" office:value-type="currency" office:currency="Gb" office:value="128" calcext:value-type="currency">
            <text:p>128Gb</text:p>
          </table:table-cell>
          <table:table-cell table:formula="of:=[$PROCESSADOR.H7]" office:value-type="float" office:value="1" calcext:value-type="float">
            <text:p>1</text:p>
          </table:table-cell>
          <table:table-cell table:formula="of:=[$PROCESSADOR.I7]" office:value-type="currency" office:currency="Ghz" office:value="1.9" calcext:value-type="currency">
            <text:p>1.9Ghz</text:p>
          </table:table-cell>
          <table:table-cell table:formula="of:=[$GERAL.N7]" office:value-type="float" office:value="0" calcext:value-type="float">
            <text:p>0</text:p>
          </table:table-cell>
          <table:table-cell table:formula="of:=[$GERAL.O7]" office:value-type="currency" office:currency="Mbps" office:value="300" calcext:value-type="currency">
            <text:p>300Mbps</text:p>
          </table:table-cell>
          <table:table-cell table:formula="of:=[$GERAL.P7]" office:value-type="currency" office:currency="Mbps" office:value="150" calcext:value-type="currency">
            <text:p>150Mbps</text:p>
          </table:table-cell>
          <table:table-cell table:formula="of:=[$GERAL.T7]" office:value-type="string" office:string-value="OLED" calcext:value-type="string">
            <text:p>OLED</text:p>
          </table:table-cell>
          <table:table-cell table:formula="of:=[$GERAL.AA7]" office:value-type="float" office:value="0" calcext:value-type="float">
            <text:p>0</text:p>
          </table:table-cell>
          <table:table-cell table:formula="of:=[$GERAL.AB7]" office:value-type="currency" office:currency="Mpx" office:value="48" calcext:value-type="currency">
            <text:p>48Mpx</text:p>
          </table:table-cell>
          <table:table-cell table:formula="of:=[$GERAL.AC7]" office:value-type="currency" office:currency="Mpx" office:value="13" calcext:value-type="currency">
            <text:p>13Mpx</text:p>
          </table:table-cell>
          <table:table-cell table:formula="of:=[$GERAL.AD7]" office:value-type="currency" office:currency="º" office:value="118" calcext:value-type="currency">
            <text:p>118º</text:p>
          </table:table-cell>
          <table:table-cell table:formula="of:=[$GERAL.AI7]" office:value-type="float" office:value="1" calcext:value-type="float">
            <text:p>1</text:p>
          </table:table-cell>
          <table:table-cell table:formula="of:=[$GERAL.AJ7]" office:value-type="float" office:value="1" calcext:value-type="float">
            <text:p>1</text:p>
          </table:table-cell>
          <table:table-cell table:formula="of:=[$GERAL.AK7]" office:value-type="float" office:value="1" calcext:value-type="float">
            <text:p>1</text:p>
          </table:table-cell>
          <table:table-cell table:formula="of:=[$GERAL.AL7]" office:value-type="float" office:value="1" calcext:value-type="float">
            <text:p>1</text:p>
          </table:table-cell>
          <table:table-cell table:formula="of:=[$GERAL.AM7]" office:value-type="float" office:value="1" calcext:value-type="float">
            <text:p>1</text:p>
          </table:table-cell>
          <table:table-cell table:formula="of:=[$GERAL.AQ7]" office:value-type="currency" office:currency="mAh" office:value="5000" calcext:value-type="currency">
            <text:p>5000mAh</text:p>
          </table:table-cell>
          <table:table-cell table:formula="of:=[$PREÇO_CURRENT.F7]" office:value-type="currency" office:currency="BRL" office:value="1236.22" calcext:value-type="currency">
            <text:p>R$ 1236.22</text:p>
          </table:table-cell>
          <table:table-cell table:number-columns-repeated="3"/>
        </table:table-row>
        <table:table-row table:style-name="ro1">
          <table:table-cell table:formula="of:=[$GERAL.B8]" office:value-type="string" office:string-value="MOTOROLA" calcext:value-type="string">
            <text:p>MOTOROLA</text:p>
          </table:table-cell>
          <table:table-cell table:formula="of:=[$GERAL.A8]" office:value-type="string" office:string-value="Moto G52" calcext:value-type="string">
            <text:p>Moto G52</text:p>
          </table:table-cell>
          <table:table-cell table:formula="of:=[$GERAL.C8]" office:value-type="float" office:value="12" calcext:value-type="float">
            <text:p>12</text:p>
          </table:table-cell>
          <table:table-cell table:formula="of:=[$PROCESSADOR.B8]" office:value-type="string" office:string-value="SnapDragon" calcext:value-type="string">
            <text:p>SnapDragon</text:p>
          </table:table-cell>
          <table:table-cell table:formula="of:=[$PROCESSADOR.C8]" office:value-type="string" office:string-value="SP680" calcext:value-type="string">
            <text:p>SP680</text:p>
          </table:table-cell>
          <table:table-cell table:formula="of:=[$PROCESSADOR.F8]" office:value-type="currency" office:currency="Gb" office:value="4" calcext:value-type="currency">
            <text:p>4Gb</text:p>
          </table:table-cell>
          <table:table-cell table:formula="of:=[$PROCESSADOR.G8]" office:value-type="currency" office:currency="Gb" office:value="128" calcext:value-type="currency">
            <text:p>128Gb</text:p>
          </table:table-cell>
          <table:table-cell table:formula="of:=[$PROCESSADOR.H8]" office:value-type="float" office:value="1" calcext:value-type="float">
            <text:p>1</text:p>
          </table:table-cell>
          <table:table-cell table:formula="of:=[$PROCESSADOR.I8]" office:value-type="currency" office:currency="Ghz" office:value="2.2" calcext:value-type="currency">
            <text:p>2.2Ghz</text:p>
          </table:table-cell>
          <table:table-cell table:formula="of:=[$GERAL.N8]" office:value-type="float" office:value="0" calcext:value-type="float">
            <text:p>0</text:p>
          </table:table-cell>
          <table:table-cell table:formula="of:=[$GERAL.O8]" office:value-type="currency" office:currency="Mbps" office:value="390" calcext:value-type="currency">
            <text:p>390Mbps</text:p>
          </table:table-cell>
          <table:table-cell table:formula="of:=[$GERAL.P8]" office:value-type="currency" office:currency="Mbps" office:value="150" calcext:value-type="currency">
            <text:p>150Mbps</text:p>
          </table:table-cell>
          <table:table-cell table:formula="of:=[$GERAL.T8]" office:value-type="string" office:string-value="OLED" calcext:value-type="string">
            <text:p>OLED</text:p>
          </table:table-cell>
          <table:table-cell table:formula="of:=[$GERAL.AA8]" office:value-type="float" office:value="0" calcext:value-type="float">
            <text:p>0</text:p>
          </table:table-cell>
          <table:table-cell table:formula="of:=[$GERAL.AB8]" office:value-type="currency" office:currency="Mpx" office:value="64" calcext:value-type="currency">
            <text:p>64Mpx</text:p>
          </table:table-cell>
          <table:table-cell table:formula="of:=[$GERAL.AC8]" office:value-type="currency" office:currency="Mpx" office:value="16" calcext:value-type="currency">
            <text:p>16Mpx</text:p>
          </table:table-cell>
          <table:table-cell table:formula="of:=[$GERAL.AD8]" office:value-type="currency" office:currency="º" office:value="118" calcext:value-type="currency">
            <text:p>118º</text:p>
          </table:table-cell>
          <table:table-cell table:formula="of:=[$GERAL.AI8]" office:value-type="float" office:value="1" calcext:value-type="float">
            <text:p>1</text:p>
          </table:table-cell>
          <table:table-cell table:formula="of:=[$GERAL.AJ8]" office:value-type="float" office:value="1" calcext:value-type="float">
            <text:p>1</text:p>
          </table:table-cell>
          <table:table-cell table:formula="of:=[$GERAL.AK8]" office:value-type="float" office:value="1" calcext:value-type="float">
            <text:p>1</text:p>
          </table:table-cell>
          <table:table-cell table:formula="of:=[$GERAL.AL8]" office:value-type="float" office:value="1" calcext:value-type="float">
            <text:p>1</text:p>
          </table:table-cell>
          <table:table-cell table:formula="of:=[$GERAL.AM8]" office:value-type="float" office:value="1" calcext:value-type="float">
            <text:p>1</text:p>
          </table:table-cell>
          <table:table-cell table:formula="of:=[$GERAL.AQ8]" office:value-type="currency" office:currency="mAh" office:value="5000" calcext:value-type="currency">
            <text:p>5000mAh</text:p>
          </table:table-cell>
          <table:table-cell table:formula="of:=[$PREÇO_CURRENT.F8]" office:value-type="currency" office:currency="BRL" office:value="1190.25" calcext:value-type="currency">
            <text:p>R$ 1190.25</text:p>
          </table:table-cell>
          <table:table-cell table:number-columns-repeated="3"/>
        </table:table-row>
        <table:table-row table:style-name="ro1">
          <table:table-cell table:formula="of:=[$GERAL.B9]" office:value-type="string" office:string-value="MOTOROLA" calcext:value-type="string">
            <text:p>MOTOROLA</text:p>
          </table:table-cell>
          <table:table-cell table:formula="of:=[$GERAL.A9]" office:value-type="string" office:string-value="Moto G53" calcext:value-type="string">
            <text:p>Moto G53</text:p>
          </table:table-cell>
          <table:table-cell table:formula="of:=[$GERAL.C9]" office:value-type="float" office:value="13" calcext:value-type="float">
            <text:p>13</text:p>
          </table:table-cell>
          <table:table-cell table:formula="of:=[$PROCESSADOR.B9]" office:value-type="string" office:string-value="SnapDragon" calcext:value-type="string">
            <text:p>SnapDragon</text:p>
          </table:table-cell>
          <table:table-cell table:formula="of:=[$PROCESSADOR.C9]" office:value-type="string" office:string-value="SP480 Plus" calcext:value-type="string">
            <text:p>SP480 Plus</text:p>
          </table:table-cell>
          <table:table-cell table:formula="of:=[$PROCESSADOR.F9]" office:value-type="currency" office:currency="Gb" office:value="4" calcext:value-type="currency">
            <text:p>4Gb</text:p>
          </table:table-cell>
          <table:table-cell table:formula="of:=[$PROCESSADOR.G9]" office:value-type="currency" office:currency="Gb" office:value="128" calcext:value-type="currency">
            <text:p>128Gb</text:p>
          </table:table-cell>
          <table:table-cell table:formula="of:=[$PROCESSADOR.H9]" office:value-type="float" office:value="1" calcext:value-type="float">
            <text:p>1</text:p>
          </table:table-cell>
          <table:table-cell table:formula="of:=[$PROCESSADOR.I9]" office:value-type="currency" office:currency="Ghz" office:value="1.9" calcext:value-type="currency">
            <text:p>1.9Ghz</text:p>
          </table:table-cell>
          <table:table-cell table:formula="of:=[$GERAL.N9]" office:value-type="float" office:value="1" calcext:value-type="float">
            <text:p>1</text:p>
          </table:table-cell>
          <table:table-cell table:formula="of:=[$GERAL.O9]" office:value-type="currency" office:currency="Mbps" office:value="2500" calcext:value-type="currency">
            <text:p>2500Mbps</text:p>
          </table:table-cell>
          <table:table-cell table:formula="of:=[$GERAL.P9]" office:value-type="currency" office:currency="Mbps" office:value="1500" calcext:value-type="currency">
            <text:p>1500Mbps</text:p>
          </table:table-cell>
          <table:table-cell table:formula="of:=[$GERAL.T9]" office:value-type="string" office:string-value="IPS" calcext:value-type="string">
            <text:p>IPS</text:p>
          </table:table-cell>
          <table:table-cell table:formula="of:=[$GERAL.AA9]" office:value-type="float" office:value="0" calcext:value-type="float">
            <text:p>0</text:p>
          </table:table-cell>
          <table:table-cell table:formula="of:=[$GERAL.AB9]" office:value-type="currency" office:currency="Mpx" office:value="50" calcext:value-type="currency">
            <text:p>50Mpx</text:p>
          </table:table-cell>
          <table:table-cell table:formula="of:=[$GERAL.AC9]" office:value-type="currency" office:currency="Mpx" office:value="8" calcext:value-type="currency">
            <text:p>8Mpx</text:p>
          </table:table-cell>
          <table:table-cell table:formula="of:=[$GERAL.AD9]" office:value-type="currency" office:currency="º" office:value="78" calcext:value-type="currency">
            <text:p>78º</text:p>
          </table:table-cell>
          <table:table-cell table:formula="of:=[$GERAL.AI9]" office:value-type="float" office:value="1" calcext:value-type="float">
            <text:p>1</text:p>
          </table:table-cell>
          <table:table-cell table:formula="of:=[$GERAL.AJ9]" office:value-type="float" office:value="1" calcext:value-type="float">
            <text:p>1</text:p>
          </table:table-cell>
          <table:table-cell table:formula="of:=[$GERAL.AK9]" office:value-type="float" office:value="1" calcext:value-type="float">
            <text:p>1</text:p>
          </table:table-cell>
          <table:table-cell table:formula="of:=[$GERAL.AL9]" office:value-type="float" office:value="1" calcext:value-type="float">
            <text:p>1</text:p>
          </table:table-cell>
          <table:table-cell table:formula="of:=[$GERAL.AM9]" office:value-type="float" office:value="1" calcext:value-type="float">
            <text:p>1</text:p>
          </table:table-cell>
          <table:table-cell table:formula="of:=[$GERAL.AQ9]" office:value-type="currency" office:currency="mAh" office:value="5000" calcext:value-type="currency">
            <text:p>5000mAh</text:p>
          </table:table-cell>
          <table:table-cell table:formula="of:=[$PREÇO_CURRENT.F9]" office:value-type="currency" office:currency="BRL" office:value="1244.775" calcext:value-type="currency">
            <text:p>R$ 1244.78</text:p>
          </table:table-cell>
          <table:table-cell table:number-columns-repeated="3"/>
        </table:table-row>
        <table:table-row table:style-name="ro1">
          <table:table-cell table:formula="of:=[$GERAL.B10]" office:value-type="string" office:string-value="MOTOROLA" calcext:value-type="string">
            <text:p>MOTOROLA</text:p>
          </table:table-cell>
          <table:table-cell table:formula="of:=[$GERAL.A10]" office:value-type="string" office:string-value="Moto G60" calcext:value-type="string">
            <text:p>Moto G60</text:p>
          </table:table-cell>
          <table:table-cell table:formula="of:=[$GERAL.C10]" office:value-type="float" office:value="11" calcext:value-type="float">
            <text:p>11</text:p>
          </table:table-cell>
          <table:table-cell table:formula="of:=[$PROCESSADOR.B10]" office:value-type="string" office:string-value="SnapDragon" calcext:value-type="string">
            <text:p>SnapDragon</text:p>
          </table:table-cell>
          <table:table-cell table:formula="of:=[$PROCESSADOR.C10]" office:value-type="string" office:string-value="SP732G" calcext:value-type="string">
            <text:p>SP732G</text:p>
          </table:table-cell>
          <table:table-cell table:formula="of:=[$PROCESSADOR.F10]" office:value-type="currency" office:currency="Gb" office:value="6" calcext:value-type="currency">
            <text:p>6Gb</text:p>
          </table:table-cell>
          <table:table-cell table:formula="of:=[$PROCESSADOR.G10]" office:value-type="currency" office:currency="Gb" office:value="128" calcext:value-type="currency">
            <text:p>128Gb</text:p>
          </table:table-cell>
          <table:table-cell table:formula="of:=[$PROCESSADOR.H10]" office:value-type="float" office:value="1" calcext:value-type="float">
            <text:p>1</text:p>
          </table:table-cell>
          <table:table-cell table:formula="of:=[$PROCESSADOR.I10]" office:value-type="currency" office:currency="Ghz" office:value="1.9" calcext:value-type="currency">
            <text:p>1.9Ghz</text:p>
          </table:table-cell>
          <table:table-cell table:formula="of:=[$GERAL.N10]" office:value-type="float" office:value="0" calcext:value-type="float">
            <text:p>0</text:p>
          </table:table-cell>
          <table:table-cell table:formula="of:=[$GERAL.O10]" office:value-type="currency" office:currency="Mbps" office:value="800" calcext:value-type="currency">
            <text:p>800Mbps</text:p>
          </table:table-cell>
          <table:table-cell table:formula="of:=[$GERAL.P10]" office:value-type="currency" office:currency="Mbps" office:value="150" calcext:value-type="currency">
            <text:p>150Mbps</text:p>
          </table:table-cell>
          <table:table-cell table:formula="of:=[$GERAL.T10]" office:value-type="string" office:string-value="IPS" calcext:value-type="string">
            <text:p>IPS</text:p>
          </table:table-cell>
          <table:table-cell table:formula="of:=[$GERAL.AA10]" office:value-type="float" office:value="0" calcext:value-type="float">
            <text:p>0</text:p>
          </table:table-cell>
          <table:table-cell table:formula="of:=[$GERAL.AB10]" office:value-type="currency" office:currency="Mpx" office:value="108" calcext:value-type="currency">
            <text:p>108Mpx</text:p>
          </table:table-cell>
          <table:table-cell table:formula="of:=[$GERAL.AC10]" office:value-type="currency" office:currency="Mpx" office:value="32" calcext:value-type="currency">
            <text:p>32Mpx</text:p>
          </table:table-cell>
          <table:table-cell table:formula="of:=[$GERAL.AD10]" office:value-type="currency" office:currency="º" office:value="118" calcext:value-type="currency">
            <text:p>118º</text:p>
          </table:table-cell>
          <table:table-cell table:formula="of:=[$GERAL.AI10]" office:value-type="float" office:value="1" calcext:value-type="float">
            <text:p>1</text:p>
          </table:table-cell>
          <table:table-cell table:formula="of:=[$GERAL.AJ10]" office:value-type="float" office:value="1" calcext:value-type="float">
            <text:p>1</text:p>
          </table:table-cell>
          <table:table-cell table:formula="of:=[$GERAL.AK10]" office:value-type="float" office:value="1" calcext:value-type="float">
            <text:p>1</text:p>
          </table:table-cell>
          <table:table-cell table:formula="of:=[$GERAL.AL10]" office:value-type="float" office:value="0" calcext:value-type="float">
            <text:p>0</text:p>
          </table:table-cell>
          <table:table-cell table:formula="of:=[$GERAL.AM10]" office:value-type="float" office:value="1" calcext:value-type="float">
            <text:p>1</text:p>
          </table:table-cell>
          <table:table-cell table:formula="of:=[$GERAL.AQ10]" office:value-type="currency" office:currency="mAh" office:value="6000" calcext:value-type="currency">
            <text:p>6000mAh</text:p>
          </table:table-cell>
          <table:table-cell table:formula="of:=[$PREÇO_CURRENT.F10]" office:value-type="currency" office:currency="BRL" office:value="1782" calcext:value-type="currency">
            <text:p>R$ 1782.00</text:p>
          </table:table-cell>
          <table:table-cell table:number-columns-repeated="3"/>
        </table:table-row>
        <table:table-row table:style-name="ro1">
          <table:table-cell table:formula="of:=[$GERAL.B11]" office:value-type="string" office:string-value="SAMSUNG" calcext:value-type="string">
            <text:p>SAMSUNG</text:p>
          </table:table-cell>
          <table:table-cell table:formula="of:=[$GERAL.A11]" office:value-type="string" office:string-value="Galaxy M13" calcext:value-type="string">
            <text:p>Galaxy M13</text:p>
          </table:table-cell>
          <table:table-cell table:formula="of:=[$GERAL.C11]" office:value-type="float" office:value="12" calcext:value-type="float">
            <text:p>12</text:p>
          </table:table-cell>
          <table:table-cell table:formula="of:=[$PROCESSADOR.B11]" office:value-type="string" office:string-value="Exynos" calcext:value-type="string">
            <text:p>Exynos</text:p>
          </table:table-cell>
          <table:table-cell table:formula="of:=[$PROCESSADOR.C11]" office:value-type="string" office:string-value="E850" calcext:value-type="string">
            <text:p>E850</text:p>
          </table:table-cell>
          <table:table-cell table:formula="of:=[$PROCESSADOR.F11]" office:value-type="currency" office:currency="Gb" office:value="4" calcext:value-type="currency">
            <text:p>4Gb</text:p>
          </table:table-cell>
          <table:table-cell table:formula="of:=[$PROCESSADOR.G11]" office:value-type="currency" office:currency="Gb" office:value="128" calcext:value-type="currency">
            <text:p>128Gb</text:p>
          </table:table-cell>
          <table:table-cell table:formula="of:=[$PROCESSADOR.H11]" office:value-type="float" office:value="1" calcext:value-type="float">
            <text:p>1</text:p>
          </table:table-cell>
          <table:table-cell table:formula="of:=[$PROCESSADOR.I11]" office:value-type="currency" office:currency="Ghz" office:value="2" calcext:value-type="currency">
            <text:p>2.0Ghz</text:p>
          </table:table-cell>
          <table:table-cell table:formula="of:=[$GERAL.N11]" office:value-type="float" office:value="1" calcext:value-type="float">
            <text:p>1</text:p>
          </table:table-cell>
          <table:table-cell table:formula="of:=[$GERAL.O11]" office:value-type="currency" office:currency="Mbps" office:value="300" calcext:value-type="currency">
            <text:p>300Mbps</text:p>
          </table:table-cell>
          <table:table-cell table:formula="of:=[$GERAL.P11]" office:value-type="currency" office:currency="Mbps" office:value="150" calcext:value-type="currency">
            <text:p>150Mbps</text:p>
          </table:table-cell>
          <table:table-cell table:formula="of:=[$GERAL.T11]" office:value-type="string" office:string-value="PLS" calcext:value-type="string">
            <text:p>PLS</text:p>
          </table:table-cell>
          <table:table-cell table:formula="of:=[$GERAL.AA11]" office:value-type="float" office:value="0" calcext:value-type="float">
            <text:p>0</text:p>
          </table:table-cell>
          <table:table-cell table:formula="of:=[$GERAL.AB11]" office:value-type="currency" office:currency="Mpx" office:value="50" calcext:value-type="currency">
            <text:p>50Mpx</text:p>
          </table:table-cell>
          <table:table-cell table:formula="of:=[$GERAL.AC11]" office:value-type="currency" office:currency="Mpx" office:value="8" calcext:value-type="currency">
            <text:p>8Mpx</text:p>
          </table:table-cell>
          <table:table-cell table:formula="of:=[$GERAL.AD11]" office:value-type="currency" office:currency="º" office:value="123" calcext:value-type="currency">
            <text:p>123º</text:p>
          </table:table-cell>
          <table:table-cell table:formula="of:=[$GERAL.AI11]" office:value-type="float" office:value="1" calcext:value-type="float">
            <text:p>1</text:p>
          </table:table-cell>
          <table:table-cell table:formula="of:=[$GERAL.AJ11]" office:value-type="float" office:value="1" calcext:value-type="float">
            <text:p>1</text:p>
          </table:table-cell>
          <table:table-cell table:formula="of:=[$GERAL.AK11]" office:value-type="float" office:value="0" calcext:value-type="float">
            <text:p>0</text:p>
          </table:table-cell>
          <table:table-cell table:formula="of:=[$GERAL.AL11]" office:value-type="float" office:value="1" calcext:value-type="float">
            <text:p>1</text:p>
          </table:table-cell>
          <table:table-cell table:formula="of:=[$GERAL.AM11]" office:value-type="float" office:value="1" calcext:value-type="float">
            <text:p>1</text:p>
          </table:table-cell>
          <table:table-cell table:formula="of:=[$GERAL.AQ11]" office:value-type="currency" office:currency="mAh" office:value="5000" calcext:value-type="currency">
            <text:p>5000mAh</text:p>
          </table:table-cell>
          <table:table-cell table:formula="of:=[$PREÇO_CURRENT.F11]" office:value-type="currency" office:currency="BRL" office:value="1079.5" calcext:value-type="currency">
            <text:p>R$ 1079.50</text:p>
          </table:table-cell>
          <table:table-cell table:number-columns-repeated="3"/>
        </table:table-row>
        <table:table-row table:style-name="ro1">
          <table:table-cell table:formula="of:=[$GERAL.B12]" office:value-type="string" office:string-value="SAMSUNG" calcext:value-type="string">
            <text:p>SAMSUNG</text:p>
          </table:table-cell>
          <table:table-cell table:formula="of:=[$GERAL.A12]" office:value-type="string" office:string-value="Galaxy M14" calcext:value-type="string">
            <text:p>Galaxy M14</text:p>
          </table:table-cell>
          <table:table-cell table:formula="of:=[$GERAL.C12]" office:value-type="float" office:value="13" calcext:value-type="float">
            <text:p>13</text:p>
          </table:table-cell>
          <table:table-cell table:formula="of:=[$PROCESSADOR.B12]" office:value-type="string" office:string-value="Exynos" calcext:value-type="string">
            <text:p>Exynos</text:p>
          </table:table-cell>
          <table:table-cell table:formula="of:=[$PROCESSADOR.C12]" office:value-type="string" office:string-value="E1330" calcext:value-type="string">
            <text:p>E1330</text:p>
          </table:table-cell>
          <table:table-cell table:formula="of:=[$PROCESSADOR.F12]" office:value-type="currency" office:currency="Gb" office:value="4" calcext:value-type="currency">
            <text:p>4Gb</text:p>
          </table:table-cell>
          <table:table-cell table:formula="of:=[$PROCESSADOR.G12]" office:value-type="currency" office:currency="Gb" office:value="128" calcext:value-type="currency">
            <text:p>128Gb</text:p>
          </table:table-cell>
          <table:table-cell table:formula="of:=[$PROCESSADOR.H12]" office:value-type="float" office:value="1" calcext:value-type="float">
            <text:p>1</text:p>
          </table:table-cell>
          <table:table-cell table:formula="of:=[$PROCESSADOR.I12]" office:value-type="currency" office:currency="Ghz" office:value="2.1" calcext:value-type="currency">
            <text:p>2.1Ghz</text:p>
          </table:table-cell>
          <table:table-cell table:formula="of:=[$GERAL.N12]" office:value-type="float" office:value="1" calcext:value-type="float">
            <text:p>1</text:p>
          </table:table-cell>
          <table:table-cell table:formula="of:=[$GERAL.O12]" office:value-type="currency" office:currency="Mbps" office:value="2550" calcext:value-type="currency">
            <text:p>2550Mbps</text:p>
          </table:table-cell>
          <table:table-cell table:formula="of:=[$GERAL.P12]" office:value-type="currency" office:currency="Mbps" office:value="1280" calcext:value-type="currency">
            <text:p>1280Mbps</text:p>
          </table:table-cell>
          <table:table-cell table:formula="of:=[$GERAL.T12]" office:value-type="string" office:string-value="PLS" calcext:value-type="string">
            <text:p>PLS</text:p>
          </table:table-cell>
          <table:table-cell table:formula="of:=[$GERAL.AA12]" office:value-type="float" office:value="0" calcext:value-type="float">
            <text:p>0</text:p>
          </table:table-cell>
          <table:table-cell table:formula="of:=[$GERAL.AB12]" office:value-type="currency" office:currency="Mpx" office:value="50" calcext:value-type="currency">
            <text:p>50Mpx</text:p>
          </table:table-cell>
          <table:table-cell table:formula="of:=[$GERAL.AC12]" office:value-type="currency" office:currency="Mpx" office:value="13" calcext:value-type="currency">
            <text:p>13Mpx</text:p>
          </table:table-cell>
          <table:table-cell table:formula="of:=[$GERAL.AD12]" office:value-type="currency" office:currency="º" office:value="0" calcext:value-type="currency">
            <text:p>0º</text:p>
          </table:table-cell>
          <table:table-cell table:formula="of:=[$GERAL.AI12]" office:value-type="float" office:value="1" calcext:value-type="float">
            <text:p>1</text:p>
          </table:table-cell>
          <table:table-cell table:formula="of:=[$GERAL.AJ12]" office:value-type="float" office:value="1" calcext:value-type="float">
            <text:p>1</text:p>
          </table:table-cell>
          <table:table-cell table:formula="of:=[$GERAL.AK12]" office:value-type="float" office:value="1" calcext:value-type="float">
            <text:p>1</text:p>
          </table:table-cell>
          <table:table-cell table:formula="of:=[$GERAL.AL12]" office:value-type="float" office:value="1" calcext:value-type="float">
            <text:p>1</text:p>
          </table:table-cell>
          <table:table-cell table:formula="of:=[$GERAL.AM12]" office:value-type="float" office:value="1" calcext:value-type="float">
            <text:p>1</text:p>
          </table:table-cell>
          <table:table-cell table:formula="of:=[$GERAL.AQ12]" office:value-type="currency" office:currency="mAh" office:value="6000" calcext:value-type="currency">
            <text:p>6000mAh</text:p>
          </table:table-cell>
          <table:table-cell table:formula="of:=[$PREÇO_CURRENT.F12]" office:value-type="currency" office:currency="BRL" office:value="1145.66666666667" calcext:value-type="currency">
            <text:p>R$ 1145.67</text:p>
          </table:table-cell>
          <table:table-cell table:number-columns-repeated="3"/>
        </table:table-row>
        <table:table-row table:style-name="ro1">
          <table:table-cell table:formula="of:=[$GERAL.B13]" office:value-type="string" office:string-value="SAMSUNG" calcext:value-type="string">
            <text:p>SAMSUNG</text:p>
          </table:table-cell>
          <table:table-cell table:formula="of:=[$GERAL.A13]" office:value-type="string" office:string-value="Galaxy M23" calcext:value-type="string">
            <text:p>Galaxy M23</text:p>
          </table:table-cell>
          <table:table-cell table:formula="of:=[$GERAL.C13]" office:value-type="float" office:value="12" calcext:value-type="float">
            <text:p>12</text:p>
          </table:table-cell>
          <table:table-cell table:formula="of:=[$PROCESSADOR.B13]" office:value-type="string" office:string-value="SnapDragon" calcext:value-type="string">
            <text:p>SnapDragon</text:p>
          </table:table-cell>
          <table:table-cell table:formula="of:=[$PROCESSADOR.C13]" office:value-type="string" office:string-value="SP750G" calcext:value-type="string">
            <text:p>SP750G</text:p>
          </table:table-cell>
          <table:table-cell table:formula="of:=[$PROCESSADOR.F13]" office:value-type="currency" office:currency="Gb" office:value="6" calcext:value-type="currency">
            <text:p>6Gb</text:p>
          </table:table-cell>
          <table:table-cell table:formula="of:=[$PROCESSADOR.G13]" office:value-type="currency" office:currency="Gb" office:value="128" calcext:value-type="currency">
            <text:p>128Gb</text:p>
          </table:table-cell>
          <table:table-cell table:formula="of:=[$PROCESSADOR.H13]" office:value-type="float" office:value="1" calcext:value-type="float">
            <text:p>1</text:p>
          </table:table-cell>
          <table:table-cell table:formula="of:=[$PROCESSADOR.I13]" office:value-type="currency" office:currency="Ghz" office:value="1.9" calcext:value-type="currency">
            <text:p>1.9Ghz</text:p>
          </table:table-cell>
          <table:table-cell table:formula="of:=[$GERAL.N13]" office:value-type="float" office:value="1" calcext:value-type="float">
            <text:p>1</text:p>
          </table:table-cell>
          <table:table-cell table:formula="of:=[$GERAL.O13]" office:value-type="currency" office:currency="Mbps" office:value="3700" calcext:value-type="currency">
            <text:p>3700Mbps</text:p>
          </table:table-cell>
          <table:table-cell table:formula="of:=[$GERAL.P13]" office:value-type="currency" office:currency="Mbps" office:value="1600" calcext:value-type="currency">
            <text:p>1600Mbps</text:p>
          </table:table-cell>
          <table:table-cell table:formula="of:=[$GERAL.T13]" office:value-type="string" office:string-value="PLS" calcext:value-type="string">
            <text:p>PLS</text:p>
          </table:table-cell>
          <table:table-cell table:formula="of:=[$GERAL.AA13]" office:value-type="float" office:value="0" calcext:value-type="float">
            <text:p>0</text:p>
          </table:table-cell>
          <table:table-cell table:formula="of:=[$GERAL.AB13]" office:value-type="currency" office:currency="Mpx" office:value="50" calcext:value-type="currency">
            <text:p>50Mpx</text:p>
          </table:table-cell>
          <table:table-cell table:formula="of:=[$GERAL.AC13]" office:value-type="currency" office:currency="Mpx" office:value="8" calcext:value-type="currency">
            <text:p>8Mpx</text:p>
          </table:table-cell>
          <table:table-cell table:formula="of:=[$GERAL.AD13]" office:value-type="currency" office:currency="º" office:value="123" calcext:value-type="currency">
            <text:p>123º</text:p>
          </table:table-cell>
          <table:table-cell table:formula="of:=[$GERAL.AI13]" office:value-type="float" office:value="1" calcext:value-type="float">
            <text:p>1</text:p>
          </table:table-cell>
          <table:table-cell table:formula="of:=[$GERAL.AJ13]" office:value-type="float" office:value="1" calcext:value-type="float">
            <text:p>1</text:p>
          </table:table-cell>
          <table:table-cell table:formula="of:=[$GERAL.AK13]" office:value-type="float" office:value="1" calcext:value-type="float">
            <text:p>1</text:p>
          </table:table-cell>
          <table:table-cell table:formula="of:=[$GERAL.AL13]" office:value-type="float" office:value="1" calcext:value-type="float">
            <text:p>1</text:p>
          </table:table-cell>
          <table:table-cell table:formula="of:=[$GERAL.AM13]" office:value-type="float" office:value="1" calcext:value-type="float">
            <text:p>1</text:p>
          </table:table-cell>
          <table:table-cell table:formula="of:=[$GERAL.AQ13]" office:value-type="currency" office:currency="mAh" office:value="5000" calcext:value-type="currency">
            <text:p>5000mAh</text:p>
          </table:table-cell>
          <table:table-cell table:formula="of:=[$PREÇO_CURRENT.F13]" office:value-type="currency" office:currency="BRL" office:value="1759.5" calcext:value-type="currency">
            <text:p>R$ 1759.50</text:p>
          </table:table-cell>
          <table:table-cell table:number-columns-repeated="3"/>
        </table:table-row>
        <table:table-row table:style-name="ro1">
          <table:table-cell table:formula="of:=[$GERAL.B14]" office:value-type="string" office:string-value="SAMSUNG" calcext:value-type="string">
            <text:p>SAMSUNG</text:p>
          </table:table-cell>
          <table:table-cell table:formula="of:=[$GERAL.A14]" office:value-type="string" office:string-value="Galaxy M52" calcext:value-type="string">
            <text:p>Galaxy M52</text:p>
          </table:table-cell>
          <table:table-cell table:formula="of:=[$GERAL.C14]" office:value-type="float" office:value="11" calcext:value-type="float">
            <text:p>11</text:p>
          </table:table-cell>
          <table:table-cell table:formula="of:=[$PROCESSADOR.B14]" office:value-type="string" office:string-value="SnapDragon" calcext:value-type="string">
            <text:p>SnapDragon</text:p>
          </table:table-cell>
          <table:table-cell table:formula="of:=[$PROCESSADOR.C14]" office:value-type="string" office:string-value="SP778G" calcext:value-type="string">
            <text:p>SP778G</text:p>
          </table:table-cell>
          <table:table-cell table:formula="of:=[$PROCESSADOR.F14]" office:value-type="currency" office:currency="Gb" office:value="6" calcext:value-type="currency">
            <text:p>6Gb</text:p>
          </table:table-cell>
          <table:table-cell table:formula="of:=[$PROCESSADOR.G14]" office:value-type="currency" office:currency="Gb" office:value="128" calcext:value-type="currency">
            <text:p>128Gb</text:p>
          </table:table-cell>
          <table:table-cell table:formula="of:=[$PROCESSADOR.H14]" office:value-type="float" office:value="0" calcext:value-type="float">
            <text:p>0</text:p>
          </table:table-cell>
          <table:table-cell table:formula="of:=[$PROCESSADOR.I14]" office:value-type="currency" office:currency="Ghz" office:value="2.1" calcext:value-type="currency">
            <text:p>2.1Ghz</text:p>
          </table:table-cell>
          <table:table-cell table:formula="of:=[$GERAL.N14]" office:value-type="float" office:value="1" calcext:value-type="float">
            <text:p>1</text:p>
          </table:table-cell>
          <table:table-cell table:formula="of:=[$GERAL.O14]" office:value-type="currency" office:currency="Mbps" office:value="3700" calcext:value-type="currency">
            <text:p>3700Mbps</text:p>
          </table:table-cell>
          <table:table-cell table:formula="of:=[$GERAL.P14]" office:value-type="currency" office:currency="Mbps" office:value="1600" calcext:value-type="currency">
            <text:p>1600Mbps</text:p>
          </table:table-cell>
          <table:table-cell table:formula="of:=[$GERAL.T14]" office:value-type="string" office:string-value="AMOLED" calcext:value-type="string">
            <text:p>AMOLED</text:p>
          </table:table-cell>
          <table:table-cell table:formula="of:=[$GERAL.AA14]" office:value-type="float" office:value="0" calcext:value-type="float">
            <text:p>0</text:p>
          </table:table-cell>
          <table:table-cell table:formula="of:=[$GERAL.AB14]" office:value-type="currency" office:currency="Mpx" office:value="64" calcext:value-type="currency">
            <text:p>64Mpx</text:p>
          </table:table-cell>
          <table:table-cell table:formula="of:=[$GERAL.AC14]" office:value-type="currency" office:currency="Mpx" office:value="32" calcext:value-type="currency">
            <text:p>32Mpx</text:p>
          </table:table-cell>
          <table:table-cell table:formula="of:=[$GERAL.AD14]" office:value-type="currency" office:currency="º" office:value="123" calcext:value-type="currency">
            <text:p>123º</text:p>
          </table:table-cell>
          <table:table-cell table:formula="of:=[$GERAL.AI14]" office:value-type="float" office:value="1" calcext:value-type="float">
            <text:p>1</text:p>
          </table:table-cell>
          <table:table-cell table:formula="of:=[$GERAL.AJ14]" office:value-type="float" office:value="1" calcext:value-type="float">
            <text:p>1</text:p>
          </table:table-cell>
          <table:table-cell table:formula="of:=[$GERAL.AK14]" office:value-type="float" office:value="1" calcext:value-type="float">
            <text:p>1</text:p>
          </table:table-cell>
          <table:table-cell table:formula="of:=[$GERAL.AL14]" office:value-type="float" office:value="1" calcext:value-type="float">
            <text:p>1</text:p>
          </table:table-cell>
          <table:table-cell table:formula="of:=[$GERAL.AM14]" office:value-type="float" office:value="1" calcext:value-type="float">
            <text:p>1</text:p>
          </table:table-cell>
          <table:table-cell table:formula="of:=[$GERAL.AQ14]" office:value-type="currency" office:currency="mAh" office:value="5000" calcext:value-type="currency">
            <text:p>5000mAh</text:p>
          </table:table-cell>
          <table:table-cell table:formula="of:=[$PREÇO_CURRENT.F14]" office:value-type="currency" office:currency="BRL" office:value="2731" calcext:value-type="currency">
            <text:p>R$ 2731.00</text:p>
          </table:table-cell>
          <table:table-cell table:number-columns-repeated="3"/>
        </table:table-row>
        <table:table-row table:style-name="ro1">
          <table:table-cell table:formula="of:=[$GERAL.B15]" office:value-type="string" office:string-value="SAMSUNG" calcext:value-type="string">
            <text:p>SAMSUNG</text:p>
          </table:table-cell>
          <table:table-cell table:formula="of:=[$GERAL.A15]" office:value-type="string" office:string-value="Galaxy M53" calcext:value-type="string">
            <text:p>Galaxy M53</text:p>
          </table:table-cell>
          <table:table-cell table:formula="of:=[$GERAL.C15]" office:value-type="float" office:value="12" calcext:value-type="float">
            <text:p>12</text:p>
          </table:table-cell>
          <table:table-cell table:formula="of:=[$PROCESSADOR.B15]" office:value-type="string" office:string-value="Dimensity" calcext:value-type="string">
            <text:p>Dimensity</text:p>
          </table:table-cell>
          <table:table-cell table:formula="of:=[$PROCESSADOR.C15]" office:value-type="string" office:string-value="D900" calcext:value-type="string">
            <text:p>D900</text:p>
          </table:table-cell>
          <table:table-cell table:formula="of:=[$PROCESSADOR.F15]" office:value-type="currency" office:currency="Gb" office:value="8" calcext:value-type="currency">
            <text:p>8Gb</text:p>
          </table:table-cell>
          <table:table-cell table:formula="of:=[$PROCESSADOR.G15]" office:value-type="currency" office:currency="Gb" office:value="128" calcext:value-type="currency">
            <text:p>128Gb</text:p>
          </table:table-cell>
          <table:table-cell table:formula="of:=[$PROCESSADOR.H15]" office:value-type="float" office:value="1" calcext:value-type="float">
            <text:p>1</text:p>
          </table:table-cell>
          <table:table-cell table:formula="of:=[$PROCESSADOR.I15]" office:value-type="currency" office:currency="Ghz" office:value="2.1" calcext:value-type="currency">
            <text:p>2.1Ghz</text:p>
          </table:table-cell>
          <table:table-cell table:formula="of:=[$GERAL.N15]" office:value-type="float" office:value="1" calcext:value-type="float">
            <text:p>1</text:p>
          </table:table-cell>
          <table:table-cell table:formula="of:=[$GERAL.O15]" office:value-type="currency" office:currency="Mbps" office:value="2770" calcext:value-type="currency">
            <text:p>2770Mbps</text:p>
          </table:table-cell>
          <table:table-cell table:formula="of:=[$GERAL.P15]" office:value-type="currency" office:currency="Mbps" office:value="0" calcext:value-type="currency">
            <text:p>0Mbps</text:p>
          </table:table-cell>
          <table:table-cell table:formula="of:=[$GERAL.T15]" office:value-type="string" office:string-value="AMOLED" calcext:value-type="string">
            <text:p>AMOLED</text:p>
          </table:table-cell>
          <table:table-cell table:formula="of:=[$GERAL.AA15]" office:value-type="float" office:value="0" calcext:value-type="float">
            <text:p>0</text:p>
          </table:table-cell>
          <table:table-cell table:formula="of:=[$GERAL.AB15]" office:value-type="currency" office:currency="Mpx" office:value="108" calcext:value-type="currency">
            <text:p>108Mpx</text:p>
          </table:table-cell>
          <table:table-cell table:formula="of:=[$GERAL.AC15]" office:value-type="currency" office:currency="Mpx" office:value="32" calcext:value-type="currency">
            <text:p>32Mpx</text:p>
          </table:table-cell>
          <table:table-cell table:formula="of:=[$GERAL.AD15]" office:value-type="currency" office:currency="º" office:value="0" calcext:value-type="currency">
            <text:p>0º</text:p>
          </table:table-cell>
          <table:table-cell table:formula="of:=[$GERAL.AI15]" office:value-type="float" office:value="1" calcext:value-type="float">
            <text:p>1</text:p>
          </table:table-cell>
          <table:table-cell table:formula="of:=[$GERAL.AJ15]" office:value-type="float" office:value="1" calcext:value-type="float">
            <text:p>1</text:p>
          </table:table-cell>
          <table:table-cell table:formula="of:=[$GERAL.AK15]" office:value-type="float" office:value="1" calcext:value-type="float">
            <text:p>1</text:p>
          </table:table-cell>
          <table:table-cell table:formula="of:=[$GERAL.AL15]" office:value-type="float" office:value="1" calcext:value-type="float">
            <text:p>1</text:p>
          </table:table-cell>
          <table:table-cell table:formula="of:=[$GERAL.AM15]" office:value-type="float" office:value="1" calcext:value-type="float">
            <text:p>1</text:p>
          </table:table-cell>
          <table:table-cell table:formula="of:=[$GERAL.AQ15]" office:value-type="currency" office:currency="mAh" office:value="5000" calcext:value-type="currency">
            <text:p>5000mAh</text:p>
          </table:table-cell>
          <table:table-cell table:formula="of:=[$PREÇO_CURRENT.F15]" office:value-type="currency" office:currency="BRL" office:value="1936.55" calcext:value-type="currency">
            <text:p>R$ 1936.55</text:p>
          </table:table-cell>
          <table:table-cell table:number-columns-repeated="3"/>
        </table:table-row>
        <table:table-row table:style-name="ro1">
          <table:table-cell table:formula="of:=[$GERAL.B16]" office:value-type="string" office:string-value="SAMSUNG" calcext:value-type="string">
            <text:p>SAMSUNG</text:p>
          </table:table-cell>
          <table:table-cell table:formula="of:=[$GERAL.A16]" office:value-type="string" office:string-value="Galaxy A13" calcext:value-type="string">
            <text:p>Galaxy A13</text:p>
          </table:table-cell>
          <table:table-cell table:formula="of:=[$GERAL.C16]" office:value-type="float" office:value="12" calcext:value-type="float">
            <text:p>12</text:p>
          </table:table-cell>
          <table:table-cell table:formula="of:=[$PROCESSADOR.B16]" office:value-type="string" office:string-value="Exynos" calcext:value-type="string">
            <text:p>Exynos</text:p>
          </table:table-cell>
          <table:table-cell table:formula="of:=[$PROCESSADOR.C16]" office:value-type="string" office:string-value="E850" calcext:value-type="string">
            <text:p>E850</text:p>
          </table:table-cell>
          <table:table-cell table:formula="of:=[$PROCESSADOR.F16]" office:value-type="currency" office:currency="Gb" office:value="4" calcext:value-type="currency">
            <text:p>4Gb</text:p>
          </table:table-cell>
          <table:table-cell table:formula="of:=[$PROCESSADOR.G16]" office:value-type="currency" office:currency="Gb" office:value="128" calcext:value-type="currency">
            <text:p>128Gb</text:p>
          </table:table-cell>
          <table:table-cell table:formula="of:=[$PROCESSADOR.H16]" office:value-type="float" office:value="1" calcext:value-type="float">
            <text:p>1</text:p>
          </table:table-cell>
          <table:table-cell table:formula="of:=[$PROCESSADOR.I16]" office:value-type="currency" office:currency="Ghz" office:value="2" calcext:value-type="currency">
            <text:p>2.0Ghz</text:p>
          </table:table-cell>
          <table:table-cell table:formula="of:=[$GERAL.N16]" office:value-type="float" office:value="0" calcext:value-type="float">
            <text:p>0</text:p>
          </table:table-cell>
          <table:table-cell table:formula="of:=[$GERAL.O16]" office:value-type="currency" office:currency="Mbps" office:value="300" calcext:value-type="currency">
            <text:p>300Mbps</text:p>
          </table:table-cell>
          <table:table-cell table:formula="of:=[$GERAL.P16]" office:value-type="currency" office:currency="Mbps" office:value="150" calcext:value-type="currency">
            <text:p>150Mbps</text:p>
          </table:table-cell>
          <table:table-cell table:formula="of:=[$GERAL.T16]" office:value-type="string" office:string-value="TFT" calcext:value-type="string">
            <text:p>TFT</text:p>
          </table:table-cell>
          <table:table-cell table:formula="of:=[$GERAL.AA16]" office:value-type="float" office:value="5" calcext:value-type="float">
            <text:p>5</text:p>
          </table:table-cell>
          <table:table-cell table:formula="of:=[$GERAL.AB16]" office:value-type="currency" office:currency="Mpx" office:value="50" calcext:value-type="currency">
            <text:p>50Mpx</text:p>
          </table:table-cell>
          <table:table-cell table:formula="of:=[$GERAL.AC16]" office:value-type="currency" office:currency="Mpx" office:value="8" calcext:value-type="currency">
            <text:p>8Mpx</text:p>
          </table:table-cell>
          <table:table-cell table:formula="of:=[$GERAL.AD16]" office:value-type="currency" office:currency="º" office:value="123" calcext:value-type="currency">
            <text:p>123º</text:p>
          </table:table-cell>
          <table:table-cell table:formula="of:=[$GERAL.AI16]" office:value-type="float" office:value="1" calcext:value-type="float">
            <text:p>1</text:p>
          </table:table-cell>
          <table:table-cell table:formula="of:=[$GERAL.AJ16]" office:value-type="float" office:value="1" calcext:value-type="float">
            <text:p>1</text:p>
          </table:table-cell>
          <table:table-cell table:formula="of:=[$GERAL.AK16]" office:value-type="float" office:value="0" calcext:value-type="float">
            <text:p>0</text:p>
          </table:table-cell>
          <table:table-cell table:formula="of:=[$GERAL.AL16]" office:value-type="float" office:value="1" calcext:value-type="float">
            <text:p>1</text:p>
          </table:table-cell>
          <table:table-cell table:formula="of:=[$GERAL.AM16]" office:value-type="float" office:value="1" calcext:value-type="float">
            <text:p>1</text:p>
          </table:table-cell>
          <table:table-cell table:formula="of:=[$GERAL.AQ16]" office:value-type="currency" office:currency="mAh" office:value="5000" calcext:value-type="currency">
            <text:p>5000mAh</text:p>
          </table:table-cell>
          <table:table-cell table:formula="of:=[$PREÇO_CURRENT.F16]" office:value-type="currency" office:currency="BRL" office:value="1090.66666666667" calcext:value-type="currency">
            <text:p>R$ 1090.67</text:p>
          </table:table-cell>
          <table:table-cell table:number-columns-repeated="3"/>
        </table:table-row>
        <table:table-row table:style-name="ro1">
          <table:table-cell table:formula="of:=[$GERAL.B17]" office:value-type="string" office:string-value="SAMSUNG" calcext:value-type="string">
            <text:p>SAMSUNG</text:p>
          </table:table-cell>
          <table:table-cell table:formula="of:=[$GERAL.A17]" office:value-type="string" office:string-value="Galaxy A14" calcext:value-type="string">
            <text:p>Galaxy A14</text:p>
          </table:table-cell>
          <table:table-cell table:formula="of:=[$GERAL.C17]" office:value-type="float" office:value="13" calcext:value-type="float">
            <text:p>13</text:p>
          </table:table-cell>
          <table:table-cell table:formula="of:=[$PROCESSADOR.B17]" office:value-type="string" office:string-value="Helio" calcext:value-type="string">
            <text:p>Helio</text:p>
          </table:table-cell>
          <table:table-cell table:formula="of:=[$PROCESSADOR.C17]" office:value-type="string" office:string-value="G80" calcext:value-type="string">
            <text:p>G80</text:p>
          </table:table-cell>
          <table:table-cell table:formula="of:=[$PROCESSADOR.F17]" office:value-type="currency" office:currency="Gb" office:value="4" calcext:value-type="currency">
            <text:p>4Gb</text:p>
          </table:table-cell>
          <table:table-cell table:formula="of:=[$PROCESSADOR.G17]" office:value-type="currency" office:currency="Gb" office:value="64" calcext:value-type="currency">
            <text:p>64Gb</text:p>
          </table:table-cell>
          <table:table-cell table:formula="of:=[$PROCESSADOR.H17]" office:value-type="float" office:value="1" calcext:value-type="float">
            <text:p>1</text:p>
          </table:table-cell>
          <table:table-cell table:formula="of:=[$PROCESSADOR.I17]" office:value-type="currency" office:currency="Ghz" office:value="1.9" calcext:value-type="currency">
            <text:p>1.9Ghz</text:p>
          </table:table-cell>
          <table:table-cell table:formula="of:=[$GERAL.N17]" office:value-type="float" office:value="0" calcext:value-type="float">
            <text:p>0</text:p>
          </table:table-cell>
          <table:table-cell table:formula="of:=[$GERAL.O17]" office:value-type="currency" office:currency="Mbps" office:value="300" calcext:value-type="currency">
            <text:p>300Mbps</text:p>
          </table:table-cell>
          <table:table-cell table:formula="of:=[$GERAL.P17]" office:value-type="currency" office:currency="Mbps" office:value="150" calcext:value-type="currency">
            <text:p>150Mbps</text:p>
          </table:table-cell>
          <table:table-cell table:formula="of:=[$GERAL.T17]" office:value-type="string" office:string-value="PLS" calcext:value-type="string">
            <text:p>PLS</text:p>
          </table:table-cell>
          <table:table-cell table:formula="of:=[$GERAL.AA17]" office:value-type="float" office:value="0" calcext:value-type="float">
            <text:p>0</text:p>
          </table:table-cell>
          <table:table-cell table:formula="of:=[$GERAL.AB17]" office:value-type="currency" office:currency="Mpx" office:value="50" calcext:value-type="currency">
            <text:p>50Mpx</text:p>
          </table:table-cell>
          <table:table-cell table:formula="of:=[$GERAL.AC17]" office:value-type="currency" office:currency="Mpx" office:value="13" calcext:value-type="currency">
            <text:p>13Mpx</text:p>
          </table:table-cell>
          <table:table-cell table:formula="of:=[$GERAL.AD17]" office:value-type="currency" office:currency="º" office:value="0" calcext:value-type="currency">
            <text:p>0º</text:p>
          </table:table-cell>
          <table:table-cell table:formula="of:=[$GERAL.AI17]" office:value-type="float" office:value="1" calcext:value-type="float">
            <text:p>1</text:p>
          </table:table-cell>
          <table:table-cell table:formula="of:=[$GERAL.AJ17]" office:value-type="float" office:value="1" calcext:value-type="float">
            <text:p>1</text:p>
          </table:table-cell>
          <table:table-cell table:formula="of:=[$GERAL.AK17]" office:value-type="float" office:value="0" calcext:value-type="float">
            <text:p>0</text:p>
          </table:table-cell>
          <table:table-cell table:formula="of:=[$GERAL.AL17]" office:value-type="float" office:value="1" calcext:value-type="float">
            <text:p>1</text:p>
          </table:table-cell>
          <table:table-cell table:formula="of:=[$GERAL.AM17]" office:value-type="float" office:value="1" calcext:value-type="float">
            <text:p>1</text:p>
          </table:table-cell>
          <table:table-cell table:formula="of:=[$GERAL.AQ17]" office:value-type="currency" office:currency="mAh" office:value="5000" calcext:value-type="currency">
            <text:p>5000mAh</text:p>
          </table:table-cell>
          <table:table-cell table:formula="of:=[$PREÇO_CURRENT.F17]" office:value-type="currency" office:currency="BRL" office:value="782.25" calcext:value-type="currency">
            <text:p>R$ 782.25</text:p>
          </table:table-cell>
          <table:table-cell table:number-columns-repeated="3"/>
        </table:table-row>
        <table:table-row table:style-name="ro1">
          <table:table-cell table:formula="of:=[$GERAL.B18]" office:value-type="string" office:string-value="SAMSUNG" calcext:value-type="string">
            <text:p>SAMSUNG</text:p>
          </table:table-cell>
          <table:table-cell table:formula="of:=[$GERAL.A18]" office:value-type="string" office:string-value="Galaxy A24 4G" calcext:value-type="string">
            <text:p>Galaxy A24 4G</text:p>
          </table:table-cell>
          <table:table-cell table:formula="of:=[$GERAL.C18]" office:value-type="float" office:value="13" calcext:value-type="float">
            <text:p>13</text:p>
          </table:table-cell>
          <table:table-cell table:formula="of:=[$PROCESSADOR.B18]" office:value-type="string" office:string-value="Helio" calcext:value-type="string">
            <text:p>Helio</text:p>
          </table:table-cell>
          <table:table-cell table:formula="of:=[$PROCESSADOR.C18]" office:value-type="string" office:string-value="G99" calcext:value-type="string">
            <text:p>G99</text:p>
          </table:table-cell>
          <table:table-cell table:formula="of:=[$PROCESSADOR.F18]" office:value-type="currency" office:currency="Gb" office:value="4" calcext:value-type="currency">
            <text:p>4Gb</text:p>
          </table:table-cell>
          <table:table-cell table:formula="of:=[$PROCESSADOR.G18]" office:value-type="currency" office:currency="Gb" office:value="128" calcext:value-type="currency">
            <text:p>128Gb</text:p>
          </table:table-cell>
          <table:table-cell table:formula="of:=[$PROCESSADOR.H18]" office:value-type="float" office:value="1" calcext:value-type="float">
            <text:p>1</text:p>
          </table:table-cell>
          <table:table-cell table:formula="of:=[$PROCESSADOR.I18]" office:value-type="currency" office:currency="Ghz" office:value="2.1" calcext:value-type="currency">
            <text:p>2.1Ghz</text:p>
          </table:table-cell>
          <table:table-cell table:formula="of:=[$GERAL.N18]" office:value-type="float" office:value="0" calcext:value-type="float">
            <text:p>0</text:p>
          </table:table-cell>
          <table:table-cell table:formula="of:=[$GERAL.O18]" office:value-type="currency" office:currency="Mbps" office:value="390" calcext:value-type="currency">
            <text:p>390Mbps</text:p>
          </table:table-cell>
          <table:table-cell table:formula="of:=[$GERAL.P18]" office:value-type="currency" office:currency="Mbps" office:value="150" calcext:value-type="currency">
            <text:p>150Mbps</text:p>
          </table:table-cell>
          <table:table-cell table:formula="of:=[$GERAL.T18]" office:value-type="string" office:string-value="AMOLED" calcext:value-type="string">
            <text:p>AMOLED</text:p>
          </table:table-cell>
          <table:table-cell table:formula="of:=[$GERAL.AA18]" office:value-type="float" office:value="0" calcext:value-type="float">
            <text:p>0</text:p>
          </table:table-cell>
          <table:table-cell table:formula="of:=[$GERAL.AB18]" office:value-type="currency" office:currency="Mpx" office:value="50" calcext:value-type="currency">
            <text:p>50Mpx</text:p>
          </table:table-cell>
          <table:table-cell table:formula="of:=[$GERAL.AC18]" office:value-type="currency" office:currency="Mpx" office:value="13" calcext:value-type="currency">
            <text:p>13Mpx</text:p>
          </table:table-cell>
          <table:table-cell table:formula="of:=[$GERAL.AD18]" office:value-type="currency" office:currency="º" office:value="123" calcext:value-type="currency">
            <text:p>123º</text:p>
          </table:table-cell>
          <table:table-cell table:formula="of:=[$GERAL.AI18]" office:value-type="float" office:value="1" calcext:value-type="float">
            <text:p>1</text:p>
          </table:table-cell>
          <table:table-cell table:formula="of:=[$GERAL.AJ18]" office:value-type="float" office:value="1" calcext:value-type="float">
            <text:p>1</text:p>
          </table:table-cell>
          <table:table-cell table:formula="of:=[$GERAL.AK18]" office:value-type="float" office:value="1" calcext:value-type="float">
            <text:p>1</text:p>
          </table:table-cell>
          <table:table-cell table:formula="of:=[$GERAL.AL18]" office:value-type="float" office:value="1" calcext:value-type="float">
            <text:p>1</text:p>
          </table:table-cell>
          <table:table-cell table:formula="of:=[$GERAL.AM18]" office:value-type="float" office:value="1" calcext:value-type="float">
            <text:p>1</text:p>
          </table:table-cell>
          <table:table-cell table:formula="of:=[$GERAL.AQ18]" office:value-type="currency" office:currency="mAh" office:value="5000" calcext:value-type="currency">
            <text:p>5000mAh</text:p>
          </table:table-cell>
          <table:table-cell table:formula="of:=[$PREÇO_CURRENT.F18]" office:value-type="currency" office:currency="BRL" office:value="1554" calcext:value-type="currency">
            <text:p>R$ 1554.00</text:p>
          </table:table-cell>
          <table:table-cell table:number-columns-repeated="3"/>
        </table:table-row>
        <table:table-row table:style-name="ro1">
          <table:table-cell table:formula="of:=[$GERAL.B19]" office:value-type="string" office:string-value="SAMSUNG" calcext:value-type="string">
            <text:p>SAMSUNG</text:p>
          </table:table-cell>
          <table:table-cell table:formula="of:=[$GERAL.A19]" office:value-type="string" office:string-value="Galaxy A31" calcext:value-type="string">
            <text:p>Galaxy A31</text:p>
          </table:table-cell>
          <table:table-cell table:formula="of:=[$GERAL.C19]" office:value-type="float" office:value="10" calcext:value-type="float">
            <text:p>10</text:p>
          </table:table-cell>
          <table:table-cell table:formula="of:=[$PROCESSADOR.B19]" office:value-type="string" office:string-value="Helio" calcext:value-type="string">
            <text:p>Helio</text:p>
          </table:table-cell>
          <table:table-cell table:formula="of:=[$PROCESSADOR.C19]" office:value-type="string" office:string-value="P65" calcext:value-type="string">
            <text:p>P65</text:p>
          </table:table-cell>
          <table:table-cell table:formula="of:=[$PROCESSADOR.F19]" office:value-type="currency" office:currency="Gb" office:value="4" calcext:value-type="currency">
            <text:p>4Gb</text:p>
          </table:table-cell>
          <table:table-cell table:formula="of:=[$PROCESSADOR.G19]" office:value-type="currency" office:currency="Gb" office:value="128" calcext:value-type="currency">
            <text:p>128Gb</text:p>
          </table:table-cell>
          <table:table-cell table:formula="of:=[$PROCESSADOR.H19]" office:value-type="float" office:value="1" calcext:value-type="float">
            <text:p>1</text:p>
          </table:table-cell>
          <table:table-cell table:formula="of:=[$PROCESSADOR.I19]" office:value-type="currency" office:currency="Ghz" office:value="1.8" calcext:value-type="currency">
            <text:p>1.8Ghz</text:p>
          </table:table-cell>
          <table:table-cell table:formula="of:=[$GERAL.N19]" office:value-type="float" office:value="0" calcext:value-type="float">
            <text:p>0</text:p>
          </table:table-cell>
          <table:table-cell table:formula="of:=[$GERAL.O19]" office:value-type="currency" office:currency="Mbps" office:value="0" calcext:value-type="currency">
            <text:p>0Mbps</text:p>
          </table:table-cell>
          <table:table-cell table:formula="of:=[$GERAL.P19]" office:value-type="currency" office:currency="Mbps" office:value="0" calcext:value-type="currency">
            <text:p>0Mbps</text:p>
          </table:table-cell>
          <table:table-cell table:formula="of:=[$GERAL.T19]" office:value-type="string" office:string-value="AMOLED" calcext:value-type="string">
            <text:p>AMOLED</text:p>
          </table:table-cell>
          <table:table-cell table:formula="of:=[$GERAL.AA19]" office:value-type="float" office:value="0" calcext:value-type="float">
            <text:p>0</text:p>
          </table:table-cell>
          <table:table-cell table:formula="of:=[$GERAL.AB19]" office:value-type="currency" office:currency="Mpx" office:value="48" calcext:value-type="currency">
            <text:p>48Mpx</text:p>
          </table:table-cell>
          <table:table-cell table:formula="of:=[$GERAL.AC19]" office:value-type="currency" office:currency="Mpx" office:value="20" calcext:value-type="currency">
            <text:p>20Mpx</text:p>
          </table:table-cell>
          <table:table-cell table:formula="of:=[$GERAL.AD19]" office:value-type="currency" office:currency="º" office:value="0" calcext:value-type="currency">
            <text:p>0º</text:p>
          </table:table-cell>
          <table:table-cell table:formula="of:=[$GERAL.AI19]" office:value-type="float" office:value="1" calcext:value-type="float">
            <text:p>1</text:p>
          </table:table-cell>
          <table:table-cell table:formula="of:=[$GERAL.AJ19]" office:value-type="float" office:value="1" calcext:value-type="float">
            <text:p>1</text:p>
          </table:table-cell>
          <table:table-cell table:formula="of:=[$GERAL.AK19]" office:value-type="float" office:value="1" calcext:value-type="float">
            <text:p>1</text:p>
          </table:table-cell>
          <table:table-cell table:formula="of:=[$GERAL.AL19]" office:value-type="float" office:value="1" calcext:value-type="float">
            <text:p>1</text:p>
          </table:table-cell>
          <table:table-cell table:formula="of:=[$GERAL.AM19]" office:value-type="float" office:value="1" calcext:value-type="float">
            <text:p>1</text:p>
          </table:table-cell>
          <table:table-cell table:formula="of:=[$GERAL.AQ19]" office:value-type="currency" office:currency="mAh" office:value="5000" calcext:value-type="currency">
            <text:p>5000mAh</text:p>
          </table:table-cell>
          <table:table-cell table:formula="of:=[$PREÇO_CURRENT.F19]" office:value-type="currency" office:currency="BRL" office:value="1469" calcext:value-type="currency">
            <text:p>R$ 1469.00</text:p>
          </table:table-cell>
          <table:table-cell table:number-columns-repeated="3"/>
        </table:table-row>
        <table:table-row table:style-name="ro1">
          <table:table-cell table:formula="of:=[$GERAL.B20]" office:value-type="string" office:string-value="SAMSUNG" calcext:value-type="string">
            <text:p>SAMSUNG</text:p>
          </table:table-cell>
          <table:table-cell table:formula="of:=[$GERAL.A20]" office:value-type="string" office:string-value="Galaxy A33" calcext:value-type="string">
            <text:p>Galaxy A33</text:p>
          </table:table-cell>
          <table:table-cell table:formula="of:=[$GERAL.C20]" office:value-type="float" office:value="12" calcext:value-type="float">
            <text:p>12</text:p>
          </table:table-cell>
          <table:table-cell table:formula="of:=[$PROCESSADOR.B20]" office:value-type="string" office:string-value="Exynos" calcext:value-type="string">
            <text:p>Exynos</text:p>
          </table:table-cell>
          <table:table-cell table:formula="of:=[$PROCESSADOR.C20]" office:value-type="string" office:string-value="E1280" calcext:value-type="string">
            <text:p>E1280</text:p>
          </table:table-cell>
          <table:table-cell table:formula="of:=[$PROCESSADOR.F20]" office:value-type="currency" office:currency="Gb" office:value="6" calcext:value-type="currency">
            <text:p>6Gb</text:p>
          </table:table-cell>
          <table:table-cell table:formula="of:=[$PROCESSADOR.G20]" office:value-type="currency" office:currency="Gb" office:value="128" calcext:value-type="currency">
            <text:p>128Gb</text:p>
          </table:table-cell>
          <table:table-cell table:formula="of:=[$PROCESSADOR.H20]" office:value-type="float" office:value="1" calcext:value-type="float">
            <text:p>1</text:p>
          </table:table-cell>
          <table:table-cell table:formula="of:=[$PROCESSADOR.I20]" office:value-type="currency" office:currency="Ghz" office:value="2.1" calcext:value-type="currency">
            <text:p>2.1Ghz</text:p>
          </table:table-cell>
          <table:table-cell table:formula="of:=[$GERAL.N20]" office:value-type="float" office:value="1" calcext:value-type="float">
            <text:p>1</text:p>
          </table:table-cell>
          <table:table-cell table:formula="of:=[$GERAL.O20]" office:value-type="currency" office:currency="Mbps" office:value="0" calcext:value-type="currency">
            <text:p>0Mbps</text:p>
          </table:table-cell>
          <table:table-cell table:formula="of:=[$GERAL.P20]" office:value-type="currency" office:currency="Mbps" office:value="0" calcext:value-type="currency">
            <text:p>0Mbps</text:p>
          </table:table-cell>
          <table:table-cell table:formula="of:=[$GERAL.T20]" office:value-type="string" office:string-value="AMOLED" calcext:value-type="string">
            <text:p>AMOLED</text:p>
          </table:table-cell>
          <table:table-cell table:formula="of:=[$GERAL.AA20]" office:value-type="float" office:value="5" calcext:value-type="float">
            <text:p>5</text:p>
          </table:table-cell>
          <table:table-cell table:formula="of:=[$GERAL.AB20]" office:value-type="currency" office:currency="Mpx" office:value="48" calcext:value-type="currency">
            <text:p>48Mpx</text:p>
          </table:table-cell>
          <table:table-cell table:formula="of:=[$GERAL.AC20]" office:value-type="currency" office:currency="Mpx" office:value="13" calcext:value-type="currency">
            <text:p>13Mpx</text:p>
          </table:table-cell>
          <table:table-cell table:formula="of:=[$GERAL.AD20]" office:value-type="currency" office:currency="º" office:value="123" calcext:value-type="currency">
            <text:p>123º</text:p>
          </table:table-cell>
          <table:table-cell table:formula="of:=[$GERAL.AI20]" office:value-type="float" office:value="1" calcext:value-type="float">
            <text:p>1</text:p>
          </table:table-cell>
          <table:table-cell table:formula="of:=[$GERAL.AJ20]" office:value-type="float" office:value="1" calcext:value-type="float">
            <text:p>1</text:p>
          </table:table-cell>
          <table:table-cell table:formula="of:=[$GERAL.AK20]" office:value-type="float" office:value="1" calcext:value-type="float">
            <text:p>1</text:p>
          </table:table-cell>
          <table:table-cell table:formula="of:=[$GERAL.AL20]" office:value-type="float" office:value="1" calcext:value-type="float">
            <text:p>1</text:p>
          </table:table-cell>
          <table:table-cell table:formula="of:=[$GERAL.AM20]" office:value-type="float" office:value="0" calcext:value-type="float">
            <text:p>0</text:p>
          </table:table-cell>
          <table:table-cell table:formula="of:=[$GERAL.AQ20]" office:value-type="currency" office:currency="mAh" office:value="5000" calcext:value-type="currency">
            <text:p>5000mAh</text:p>
          </table:table-cell>
          <table:table-cell table:formula="of:=[$PREÇO_CURRENT.F20]" office:value-type="currency" office:currency="BRL" office:value="1622.33333333333" calcext:value-type="currency">
            <text:p>R$ 1622.33</text:p>
          </table:table-cell>
          <table:table-cell table:number-columns-repeated="3"/>
        </table:table-row>
        <table:table-row table:style-name="ro1">
          <table:table-cell table:formula="of:=[$GERAL.B21]" office:value-type="string" office:string-value="SAMSUNG" calcext:value-type="string">
            <text:p>SAMSUNG</text:p>
          </table:table-cell>
          <table:table-cell table:formula="of:=[$GERAL.A21]" office:value-type="string" office:string-value="Galaxy  A34" calcext:value-type="string">
            <text:p>Galaxy <text:s/>A34</text:p>
          </table:table-cell>
          <table:table-cell table:formula="of:=[$GERAL.C21]" office:value-type="float" office:value="13" calcext:value-type="float">
            <text:p>13</text:p>
          </table:table-cell>
          <table:table-cell table:formula="of:=[$PROCESSADOR.B21]" office:value-type="string" office:string-value="Dimensity" calcext:value-type="string">
            <text:p>Dimensity</text:p>
          </table:table-cell>
          <table:table-cell table:formula="of:=[$PROCESSADOR.C21]" office:value-type="string" office:string-value="D1080" calcext:value-type="string">
            <text:p>D1080</text:p>
          </table:table-cell>
          <table:table-cell table:formula="of:=[$PROCESSADOR.F21]" office:value-type="currency" office:currency="Gb" office:value="6" calcext:value-type="currency">
            <text:p>6Gb</text:p>
          </table:table-cell>
          <table:table-cell table:formula="of:=[$PROCESSADOR.G21]" office:value-type="currency" office:currency="Gb" office:value="128" calcext:value-type="currency">
            <text:p>128Gb</text:p>
          </table:table-cell>
          <table:table-cell table:formula="of:=[$PROCESSADOR.H21]" office:value-type="float" office:value="1" calcext:value-type="float">
            <text:p>1</text:p>
          </table:table-cell>
          <table:table-cell table:formula="of:=[$PROCESSADOR.I21]" office:value-type="currency" office:currency="Ghz" office:value="2.2" calcext:value-type="currency">
            <text:p>2.2Ghz</text:p>
          </table:table-cell>
          <table:table-cell table:formula="of:=[$GERAL.N21]" office:value-type="float" office:value="1" calcext:value-type="float">
            <text:p>1</text:p>
          </table:table-cell>
          <table:table-cell table:formula="of:=[$GERAL.O21]" office:value-type="currency" office:currency="Mbps" office:value="0" calcext:value-type="currency">
            <text:p>0Mbps</text:p>
          </table:table-cell>
          <table:table-cell table:formula="of:=[$GERAL.P21]" office:value-type="currency" office:currency="Mbps" office:value="0" calcext:value-type="currency">
            <text:p>0Mbps</text:p>
          </table:table-cell>
          <table:table-cell table:formula="of:=[$GERAL.T21]" office:value-type="string" office:string-value="AMOLED" calcext:value-type="string">
            <text:p>AMOLED</text:p>
          </table:table-cell>
          <table:table-cell table:formula="of:=[$GERAL.AA21]" office:value-type="float" office:value="0" calcext:value-type="float">
            <text:p>0</text:p>
          </table:table-cell>
          <table:table-cell table:formula="of:=[$GERAL.AB21]" office:value-type="currency" office:currency="Mpx" office:value="48" calcext:value-type="currency">
            <text:p>48Mpx</text:p>
          </table:table-cell>
          <table:table-cell table:formula="of:=[$GERAL.AC21]" office:value-type="currency" office:currency="Mpx" office:value="13" calcext:value-type="currency">
            <text:p>13Mpx</text:p>
          </table:table-cell>
          <table:table-cell table:formula="of:=[$GERAL.AD21]" office:value-type="currency" office:currency="º" office:value="123" calcext:value-type="currency">
            <text:p>123º</text:p>
          </table:table-cell>
          <table:table-cell table:formula="of:=[$GERAL.AI21]" office:value-type="float" office:value="1" calcext:value-type="float">
            <text:p>1</text:p>
          </table:table-cell>
          <table:table-cell table:formula="of:=[$GERAL.AJ21]" office:value-type="float" office:value="1" calcext:value-type="float">
            <text:p>1</text:p>
          </table:table-cell>
          <table:table-cell table:formula="of:=[$GERAL.AK21]" office:value-type="float" office:value="1" calcext:value-type="float">
            <text:p>1</text:p>
          </table:table-cell>
          <table:table-cell table:formula="of:=[$GERAL.AL21]" office:value-type="float" office:value="1" calcext:value-type="float">
            <text:p>1</text:p>
          </table:table-cell>
          <table:table-cell table:formula="of:=[$GERAL.AM21]" office:value-type="float" office:value="1" calcext:value-type="float">
            <text:p>1</text:p>
          </table:table-cell>
          <table:table-cell table:formula="of:=[$GERAL.AQ21]" office:value-type="currency" office:currency="mAh" office:value="5000" calcext:value-type="currency">
            <text:p>5000mAh</text:p>
          </table:table-cell>
          <table:table-cell table:formula="of:=[$PREÇO_CURRENT.F21]" office:value-type="currency" office:currency="BRL" office:value="1531.75" calcext:value-type="currency">
            <text:p>R$ 1531.75</text:p>
          </table:table-cell>
          <table:table-cell table:number-columns-repeated="3"/>
        </table:table-row>
        <table:table-row table:style-name="ro1">
          <table:table-cell table:formula="of:=[$GERAL.B22]" office:value-type="string" office:string-value="SAMSUNG" calcext:value-type="string">
            <text:p>SAMSUNG</text:p>
          </table:table-cell>
          <table:table-cell table:formula="of:=[$GERAL.A22]" office:value-type="string" office:string-value="Galaxy A53" calcext:value-type="string">
            <text:p>Galaxy A53</text:p>
          </table:table-cell>
          <table:table-cell table:formula="of:=[$GERAL.C22]" office:value-type="float" office:value="12" calcext:value-type="float">
            <text:p>12</text:p>
          </table:table-cell>
          <table:table-cell table:formula="of:=[$PROCESSADOR.B22]" office:value-type="string" office:string-value="Exynos" calcext:value-type="string">
            <text:p>Exynos</text:p>
          </table:table-cell>
          <table:table-cell table:formula="of:=[$PROCESSADOR.C22]" office:value-type="string" office:string-value="E1280" calcext:value-type="string">
            <text:p>E1280</text:p>
          </table:table-cell>
          <table:table-cell table:formula="of:=[$PROCESSADOR.F22]" office:value-type="currency" office:currency="Gb" office:value="6" calcext:value-type="currency">
            <text:p>6Gb</text:p>
          </table:table-cell>
          <table:table-cell table:formula="of:=[$PROCESSADOR.G22]" office:value-type="currency" office:currency="Gb" office:value="256" calcext:value-type="currency">
            <text:p>256Gb</text:p>
          </table:table-cell>
          <table:table-cell table:formula="of:=[$PROCESSADOR.H22]" office:value-type="float" office:value="1" calcext:value-type="float">
            <text:p>1</text:p>
          </table:table-cell>
          <table:table-cell table:formula="of:=[$PROCESSADOR.I22]" office:value-type="currency" office:currency="Ghz" office:value="2.1" calcext:value-type="currency">
            <text:p>2.1Ghz</text:p>
          </table:table-cell>
          <table:table-cell table:formula="of:=[$GERAL.N22]" office:value-type="float" office:value="1" calcext:value-type="float">
            <text:p>1</text:p>
          </table:table-cell>
          <table:table-cell table:formula="of:=[$GERAL.O22]" office:value-type="currency" office:currency="Mbps" office:value="0" calcext:value-type="currency">
            <text:p>0Mbps</text:p>
          </table:table-cell>
          <table:table-cell table:formula="of:=[$GERAL.P22]" office:value-type="currency" office:currency="Mbps" office:value="0" calcext:value-type="currency">
            <text:p>0Mbps</text:p>
          </table:table-cell>
          <table:table-cell table:formula="of:=[$GERAL.T22]" office:value-type="string" office:string-value="AMOLED" calcext:value-type="string">
            <text:p>AMOLED</text:p>
          </table:table-cell>
          <table:table-cell table:formula="of:=[$GERAL.AA22]" office:value-type="float" office:value="5" calcext:value-type="float">
            <text:p>5</text:p>
          </table:table-cell>
          <table:table-cell table:formula="of:=[$GERAL.AB22]" office:value-type="currency" office:currency="Mpx" office:value="64" calcext:value-type="currency">
            <text:p>64Mpx</text:p>
          </table:table-cell>
          <table:table-cell table:formula="of:=[$GERAL.AC22]" office:value-type="currency" office:currency="Mpx" office:value="32" calcext:value-type="currency">
            <text:p>32Mpx</text:p>
          </table:table-cell>
          <table:table-cell table:formula="of:=[$GERAL.AD22]" office:value-type="currency" office:currency="º" office:value="123" calcext:value-type="currency">
            <text:p>123º</text:p>
          </table:table-cell>
          <table:table-cell table:formula="of:=[$GERAL.AI22]" office:value-type="float" office:value="1" calcext:value-type="float">
            <text:p>1</text:p>
          </table:table-cell>
          <table:table-cell table:formula="of:=[$GERAL.AJ22]" office:value-type="float" office:value="1" calcext:value-type="float">
            <text:p>1</text:p>
          </table:table-cell>
          <table:table-cell table:formula="of:=[$GERAL.AK22]" office:value-type="float" office:value="1" calcext:value-type="float">
            <text:p>1</text:p>
          </table:table-cell>
          <table:table-cell table:formula="of:=[$GERAL.AL22]" office:value-type="float" office:value="1" calcext:value-type="float">
            <text:p>1</text:p>
          </table:table-cell>
          <table:table-cell table:formula="of:=[$GERAL.AM22]" office:value-type="float" office:value="1" calcext:value-type="float">
            <text:p>1</text:p>
          </table:table-cell>
          <table:table-cell table:formula="of:=[$GERAL.AQ22]" office:value-type="currency" office:currency="mAh" office:value="5000" calcext:value-type="currency">
            <text:p>5000mAh</text:p>
          </table:table-cell>
          <table:table-cell table:formula="of:=[$PREÇO_CURRENT.F22]" office:value-type="currency" office:currency="BRL" office:value="2374" calcext:value-type="currency">
            <text:p>R$ 2374.00</text:p>
          </table:table-cell>
          <table:table-cell table:number-columns-repeated="3"/>
        </table:table-row>
        <table:table-row table:style-name="ro1">
          <table:table-cell table:formula="of:=[$GERAL.B23]" office:value-type="string" office:string-value="SAMSUNG" calcext:value-type="string">
            <text:p>SAMSUNG</text:p>
          </table:table-cell>
          <table:table-cell table:formula="of:=[$GERAL.A23]" office:value-type="string" office:string-value="Galaxy A54" calcext:value-type="string">
            <text:p>Galaxy A54</text:p>
          </table:table-cell>
          <table:table-cell table:formula="of:=[$GERAL.C23]" office:value-type="float" office:value="13" calcext:value-type="float">
            <text:p>13</text:p>
          </table:table-cell>
          <table:table-cell table:formula="of:=[$PROCESSADOR.B23]" office:value-type="string" office:string-value="Exynos" calcext:value-type="string">
            <text:p>Exynos</text:p>
          </table:table-cell>
          <table:table-cell table:formula="of:=[$PROCESSADOR.C23]" office:value-type="string" office:string-value="E1380" calcext:value-type="string">
            <text:p>E1380</text:p>
          </table:table-cell>
          <table:table-cell table:formula="of:=[$PROCESSADOR.F23]" office:value-type="currency" office:currency="Gb" office:value="8" calcext:value-type="currency">
            <text:p>8Gb</text:p>
          </table:table-cell>
          <table:table-cell table:formula="of:=[$PROCESSADOR.G23]" office:value-type="currency" office:currency="Gb" office:value="256" calcext:value-type="currency">
            <text:p>256Gb</text:p>
          </table:table-cell>
          <table:table-cell table:formula="of:=[$PROCESSADOR.H23]" office:value-type="float" office:value="1" calcext:value-type="float">
            <text:p>1</text:p>
          </table:table-cell>
          <table:table-cell table:formula="of:=[$PROCESSADOR.I23]" office:value-type="currency" office:currency="Ghz" office:value="2.2" calcext:value-type="currency">
            <text:p>2.2Ghz</text:p>
          </table:table-cell>
          <table:table-cell table:formula="of:=[$GERAL.N23]" office:value-type="float" office:value="1" calcext:value-type="float">
            <text:p>1</text:p>
          </table:table-cell>
          <table:table-cell table:formula="of:=[$GERAL.O23]" office:value-type="currency" office:currency="Mbps" office:value="3790" calcext:value-type="currency">
            <text:p>3790Mbps</text:p>
          </table:table-cell>
          <table:table-cell table:formula="of:=[$GERAL.P23]" office:value-type="currency" office:currency="Mbps" office:value="1280" calcext:value-type="currency">
            <text:p>1280Mbps</text:p>
          </table:table-cell>
          <table:table-cell table:formula="of:=[$GERAL.T23]" office:value-type="string" office:string-value="AMOLED" calcext:value-type="string">
            <text:p>AMOLED</text:p>
          </table:table-cell>
          <table:table-cell table:formula="of:=[$GERAL.AA23]" office:value-type="float" office:value="0" calcext:value-type="float">
            <text:p>0</text:p>
          </table:table-cell>
          <table:table-cell table:formula="of:=[$GERAL.AB23]" office:value-type="currency" office:currency="Mpx" office:value="50" calcext:value-type="currency">
            <text:p>50Mpx</text:p>
          </table:table-cell>
          <table:table-cell table:formula="of:=[$GERAL.AC23]" office:value-type="currency" office:currency="Mpx" office:value="32" calcext:value-type="currency">
            <text:p>32Mpx</text:p>
          </table:table-cell>
          <table:table-cell table:formula="of:=[$GERAL.AD23]" office:value-type="currency" office:currency="º" office:value="123" calcext:value-type="currency">
            <text:p>123º</text:p>
          </table:table-cell>
          <table:table-cell table:formula="of:=[$GERAL.AI23]" office:value-type="float" office:value="1" calcext:value-type="float">
            <text:p>1</text:p>
          </table:table-cell>
          <table:table-cell table:formula="of:=[$GERAL.AJ23]" office:value-type="float" office:value="1" calcext:value-type="float">
            <text:p>1</text:p>
          </table:table-cell>
          <table:table-cell table:formula="of:=[$GERAL.AK23]" office:value-type="float" office:value="1" calcext:value-type="float">
            <text:p>1</text:p>
          </table:table-cell>
          <table:table-cell table:formula="of:=[$GERAL.AL23]" office:value-type="float" office:value="1" calcext:value-type="float">
            <text:p>1</text:p>
          </table:table-cell>
          <table:table-cell table:formula="of:=[$GERAL.AM23]" office:value-type="float" office:value="1" calcext:value-type="float">
            <text:p>1</text:p>
          </table:table-cell>
          <table:table-cell table:formula="of:=[$GERAL.AQ23]" office:value-type="currency" office:currency="mAh" office:value="5000" calcext:value-type="currency">
            <text:p>5000mAh</text:p>
          </table:table-cell>
          <table:table-cell table:formula="of:=[$PREÇO_CURRENT.F23]" office:value-type="currency" office:currency="BRL" office:value="1779.75" calcext:value-type="currency">
            <text:p>R$ 1779.75</text:p>
          </table:table-cell>
          <table:table-cell table:number-columns-repeated="3"/>
        </table:table-row>
        <table:table-row table:style-name="ro1">
          <table:table-cell table:formula="of:=[$GERAL.B24]" office:value-type="string" office:string-value="SAMSUNG" calcext:value-type="string">
            <text:p>SAMSUNG</text:p>
          </table:table-cell>
          <table:table-cell table:formula="of:=[$GERAL.A24]" office:value-type="string" office:string-value="Galaxy  S21 FE" calcext:value-type="string">
            <text:p>Galaxy <text:s/>S21 FE</text:p>
          </table:table-cell>
          <table:table-cell table:formula="of:=[$GERAL.C24]" office:value-type="float" office:value="12" calcext:value-type="float">
            <text:p>12</text:p>
          </table:table-cell>
          <table:table-cell table:formula="of:=[$PROCESSADOR.B24]" office:value-type="string" office:string-value="Exynos" calcext:value-type="string">
            <text:p>Exynos</text:p>
          </table:table-cell>
          <table:table-cell table:formula="of:=[$PROCESSADOR.C24]" office:value-type="string" office:string-value="E2100" calcext:value-type="string">
            <text:p>E2100</text:p>
          </table:table-cell>
          <table:table-cell table:formula="of:=[$PROCESSADOR.F24]" office:value-type="currency" office:currency="Gb" office:value="6" calcext:value-type="currency">
            <text:p>6Gb</text:p>
          </table:table-cell>
          <table:table-cell table:formula="of:=[$PROCESSADOR.G24]" office:value-type="currency" office:currency="Gb" office:value="128" calcext:value-type="currency">
            <text:p>128Gb</text:p>
          </table:table-cell>
          <table:table-cell table:formula="of:=[$PROCESSADOR.H24]" office:value-type="float" office:value="0" calcext:value-type="float">
            <text:p>0</text:p>
          </table:table-cell>
          <table:table-cell table:formula="of:=[$PROCESSADOR.I24]" office:value-type="currency" office:currency="Ghz" office:value="2.5" calcext:value-type="currency">
            <text:p>2.5Ghz</text:p>
          </table:table-cell>
          <table:table-cell table:formula="of:=[$GERAL.N24]" office:value-type="float" office:value="1" calcext:value-type="float">
            <text:p>1</text:p>
          </table:table-cell>
          <table:table-cell table:formula="of:=[$GERAL.O24]" office:value-type="currency" office:currency="Mbps" office:value="7350" calcext:value-type="currency">
            <text:p>7350Mbps</text:p>
          </table:table-cell>
          <table:table-cell table:formula="of:=[$GERAL.P24]" office:value-type="currency" office:currency="Mbps" office:value="3670" calcext:value-type="currency">
            <text:p>3670Mbps</text:p>
          </table:table-cell>
          <table:table-cell table:formula="of:=[$GERAL.T24]" office:value-type="string" office:string-value="AMOLED" calcext:value-type="string">
            <text:p>AMOLED</text:p>
          </table:table-cell>
          <table:table-cell table:formula="of:=[$GERAL.AA24]" office:value-type="float" office:value="0" calcext:value-type="float">
            <text:p>0</text:p>
          </table:table-cell>
          <table:table-cell table:formula="of:=[$GERAL.AB24]" office:value-type="currency" office:currency="Mpx" office:value="12" calcext:value-type="currency">
            <text:p>12Mpx</text:p>
          </table:table-cell>
          <table:table-cell table:formula="of:=[$GERAL.AC24]" office:value-type="currency" office:currency="Mpx" office:value="32" calcext:value-type="currency">
            <text:p>32Mpx</text:p>
          </table:table-cell>
          <table:table-cell table:formula="of:=[$GERAL.AD24]" office:value-type="currency" office:currency="º" office:value="123" calcext:value-type="currency">
            <text:p>123º</text:p>
          </table:table-cell>
          <table:table-cell table:formula="of:=[$GERAL.AI24]" office:value-type="float" office:value="1" calcext:value-type="float">
            <text:p>1</text:p>
          </table:table-cell>
          <table:table-cell table:formula="of:=[$GERAL.AJ24]" office:value-type="float" office:value="1" calcext:value-type="float">
            <text:p>1</text:p>
          </table:table-cell>
          <table:table-cell table:formula="of:=[$GERAL.AK24]" office:value-type="float" office:value="1" calcext:value-type="float">
            <text:p>1</text:p>
          </table:table-cell>
          <table:table-cell table:formula="of:=[$GERAL.AL24]" office:value-type="float" office:value="1" calcext:value-type="float">
            <text:p>1</text:p>
          </table:table-cell>
          <table:table-cell table:formula="of:=[$GERAL.AM24]" office:value-type="float" office:value="1" calcext:value-type="float">
            <text:p>1</text:p>
          </table:table-cell>
          <table:table-cell table:formula="of:=[$GERAL.AQ24]" office:value-type="currency" office:currency="mAh" office:value="4500" calcext:value-type="currency">
            <text:p>4500mAh</text:p>
          </table:table-cell>
          <table:table-cell table:formula="of:=[$PREÇO_CURRENT.F24]" office:value-type="currency" office:currency="BRL" office:value="2235.66666666667" calcext:value-type="currency">
            <text:p>R$ 2235.67</text:p>
          </table:table-cell>
          <table:table-cell table:number-columns-repeated="3"/>
        </table:table-row>
        <table:table-row table:style-name="ro1">
          <table:table-cell table:formula="of:=[$GERAL.B25]" office:value-type="string" office:string-value="SAMSUNG" calcext:value-type="string">
            <text:p>SAMSUNG</text:p>
          </table:table-cell>
          <table:table-cell table:formula="of:=[$GERAL.A25]" office:value-type="string" office:string-value="Galaxy  S22" calcext:value-type="string">
            <text:p>Galaxy <text:s/>S22</text:p>
          </table:table-cell>
          <table:table-cell table:formula="of:=[$GERAL.C25]" office:value-type="float" office:value="12" calcext:value-type="float">
            <text:p>12</text:p>
          </table:table-cell>
          <table:table-cell table:formula="of:=[$PROCESSADOR.B25]" office:value-type="string" office:string-value="SnapDragon" calcext:value-type="string">
            <text:p>SnapDragon</text:p>
          </table:table-cell>
          <table:table-cell table:formula="of:=[$PROCESSADOR.C25]" office:value-type="string" office:string-value="SM8450" calcext:value-type="string">
            <text:p>SM8450</text:p>
          </table:table-cell>
          <table:table-cell table:formula="of:=[$PROCESSADOR.F25]" office:value-type="currency" office:currency="Gb" office:value="8" calcext:value-type="currency">
            <text:p>8Gb</text:p>
          </table:table-cell>
          <table:table-cell table:formula="of:=[$PROCESSADOR.G25]" office:value-type="currency" office:currency="Gb" office:value="256" calcext:value-type="currency">
            <text:p>256Gb</text:p>
          </table:table-cell>
          <table:table-cell table:formula="of:=[$PROCESSADOR.H25]" office:value-type="float" office:value="0" calcext:value-type="float">
            <text:p>0</text:p>
          </table:table-cell>
          <table:table-cell table:formula="of:=[$PROCESSADOR.I25]" office:value-type="currency" office:currency="Ghz" office:value="2.2" calcext:value-type="currency">
            <text:p>2.2Ghz</text:p>
          </table:table-cell>
          <table:table-cell table:formula="of:=[$GERAL.N25]" office:value-type="float" office:value="1" calcext:value-type="float">
            <text:p>1</text:p>
          </table:table-cell>
          <table:table-cell table:formula="of:=[$GERAL.O25]" office:value-type="currency" office:currency="Mbps" office:value="10000" calcext:value-type="currency">
            <text:p>10000Mbps</text:p>
          </table:table-cell>
          <table:table-cell table:formula="of:=[$GERAL.P25]" office:value-type="currency" office:currency="Mbps" office:value="0" calcext:value-type="currency">
            <text:p>0Mbps</text:p>
          </table:table-cell>
          <table:table-cell table:formula="of:=[$GERAL.T25]" office:value-type="string" office:string-value="AMOLED" calcext:value-type="string">
            <text:p>AMOLED</text:p>
          </table:table-cell>
          <table:table-cell table:formula="of:=[$GERAL.AA25]" office:value-type="float" office:value="8" calcext:value-type="float">
            <text:p>8</text:p>
          </table:table-cell>
          <table:table-cell table:formula="of:=[$GERAL.AB25]" office:value-type="currency" office:currency="Mpx" office:value="50" calcext:value-type="currency">
            <text:p>50Mpx</text:p>
          </table:table-cell>
          <table:table-cell table:formula="of:=[$GERAL.AC25]" office:value-type="currency" office:currency="Mpx" office:value="10" calcext:value-type="currency">
            <text:p>10Mpx</text:p>
          </table:table-cell>
          <table:table-cell table:formula="of:=[$GERAL.AD25]" office:value-type="currency" office:currency="º" office:value="120" calcext:value-type="currency">
            <text:p>120º</text:p>
          </table:table-cell>
          <table:table-cell table:formula="of:=[$GERAL.AI25]" office:value-type="float" office:value="1" calcext:value-type="float">
            <text:p>1</text:p>
          </table:table-cell>
          <table:table-cell table:formula="of:=[$GERAL.AJ25]" office:value-type="float" office:value="1" calcext:value-type="float">
            <text:p>1</text:p>
          </table:table-cell>
          <table:table-cell table:formula="of:=[$GERAL.AK25]" office:value-type="float" office:value="1" calcext:value-type="float">
            <text:p>1</text:p>
          </table:table-cell>
          <table:table-cell table:formula="of:=[$GERAL.AL25]" office:value-type="float" office:value="1" calcext:value-type="float">
            <text:p>1</text:p>
          </table:table-cell>
          <table:table-cell table:formula="of:=[$GERAL.AM25]" office:value-type="float" office:value="1" calcext:value-type="float">
            <text:p>1</text:p>
          </table:table-cell>
          <table:table-cell table:formula="of:=[$GERAL.AQ25]" office:value-type="currency" office:currency="mAh" office:value="3700" calcext:value-type="currency">
            <text:p>3700mAh</text:p>
          </table:table-cell>
          <table:table-cell table:formula="of:=[$PREÇO_CURRENT.F25]" office:value-type="currency" office:currency="BRL" office:value="3028" calcext:value-type="currency">
            <text:p>R$ 3028.00</text:p>
          </table:table-cell>
          <table:table-cell table:number-columns-repeated="3"/>
        </table:table-row>
        <table:table-row table:style-name="ro1">
          <table:table-cell table:formula="of:=[$GERAL.B26]" office:value-type="string" office:string-value="SAMSUNG" calcext:value-type="string">
            <text:p>SAMSUNG</text:p>
          </table:table-cell>
          <table:table-cell table:formula="of:=[$GERAL.A26]" office:value-type="string" office:string-value="Galaxy S23" calcext:value-type="string">
            <text:p>Galaxy S23</text:p>
          </table:table-cell>
          <table:table-cell table:formula="of:=[$GERAL.C26]" office:value-type="float" office:value="13" calcext:value-type="float">
            <text:p>13</text:p>
          </table:table-cell>
          <table:table-cell table:formula="of:=[$PROCESSADOR.B26]" office:value-type="string" office:string-value="SnapDragon" calcext:value-type="string">
            <text:p>SnapDragon</text:p>
          </table:table-cell>
          <table:table-cell table:formula="of:=[$PROCESSADOR.C26]" office:value-type="string" office:string-value="SP8 Gen2" calcext:value-type="string">
            <text:p>SP8 Gen2</text:p>
          </table:table-cell>
          <table:table-cell table:formula="of:=[$PROCESSADOR.F26]" office:value-type="currency" office:currency="Gb" office:value="8" calcext:value-type="currency">
            <text:p>8Gb</text:p>
          </table:table-cell>
          <table:table-cell table:formula="of:=[$PROCESSADOR.G26]" office:value-type="currency" office:currency="Gb" office:value="256" calcext:value-type="currency">
            <text:p>256Gb</text:p>
          </table:table-cell>
          <table:table-cell table:formula="of:=[$PROCESSADOR.H26]" office:value-type="float" office:value="0" calcext:value-type="float">
            <text:p>0</text:p>
          </table:table-cell>
          <table:table-cell table:formula="of:=[$PROCESSADOR.I26]" office:value-type="currency" office:currency="Ghz" office:value="2.6" calcext:value-type="currency">
            <text:p>2.6Ghz</text:p>
          </table:table-cell>
          <table:table-cell table:formula="of:=[$GERAL.N26]" office:value-type="float" office:value="1" calcext:value-type="float">
            <text:p>1</text:p>
          </table:table-cell>
          <table:table-cell table:formula="of:=[$GERAL.O26]" office:value-type="currency" office:currency="Mbps" office:value="10000" calcext:value-type="currency">
            <text:p>10000Mbps</text:p>
          </table:table-cell>
          <table:table-cell table:formula="of:=[$GERAL.P26]" office:value-type="currency" office:currency="Mbps" office:value="3500" calcext:value-type="currency">
            <text:p>3500Mbps</text:p>
          </table:table-cell>
          <table:table-cell table:formula="of:=[$GERAL.T26]" office:value-type="string" office:string-value="AMOLED" calcext:value-type="string">
            <text:p>AMOLED</text:p>
          </table:table-cell>
          <table:table-cell table:formula="of:=[$GERAL.AA26]" office:value-type="float" office:value="8" calcext:value-type="float">
            <text:p>8</text:p>
          </table:table-cell>
          <table:table-cell table:formula="of:=[$GERAL.AB26]" office:value-type="currency" office:currency="Mpx" office:value="50" calcext:value-type="currency">
            <text:p>50Mpx</text:p>
          </table:table-cell>
          <table:table-cell table:formula="of:=[$GERAL.AC26]" office:value-type="currency" office:currency="Mpx" office:value="12" calcext:value-type="currency">
            <text:p>12Mpx</text:p>
          </table:table-cell>
          <table:table-cell table:formula="of:=[$GERAL.AD26]" office:value-type="currency" office:currency="º" office:value="120" calcext:value-type="currency">
            <text:p>120º</text:p>
          </table:table-cell>
          <table:table-cell table:formula="of:=[$GERAL.AI26]" office:value-type="float" office:value="1" calcext:value-type="float">
            <text:p>1</text:p>
          </table:table-cell>
          <table:table-cell table:formula="of:=[$GERAL.AJ26]" office:value-type="float" office:value="1" calcext:value-type="float">
            <text:p>1</text:p>
          </table:table-cell>
          <table:table-cell table:formula="of:=[$GERAL.AK26]" office:value-type="float" office:value="1" calcext:value-type="float">
            <text:p>1</text:p>
          </table:table-cell>
          <table:table-cell table:formula="of:=[$GERAL.AL26]" office:value-type="float" office:value="1" calcext:value-type="float">
            <text:p>1</text:p>
          </table:table-cell>
          <table:table-cell table:formula="of:=[$GERAL.AM26]" office:value-type="float" office:value="1" calcext:value-type="float">
            <text:p>1</text:p>
          </table:table-cell>
          <table:table-cell table:formula="of:=[$GERAL.AQ26]" office:value-type="currency" office:currency="mAh" office:value="3900" calcext:value-type="currency">
            <text:p>3900mAh</text:p>
          </table:table-cell>
          <table:table-cell table:formula="of:=[$PREÇO_CURRENT.F26]" office:value-type="currency" office:currency="BRL" office:value="4282.4975" calcext:value-type="currency">
            <text:p>R$ 4282.50</text:p>
          </table:table-cell>
          <table:table-cell table:number-columns-repeated="3"/>
        </table:table-row>
        <table:table-row table:style-name="ro1">
          <table:table-cell table:formula="of:=[$GERAL.B27]" office:value-type="string" office:string-value="OPPO" calcext:value-type="string">
            <text:p>OPPO</text:p>
          </table:table-cell>
          <table:table-cell table:formula="of:=[$GERAL.A27]" office:value-type="string" office:string-value="A16" calcext:value-type="string">
            <text:p>A16</text:p>
          </table:table-cell>
          <table:table-cell table:formula="of:=[$GERAL.C27]" office:value-type="float" office:value="11" calcext:value-type="float">
            <text:p>11</text:p>
          </table:table-cell>
          <table:table-cell table:formula="of:=[$PROCESSADOR.B27]" office:value-type="string" office:string-value="Helio" calcext:value-type="string">
            <text:p>Helio</text:p>
          </table:table-cell>
          <table:table-cell table:formula="of:=[$PROCESSADOR.C27]" office:value-type="string" office:string-value="G35" calcext:value-type="string">
            <text:p>G35</text:p>
          </table:table-cell>
          <table:table-cell table:formula="of:=[$PROCESSADOR.F27]" office:value-type="currency" office:currency="Gb" office:value="3" calcext:value-type="currency">
            <text:p>3Gb</text:p>
          </table:table-cell>
          <table:table-cell table:formula="of:=[$PROCESSADOR.G27]" office:value-type="currency" office:currency="Gb" office:value="32" calcext:value-type="currency">
            <text:p>32Gb</text:p>
          </table:table-cell>
          <table:table-cell table:formula="of:=[$PROCESSADOR.H27]" office:value-type="float" office:value="0" calcext:value-type="float">
            <text:p>0</text:p>
          </table:table-cell>
          <table:table-cell table:formula="of:=[$PROCESSADOR.I27]" office:value-type="currency" office:currency="Ghz" office:value="2.1" calcext:value-type="currency">
            <text:p>2.1Ghz</text:p>
          </table:table-cell>
          <table:table-cell table:formula="of:=[$GERAL.N27]" office:value-type="float" office:value="0" calcext:value-type="float">
            <text:p>0</text:p>
          </table:table-cell>
          <table:table-cell table:formula="of:=[$GERAL.O27]" office:value-type="currency" office:currency="Mbps" office:value="300" calcext:value-type="currency">
            <text:p>300Mbps</text:p>
          </table:table-cell>
          <table:table-cell table:formula="of:=[$GERAL.P27]" office:value-type="currency" office:currency="Mbps" office:value="150" calcext:value-type="currency">
            <text:p>150Mbps</text:p>
          </table:table-cell>
          <table:table-cell table:formula="of:=[$GERAL.T27]" office:value-type="string" office:string-value="IPS" calcext:value-type="string">
            <text:p>IPS</text:p>
          </table:table-cell>
          <table:table-cell table:formula="of:=[$GERAL.AA27]" office:value-type="float" office:value="0" calcext:value-type="float">
            <text:p>0</text:p>
          </table:table-cell>
          <table:table-cell table:formula="of:=[$GERAL.AB27]" office:value-type="currency" office:currency="Mpx" office:value="13" calcext:value-type="currency">
            <text:p>13Mpx</text:p>
          </table:table-cell>
          <table:table-cell table:formula="of:=[$GERAL.AC27]" office:value-type="currency" office:currency="Mpx" office:value="8" calcext:value-type="currency">
            <text:p>8Mpx</text:p>
          </table:table-cell>
          <table:table-cell table:formula="of:=[$GERAL.AD27]" office:value-type="currency" office:currency="º" office:value="88.8" calcext:value-type="currency">
            <text:p>89º</text:p>
          </table:table-cell>
          <table:table-cell table:formula="of:=[$GERAL.AI27]" office:value-type="float" office:value="1" calcext:value-type="float">
            <text:p>1</text:p>
          </table:table-cell>
          <table:table-cell table:formula="of:=[$GERAL.AJ27]" office:value-type="float" office:value="1" calcext:value-type="float">
            <text:p>1</text:p>
          </table:table-cell>
          <table:table-cell table:formula="of:=[$GERAL.AK27]" office:value-type="float" office:value="0" calcext:value-type="float">
            <text:p>0</text:p>
          </table:table-cell>
          <table:table-cell table:formula="of:=[$GERAL.AL27]" office:value-type="float" office:value="1" calcext:value-type="float">
            <text:p>1</text:p>
          </table:table-cell>
          <table:table-cell table:formula="of:=[$GERAL.AM27]" office:value-type="float" office:value="1" calcext:value-type="float">
            <text:p>1</text:p>
          </table:table-cell>
          <table:table-cell table:formula="of:=[$GERAL.AQ27]" office:value-type="currency" office:currency="mAh" office:value="5000" calcext:value-type="currency">
            <text:p>5000mAh</text:p>
          </table:table-cell>
          <table:table-cell table:formula="of:=[$PREÇO_CURRENT.F27]" office:value-type="currency" office:currency="BRL" office:value="1000" calcext:value-type="currency">
            <text:p>R$ 1000.00</text:p>
          </table:table-cell>
          <table:table-cell table:number-columns-repeated="3"/>
        </table:table-row>
        <table:table-row table:style-name="ro1">
          <table:table-cell table:formula="of:=[$GERAL.B28]" office:value-type="string" office:string-value="OPPO" calcext:value-type="string">
            <text:p>OPPO</text:p>
          </table:table-cell>
          <table:table-cell table:formula="of:=[$GERAL.A28]" office:value-type="string" office:string-value="A54" calcext:value-type="string">
            <text:p>A54</text:p>
          </table:table-cell>
          <table:table-cell table:formula="of:=[$GERAL.C28]" office:value-type="float" office:value="10" calcext:value-type="float">
            <text:p>10</text:p>
          </table:table-cell>
          <table:table-cell table:formula="of:=[$PROCESSADOR.B28]" office:value-type="string" office:string-value="Helio" calcext:value-type="string">
            <text:p>Helio</text:p>
          </table:table-cell>
          <table:table-cell table:formula="of:=[$PROCESSADOR.C28]" office:value-type="string" office:string-value="P35" calcext:value-type="string">
            <text:p>P35</text:p>
          </table:table-cell>
          <table:table-cell table:formula="of:=[$PROCESSADOR.F28]" office:value-type="currency" office:currency="Gb" office:value="4" calcext:value-type="currency">
            <text:p>4Gb</text:p>
          </table:table-cell>
          <table:table-cell table:formula="of:=[$PROCESSADOR.G28]" office:value-type="currency" office:currency="Gb" office:value="128" calcext:value-type="currency">
            <text:p>128Gb</text:p>
          </table:table-cell>
          <table:table-cell table:formula="of:=[$PROCESSADOR.H28]" office:value-type="float" office:value="1" calcext:value-type="float">
            <text:p>1</text:p>
          </table:table-cell>
          <table:table-cell table:formula="of:=[$PROCESSADOR.I28]" office:value-type="currency" office:currency="Ghz" office:value="2.1" calcext:value-type="currency">
            <text:p>2.1Ghz</text:p>
          </table:table-cell>
          <table:table-cell table:formula="of:=[$GERAL.N28]" office:value-type="float" office:value="0" calcext:value-type="float">
            <text:p>0</text:p>
          </table:table-cell>
          <table:table-cell table:formula="of:=[$GERAL.O28]" office:value-type="currency" office:currency="Mbps" office:value="300" calcext:value-type="currency">
            <text:p>300Mbps</text:p>
          </table:table-cell>
          <table:table-cell table:formula="of:=[$GERAL.P28]" office:value-type="currency" office:currency="Mbps" office:value="150" calcext:value-type="currency">
            <text:p>150Mbps</text:p>
          </table:table-cell>
          <table:table-cell table:formula="of:=[$GERAL.T28]" office:value-type="string" office:string-value="IPS" calcext:value-type="string">
            <text:p>IPS</text:p>
          </table:table-cell>
          <table:table-cell table:formula="of:=[$GERAL.AA28]" office:value-type="float" office:value="0" calcext:value-type="float">
            <text:p>0</text:p>
          </table:table-cell>
          <table:table-cell table:formula="of:=[$GERAL.AB28]" office:value-type="currency" office:currency="Mpx" office:value="13" calcext:value-type="currency">
            <text:p>13Mpx</text:p>
          </table:table-cell>
          <table:table-cell table:formula="of:=[$GERAL.AC28]" office:value-type="currency" office:currency="Mpx" office:value="16" calcext:value-type="currency">
            <text:p>16Mpx</text:p>
          </table:table-cell>
          <table:table-cell table:formula="of:=[$GERAL.AD28]" office:value-type="currency" office:currency="º" office:value="88.8" calcext:value-type="currency">
            <text:p>89º</text:p>
          </table:table-cell>
          <table:table-cell table:formula="of:=[$GERAL.AI28]" office:value-type="float" office:value="1" calcext:value-type="float">
            <text:p>1</text:p>
          </table:table-cell>
          <table:table-cell table:formula="of:=[$GERAL.AJ28]" office:value-type="float" office:value="1" calcext:value-type="float">
            <text:p>1</text:p>
          </table:table-cell>
          <table:table-cell table:formula="of:=[$GERAL.AK28]" office:value-type="float" office:value="0" calcext:value-type="float">
            <text:p>0</text:p>
          </table:table-cell>
          <table:table-cell table:formula="of:=[$GERAL.AL28]" office:value-type="float" office:value="1" calcext:value-type="float">
            <text:p>1</text:p>
          </table:table-cell>
          <table:table-cell table:formula="of:=[$GERAL.AM28]" office:value-type="float" office:value="1" calcext:value-type="float">
            <text:p>1</text:p>
          </table:table-cell>
          <table:table-cell table:formula="of:=[$GERAL.AQ28]" office:value-type="currency" office:currency="mAh" office:value="5000" calcext:value-type="currency">
            <text:p>5000mAh</text:p>
          </table:table-cell>
          <table:table-cell table:formula="of:=[$PREÇO_CURRENT.F28]" office:value-type="currency" office:currency="BRL" office:value="1389.655" calcext:value-type="currency">
            <text:p>R$ 1389.66</text:p>
          </table:table-cell>
          <table:table-cell table:number-columns-repeated="3"/>
        </table:table-row>
        <table:table-row table:style-name="ro1">
          <table:table-cell table:formula="of:=[$GERAL.B29]" office:value-type="string" office:string-value="OPPO" calcext:value-type="string">
            <text:p>OPPO</text:p>
          </table:table-cell>
          <table:table-cell table:formula="of:=[$GERAL.A29]" office:value-type="string" office:string-value="A57" calcext:value-type="string">
            <text:p>A57</text:p>
          </table:table-cell>
          <table:table-cell table:formula="of:=[$GERAL.C29]" office:value-type="float" office:value="12" calcext:value-type="float">
            <text:p>12</text:p>
          </table:table-cell>
          <table:table-cell table:formula="of:=[$PROCESSADOR.B29]" office:value-type="string" office:string-value="Helio" calcext:value-type="string">
            <text:p>Helio</text:p>
          </table:table-cell>
          <table:table-cell table:formula="of:=[$PROCESSADOR.C29]" office:value-type="string" office:string-value="G35" calcext:value-type="string">
            <text:p>G35</text:p>
          </table:table-cell>
          <table:table-cell table:formula="of:=[$PROCESSADOR.F29]" office:value-type="currency" office:currency="Gb" office:value="3" calcext:value-type="currency">
            <text:p>3Gb</text:p>
          </table:table-cell>
          <table:table-cell table:formula="of:=[$PROCESSADOR.G29]" office:value-type="currency" office:currency="Gb" office:value="64" calcext:value-type="currency">
            <text:p>64Gb</text:p>
          </table:table-cell>
          <table:table-cell table:formula="of:=[$PROCESSADOR.H29]" office:value-type="float" office:value="1" calcext:value-type="float">
            <text:p>1</text:p>
          </table:table-cell>
          <table:table-cell table:formula="of:=[$PROCESSADOR.I29]" office:value-type="currency" office:currency="Ghz" office:value="2.1" calcext:value-type="currency">
            <text:p>2.1Ghz</text:p>
          </table:table-cell>
          <table:table-cell table:formula="of:=[$GERAL.N29]" office:value-type="float" office:value="0" calcext:value-type="float">
            <text:p>0</text:p>
          </table:table-cell>
          <table:table-cell table:formula="of:=[$GERAL.O29]" office:value-type="currency" office:currency="Mbps" office:value="300" calcext:value-type="currency">
            <text:p>300Mbps</text:p>
          </table:table-cell>
          <table:table-cell table:formula="of:=[$GERAL.P29]" office:value-type="currency" office:currency="Mbps" office:value="150" calcext:value-type="currency">
            <text:p>150Mbps</text:p>
          </table:table-cell>
          <table:table-cell table:formula="of:=[$GERAL.T29]" office:value-type="string" office:string-value="IPS" calcext:value-type="string">
            <text:p>IPS</text:p>
          </table:table-cell>
          <table:table-cell table:formula="of:=[$GERAL.AA29]" office:value-type="float" office:value="0" calcext:value-type="float">
            <text:p>0</text:p>
          </table:table-cell>
          <table:table-cell table:formula="of:=[$GERAL.AB29]" office:value-type="currency" office:currency="Mpx" office:value="13" calcext:value-type="currency">
            <text:p>13Mpx</text:p>
          </table:table-cell>
          <table:table-cell table:formula="of:=[$GERAL.AC29]" office:value-type="currency" office:currency="Mpx" office:value="8" calcext:value-type="currency">
            <text:p>8Mpx</text:p>
          </table:table-cell>
          <table:table-cell table:formula="of:=[$GERAL.AD29]" office:value-type="currency" office:currency="º" office:value="0" calcext:value-type="currency">
            <text:p>0º</text:p>
          </table:table-cell>
          <table:table-cell table:formula="of:=[$GERAL.AI29]" office:value-type="float" office:value="1" calcext:value-type="float">
            <text:p>1</text:p>
          </table:table-cell>
          <table:table-cell table:formula="of:=[$GERAL.AJ29]" office:value-type="float" office:value="1" calcext:value-type="float">
            <text:p>1</text:p>
          </table:table-cell>
          <table:table-cell table:formula="of:=[$GERAL.AK29]" office:value-type="float" office:value="0" calcext:value-type="float">
            <text:p>0</text:p>
          </table:table-cell>
          <table:table-cell table:formula="of:=[$GERAL.AL29]" office:value-type="float" office:value="0" calcext:value-type="float">
            <text:p>0</text:p>
          </table:table-cell>
          <table:table-cell table:formula="of:=[$GERAL.AM29]" office:value-type="float" office:value="1" calcext:value-type="float">
            <text:p>1</text:p>
          </table:table-cell>
          <table:table-cell table:formula="of:=[$GERAL.AQ29]" office:value-type="currency" office:currency="mAh" office:value="5000" calcext:value-type="currency">
            <text:p>5000mAh</text:p>
          </table:table-cell>
          <table:table-cell table:formula="of:=[$PREÇO_CURRENT.F29]" office:value-type="currency" office:currency="BRL" office:value="1453.97666666667" calcext:value-type="currency">
            <text:p>R$ 1453.98</text:p>
          </table:table-cell>
          <table:table-cell table:number-columns-repeated="3"/>
        </table:table-row>
        <table:table-row table:style-name="ro1">
          <table:table-cell table:formula="of:=[$GERAL.B30]" office:value-type="string" office:string-value="OPPO" calcext:value-type="string">
            <text:p>OPPO</text:p>
          </table:table-cell>
          <table:table-cell table:formula="of:=[$GERAL.A30]" office:value-type="string" office:string-value="A77" calcext:value-type="string">
            <text:p>A77</text:p>
          </table:table-cell>
          <table:table-cell table:formula="of:=[$GERAL.C30]" office:value-type="float" office:value="12" calcext:value-type="float">
            <text:p>12</text:p>
          </table:table-cell>
          <table:table-cell table:formula="of:=[$PROCESSADOR.B30]" office:value-type="string" office:string-value="Helio" calcext:value-type="string">
            <text:p>Helio</text:p>
          </table:table-cell>
          <table:table-cell table:formula="of:=[$PROCESSADOR.C30]" office:value-type="string" office:string-value="G35" calcext:value-type="string">
            <text:p>G35</text:p>
          </table:table-cell>
          <table:table-cell table:formula="of:=[$PROCESSADOR.F30]" office:value-type="currency" office:currency="Gb" office:value="4" calcext:value-type="currency">
            <text:p>4Gb</text:p>
          </table:table-cell>
          <table:table-cell table:formula="of:=[$PROCESSADOR.G30]" office:value-type="currency" office:currency="Gb" office:value="64" calcext:value-type="currency">
            <text:p>64Gb</text:p>
          </table:table-cell>
          <table:table-cell table:formula="of:=[$PROCESSADOR.H30]" office:value-type="float" office:value="1" calcext:value-type="float">
            <text:p>1</text:p>
          </table:table-cell>
          <table:table-cell table:formula="of:=[$PROCESSADOR.I30]" office:value-type="currency" office:currency="Ghz" office:value="2.1" calcext:value-type="currency">
            <text:p>2.1Ghz</text:p>
          </table:table-cell>
          <table:table-cell table:formula="of:=[$GERAL.N30]" office:value-type="float" office:value="0" calcext:value-type="float">
            <text:p>0</text:p>
          </table:table-cell>
          <table:table-cell table:formula="of:=[$GERAL.O30]" office:value-type="currency" office:currency="Mbps" office:value="300" calcext:value-type="currency">
            <text:p>300Mbps</text:p>
          </table:table-cell>
          <table:table-cell table:formula="of:=[$GERAL.P30]" office:value-type="currency" office:currency="Mbps" office:value="150" calcext:value-type="currency">
            <text:p>150Mbps</text:p>
          </table:table-cell>
          <table:table-cell table:formula="of:=[$GERAL.T30]" office:value-type="string" office:string-value="IPS" calcext:value-type="string">
            <text:p>IPS</text:p>
          </table:table-cell>
          <table:table-cell table:formula="of:=[$GERAL.AA30]" office:value-type="float" office:value="0" calcext:value-type="float">
            <text:p>0</text:p>
          </table:table-cell>
          <table:table-cell table:formula="of:=[$GERAL.AB30]" office:value-type="currency" office:currency="Mpx" office:value="50" calcext:value-type="currency">
            <text:p>50Mpx</text:p>
          </table:table-cell>
          <table:table-cell table:formula="of:=[$GERAL.AC30]" office:value-type="currency" office:currency="Mpx" office:value="8" calcext:value-type="currency">
            <text:p>8Mpx</text:p>
          </table:table-cell>
          <table:table-cell table:formula="of:=[$GERAL.AD30]" office:value-type="currency" office:currency="º" office:value="0" calcext:value-type="currency">
            <text:p>0º</text:p>
          </table:table-cell>
          <table:table-cell table:formula="of:=[$GERAL.AI30]" office:value-type="float" office:value="1" calcext:value-type="float">
            <text:p>1</text:p>
          </table:table-cell>
          <table:table-cell table:formula="of:=[$GERAL.AJ30]" office:value-type="float" office:value="1" calcext:value-type="float">
            <text:p>1</text:p>
          </table:table-cell>
          <table:table-cell table:formula="of:=[$GERAL.AK30]" office:value-type="float" office:value="0" calcext:value-type="float">
            <text:p>0</text:p>
          </table:table-cell>
          <table:table-cell table:formula="of:=[$GERAL.AL30]" office:value-type="float" office:value="1" calcext:value-type="float">
            <text:p>1</text:p>
          </table:table-cell>
          <table:table-cell table:formula="of:=[$GERAL.AM30]" office:value-type="float" office:value="1" calcext:value-type="float">
            <text:p>1</text:p>
          </table:table-cell>
          <table:table-cell table:formula="of:=[$GERAL.AQ30]" office:value-type="currency" office:currency="mAh" office:value="5000" calcext:value-type="currency">
            <text:p>5000mAh</text:p>
          </table:table-cell>
          <table:table-cell table:formula="of:=[$PREÇO_CURRENT.F30]" office:value-type="currency" office:currency="BRL" office:value="1749.14333333333" calcext:value-type="currency">
            <text:p>R$ 1749.14</text:p>
          </table:table-cell>
          <table:table-cell table:number-columns-repeated="3"/>
        </table:table-row>
        <table:table-row table:style-name="ro1">
          <table:table-cell table:formula="of:=[$GERAL.B31]" office:value-type="string" office:string-value="OPPO" calcext:value-type="string">
            <text:p>OPPO</text:p>
          </table:table-cell>
          <table:table-cell table:formula="of:=[$GERAL.A31]" office:value-type="string" office:string-value="Reno 6 PRO" calcext:value-type="string">
            <text:p>Reno 6 PRO</text:p>
          </table:table-cell>
          <table:table-cell table:formula="of:=[$GERAL.C31]" office:value-type="float" office:value="11" calcext:value-type="float">
            <text:p>11</text:p>
          </table:table-cell>
          <table:table-cell table:formula="of:=[$PROCESSADOR.B31]" office:value-type="string" office:string-value="SnapDragon" calcext:value-type="string">
            <text:p>SnapDragon</text:p>
          </table:table-cell>
          <table:table-cell table:formula="of:=[$PROCESSADOR.C31]" office:value-type="string" office:string-value="SM8250-AC" calcext:value-type="string">
            <text:p>SM8250-AC</text:p>
          </table:table-cell>
          <table:table-cell table:formula="of:=[$PROCESSADOR.F31]" office:value-type="currency" office:currency="Gb" office:value="8" calcext:value-type="currency">
            <text:p>8Gb</text:p>
          </table:table-cell>
          <table:table-cell table:formula="of:=[$PROCESSADOR.G31]" office:value-type="currency" office:currency="Gb" office:value="128" calcext:value-type="currency">
            <text:p>128Gb</text:p>
          </table:table-cell>
          <table:table-cell table:formula="of:=[$PROCESSADOR.H31]" office:value-type="float" office:value="0" calcext:value-type="float">
            <text:p>0</text:p>
          </table:table-cell>
          <table:table-cell table:formula="of:=[$PROCESSADOR.I31]" office:value-type="currency" office:currency="Ghz" office:value="2.2" calcext:value-type="currency">
            <text:p>2.2Ghz</text:p>
          </table:table-cell>
          <table:table-cell table:formula="of:=[$GERAL.N31]" office:value-type="float" office:value="1" calcext:value-type="float">
            <text:p>1</text:p>
          </table:table-cell>
          <table:table-cell table:formula="of:=[$GERAL.O31]" office:value-type="currency" office:currency="Mbps" office:value="7500" calcext:value-type="currency">
            <text:p>7500Mbps</text:p>
          </table:table-cell>
          <table:table-cell table:formula="of:=[$GERAL.P31]" office:value-type="currency" office:currency="Mbps" office:value="3000" calcext:value-type="currency">
            <text:p>3000Mbps</text:p>
          </table:table-cell>
          <table:table-cell table:formula="of:=[$GERAL.T31]" office:value-type="string" office:string-value="AMOLED" calcext:value-type="string">
            <text:p>AMOLED</text:p>
          </table:table-cell>
          <table:table-cell table:formula="of:=[$GERAL.AA31]" office:value-type="float" office:value="5" calcext:value-type="float">
            <text:p>5</text:p>
          </table:table-cell>
          <table:table-cell table:formula="of:=[$GERAL.AB31]" office:value-type="currency" office:currency="Mpx" office:value="50" calcext:value-type="currency">
            <text:p>50Mpx</text:p>
          </table:table-cell>
          <table:table-cell table:formula="of:=[$GERAL.AC31]" office:value-type="currency" office:currency="Mpx" office:value="32" calcext:value-type="currency">
            <text:p>32Mpx</text:p>
          </table:table-cell>
          <table:table-cell table:formula="of:=[$GERAL.AD31]" office:value-type="currency" office:currency="º" office:value="123" calcext:value-type="currency">
            <text:p>123º</text:p>
          </table:table-cell>
          <table:table-cell table:formula="of:=[$GERAL.AI31]" office:value-type="float" office:value="1" calcext:value-type="float">
            <text:p>1</text:p>
          </table:table-cell>
          <table:table-cell table:formula="of:=[$GERAL.AJ31]" office:value-type="float" office:value="1" calcext:value-type="float">
            <text:p>1</text:p>
          </table:table-cell>
          <table:table-cell table:formula="of:=[$GERAL.AK31]" office:value-type="float" office:value="1" calcext:value-type="float">
            <text:p>1</text:p>
          </table:table-cell>
          <table:table-cell table:formula="of:=[$GERAL.AL31]" office:value-type="float" office:value="1" calcext:value-type="float">
            <text:p>1</text:p>
          </table:table-cell>
          <table:table-cell table:formula="of:=[$GERAL.AM31]" office:value-type="float" office:value="1" calcext:value-type="float">
            <text:p>1</text:p>
          </table:table-cell>
          <table:table-cell table:formula="of:=[$GERAL.AQ31]" office:value-type="currency" office:currency="mAh" office:value="4500" calcext:value-type="currency">
            <text:p>4500mAh</text:p>
          </table:table-cell>
          <table:table-cell table:formula="of:=[$PREÇO_CURRENT.F31]" office:value-type="currency" office:currency="BRL" office:value="4902.02" calcext:value-type="currency">
            <text:p>R$ 4902.02</text:p>
          </table:table-cell>
          <table:table-cell table:number-columns-repeated="3"/>
        </table:table-row>
        <table:table-row table:style-name="ro1">
          <table:table-cell table:formula="of:=[$GERAL.B32]" office:value-type="string" office:string-value="OPPO" calcext:value-type="string">
            <text:p>OPPO</text:p>
          </table:table-cell>
          <table:table-cell table:formula="of:=[$GERAL.A32]" office:value-type="string" office:string-value="Reno 7" calcext:value-type="string">
            <text:p>Reno 7</text:p>
          </table:table-cell>
          <table:table-cell table:formula="of:=[$GERAL.C32]" office:value-type="float" office:value="11" calcext:value-type="float">
            <text:p>11</text:p>
          </table:table-cell>
          <table:table-cell table:formula="of:=[$PROCESSADOR.B32]" office:value-type="string" office:string-value="SnapDragon" calcext:value-type="string">
            <text:p>SnapDragon</text:p>
          </table:table-cell>
          <table:table-cell table:formula="of:=[$PROCESSADOR.C32]" office:value-type="string" office:string-value="SP680" calcext:value-type="string">
            <text:p>SP680</text:p>
          </table:table-cell>
          <table:table-cell table:formula="of:=[$PROCESSADOR.F32]" office:value-type="currency" office:currency="Gb" office:value="8" calcext:value-type="currency">
            <text:p>8Gb</text:p>
          </table:table-cell>
          <table:table-cell table:formula="of:=[$PROCESSADOR.G32]" office:value-type="currency" office:currency="Gb" office:value="256" calcext:value-type="currency">
            <text:p>256Gb</text:p>
          </table:table-cell>
          <table:table-cell table:formula="of:=[$PROCESSADOR.H32]" office:value-type="float" office:value="1" calcext:value-type="float">
            <text:p>1</text:p>
          </table:table-cell>
          <table:table-cell table:formula="of:=[$PROCESSADOR.I32]" office:value-type="currency" office:currency="Ghz" office:value="2.2" calcext:value-type="currency">
            <text:p>2.2Ghz</text:p>
          </table:table-cell>
          <table:table-cell table:formula="of:=[$GERAL.N32]" office:value-type="float" office:value="0" calcext:value-type="float">
            <text:p>0</text:p>
          </table:table-cell>
          <table:table-cell table:formula="of:=[$GERAL.O32]" office:value-type="currency" office:currency="Mbps" office:value="390" calcext:value-type="currency">
            <text:p>390Mbps</text:p>
          </table:table-cell>
          <table:table-cell table:formula="of:=[$GERAL.P32]" office:value-type="currency" office:currency="Mbps" office:value="150" calcext:value-type="currency">
            <text:p>150Mbps</text:p>
          </table:table-cell>
          <table:table-cell table:formula="of:=[$GERAL.T32]" office:value-type="string" office:string-value="AMOLED" calcext:value-type="string">
            <text:p>AMOLED</text:p>
          </table:table-cell>
          <table:table-cell table:formula="of:=[$GERAL.AA32]" office:value-type="float" office:value="5" calcext:value-type="float">
            <text:p>5</text:p>
          </table:table-cell>
          <table:table-cell table:formula="of:=[$GERAL.AB32]" office:value-type="currency" office:currency="Mpx" office:value="64" calcext:value-type="currency">
            <text:p>64Mpx</text:p>
          </table:table-cell>
          <table:table-cell table:formula="of:=[$GERAL.AC32]" office:value-type="currency" office:currency="Mpx" office:value="32" calcext:value-type="currency">
            <text:p>32Mpx</text:p>
          </table:table-cell>
          <table:table-cell table:formula="of:=[$GERAL.AD32]" office:value-type="currency" office:currency="º" office:value="89" calcext:value-type="currency">
            <text:p>89º</text:p>
          </table:table-cell>
          <table:table-cell table:formula="of:=[$GERAL.AI32]" office:value-type="float" office:value="1" calcext:value-type="float">
            <text:p>1</text:p>
          </table:table-cell>
          <table:table-cell table:formula="of:=[$GERAL.AJ32]" office:value-type="float" office:value="1" calcext:value-type="float">
            <text:p>1</text:p>
          </table:table-cell>
          <table:table-cell table:formula="of:=[$GERAL.AK32]" office:value-type="float" office:value="1" calcext:value-type="float">
            <text:p>1</text:p>
          </table:table-cell>
          <table:table-cell table:formula="of:=[$GERAL.AL32]" office:value-type="float" office:value="1" calcext:value-type="float">
            <text:p>1</text:p>
          </table:table-cell>
          <table:table-cell table:formula="of:=[$GERAL.AM32]" office:value-type="float" office:value="1" calcext:value-type="float">
            <text:p>1</text:p>
          </table:table-cell>
          <table:table-cell table:formula="of:=[$GERAL.AQ32]" office:value-type="currency" office:currency="mAh" office:value="4500" calcext:value-type="currency">
            <text:p>4500mAh</text:p>
          </table:table-cell>
          <table:table-cell table:formula="of:=[$PREÇO_CURRENT.F32]" office:value-type="currency" office:currency="BRL" office:value="2519" calcext:value-type="currency">
            <text:p>R$ 2519.00</text:p>
          </table:table-cell>
          <table:table-cell table:number-columns-repeated="3"/>
        </table:table-row>
        <table:table-row table:style-name="ro1">
          <table:table-cell table:formula="of:=[$GERAL.B33]" office:value-type="string" office:string-value="OPPO" calcext:value-type="string">
            <text:p>OPPO</text:p>
          </table:table-cell>
          <table:table-cell table:formula="of:=[$GERAL.A33]" office:value-type="string" office:string-value="Reno 8 PRO" calcext:value-type="string">
            <text:p>Reno 8 PRO</text:p>
          </table:table-cell>
          <table:table-cell table:formula="of:=[$GERAL.C33]" office:value-type="float" office:value="12" calcext:value-type="float">
            <text:p>12</text:p>
          </table:table-cell>
          <table:table-cell table:formula="of:=[$PROCESSADOR.B33]" office:value-type="string" office:string-value="Dimensity" calcext:value-type="string">
            <text:p>Dimensity</text:p>
          </table:table-cell>
          <table:table-cell table:formula="of:=[$PROCESSADOR.C33]" office:value-type="string" office:string-value="D8100" calcext:value-type="string">
            <text:p>D8100</text:p>
          </table:table-cell>
          <table:table-cell table:formula="of:=[$PROCESSADOR.F33]" office:value-type="currency" office:currency="Gb" office:value="8" calcext:value-type="currency">
            <text:p>8Gb</text:p>
          </table:table-cell>
          <table:table-cell table:formula="of:=[$PROCESSADOR.G33]" office:value-type="currency" office:currency="Gb" office:value="256" calcext:value-type="currency">
            <text:p>256Gb</text:p>
          </table:table-cell>
          <table:table-cell table:formula="of:=[$PROCESSADOR.H33]" office:value-type="float" office:value="0" calcext:value-type="float">
            <text:p>0</text:p>
          </table:table-cell>
          <table:table-cell table:formula="of:=[$PROCESSADOR.I33]" office:value-type="currency" office:currency="Ghz" office:value="2.4" calcext:value-type="currency">
            <text:p>2.4Ghz</text:p>
          </table:table-cell>
          <table:table-cell table:formula="of:=[$GERAL.N33]" office:value-type="float" office:value="1" calcext:value-type="float">
            <text:p>1</text:p>
          </table:table-cell>
          <table:table-cell table:formula="of:=[$GERAL.O33]" office:value-type="currency" office:currency="Mbps" office:value="0" calcext:value-type="currency">
            <text:p>0Mbps</text:p>
          </table:table-cell>
          <table:table-cell table:formula="of:=[$GERAL.P33]" office:value-type="currency" office:currency="Mbps" office:value="0" calcext:value-type="currency">
            <text:p>0Mbps</text:p>
          </table:table-cell>
          <table:table-cell table:formula="of:=[$GERAL.T33]" office:value-type="string" office:string-value="AMOLED" calcext:value-type="string">
            <text:p>AMOLED</text:p>
          </table:table-cell>
          <table:table-cell table:formula="of:=[$GERAL.AA33]" office:value-type="float" office:value="5" calcext:value-type="float">
            <text:p>5</text:p>
          </table:table-cell>
          <table:table-cell table:formula="of:=[$GERAL.AB33]" office:value-type="currency" office:currency="Mpx" office:value="50" calcext:value-type="currency">
            <text:p>50Mpx</text:p>
          </table:table-cell>
          <table:table-cell table:formula="of:=[$GERAL.AC33]" office:value-type="currency" office:currency="Mpx" office:value="32" calcext:value-type="currency">
            <text:p>32Mpx</text:p>
          </table:table-cell>
          <table:table-cell table:formula="of:=[$GERAL.AD33]" office:value-type="currency" office:currency="º" office:value="112" calcext:value-type="currency">
            <text:p>112º</text:p>
          </table:table-cell>
          <table:table-cell table:formula="of:=[$GERAL.AI33]" office:value-type="float" office:value="1" calcext:value-type="float">
            <text:p>1</text:p>
          </table:table-cell>
          <table:table-cell table:formula="of:=[$GERAL.AJ33]" office:value-type="float" office:value="1" calcext:value-type="float">
            <text:p>1</text:p>
          </table:table-cell>
          <table:table-cell table:formula="of:=[$GERAL.AK33]" office:value-type="float" office:value="1" calcext:value-type="float">
            <text:p>1</text:p>
          </table:table-cell>
          <table:table-cell table:formula="of:=[$GERAL.AL33]" office:value-type="float" office:value="1" calcext:value-type="float">
            <text:p>1</text:p>
          </table:table-cell>
          <table:table-cell table:formula="of:=[$GERAL.AM33]" office:value-type="float" office:value="1" calcext:value-type="float">
            <text:p>1</text:p>
          </table:table-cell>
          <table:table-cell table:formula="of:=[$GERAL.AQ33]" office:value-type="currency" office:currency="mAh" office:value="4500" calcext:value-type="currency">
            <text:p>4500mAh</text:p>
          </table:table-cell>
          <table:table-cell table:formula="of:=[$PREÇO_CURRENT.F33]" office:value-type="currency" office:currency="BRL" office:value="4001.81" calcext:value-type="currency">
            <text:p>R$ 4001.81</text:p>
          </table:table-cell>
          <table:table-cell table:number-columns-repeated="3"/>
        </table:table-row>
        <table:table-row table:style-name="ro1">
          <table:table-cell table:formula="of:=[$GERAL.B34]" office:value-type="string" office:string-value="POCO" calcext:value-type="string">
            <text:p>POCO</text:p>
          </table:table-cell>
          <table:table-cell table:formula="of:=[$GERAL.A34]" office:value-type="string" office:string-value="Poco  C40" calcext:value-type="string">
            <text:p>Poco <text:s/>C40</text:p>
          </table:table-cell>
          <table:table-cell table:formula="of:=[$GERAL.C34]" office:value-type="float" office:value="11" calcext:value-type="float">
            <text:p>11</text:p>
          </table:table-cell>
          <table:table-cell table:formula="of:=[$PROCESSADOR.B34]" office:value-type="string" office:string-value="JLQ" calcext:value-type="string">
            <text:p>JLQ</text:p>
          </table:table-cell>
          <table:table-cell table:formula="of:=[$PROCESSADOR.C34]" office:value-type="string" office:string-value="JR510" calcext:value-type="string">
            <text:p>JR510</text:p>
          </table:table-cell>
          <table:table-cell table:formula="of:=[$PROCESSADOR.F34]" office:value-type="currency" office:currency="Gb" office:value="3" calcext:value-type="currency">
            <text:p>3Gb</text:p>
          </table:table-cell>
          <table:table-cell table:formula="of:=[$PROCESSADOR.G34]" office:value-type="currency" office:currency="Gb" office:value="32" calcext:value-type="currency">
            <text:p>32Gb</text:p>
          </table:table-cell>
          <table:table-cell table:formula="of:=[$PROCESSADOR.H34]" office:value-type="float" office:value="1" calcext:value-type="float">
            <text:p>1</text:p>
          </table:table-cell>
          <table:table-cell table:formula="of:=[$PROCESSADOR.I34]" office:value-type="currency" office:currency="Ghz" office:value="1.8" calcext:value-type="currency">
            <text:p>1.8Ghz</text:p>
          </table:table-cell>
          <table:table-cell table:formula="of:=[$GERAL.N34]" office:value-type="float" office:value="0" calcext:value-type="float">
            <text:p>0</text:p>
          </table:table-cell>
          <table:table-cell table:formula="of:=[$GERAL.O34]" office:value-type="currency" office:currency="Mbps" office:value="0" calcext:value-type="currency">
            <text:p>0Mbps</text:p>
          </table:table-cell>
          <table:table-cell table:formula="of:=[$GERAL.P34]" office:value-type="currency" office:currency="Mbps" office:value="0" calcext:value-type="currency">
            <text:p>0Mbps</text:p>
          </table:table-cell>
          <table:table-cell table:formula="of:=[$GERAL.T34]" office:value-type="string" office:string-value="IPS" calcext:value-type="string">
            <text:p>IPS</text:p>
          </table:table-cell>
          <table:table-cell table:formula="of:=[$GERAL.AA34]" office:value-type="float" office:value="1" calcext:value-type="float">
            <text:p>1</text:p>
          </table:table-cell>
          <table:table-cell table:formula="of:=[$GERAL.AB34]" office:value-type="currency" office:currency="Mpx" office:value="13" calcext:value-type="currency">
            <text:p>13Mpx</text:p>
          </table:table-cell>
          <table:table-cell table:formula="of:=[$GERAL.AC34]" office:value-type="currency" office:currency="Mpx" office:value="5" calcext:value-type="currency">
            <text:p>5Mpx</text:p>
          </table:table-cell>
          <table:table-cell table:formula="of:=[$GERAL.AD34]" office:value-type="currency" office:currency="º" office:value="0" calcext:value-type="currency">
            <text:p>0º</text:p>
          </table:table-cell>
          <table:table-cell table:formula="of:=[$GERAL.AI34]" office:value-type="float" office:value="1" calcext:value-type="float">
            <text:p>1</text:p>
          </table:table-cell>
          <table:table-cell table:formula="of:=[$GERAL.AJ34]" office:value-type="float" office:value="1" calcext:value-type="float">
            <text:p>1</text:p>
          </table:table-cell>
          <table:table-cell table:formula="of:=[$GERAL.AK34]" office:value-type="float" office:value="0" calcext:value-type="float">
            <text:p>0</text:p>
          </table:table-cell>
          <table:table-cell table:formula="of:=[$GERAL.AL34]" office:value-type="float" office:value="0" calcext:value-type="float">
            <text:p>0</text:p>
          </table:table-cell>
          <table:table-cell table:formula="of:=[$GERAL.AM34]" office:value-type="float" office:value="1" calcext:value-type="float">
            <text:p>1</text:p>
          </table:table-cell>
          <table:table-cell table:formula="of:=[$GERAL.AQ34]" office:value-type="currency" office:currency="mAh" office:value="6000" calcext:value-type="currency">
            <text:p>6000mAh</text:p>
          </table:table-cell>
          <table:table-cell table:formula="of:=[$PREÇO_CURRENT.F34]" office:value-type="currency" office:currency="BRL" office:value="850.666666666667" calcext:value-type="currency">
            <text:p>R$ 850.67</text:p>
          </table:table-cell>
          <table:table-cell table:number-columns-repeated="3"/>
        </table:table-row>
        <table:table-row table:style-name="ro1">
          <table:table-cell table:formula="of:=[$GERAL.B35]" office:value-type="string" office:string-value="POCO" calcext:value-type="string">
            <text:p>POCO</text:p>
          </table:table-cell>
          <table:table-cell table:formula="of:=[$GERAL.A35]" office:value-type="string" office:string-value="Poco  C55" calcext:value-type="string">
            <text:p>Poco <text:s/>C55</text:p>
          </table:table-cell>
          <table:table-cell table:formula="of:=[$GERAL.C35]" office:value-type="float" office:value="12" calcext:value-type="float">
            <text:p>12</text:p>
          </table:table-cell>
          <table:table-cell table:formula="of:=[$PROCESSADOR.B35]" office:value-type="string" office:string-value="Helio" calcext:value-type="string">
            <text:p>Helio</text:p>
          </table:table-cell>
          <table:table-cell table:formula="of:=[$PROCESSADOR.C35]" office:value-type="string" office:string-value="G85" calcext:value-type="string">
            <text:p>G85</text:p>
          </table:table-cell>
          <table:table-cell table:formula="of:=[$PROCESSADOR.F35]" office:value-type="currency" office:currency="Gb" office:value="4" calcext:value-type="currency">
            <text:p>4Gb</text:p>
          </table:table-cell>
          <table:table-cell table:formula="of:=[$PROCESSADOR.G35]" office:value-type="currency" office:currency="Gb" office:value="64" calcext:value-type="currency">
            <text:p>64Gb</text:p>
          </table:table-cell>
          <table:table-cell table:formula="of:=[$PROCESSADOR.H35]" office:value-type="float" office:value="1" calcext:value-type="float">
            <text:p>1</text:p>
          </table:table-cell>
          <table:table-cell table:formula="of:=[$PROCESSADOR.I35]" office:value-type="currency" office:currency="Ghz" office:value="1.9" calcext:value-type="currency">
            <text:p>1.9Ghz</text:p>
          </table:table-cell>
          <table:table-cell table:formula="of:=[$GERAL.N35]" office:value-type="float" office:value="0" calcext:value-type="float">
            <text:p>0</text:p>
          </table:table-cell>
          <table:table-cell table:formula="of:=[$GERAL.O35]" office:value-type="currency" office:currency="Mbps" office:value="600" calcext:value-type="currency">
            <text:p>600Mbps</text:p>
          </table:table-cell>
          <table:table-cell table:formula="of:=[$GERAL.P35]" office:value-type="currency" office:currency="Mbps" office:value="150" calcext:value-type="currency">
            <text:p>150Mbps</text:p>
          </table:table-cell>
          <table:table-cell table:formula="of:=[$GERAL.T35]" office:value-type="string" office:string-value="IPS" calcext:value-type="string">
            <text:p>IPS</text:p>
          </table:table-cell>
          <table:table-cell table:formula="of:=[$GERAL.AA35]" office:value-type="float" office:value="0" calcext:value-type="float">
            <text:p>0</text:p>
          </table:table-cell>
          <table:table-cell table:formula="of:=[$GERAL.AB35]" office:value-type="currency" office:currency="Mpx" office:value="50" calcext:value-type="currency">
            <text:p>50Mpx</text:p>
          </table:table-cell>
          <table:table-cell table:formula="of:=[$GERAL.AC35]" office:value-type="currency" office:currency="Mpx" office:value="5" calcext:value-type="currency">
            <text:p>5Mpx</text:p>
          </table:table-cell>
          <table:table-cell table:formula="of:=[$GERAL.AD35]" office:value-type="currency" office:currency="º" office:value="0" calcext:value-type="currency">
            <text:p>0º</text:p>
          </table:table-cell>
          <table:table-cell table:formula="of:=[$GERAL.AI35]" office:value-type="float" office:value="1" calcext:value-type="float">
            <text:p>1</text:p>
          </table:table-cell>
          <table:table-cell table:formula="of:=[$GERAL.AJ35]" office:value-type="float" office:value="1" calcext:value-type="float">
            <text:p>1</text:p>
          </table:table-cell>
          <table:table-cell table:formula="of:=[$GERAL.AK35]" office:value-type="float" office:value="0" calcext:value-type="float">
            <text:p>0</text:p>
          </table:table-cell>
          <table:table-cell table:formula="of:=[$GERAL.AL35]" office:value-type="float" office:value="0" calcext:value-type="float">
            <text:p>0</text:p>
          </table:table-cell>
          <table:table-cell table:formula="of:=[$GERAL.AM35]" office:value-type="float" office:value="1" calcext:value-type="float">
            <text:p>1</text:p>
          </table:table-cell>
          <table:table-cell table:formula="of:=[$GERAL.AQ35]" office:value-type="currency" office:currency="mAh" office:value="5000" calcext:value-type="currency">
            <text:p>5000mAh</text:p>
          </table:table-cell>
          <table:table-cell table:formula="of:=[$PREÇO_CURRENT.F35]" office:value-type="currency" office:currency="BRL" office:value="1459" calcext:value-type="currency">
            <text:p>R$ 1459.00</text:p>
          </table:table-cell>
          <table:table-cell table:number-columns-repeated="3"/>
        </table:table-row>
        <table:table-row table:style-name="ro1">
          <table:table-cell table:formula="of:=[$GERAL.B36]" office:value-type="string" office:string-value="POCO" calcext:value-type="string">
            <text:p>POCO</text:p>
          </table:table-cell>
          <table:table-cell table:formula="of:=[$GERAL.A36]" office:value-type="string" office:string-value="Poco M3" calcext:value-type="string">
            <text:p>Poco M3</text:p>
          </table:table-cell>
          <table:table-cell table:formula="of:=[$GERAL.C36]" office:value-type="float" office:value="10" calcext:value-type="float">
            <text:p>10</text:p>
          </table:table-cell>
          <table:table-cell table:formula="of:=[$PROCESSADOR.B36]" office:value-type="string" office:string-value="SnapDragon" calcext:value-type="string">
            <text:p>SnapDragon</text:p>
          </table:table-cell>
          <table:table-cell table:formula="of:=[$PROCESSADOR.C36]" office:value-type="string" office:string-value="SP662" calcext:value-type="string">
            <text:p>SP662</text:p>
          </table:table-cell>
          <table:table-cell table:formula="of:=[$PROCESSADOR.F36]" office:value-type="currency" office:currency="Gb" office:value="4" calcext:value-type="currency">
            <text:p>4Gb</text:p>
          </table:table-cell>
          <table:table-cell table:formula="of:=[$PROCESSADOR.G36]" office:value-type="currency" office:currency="Gb" office:value="128" calcext:value-type="currency">
            <text:p>128Gb</text:p>
          </table:table-cell>
          <table:table-cell table:formula="of:=[$PROCESSADOR.H36]" office:value-type="float" office:value="1" calcext:value-type="float">
            <text:p>1</text:p>
          </table:table-cell>
          <table:table-cell table:formula="of:=[$PROCESSADOR.I36]" office:value-type="currency" office:currency="Ghz" office:value="1.9" calcext:value-type="currency">
            <text:p>1.9Ghz</text:p>
          </table:table-cell>
          <table:table-cell table:formula="of:=[$GERAL.N36]" office:value-type="float" office:value="0" calcext:value-type="float">
            <text:p>0</text:p>
          </table:table-cell>
          <table:table-cell table:formula="of:=[$GERAL.O36]" office:value-type="currency" office:currency="Mbps" office:value="390" calcext:value-type="currency">
            <text:p>390Mbps</text:p>
          </table:table-cell>
          <table:table-cell table:formula="of:=[$GERAL.P36]" office:value-type="currency" office:currency="Mbps" office:value="150" calcext:value-type="currency">
            <text:p>150Mbps</text:p>
          </table:table-cell>
          <table:table-cell table:formula="of:=[$GERAL.T36]" office:value-type="string" office:string-value="IPS" calcext:value-type="string">
            <text:p>IPS</text:p>
          </table:table-cell>
          <table:table-cell table:formula="of:=[$GERAL.AA36]" office:value-type="float" office:value="3" calcext:value-type="float">
            <text:p>3</text:p>
          </table:table-cell>
          <table:table-cell table:formula="of:=[$GERAL.AB36]" office:value-type="currency" office:currency="Mpx" office:value="48" calcext:value-type="currency">
            <text:p>48Mpx</text:p>
          </table:table-cell>
          <table:table-cell table:formula="of:=[$GERAL.AC36]" office:value-type="currency" office:currency="Mpx" office:value="8" calcext:value-type="currency">
            <text:p>8Mpx</text:p>
          </table:table-cell>
          <table:table-cell table:formula="of:=[$GERAL.AD36]" office:value-type="currency" office:currency="º" office:value="0" calcext:value-type="currency">
            <text:p>0º</text:p>
          </table:table-cell>
          <table:table-cell table:formula="of:=[$GERAL.AI36]" office:value-type="float" office:value="1" calcext:value-type="float">
            <text:p>1</text:p>
          </table:table-cell>
          <table:table-cell table:formula="of:=[$GERAL.AJ36]" office:value-type="float" office:value="1" calcext:value-type="float">
            <text:p>1</text:p>
          </table:table-cell>
          <table:table-cell table:formula="of:=[$GERAL.AK36]" office:value-type="float" office:value="0" calcext:value-type="float">
            <text:p>0</text:p>
          </table:table-cell>
          <table:table-cell table:formula="of:=[$GERAL.AL36]" office:value-type="float" office:value="1" calcext:value-type="float">
            <text:p>1</text:p>
          </table:table-cell>
          <table:table-cell table:formula="of:=[$GERAL.AM36]" office:value-type="float" office:value="1" calcext:value-type="float">
            <text:p>1</text:p>
          </table:table-cell>
          <table:table-cell table:formula="of:=[$GERAL.AQ36]" office:value-type="currency" office:currency="mAh" office:value="6000" calcext:value-type="currency">
            <text:p>6000mAh</text:p>
          </table:table-cell>
          <table:table-cell table:formula="of:=[$PREÇO_CURRENT.F36]" office:value-type="currency" office:currency="BRL" office:value="1242" calcext:value-type="currency">
            <text:p>R$ 1242.00</text:p>
          </table:table-cell>
          <table:table-cell table:number-columns-repeated="3"/>
        </table:table-row>
        <table:table-row table:style-name="ro1">
          <table:table-cell table:formula="of:=[$GERAL.B37]" office:value-type="string" office:string-value="POCO" calcext:value-type="string">
            <text:p>POCO</text:p>
          </table:table-cell>
          <table:table-cell table:formula="of:=[$GERAL.A37]" office:value-type="string" office:string-value="Poco M5" calcext:value-type="string">
            <text:p>Poco M5</text:p>
          </table:table-cell>
          <table:table-cell table:formula="of:=[$GERAL.C37]" office:value-type="float" office:value="12" calcext:value-type="float">
            <text:p>12</text:p>
          </table:table-cell>
          <table:table-cell table:formula="of:=[$PROCESSADOR.B37]" office:value-type="string" office:string-value="Helio" calcext:value-type="string">
            <text:p>Helio</text:p>
          </table:table-cell>
          <table:table-cell table:formula="of:=[$PROCESSADOR.C37]" office:value-type="string" office:string-value="G99" calcext:value-type="string">
            <text:p>G99</text:p>
          </table:table-cell>
          <table:table-cell table:formula="of:=[$PROCESSADOR.F37]" office:value-type="currency" office:currency="Gb" office:value="4" calcext:value-type="currency">
            <text:p>4Gb</text:p>
          </table:table-cell>
          <table:table-cell table:formula="of:=[$PROCESSADOR.G37]" office:value-type="currency" office:currency="Gb" office:value="128" calcext:value-type="currency">
            <text:p>128Gb</text:p>
          </table:table-cell>
          <table:table-cell table:formula="of:=[$PROCESSADOR.H37]" office:value-type="float" office:value="1" calcext:value-type="float">
            <text:p>1</text:p>
          </table:table-cell>
          <table:table-cell table:formula="of:=[$PROCESSADOR.I37]" office:value-type="currency" office:currency="Ghz" office:value="2.1" calcext:value-type="currency">
            <text:p>2.1Ghz</text:p>
          </table:table-cell>
          <table:table-cell table:formula="of:=[$GERAL.N37]" office:value-type="float" office:value="0" calcext:value-type="float">
            <text:p>0</text:p>
          </table:table-cell>
          <table:table-cell table:formula="of:=[$GERAL.O37]" office:value-type="currency" office:currency="Mbps" office:value="390" calcext:value-type="currency">
            <text:p>390Mbps</text:p>
          </table:table-cell>
          <table:table-cell table:formula="of:=[$GERAL.P37]" office:value-type="currency" office:currency="Mbps" office:value="150" calcext:value-type="currency">
            <text:p>150Mbps</text:p>
          </table:table-cell>
          <table:table-cell table:formula="of:=[$GERAL.T37]" office:value-type="string" office:string-value="IPS" calcext:value-type="string">
            <text:p>IPS</text:p>
          </table:table-cell>
          <table:table-cell table:formula="of:=[$GERAL.AA37]" office:value-type="float" office:value="3" calcext:value-type="float">
            <text:p>3</text:p>
          </table:table-cell>
          <table:table-cell table:formula="of:=[$GERAL.AB37]" office:value-type="currency" office:currency="Mpx" office:value="50" calcext:value-type="currency">
            <text:p>50Mpx</text:p>
          </table:table-cell>
          <table:table-cell table:formula="of:=[$GERAL.AC37]" office:value-type="currency" office:currency="Mpx" office:value="5" calcext:value-type="currency">
            <text:p>5Mpx</text:p>
          </table:table-cell>
          <table:table-cell table:formula="of:=[$GERAL.AD37]" office:value-type="currency" office:currency="º" office:value="0" calcext:value-type="currency">
            <text:p>0º</text:p>
          </table:table-cell>
          <table:table-cell table:formula="of:=[$GERAL.AI37]" office:value-type="float" office:value="1" calcext:value-type="float">
            <text:p>1</text:p>
          </table:table-cell>
          <table:table-cell table:formula="of:=[$GERAL.AJ37]" office:value-type="float" office:value="1" calcext:value-type="float">
            <text:p>1</text:p>
          </table:table-cell>
          <table:table-cell table:formula="of:=[$GERAL.AK37]" office:value-type="float" office:value="0" calcext:value-type="float">
            <text:p>0</text:p>
          </table:table-cell>
          <table:table-cell table:formula="of:=[$GERAL.AL37]" office:value-type="float" office:value="1" calcext:value-type="float">
            <text:p>1</text:p>
          </table:table-cell>
          <table:table-cell table:formula="of:=[$GERAL.AM37]" office:value-type="float" office:value="1" calcext:value-type="float">
            <text:p>1</text:p>
          </table:table-cell>
          <table:table-cell table:formula="of:=[$GERAL.AQ37]" office:value-type="currency" office:currency="mAh" office:value="5000" calcext:value-type="currency">
            <text:p>5000mAh</text:p>
          </table:table-cell>
          <table:table-cell table:formula="of:=[$PREÇO_CURRENT.F37]" office:value-type="currency" office:currency="BRL" office:value="1123.41666666667" calcext:value-type="currency">
            <text:p>R$ 1123.42</text:p>
          </table:table-cell>
          <table:table-cell table:number-columns-repeated="3"/>
        </table:table-row>
        <table:table-row table:style-name="ro1">
          <table:table-cell table:formula="of:=[$GERAL.B38]" office:value-type="string" office:string-value="POCO" calcext:value-type="string">
            <text:p>POCO</text:p>
          </table:table-cell>
          <table:table-cell table:formula="of:=[$GERAL.A38]" office:value-type="string" office:string-value="Poco X4 GT" calcext:value-type="string">
            <text:p>Poco X4 GT</text:p>
          </table:table-cell>
          <table:table-cell table:formula="of:=[$GERAL.C38]" office:value-type="float" office:value="12" calcext:value-type="float">
            <text:p>12</text:p>
          </table:table-cell>
          <table:table-cell table:formula="of:=[$PROCESSADOR.B38]" office:value-type="string" office:string-value="Dimensity" calcext:value-type="string">
            <text:p>Dimensity</text:p>
          </table:table-cell>
          <table:table-cell table:formula="of:=[$PROCESSADOR.C38]" office:value-type="string" office:string-value="D8100" calcext:value-type="string">
            <text:p>D8100</text:p>
          </table:table-cell>
          <table:table-cell table:formula="of:=[$PROCESSADOR.F38]" office:value-type="currency" office:currency="Gb" office:value="8" calcext:value-type="currency">
            <text:p>8Gb</text:p>
          </table:table-cell>
          <table:table-cell table:formula="of:=[$PROCESSADOR.G38]" office:value-type="currency" office:currency="Gb" office:value="256" calcext:value-type="currency">
            <text:p>256Gb</text:p>
          </table:table-cell>
          <table:table-cell table:formula="of:=[$PROCESSADOR.H38]" office:value-type="float" office:value="0" calcext:value-type="float">
            <text:p>0</text:p>
          </table:table-cell>
          <table:table-cell table:formula="of:=[$PROCESSADOR.I38]" office:value-type="currency" office:currency="Ghz" office:value="2.4" calcext:value-type="currency">
            <text:p>2.4Ghz</text:p>
          </table:table-cell>
          <table:table-cell table:formula="of:=[$GERAL.N38]" office:value-type="float" office:value="1" calcext:value-type="float">
            <text:p>1</text:p>
          </table:table-cell>
          <table:table-cell table:formula="of:=[$GERAL.O38]" office:value-type="currency" office:currency="Mbps" office:value="4700" calcext:value-type="currency">
            <text:p>4700Mbps</text:p>
          </table:table-cell>
          <table:table-cell table:formula="of:=[$GERAL.P38]" office:value-type="currency" office:currency="Mbps" office:value="0" calcext:value-type="currency">
            <text:p>0Mbps</text:p>
          </table:table-cell>
          <table:table-cell table:formula="of:=[$GERAL.T38]" office:value-type="string" office:string-value="IPS" calcext:value-type="string">
            <text:p>IPS</text:p>
          </table:table-cell>
          <table:table-cell table:formula="of:=[$GERAL.AA38]" office:value-type="float" office:value="5" calcext:value-type="float">
            <text:p>5</text:p>
          </table:table-cell>
          <table:table-cell table:formula="of:=[$GERAL.AB38]" office:value-type="currency" office:currency="Mpx" office:value="64" calcext:value-type="currency">
            <text:p>64Mpx</text:p>
          </table:table-cell>
          <table:table-cell table:formula="of:=[$GERAL.AC38]" office:value-type="currency" office:currency="Mpx" office:value="20" calcext:value-type="currency">
            <text:p>20Mpx</text:p>
          </table:table-cell>
          <table:table-cell table:formula="of:=[$GERAL.AD38]" office:value-type="currency" office:currency="º" office:value="120" calcext:value-type="currency">
            <text:p>120º</text:p>
          </table:table-cell>
          <table:table-cell table:formula="of:=[$GERAL.AI38]" office:value-type="float" office:value="1" calcext:value-type="float">
            <text:p>1</text:p>
          </table:table-cell>
          <table:table-cell table:formula="of:=[$GERAL.AJ38]" office:value-type="float" office:value="1" calcext:value-type="float">
            <text:p>1</text:p>
          </table:table-cell>
          <table:table-cell table:formula="of:=[$GERAL.AK38]" office:value-type="float" office:value="1" calcext:value-type="float">
            <text:p>1</text:p>
          </table:table-cell>
          <table:table-cell table:formula="of:=[$GERAL.AL38]" office:value-type="float" office:value="1" calcext:value-type="float">
            <text:p>1</text:p>
          </table:table-cell>
          <table:table-cell table:formula="of:=[$GERAL.AM38]" office:value-type="float" office:value="1" calcext:value-type="float">
            <text:p>1</text:p>
          </table:table-cell>
          <table:table-cell table:formula="of:=[$GERAL.AQ38]" office:value-type="currency" office:currency="mAh" office:value="5080" calcext:value-type="currency">
            <text:p>5080mAh</text:p>
          </table:table-cell>
          <table:table-cell table:formula="of:=[$PREÇO_CURRENT.F38]" office:value-type="currency" office:currency="BRL" office:value="3137.66666666667" calcext:value-type="currency">
            <text:p>R$ 3137.67</text:p>
          </table:table-cell>
          <table:table-cell table:number-columns-repeated="3"/>
        </table:table-row>
        <table:table-row table:style-name="ro1">
          <table:table-cell table:formula="of:=[$GERAL.B39]" office:value-type="string" office:string-value="POCO" calcext:value-type="string">
            <text:p>POCO</text:p>
          </table:table-cell>
          <table:table-cell table:formula="of:=[$GERAL.A39]" office:value-type="string" office:string-value="Poco X5" calcext:value-type="string">
            <text:p>Poco X5</text:p>
          </table:table-cell>
          <table:table-cell table:formula="of:=[$GERAL.C39]" office:value-type="float" office:value="12" calcext:value-type="float">
            <text:p>12</text:p>
          </table:table-cell>
          <table:table-cell table:formula="of:=[$PROCESSADOR.B39]" office:value-type="string" office:string-value="SnapDragon" calcext:value-type="string">
            <text:p>SnapDragon</text:p>
          </table:table-cell>
          <table:table-cell table:formula="of:=[$PROCESSADOR.C39]" office:value-type="string" office:string-value="SM6375" calcext:value-type="string">
            <text:p>SM6375</text:p>
          </table:table-cell>
          <table:table-cell table:formula="of:=[$PROCESSADOR.F39]" office:value-type="currency" office:currency="Gb" office:value="6" calcext:value-type="currency">
            <text:p>6Gb</text:p>
          </table:table-cell>
          <table:table-cell table:formula="of:=[$PROCESSADOR.G39]" office:value-type="currency" office:currency="Gb" office:value="128" calcext:value-type="currency">
            <text:p>128Gb</text:p>
          </table:table-cell>
          <table:table-cell table:formula="of:=[$PROCESSADOR.H39]" office:value-type="float" office:value="1" calcext:value-type="float">
            <text:p>1</text:p>
          </table:table-cell>
          <table:table-cell table:formula="of:=[$PROCESSADOR.I39]" office:value-type="currency" office:currency="Ghz" office:value="1.8" calcext:value-type="currency">
            <text:p>1.8Ghz</text:p>
          </table:table-cell>
          <table:table-cell table:formula="of:=[$GERAL.N39]" office:value-type="float" office:value="1" calcext:value-type="float">
            <text:p>1</text:p>
          </table:table-cell>
          <table:table-cell table:formula="of:=[$GERAL.O39]" office:value-type="currency" office:currency="Mbps" office:value="2500" calcext:value-type="currency">
            <text:p>2500Mbps</text:p>
          </table:table-cell>
          <table:table-cell table:formula="of:=[$GERAL.P39]" office:value-type="currency" office:currency="Mbps" office:value="1500" calcext:value-type="currency">
            <text:p>1500Mbps</text:p>
          </table:table-cell>
          <table:table-cell table:formula="of:=[$GERAL.T39]" office:value-type="string" office:string-value="AMOLED" calcext:value-type="string">
            <text:p>AMOLED</text:p>
          </table:table-cell>
          <table:table-cell table:formula="of:=[$GERAL.AA39]" office:value-type="float" office:value="3" calcext:value-type="float">
            <text:p>3</text:p>
          </table:table-cell>
          <table:table-cell table:formula="of:=[$GERAL.AB39]" office:value-type="currency" office:currency="Mpx" office:value="48" calcext:value-type="currency">
            <text:p>48Mpx</text:p>
          </table:table-cell>
          <table:table-cell table:formula="of:=[$GERAL.AC39]" office:value-type="currency" office:currency="Mpx" office:value="13" calcext:value-type="currency">
            <text:p>13Mpx</text:p>
          </table:table-cell>
          <table:table-cell table:formula="of:=[$GERAL.AD39]" office:value-type="currency" office:currency="º" office:value="118" calcext:value-type="currency">
            <text:p>118º</text:p>
          </table:table-cell>
          <table:table-cell table:formula="of:=[$GERAL.AI39]" office:value-type="float" office:value="1" calcext:value-type="float">
            <text:p>1</text:p>
          </table:table-cell>
          <table:table-cell table:formula="of:=[$GERAL.AJ39]" office:value-type="float" office:value="1" calcext:value-type="float">
            <text:p>1</text:p>
          </table:table-cell>
          <table:table-cell table:formula="of:=[$GERAL.AK39]" office:value-type="float" office:value="1" calcext:value-type="float">
            <text:p>1</text:p>
          </table:table-cell>
          <table:table-cell table:formula="of:=[$GERAL.AL39]" office:value-type="float" office:value="1" calcext:value-type="float">
            <text:p>1</text:p>
          </table:table-cell>
          <table:table-cell table:formula="of:=[$GERAL.AM39]" office:value-type="float" office:value="1" calcext:value-type="float">
            <text:p>1</text:p>
          </table:table-cell>
          <table:table-cell table:formula="of:=[$GERAL.AQ39]" office:value-type="currency" office:currency="mAh" office:value="5000" calcext:value-type="currency">
            <text:p>5000mAh</text:p>
          </table:table-cell>
          <table:table-cell table:formula="of:=[$PREÇO_CURRENT.F39]" office:value-type="currency" office:currency="BRL" office:value="1476.5" calcext:value-type="currency">
            <text:p>R$ 1476.50</text:p>
          </table:table-cell>
          <table:table-cell table:number-columns-repeated="3"/>
        </table:table-row>
        <table:table-row table:style-name="ro1">
          <table:table-cell table:formula="of:=[$GERAL.B40]" office:value-type="string" office:string-value="POCO" calcext:value-type="string">
            <text:p>POCO</text:p>
          </table:table-cell>
          <table:table-cell table:formula="of:=[$GERAL.A40]" office:value-type="string" office:string-value="Poco X5 PRO" calcext:value-type="string">
            <text:p>Poco X5 PRO</text:p>
          </table:table-cell>
          <table:table-cell table:formula="of:=[$GERAL.C40]" office:value-type="float" office:value="12" calcext:value-type="float">
            <text:p>12</text:p>
          </table:table-cell>
          <table:table-cell table:formula="of:=[$PROCESSADOR.B40]" office:value-type="string" office:string-value="SnapDragon" calcext:value-type="string">
            <text:p>SnapDragon</text:p>
          </table:table-cell>
          <table:table-cell table:formula="of:=[$PROCESSADOR.C40]" office:value-type="string" office:string-value="SP778G" calcext:value-type="string">
            <text:p>SP778G</text:p>
          </table:table-cell>
          <table:table-cell table:formula="of:=[$PROCESSADOR.F40]" office:value-type="currency" office:currency="Gb" office:value="6" calcext:value-type="currency">
            <text:p>6Gb</text:p>
          </table:table-cell>
          <table:table-cell table:formula="of:=[$PROCESSADOR.G40]" office:value-type="currency" office:currency="Gb" office:value="128" calcext:value-type="currency">
            <text:p>128Gb</text:p>
          </table:table-cell>
          <table:table-cell table:formula="of:=[$PROCESSADOR.H40]" office:value-type="float" office:value="0" calcext:value-type="float">
            <text:p>0</text:p>
          </table:table-cell>
          <table:table-cell table:formula="of:=[$PROCESSADOR.I40]" office:value-type="currency" office:currency="Ghz" office:value="2.1" calcext:value-type="currency">
            <text:p>2.1Ghz</text:p>
          </table:table-cell>
          <table:table-cell table:formula="of:=[$GERAL.N40]" office:value-type="float" office:value="1" calcext:value-type="float">
            <text:p>1</text:p>
          </table:table-cell>
          <table:table-cell table:formula="of:=[$GERAL.O40]" office:value-type="currency" office:currency="Mbps" office:value="3700" calcext:value-type="currency">
            <text:p>3700Mbps</text:p>
          </table:table-cell>
          <table:table-cell table:formula="of:=[$GERAL.P40]" office:value-type="currency" office:currency="Mbps" office:value="1600" calcext:value-type="currency">
            <text:p>1600Mbps</text:p>
          </table:table-cell>
          <table:table-cell table:formula="of:=[$GERAL.T40]" office:value-type="string" office:string-value="AMOLED" calcext:value-type="string">
            <text:p>AMOLED</text:p>
          </table:table-cell>
          <table:table-cell table:formula="of:=[$GERAL.AA40]" office:value-type="float" office:value="5" calcext:value-type="float">
            <text:p>5</text:p>
          </table:table-cell>
          <table:table-cell table:formula="of:=[$GERAL.AB40]" office:value-type="currency" office:currency="Mpx" office:value="108" calcext:value-type="currency">
            <text:p>108Mpx</text:p>
          </table:table-cell>
          <table:table-cell table:formula="of:=[$GERAL.AC40]" office:value-type="currency" office:currency="Mpx" office:value="16" calcext:value-type="currency">
            <text:p>16Mpx</text:p>
          </table:table-cell>
          <table:table-cell table:formula="of:=[$GERAL.AD40]" office:value-type="currency" office:currency="º" office:value="120" calcext:value-type="currency">
            <text:p>120º</text:p>
          </table:table-cell>
          <table:table-cell table:formula="of:=[$GERAL.AI40]" office:value-type="float" office:value="1" calcext:value-type="float">
            <text:p>1</text:p>
          </table:table-cell>
          <table:table-cell table:formula="of:=[$GERAL.AJ40]" office:value-type="float" office:value="1" calcext:value-type="float">
            <text:p>1</text:p>
          </table:table-cell>
          <table:table-cell table:formula="of:=[$GERAL.AK40]" office:value-type="float" office:value="0" calcext:value-type="float">
            <text:p>0</text:p>
          </table:table-cell>
          <table:table-cell table:formula="of:=[$GERAL.AL40]" office:value-type="float" office:value="0" calcext:value-type="float">
            <text:p>0</text:p>
          </table:table-cell>
          <table:table-cell table:formula="of:=[$GERAL.AM40]" office:value-type="float" office:value="1" calcext:value-type="float">
            <text:p>1</text:p>
          </table:table-cell>
          <table:table-cell table:formula="of:=[$GERAL.AQ40]" office:value-type="currency" office:currency="mAh" office:value="5000" calcext:value-type="currency">
            <text:p>5000mAh</text:p>
          </table:table-cell>
          <table:table-cell table:formula="of:=[$PREÇO_CURRENT.F40]" office:value-type="currency" office:currency="BRL" office:value="2199.53333333333" calcext:value-type="currency">
            <text:p>R$ 2199.53</text:p>
          </table:table-cell>
          <table:table-cell table:number-columns-repeated="3"/>
        </table:table-row>
        <table:table-row table:style-name="ro1">
          <table:table-cell table:formula="of:=[$GERAL.B41]" office:value-type="string" office:string-value="POCO" calcext:value-type="string">
            <text:p>POCO</text:p>
          </table:table-cell>
          <table:table-cell table:formula="of:=[$GERAL.A41]" office:value-type="string" office:string-value="Poco F4" calcext:value-type="string">
            <text:p>Poco F4</text:p>
          </table:table-cell>
          <table:table-cell table:formula="of:=[$GERAL.C41]" office:value-type="float" office:value="12" calcext:value-type="float">
            <text:p>12</text:p>
          </table:table-cell>
          <table:table-cell table:formula="of:=[$PROCESSADOR.B41]" office:value-type="string" office:string-value="SnapDragon" calcext:value-type="string">
            <text:p>SnapDragon</text:p>
          </table:table-cell>
          <table:table-cell table:formula="of:=[$PROCESSADOR.C41]" office:value-type="string" office:string-value="SP870" calcext:value-type="string">
            <text:p>SP870</text:p>
          </table:table-cell>
          <table:table-cell table:formula="of:=[$PROCESSADOR.F41]" office:value-type="currency" office:currency="Gb" office:value="6" calcext:value-type="currency">
            <text:p>6Gb</text:p>
          </table:table-cell>
          <table:table-cell table:formula="of:=[$PROCESSADOR.G41]" office:value-type="currency" office:currency="Gb" office:value="128" calcext:value-type="currency">
            <text:p>128Gb</text:p>
          </table:table-cell>
          <table:table-cell table:formula="of:=[$PROCESSADOR.H41]" office:value-type="float" office:value="0" calcext:value-type="float">
            <text:p>0</text:p>
          </table:table-cell>
          <table:table-cell table:formula="of:=[$PROCESSADOR.I41]" office:value-type="currency" office:currency="Ghz" office:value="2.2" calcext:value-type="currency">
            <text:p>2.2Ghz</text:p>
          </table:table-cell>
          <table:table-cell table:formula="of:=[$GERAL.N41]" office:value-type="float" office:value="1" calcext:value-type="float">
            <text:p>1</text:p>
          </table:table-cell>
          <table:table-cell table:formula="of:=[$GERAL.O41]" office:value-type="currency" office:currency="Mbps" office:value="7500" calcext:value-type="currency">
            <text:p>7500Mbps</text:p>
          </table:table-cell>
          <table:table-cell table:formula="of:=[$GERAL.P41]" office:value-type="currency" office:currency="Mbps" office:value="3000" calcext:value-type="currency">
            <text:p>3000Mbps</text:p>
          </table:table-cell>
          <table:table-cell table:formula="of:=[$GERAL.T41]" office:value-type="string" office:string-value="AMOLED" calcext:value-type="string">
            <text:p>AMOLED</text:p>
          </table:table-cell>
          <table:table-cell table:formula="of:=[$GERAL.AA41]" office:value-type="float" office:value="5" calcext:value-type="float">
            <text:p>5</text:p>
          </table:table-cell>
          <table:table-cell table:formula="of:=[$GERAL.AB41]" office:value-type="currency" office:currency="Mpx" office:value="64" calcext:value-type="currency">
            <text:p>64Mpx</text:p>
          </table:table-cell>
          <table:table-cell table:formula="of:=[$GERAL.AC41]" office:value-type="currency" office:currency="Mpx" office:value="20" calcext:value-type="currency">
            <text:p>20Mpx</text:p>
          </table:table-cell>
          <table:table-cell table:formula="of:=[$GERAL.AD41]" office:value-type="currency" office:currency="º" office:value="119" calcext:value-type="currency">
            <text:p>119º</text:p>
          </table:table-cell>
          <table:table-cell table:formula="of:=[$GERAL.AI41]" office:value-type="float" office:value="1" calcext:value-type="float">
            <text:p>1</text:p>
          </table:table-cell>
          <table:table-cell table:formula="of:=[$GERAL.AJ41]" office:value-type="float" office:value="1" calcext:value-type="float">
            <text:p>1</text:p>
          </table:table-cell>
          <table:table-cell table:formula="of:=[$GERAL.AK41]" office:value-type="float" office:value="1" calcext:value-type="float">
            <text:p>1</text:p>
          </table:table-cell>
          <table:table-cell table:formula="of:=[$GERAL.AL41]" office:value-type="float" office:value="1" calcext:value-type="float">
            <text:p>1</text:p>
          </table:table-cell>
          <table:table-cell table:formula="of:=[$GERAL.AM41]" office:value-type="float" office:value="1" calcext:value-type="float">
            <text:p>1</text:p>
          </table:table-cell>
          <table:table-cell table:formula="of:=[$GERAL.AQ41]" office:value-type="currency" office:currency="mAh" office:value="4500" calcext:value-type="currency">
            <text:p>4500mAh</text:p>
          </table:table-cell>
          <table:table-cell table:formula="of:=[$PREÇO_CURRENT.F41]" office:value-type="currency" office:currency="BRL" office:value="2915.5" calcext:value-type="currency">
            <text:p>R$ 2915.50</text:p>
          </table:table-cell>
          <table:table-cell table:number-columns-repeated="3"/>
        </table:table-row>
        <table:table-row table:style-name="ro1">
          <table:table-cell table:formula="of:=[$GERAL.B42]" office:value-type="string" office:string-value="POCO" calcext:value-type="string">
            <text:p>POCO</text:p>
          </table:table-cell>
          <table:table-cell table:formula="of:=[$GERAL.A42]" office:value-type="string" office:string-value="Poco F4 GT" calcext:value-type="string">
            <text:p>Poco F4 GT</text:p>
          </table:table-cell>
          <table:table-cell table:formula="of:=[$GERAL.C42]" office:value-type="float" office:value="12" calcext:value-type="float">
            <text:p>12</text:p>
          </table:table-cell>
          <table:table-cell table:formula="of:=[$PROCESSADOR.B42]" office:value-type="string" office:string-value="SnapDragon" calcext:value-type="string">
            <text:p>SnapDragon</text:p>
          </table:table-cell>
          <table:table-cell table:formula="of:=[$PROCESSADOR.C42]" office:value-type="string" office:string-value="SP8 Gen1" calcext:value-type="string">
            <text:p>SP8 Gen1</text:p>
          </table:table-cell>
          <table:table-cell table:formula="of:=[$PROCESSADOR.F42]" office:value-type="currency" office:currency="Gb" office:value="8" calcext:value-type="currency">
            <text:p>8Gb</text:p>
          </table:table-cell>
          <table:table-cell table:formula="of:=[$PROCESSADOR.G42]" office:value-type="currency" office:currency="Gb" office:value="128" calcext:value-type="currency">
            <text:p>128Gb</text:p>
          </table:table-cell>
          <table:table-cell table:formula="of:=[$PROCESSADOR.H42]" office:value-type="float" office:value="0" calcext:value-type="float">
            <text:p>0</text:p>
          </table:table-cell>
          <table:table-cell table:formula="of:=[$PROCESSADOR.I42]" office:value-type="currency" office:currency="Ghz" office:value="2.2" calcext:value-type="currency">
            <text:p>2.2Ghz</text:p>
          </table:table-cell>
          <table:table-cell table:formula="of:=[$GERAL.N42]" office:value-type="float" office:value="1" calcext:value-type="float">
            <text:p>1</text:p>
          </table:table-cell>
          <table:table-cell table:formula="of:=[$GERAL.O42]" office:value-type="currency" office:currency="Mbps" office:value="10000" calcext:value-type="currency">
            <text:p>10000Mbps</text:p>
          </table:table-cell>
          <table:table-cell table:formula="of:=[$GERAL.P42]" office:value-type="currency" office:currency="Mbps" office:value="0" calcext:value-type="currency">
            <text:p>0Mbps</text:p>
          </table:table-cell>
          <table:table-cell table:formula="of:=[$GERAL.T42]" office:value-type="string" office:string-value="AMOLED" calcext:value-type="string">
            <text:p>AMOLED</text:p>
          </table:table-cell>
          <table:table-cell table:formula="of:=[$GERAL.AA42]" office:value-type="float" office:value="7" calcext:value-type="float">
            <text:p>7</text:p>
          </table:table-cell>
          <table:table-cell table:formula="of:=[$GERAL.AB42]" office:value-type="currency" office:currency="Mpx" office:value="64" calcext:value-type="currency">
            <text:p>64Mpx</text:p>
          </table:table-cell>
          <table:table-cell table:formula="of:=[$GERAL.AC42]" office:value-type="currency" office:currency="Mpx" office:value="20" calcext:value-type="currency">
            <text:p>20Mpx</text:p>
          </table:table-cell>
          <table:table-cell table:formula="of:=[$GERAL.AD42]" office:value-type="currency" office:currency="º" office:value="120" calcext:value-type="currency">
            <text:p>120º</text:p>
          </table:table-cell>
          <table:table-cell table:formula="of:=[$GERAL.AI42]" office:value-type="float" office:value="1" calcext:value-type="float">
            <text:p>1</text:p>
          </table:table-cell>
          <table:table-cell table:formula="of:=[$GERAL.AJ42]" office:value-type="float" office:value="1" calcext:value-type="float">
            <text:p>1</text:p>
          </table:table-cell>
          <table:table-cell table:formula="of:=[$GERAL.AK42]" office:value-type="float" office:value="1" calcext:value-type="float">
            <text:p>1</text:p>
          </table:table-cell>
          <table:table-cell table:formula="of:=[$GERAL.AL42]" office:value-type="float" office:value="1" calcext:value-type="float">
            <text:p>1</text:p>
          </table:table-cell>
          <table:table-cell table:formula="of:=[$GERAL.AM42]" office:value-type="float" office:value="1" calcext:value-type="float">
            <text:p>1</text:p>
          </table:table-cell>
          <table:table-cell table:formula="of:=[$GERAL.AQ42]" office:value-type="currency" office:currency="mAh" office:value="4700" calcext:value-type="currency">
            <text:p>4700mAh</text:p>
          </table:table-cell>
          <table:table-cell table:formula="of:=[$PREÇO_CURRENT.F42]" office:value-type="currency" office:currency="BRL" office:value="2857" calcext:value-type="currency">
            <text:p>R$ 2857.00</text:p>
          </table:table-cell>
          <table:table-cell table:number-columns-repeated="3"/>
        </table:table-row>
        <table:table-row table:style-name="ro1">
          <table:table-cell table:formula="of:=[$GERAL.B43]" office:value-type="string" office:string-value="POCO" calcext:value-type="string">
            <text:p>POCO</text:p>
          </table:table-cell>
          <table:table-cell table:formula="of:=[$GERAL.A43]" office:value-type="string" office:string-value="Poco F5" calcext:value-type="string">
            <text:p>Poco F5</text:p>
          </table:table-cell>
          <table:table-cell table:formula="of:=[$GERAL.C43]" office:value-type="float" office:value="13" calcext:value-type="float">
            <text:p>13</text:p>
          </table:table-cell>
          <table:table-cell table:formula="of:=[$PROCESSADOR.B43]" office:value-type="string" office:string-value="SnapDragon" calcext:value-type="string">
            <text:p>SnapDragon</text:p>
          </table:table-cell>
          <table:table-cell table:formula="of:=[$PROCESSADOR.C43]" office:value-type="string" office:string-value="SM7475-AB" calcext:value-type="string">
            <text:p>SM7475-AB</text:p>
          </table:table-cell>
          <table:table-cell table:formula="of:=[$PROCESSADOR.F43]" office:value-type="currency" office:currency="Gb" office:value="8" calcext:value-type="currency">
            <text:p>8Gb</text:p>
          </table:table-cell>
          <table:table-cell table:formula="of:=[$PROCESSADOR.G43]" office:value-type="currency" office:currency="Gb" office:value="256" calcext:value-type="currency">
            <text:p>256Gb</text:p>
          </table:table-cell>
          <table:table-cell table:formula="of:=[$PROCESSADOR.H43]" office:value-type="float" office:value="0" calcext:value-type="float">
            <text:p>0</text:p>
          </table:table-cell>
          <table:table-cell table:formula="of:=[$PROCESSADOR.I43]" office:value-type="currency" office:currency="Ghz" office:value="2.2" calcext:value-type="currency">
            <text:p>2.2Ghz</text:p>
          </table:table-cell>
          <table:table-cell table:formula="of:=[$GERAL.N43]" office:value-type="float" office:value="1" calcext:value-type="float">
            <text:p>1</text:p>
          </table:table-cell>
          <table:table-cell table:formula="of:=[$GERAL.O43]" office:value-type="currency" office:currency="Mbps" office:value="4400" calcext:value-type="currency">
            <text:p>4400Mbps</text:p>
          </table:table-cell>
          <table:table-cell table:formula="of:=[$GERAL.P43]" office:value-type="currency" office:currency="Mbps" office:value="0" calcext:value-type="currency">
            <text:p>0Mbps</text:p>
          </table:table-cell>
          <table:table-cell table:formula="of:=[$GERAL.T43]" office:value-type="string" office:string-value="AMOLED" calcext:value-type="string">
            <text:p>AMOLED</text:p>
          </table:table-cell>
          <table:table-cell table:formula="of:=[$GERAL.AA43]" office:value-type="float" office:value="5" calcext:value-type="float">
            <text:p>5</text:p>
          </table:table-cell>
          <table:table-cell table:formula="of:=[$GERAL.AB43]" office:value-type="currency" office:currency="Mpx" office:value="64" calcext:value-type="currency">
            <text:p>64Mpx</text:p>
          </table:table-cell>
          <table:table-cell table:formula="of:=[$GERAL.AC43]" office:value-type="currency" office:currency="Mpx" office:value="16" calcext:value-type="currency">
            <text:p>16Mpx</text:p>
          </table:table-cell>
          <table:table-cell table:formula="of:=[$GERAL.AD43]" office:value-type="currency" office:currency="º" office:value="119" calcext:value-type="currency">
            <text:p>119º</text:p>
          </table:table-cell>
          <table:table-cell table:formula="of:=[$GERAL.AI43]" office:value-type="float" office:value="1" calcext:value-type="float">
            <text:p>1</text:p>
          </table:table-cell>
          <table:table-cell table:formula="of:=[$GERAL.AJ43]" office:value-type="float" office:value="1" calcext:value-type="float">
            <text:p>1</text:p>
          </table:table-cell>
          <table:table-cell table:formula="of:=[$GERAL.AK43]" office:value-type="float" office:value="1" calcext:value-type="float">
            <text:p>1</text:p>
          </table:table-cell>
          <table:table-cell table:formula="of:=[$GERAL.AL43]" office:value-type="float" office:value="1" calcext:value-type="float">
            <text:p>1</text:p>
          </table:table-cell>
          <table:table-cell table:formula="of:=[$GERAL.AM43]" office:value-type="float" office:value="1" calcext:value-type="float">
            <text:p>1</text:p>
          </table:table-cell>
          <table:table-cell table:formula="of:=[$GERAL.AQ43]" office:value-type="currency" office:currency="mAh" office:value="5000" calcext:value-type="currency">
            <text:p>5000mAh</text:p>
          </table:table-cell>
          <table:table-cell table:formula="of:=[$PREÇO_CURRENT.F43]" office:value-type="currency" office:currency="BRL" office:value="2569.5" calcext:value-type="currency">
            <text:p>R$ 2569.50</text:p>
          </table:table-cell>
          <table:table-cell table:number-columns-repeated="3"/>
        </table:table-row>
        <table:table-row table:style-name="ro1">
          <table:table-cell table:formula="of:=[$GERAL.B44]" office:value-type="string" office:string-value="REALME" calcext:value-type="string">
            <text:p>REALME</text:p>
          </table:table-cell>
          <table:table-cell table:formula="of:=[$GERAL.A44]" office:value-type="string" office:string-value="RealMe C30s" calcext:value-type="string">
            <text:p>RealMe C30s</text:p>
          </table:table-cell>
          <table:table-cell table:formula="of:=[$GERAL.C44]" office:value-type="float" office:value="12" calcext:value-type="float">
            <text:p>12</text:p>
          </table:table-cell>
          <table:table-cell table:formula="of:=[$PROCESSADOR.B44]" office:value-type="string" office:string-value="Unisoc" calcext:value-type="string">
            <text:p>Unisoc</text:p>
          </table:table-cell>
          <table:table-cell table:formula="of:=[$PROCESSADOR.C44]" office:value-type="string" office:string-value="SC9863A" calcext:value-type="string">
            <text:p>SC9863A</text:p>
          </table:table-cell>
          <table:table-cell table:formula="of:=[$PROCESSADOR.F44]" office:value-type="currency" office:currency="Gb" office:value="2" calcext:value-type="currency">
            <text:p>2Gb</text:p>
          </table:table-cell>
          <table:table-cell table:formula="of:=[$PROCESSADOR.G44]" office:value-type="currency" office:currency="Gb" office:value="32" calcext:value-type="currency">
            <text:p>32Gb</text:p>
          </table:table-cell>
          <table:table-cell table:formula="of:=[$PROCESSADOR.H44]" office:value-type="float" office:value="1" calcext:value-type="float">
            <text:p>1</text:p>
          </table:table-cell>
          <table:table-cell table:formula="of:=[$PROCESSADOR.I44]" office:value-type="currency" office:currency="Ghz" office:value="1.4" calcext:value-type="currency">
            <text:p>1.4Ghz</text:p>
          </table:table-cell>
          <table:table-cell table:formula="of:=[$GERAL.N44]" office:value-type="float" office:value="0" calcext:value-type="float">
            <text:p>0</text:p>
          </table:table-cell>
          <table:table-cell table:formula="of:=[$GERAL.O44]" office:value-type="currency" office:currency="Mbps" office:value="150" calcext:value-type="currency">
            <text:p>150Mbps</text:p>
          </table:table-cell>
          <table:table-cell table:formula="of:=[$GERAL.P44]" office:value-type="currency" office:currency="Mbps" office:value="50" calcext:value-type="currency">
            <text:p>50Mbps</text:p>
          </table:table-cell>
          <table:table-cell table:formula="of:=[$GERAL.T44]" office:value-type="string" office:string-value="IPS" calcext:value-type="string">
            <text:p>IPS</text:p>
          </table:table-cell>
          <table:table-cell table:formula="of:=[$GERAL.AA44]" office:value-type="float" office:value="0" calcext:value-type="float">
            <text:p>0</text:p>
          </table:table-cell>
          <table:table-cell table:formula="of:=[$GERAL.AB44]" office:value-type="currency" office:currency="Mpx" office:value="8" calcext:value-type="currency">
            <text:p>8Mpx</text:p>
          </table:table-cell>
          <table:table-cell table:formula="of:=[$GERAL.AC44]" office:value-type="currency" office:currency="Mpx" office:value="5" calcext:value-type="currency">
            <text:p>5Mpx</text:p>
          </table:table-cell>
          <table:table-cell table:formula="of:=[$GERAL.AD44]" office:value-type="currency" office:currency="º" office:value="0" calcext:value-type="currency">
            <text:p>0º</text:p>
          </table:table-cell>
          <table:table-cell table:formula="of:=[$GERAL.AI44]" office:value-type="float" office:value="1" calcext:value-type="float">
            <text:p>1</text:p>
          </table:table-cell>
          <table:table-cell table:formula="of:=[$GERAL.AJ44]" office:value-type="float" office:value="1" calcext:value-type="float">
            <text:p>1</text:p>
          </table:table-cell>
          <table:table-cell table:formula="of:=[$GERAL.AK44]" office:value-type="float" office:value="0" calcext:value-type="float">
            <text:p>0</text:p>
          </table:table-cell>
          <table:table-cell table:formula="of:=[$GERAL.AL44]" office:value-type="float" office:value="0" calcext:value-type="float">
            <text:p>0</text:p>
          </table:table-cell>
          <table:table-cell table:formula="of:=[$GERAL.AM44]" office:value-type="float" office:value="1" calcext:value-type="float">
            <text:p>1</text:p>
          </table:table-cell>
          <table:table-cell table:formula="of:=[$GERAL.AQ44]" office:value-type="currency" office:currency="mAh" office:value="5000" calcext:value-type="currency">
            <text:p>5000mAh</text:p>
          </table:table-cell>
          <table:table-cell table:formula="of:=[$PREÇO_CURRENT.F44]" office:value-type="currency" office:currency="BRL" office:value="622" calcext:value-type="currency">
            <text:p>R$ 622.00</text:p>
          </table:table-cell>
          <table:table-cell table:number-columns-repeated="3"/>
        </table:table-row>
        <table:table-row table:style-name="ro1">
          <table:table-cell table:formula="of:=[$GERAL.B45]" office:value-type="string" office:string-value="REALME" calcext:value-type="string">
            <text:p>REALME</text:p>
          </table:table-cell>
          <table:table-cell table:formula="of:=[$GERAL.A45]" office:value-type="string" office:string-value="RealMe C33" calcext:value-type="string">
            <text:p>RealMe C33</text:p>
          </table:table-cell>
          <table:table-cell table:formula="of:=[$GERAL.C45]" office:value-type="float" office:value="12" calcext:value-type="float">
            <text:p>12</text:p>
          </table:table-cell>
          <table:table-cell table:formula="of:=[$PROCESSADOR.B45]" office:value-type="string" office:string-value="Unisoc" calcext:value-type="string">
            <text:p>Unisoc</text:p>
          </table:table-cell>
          <table:table-cell table:formula="of:=[$PROCESSADOR.C45]" office:value-type="string" office:string-value="T612" calcext:value-type="string">
            <text:p>T612</text:p>
          </table:table-cell>
          <table:table-cell table:formula="of:=[$PROCESSADOR.F45]" office:value-type="currency" office:currency="Gb" office:value="3" calcext:value-type="currency">
            <text:p>3Gb</text:p>
          </table:table-cell>
          <table:table-cell table:formula="of:=[$PROCESSADOR.G45]" office:value-type="currency" office:currency="Gb" office:value="32" calcext:value-type="currency">
            <text:p>32Gb</text:p>
          </table:table-cell>
          <table:table-cell table:formula="of:=[$PROCESSADOR.H45]" office:value-type="float" office:value="1" calcext:value-type="float">
            <text:p>1</text:p>
          </table:table-cell>
          <table:table-cell table:formula="of:=[$PROCESSADOR.I45]" office:value-type="currency" office:currency="Ghz" office:value="1.8" calcext:value-type="currency">
            <text:p>1.8Ghz</text:p>
          </table:table-cell>
          <table:table-cell table:formula="of:=[$GERAL.N45]" office:value-type="float" office:value="0" calcext:value-type="float">
            <text:p>0</text:p>
          </table:table-cell>
          <table:table-cell table:formula="of:=[$GERAL.O45]" office:value-type="currency" office:currency="Mbps" office:value="300" calcext:value-type="currency">
            <text:p>300Mbps</text:p>
          </table:table-cell>
          <table:table-cell table:formula="of:=[$GERAL.P45]" office:value-type="currency" office:currency="Mbps" office:value="100" calcext:value-type="currency">
            <text:p>100Mbps</text:p>
          </table:table-cell>
          <table:table-cell table:formula="of:=[$GERAL.T45]" office:value-type="string" office:string-value="IPS" calcext:value-type="string">
            <text:p>IPS</text:p>
          </table:table-cell>
          <table:table-cell table:formula="of:=[$GERAL.AA45]" office:value-type="float" office:value="0" calcext:value-type="float">
            <text:p>0</text:p>
          </table:table-cell>
          <table:table-cell table:formula="of:=[$GERAL.AB45]" office:value-type="currency" office:currency="Mpx" office:value="50" calcext:value-type="currency">
            <text:p>50Mpx</text:p>
          </table:table-cell>
          <table:table-cell table:formula="of:=[$GERAL.AC45]" office:value-type="currency" office:currency="Mpx" office:value="5" calcext:value-type="currency">
            <text:p>5Mpx</text:p>
          </table:table-cell>
          <table:table-cell table:formula="of:=[$GERAL.AD45]" office:value-type="currency" office:currency="º" office:value="0" calcext:value-type="currency">
            <text:p>0º</text:p>
          </table:table-cell>
          <table:table-cell table:formula="of:=[$GERAL.AI45]" office:value-type="float" office:value="1" calcext:value-type="float">
            <text:p>1</text:p>
          </table:table-cell>
          <table:table-cell table:formula="of:=[$GERAL.AJ45]" office:value-type="float" office:value="1" calcext:value-type="float">
            <text:p>1</text:p>
          </table:table-cell>
          <table:table-cell table:formula="of:=[$GERAL.AK45]" office:value-type="float" office:value="0" calcext:value-type="float">
            <text:p>0</text:p>
          </table:table-cell>
          <table:table-cell table:formula="of:=[$GERAL.AL45]" office:value-type="float" office:value="0" calcext:value-type="float">
            <text:p>0</text:p>
          </table:table-cell>
          <table:table-cell table:formula="of:=[$GERAL.AM45]" office:value-type="float" office:value="1" calcext:value-type="float">
            <text:p>1</text:p>
          </table:table-cell>
          <table:table-cell table:formula="of:=[$GERAL.AQ45]" office:value-type="currency" office:currency="mAh" office:value="5000" calcext:value-type="currency">
            <text:p>5000mAh</text:p>
          </table:table-cell>
          <table:table-cell table:formula="of:=[$PREÇO_CURRENT.F45]" office:value-type="currency" office:currency="BRL" office:value="789.333333333333" calcext:value-type="currency">
            <text:p>R$ 789.33</text:p>
          </table:table-cell>
          <table:table-cell table:number-columns-repeated="3"/>
        </table:table-row>
        <table:table-row table:style-name="ro1">
          <table:table-cell table:formula="of:=[$GERAL.B46]" office:value-type="string" office:string-value="REALME" calcext:value-type="string">
            <text:p>REALME</text:p>
          </table:table-cell>
          <table:table-cell table:formula="of:=[$GERAL.A46]" office:value-type="string" office:string-value="RealMe C53" calcext:value-type="string">
            <text:p>RealMe C53</text:p>
          </table:table-cell>
          <table:table-cell table:formula="of:=[$GERAL.C46]" office:value-type="float" office:value="13" calcext:value-type="float">
            <text:p>13</text:p>
          </table:table-cell>
          <table:table-cell table:formula="of:=[$PROCESSADOR.B46]" office:value-type="string" office:string-value="Unisoc" calcext:value-type="string">
            <text:p>Unisoc</text:p>
          </table:table-cell>
          <table:table-cell table:formula="of:=[$PROCESSADOR.C46]" office:value-type="string" office:string-value="T612" calcext:value-type="string">
            <text:p>T612</text:p>
          </table:table-cell>
          <table:table-cell table:formula="of:=[$PROCESSADOR.F46]" office:value-type="currency" office:currency="Gb" office:value="6" calcext:value-type="currency">
            <text:p>6Gb</text:p>
          </table:table-cell>
          <table:table-cell table:formula="of:=[$PROCESSADOR.G46]" office:value-type="currency" office:currency="Gb" office:value="128" calcext:value-type="currency">
            <text:p>128Gb</text:p>
          </table:table-cell>
          <table:table-cell table:formula="of:=[$PROCESSADOR.H46]" office:value-type="float" office:value="1" calcext:value-type="float">
            <text:p>1</text:p>
          </table:table-cell>
          <table:table-cell table:formula="of:=[$PROCESSADOR.I46]" office:value-type="currency" office:currency="Ghz" office:value="1.8" calcext:value-type="currency">
            <text:p>1.8Ghz</text:p>
          </table:table-cell>
          <table:table-cell table:formula="of:=[$GERAL.N46]" office:value-type="float" office:value="0" calcext:value-type="float">
            <text:p>0</text:p>
          </table:table-cell>
          <table:table-cell table:formula="of:=[$GERAL.O46]" office:value-type="currency" office:currency="Mbps" office:value="300" calcext:value-type="currency">
            <text:p>300Mbps</text:p>
          </table:table-cell>
          <table:table-cell table:formula="of:=[$GERAL.P46]" office:value-type="currency" office:currency="Mbps" office:value="100" calcext:value-type="currency">
            <text:p>100Mbps</text:p>
          </table:table-cell>
          <table:table-cell table:formula="of:=[$GERAL.T46]" office:value-type="string" office:string-value="IPS" calcext:value-type="string">
            <text:p>IPS</text:p>
          </table:table-cell>
          <table:table-cell table:formula="of:=[$GERAL.AA46]" office:value-type="float" office:value="0" calcext:value-type="float">
            <text:p>0</text:p>
          </table:table-cell>
          <table:table-cell table:formula="of:=[$GERAL.AB46]" office:value-type="currency" office:currency="Mpx" office:value="50" calcext:value-type="currency">
            <text:p>50Mpx</text:p>
          </table:table-cell>
          <table:table-cell table:formula="of:=[$GERAL.AC46]" office:value-type="currency" office:currency="Mpx" office:value="8" calcext:value-type="currency">
            <text:p>8Mpx</text:p>
          </table:table-cell>
          <table:table-cell table:formula="of:=[$GERAL.AD46]" office:value-type="currency" office:currency="º" office:value="0" calcext:value-type="currency">
            <text:p>0º</text:p>
          </table:table-cell>
          <table:table-cell table:formula="of:=[$GERAL.AI46]" office:value-type="float" office:value="1" calcext:value-type="float">
            <text:p>1</text:p>
          </table:table-cell>
          <table:table-cell table:formula="of:=[$GERAL.AJ46]" office:value-type="float" office:value="1" calcext:value-type="float">
            <text:p>1</text:p>
          </table:table-cell>
          <table:table-cell table:formula="of:=[$GERAL.AK46]" office:value-type="float" office:value="1" calcext:value-type="float">
            <text:p>1</text:p>
          </table:table-cell>
          <table:table-cell table:formula="of:=[$GERAL.AL46]" office:value-type="float" office:value="1" calcext:value-type="float">
            <text:p>1</text:p>
          </table:table-cell>
          <table:table-cell table:formula="of:=[$GERAL.AM46]" office:value-type="float" office:value="1" calcext:value-type="float">
            <text:p>1</text:p>
          </table:table-cell>
          <table:table-cell table:formula="of:=[$GERAL.AQ46]" office:value-type="currency" office:currency="mAh" office:value="5000" calcext:value-type="currency">
            <text:p>5000mAh</text:p>
          </table:table-cell>
          <table:table-cell table:formula="of:=[$PREÇO_CURRENT.F46]" office:value-type="currency" office:currency="BRL" office:value="987.2325" calcext:value-type="currency">
            <text:p>R$ 987.23</text:p>
          </table:table-cell>
          <table:table-cell table:number-columns-repeated="3"/>
        </table:table-row>
        <table:table-row table:style-name="ro1">
          <table:table-cell table:formula="of:=[$GERAL.B47]" office:value-type="string" office:string-value="REALME" calcext:value-type="string">
            <text:p>REALME</text:p>
          </table:table-cell>
          <table:table-cell table:formula="of:=[$GERAL.A47]" office:value-type="string" office:string-value="RealMe C55" calcext:value-type="string">
            <text:p>RealMe C55</text:p>
          </table:table-cell>
          <table:table-cell table:formula="of:=[$GERAL.C47]" office:value-type="float" office:value="13" calcext:value-type="float">
            <text:p>13</text:p>
          </table:table-cell>
          <table:table-cell table:formula="of:=[$PROCESSADOR.B47]" office:value-type="string" office:string-value="Helio" calcext:value-type="string">
            <text:p>Helio</text:p>
          </table:table-cell>
          <table:table-cell table:formula="of:=[$PROCESSADOR.C47]" office:value-type="string" office:string-value="G88" calcext:value-type="string">
            <text:p>G88</text:p>
          </table:table-cell>
          <table:table-cell table:formula="of:=[$PROCESSADOR.F47]" office:value-type="currency" office:currency="Gb" office:value="8" calcext:value-type="currency">
            <text:p>8Gb</text:p>
          </table:table-cell>
          <table:table-cell table:formula="of:=[$PROCESSADOR.G47]" office:value-type="currency" office:currency="Gb" office:value="256" calcext:value-type="currency">
            <text:p>256Gb</text:p>
          </table:table-cell>
          <table:table-cell table:formula="of:=[$PROCESSADOR.H47]" office:value-type="float" office:value="1" calcext:value-type="float">
            <text:p>1</text:p>
          </table:table-cell>
          <table:table-cell table:formula="of:=[$PROCESSADOR.I47]" office:value-type="currency" office:currency="Ghz" office:value="1.9" calcext:value-type="currency">
            <text:p>1.9Ghz</text:p>
          </table:table-cell>
          <table:table-cell table:formula="of:=[$GERAL.N47]" office:value-type="float" office:value="0" calcext:value-type="float">
            <text:p>0</text:p>
          </table:table-cell>
          <table:table-cell table:formula="of:=[$GERAL.O47]" office:value-type="currency" office:currency="Mbps" office:value="300" calcext:value-type="currency">
            <text:p>300Mbps</text:p>
          </table:table-cell>
          <table:table-cell table:formula="of:=[$GERAL.P47]" office:value-type="currency" office:currency="Mbps" office:value="150" calcext:value-type="currency">
            <text:p>150Mbps</text:p>
          </table:table-cell>
          <table:table-cell table:formula="of:=[$GERAL.T47]" office:value-type="string" office:string-value="IPS" calcext:value-type="string">
            <text:p>IPS</text:p>
          </table:table-cell>
          <table:table-cell table:formula="of:=[$GERAL.AA47]" office:value-type="float" office:value="0" calcext:value-type="float">
            <text:p>0</text:p>
          </table:table-cell>
          <table:table-cell table:formula="of:=[$GERAL.AB47]" office:value-type="currency" office:currency="Mpx" office:value="64" calcext:value-type="currency">
            <text:p>64Mpx</text:p>
          </table:table-cell>
          <table:table-cell table:formula="of:=[$GERAL.AC47]" office:value-type="currency" office:currency="Mpx" office:value="8" calcext:value-type="currency">
            <text:p>8Mpx</text:p>
          </table:table-cell>
          <table:table-cell table:formula="of:=[$GERAL.AD47]" office:value-type="currency" office:currency="º" office:value="0" calcext:value-type="currency">
            <text:p>0º</text:p>
          </table:table-cell>
          <table:table-cell table:formula="of:=[$GERAL.AI47]" office:value-type="float" office:value="1" calcext:value-type="float">
            <text:p>1</text:p>
          </table:table-cell>
          <table:table-cell table:formula="of:=[$GERAL.AJ47]" office:value-type="float" office:value="1" calcext:value-type="float">
            <text:p>1</text:p>
          </table:table-cell>
          <table:table-cell table:formula="of:=[$GERAL.AK47]" office:value-type="float" office:value="0" calcext:value-type="float">
            <text:p>0</text:p>
          </table:table-cell>
          <table:table-cell table:formula="of:=[$GERAL.AL47]" office:value-type="float" office:value="1" calcext:value-type="float">
            <text:p>1</text:p>
          </table:table-cell>
          <table:table-cell table:formula="of:=[$GERAL.AM47]" office:value-type="float" office:value="1" calcext:value-type="float">
            <text:p>1</text:p>
          </table:table-cell>
          <table:table-cell table:formula="of:=[$GERAL.AQ47]" office:value-type="currency" office:currency="mAh" office:value="5000" calcext:value-type="currency">
            <text:p>5000mAh</text:p>
          </table:table-cell>
          <table:table-cell table:formula="of:=[$PREÇO_CURRENT.F47]" office:value-type="currency" office:currency="BRL" office:value="1202.42" calcext:value-type="currency">
            <text:p>R$ 1202.42</text:p>
          </table:table-cell>
          <table:table-cell table:number-columns-repeated="3"/>
        </table:table-row>
        <table:table-row table:style-name="ro1">
          <table:table-cell table:formula="of:=[$GERAL.B48]" office:value-type="string" office:string-value="REALME" calcext:value-type="string">
            <text:p>REALME</text:p>
          </table:table-cell>
          <table:table-cell table:formula="of:=[$GERAL.A48]" office:value-type="string" office:string-value="RealMe 9I" calcext:value-type="string">
            <text:p>RealMe 9I</text:p>
          </table:table-cell>
          <table:table-cell table:formula="of:=[$GERAL.C48]" office:value-type="float" office:value="12" calcext:value-type="float">
            <text:p>12</text:p>
          </table:table-cell>
          <table:table-cell table:formula="of:=[$PROCESSADOR.B48]" office:value-type="string" office:string-value="SnapDragon" calcext:value-type="string">
            <text:p>SnapDragon</text:p>
          </table:table-cell>
          <table:table-cell table:formula="of:=[$PROCESSADOR.C48]" office:value-type="string" office:string-value="SP680" calcext:value-type="string">
            <text:p>SP680</text:p>
          </table:table-cell>
          <table:table-cell table:formula="of:=[$PROCESSADOR.F48]" office:value-type="currency" office:currency="Gb" office:value="4" calcext:value-type="currency">
            <text:p>4Gb</text:p>
          </table:table-cell>
          <table:table-cell table:formula="of:=[$PROCESSADOR.G48]" office:value-type="currency" office:currency="Gb" office:value="128" calcext:value-type="currency">
            <text:p>128Gb</text:p>
          </table:table-cell>
          <table:table-cell table:formula="of:=[$PROCESSADOR.H48]" office:value-type="float" office:value="1" calcext:value-type="float">
            <text:p>1</text:p>
          </table:table-cell>
          <table:table-cell table:formula="of:=[$PROCESSADOR.I48]" office:value-type="currency" office:currency="Ghz" office:value="2.2" calcext:value-type="currency">
            <text:p>2.2Ghz</text:p>
          </table:table-cell>
          <table:table-cell table:formula="of:=[$GERAL.N48]" office:value-type="float" office:value="0" calcext:value-type="float">
            <text:p>0</text:p>
          </table:table-cell>
          <table:table-cell table:formula="of:=[$GERAL.O48]" office:value-type="currency" office:currency="Mbps" office:value="390" calcext:value-type="currency">
            <text:p>390Mbps</text:p>
          </table:table-cell>
          <table:table-cell table:formula="of:=[$GERAL.P48]" office:value-type="currency" office:currency="Mbps" office:value="150" calcext:value-type="currency">
            <text:p>150Mbps</text:p>
          </table:table-cell>
          <table:table-cell table:formula="of:=[$GERAL.T48]" office:value-type="string" office:string-value="IPS" calcext:value-type="string">
            <text:p>IPS</text:p>
          </table:table-cell>
          <table:table-cell table:formula="of:=[$GERAL.AA48]" office:value-type="float" office:value="0" calcext:value-type="float">
            <text:p>0</text:p>
          </table:table-cell>
          <table:table-cell table:formula="of:=[$GERAL.AB48]" office:value-type="currency" office:currency="Mpx" office:value="50" calcext:value-type="currency">
            <text:p>50Mpx</text:p>
          </table:table-cell>
          <table:table-cell table:formula="of:=[$GERAL.AC48]" office:value-type="currency" office:currency="Mpx" office:value="16" calcext:value-type="currency">
            <text:p>16Mpx</text:p>
          </table:table-cell>
          <table:table-cell table:formula="of:=[$GERAL.AD48]" office:value-type="currency" office:currency="º" office:value="0" calcext:value-type="currency">
            <text:p>0º</text:p>
          </table:table-cell>
          <table:table-cell table:formula="of:=[$GERAL.AI48]" office:value-type="float" office:value="1" calcext:value-type="float">
            <text:p>1</text:p>
          </table:table-cell>
          <table:table-cell table:formula="of:=[$GERAL.AJ48]" office:value-type="float" office:value="1" calcext:value-type="float">
            <text:p>1</text:p>
          </table:table-cell>
          <table:table-cell table:formula="of:=[$GERAL.AK48]" office:value-type="float" office:value="1" calcext:value-type="float">
            <text:p>1</text:p>
          </table:table-cell>
          <table:table-cell table:formula="of:=[$GERAL.AL48]" office:value-type="float" office:value="1" calcext:value-type="float">
            <text:p>1</text:p>
          </table:table-cell>
          <table:table-cell table:formula="of:=[$GERAL.AM48]" office:value-type="float" office:value="1" calcext:value-type="float">
            <text:p>1</text:p>
          </table:table-cell>
          <table:table-cell table:formula="of:=[$GERAL.AQ48]" office:value-type="currency" office:currency="mAh" office:value="5000" calcext:value-type="currency">
            <text:p>5000mAh</text:p>
          </table:table-cell>
          <table:table-cell table:formula="of:=[$PREÇO_CURRENT.F48]" office:value-type="currency" office:currency="BRL" office:value="1315" calcext:value-type="currency">
            <text:p>R$ 1315.00</text:p>
          </table:table-cell>
          <table:table-cell table:number-columns-repeated="3"/>
        </table:table-row>
        <table:table-row table:style-name="ro1">
          <table:table-cell table:formula="of:=[$GERAL.B49]" office:value-type="string" office:string-value="REALME" calcext:value-type="string">
            <text:p>REALME</text:p>
          </table:table-cell>
          <table:table-cell table:formula="of:=[$GERAL.A49]" office:value-type="string" office:string-value="RealMe 10 PRO PLUS" calcext:value-type="string">
            <text:p>RealMe 10 PRO PLUS</text:p>
          </table:table-cell>
          <table:table-cell table:formula="of:=[$GERAL.C49]" office:value-type="float" office:value="13" calcext:value-type="float">
            <text:p>13</text:p>
          </table:table-cell>
          <table:table-cell table:formula="of:=[$PROCESSADOR.B49]" office:value-type="string" office:string-value="Dimensity" calcext:value-type="string">
            <text:p>Dimensity</text:p>
          </table:table-cell>
          <table:table-cell table:formula="of:=[$PROCESSADOR.C49]" office:value-type="string" office:string-value="D920" calcext:value-type="string">
            <text:p>D920</text:p>
          </table:table-cell>
          <table:table-cell table:formula="of:=[$PROCESSADOR.F49]" office:value-type="currency" office:currency="Gb" office:value="8" calcext:value-type="currency">
            <text:p>8Gb</text:p>
          </table:table-cell>
          <table:table-cell table:formula="of:=[$PROCESSADOR.G49]" office:value-type="currency" office:currency="Gb" office:value="256" calcext:value-type="currency">
            <text:p>256Gb</text:p>
          </table:table-cell>
          <table:table-cell table:formula="of:=[$PROCESSADOR.H49]" office:value-type="float" office:value="0" calcext:value-type="float">
            <text:p>0</text:p>
          </table:table-cell>
          <table:table-cell table:formula="of:=[$PROCESSADOR.I49]" office:value-type="currency" office:currency="Ghz" office:value="2.1" calcext:value-type="currency">
            <text:p>2.1Ghz</text:p>
          </table:table-cell>
          <table:table-cell table:formula="of:=[$GERAL.N49]" office:value-type="float" office:value="1" calcext:value-type="float">
            <text:p>1</text:p>
          </table:table-cell>
          <table:table-cell table:formula="of:=[$GERAL.O49]" office:value-type="currency" office:currency="Mbps" office:value="0" calcext:value-type="currency">
            <text:p>0Mbps</text:p>
          </table:table-cell>
          <table:table-cell table:formula="of:=[$GERAL.P49]" office:value-type="currency" office:currency="Mbps" office:value="0" calcext:value-type="currency">
            <text:p>0Mbps</text:p>
          </table:table-cell>
          <table:table-cell table:formula="of:=[$GERAL.T49]" office:value-type="string" office:string-value="AMOLED" calcext:value-type="string">
            <text:p>AMOLED</text:p>
          </table:table-cell>
          <table:table-cell table:formula="of:=[$GERAL.AA49]" office:value-type="float" office:value="0" calcext:value-type="float">
            <text:p>0</text:p>
          </table:table-cell>
          <table:table-cell table:formula="of:=[$GERAL.AB49]" office:value-type="currency" office:currency="Mpx" office:value="108" calcext:value-type="currency">
            <text:p>108Mpx</text:p>
          </table:table-cell>
          <table:table-cell table:formula="of:=[$GERAL.AC49]" office:value-type="currency" office:currency="Mpx" office:value="16" calcext:value-type="currency">
            <text:p>16Mpx</text:p>
          </table:table-cell>
          <table:table-cell table:formula="of:=[$GERAL.AD49]" office:value-type="currency" office:currency="º" office:value="112" calcext:value-type="currency">
            <text:p>112º</text:p>
          </table:table-cell>
          <table:table-cell table:formula="of:=[$GERAL.AI49]" office:value-type="float" office:value="1" calcext:value-type="float">
            <text:p>1</text:p>
          </table:table-cell>
          <table:table-cell table:formula="of:=[$GERAL.AJ49]" office:value-type="float" office:value="1" calcext:value-type="float">
            <text:p>1</text:p>
          </table:table-cell>
          <table:table-cell table:formula="of:=[$GERAL.AK49]" office:value-type="float" office:value="1" calcext:value-type="float">
            <text:p>1</text:p>
          </table:table-cell>
          <table:table-cell table:formula="of:=[$GERAL.AL49]" office:value-type="float" office:value="1" calcext:value-type="float">
            <text:p>1</text:p>
          </table:table-cell>
          <table:table-cell table:formula="of:=[$GERAL.AM49]" office:value-type="float" office:value="1" calcext:value-type="float">
            <text:p>1</text:p>
          </table:table-cell>
          <table:table-cell table:formula="of:=[$GERAL.AQ49]" office:value-type="currency" office:currency="mAh" office:value="5000" calcext:value-type="currency">
            <text:p>5000mAh</text:p>
          </table:table-cell>
          <table:table-cell table:formula="of:=[$PREÇO_CURRENT.F49]" office:value-type="currency" office:currency="BRL" office:value="2307" calcext:value-type="currency">
            <text:p>R$ 2307.00</text:p>
          </table:table-cell>
          <table:table-cell table:number-columns-repeated="3"/>
        </table:table-row>
        <table:table-row table:style-name="ro1">
          <table:table-cell table:formula="of:=[$GERAL.B50]" office:value-type="string" office:string-value="REALME" calcext:value-type="string">
            <text:p>REALME</text:p>
          </table:table-cell>
          <table:table-cell table:formula="of:=[$GERAL.A50]" office:value-type="string" office:string-value="RealMe 11 PRO PLUS" calcext:value-type="string">
            <text:p>RealMe 11 PRO PLUS</text:p>
          </table:table-cell>
          <table:table-cell table:formula="of:=[$GERAL.C50]" office:value-type="float" office:value="13" calcext:value-type="float">
            <text:p>13</text:p>
          </table:table-cell>
          <table:table-cell table:formula="of:=[$PROCESSADOR.B50]" office:value-type="string" office:string-value="Dimensity" calcext:value-type="string">
            <text:p>Dimensity</text:p>
          </table:table-cell>
          <table:table-cell table:formula="of:=[$PROCESSADOR.C50]" office:value-type="string" office:string-value="D7050" calcext:value-type="string">
            <text:p>D7050</text:p>
          </table:table-cell>
          <table:table-cell table:formula="of:=[$PROCESSADOR.F50]" office:value-type="currency" office:currency="Gb" office:value="12" calcext:value-type="currency">
            <text:p>12Gb</text:p>
          </table:table-cell>
          <table:table-cell table:formula="of:=[$PROCESSADOR.G50]" office:value-type="currency" office:currency="Gb" office:value="1024" calcext:value-type="currency">
            <text:p>1024Gb</text:p>
          </table:table-cell>
          <table:table-cell table:formula="of:=[$PROCESSADOR.H50]" office:value-type="float" office:value="0" calcext:value-type="float">
            <text:p>0</text:p>
          </table:table-cell>
          <table:table-cell table:formula="of:=[$PROCESSADOR.I50]" office:value-type="currency" office:currency="Ghz" office:value="2.2" calcext:value-type="currency">
            <text:p>2.2Ghz</text:p>
          </table:table-cell>
          <table:table-cell table:formula="of:=[$GERAL.N50]" office:value-type="float" office:value="1" calcext:value-type="float">
            <text:p>1</text:p>
          </table:table-cell>
          <table:table-cell table:formula="of:=[$GERAL.O50]" office:value-type="currency" office:currency="Mbps" office:value="0" calcext:value-type="currency">
            <text:p>0Mbps</text:p>
          </table:table-cell>
          <table:table-cell table:formula="of:=[$GERAL.P50]" office:value-type="currency" office:currency="Mbps" office:value="0" calcext:value-type="currency">
            <text:p>0Mbps</text:p>
          </table:table-cell>
          <table:table-cell table:formula="of:=[$GERAL.T50]" office:value-type="string" office:string-value="AMOLED" calcext:value-type="string">
            <text:p>AMOLED</text:p>
          </table:table-cell>
          <table:table-cell table:formula="of:=[$GERAL.AA50]" office:value-type="float" office:value="0" calcext:value-type="float">
            <text:p>0</text:p>
          </table:table-cell>
          <table:table-cell table:formula="of:=[$GERAL.AB50]" office:value-type="currency" office:currency="Mpx" office:value="200" calcext:value-type="currency">
            <text:p>200Mpx</text:p>
          </table:table-cell>
          <table:table-cell table:formula="of:=[$GERAL.AC50]" office:value-type="currency" office:currency="Mpx" office:value="32" calcext:value-type="currency">
            <text:p>32Mpx</text:p>
          </table:table-cell>
          <table:table-cell table:formula="of:=[$GERAL.AD50]" office:value-type="currency" office:currency="º" office:value="112" calcext:value-type="currency">
            <text:p>112º</text:p>
          </table:table-cell>
          <table:table-cell table:formula="of:=[$GERAL.AI50]" office:value-type="float" office:value="1" calcext:value-type="float">
            <text:p>1</text:p>
          </table:table-cell>
          <table:table-cell table:formula="of:=[$GERAL.AJ50]" office:value-type="float" office:value="1" calcext:value-type="float">
            <text:p>1</text:p>
          </table:table-cell>
          <table:table-cell table:formula="of:=[$GERAL.AK50]" office:value-type="float" office:value="1" calcext:value-type="float">
            <text:p>1</text:p>
          </table:table-cell>
          <table:table-cell table:formula="of:=[$GERAL.AL50]" office:value-type="float" office:value="1" calcext:value-type="float">
            <text:p>1</text:p>
          </table:table-cell>
          <table:table-cell table:formula="of:=[$GERAL.AM50]" office:value-type="float" office:value="1" calcext:value-type="float">
            <text:p>1</text:p>
          </table:table-cell>
          <table:table-cell table:formula="of:=[$GERAL.AQ50]" office:value-type="currency" office:currency="mAh" office:value="5000" calcext:value-type="currency">
            <text:p>5000mAh</text:p>
          </table:table-cell>
          <table:table-cell table:formula="of:=[$PREÇO_CURRENT.F50]" office:value-type="currency" office:currency="BRL" office:value="2802.66666666667" calcext:value-type="currency">
            <text:p>R$ 2802.67</text:p>
          </table:table-cell>
          <table:table-cell table:number-columns-repeated="3"/>
        </table:table-row>
        <table:table-row table:style-name="ro1">
          <table:table-cell table:formula="of:=[$GERAL.B51]" office:value-type="string" office:string-value="XIAOMI" calcext:value-type="string">
            <text:p>XIAOMI</text:p>
          </table:table-cell>
          <table:table-cell table:formula="of:=[$GERAL.A51]" office:value-type="string" office:string-value="RedMi 10C" calcext:value-type="string">
            <text:p>RedMi 10C</text:p>
          </table:table-cell>
          <table:table-cell table:formula="of:=[$GERAL.C51]" office:value-type="float" office:value="11" calcext:value-type="float">
            <text:p>11</text:p>
          </table:table-cell>
          <table:table-cell table:formula="of:=[$PROCESSADOR.B51]" office:value-type="string" office:string-value="SnapDragon" calcext:value-type="string">
            <text:p>SnapDragon</text:p>
          </table:table-cell>
          <table:table-cell table:formula="of:=[$PROCESSADOR.C51]" office:value-type="string" office:string-value="SP680" calcext:value-type="string">
            <text:p>SP680</text:p>
          </table:table-cell>
          <table:table-cell table:formula="of:=[$PROCESSADOR.F51]" office:value-type="currency" office:currency="Gb" office:value="4" calcext:value-type="currency">
            <text:p>4Gb</text:p>
          </table:table-cell>
          <table:table-cell table:formula="of:=[$PROCESSADOR.G51]" office:value-type="currency" office:currency="Gb" office:value="64" calcext:value-type="currency">
            <text:p>64Gb</text:p>
          </table:table-cell>
          <table:table-cell table:formula="of:=[$PROCESSADOR.H51]" office:value-type="float" office:value="1" calcext:value-type="float">
            <text:p>1</text:p>
          </table:table-cell>
          <table:table-cell table:formula="of:=[$PROCESSADOR.I51]" office:value-type="currency" office:currency="Ghz" office:value="2.2" calcext:value-type="currency">
            <text:p>2.2Ghz</text:p>
          </table:table-cell>
          <table:table-cell table:formula="of:=[$GERAL.N51]" office:value-type="float" office:value="0" calcext:value-type="float">
            <text:p>0</text:p>
          </table:table-cell>
          <table:table-cell table:formula="of:=[$GERAL.O51]" office:value-type="currency" office:currency="Mbps" office:value="390" calcext:value-type="currency">
            <text:p>390Mbps</text:p>
          </table:table-cell>
          <table:table-cell table:formula="of:=[$GERAL.P51]" office:value-type="currency" office:currency="Mbps" office:value="150" calcext:value-type="currency">
            <text:p>150Mbps</text:p>
          </table:table-cell>
          <table:table-cell table:formula="of:=[$GERAL.T51]" office:value-type="string" office:string-value="IPS" calcext:value-type="string">
            <text:p>IPS</text:p>
          </table:table-cell>
          <table:table-cell table:formula="of:=[$GERAL.AA51]" office:value-type="float" office:value="3" calcext:value-type="float">
            <text:p>3</text:p>
          </table:table-cell>
          <table:table-cell table:formula="of:=[$GERAL.AB51]" office:value-type="currency" office:currency="Mpx" office:value="50" calcext:value-type="currency">
            <text:p>50Mpx</text:p>
          </table:table-cell>
          <table:table-cell table:formula="of:=[$GERAL.AC51]" office:value-type="currency" office:currency="Mpx" office:value="5" calcext:value-type="currency">
            <text:p>5Mpx</text:p>
          </table:table-cell>
          <table:table-cell table:formula="of:=[$GERAL.AD51]" office:value-type="currency" office:currency="º" office:value="0" calcext:value-type="currency">
            <text:p>0º</text:p>
          </table:table-cell>
          <table:table-cell table:formula="of:=[$GERAL.AI51]" office:value-type="float" office:value="1" calcext:value-type="float">
            <text:p>1</text:p>
          </table:table-cell>
          <table:table-cell table:formula="of:=[$GERAL.AJ51]" office:value-type="float" office:value="1" calcext:value-type="float">
            <text:p>1</text:p>
          </table:table-cell>
          <table:table-cell table:formula="of:=[$GERAL.AK51]" office:value-type="float" office:value="0" calcext:value-type="float">
            <text:p>0</text:p>
          </table:table-cell>
          <table:table-cell table:formula="of:=[$GERAL.AL51]" office:value-type="float" office:value="0" calcext:value-type="float">
            <text:p>0</text:p>
          </table:table-cell>
          <table:table-cell table:formula="of:=[$GERAL.AM51]" office:value-type="float" office:value="1" calcext:value-type="float">
            <text:p>1</text:p>
          </table:table-cell>
          <table:table-cell table:formula="of:=[$GERAL.AQ51]" office:value-type="currency" office:currency="mAh" office:value="5000" calcext:value-type="currency">
            <text:p>5000mAh</text:p>
          </table:table-cell>
          <table:table-cell table:formula="of:=[$PREÇO_CURRENT.F51]" office:value-type="currency" office:currency="BRL" office:value="854.333333333333" calcext:value-type="currency">
            <text:p>R$ 854.33</text:p>
          </table:table-cell>
          <table:table-cell table:number-columns-repeated="3"/>
        </table:table-row>
        <table:table-row table:style-name="ro1">
          <table:table-cell table:formula="of:=[$GERAL.B52]" office:value-type="string" office:string-value="XIAOMI" calcext:value-type="string">
            <text:p>XIAOMI</text:p>
          </table:table-cell>
          <table:table-cell table:formula="of:=[$GERAL.A52]" office:value-type="string" office:string-value="RedMi 11 PRIME 5G" calcext:value-type="string">
            <text:p>RedMi 11 PRIME 5G</text:p>
          </table:table-cell>
          <table:table-cell table:formula="of:=[$GERAL.C52]" office:value-type="float" office:value="12" calcext:value-type="float">
            <text:p>12</text:p>
          </table:table-cell>
          <table:table-cell table:formula="of:=[$PROCESSADOR.B52]" office:value-type="string" office:string-value="Dimensity" calcext:value-type="string">
            <text:p>Dimensity</text:p>
          </table:table-cell>
          <table:table-cell table:formula="of:=[$PROCESSADOR.C52]" office:value-type="string" office:string-value="MT6833" calcext:value-type="string">
            <text:p>MT6833</text:p>
          </table:table-cell>
          <table:table-cell table:formula="of:=[$PROCESSADOR.F52]" office:value-type="currency" office:currency="Gb" office:value="4" calcext:value-type="currency">
            <text:p>4Gb</text:p>
          </table:table-cell>
          <table:table-cell table:formula="of:=[$PROCESSADOR.G52]" office:value-type="currency" office:currency="Gb" office:value="64" calcext:value-type="currency">
            <text:p>64Gb</text:p>
          </table:table-cell>
          <table:table-cell table:formula="of:=[$PROCESSADOR.H52]" office:value-type="float" office:value="1" calcext:value-type="float">
            <text:p>1</text:p>
          </table:table-cell>
          <table:table-cell table:formula="of:=[$PROCESSADOR.I52]" office:value-type="currency" office:currency="Ghz" office:value="2.1" calcext:value-type="currency">
            <text:p>2.1Ghz</text:p>
          </table:table-cell>
          <table:table-cell table:formula="of:=[$GERAL.N52]" office:value-type="float" office:value="1" calcext:value-type="float">
            <text:p>1</text:p>
          </table:table-cell>
          <table:table-cell table:formula="of:=[$GERAL.O52]" office:value-type="currency" office:currency="Mbps" office:value="2770" calcext:value-type="currency">
            <text:p>2770Mbps</text:p>
          </table:table-cell>
          <table:table-cell table:formula="of:=[$GERAL.P52]" office:value-type="currency" office:currency="Mbps" office:value="0" calcext:value-type="currency">
            <text:p>0Mbps</text:p>
          </table:table-cell>
          <table:table-cell table:formula="of:=[$GERAL.T52]" office:value-type="string" office:string-value="IPS" calcext:value-type="string">
            <text:p>IPS</text:p>
          </table:table-cell>
          <table:table-cell table:formula="of:=[$GERAL.AA52]" office:value-type="float" office:value="1" calcext:value-type="float">
            <text:p>1</text:p>
          </table:table-cell>
          <table:table-cell table:formula="of:=[$GERAL.AB52]" office:value-type="currency" office:currency="Mpx" office:value="50" calcext:value-type="currency">
            <text:p>50Mpx</text:p>
          </table:table-cell>
          <table:table-cell table:formula="of:=[$GERAL.AC52]" office:value-type="currency" office:currency="Mpx" office:value="8" calcext:value-type="currency">
            <text:p>8Mpx</text:p>
          </table:table-cell>
          <table:table-cell table:formula="of:=[$GERAL.AD52]" office:value-type="currency" office:currency="º" office:value="0" calcext:value-type="currency">
            <text:p>0º</text:p>
          </table:table-cell>
          <table:table-cell table:formula="of:=[$GERAL.AI52]" office:value-type="float" office:value="1" calcext:value-type="float">
            <text:p>1</text:p>
          </table:table-cell>
          <table:table-cell table:formula="of:=[$GERAL.AJ52]" office:value-type="float" office:value="1" calcext:value-type="float">
            <text:p>1</text:p>
          </table:table-cell>
          <table:table-cell table:formula="of:=[$GERAL.AK52]" office:value-type="float" office:value="0" calcext:value-type="float">
            <text:p>0</text:p>
          </table:table-cell>
          <table:table-cell table:formula="of:=[$GERAL.AL52]" office:value-type="float" office:value="1" calcext:value-type="float">
            <text:p>1</text:p>
          </table:table-cell>
          <table:table-cell table:formula="of:=[$GERAL.AM52]" office:value-type="float" office:value="1" calcext:value-type="float">
            <text:p>1</text:p>
          </table:table-cell>
          <table:table-cell table:formula="of:=[$GERAL.AQ52]" office:value-type="currency" office:currency="mAh" office:value="5000" calcext:value-type="currency">
            <text:p>5000mAh</text:p>
          </table:table-cell>
          <table:table-cell table:formula="of:=[$PREÇO_CURRENT.F52]" office:value-type="currency" office:currency="BRL" office:value="1284" calcext:value-type="currency">
            <text:p>R$ 1284.00</text:p>
          </table:table-cell>
          <table:table-cell table:number-columns-repeated="3"/>
        </table:table-row>
        <table:table-row table:style-name="ro1">
          <table:table-cell table:formula="of:=[$GERAL.B53]" office:value-type="string" office:string-value="XIAOMI" calcext:value-type="string">
            <text:p>XIAOMI</text:p>
          </table:table-cell>
          <table:table-cell table:formula="of:=[$GERAL.A53]" office:value-type="string" office:string-value="RedMi 12" calcext:value-type="string">
            <text:p>RedMi 12</text:p>
          </table:table-cell>
          <table:table-cell table:formula="of:=[$GERAL.C53]" office:value-type="float" office:value="13" calcext:value-type="float">
            <text:p>13</text:p>
          </table:table-cell>
          <table:table-cell table:formula="of:=[$PROCESSADOR.B53]" office:value-type="string" office:string-value="Helio" calcext:value-type="string">
            <text:p>Helio</text:p>
          </table:table-cell>
          <table:table-cell table:formula="of:=[$PROCESSADOR.C53]" office:value-type="string" office:string-value="G88" calcext:value-type="string">
            <text:p>G88</text:p>
          </table:table-cell>
          <table:table-cell table:formula="of:=[$PROCESSADOR.F53]" office:value-type="currency" office:currency="Gb" office:value="4" calcext:value-type="currency">
            <text:p>4Gb</text:p>
          </table:table-cell>
          <table:table-cell table:formula="of:=[$PROCESSADOR.G53]" office:value-type="currency" office:currency="Gb" office:value="128" calcext:value-type="currency">
            <text:p>128Gb</text:p>
          </table:table-cell>
          <table:table-cell table:formula="of:=[$PROCESSADOR.H53]" office:value-type="float" office:value="1" calcext:value-type="float">
            <text:p>1</text:p>
          </table:table-cell>
          <table:table-cell table:formula="of:=[$PROCESSADOR.I53]" office:value-type="currency" office:currency="Ghz" office:value="1.9" calcext:value-type="currency">
            <text:p>1.9Ghz</text:p>
          </table:table-cell>
          <table:table-cell table:formula="of:=[$GERAL.N53]" office:value-type="float" office:value="0" calcext:value-type="float">
            <text:p>0</text:p>
          </table:table-cell>
          <table:table-cell table:formula="of:=[$GERAL.O53]" office:value-type="currency" office:currency="Mbps" office:value="300" calcext:value-type="currency">
            <text:p>300Mbps</text:p>
          </table:table-cell>
          <table:table-cell table:formula="of:=[$GERAL.P53]" office:value-type="currency" office:currency="Mbps" office:value="150" calcext:value-type="currency">
            <text:p>150Mbps</text:p>
          </table:table-cell>
          <table:table-cell table:formula="of:=[$GERAL.T53]" office:value-type="string" office:string-value="IPS" calcext:value-type="string">
            <text:p>IPS</text:p>
          </table:table-cell>
          <table:table-cell table:formula="of:=[$GERAL.AA53]" office:value-type="float" office:value="0" calcext:value-type="float">
            <text:p>0</text:p>
          </table:table-cell>
          <table:table-cell table:formula="of:=[$GERAL.AB53]" office:value-type="currency" office:currency="Mpx" office:value="50" calcext:value-type="currency">
            <text:p>50Mpx</text:p>
          </table:table-cell>
          <table:table-cell table:formula="of:=[$GERAL.AC53]" office:value-type="currency" office:currency="Mpx" office:value="8" calcext:value-type="currency">
            <text:p>8Mpx</text:p>
          </table:table-cell>
          <table:table-cell table:formula="of:=[$GERAL.AD53]" office:value-type="currency" office:currency="º" office:value="120" calcext:value-type="currency">
            <text:p>120º</text:p>
          </table:table-cell>
          <table:table-cell table:formula="of:=[$GERAL.AI53]" office:value-type="float" office:value="1" calcext:value-type="float">
            <text:p>1</text:p>
          </table:table-cell>
          <table:table-cell table:formula="of:=[$GERAL.AJ53]" office:value-type="float" office:value="0" calcext:value-type="float">
            <text:p>0</text:p>
          </table:table-cell>
          <table:table-cell table:formula="of:=[$GERAL.AK53]" office:value-type="float" office:value="0" calcext:value-type="float">
            <text:p>0</text:p>
          </table:table-cell>
          <table:table-cell table:formula="of:=[$GERAL.AL53]" office:value-type="float" office:value="0" calcext:value-type="float">
            <text:p>0</text:p>
          </table:table-cell>
          <table:table-cell table:formula="of:=[$GERAL.AM53]" office:value-type="float" office:value="1" calcext:value-type="float">
            <text:p>1</text:p>
          </table:table-cell>
          <table:table-cell table:formula="of:=[$GERAL.AQ53]" office:value-type="currency" office:currency="mAh" office:value="5000" calcext:value-type="currency">
            <text:p>5000mAh</text:p>
          </table:table-cell>
          <table:table-cell table:formula="of:=[$PREÇO_CURRENT.F53]" office:value-type="currency" office:currency="BRL" office:value="1271.69666666667" calcext:value-type="currency">
            <text:p>R$ 1271.70</text:p>
          </table:table-cell>
          <table:table-cell table:number-columns-repeated="3"/>
        </table:table-row>
        <table:table-row table:style-name="ro1">
          <table:table-cell table:formula="of:=[$GERAL.B54]" office:value-type="string" office:string-value="XIAOMI" calcext:value-type="string">
            <text:p>XIAOMI</text:p>
          </table:table-cell>
          <table:table-cell table:formula="of:=[$GERAL.A54]" office:value-type="string" office:string-value="RedMi Note 8" calcext:value-type="string">
            <text:p>RedMi Note 8</text:p>
          </table:table-cell>
          <table:table-cell table:formula="of:=[$GERAL.C54]" office:value-type="float" office:value="10" calcext:value-type="float">
            <text:p>10</text:p>
          </table:table-cell>
          <table:table-cell table:formula="of:=[$PROCESSADOR.B54]" office:value-type="string" office:string-value="SnapDragon" calcext:value-type="string">
            <text:p>SnapDragon</text:p>
          </table:table-cell>
          <table:table-cell table:formula="of:=[$PROCESSADOR.C54]" office:value-type="string" office:string-value="SP665" calcext:value-type="string">
            <text:p>SP665</text:p>
          </table:table-cell>
          <table:table-cell table:formula="of:=[$PROCESSADOR.F54]" office:value-type="currency" office:currency="Gb" office:value="4" calcext:value-type="currency">
            <text:p>4Gb</text:p>
          </table:table-cell>
          <table:table-cell table:formula="of:=[$PROCESSADOR.G54]" office:value-type="currency" office:currency="Gb" office:value="64" calcext:value-type="currency">
            <text:p>64Gb</text:p>
          </table:table-cell>
          <table:table-cell table:formula="of:=[$PROCESSADOR.H54]" office:value-type="float" office:value="1" calcext:value-type="float">
            <text:p>1</text:p>
          </table:table-cell>
          <table:table-cell table:formula="of:=[$PROCESSADOR.I54]" office:value-type="currency" office:currency="Ghz" office:value="1.9" calcext:value-type="currency">
            <text:p>1.9Ghz</text:p>
          </table:table-cell>
          <table:table-cell table:formula="of:=[$GERAL.N54]" office:value-type="float" office:value="0" calcext:value-type="float">
            <text:p>0</text:p>
          </table:table-cell>
          <table:table-cell table:formula="of:=[$GERAL.O54]" office:value-type="currency" office:currency="Mbps" office:value="600" calcext:value-type="currency">
            <text:p>600Mbps</text:p>
          </table:table-cell>
          <table:table-cell table:formula="of:=[$GERAL.P54]" office:value-type="currency" office:currency="Mbps" office:value="150" calcext:value-type="currency">
            <text:p>150Mbps</text:p>
          </table:table-cell>
          <table:table-cell table:formula="of:=[$GERAL.T54]" office:value-type="string" office:string-value="IPS" calcext:value-type="string">
            <text:p>IPS</text:p>
          </table:table-cell>
          <table:table-cell table:formula="of:=[$GERAL.AA54]" office:value-type="float" office:value="5" calcext:value-type="float">
            <text:p>5</text:p>
          </table:table-cell>
          <table:table-cell table:formula="of:=[$GERAL.AB54]" office:value-type="currency" office:currency="Mpx" office:value="48" calcext:value-type="currency">
            <text:p>48Mpx</text:p>
          </table:table-cell>
          <table:table-cell table:formula="of:=[$GERAL.AC54]" office:value-type="currency" office:currency="Mpx" office:value="13" calcext:value-type="currency">
            <text:p>13Mpx</text:p>
          </table:table-cell>
          <table:table-cell table:formula="of:=[$GERAL.AD54]" office:value-type="currency" office:currency="º" office:value="0" calcext:value-type="currency">
            <text:p>0º</text:p>
          </table:table-cell>
          <table:table-cell table:formula="of:=[$GERAL.AI54]" office:value-type="float" office:value="1" calcext:value-type="float">
            <text:p>1</text:p>
          </table:table-cell>
          <table:table-cell table:formula="of:=[$GERAL.AJ54]" office:value-type="float" office:value="1" calcext:value-type="float">
            <text:p>1</text:p>
          </table:table-cell>
          <table:table-cell table:formula="of:=[$GERAL.AK54]" office:value-type="float" office:value="1" calcext:value-type="float">
            <text:p>1</text:p>
          </table:table-cell>
          <table:table-cell table:formula="of:=[$GERAL.AL54]" office:value-type="float" office:value="1" calcext:value-type="float">
            <text:p>1</text:p>
          </table:table-cell>
          <table:table-cell table:formula="of:=[$GERAL.AM54]" office:value-type="float" office:value="1" calcext:value-type="float">
            <text:p>1</text:p>
          </table:table-cell>
          <table:table-cell table:formula="of:=[$GERAL.AQ54]" office:value-type="currency" office:currency="mAh" office:value="4000" calcext:value-type="currency">
            <text:p>4000mAh</text:p>
          </table:table-cell>
          <table:table-cell table:formula="of:=[$PREÇO_CURRENT.F54]" office:value-type="currency" office:currency="BRL" office:value="910" calcext:value-type="currency">
            <text:p>R$ 910.00</text:p>
          </table:table-cell>
          <table:table-cell table:number-columns-repeated="3"/>
        </table:table-row>
        <table:table-row table:style-name="ro1">
          <table:table-cell table:formula="of:=[$GERAL.B55]" office:value-type="string" office:string-value="XIAOMI" calcext:value-type="string">
            <text:p>XIAOMI</text:p>
          </table:table-cell>
          <table:table-cell table:formula="of:=[$GERAL.A55]" office:value-type="string" office:string-value="RedMi Note 9t" calcext:value-type="string">
            <text:p>RedMi Note 9t</text:p>
          </table:table-cell>
          <table:table-cell table:formula="of:=[$GERAL.C55]" office:value-type="float" office:value="10" calcext:value-type="float">
            <text:p>10</text:p>
          </table:table-cell>
          <table:table-cell table:formula="of:=[$PROCESSADOR.B55]" office:value-type="string" office:string-value="Dimensity" calcext:value-type="string">
            <text:p>Dimensity</text:p>
          </table:table-cell>
          <table:table-cell table:formula="of:=[$PROCESSADOR.C55]" office:value-type="string" office:string-value="D800U" calcext:value-type="string">
            <text:p>D800U</text:p>
          </table:table-cell>
          <table:table-cell table:formula="of:=[$PROCESSADOR.F55]" office:value-type="currency" office:currency="Gb" office:value="4" calcext:value-type="currency">
            <text:p>4Gb</text:p>
          </table:table-cell>
          <table:table-cell table:formula="of:=[$PROCESSADOR.G55]" office:value-type="currency" office:currency="Gb" office:value="128" calcext:value-type="currency">
            <text:p>128Gb</text:p>
          </table:table-cell>
          <table:table-cell table:formula="of:=[$PROCESSADOR.H55]" office:value-type="float" office:value="1" calcext:value-type="float">
            <text:p>1</text:p>
          </table:table-cell>
          <table:table-cell table:formula="of:=[$PROCESSADOR.I55]" office:value-type="currency" office:currency="Ghz" office:value="2.1" calcext:value-type="currency">
            <text:p>2.1Ghz</text:p>
          </table:table-cell>
          <table:table-cell table:formula="of:=[$GERAL.N55]" office:value-type="float" office:value="1" calcext:value-type="float">
            <text:p>1</text:p>
          </table:table-cell>
          <table:table-cell table:formula="of:=[$GERAL.O55]" office:value-type="currency" office:currency="Mbps" office:value="2300" calcext:value-type="currency">
            <text:p>2300Mbps</text:p>
          </table:table-cell>
          <table:table-cell table:formula="of:=[$GERAL.P55]" office:value-type="currency" office:currency="Mbps" office:value="0" calcext:value-type="currency">
            <text:p>0Mbps</text:p>
          </table:table-cell>
          <table:table-cell table:formula="of:=[$GERAL.T55]" office:value-type="string" office:string-value="IPS" calcext:value-type="string">
            <text:p>IPS</text:p>
          </table:table-cell>
          <table:table-cell table:formula="of:=[$GERAL.AA55]" office:value-type="float" office:value="5" calcext:value-type="float">
            <text:p>5</text:p>
          </table:table-cell>
          <table:table-cell table:formula="of:=[$GERAL.AB55]" office:value-type="currency" office:currency="Mpx" office:value="48" calcext:value-type="currency">
            <text:p>48Mpx</text:p>
          </table:table-cell>
          <table:table-cell table:formula="of:=[$GERAL.AC55]" office:value-type="currency" office:currency="Mpx" office:value="13" calcext:value-type="currency">
            <text:p>13Mpx</text:p>
          </table:table-cell>
          <table:table-cell table:formula="of:=[$GERAL.AD55]" office:value-type="currency" office:currency="º" office:value="118" calcext:value-type="currency">
            <text:p>118º</text:p>
          </table:table-cell>
          <table:table-cell table:formula="of:=[$GERAL.AI55]" office:value-type="float" office:value="1" calcext:value-type="float">
            <text:p>1</text:p>
          </table:table-cell>
          <table:table-cell table:formula="of:=[$GERAL.AJ55]" office:value-type="float" office:value="1" calcext:value-type="float">
            <text:p>1</text:p>
          </table:table-cell>
          <table:table-cell table:formula="of:=[$GERAL.AK55]" office:value-type="float" office:value="1" calcext:value-type="float">
            <text:p>1</text:p>
          </table:table-cell>
          <table:table-cell table:formula="of:=[$GERAL.AL55]" office:value-type="float" office:value="1" calcext:value-type="float">
            <text:p>1</text:p>
          </table:table-cell>
          <table:table-cell table:formula="of:=[$GERAL.AM55]" office:value-type="float" office:value="1" calcext:value-type="float">
            <text:p>1</text:p>
          </table:table-cell>
          <table:table-cell table:formula="of:=[$GERAL.AQ55]" office:value-type="currency" office:currency="mAh" office:value="5000" calcext:value-type="currency">
            <text:p>5000mAh</text:p>
          </table:table-cell>
          <table:table-cell table:formula="of:=[$PREÇO_CURRENT.F55]" office:value-type="currency" office:currency="BRL" office:value="1237" calcext:value-type="currency">
            <text:p>R$ 1237.00</text:p>
          </table:table-cell>
          <table:table-cell table:number-columns-repeated="3"/>
        </table:table-row>
        <table:table-row table:style-name="ro1">
          <table:table-cell table:formula="of:=[$GERAL.B56]" office:value-type="string" office:string-value="XIAOMI" calcext:value-type="string">
            <text:p>XIAOMI</text:p>
          </table:table-cell>
          <table:table-cell table:formula="of:=[$GERAL.A56]" office:value-type="string" office:string-value="RedMi Note 11s" calcext:value-type="string">
            <text:p>RedMi Note 11s</text:p>
          </table:table-cell>
          <table:table-cell table:formula="of:=[$GERAL.C56]" office:value-type="float" office:value="11" calcext:value-type="float">
            <text:p>11</text:p>
          </table:table-cell>
          <table:table-cell table:formula="of:=[$PROCESSADOR.B56]" office:value-type="string" office:string-value="Helio" calcext:value-type="string">
            <text:p>Helio</text:p>
          </table:table-cell>
          <table:table-cell table:formula="of:=[$PROCESSADOR.C56]" office:value-type="string" office:string-value="G96" calcext:value-type="string">
            <text:p>G96</text:p>
          </table:table-cell>
          <table:table-cell table:formula="of:=[$PROCESSADOR.F56]" office:value-type="currency" office:currency="Gb" office:value="6" calcext:value-type="currency">
            <text:p>6Gb</text:p>
          </table:table-cell>
          <table:table-cell table:formula="of:=[$PROCESSADOR.G56]" office:value-type="currency" office:currency="Gb" office:value="128" calcext:value-type="currency">
            <text:p>128Gb</text:p>
          </table:table-cell>
          <table:table-cell table:formula="of:=[$PROCESSADOR.H56]" office:value-type="float" office:value="1" calcext:value-type="float">
            <text:p>1</text:p>
          </table:table-cell>
          <table:table-cell table:formula="of:=[$PROCESSADOR.I56]" office:value-type="currency" office:currency="Ghz" office:value="2" calcext:value-type="currency">
            <text:p>2.0Ghz</text:p>
          </table:table-cell>
          <table:table-cell table:formula="of:=[$GERAL.N56]" office:value-type="float" office:value="0" calcext:value-type="float">
            <text:p>0</text:p>
          </table:table-cell>
          <table:table-cell table:formula="of:=[$GERAL.O56]" office:value-type="currency" office:currency="Mbps" office:value="390" calcext:value-type="currency">
            <text:p>390Mbps</text:p>
          </table:table-cell>
          <table:table-cell table:formula="of:=[$GERAL.P56]" office:value-type="currency" office:currency="Mbps" office:value="150" calcext:value-type="currency">
            <text:p>150Mbps</text:p>
          </table:table-cell>
          <table:table-cell table:formula="of:=[$GERAL.T56]" office:value-type="string" office:string-value="AMOLED" calcext:value-type="string">
            <text:p>AMOLED</text:p>
          </table:table-cell>
          <table:table-cell table:formula="of:=[$GERAL.AA56]" office:value-type="float" office:value="3" calcext:value-type="float">
            <text:p>3</text:p>
          </table:table-cell>
          <table:table-cell table:formula="of:=[$GERAL.AB56]" office:value-type="currency" office:currency="Mpx" office:value="108" calcext:value-type="currency">
            <text:p>108Mpx</text:p>
          </table:table-cell>
          <table:table-cell table:formula="of:=[$GERAL.AC56]" office:value-type="currency" office:currency="Mpx" office:value="16" calcext:value-type="currency">
            <text:p>16Mpx</text:p>
          </table:table-cell>
          <table:table-cell table:formula="of:=[$GERAL.AD56]" office:value-type="currency" office:currency="º" office:value="118" calcext:value-type="currency">
            <text:p>118º</text:p>
          </table:table-cell>
          <table:table-cell table:formula="of:=[$GERAL.AI56]" office:value-type="float" office:value="1" calcext:value-type="float">
            <text:p>1</text:p>
          </table:table-cell>
          <table:table-cell table:formula="of:=[$GERAL.AJ56]" office:value-type="float" office:value="1" calcext:value-type="float">
            <text:p>1</text:p>
          </table:table-cell>
          <table:table-cell table:formula="of:=[$GERAL.AK56]" office:value-type="float" office:value="1" calcext:value-type="float">
            <text:p>1</text:p>
          </table:table-cell>
          <table:table-cell table:formula="of:=[$GERAL.AL56]" office:value-type="float" office:value="1" calcext:value-type="float">
            <text:p>1</text:p>
          </table:table-cell>
          <table:table-cell table:formula="of:=[$GERAL.AM56]" office:value-type="float" office:value="1" calcext:value-type="float">
            <text:p>1</text:p>
          </table:table-cell>
          <table:table-cell table:formula="of:=[$GERAL.AQ56]" office:value-type="currency" office:currency="mAh" office:value="5000" calcext:value-type="currency">
            <text:p>5000mAh</text:p>
          </table:table-cell>
          <table:table-cell table:formula="of:=[$PREÇO_CURRENT.F56]" office:value-type="currency" office:currency="BRL" office:value="1074" calcext:value-type="currency">
            <text:p>R$ 1074.00</text:p>
          </table:table-cell>
          <table:table-cell table:number-columns-repeated="3"/>
        </table:table-row>
        <table:table-row table:style-name="ro1">
          <table:table-cell table:formula="of:=[$GERAL.B57]" office:value-type="string" office:string-value="XIAOMI" calcext:value-type="string">
            <text:p>XIAOMI</text:p>
          </table:table-cell>
          <table:table-cell table:formula="of:=[$GERAL.A57]" office:value-type="string" office:string-value="RedMi Note 12 PRO 4G" calcext:value-type="string">
            <text:p>RedMi Note 12 PRO 4G</text:p>
          </table:table-cell>
          <table:table-cell table:formula="of:=[$GERAL.C57]" office:value-type="float" office:value="11" calcext:value-type="float">
            <text:p>11</text:p>
          </table:table-cell>
          <table:table-cell table:formula="of:=[$PROCESSADOR.B57]" office:value-type="string" office:string-value="SnapDragon" calcext:value-type="string">
            <text:p>SnapDragon</text:p>
          </table:table-cell>
          <table:table-cell table:formula="of:=[$PROCESSADOR.C57]" office:value-type="string" office:string-value="SM7150-AC" calcext:value-type="string">
            <text:p>SM7150-AC</text:p>
          </table:table-cell>
          <table:table-cell table:formula="of:=[$PROCESSADOR.F57]" office:value-type="currency" office:currency="Gb" office:value="6" calcext:value-type="currency">
            <text:p>6Gb</text:p>
          </table:table-cell>
          <table:table-cell table:formula="of:=[$PROCESSADOR.G57]" office:value-type="currency" office:currency="Gb" office:value="128" calcext:value-type="currency">
            <text:p>128Gb</text:p>
          </table:table-cell>
          <table:table-cell table:formula="of:=[$PROCESSADOR.H57]" office:value-type="float" office:value="1" calcext:value-type="float">
            <text:p>1</text:p>
          </table:table-cell>
          <table:table-cell table:formula="of:=[$PROCESSADOR.I57]" office:value-type="currency" office:currency="Ghz" office:value="1.9" calcext:value-type="currency">
            <text:p>1.9Ghz</text:p>
          </table:table-cell>
          <table:table-cell table:formula="of:=[$GERAL.N57]" office:value-type="float" office:value="0" calcext:value-type="float">
            <text:p>0</text:p>
          </table:table-cell>
          <table:table-cell table:formula="of:=[$GERAL.O57]" office:value-type="currency" office:currency="Mbps" office:value="800" calcext:value-type="currency">
            <text:p>800Mbps</text:p>
          </table:table-cell>
          <table:table-cell table:formula="of:=[$GERAL.P57]" office:value-type="currency" office:currency="Mbps" office:value="1500" calcext:value-type="currency">
            <text:p>1500Mbps</text:p>
          </table:table-cell>
          <table:table-cell table:formula="of:=[$GERAL.T57]" office:value-type="string" office:string-value="AMOLED" calcext:value-type="string">
            <text:p>AMOLED</text:p>
          </table:table-cell>
          <table:table-cell table:formula="of:=[$GERAL.AA57]" office:value-type="float" office:value="0" calcext:value-type="float">
            <text:p>0</text:p>
          </table:table-cell>
          <table:table-cell table:formula="of:=[$GERAL.AB57]" office:value-type="currency" office:currency="Mpx" office:value="108" calcext:value-type="currency">
            <text:p>108Mpx</text:p>
          </table:table-cell>
          <table:table-cell table:formula="of:=[$GERAL.AC57]" office:value-type="currency" office:currency="Mpx" office:value="16" calcext:value-type="currency">
            <text:p>16Mpx</text:p>
          </table:table-cell>
          <table:table-cell table:formula="of:=[$GERAL.AD57]" office:value-type="currency" office:currency="º" office:value="120" calcext:value-type="currency">
            <text:p>120º</text:p>
          </table:table-cell>
          <table:table-cell table:formula="of:=[$GERAL.AI57]" office:value-type="float" office:value="1" calcext:value-type="float">
            <text:p>1</text:p>
          </table:table-cell>
          <table:table-cell table:formula="of:=[$GERAL.AJ57]" office:value-type="float" office:value="1" calcext:value-type="float">
            <text:p>1</text:p>
          </table:table-cell>
          <table:table-cell table:formula="of:=[$GERAL.AK57]" office:value-type="float" office:value="1" calcext:value-type="float">
            <text:p>1</text:p>
          </table:table-cell>
          <table:table-cell table:formula="of:=[$GERAL.AL57]" office:value-type="float" office:value="1" calcext:value-type="float">
            <text:p>1</text:p>
          </table:table-cell>
          <table:table-cell table:formula="of:=[$GERAL.AM57]" office:value-type="float" office:value="1" calcext:value-type="float">
            <text:p>1</text:p>
          </table:table-cell>
          <table:table-cell table:formula="of:=[$GERAL.AQ57]" office:value-type="currency" office:currency="mAh" office:value="5000" calcext:value-type="currency">
            <text:p>5000mAh</text:p>
          </table:table-cell>
          <table:table-cell table:formula="of:=[$PREÇO_CURRENT.F57]" office:value-type="currency" office:currency="BRL" office:value="1789.33333333333" calcext:value-type="currency">
            <text:p>R$ 1789.33</text:p>
          </table:table-cell>
          <table:table-cell table:number-columns-repeated="3"/>
        </table:table-row>
        <table:table-row table:style-name="ro1">
          <table:table-cell table:formula="of:=[$GERAL.B58]" office:value-type="string" office:string-value="XIAOMI" calcext:value-type="string">
            <text:p>XIAOMI</text:p>
          </table:table-cell>
          <table:table-cell table:formula="of:=[$GERAL.A58]" office:value-type="string" office:string-value="Xiaomi 11t" calcext:value-type="string">
            <text:p>Xiaomi 11t</text:p>
          </table:table-cell>
          <table:table-cell table:formula="of:=[$GERAL.C58]" office:value-type="float" office:value="11" calcext:value-type="float">
            <text:p>11</text:p>
          </table:table-cell>
          <table:table-cell table:formula="of:=[$PROCESSADOR.B58]" office:value-type="string" office:string-value="Dimensity" calcext:value-type="string">
            <text:p>Dimensity</text:p>
          </table:table-cell>
          <table:table-cell table:formula="of:=[$PROCESSADOR.C58]" office:value-type="string" office:string-value="D1200" calcext:value-type="string">
            <text:p>D1200</text:p>
          </table:table-cell>
          <table:table-cell table:formula="of:=[$PROCESSADOR.F58]" office:value-type="currency" office:currency="Gb" office:value="8" calcext:value-type="currency">
            <text:p>8Gb</text:p>
          </table:table-cell>
          <table:table-cell table:formula="of:=[$PROCESSADOR.G58]" office:value-type="currency" office:currency="Gb" office:value="256" calcext:value-type="currency">
            <text:p>256Gb</text:p>
          </table:table-cell>
          <table:table-cell table:formula="of:=[$PROCESSADOR.H58]" office:value-type="float" office:value="0" calcext:value-type="float">
            <text:p>0</text:p>
          </table:table-cell>
          <table:table-cell table:formula="of:=[$PROCESSADOR.I58]" office:value-type="currency" office:currency="Ghz" office:value="2.4" calcext:value-type="currency">
            <text:p>2.4Ghz</text:p>
          </table:table-cell>
          <table:table-cell table:formula="of:=[$GERAL.N58]" office:value-type="float" office:value="1" calcext:value-type="float">
            <text:p>1</text:p>
          </table:table-cell>
          <table:table-cell table:formula="of:=[$GERAL.O58]" office:value-type="currency" office:currency="Mbps" office:value="4700" calcext:value-type="currency">
            <text:p>4700Mbps</text:p>
          </table:table-cell>
          <table:table-cell table:formula="of:=[$GERAL.P58]" office:value-type="currency" office:currency="Mbps" office:value="2500" calcext:value-type="currency">
            <text:p>2500Mbps</text:p>
          </table:table-cell>
          <table:table-cell table:formula="of:=[$GERAL.T58]" office:value-type="string" office:string-value="AMOLED" calcext:value-type="string">
            <text:p>AMOLED</text:p>
          </table:table-cell>
          <table:table-cell table:formula="of:=[$GERAL.AA58]" office:value-type="float" office:value="7" calcext:value-type="float">
            <text:p>7</text:p>
          </table:table-cell>
          <table:table-cell table:formula="of:=[$GERAL.AB58]" office:value-type="currency" office:currency="Mpx" office:value="108" calcext:value-type="currency">
            <text:p>108Mpx</text:p>
          </table:table-cell>
          <table:table-cell table:formula="of:=[$GERAL.AC58]" office:value-type="currency" office:currency="Mpx" office:value="16" calcext:value-type="currency">
            <text:p>16Mpx</text:p>
          </table:table-cell>
          <table:table-cell table:formula="of:=[$GERAL.AD58]" office:value-type="currency" office:currency="º" office:value="120" calcext:value-type="currency">
            <text:p>120º</text:p>
          </table:table-cell>
          <table:table-cell table:formula="of:=[$GERAL.AI58]" office:value-type="float" office:value="1" calcext:value-type="float">
            <text:p>1</text:p>
          </table:table-cell>
          <table:table-cell table:formula="of:=[$GERAL.AJ58]" office:value-type="float" office:value="1" calcext:value-type="float">
            <text:p>1</text:p>
          </table:table-cell>
          <table:table-cell table:formula="of:=[$GERAL.AK58]" office:value-type="float" office:value="1" calcext:value-type="float">
            <text:p>1</text:p>
          </table:table-cell>
          <table:table-cell table:formula="of:=[$GERAL.AL58]" office:value-type="float" office:value="1" calcext:value-type="float">
            <text:p>1</text:p>
          </table:table-cell>
          <table:table-cell table:formula="of:=[$GERAL.AM58]" office:value-type="float" office:value="1" calcext:value-type="float">
            <text:p>1</text:p>
          </table:table-cell>
          <table:table-cell table:formula="of:=[$GERAL.AQ58]" office:value-type="currency" office:currency="mAh" office:value="5000" calcext:value-type="currency">
            <text:p>5000mAh</text:p>
          </table:table-cell>
          <table:table-cell table:formula="of:=[$PREÇO_CURRENT.F58]" office:value-type="currency" office:currency="BRL" office:value="2863.5" calcext:value-type="currency">
            <text:p>R$ 2863.50</text:p>
          </table:table-cell>
          <table:table-cell table:number-columns-repeated="3"/>
        </table:table-row>
        <table:table-row table:style-name="ro1">
          <table:table-cell table:formula="of:=[$GERAL.B59]" office:value-type="string" office:string-value="XIAOMI" calcext:value-type="string">
            <text:p>XIAOMI</text:p>
          </table:table-cell>
          <table:table-cell table:formula="of:=[$GERAL.A59]" office:value-type="string" office:string-value="Xiaomi 12t" calcext:value-type="string">
            <text:p>Xiaomi 12t</text:p>
          </table:table-cell>
          <table:table-cell table:formula="of:=[$GERAL.C59]" office:value-type="float" office:value="12" calcext:value-type="float">
            <text:p>12</text:p>
          </table:table-cell>
          <table:table-cell table:formula="of:=[$PROCESSADOR.B59]" office:value-type="string" office:string-value="Dimensity" calcext:value-type="string">
            <text:p>Dimensity</text:p>
          </table:table-cell>
          <table:table-cell table:formula="of:=[$PROCESSADOR.C59]" office:value-type="string" office:string-value="D8100 Ultra" calcext:value-type="string">
            <text:p>D8100 Ultra</text:p>
          </table:table-cell>
          <table:table-cell table:formula="of:=[$PROCESSADOR.F59]" office:value-type="currency" office:currency="Gb" office:value="8" calcext:value-type="currency">
            <text:p>8Gb</text:p>
          </table:table-cell>
          <table:table-cell table:formula="of:=[$PROCESSADOR.G59]" office:value-type="currency" office:currency="Gb" office:value="256" calcext:value-type="currency">
            <text:p>256Gb</text:p>
          </table:table-cell>
          <table:table-cell table:formula="of:=[$PROCESSADOR.H59]" office:value-type="float" office:value="0" calcext:value-type="float">
            <text:p>0</text:p>
          </table:table-cell>
          <table:table-cell table:formula="of:=[$PROCESSADOR.I59]" office:value-type="currency" office:currency="Ghz" office:value="2.4" calcext:value-type="currency">
            <text:p>2.4Ghz</text:p>
          </table:table-cell>
          <table:table-cell table:formula="of:=[$GERAL.N59]" office:value-type="float" office:value="1" calcext:value-type="float">
            <text:p>1</text:p>
          </table:table-cell>
          <table:table-cell table:formula="of:=[$GERAL.O59]" office:value-type="currency" office:currency="Mbps" office:value="0" calcext:value-type="currency">
            <text:p>0Mbps</text:p>
          </table:table-cell>
          <table:table-cell table:formula="of:=[$GERAL.P59]" office:value-type="currency" office:currency="Mbps" office:value="0" calcext:value-type="currency">
            <text:p>0Mbps</text:p>
          </table:table-cell>
          <table:table-cell table:formula="of:=[$GERAL.T59]" office:value-type="string" office:string-value="AMOLED" calcext:value-type="string">
            <text:p>AMOLED</text:p>
          </table:table-cell>
          <table:table-cell table:formula="of:=[$GERAL.AA59]" office:value-type="float" office:value="5" calcext:value-type="float">
            <text:p>5</text:p>
          </table:table-cell>
          <table:table-cell table:formula="of:=[$GERAL.AB59]" office:value-type="currency" office:currency="Mpx" office:value="108" calcext:value-type="currency">
            <text:p>108Mpx</text:p>
          </table:table-cell>
          <table:table-cell table:formula="of:=[$GERAL.AC59]" office:value-type="currency" office:currency="Mpx" office:value="20" calcext:value-type="currency">
            <text:p>20Mpx</text:p>
          </table:table-cell>
          <table:table-cell table:formula="of:=[$GERAL.AD59]" office:value-type="currency" office:currency="º" office:value="120" calcext:value-type="currency">
            <text:p>120º</text:p>
          </table:table-cell>
          <table:table-cell table:formula="of:=[$GERAL.AI59]" office:value-type="float" office:value="1" calcext:value-type="float">
            <text:p>1</text:p>
          </table:table-cell>
          <table:table-cell table:formula="of:=[$GERAL.AJ59]" office:value-type="float" office:value="1" calcext:value-type="float">
            <text:p>1</text:p>
          </table:table-cell>
          <table:table-cell table:formula="of:=[$GERAL.AK59]" office:value-type="float" office:value="1" calcext:value-type="float">
            <text:p>1</text:p>
          </table:table-cell>
          <table:table-cell table:formula="of:=[$GERAL.AL59]" office:value-type="float" office:value="1" calcext:value-type="float">
            <text:p>1</text:p>
          </table:table-cell>
          <table:table-cell table:formula="of:=[$GERAL.AM59]" office:value-type="float" office:value="1" calcext:value-type="float">
            <text:p>1</text:p>
          </table:table-cell>
          <table:table-cell table:formula="of:=[$GERAL.AQ59]" office:value-type="currency" office:currency="mAh" office:value="5000" calcext:value-type="currency">
            <text:p>5000mAh</text:p>
          </table:table-cell>
          <table:table-cell table:formula="of:=[$PREÇO_CURRENT.F59]" office:value-type="currency" office:currency="BRL" office:value="3311.5" calcext:value-type="currency">
            <text:p>R$ 3311.50</text:p>
          </table:table-cell>
          <table:table-cell table:number-columns-repeated="3"/>
        </table:table-row>
        <table:table-row table:style-name="ro1">
          <table:table-cell table:formula="of:=[$GERAL.B60]" office:value-type="string" office:string-value="XIAOMI" calcext:value-type="string">
            <text:p>XIAOMI</text:p>
          </table:table-cell>
          <table:table-cell table:formula="of:=[$GERAL.A60]" office:value-type="string" office:string-value="Xiaomi 13" calcext:value-type="string">
            <text:p>Xiaomi 13</text:p>
          </table:table-cell>
          <table:table-cell table:formula="of:=[$GERAL.C60]" office:value-type="float" office:value="13" calcext:value-type="float">
            <text:p>13</text:p>
          </table:table-cell>
          <table:table-cell table:formula="of:=[$PROCESSADOR.B60]" office:value-type="string" office:string-value="SnapDragon" calcext:value-type="string">
            <text:p>SnapDragon</text:p>
          </table:table-cell>
          <table:table-cell table:formula="of:=[$PROCESSADOR.C60]" office:value-type="string" office:string-value="SM8550-AB" calcext:value-type="string">
            <text:p>SM8550-AB</text:p>
          </table:table-cell>
          <table:table-cell table:formula="of:=[$PROCESSADOR.F60]" office:value-type="currency" office:currency="Gb" office:value="8" calcext:value-type="currency">
            <text:p>8Gb</text:p>
          </table:table-cell>
          <table:table-cell table:formula="of:=[$PROCESSADOR.G60]" office:value-type="currency" office:currency="Gb" office:value="256" calcext:value-type="currency">
            <text:p>256Gb</text:p>
          </table:table-cell>
          <table:table-cell table:formula="of:=[$PROCESSADOR.H60]" office:value-type="float" office:value="0" calcext:value-type="float">
            <text:p>0</text:p>
          </table:table-cell>
          <table:table-cell table:formula="of:=[$PROCESSADOR.I60]" office:value-type="currency" office:currency="Ghz" office:value="2.6" calcext:value-type="currency">
            <text:p>2.6Ghz</text:p>
          </table:table-cell>
          <table:table-cell table:formula="of:=[$GERAL.N60]" office:value-type="float" office:value="1" calcext:value-type="float">
            <text:p>1</text:p>
          </table:table-cell>
          <table:table-cell table:formula="of:=[$GERAL.O60]" office:value-type="currency" office:currency="Mbps" office:value="10000" calcext:value-type="currency">
            <text:p>10000Mbps</text:p>
          </table:table-cell>
          <table:table-cell table:formula="of:=[$GERAL.P60]" office:value-type="currency" office:currency="Mbps" office:value="3500" calcext:value-type="currency">
            <text:p>3500Mbps</text:p>
          </table:table-cell>
          <table:table-cell table:formula="of:=[$GERAL.T60]" office:value-type="string" office:string-value="AMOLED" calcext:value-type="string">
            <text:p>AMOLED</text:p>
          </table:table-cell>
          <table:table-cell table:formula="of:=[$GERAL.AA60]" office:value-type="float" office:value="5" calcext:value-type="float">
            <text:p>5</text:p>
          </table:table-cell>
          <table:table-cell table:formula="of:=[$GERAL.AB60]" office:value-type="currency" office:currency="Mpx" office:value="50" calcext:value-type="currency">
            <text:p>50Mpx</text:p>
          </table:table-cell>
          <table:table-cell table:formula="of:=[$GERAL.AC60]" office:value-type="currency" office:currency="Mpx" office:value="32" calcext:value-type="currency">
            <text:p>32Mpx</text:p>
          </table:table-cell>
          <table:table-cell table:formula="of:=[$GERAL.AD60]" office:value-type="currency" office:currency="º" office:value="120" calcext:value-type="currency">
            <text:p>120º</text:p>
          </table:table-cell>
          <table:table-cell table:formula="of:=[$GERAL.AI60]" office:value-type="float" office:value="1" calcext:value-type="float">
            <text:p>1</text:p>
          </table:table-cell>
          <table:table-cell table:formula="of:=[$GERAL.AJ60]" office:value-type="float" office:value="1" calcext:value-type="float">
            <text:p>1</text:p>
          </table:table-cell>
          <table:table-cell table:formula="of:=[$GERAL.AK60]" office:value-type="float" office:value="1" calcext:value-type="float">
            <text:p>1</text:p>
          </table:table-cell>
          <table:table-cell table:formula="of:=[$GERAL.AL60]" office:value-type="float" office:value="1" calcext:value-type="float">
            <text:p>1</text:p>
          </table:table-cell>
          <table:table-cell table:formula="of:=[$GERAL.AM60]" office:value-type="float" office:value="1" calcext:value-type="float">
            <text:p>1</text:p>
          </table:table-cell>
          <table:table-cell table:formula="of:=[$GERAL.AQ60]" office:value-type="currency" office:currency="mAh" office:value="4500" calcext:value-type="currency">
            <text:p>4500mAh</text:p>
          </table:table-cell>
          <table:table-cell table:formula="of:=[$PREÇO_CURRENT.F60]" office:value-type="currency" office:currency="BRL" office:value="5999" calcext:value-type="currency">
            <text:p>R$ 5999.00</text:p>
          </table:table-cell>
          <table:table-cell table:number-columns-repeated="3"/>
        </table:table-row>
        <table:table-row table:style-name="ro1">
          <table:table-cell table:formula="of:=[$GERAL.B61]" office:value-type="string" office:string-value="ASUS" calcext:value-type="string">
            <text:p>ASUS</text:p>
          </table:table-cell>
          <table:table-cell table:formula="of:=[$GERAL.A61]" office:value-type="string" office:string-value="ZenFone 8" calcext:value-type="string">
            <text:p>ZenFone 8</text:p>
          </table:table-cell>
          <table:table-cell table:formula="of:=[$GERAL.C61]" office:value-type="float" office:value="11" calcext:value-type="float">
            <text:p>11</text:p>
          </table:table-cell>
          <table:table-cell table:formula="of:=[$PROCESSADOR.B61]" office:value-type="string" office:string-value="SnapDragon" calcext:value-type="string">
            <text:p>SnapDragon</text:p>
          </table:table-cell>
          <table:table-cell table:formula="of:=[$PROCESSADOR.C61]" office:value-type="string" office:string-value="SP888" calcext:value-type="string">
            <text:p>SP888</text:p>
          </table:table-cell>
          <table:table-cell table:formula="of:=[$PROCESSADOR.F61]" office:value-type="currency" office:currency="Gb" office:value="8" calcext:value-type="currency">
            <text:p>8Gb</text:p>
          </table:table-cell>
          <table:table-cell table:formula="of:=[$PROCESSADOR.G61]" office:value-type="currency" office:currency="Gb" office:value="128" calcext:value-type="currency">
            <text:p>128Gb</text:p>
          </table:table-cell>
          <table:table-cell table:formula="of:=[$PROCESSADOR.H61]" office:value-type="float" office:value="0" calcext:value-type="float">
            <text:p>0</text:p>
          </table:table-cell>
          <table:table-cell table:formula="of:=[$PROCESSADOR.I61]" office:value-type="currency" office:currency="Ghz" office:value="2.2" calcext:value-type="currency">
            <text:p>2.2Ghz</text:p>
          </table:table-cell>
          <table:table-cell table:formula="of:=[$GERAL.N61]" office:value-type="float" office:value="1" calcext:value-type="float">
            <text:p>1</text:p>
          </table:table-cell>
          <table:table-cell table:formula="of:=[$GERAL.O61]" office:value-type="currency" office:currency="Mbps" office:value="7500" calcext:value-type="currency">
            <text:p>7500Mbps</text:p>
          </table:table-cell>
          <table:table-cell table:formula="of:=[$GERAL.P61]" office:value-type="currency" office:currency="Mbps" office:value="3000" calcext:value-type="currency">
            <text:p>3000Mbps</text:p>
          </table:table-cell>
          <table:table-cell table:formula="of:=[$GERAL.T61]" office:value-type="string" office:string-value="AMOLED" calcext:value-type="string">
            <text:p>AMOLED</text:p>
          </table:table-cell>
          <table:table-cell table:formula="of:=[$GERAL.AA61]" office:value-type="float" office:value="7" calcext:value-type="float">
            <text:p>7</text:p>
          </table:table-cell>
          <table:table-cell table:formula="of:=[$GERAL.AB61]" office:value-type="currency" office:currency="Mpx" office:value="64" calcext:value-type="currency">
            <text:p>64Mpx</text:p>
          </table:table-cell>
          <table:table-cell table:formula="of:=[$GERAL.AC61]" office:value-type="currency" office:currency="Mpx" office:value="12" calcext:value-type="currency">
            <text:p>12Mpx</text:p>
          </table:table-cell>
          <table:table-cell table:formula="of:=[$GERAL.AD61]" office:value-type="currency" office:currency="º" office:value="0" calcext:value-type="currency">
            <text:p>0º</text:p>
          </table:table-cell>
          <table:table-cell table:formula="of:=[$GERAL.AI61]" office:value-type="float" office:value="1" calcext:value-type="float">
            <text:p>1</text:p>
          </table:table-cell>
          <table:table-cell table:formula="of:=[$GERAL.AJ61]" office:value-type="float" office:value="1" calcext:value-type="float">
            <text:p>1</text:p>
          </table:table-cell>
          <table:table-cell table:formula="of:=[$GERAL.AK61]" office:value-type="float" office:value="1" calcext:value-type="float">
            <text:p>1</text:p>
          </table:table-cell>
          <table:table-cell table:formula="of:=[$GERAL.AL61]" office:value-type="float" office:value="1" calcext:value-type="float">
            <text:p>1</text:p>
          </table:table-cell>
          <table:table-cell table:formula="of:=[$GERAL.AM61]" office:value-type="float" office:value="1" calcext:value-type="float">
            <text:p>1</text:p>
          </table:table-cell>
          <table:table-cell table:formula="of:=[$GERAL.AQ61]" office:value-type="currency" office:currency="mAh" office:value="4000" calcext:value-type="currency">
            <text:p>4000mAh</text:p>
          </table:table-cell>
          <table:table-cell table:formula="of:=[$PREÇO_CURRENT.F61]" office:value-type="currency" office:currency="BRL" office:value="2867" calcext:value-type="currency">
            <text:p>R$ 2867.00</text:p>
          </table:table-cell>
          <table:table-cell table:number-columns-repeated="3"/>
        </table:table-row>
        <table:table-row table:style-name="ro1">
          <table:table-cell table:formula="of:=[$GERAL.B62]" office:value-type="string" office:string-value="POSITIVO" calcext:value-type="string">
            <text:p>POSITIVO</text:p>
          </table:table-cell>
          <table:table-cell table:formula="of:=[$GERAL.A62]" office:value-type="string" office:string-value="Twist 4 Pro" calcext:value-type="string">
            <text:p>Twist 4 Pro</text:p>
          </table:table-cell>
          <table:table-cell table:formula="of:=[$GERAL.C62]" office:value-type="float" office:value="10" calcext:value-type="float">
            <text:p>10</text:p>
          </table:table-cell>
          <table:table-cell table:formula="of:=[$PROCESSADOR.B62]" office:value-type="string" office:string-value="Unisoc" calcext:value-type="string">
            <text:p>Unisoc</text:p>
          </table:table-cell>
          <table:table-cell table:formula="of:=[$PROCESSADOR.C62]" office:value-type="string" office:string-value="SC9863A" calcext:value-type="string">
            <text:p>SC9863A</text:p>
          </table:table-cell>
          <table:table-cell table:formula="of:=[$PROCESSADOR.F62]" office:value-type="currency" office:currency="Gb" office:value="1" calcext:value-type="currency">
            <text:p>1Gb</text:p>
          </table:table-cell>
          <table:table-cell table:formula="of:=[$PROCESSADOR.G62]" office:value-type="currency" office:currency="Gb" office:value="64" calcext:value-type="currency">
            <text:p>64Gb</text:p>
          </table:table-cell>
          <table:table-cell table:formula="of:=[$PROCESSADOR.H62]" office:value-type="float" office:value="1" calcext:value-type="float">
            <text:p>1</text:p>
          </table:table-cell>
          <table:table-cell table:formula="of:=[$PROCESSADOR.I62]" office:value-type="currency" office:currency="Ghz" office:value="1.4" calcext:value-type="currency">
            <text:p>1.4Ghz</text:p>
          </table:table-cell>
          <table:table-cell table:formula="of:=[$GERAL.N62]" office:value-type="float" office:value="0" calcext:value-type="float">
            <text:p>0</text:p>
          </table:table-cell>
          <table:table-cell table:formula="of:=[$GERAL.O62]" office:value-type="currency" office:currency="Mbps" office:value="150" calcext:value-type="currency">
            <text:p>150Mbps</text:p>
          </table:table-cell>
          <table:table-cell table:formula="of:=[$GERAL.P62]" office:value-type="currency" office:currency="Mbps" office:value="50" calcext:value-type="currency">
            <text:p>50Mbps</text:p>
          </table:table-cell>
          <table:table-cell table:formula="of:=[$GERAL.T62]" office:value-type="string" office:string-value="IPS" calcext:value-type="string">
            <text:p>IPS</text:p>
          </table:table-cell>
          <table:table-cell table:formula="of:=[$GERAL.AA62]" office:value-type="float" office:value="0" calcext:value-type="float">
            <text:p>0</text:p>
          </table:table-cell>
          <table:table-cell table:formula="of:=[$GERAL.AB62]" office:value-type="currency" office:currency="Mpx" office:value="8" calcext:value-type="currency">
            <text:p>8Mpx</text:p>
          </table:table-cell>
          <table:table-cell table:formula="of:=[$GERAL.AC62]" office:value-type="currency" office:currency="Mpx" office:value="8" calcext:value-type="currency">
            <text:p>8Mpx</text:p>
          </table:table-cell>
          <table:table-cell table:formula="of:=[$GERAL.AD62]" office:value-type="currency" office:currency="º" office:value="0" calcext:value-type="currency">
            <text:p>0º</text:p>
          </table:table-cell>
          <table:table-cell table:formula="of:=[$GERAL.AI62]" office:value-type="float" office:value="1" calcext:value-type="float">
            <text:p>1</text:p>
          </table:table-cell>
          <table:table-cell table:formula="of:=[$GERAL.AJ62]" office:value-type="float" office:value="1" calcext:value-type="float">
            <text:p>1</text:p>
          </table:table-cell>
          <table:table-cell table:formula="of:=[$GERAL.AK62]" office:value-type="float" office:value="0" calcext:value-type="float">
            <text:p>0</text:p>
          </table:table-cell>
          <table:table-cell table:formula="of:=[$GERAL.AL62]" office:value-type="float" office:value="0" calcext:value-type="float">
            <text:p>0</text:p>
          </table:table-cell>
          <table:table-cell table:formula="of:=[$GERAL.AM62]" office:value-type="float" office:value="0" calcext:value-type="float">
            <text:p>0</text:p>
          </table:table-cell>
          <table:table-cell table:formula="of:=[$GERAL.AQ62]" office:value-type="currency" office:currency="mAh" office:value="2500" calcext:value-type="currency">
            <text:p>2500mAh</text:p>
          </table:table-cell>
          <table:table-cell table:formula="of:=[$PREÇO_CURRENT.F62]" office:value-type="currency" office:currency="BRL" office:value="442.666666666667" calcext:value-type="currency">
            <text:p>R$ 442.67</text:p>
          </table:table-cell>
          <table:table-cell table:number-columns-repeated="3"/>
        </table:table-row>
        <table:table-row table:style-name="ro1">
          <table:table-cell table:formula="of:=[$GERAL.B63]" office:value-type="string" office:string-value="DOOGEE" calcext:value-type="string">
            <text:p>DOOGEE</text:p>
          </table:table-cell>
          <table:table-cell table:formula="of:=[$GERAL.A63]" office:value-type="string" office:string-value="Doogee V30" calcext:value-type="string">
            <text:p>Doogee V30</text:p>
          </table:table-cell>
          <table:table-cell table:formula="of:=[$GERAL.C63]" office:value-type="float" office:value="12" calcext:value-type="float">
            <text:p>12</text:p>
          </table:table-cell>
          <table:table-cell table:formula="of:=[$PROCESSADOR.B63]" office:value-type="string" office:string-value="Dimensity" calcext:value-type="string">
            <text:p>Dimensity</text:p>
          </table:table-cell>
          <table:table-cell table:formula="of:=[$PROCESSADOR.C63]" office:value-type="string" office:string-value="D900" calcext:value-type="string">
            <text:p>D900</text:p>
          </table:table-cell>
          <table:table-cell table:formula="of:=[$PROCESSADOR.F63]" office:value-type="currency" office:currency="Gb" office:value="8" calcext:value-type="currency">
            <text:p>8Gb</text:p>
          </table:table-cell>
          <table:table-cell table:formula="of:=[$PROCESSADOR.G63]" office:value-type="currency" office:currency="Gb" office:value="256" calcext:value-type="currency">
            <text:p>256Gb</text:p>
          </table:table-cell>
          <table:table-cell table:formula="of:=[$PROCESSADOR.H63]" office:value-type="float" office:value="1" calcext:value-type="float">
            <text:p>1</text:p>
          </table:table-cell>
          <table:table-cell table:formula="of:=[$PROCESSADOR.I63]" office:value-type="currency" office:currency="Ghz" office:value="2.1" calcext:value-type="currency">
            <text:p>2.1Ghz</text:p>
          </table:table-cell>
          <table:table-cell table:formula="of:=[$GERAL.N63]" office:value-type="float" office:value="1" calcext:value-type="float">
            <text:p>1</text:p>
          </table:table-cell>
          <table:table-cell table:formula="of:=[$GERAL.O63]" office:value-type="currency" office:currency="Mbps" office:value="2770" calcext:value-type="currency">
            <text:p>2770Mbps</text:p>
          </table:table-cell>
          <table:table-cell table:formula="of:=[$GERAL.P63]" office:value-type="currency" office:currency="Mbps" office:value="0" calcext:value-type="currency">
            <text:p>0Mbps</text:p>
          </table:table-cell>
          <table:table-cell table:formula="of:=[$GERAL.T63]" office:value-type="string" office:string-value="IPS" calcext:value-type="string">
            <text:p>IPS</text:p>
          </table:table-cell>
          <table:table-cell table:formula="of:=[$GERAL.AA63]" office:value-type="float" office:value="1" calcext:value-type="float">
            <text:p>1</text:p>
          </table:table-cell>
          <table:table-cell table:formula="of:=[$GERAL.AB63]" office:value-type="currency" office:currency="Mpx" office:value="108" calcext:value-type="currency">
            <text:p>108Mpx</text:p>
          </table:table-cell>
          <table:table-cell table:formula="of:=[$GERAL.AC63]" office:value-type="currency" office:currency="Mpx" office:value="32" calcext:value-type="currency">
            <text:p>32Mpx</text:p>
          </table:table-cell>
          <table:table-cell table:formula="of:=[$GERAL.AD63]" office:value-type="currency" office:currency="º" office:value="130" calcext:value-type="currency">
            <text:p>130º</text:p>
          </table:table-cell>
          <table:table-cell table:formula="of:=[$GERAL.AI63]" office:value-type="float" office:value="1" calcext:value-type="float">
            <text:p>1</text:p>
          </table:table-cell>
          <table:table-cell table:formula="of:=[$GERAL.AJ63]" office:value-type="float" office:value="1" calcext:value-type="float">
            <text:p>1</text:p>
          </table:table-cell>
          <table:table-cell table:formula="of:=[$GERAL.AK63]" office:value-type="float" office:value="1" calcext:value-type="float">
            <text:p>1</text:p>
          </table:table-cell>
          <table:table-cell table:formula="of:=[$GERAL.AL63]" office:value-type="float" office:value="1" calcext:value-type="float">
            <text:p>1</text:p>
          </table:table-cell>
          <table:table-cell table:formula="of:=[$GERAL.AM63]" office:value-type="float" office:value="1" calcext:value-type="float">
            <text:p>1</text:p>
          </table:table-cell>
          <table:table-cell table:formula="of:=[$GERAL.AQ63]" office:value-type="currency" office:currency="mAh" office:value="10800" calcext:value-type="currency">
            <text:p>10800mAh</text:p>
          </table:table-cell>
          <table:table-cell table:formula="of:=[$PREÇO_CURRENT.F63]" office:value-type="currency" office:currency="BRL" office:value="3417" calcext:value-type="currency">
            <text:p>R$ 3417.00</text:p>
          </table:table-cell>
          <table:table-cell table:number-columns-repeated="3"/>
        </table:table-row>
        <table:table-row table:style-name="ro1">
          <table:table-cell table:formula="of:=[$GERAL.B64]" office:value-type="string" office:string-value="BLACKVIEW" calcext:value-type="string">
            <text:p>BLACKVIEW</text:p>
          </table:table-cell>
          <table:table-cell table:formula="of:=[$GERAL.A64]" office:value-type="string" office:string-value="Oscal C80" calcext:value-type="string">
            <text:p>Oscal C80</text:p>
          </table:table-cell>
          <table:table-cell table:formula="of:=[$GERAL.C64]" office:value-type="float" office:value="12" calcext:value-type="float">
            <text:p>12</text:p>
          </table:table-cell>
          <table:table-cell table:formula="of:=[$PROCESSADOR.B64]" office:value-type="string" office:string-value="Unisoc" calcext:value-type="string">
            <text:p>Unisoc</text:p>
          </table:table-cell>
          <table:table-cell table:formula="of:=[$PROCESSADOR.C64]" office:value-type="string" office:string-value="T606" calcext:value-type="string">
            <text:p>T606</text:p>
          </table:table-cell>
          <table:table-cell table:formula="of:=[$PROCESSADOR.F64]" office:value-type="currency" office:currency="Gb" office:value="8" calcext:value-type="currency">
            <text:p>8Gb</text:p>
          </table:table-cell>
          <table:table-cell table:formula="of:=[$PROCESSADOR.G64]" office:value-type="currency" office:currency="Gb" office:value="128" calcext:value-type="currency">
            <text:p>128Gb</text:p>
          </table:table-cell>
          <table:table-cell table:formula="of:=[$PROCESSADOR.H64]" office:value-type="float" office:value="1" calcext:value-type="float">
            <text:p>1</text:p>
          </table:table-cell>
          <table:table-cell table:formula="of:=[$PROCESSADOR.I64]" office:value-type="currency" office:currency="Ghz" office:value="1.6" calcext:value-type="currency">
            <text:p>1.6Ghz</text:p>
          </table:table-cell>
          <table:table-cell table:formula="of:=[$GERAL.N64]" office:value-type="float" office:value="0" calcext:value-type="float">
            <text:p>0</text:p>
          </table:table-cell>
          <table:table-cell table:formula="of:=[$GERAL.O64]" office:value-type="currency" office:currency="Mbps" office:value="0" calcext:value-type="currency">
            <text:p>0Mbps</text:p>
          </table:table-cell>
          <table:table-cell table:formula="of:=[$GERAL.P64]" office:value-type="currency" office:currency="Mbps" office:value="0" calcext:value-type="currency">
            <text:p>0Mbps</text:p>
          </table:table-cell>
          <table:table-cell table:formula="of:=[$GERAL.T64]" office:value-type="string" office:string-value="IPS" calcext:value-type="string">
            <text:p>IPS</text:p>
          </table:table-cell>
          <table:table-cell table:formula="of:=[$GERAL.AA64]" office:value-type="float" office:value="0" calcext:value-type="float">
            <text:p>0</text:p>
          </table:table-cell>
          <table:table-cell table:formula="of:=[$GERAL.AB64]" office:value-type="currency" office:currency="Mpx" office:value="50" calcext:value-type="currency">
            <text:p>50Mpx</text:p>
          </table:table-cell>
          <table:table-cell table:formula="of:=[$GERAL.AC64]" office:value-type="currency" office:currency="Mpx" office:value="8" calcext:value-type="currency">
            <text:p>8Mpx</text:p>
          </table:table-cell>
          <table:table-cell table:formula="of:=[$GERAL.AD64]" office:value-type="currency" office:currency="º" office:value="0" calcext:value-type="currency">
            <text:p>0º</text:p>
          </table:table-cell>
          <table:table-cell table:formula="of:=[$GERAL.AI64]" office:value-type="float" office:value="1" calcext:value-type="float">
            <text:p>1</text:p>
          </table:table-cell>
          <table:table-cell table:formula="of:=[$GERAL.AJ64]" office:value-type="float" office:value="1" calcext:value-type="float">
            <text:p>1</text:p>
          </table:table-cell>
          <table:table-cell table:formula="of:=[$GERAL.AK64]" office:value-type="float" office:value="1" calcext:value-type="float">
            <text:p>1</text:p>
          </table:table-cell>
          <table:table-cell table:formula="of:=[$GERAL.AL64]" office:value-type="float" office:value="1" calcext:value-type="float">
            <text:p>1</text:p>
          </table:table-cell>
          <table:table-cell table:formula="of:=[$GERAL.AM64]" office:value-type="float" office:value="1" calcext:value-type="float">
            <text:p>1</text:p>
          </table:table-cell>
          <table:table-cell table:formula="of:=[$GERAL.AQ64]" office:value-type="currency" office:currency="mAh" office:value="5180" calcext:value-type="currency">
            <text:p>5180mAh</text:p>
          </table:table-cell>
          <table:table-cell table:formula="of:=[$PREÇO_CURRENT.F64]" office:value-type="currency" office:currency="BRL" office:value="1700" calcext:value-type="currency">
            <text:p>R$ 170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</table:table-row>
      </table:table>
      <table:table table:name="ANALISE" table:style-name="ta1"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ce21"/>
        <table:table-column table:style-name="co2" table:default-cell-style-name="Default"/>
        <table:table-column table:style-name="co2" table:default-cell-style-name="ce34"/>
        <table:table-column table:style-name="co2" table:default-cell-style-name="Default"/>
        <table:table-column table:style-name="co2" table:number-columns-repeated="2" table:default-cell-style-name="ce35"/>
        <table:table-column table:style-name="co2" table:number-columns-repeated="2" table:default-cell-style-name="Default"/>
        <table:table-column table:style-name="co2" table:number-columns-repeated="2" table:default-cell-style-name="ce15"/>
        <table:table-column table:style-name="co2" table:default-cell-style-name="ce13"/>
        <table:table-column table:style-name="co2" table:number-columns-repeated="2" table:default-cell-style-name="Default"/>
        <table:table-column table:style-name="co2" table:default-cell-style-name="ce24"/>
        <table:table-column table:style-name="co2" table:default-cell-style-name="ce36"/>
        <table:table-column table:style-name="co2" table:number-columns-repeated="8" table:default-cell-style-name="Default"/>
        <table:table-row table:style-name="ro1">
          <table:table-cell table:formula="of:=[$IMPORTANTES.A1]" office:value-type="string" office:string-value="MARCA" calcext:value-type="string">
            <text:p>MARCA</text:p>
          </table:table-cell>
          <table:table-cell table:formula="of:=[$IMPORTANTES.B1]" office:value-type="string" office:string-value="MODELO" calcext:value-type="string">
            <text:p>MODELO</text:p>
          </table:table-cell>
          <table:table-cell table:style-name="Default" table:formula="of:=[$IMPORTANTES.F1]" office:value-type="string" office:string-value="RAM" calcext:value-type="string">
            <text:p>RAM</text:p>
          </table:table-cell>
          <table:table-cell table:style-name="Default" table:formula="of:=[$IMPORTANTES.G1]" office:value-type="string" office:string-value="HDD" calcext:value-type="string">
            <text:p>HDD</text:p>
          </table:table-cell>
          <table:table-cell table:formula="of:=[$IMPORTANTES.H1]" office:value-type="string" office:string-value="Expansivo" calcext:value-type="string">
            <text:p>Expansivo</text:p>
          </table:table-cell>
          <table:table-cell table:style-name="Default" table:formula="of:=[$IMPORTANTES.I1]" office:value-type="string" office:string-value="Freq. Core" calcext:value-type="string">
            <text:p>Freq. Core</text:p>
          </table:table-cell>
          <table:table-cell table:formula="of:=[$IMPORTANTES.J2]" office:value-type="string" office:string-value="5G" calcext:value-type="string">
            <text:p>5G</text:p>
          </table:table-cell>
          <table:table-cell table:style-name="Default" table:formula="of:=[$IMPORTANTES.K2]" office:value-type="string" office:string-value="DOWNLOAD" calcext:value-type="string">
            <text:p>DOWNLOAD</text:p>
          </table:table-cell>
          <table:table-cell table:style-name="Default" table:formula="of:=[$IMPORTANTES.L2]" office:value-type="string" office:string-value="UPLOAD" calcext:value-type="string">
            <text:p>UPLOAD</text:p>
          </table:table-cell>
          <table:table-cell table:formula="of:=[$IMPORTANTES.M1]" office:value-type="string" office:string-value="TELA" calcext:value-type="string">
            <text:p>TELA</text:p>
          </table:table-cell>
          <table:table-cell table:formula="of:=[$IMPORTANTES.N2]" office:value-type="string" office:string-value="Ver" calcext:value-type="string">
            <text:p>Ver</text:p>
          </table:table-cell>
          <table:table-cell table:style-name="Default" table:formula="of:=[$IMPORTANTES.O2]" office:value-type="string" office:string-value="Princ." calcext:value-type="string">
            <text:p>Princ.</text:p>
          </table:table-cell>
          <table:table-cell table:style-name="Default" table:formula="of:=[$IMPORTANTES.P2]" office:value-type="string" office:string-value="Front" calcext:value-type="string">
            <text:p>Front</text:p>
          </table:table-cell>
          <table:table-cell table:style-name="Default" table:formula="of:=[$IMPORTANTES.Q2]" office:value-type="string" office:string-value="Angulo Maximo" calcext:value-type="string">
            <text:p>Angulo Maximo</text:p>
          </table:table-cell>
          <table:table-cell table:formula="of:=[$IMPORTANTES.T2]" office:value-type="string" office:string-value="Giroscópio" calcext:value-type="string">
            <text:p>Giroscópio</text:p>
          </table:table-cell>
          <table:table-cell table:formula="of:=[$IMPORTANTES.U2]" office:value-type="string" office:string-value="Bússola" calcext:value-type="string">
            <text:p>Bússola</text:p>
          </table:table-cell>
          <table:table-cell table:style-name="Default" table:formula="of:=[$IMPORTANTES.W1]" office:value-type="string" office:string-value="BATERIA" calcext:value-type="string">
            <text:p>BATERIA</text:p>
          </table:table-cell>
          <table:table-cell table:style-name="Default" table:formula="of:=[$IMPORTANTES.X2]" office:value-type="string" office:string-value="PREÇO DE CALCULO" calcext:value-type="string">
            <text:p>PREÇO DE CALCULO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formula="of:=[$IMPORTANTES.A3]" office:value-type="string" office:string-value="MOTOROLA" calcext:value-type="string">
            <text:p>MOTOROLA</text:p>
          </table:table-cell>
          <table:table-cell table:formula="of:=[$IMPORTANTES.B3]" office:value-type="string" office:string-value="Moto E13" calcext:value-type="string">
            <text:p>Moto E13</text:p>
          </table:table-cell>
          <table:table-cell table:formula="of:=[$IMPORTANTES.F3]" office:value-type="currency" office:currency="Gb" office:value="2" calcext:value-type="currency">
            <text:p>2Gb</text:p>
          </table:table-cell>
          <table:table-cell table:formula="of:=[$IMPORTANTES.G3]" office:value-type="currency" office:currency="Gb" office:value="32" calcext:value-type="currency">
            <text:p>32Gb</text:p>
          </table:table-cell>
          <table:table-cell table:formula="of:=[$IMPORTANTES.H3]" office:value-type="float" office:value="1" calcext:value-type="float">
            <text:p>1</text:p>
          </table:table-cell>
          <table:table-cell table:formula="of:=[$IMPORTANTES.I3]" office:value-type="currency" office:currency="Ghz" office:value="1.6" calcext:value-type="currency">
            <text:p>1.6Ghz</text:p>
          </table:table-cell>
          <table:table-cell table:formula="of:=[$IMPORTANTES.J3]" office:value-type="float" office:value="0" calcext:value-type="float">
            <text:p>0</text:p>
          </table:table-cell>
          <table:table-cell table:formula="of:=[$IMPORTANTES.K3]" office:value-type="currency" office:currency="Mbps" office:value="0" calcext:value-type="currency">
            <text:p>0Mbps</text:p>
          </table:table-cell>
          <table:table-cell table:formula="of:=[$IMPORTANTES.L3]" office:value-type="currency" office:currency="Mbps" office:value="0" calcext:value-type="currency">
            <text:p>0Mbps</text:p>
          </table:table-cell>
          <table:table-cell table:formula="of:=[$IMPORTANTES.M3]" office:value-type="string" office:string-value="IPS" calcext:value-type="string">
            <text:p>IPS</text:p>
          </table:table-cell>
          <table:table-cell table:formula="of:=[$IMPORTANTES.N3]" office:value-type="float" office:value="0" calcext:value-type="float">
            <text:p>0</text:p>
          </table:table-cell>
          <table:table-cell table:formula="of:=[$IMPORTANTES.O3]" office:value-type="currency" office:currency="Mpx" office:value="13" calcext:value-type="currency">
            <text:p>13Mpx</text:p>
          </table:table-cell>
          <table:table-cell table:formula="of:=[$IMPORTANTES.P3]" office:value-type="currency" office:currency="Mpx" office:value="5" calcext:value-type="currency">
            <text:p>5Mpx</text:p>
          </table:table-cell>
          <table:table-cell table:formula="of:=[$IMPORTANTES.Q3]" office:value-type="currency" office:currency="º" office:value="0" calcext:value-type="currency">
            <text:p>0º</text:p>
          </table:table-cell>
          <table:table-cell table:formula="of:=[$IMPORTANTES.T3]" office:value-type="float" office:value="0" calcext:value-type="float">
            <text:p>0</text:p>
          </table:table-cell>
          <table:table-cell table:formula="of:=[$IMPORTANTES.U3]" office:value-type="float" office:value="0" calcext:value-type="float">
            <text:p>0</text:p>
          </table:table-cell>
          <table:table-cell table:formula="of:=[$IMPORTANTES.W3]" office:value-type="currency" office:currency="mAh" office:value="5000" calcext:value-type="currency">
            <text:p>5000mAh</text:p>
          </table:table-cell>
          <table:table-cell table:formula="of:=[$IMPORTANTES.X3]" office:value-type="currency" office:currency="BRL" office:value="631.025" calcext:value-type="currency">
            <text:p>R$ 631.03</text:p>
          </table:table-cell>
          <table:table-cell table:number-columns-repeated="8"/>
        </table:table-row>
        <table:table-row table:style-name="ro1">
          <table:table-cell table:formula="of:=[$IMPORTANTES.A4]" office:value-type="string" office:string-value="MOTOROLA" calcext:value-type="string">
            <text:p>MOTOROLA</text:p>
          </table:table-cell>
          <table:table-cell table:formula="of:=[$IMPORTANTES.B4]" office:value-type="string" office:string-value="Moto E22" calcext:value-type="string">
            <text:p>Moto E22</text:p>
          </table:table-cell>
          <table:table-cell table:formula="of:=[$IMPORTANTES.F4]" office:value-type="currency" office:currency="Gb" office:value="4" calcext:value-type="currency">
            <text:p>4Gb</text:p>
          </table:table-cell>
          <table:table-cell table:formula="of:=[$IMPORTANTES.G4]" office:value-type="currency" office:currency="Gb" office:value="64" calcext:value-type="currency">
            <text:p>64Gb</text:p>
          </table:table-cell>
          <table:table-cell table:formula="of:=[$IMPORTANTES.H4]" office:value-type="float" office:value="1" calcext:value-type="float">
            <text:p>1</text:p>
          </table:table-cell>
          <table:table-cell table:formula="of:=[$IMPORTANTES.I4]" office:value-type="currency" office:currency="Ghz" office:value="2.1" calcext:value-type="currency">
            <text:p>2.1Ghz</text:p>
          </table:table-cell>
          <table:table-cell table:formula="of:=[$IMPORTANTES.J4]" office:value-type="float" office:value="0" calcext:value-type="float">
            <text:p>0</text:p>
          </table:table-cell>
          <table:table-cell table:formula="of:=[$IMPORTANTES.K4]" office:value-type="currency" office:currency="Mbps" office:value="0" calcext:value-type="currency">
            <text:p>0Mbps</text:p>
          </table:table-cell>
          <table:table-cell table:formula="of:=[$IMPORTANTES.L4]" office:value-type="currency" office:currency="Mbps" office:value="0" calcext:value-type="currency">
            <text:p>0Mbps</text:p>
          </table:table-cell>
          <table:table-cell table:formula="of:=[$IMPORTANTES.M4]" office:value-type="string" office:string-value="IPS" calcext:value-type="string">
            <text:p>IPS</text:p>
          </table:table-cell>
          <table:table-cell table:formula="of:=[$IMPORTANTES.N4]" office:value-type="float" office:value="0" calcext:value-type="float">
            <text:p>0</text:p>
          </table:table-cell>
          <table:table-cell table:formula="of:=[$IMPORTANTES.O4]" office:value-type="currency" office:currency="Mpx" office:value="16" calcext:value-type="currency">
            <text:p>16Mpx</text:p>
          </table:table-cell>
          <table:table-cell table:formula="of:=[$IMPORTANTES.P4]" office:value-type="currency" office:currency="Mpx" office:value="5" calcext:value-type="currency">
            <text:p>5Mpx</text:p>
          </table:table-cell>
          <table:table-cell table:formula="of:=[$IMPORTANTES.Q4]" office:value-type="currency" office:currency="º" office:value="80" calcext:value-type="currency">
            <text:p>80º</text:p>
          </table:table-cell>
          <table:table-cell table:formula="of:=[$IMPORTANTES.T4]" office:value-type="float" office:value="0" calcext:value-type="float">
            <text:p>0</text:p>
          </table:table-cell>
          <table:table-cell table:formula="of:=[$IMPORTANTES.U4]" office:value-type="float" office:value="0" calcext:value-type="float">
            <text:p>0</text:p>
          </table:table-cell>
          <table:table-cell table:formula="of:=[$IMPORTANTES.W4]" office:value-type="currency" office:currency="mAh" office:value="4020" calcext:value-type="currency">
            <text:p>4020mAh</text:p>
          </table:table-cell>
          <table:table-cell table:formula="of:=[$IMPORTANTES.X4]" office:value-type="currency" office:currency="BRL" office:value="789" calcext:value-type="currency">
            <text:p>R$ 789.00</text:p>
          </table:table-cell>
          <table:table-cell/>
          <table:table-cell table:style-name="ce13"/>
          <table:table-cell table:style-name="ce20" table:number-columns-repeated="3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5]" office:value-type="string" office:string-value="MOTOROLA" calcext:value-type="string">
            <text:p>MOTOROLA</text:p>
          </table:table-cell>
          <table:table-cell table:formula="of:=[$IMPORTANTES.B5]" office:value-type="string" office:string-value="Moto G22" calcext:value-type="string">
            <text:p>Moto G22</text:p>
          </table:table-cell>
          <table:table-cell table:formula="of:=[$IMPORTANTES.F5]" office:value-type="currency" office:currency="Gb" office:value="4" calcext:value-type="currency">
            <text:p>4Gb</text:p>
          </table:table-cell>
          <table:table-cell table:formula="of:=[$IMPORTANTES.G5]" office:value-type="currency" office:currency="Gb" office:value="128" calcext:value-type="currency">
            <text:p>128Gb</text:p>
          </table:table-cell>
          <table:table-cell table:formula="of:=[$IMPORTANTES.H5]" office:value-type="float" office:value="1" calcext:value-type="float">
            <text:p>1</text:p>
          </table:table-cell>
          <table:table-cell table:formula="of:=[$IMPORTANTES.I5]" office:value-type="currency" office:currency="Ghz" office:value="2.1" calcext:value-type="currency">
            <text:p>2.1Ghz</text:p>
          </table:table-cell>
          <table:table-cell table:formula="of:=[$IMPORTANTES.J5]" office:value-type="float" office:value="0" calcext:value-type="float">
            <text:p>0</text:p>
          </table:table-cell>
          <table:table-cell table:formula="of:=[$IMPORTANTES.K5]" office:value-type="currency" office:currency="Mbps" office:value="0" calcext:value-type="currency">
            <text:p>0Mbps</text:p>
          </table:table-cell>
          <table:table-cell table:formula="of:=[$IMPORTANTES.L5]" office:value-type="currency" office:currency="Mbps" office:value="0" calcext:value-type="currency">
            <text:p>0Mbps</text:p>
          </table:table-cell>
          <table:table-cell table:formula="of:=[$IMPORTANTES.M5]" office:value-type="string" office:string-value="IPS" calcext:value-type="string">
            <text:p>IPS</text:p>
          </table:table-cell>
          <table:table-cell table:formula="of:=[$IMPORTANTES.N5]" office:value-type="float" office:value="0" calcext:value-type="float">
            <text:p>0</text:p>
          </table:table-cell>
          <table:table-cell table:formula="of:=[$IMPORTANTES.O5]" office:value-type="currency" office:currency="Mpx" office:value="50" calcext:value-type="currency">
            <text:p>50Mpx</text:p>
          </table:table-cell>
          <table:table-cell table:formula="of:=[$IMPORTANTES.P5]" office:value-type="currency" office:currency="Mpx" office:value="16" calcext:value-type="currency">
            <text:p>16Mpx</text:p>
          </table:table-cell>
          <table:table-cell table:formula="of:=[$IMPORTANTES.Q5]" office:value-type="currency" office:currency="º" office:value="118" calcext:value-type="currency">
            <text:p>118º</text:p>
          </table:table-cell>
          <table:table-cell table:formula="of:=[$IMPORTANTES.T5]" office:value-type="float" office:value="1" calcext:value-type="float">
            <text:p>1</text:p>
          </table:table-cell>
          <table:table-cell table:formula="of:=[$IMPORTANTES.U5]" office:value-type="float" office:value="1" calcext:value-type="float">
            <text:p>1</text:p>
          </table:table-cell>
          <table:table-cell table:formula="of:=[$IMPORTANTES.W5]" office:value-type="currency" office:currency="mAh" office:value="5000" calcext:value-type="currency">
            <text:p>5000mAh</text:p>
          </table:table-cell>
          <table:table-cell table:formula="of:=[$IMPORTANTES.X5]" office:value-type="currency" office:currency="BRL" office:value="964.75" calcext:value-type="currency">
            <text:p>R$ 964.75</text:p>
          </table:table-cell>
          <table:table-cell/>
          <table:table-cell table:style-name="ce13"/>
          <table:table-cell table:style-name="ce20" table:number-columns-repeated="3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6]" office:value-type="string" office:string-value="MOTOROLA" calcext:value-type="string">
            <text:p>MOTOROLA</text:p>
          </table:table-cell>
          <table:table-cell table:formula="of:=[$IMPORTANTES.B6]" office:value-type="string" office:string-value="Moto G32" calcext:value-type="string">
            <text:p>Moto G32</text:p>
          </table:table-cell>
          <table:table-cell table:formula="of:=[$IMPORTANTES.F6]" office:value-type="currency" office:currency="Gb" office:value="4" calcext:value-type="currency">
            <text:p>4Gb</text:p>
          </table:table-cell>
          <table:table-cell table:formula="of:=[$IMPORTANTES.G6]" office:value-type="currency" office:currency="Gb" office:value="128" calcext:value-type="currency">
            <text:p>128Gb</text:p>
          </table:table-cell>
          <table:table-cell table:formula="of:=[$IMPORTANTES.H6]" office:value-type="float" office:value="1" calcext:value-type="float">
            <text:p>1</text:p>
          </table:table-cell>
          <table:table-cell table:formula="of:=[$IMPORTANTES.I6]" office:value-type="currency" office:currency="Ghz" office:value="2.2" calcext:value-type="currency">
            <text:p>2.2Ghz</text:p>
          </table:table-cell>
          <table:table-cell table:formula="of:=[$IMPORTANTES.J6]" office:value-type="float" office:value="0" calcext:value-type="float">
            <text:p>0</text:p>
          </table:table-cell>
          <table:table-cell table:formula="of:=[$IMPORTANTES.K6]" office:value-type="currency" office:currency="Mbps" office:value="390" calcext:value-type="currency">
            <text:p>390Mbps</text:p>
          </table:table-cell>
          <table:table-cell table:formula="of:=[$IMPORTANTES.L6]" office:value-type="currency" office:currency="Mbps" office:value="150" calcext:value-type="currency">
            <text:p>150Mbps</text:p>
          </table:table-cell>
          <table:table-cell table:formula="of:=[$IMPORTANTES.M6]" office:value-type="string" office:string-value="IPS" calcext:value-type="string">
            <text:p>IPS</text:p>
          </table:table-cell>
          <table:table-cell table:formula="of:=[$IMPORTANTES.N6]" office:value-type="float" office:value="0" calcext:value-type="float">
            <text:p>0</text:p>
          </table:table-cell>
          <table:table-cell table:formula="of:=[$IMPORTANTES.O6]" office:value-type="currency" office:currency="Mpx" office:value="50" calcext:value-type="currency">
            <text:p>50Mpx</text:p>
          </table:table-cell>
          <table:table-cell table:formula="of:=[$IMPORTANTES.P6]" office:value-type="currency" office:currency="Mpx" office:value="16" calcext:value-type="currency">
            <text:p>16Mpx</text:p>
          </table:table-cell>
          <table:table-cell table:formula="of:=[$IMPORTANTES.Q6]" office:value-type="currency" office:currency="º" office:value="118" calcext:value-type="currency">
            <text:p>118º</text:p>
          </table:table-cell>
          <table:table-cell table:formula="of:=[$IMPORTANTES.T6]" office:value-type="float" office:value="1" calcext:value-type="float">
            <text:p>1</text:p>
          </table:table-cell>
          <table:table-cell table:formula="of:=[$IMPORTANTES.U6]" office:value-type="float" office:value="1" calcext:value-type="float">
            <text:p>1</text:p>
          </table:table-cell>
          <table:table-cell table:formula="of:=[$IMPORTANTES.W6]" office:value-type="currency" office:currency="mAh" office:value="5000" calcext:value-type="currency">
            <text:p>5000mAh</text:p>
          </table:table-cell>
          <table:table-cell table:formula="of:=[$IMPORTANTES.X6]" office:value-type="currency" office:currency="BRL" office:value="948.5" calcext:value-type="currency">
            <text:p>R$ 948.50</text:p>
          </table:table-cell>
          <table:table-cell/>
          <table:table-cell table:style-name="ce13"/>
          <table:table-cell table:style-name="ce20" table:number-columns-repeated="3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7]" office:value-type="string" office:string-value="MOTOROLA" calcext:value-type="string">
            <text:p>MOTOROLA</text:p>
          </table:table-cell>
          <table:table-cell table:formula="of:=[$IMPORTANTES.B7]" office:value-type="string" office:string-value="Moto G41" calcext:value-type="string">
            <text:p>Moto G41</text:p>
          </table:table-cell>
          <table:table-cell table:formula="of:=[$IMPORTANTES.F7]" office:value-type="currency" office:currency="Gb" office:value="4" calcext:value-type="currency">
            <text:p>4Gb</text:p>
          </table:table-cell>
          <table:table-cell table:formula="of:=[$IMPORTANTES.G7]" office:value-type="currency" office:currency="Gb" office:value="128" calcext:value-type="currency">
            <text:p>128Gb</text:p>
          </table:table-cell>
          <table:table-cell table:formula="of:=[$IMPORTANTES.H7]" office:value-type="float" office:value="1" calcext:value-type="float">
            <text:p>1</text:p>
          </table:table-cell>
          <table:table-cell table:formula="of:=[$IMPORTANTES.I7]" office:value-type="currency" office:currency="Ghz" office:value="1.9" calcext:value-type="currency">
            <text:p>1.9Ghz</text:p>
          </table:table-cell>
          <table:table-cell table:formula="of:=[$IMPORTANTES.J7]" office:value-type="float" office:value="0" calcext:value-type="float">
            <text:p>0</text:p>
          </table:table-cell>
          <table:table-cell table:formula="of:=[$IMPORTANTES.K7]" office:value-type="currency" office:currency="Mbps" office:value="300" calcext:value-type="currency">
            <text:p>300Mbps</text:p>
          </table:table-cell>
          <table:table-cell table:formula="of:=[$IMPORTANTES.L7]" office:value-type="currency" office:currency="Mbps" office:value="150" calcext:value-type="currency">
            <text:p>150Mbps</text:p>
          </table:table-cell>
          <table:table-cell table:formula="of:=[$IMPORTANTES.M7]" office:value-type="string" office:string-value="OLED" calcext:value-type="string">
            <text:p>OLED</text:p>
          </table:table-cell>
          <table:table-cell table:formula="of:=[$IMPORTANTES.N7]" office:value-type="float" office:value="0" calcext:value-type="float">
            <text:p>0</text:p>
          </table:table-cell>
          <table:table-cell table:formula="of:=[$IMPORTANTES.O7]" office:value-type="currency" office:currency="Mpx" office:value="48" calcext:value-type="currency">
            <text:p>48Mpx</text:p>
          </table:table-cell>
          <table:table-cell table:formula="of:=[$IMPORTANTES.P7]" office:value-type="currency" office:currency="Mpx" office:value="13" calcext:value-type="currency">
            <text:p>13Mpx</text:p>
          </table:table-cell>
          <table:table-cell table:formula="of:=[$IMPORTANTES.Q7]" office:value-type="currency" office:currency="º" office:value="118" calcext:value-type="currency">
            <text:p>118º</text:p>
          </table:table-cell>
          <table:table-cell table:formula="of:=[$IMPORTANTES.T7]" office:value-type="float" office:value="1" calcext:value-type="float">
            <text:p>1</text:p>
          </table:table-cell>
          <table:table-cell table:formula="of:=[$IMPORTANTES.U7]" office:value-type="float" office:value="1" calcext:value-type="float">
            <text:p>1</text:p>
          </table:table-cell>
          <table:table-cell table:formula="of:=[$IMPORTANTES.W7]" office:value-type="currency" office:currency="mAh" office:value="5000" calcext:value-type="currency">
            <text:p>5000mAh</text:p>
          </table:table-cell>
          <table:table-cell table:formula="of:=[$IMPORTANTES.X7]" office:value-type="currency" office:currency="BRL" office:value="1236.22" calcext:value-type="currency">
            <text:p>R$ 1236.22</text:p>
          </table:table-cell>
          <table:table-cell/>
          <table:table-cell table:style-name="ce13"/>
          <table:table-cell table:style-name="ce20" table:number-columns-repeated="3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8]" office:value-type="string" office:string-value="MOTOROLA" calcext:value-type="string">
            <text:p>MOTOROLA</text:p>
          </table:table-cell>
          <table:table-cell table:formula="of:=[$IMPORTANTES.B8]" office:value-type="string" office:string-value="Moto G52" calcext:value-type="string">
            <text:p>Moto G52</text:p>
          </table:table-cell>
          <table:table-cell table:formula="of:=[$IMPORTANTES.F8]" office:value-type="currency" office:currency="Gb" office:value="4" calcext:value-type="currency">
            <text:p>4Gb</text:p>
          </table:table-cell>
          <table:table-cell table:formula="of:=[$IMPORTANTES.G8]" office:value-type="currency" office:currency="Gb" office:value="128" calcext:value-type="currency">
            <text:p>128Gb</text:p>
          </table:table-cell>
          <table:table-cell table:formula="of:=[$IMPORTANTES.H8]" office:value-type="float" office:value="1" calcext:value-type="float">
            <text:p>1</text:p>
          </table:table-cell>
          <table:table-cell table:formula="of:=[$IMPORTANTES.I8]" office:value-type="currency" office:currency="Ghz" office:value="2.2" calcext:value-type="currency">
            <text:p>2.2Ghz</text:p>
          </table:table-cell>
          <table:table-cell table:formula="of:=[$IMPORTANTES.J8]" office:value-type="float" office:value="0" calcext:value-type="float">
            <text:p>0</text:p>
          </table:table-cell>
          <table:table-cell table:formula="of:=[$IMPORTANTES.K8]" office:value-type="currency" office:currency="Mbps" office:value="390" calcext:value-type="currency">
            <text:p>390Mbps</text:p>
          </table:table-cell>
          <table:table-cell table:formula="of:=[$IMPORTANTES.L8]" office:value-type="currency" office:currency="Mbps" office:value="150" calcext:value-type="currency">
            <text:p>150Mbps</text:p>
          </table:table-cell>
          <table:table-cell table:formula="of:=[$IMPORTANTES.M8]" office:value-type="string" office:string-value="OLED" calcext:value-type="string">
            <text:p>OLED</text:p>
          </table:table-cell>
          <table:table-cell table:formula="of:=[$IMPORTANTES.N8]" office:value-type="float" office:value="0" calcext:value-type="float">
            <text:p>0</text:p>
          </table:table-cell>
          <table:table-cell table:formula="of:=[$IMPORTANTES.O8]" office:value-type="currency" office:currency="Mpx" office:value="64" calcext:value-type="currency">
            <text:p>64Mpx</text:p>
          </table:table-cell>
          <table:table-cell table:formula="of:=[$IMPORTANTES.P8]" office:value-type="currency" office:currency="Mpx" office:value="16" calcext:value-type="currency">
            <text:p>16Mpx</text:p>
          </table:table-cell>
          <table:table-cell table:formula="of:=[$IMPORTANTES.Q8]" office:value-type="currency" office:currency="º" office:value="118" calcext:value-type="currency">
            <text:p>118º</text:p>
          </table:table-cell>
          <table:table-cell table:formula="of:=[$IMPORTANTES.T8]" office:value-type="float" office:value="1" calcext:value-type="float">
            <text:p>1</text:p>
          </table:table-cell>
          <table:table-cell table:formula="of:=[$IMPORTANTES.U8]" office:value-type="float" office:value="1" calcext:value-type="float">
            <text:p>1</text:p>
          </table:table-cell>
          <table:table-cell table:formula="of:=[$IMPORTANTES.W8]" office:value-type="currency" office:currency="mAh" office:value="5000" calcext:value-type="currency">
            <text:p>5000mAh</text:p>
          </table:table-cell>
          <table:table-cell table:formula="of:=[$IMPORTANTES.X8]" office:value-type="currency" office:currency="BRL" office:value="1190.25" calcext:value-type="currency">
            <text:p>R$ 1190.25</text:p>
          </table:table-cell>
          <table:table-cell/>
          <table:table-cell table:style-name="ce13"/>
          <table:table-cell table:style-name="ce20" table:number-columns-repeated="3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9]" office:value-type="string" office:string-value="MOTOROLA" calcext:value-type="string">
            <text:p>MOTOROLA</text:p>
          </table:table-cell>
          <table:table-cell table:formula="of:=[$IMPORTANTES.B9]" office:value-type="string" office:string-value="Moto G53" calcext:value-type="string">
            <text:p>Moto G53</text:p>
          </table:table-cell>
          <table:table-cell table:formula="of:=[$IMPORTANTES.F9]" office:value-type="currency" office:currency="Gb" office:value="4" calcext:value-type="currency">
            <text:p>4Gb</text:p>
          </table:table-cell>
          <table:table-cell table:formula="of:=[$IMPORTANTES.G9]" office:value-type="currency" office:currency="Gb" office:value="128" calcext:value-type="currency">
            <text:p>128Gb</text:p>
          </table:table-cell>
          <table:table-cell table:formula="of:=[$IMPORTANTES.H9]" office:value-type="float" office:value="1" calcext:value-type="float">
            <text:p>1</text:p>
          </table:table-cell>
          <table:table-cell table:formula="of:=[$IMPORTANTES.I9]" office:value-type="currency" office:currency="Ghz" office:value="1.9" calcext:value-type="currency">
            <text:p>1.9Ghz</text:p>
          </table:table-cell>
          <table:table-cell table:formula="of:=[$IMPORTANTES.J9]" office:value-type="float" office:value="1" calcext:value-type="float">
            <text:p>1</text:p>
          </table:table-cell>
          <table:table-cell table:formula="of:=[$IMPORTANTES.K9]" office:value-type="currency" office:currency="Mbps" office:value="2500" calcext:value-type="currency">
            <text:p>2500Mbps</text:p>
          </table:table-cell>
          <table:table-cell table:formula="of:=[$IMPORTANTES.L9]" office:value-type="currency" office:currency="Mbps" office:value="1500" calcext:value-type="currency">
            <text:p>1500Mbps</text:p>
          </table:table-cell>
          <table:table-cell table:formula="of:=[$IMPORTANTES.M9]" office:value-type="string" office:string-value="IPS" calcext:value-type="string">
            <text:p>IPS</text:p>
          </table:table-cell>
          <table:table-cell table:formula="of:=[$IMPORTANTES.N9]" office:value-type="float" office:value="0" calcext:value-type="float">
            <text:p>0</text:p>
          </table:table-cell>
          <table:table-cell table:formula="of:=[$IMPORTANTES.O9]" office:value-type="currency" office:currency="Mpx" office:value="50" calcext:value-type="currency">
            <text:p>50Mpx</text:p>
          </table:table-cell>
          <table:table-cell table:formula="of:=[$IMPORTANTES.P9]" office:value-type="currency" office:currency="Mpx" office:value="8" calcext:value-type="currency">
            <text:p>8Mpx</text:p>
          </table:table-cell>
          <table:table-cell table:formula="of:=[$IMPORTANTES.Q9]" office:value-type="currency" office:currency="º" office:value="78" calcext:value-type="currency">
            <text:p>78º</text:p>
          </table:table-cell>
          <table:table-cell table:formula="of:=[$IMPORTANTES.T9]" office:value-type="float" office:value="1" calcext:value-type="float">
            <text:p>1</text:p>
          </table:table-cell>
          <table:table-cell table:formula="of:=[$IMPORTANTES.U9]" office:value-type="float" office:value="1" calcext:value-type="float">
            <text:p>1</text:p>
          </table:table-cell>
          <table:table-cell table:formula="of:=[$IMPORTANTES.W9]" office:value-type="currency" office:currency="mAh" office:value="5000" calcext:value-type="currency">
            <text:p>5000mAh</text:p>
          </table:table-cell>
          <table:table-cell table:formula="of:=[$IMPORTANTES.X9]" office:value-type="currency" office:currency="BRL" office:value="1244.775" calcext:value-type="currency">
            <text:p>R$ 1244.78</text:p>
          </table:table-cell>
          <table:table-cell/>
          <table:table-cell table:style-name="ce13"/>
          <table:table-cell table:style-name="ce20" table:number-columns-repeated="3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10]" office:value-type="string" office:string-value="MOTOROLA" calcext:value-type="string">
            <text:p>MOTOROLA</text:p>
          </table:table-cell>
          <table:table-cell table:formula="of:=[$IMPORTANTES.B10]" office:value-type="string" office:string-value="Moto G60" calcext:value-type="string">
            <text:p>Moto G60</text:p>
          </table:table-cell>
          <table:table-cell table:formula="of:=[$IMPORTANTES.F10]" office:value-type="currency" office:currency="Gb" office:value="6" calcext:value-type="currency">
            <text:p>6Gb</text:p>
          </table:table-cell>
          <table:table-cell table:formula="of:=[$IMPORTANTES.G10]" office:value-type="currency" office:currency="Gb" office:value="128" calcext:value-type="currency">
            <text:p>128Gb</text:p>
          </table:table-cell>
          <table:table-cell table:formula="of:=[$IMPORTANTES.H10]" office:value-type="float" office:value="1" calcext:value-type="float">
            <text:p>1</text:p>
          </table:table-cell>
          <table:table-cell table:formula="of:=[$IMPORTANTES.I10]" office:value-type="currency" office:currency="Ghz" office:value="1.9" calcext:value-type="currency">
            <text:p>1.9Ghz</text:p>
          </table:table-cell>
          <table:table-cell table:formula="of:=[$IMPORTANTES.J10]" office:value-type="float" office:value="0" calcext:value-type="float">
            <text:p>0</text:p>
          </table:table-cell>
          <table:table-cell table:formula="of:=[$IMPORTANTES.K10]" office:value-type="currency" office:currency="Mbps" office:value="800" calcext:value-type="currency">
            <text:p>800Mbps</text:p>
          </table:table-cell>
          <table:table-cell table:formula="of:=[$IMPORTANTES.L10]" office:value-type="currency" office:currency="Mbps" office:value="150" calcext:value-type="currency">
            <text:p>150Mbps</text:p>
          </table:table-cell>
          <table:table-cell table:formula="of:=[$IMPORTANTES.M10]" office:value-type="string" office:string-value="IPS" calcext:value-type="string">
            <text:p>IPS</text:p>
          </table:table-cell>
          <table:table-cell table:formula="of:=[$IMPORTANTES.N10]" office:value-type="float" office:value="0" calcext:value-type="float">
            <text:p>0</text:p>
          </table:table-cell>
          <table:table-cell table:formula="of:=[$IMPORTANTES.O10]" office:value-type="currency" office:currency="Mpx" office:value="108" calcext:value-type="currency">
            <text:p>108Mpx</text:p>
          </table:table-cell>
          <table:table-cell table:formula="of:=[$IMPORTANTES.P10]" office:value-type="currency" office:currency="Mpx" office:value="32" calcext:value-type="currency">
            <text:p>32Mpx</text:p>
          </table:table-cell>
          <table:table-cell table:formula="of:=[$IMPORTANTES.Q10]" office:value-type="currency" office:currency="º" office:value="118" calcext:value-type="currency">
            <text:p>118º</text:p>
          </table:table-cell>
          <table:table-cell table:formula="of:=[$IMPORTANTES.T10]" office:value-type="float" office:value="1" calcext:value-type="float">
            <text:p>1</text:p>
          </table:table-cell>
          <table:table-cell table:formula="of:=[$IMPORTANTES.U10]" office:value-type="float" office:value="0" calcext:value-type="float">
            <text:p>0</text:p>
          </table:table-cell>
          <table:table-cell table:formula="of:=[$IMPORTANTES.W10]" office:value-type="currency" office:currency="mAh" office:value="6000" calcext:value-type="currency">
            <text:p>6000mAh</text:p>
          </table:table-cell>
          <table:table-cell table:formula="of:=[$IMPORTANTES.X10]" office:value-type="currency" office:currency="BRL" office:value="1782" calcext:value-type="currency">
            <text:p>R$ 1782.00</text:p>
          </table:table-cell>
          <table:table-cell/>
          <table:table-cell table:style-name="ce13"/>
          <table:table-cell table:style-name="ce20" table:number-columns-repeated="3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11]" office:value-type="string" office:string-value="SAMSUNG" calcext:value-type="string">
            <text:p>SAMSUNG</text:p>
          </table:table-cell>
          <table:table-cell table:formula="of:=[$IMPORTANTES.B11]" office:value-type="string" office:string-value="Galaxy M13" calcext:value-type="string">
            <text:p>Galaxy M13</text:p>
          </table:table-cell>
          <table:table-cell table:formula="of:=[$IMPORTANTES.F11]" office:value-type="currency" office:currency="Gb" office:value="4" calcext:value-type="currency">
            <text:p>4Gb</text:p>
          </table:table-cell>
          <table:table-cell table:formula="of:=[$IMPORTANTES.G11]" office:value-type="currency" office:currency="Gb" office:value="128" calcext:value-type="currency">
            <text:p>128Gb</text:p>
          </table:table-cell>
          <table:table-cell table:formula="of:=[$IMPORTANTES.H11]" office:value-type="float" office:value="1" calcext:value-type="float">
            <text:p>1</text:p>
          </table:table-cell>
          <table:table-cell table:formula="of:=[$IMPORTANTES.I11]" office:value-type="currency" office:currency="Ghz" office:value="2" calcext:value-type="currency">
            <text:p>2.0Ghz</text:p>
          </table:table-cell>
          <table:table-cell table:formula="of:=[$IMPORTANTES.J11]" office:value-type="float" office:value="1" calcext:value-type="float">
            <text:p>1</text:p>
          </table:table-cell>
          <table:table-cell table:formula="of:=[$IMPORTANTES.K11]" office:value-type="currency" office:currency="Mbps" office:value="300" calcext:value-type="currency">
            <text:p>300Mbps</text:p>
          </table:table-cell>
          <table:table-cell table:formula="of:=[$IMPORTANTES.L11]" office:value-type="currency" office:currency="Mbps" office:value="150" calcext:value-type="currency">
            <text:p>150Mbps</text:p>
          </table:table-cell>
          <table:table-cell table:formula="of:=[$IMPORTANTES.M11]" office:value-type="string" office:string-value="PLS" calcext:value-type="string">
            <text:p>PLS</text:p>
          </table:table-cell>
          <table:table-cell table:formula="of:=[$IMPORTANTES.N11]" office:value-type="float" office:value="0" calcext:value-type="float">
            <text:p>0</text:p>
          </table:table-cell>
          <table:table-cell table:formula="of:=[$IMPORTANTES.O11]" office:value-type="currency" office:currency="Mpx" office:value="50" calcext:value-type="currency">
            <text:p>50Mpx</text:p>
          </table:table-cell>
          <table:table-cell table:formula="of:=[$IMPORTANTES.P11]" office:value-type="currency" office:currency="Mpx" office:value="8" calcext:value-type="currency">
            <text:p>8Mpx</text:p>
          </table:table-cell>
          <table:table-cell table:formula="of:=[$IMPORTANTES.Q11]" office:value-type="currency" office:currency="º" office:value="123" calcext:value-type="currency">
            <text:p>123º</text:p>
          </table:table-cell>
          <table:table-cell table:formula="of:=[$IMPORTANTES.T11]" office:value-type="float" office:value="0" calcext:value-type="float">
            <text:p>0</text:p>
          </table:table-cell>
          <table:table-cell table:formula="of:=[$IMPORTANTES.U11]" office:value-type="float" office:value="1" calcext:value-type="float">
            <text:p>1</text:p>
          </table:table-cell>
          <table:table-cell table:formula="of:=[$IMPORTANTES.W11]" office:value-type="currency" office:currency="mAh" office:value="5000" calcext:value-type="currency">
            <text:p>5000mAh</text:p>
          </table:table-cell>
          <table:table-cell table:formula="of:=[$IMPORTANTES.X11]" office:value-type="currency" office:currency="BRL" office:value="1079.5" calcext:value-type="currency">
            <text:p>R$ 1079.50</text:p>
          </table:table-cell>
          <table:table-cell table:number-columns-repeated="8"/>
        </table:table-row>
        <table:table-row table:style-name="ro1">
          <table:table-cell table:formula="of:=[$IMPORTANTES.A12]" office:value-type="string" office:string-value="SAMSUNG" calcext:value-type="string">
            <text:p>SAMSUNG</text:p>
          </table:table-cell>
          <table:table-cell table:formula="of:=[$IMPORTANTES.B12]" office:value-type="string" office:string-value="Galaxy M14" calcext:value-type="string">
            <text:p>Galaxy M14</text:p>
          </table:table-cell>
          <table:table-cell table:formula="of:=[$IMPORTANTES.F12]" office:value-type="currency" office:currency="Gb" office:value="4" calcext:value-type="currency">
            <text:p>4Gb</text:p>
          </table:table-cell>
          <table:table-cell table:formula="of:=[$IMPORTANTES.G12]" office:value-type="currency" office:currency="Gb" office:value="128" calcext:value-type="currency">
            <text:p>128Gb</text:p>
          </table:table-cell>
          <table:table-cell table:formula="of:=[$IMPORTANTES.H12]" office:value-type="float" office:value="1" calcext:value-type="float">
            <text:p>1</text:p>
          </table:table-cell>
          <table:table-cell table:formula="of:=[$IMPORTANTES.I12]" office:value-type="currency" office:currency="Ghz" office:value="2.1" calcext:value-type="currency">
            <text:p>2.1Ghz</text:p>
          </table:table-cell>
          <table:table-cell table:formula="of:=[$IMPORTANTES.J12]" office:value-type="float" office:value="1" calcext:value-type="float">
            <text:p>1</text:p>
          </table:table-cell>
          <table:table-cell table:formula="of:=[$IMPORTANTES.K12]" office:value-type="currency" office:currency="Mbps" office:value="2550" calcext:value-type="currency">
            <text:p>2550Mbps</text:p>
          </table:table-cell>
          <table:table-cell table:formula="of:=[$IMPORTANTES.L12]" office:value-type="currency" office:currency="Mbps" office:value="1280" calcext:value-type="currency">
            <text:p>1280Mbps</text:p>
          </table:table-cell>
          <table:table-cell table:formula="of:=[$IMPORTANTES.M12]" office:value-type="string" office:string-value="PLS" calcext:value-type="string">
            <text:p>PLS</text:p>
          </table:table-cell>
          <table:table-cell table:formula="of:=[$IMPORTANTES.N12]" office:value-type="float" office:value="0" calcext:value-type="float">
            <text:p>0</text:p>
          </table:table-cell>
          <table:table-cell table:formula="of:=[$IMPORTANTES.O12]" office:value-type="currency" office:currency="Mpx" office:value="50" calcext:value-type="currency">
            <text:p>50Mpx</text:p>
          </table:table-cell>
          <table:table-cell table:formula="of:=[$IMPORTANTES.P12]" office:value-type="currency" office:currency="Mpx" office:value="13" calcext:value-type="currency">
            <text:p>13Mpx</text:p>
          </table:table-cell>
          <table:table-cell table:formula="of:=[$IMPORTANTES.Q12]" office:value-type="currency" office:currency="º" office:value="0" calcext:value-type="currency">
            <text:p>0º</text:p>
          </table:table-cell>
          <table:table-cell table:formula="of:=[$IMPORTANTES.T12]" office:value-type="float" office:value="1" calcext:value-type="float">
            <text:p>1</text:p>
          </table:table-cell>
          <table:table-cell table:formula="of:=[$IMPORTANTES.U12]" office:value-type="float" office:value="1" calcext:value-type="float">
            <text:p>1</text:p>
          </table:table-cell>
          <table:table-cell table:formula="of:=[$IMPORTANTES.W12]" office:value-type="currency" office:currency="mAh" office:value="6000" calcext:value-type="currency">
            <text:p>6000mAh</text:p>
          </table:table-cell>
          <table:table-cell table:formula="of:=[$IMPORTANTES.X12]" office:value-type="currency" office:currency="BRL" office:value="1145.66666666667" calcext:value-type="currency">
            <text:p>R$ 1145.67</text:p>
          </table:table-cell>
          <table:table-cell table:number-columns-repeated="8"/>
        </table:table-row>
        <table:table-row table:style-name="ro1">
          <table:table-cell table:formula="of:=[$IMPORTANTES.A13]" office:value-type="string" office:string-value="SAMSUNG" calcext:value-type="string">
            <text:p>SAMSUNG</text:p>
          </table:table-cell>
          <table:table-cell table:formula="of:=[$IMPORTANTES.B13]" office:value-type="string" office:string-value="Galaxy M23" calcext:value-type="string">
            <text:p>Galaxy M23</text:p>
          </table:table-cell>
          <table:table-cell table:formula="of:=[$IMPORTANTES.F13]" office:value-type="currency" office:currency="Gb" office:value="6" calcext:value-type="currency">
            <text:p>6Gb</text:p>
          </table:table-cell>
          <table:table-cell table:formula="of:=[$IMPORTANTES.G13]" office:value-type="currency" office:currency="Gb" office:value="128" calcext:value-type="currency">
            <text:p>128Gb</text:p>
          </table:table-cell>
          <table:table-cell table:formula="of:=[$IMPORTANTES.H13]" office:value-type="float" office:value="1" calcext:value-type="float">
            <text:p>1</text:p>
          </table:table-cell>
          <table:table-cell table:formula="of:=[$IMPORTANTES.I13]" office:value-type="currency" office:currency="Ghz" office:value="1.9" calcext:value-type="currency">
            <text:p>1.9Ghz</text:p>
          </table:table-cell>
          <table:table-cell table:formula="of:=[$IMPORTANTES.J13]" office:value-type="float" office:value="1" calcext:value-type="float">
            <text:p>1</text:p>
          </table:table-cell>
          <table:table-cell table:formula="of:=[$IMPORTANTES.K13]" office:value-type="currency" office:currency="Mbps" office:value="3700" calcext:value-type="currency">
            <text:p>3700Mbps</text:p>
          </table:table-cell>
          <table:table-cell table:formula="of:=[$IMPORTANTES.L13]" office:value-type="currency" office:currency="Mbps" office:value="1600" calcext:value-type="currency">
            <text:p>1600Mbps</text:p>
          </table:table-cell>
          <table:table-cell table:formula="of:=[$IMPORTANTES.M13]" office:value-type="string" office:string-value="PLS" calcext:value-type="string">
            <text:p>PLS</text:p>
          </table:table-cell>
          <table:table-cell table:formula="of:=[$IMPORTANTES.N13]" office:value-type="float" office:value="0" calcext:value-type="float">
            <text:p>0</text:p>
          </table:table-cell>
          <table:table-cell table:formula="of:=[$IMPORTANTES.O13]" office:value-type="currency" office:currency="Mpx" office:value="50" calcext:value-type="currency">
            <text:p>50Mpx</text:p>
          </table:table-cell>
          <table:table-cell table:formula="of:=[$IMPORTANTES.P13]" office:value-type="currency" office:currency="Mpx" office:value="8" calcext:value-type="currency">
            <text:p>8Mpx</text:p>
          </table:table-cell>
          <table:table-cell table:formula="of:=[$IMPORTANTES.Q13]" office:value-type="currency" office:currency="º" office:value="123" calcext:value-type="currency">
            <text:p>123º</text:p>
          </table:table-cell>
          <table:table-cell table:formula="of:=[$IMPORTANTES.T13]" office:value-type="float" office:value="1" calcext:value-type="float">
            <text:p>1</text:p>
          </table:table-cell>
          <table:table-cell table:formula="of:=[$IMPORTANTES.U13]" office:value-type="float" office:value="1" calcext:value-type="float">
            <text:p>1</text:p>
          </table:table-cell>
          <table:table-cell table:formula="of:=[$IMPORTANTES.W13]" office:value-type="currency" office:currency="mAh" office:value="5000" calcext:value-type="currency">
            <text:p>5000mAh</text:p>
          </table:table-cell>
          <table:table-cell table:formula="of:=[$IMPORTANTES.X13]" office:value-type="currency" office:currency="BRL" office:value="1759.5" calcext:value-type="currency">
            <text:p>R$ 1759.50</text:p>
          </table:table-cell>
          <table:table-cell/>
          <table:table-cell table:style-name="ce13"/>
          <table:table-cell table:style-name="ce20" table:number-columns-repeated="3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14]" office:value-type="string" office:string-value="SAMSUNG" calcext:value-type="string">
            <text:p>SAMSUNG</text:p>
          </table:table-cell>
          <table:table-cell table:formula="of:=[$IMPORTANTES.B14]" office:value-type="string" office:string-value="Galaxy M52" calcext:value-type="string">
            <text:p>Galaxy M52</text:p>
          </table:table-cell>
          <table:table-cell table:formula="of:=[$IMPORTANTES.F14]" office:value-type="currency" office:currency="Gb" office:value="6" calcext:value-type="currency">
            <text:p>6Gb</text:p>
          </table:table-cell>
          <table:table-cell table:formula="of:=[$IMPORTANTES.G14]" office:value-type="currency" office:currency="Gb" office:value="128" calcext:value-type="currency">
            <text:p>128Gb</text:p>
          </table:table-cell>
          <table:table-cell table:formula="of:=[$IMPORTANTES.H14]" office:value-type="float" office:value="0" calcext:value-type="float">
            <text:p>0</text:p>
          </table:table-cell>
          <table:table-cell table:formula="of:=[$IMPORTANTES.I14]" office:value-type="currency" office:currency="Ghz" office:value="2.1" calcext:value-type="currency">
            <text:p>2.1Ghz</text:p>
          </table:table-cell>
          <table:table-cell table:formula="of:=[$IMPORTANTES.J14]" office:value-type="float" office:value="1" calcext:value-type="float">
            <text:p>1</text:p>
          </table:table-cell>
          <table:table-cell table:formula="of:=[$IMPORTANTES.K14]" office:value-type="currency" office:currency="Mbps" office:value="3700" calcext:value-type="currency">
            <text:p>3700Mbps</text:p>
          </table:table-cell>
          <table:table-cell table:formula="of:=[$IMPORTANTES.L14]" office:value-type="currency" office:currency="Mbps" office:value="1600" calcext:value-type="currency">
            <text:p>1600Mbps</text:p>
          </table:table-cell>
          <table:table-cell table:formula="of:=[$IMPORTANTES.M14]" office:value-type="string" office:string-value="AMOLED" calcext:value-type="string">
            <text:p>AMOLED</text:p>
          </table:table-cell>
          <table:table-cell table:formula="of:=[$IMPORTANTES.N14]" office:value-type="float" office:value="0" calcext:value-type="float">
            <text:p>0</text:p>
          </table:table-cell>
          <table:table-cell table:formula="of:=[$IMPORTANTES.O14]" office:value-type="currency" office:currency="Mpx" office:value="64" calcext:value-type="currency">
            <text:p>64Mpx</text:p>
          </table:table-cell>
          <table:table-cell table:formula="of:=[$IMPORTANTES.P14]" office:value-type="currency" office:currency="Mpx" office:value="32" calcext:value-type="currency">
            <text:p>32Mpx</text:p>
          </table:table-cell>
          <table:table-cell table:formula="of:=[$IMPORTANTES.Q14]" office:value-type="currency" office:currency="º" office:value="123" calcext:value-type="currency">
            <text:p>123º</text:p>
          </table:table-cell>
          <table:table-cell table:formula="of:=[$IMPORTANTES.T14]" office:value-type="float" office:value="1" calcext:value-type="float">
            <text:p>1</text:p>
          </table:table-cell>
          <table:table-cell table:formula="of:=[$IMPORTANTES.U14]" office:value-type="float" office:value="1" calcext:value-type="float">
            <text:p>1</text:p>
          </table:table-cell>
          <table:table-cell table:formula="of:=[$IMPORTANTES.W14]" office:value-type="currency" office:currency="mAh" office:value="5000" calcext:value-type="currency">
            <text:p>5000mAh</text:p>
          </table:table-cell>
          <table:table-cell table:formula="of:=[$IMPORTANTES.X14]" office:value-type="currency" office:currency="BRL" office:value="2731" calcext:value-type="currency">
            <text:p>R$ 2731.00</text:p>
          </table:table-cell>
          <table:table-cell/>
          <table:table-cell table:style-name="ce13"/>
          <table:table-cell table:style-name="ce20" table:number-columns-repeated="3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15]" office:value-type="string" office:string-value="SAMSUNG" calcext:value-type="string">
            <text:p>SAMSUNG</text:p>
          </table:table-cell>
          <table:table-cell table:formula="of:=[$IMPORTANTES.B15]" office:value-type="string" office:string-value="Galaxy M53" calcext:value-type="string">
            <text:p>Galaxy M53</text:p>
          </table:table-cell>
          <table:table-cell table:formula="of:=[$IMPORTANTES.F15]" office:value-type="currency" office:currency="Gb" office:value="8" calcext:value-type="currency">
            <text:p>8Gb</text:p>
          </table:table-cell>
          <table:table-cell table:formula="of:=[$IMPORTANTES.G15]" office:value-type="currency" office:currency="Gb" office:value="128" calcext:value-type="currency">
            <text:p>128Gb</text:p>
          </table:table-cell>
          <table:table-cell table:formula="of:=[$IMPORTANTES.H15]" office:value-type="float" office:value="1" calcext:value-type="float">
            <text:p>1</text:p>
          </table:table-cell>
          <table:table-cell table:formula="of:=[$IMPORTANTES.I15]" office:value-type="currency" office:currency="Ghz" office:value="2.1" calcext:value-type="currency">
            <text:p>2.1Ghz</text:p>
          </table:table-cell>
          <table:table-cell table:formula="of:=[$IMPORTANTES.J15]" office:value-type="float" office:value="1" calcext:value-type="float">
            <text:p>1</text:p>
          </table:table-cell>
          <table:table-cell table:formula="of:=[$IMPORTANTES.K15]" office:value-type="currency" office:currency="Mbps" office:value="2770" calcext:value-type="currency">
            <text:p>2770Mbps</text:p>
          </table:table-cell>
          <table:table-cell table:formula="of:=[$IMPORTANTES.L15]" office:value-type="currency" office:currency="Mbps" office:value="0" calcext:value-type="currency">
            <text:p>0Mbps</text:p>
          </table:table-cell>
          <table:table-cell table:formula="of:=[$IMPORTANTES.M15]" office:value-type="string" office:string-value="AMOLED" calcext:value-type="string">
            <text:p>AMOLED</text:p>
          </table:table-cell>
          <table:table-cell table:formula="of:=[$IMPORTANTES.N15]" office:value-type="float" office:value="0" calcext:value-type="float">
            <text:p>0</text:p>
          </table:table-cell>
          <table:table-cell table:formula="of:=[$IMPORTANTES.O15]" office:value-type="currency" office:currency="Mpx" office:value="108" calcext:value-type="currency">
            <text:p>108Mpx</text:p>
          </table:table-cell>
          <table:table-cell table:formula="of:=[$IMPORTANTES.P15]" office:value-type="currency" office:currency="Mpx" office:value="32" calcext:value-type="currency">
            <text:p>32Mpx</text:p>
          </table:table-cell>
          <table:table-cell table:formula="of:=[$IMPORTANTES.Q15]" office:value-type="currency" office:currency="º" office:value="0" calcext:value-type="currency">
            <text:p>0º</text:p>
          </table:table-cell>
          <table:table-cell table:formula="of:=[$IMPORTANTES.T15]" office:value-type="float" office:value="1" calcext:value-type="float">
            <text:p>1</text:p>
          </table:table-cell>
          <table:table-cell table:formula="of:=[$IMPORTANTES.U15]" office:value-type="float" office:value="1" calcext:value-type="float">
            <text:p>1</text:p>
          </table:table-cell>
          <table:table-cell table:formula="of:=[$IMPORTANTES.W15]" office:value-type="currency" office:currency="mAh" office:value="5000" calcext:value-type="currency">
            <text:p>5000mAh</text:p>
          </table:table-cell>
          <table:table-cell table:formula="of:=[$IMPORTANTES.X15]" office:value-type="currency" office:currency="BRL" office:value="1936.55" calcext:value-type="currency">
            <text:p>R$ 1936.55</text:p>
          </table:table-cell>
          <table:table-cell/>
          <table:table-cell table:style-name="ce13"/>
          <table:table-cell table:style-name="ce1"/>
          <table:table-cell table:style-name="ce20" table:number-columns-repeated="2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16]" office:value-type="string" office:string-value="SAMSUNG" calcext:value-type="string">
            <text:p>SAMSUNG</text:p>
          </table:table-cell>
          <table:table-cell table:formula="of:=[$IMPORTANTES.B16]" office:value-type="string" office:string-value="Galaxy A13" calcext:value-type="string">
            <text:p>Galaxy A13</text:p>
          </table:table-cell>
          <table:table-cell table:formula="of:=[$IMPORTANTES.F16]" office:value-type="currency" office:currency="Gb" office:value="4" calcext:value-type="currency">
            <text:p>4Gb</text:p>
          </table:table-cell>
          <table:table-cell table:formula="of:=[$IMPORTANTES.G16]" office:value-type="currency" office:currency="Gb" office:value="128" calcext:value-type="currency">
            <text:p>128Gb</text:p>
          </table:table-cell>
          <table:table-cell table:formula="of:=[$IMPORTANTES.H16]" office:value-type="float" office:value="1" calcext:value-type="float">
            <text:p>1</text:p>
          </table:table-cell>
          <table:table-cell table:formula="of:=[$IMPORTANTES.I16]" office:value-type="currency" office:currency="Ghz" office:value="2" calcext:value-type="currency">
            <text:p>2.0Ghz</text:p>
          </table:table-cell>
          <table:table-cell table:formula="of:=[$IMPORTANTES.J16]" office:value-type="float" office:value="0" calcext:value-type="float">
            <text:p>0</text:p>
          </table:table-cell>
          <table:table-cell table:formula="of:=[$IMPORTANTES.K16]" office:value-type="currency" office:currency="Mbps" office:value="300" calcext:value-type="currency">
            <text:p>300Mbps</text:p>
          </table:table-cell>
          <table:table-cell table:formula="of:=[$IMPORTANTES.L16]" office:value-type="currency" office:currency="Mbps" office:value="150" calcext:value-type="currency">
            <text:p>150Mbps</text:p>
          </table:table-cell>
          <table:table-cell table:formula="of:=[$IMPORTANTES.M16]" office:value-type="string" office:string-value="TFT" calcext:value-type="string">
            <text:p>TFT</text:p>
          </table:table-cell>
          <table:table-cell table:formula="of:=[$IMPORTANTES.N16]" office:value-type="float" office:value="5" calcext:value-type="float">
            <text:p>5</text:p>
          </table:table-cell>
          <table:table-cell table:formula="of:=[$IMPORTANTES.O16]" office:value-type="currency" office:currency="Mpx" office:value="50" calcext:value-type="currency">
            <text:p>50Mpx</text:p>
          </table:table-cell>
          <table:table-cell table:formula="of:=[$IMPORTANTES.P16]" office:value-type="currency" office:currency="Mpx" office:value="8" calcext:value-type="currency">
            <text:p>8Mpx</text:p>
          </table:table-cell>
          <table:table-cell table:formula="of:=[$IMPORTANTES.Q16]" office:value-type="currency" office:currency="º" office:value="123" calcext:value-type="currency">
            <text:p>123º</text:p>
          </table:table-cell>
          <table:table-cell table:formula="of:=[$IMPORTANTES.T16]" office:value-type="float" office:value="0" calcext:value-type="float">
            <text:p>0</text:p>
          </table:table-cell>
          <table:table-cell table:formula="of:=[$IMPORTANTES.U16]" office:value-type="float" office:value="1" calcext:value-type="float">
            <text:p>1</text:p>
          </table:table-cell>
          <table:table-cell table:formula="of:=[$IMPORTANTES.W16]" office:value-type="currency" office:currency="mAh" office:value="5000" calcext:value-type="currency">
            <text:p>5000mAh</text:p>
          </table:table-cell>
          <table:table-cell table:formula="of:=[$IMPORTANTES.X16]" office:value-type="currency" office:currency="BRL" office:value="1090.66666666667" calcext:value-type="currency">
            <text:p>R$ 1090.67</text:p>
          </table:table-cell>
          <table:table-cell/>
          <table:table-cell table:style-name="ce13"/>
          <table:table-cell table:style-name="ce1"/>
          <table:table-cell table:style-name="ce20" table:number-columns-repeated="2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17]" office:value-type="string" office:string-value="SAMSUNG" calcext:value-type="string">
            <text:p>SAMSUNG</text:p>
          </table:table-cell>
          <table:table-cell table:formula="of:=[$IMPORTANTES.B17]" office:value-type="string" office:string-value="Galaxy A14" calcext:value-type="string">
            <text:p>Galaxy A14</text:p>
          </table:table-cell>
          <table:table-cell table:formula="of:=[$IMPORTANTES.F17]" office:value-type="currency" office:currency="Gb" office:value="4" calcext:value-type="currency">
            <text:p>4Gb</text:p>
          </table:table-cell>
          <table:table-cell table:formula="of:=[$IMPORTANTES.G17]" office:value-type="currency" office:currency="Gb" office:value="64" calcext:value-type="currency">
            <text:p>64Gb</text:p>
          </table:table-cell>
          <table:table-cell table:formula="of:=[$IMPORTANTES.H17]" office:value-type="float" office:value="1" calcext:value-type="float">
            <text:p>1</text:p>
          </table:table-cell>
          <table:table-cell table:formula="of:=[$IMPORTANTES.I17]" office:value-type="currency" office:currency="Ghz" office:value="1.9" calcext:value-type="currency">
            <text:p>1.9Ghz</text:p>
          </table:table-cell>
          <table:table-cell table:formula="of:=[$IMPORTANTES.J17]" office:value-type="float" office:value="0" calcext:value-type="float">
            <text:p>0</text:p>
          </table:table-cell>
          <table:table-cell table:formula="of:=[$IMPORTANTES.K17]" office:value-type="currency" office:currency="Mbps" office:value="300" calcext:value-type="currency">
            <text:p>300Mbps</text:p>
          </table:table-cell>
          <table:table-cell table:formula="of:=[$IMPORTANTES.L17]" office:value-type="currency" office:currency="Mbps" office:value="150" calcext:value-type="currency">
            <text:p>150Mbps</text:p>
          </table:table-cell>
          <table:table-cell table:formula="of:=[$IMPORTANTES.M17]" office:value-type="string" office:string-value="PLS" calcext:value-type="string">
            <text:p>PLS</text:p>
          </table:table-cell>
          <table:table-cell table:formula="of:=[$IMPORTANTES.N17]" office:value-type="float" office:value="0" calcext:value-type="float">
            <text:p>0</text:p>
          </table:table-cell>
          <table:table-cell table:formula="of:=[$IMPORTANTES.O17]" office:value-type="currency" office:currency="Mpx" office:value="50" calcext:value-type="currency">
            <text:p>50Mpx</text:p>
          </table:table-cell>
          <table:table-cell table:formula="of:=[$IMPORTANTES.P17]" office:value-type="currency" office:currency="Mpx" office:value="13" calcext:value-type="currency">
            <text:p>13Mpx</text:p>
          </table:table-cell>
          <table:table-cell table:formula="of:=[$IMPORTANTES.Q17]" office:value-type="currency" office:currency="º" office:value="0" calcext:value-type="currency">
            <text:p>0º</text:p>
          </table:table-cell>
          <table:table-cell table:formula="of:=[$IMPORTANTES.T17]" office:value-type="float" office:value="0" calcext:value-type="float">
            <text:p>0</text:p>
          </table:table-cell>
          <table:table-cell table:formula="of:=[$IMPORTANTES.U17]" office:value-type="float" office:value="1" calcext:value-type="float">
            <text:p>1</text:p>
          </table:table-cell>
          <table:table-cell table:formula="of:=[$IMPORTANTES.W17]" office:value-type="currency" office:currency="mAh" office:value="5000" calcext:value-type="currency">
            <text:p>5000mAh</text:p>
          </table:table-cell>
          <table:table-cell table:formula="of:=[$IMPORTANTES.X17]" office:value-type="currency" office:currency="BRL" office:value="782.25" calcext:value-type="currency">
            <text:p>R$ 782.25</text:p>
          </table:table-cell>
          <table:table-cell/>
          <table:table-cell table:style-name="ce13"/>
          <table:table-cell table:style-name="ce1"/>
          <table:table-cell table:style-name="ce20" table:number-columns-repeated="2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18]" office:value-type="string" office:string-value="SAMSUNG" calcext:value-type="string">
            <text:p>SAMSUNG</text:p>
          </table:table-cell>
          <table:table-cell table:formula="of:=[$IMPORTANTES.B18]" office:value-type="string" office:string-value="Galaxy A24 4G" calcext:value-type="string">
            <text:p>Galaxy A24 4G</text:p>
          </table:table-cell>
          <table:table-cell table:formula="of:=[$IMPORTANTES.F18]" office:value-type="currency" office:currency="Gb" office:value="4" calcext:value-type="currency">
            <text:p>4Gb</text:p>
          </table:table-cell>
          <table:table-cell table:formula="of:=[$IMPORTANTES.G18]" office:value-type="currency" office:currency="Gb" office:value="128" calcext:value-type="currency">
            <text:p>128Gb</text:p>
          </table:table-cell>
          <table:table-cell table:formula="of:=[$IMPORTANTES.H18]" office:value-type="float" office:value="1" calcext:value-type="float">
            <text:p>1</text:p>
          </table:table-cell>
          <table:table-cell table:formula="of:=[$IMPORTANTES.I18]" office:value-type="currency" office:currency="Ghz" office:value="2.1" calcext:value-type="currency">
            <text:p>2.1Ghz</text:p>
          </table:table-cell>
          <table:table-cell table:formula="of:=[$IMPORTANTES.J18]" office:value-type="float" office:value="0" calcext:value-type="float">
            <text:p>0</text:p>
          </table:table-cell>
          <table:table-cell table:formula="of:=[$IMPORTANTES.K18]" office:value-type="currency" office:currency="Mbps" office:value="390" calcext:value-type="currency">
            <text:p>390Mbps</text:p>
          </table:table-cell>
          <table:table-cell table:formula="of:=[$IMPORTANTES.L18]" office:value-type="currency" office:currency="Mbps" office:value="150" calcext:value-type="currency">
            <text:p>150Mbps</text:p>
          </table:table-cell>
          <table:table-cell table:formula="of:=[$IMPORTANTES.M18]" office:value-type="string" office:string-value="AMOLED" calcext:value-type="string">
            <text:p>AMOLED</text:p>
          </table:table-cell>
          <table:table-cell table:formula="of:=[$IMPORTANTES.N18]" office:value-type="float" office:value="0" calcext:value-type="float">
            <text:p>0</text:p>
          </table:table-cell>
          <table:table-cell table:formula="of:=[$IMPORTANTES.O18]" office:value-type="currency" office:currency="Mpx" office:value="50" calcext:value-type="currency">
            <text:p>50Mpx</text:p>
          </table:table-cell>
          <table:table-cell table:formula="of:=[$IMPORTANTES.P18]" office:value-type="currency" office:currency="Mpx" office:value="13" calcext:value-type="currency">
            <text:p>13Mpx</text:p>
          </table:table-cell>
          <table:table-cell table:formula="of:=[$IMPORTANTES.Q18]" office:value-type="currency" office:currency="º" office:value="123" calcext:value-type="currency">
            <text:p>123º</text:p>
          </table:table-cell>
          <table:table-cell table:formula="of:=[$IMPORTANTES.T18]" office:value-type="float" office:value="1" calcext:value-type="float">
            <text:p>1</text:p>
          </table:table-cell>
          <table:table-cell table:formula="of:=[$IMPORTANTES.U18]" office:value-type="float" office:value="1" calcext:value-type="float">
            <text:p>1</text:p>
          </table:table-cell>
          <table:table-cell table:formula="of:=[$IMPORTANTES.W18]" office:value-type="currency" office:currency="mAh" office:value="5000" calcext:value-type="currency">
            <text:p>5000mAh</text:p>
          </table:table-cell>
          <table:table-cell table:formula="of:=[$IMPORTANTES.X18]" office:value-type="currency" office:currency="BRL" office:value="1554" calcext:value-type="currency">
            <text:p>R$ 1554.00</text:p>
          </table:table-cell>
          <table:table-cell table:number-columns-repeated="8"/>
        </table:table-row>
        <table:table-row table:style-name="ro1">
          <table:table-cell table:formula="of:=[$IMPORTANTES.A19]" office:value-type="string" office:string-value="SAMSUNG" calcext:value-type="string">
            <text:p>SAMSUNG</text:p>
          </table:table-cell>
          <table:table-cell table:formula="of:=[$IMPORTANTES.B19]" office:value-type="string" office:string-value="Galaxy A31" calcext:value-type="string">
            <text:p>Galaxy A31</text:p>
          </table:table-cell>
          <table:table-cell table:formula="of:=[$IMPORTANTES.F19]" office:value-type="currency" office:currency="Gb" office:value="4" calcext:value-type="currency">
            <text:p>4Gb</text:p>
          </table:table-cell>
          <table:table-cell table:formula="of:=[$IMPORTANTES.G19]" office:value-type="currency" office:currency="Gb" office:value="128" calcext:value-type="currency">
            <text:p>128Gb</text:p>
          </table:table-cell>
          <table:table-cell table:formula="of:=[$IMPORTANTES.H19]" office:value-type="float" office:value="1" calcext:value-type="float">
            <text:p>1</text:p>
          </table:table-cell>
          <table:table-cell table:formula="of:=[$IMPORTANTES.I19]" office:value-type="currency" office:currency="Ghz" office:value="1.8" calcext:value-type="currency">
            <text:p>1.8Ghz</text:p>
          </table:table-cell>
          <table:table-cell table:formula="of:=[$IMPORTANTES.J19]" office:value-type="float" office:value="0" calcext:value-type="float">
            <text:p>0</text:p>
          </table:table-cell>
          <table:table-cell table:formula="of:=[$IMPORTANTES.K19]" office:value-type="currency" office:currency="Mbps" office:value="0" calcext:value-type="currency">
            <text:p>0Mbps</text:p>
          </table:table-cell>
          <table:table-cell table:formula="of:=[$IMPORTANTES.L19]" office:value-type="currency" office:currency="Mbps" office:value="0" calcext:value-type="currency">
            <text:p>0Mbps</text:p>
          </table:table-cell>
          <table:table-cell table:formula="of:=[$IMPORTANTES.M19]" office:value-type="string" office:string-value="AMOLED" calcext:value-type="string">
            <text:p>AMOLED</text:p>
          </table:table-cell>
          <table:table-cell table:formula="of:=[$IMPORTANTES.N19]" office:value-type="float" office:value="0" calcext:value-type="float">
            <text:p>0</text:p>
          </table:table-cell>
          <table:table-cell table:formula="of:=[$IMPORTANTES.O19]" office:value-type="currency" office:currency="Mpx" office:value="48" calcext:value-type="currency">
            <text:p>48Mpx</text:p>
          </table:table-cell>
          <table:table-cell table:formula="of:=[$IMPORTANTES.P19]" office:value-type="currency" office:currency="Mpx" office:value="20" calcext:value-type="currency">
            <text:p>20Mpx</text:p>
          </table:table-cell>
          <table:table-cell table:formula="of:=[$IMPORTANTES.Q19]" office:value-type="currency" office:currency="º" office:value="0" calcext:value-type="currency">
            <text:p>0º</text:p>
          </table:table-cell>
          <table:table-cell table:formula="of:=[$IMPORTANTES.T19]" office:value-type="float" office:value="1" calcext:value-type="float">
            <text:p>1</text:p>
          </table:table-cell>
          <table:table-cell table:formula="of:=[$IMPORTANTES.U19]" office:value-type="float" office:value="1" calcext:value-type="float">
            <text:p>1</text:p>
          </table:table-cell>
          <table:table-cell table:formula="of:=[$IMPORTANTES.W19]" office:value-type="currency" office:currency="mAh" office:value="5000" calcext:value-type="currency">
            <text:p>5000mAh</text:p>
          </table:table-cell>
          <table:table-cell table:formula="of:=[$IMPORTANTES.X19]" office:value-type="currency" office:currency="BRL" office:value="1469" calcext:value-type="currency">
            <text:p>R$ 1469.00</text:p>
          </table:table-cell>
          <table:table-cell/>
          <table:table-cell table:style-name="ce13"/>
          <table:table-cell table:style-name="ce1"/>
          <table:table-cell table:style-name="ce20" table:number-columns-repeated="2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20]" office:value-type="string" office:string-value="SAMSUNG" calcext:value-type="string">
            <text:p>SAMSUNG</text:p>
          </table:table-cell>
          <table:table-cell table:formula="of:=[$IMPORTANTES.B20]" office:value-type="string" office:string-value="Galaxy A33" calcext:value-type="string">
            <text:p>Galaxy A33</text:p>
          </table:table-cell>
          <table:table-cell table:formula="of:=[$IMPORTANTES.F20]" office:value-type="currency" office:currency="Gb" office:value="6" calcext:value-type="currency">
            <text:p>6Gb</text:p>
          </table:table-cell>
          <table:table-cell table:formula="of:=[$IMPORTANTES.G20]" office:value-type="currency" office:currency="Gb" office:value="128" calcext:value-type="currency">
            <text:p>128Gb</text:p>
          </table:table-cell>
          <table:table-cell table:formula="of:=[$IMPORTANTES.H20]" office:value-type="float" office:value="1" calcext:value-type="float">
            <text:p>1</text:p>
          </table:table-cell>
          <table:table-cell table:formula="of:=[$IMPORTANTES.I20]" office:value-type="currency" office:currency="Ghz" office:value="2.1" calcext:value-type="currency">
            <text:p>2.1Ghz</text:p>
          </table:table-cell>
          <table:table-cell table:formula="of:=[$IMPORTANTES.J20]" office:value-type="float" office:value="1" calcext:value-type="float">
            <text:p>1</text:p>
          </table:table-cell>
          <table:table-cell table:formula="of:=[$IMPORTANTES.K20]" office:value-type="currency" office:currency="Mbps" office:value="0" calcext:value-type="currency">
            <text:p>0Mbps</text:p>
          </table:table-cell>
          <table:table-cell table:formula="of:=[$IMPORTANTES.L20]" office:value-type="currency" office:currency="Mbps" office:value="0" calcext:value-type="currency">
            <text:p>0Mbps</text:p>
          </table:table-cell>
          <table:table-cell table:formula="of:=[$IMPORTANTES.M20]" office:value-type="string" office:string-value="AMOLED" calcext:value-type="string">
            <text:p>AMOLED</text:p>
          </table:table-cell>
          <table:table-cell table:formula="of:=[$IMPORTANTES.N20]" office:value-type="float" office:value="5" calcext:value-type="float">
            <text:p>5</text:p>
          </table:table-cell>
          <table:table-cell table:formula="of:=[$IMPORTANTES.O20]" office:value-type="currency" office:currency="Mpx" office:value="48" calcext:value-type="currency">
            <text:p>48Mpx</text:p>
          </table:table-cell>
          <table:table-cell table:formula="of:=[$IMPORTANTES.P20]" office:value-type="currency" office:currency="Mpx" office:value="13" calcext:value-type="currency">
            <text:p>13Mpx</text:p>
          </table:table-cell>
          <table:table-cell table:formula="of:=[$IMPORTANTES.Q20]" office:value-type="currency" office:currency="º" office:value="123" calcext:value-type="currency">
            <text:p>123º</text:p>
          </table:table-cell>
          <table:table-cell table:formula="of:=[$IMPORTANTES.T20]" office:value-type="float" office:value="1" calcext:value-type="float">
            <text:p>1</text:p>
          </table:table-cell>
          <table:table-cell table:formula="of:=[$IMPORTANTES.U20]" office:value-type="float" office:value="1" calcext:value-type="float">
            <text:p>1</text:p>
          </table:table-cell>
          <table:table-cell table:formula="of:=[$IMPORTANTES.W20]" office:value-type="currency" office:currency="mAh" office:value="5000" calcext:value-type="currency">
            <text:p>5000mAh</text:p>
          </table:table-cell>
          <table:table-cell table:formula="of:=[$IMPORTANTES.X20]" office:value-type="currency" office:currency="BRL" office:value="1622.33333333333" calcext:value-type="currency">
            <text:p>R$ 1622.33</text:p>
          </table:table-cell>
          <table:table-cell/>
          <table:table-cell table:style-name="ce13"/>
          <table:table-cell table:style-name="ce1"/>
          <table:table-cell table:style-name="ce20" table:number-columns-repeated="2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21]" office:value-type="string" office:string-value="SAMSUNG" calcext:value-type="string">
            <text:p>SAMSUNG</text:p>
          </table:table-cell>
          <table:table-cell table:formula="of:=[$IMPORTANTES.B21]" office:value-type="string" office:string-value="Galaxy  A34" calcext:value-type="string">
            <text:p>Galaxy <text:s/>A34</text:p>
          </table:table-cell>
          <table:table-cell table:formula="of:=[$IMPORTANTES.F21]" office:value-type="currency" office:currency="Gb" office:value="6" calcext:value-type="currency">
            <text:p>6Gb</text:p>
          </table:table-cell>
          <table:table-cell table:formula="of:=[$IMPORTANTES.G21]" office:value-type="currency" office:currency="Gb" office:value="128" calcext:value-type="currency">
            <text:p>128Gb</text:p>
          </table:table-cell>
          <table:table-cell table:formula="of:=[$IMPORTANTES.H21]" office:value-type="float" office:value="1" calcext:value-type="float">
            <text:p>1</text:p>
          </table:table-cell>
          <table:table-cell table:formula="of:=[$IMPORTANTES.I21]" office:value-type="currency" office:currency="Ghz" office:value="2.2" calcext:value-type="currency">
            <text:p>2.2Ghz</text:p>
          </table:table-cell>
          <table:table-cell table:formula="of:=[$IMPORTANTES.J21]" office:value-type="float" office:value="1" calcext:value-type="float">
            <text:p>1</text:p>
          </table:table-cell>
          <table:table-cell table:formula="of:=[$IMPORTANTES.K21]" office:value-type="currency" office:currency="Mbps" office:value="0" calcext:value-type="currency">
            <text:p>0Mbps</text:p>
          </table:table-cell>
          <table:table-cell table:formula="of:=[$IMPORTANTES.L21]" office:value-type="currency" office:currency="Mbps" office:value="0" calcext:value-type="currency">
            <text:p>0Mbps</text:p>
          </table:table-cell>
          <table:table-cell table:formula="of:=[$IMPORTANTES.M21]" office:value-type="string" office:string-value="AMOLED" calcext:value-type="string">
            <text:p>AMOLED</text:p>
          </table:table-cell>
          <table:table-cell table:formula="of:=[$IMPORTANTES.N21]" office:value-type="float" office:value="0" calcext:value-type="float">
            <text:p>0</text:p>
          </table:table-cell>
          <table:table-cell table:formula="of:=[$IMPORTANTES.O21]" office:value-type="currency" office:currency="Mpx" office:value="48" calcext:value-type="currency">
            <text:p>48Mpx</text:p>
          </table:table-cell>
          <table:table-cell table:formula="of:=[$IMPORTANTES.P21]" office:value-type="currency" office:currency="Mpx" office:value="13" calcext:value-type="currency">
            <text:p>13Mpx</text:p>
          </table:table-cell>
          <table:table-cell table:formula="of:=[$IMPORTANTES.Q21]" office:value-type="currency" office:currency="º" office:value="123" calcext:value-type="currency">
            <text:p>123º</text:p>
          </table:table-cell>
          <table:table-cell table:formula="of:=[$IMPORTANTES.T21]" office:value-type="float" office:value="1" calcext:value-type="float">
            <text:p>1</text:p>
          </table:table-cell>
          <table:table-cell table:formula="of:=[$IMPORTANTES.U21]" office:value-type="float" office:value="1" calcext:value-type="float">
            <text:p>1</text:p>
          </table:table-cell>
          <table:table-cell table:formula="of:=[$IMPORTANTES.W21]" office:value-type="currency" office:currency="mAh" office:value="5000" calcext:value-type="currency">
            <text:p>5000mAh</text:p>
          </table:table-cell>
          <table:table-cell table:formula="of:=[$IMPORTANTES.X21]" office:value-type="currency" office:currency="BRL" office:value="1531.75" calcext:value-type="currency">
            <text:p>R$ 1531.75</text:p>
          </table:table-cell>
          <table:table-cell/>
          <table:table-cell table:style-name="ce13"/>
          <table:table-cell table:style-name="ce1"/>
          <table:table-cell table:style-name="ce20" table:number-columns-repeated="2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22]" office:value-type="string" office:string-value="SAMSUNG" calcext:value-type="string">
            <text:p>SAMSUNG</text:p>
          </table:table-cell>
          <table:table-cell table:formula="of:=[$IMPORTANTES.B22]" office:value-type="string" office:string-value="Galaxy A53" calcext:value-type="string">
            <text:p>Galaxy A53</text:p>
          </table:table-cell>
          <table:table-cell table:formula="of:=[$IMPORTANTES.F22]" office:value-type="currency" office:currency="Gb" office:value="6" calcext:value-type="currency">
            <text:p>6Gb</text:p>
          </table:table-cell>
          <table:table-cell table:formula="of:=[$IMPORTANTES.G22]" office:value-type="currency" office:currency="Gb" office:value="256" calcext:value-type="currency">
            <text:p>256Gb</text:p>
          </table:table-cell>
          <table:table-cell table:formula="of:=[$IMPORTANTES.H22]" office:value-type="float" office:value="1" calcext:value-type="float">
            <text:p>1</text:p>
          </table:table-cell>
          <table:table-cell table:formula="of:=[$IMPORTANTES.I22]" office:value-type="currency" office:currency="Ghz" office:value="2.1" calcext:value-type="currency">
            <text:p>2.1Ghz</text:p>
          </table:table-cell>
          <table:table-cell table:formula="of:=[$IMPORTANTES.J22]" office:value-type="float" office:value="1" calcext:value-type="float">
            <text:p>1</text:p>
          </table:table-cell>
          <table:table-cell table:formula="of:=[$IMPORTANTES.K22]" office:value-type="currency" office:currency="Mbps" office:value="0" calcext:value-type="currency">
            <text:p>0Mbps</text:p>
          </table:table-cell>
          <table:table-cell table:formula="of:=[$IMPORTANTES.L22]" office:value-type="currency" office:currency="Mbps" office:value="0" calcext:value-type="currency">
            <text:p>0Mbps</text:p>
          </table:table-cell>
          <table:table-cell table:formula="of:=[$IMPORTANTES.M22]" office:value-type="string" office:string-value="AMOLED" calcext:value-type="string">
            <text:p>AMOLED</text:p>
          </table:table-cell>
          <table:table-cell table:formula="of:=[$IMPORTANTES.N22]" office:value-type="float" office:value="5" calcext:value-type="float">
            <text:p>5</text:p>
          </table:table-cell>
          <table:table-cell table:formula="of:=[$IMPORTANTES.O22]" office:value-type="currency" office:currency="Mpx" office:value="64" calcext:value-type="currency">
            <text:p>64Mpx</text:p>
          </table:table-cell>
          <table:table-cell table:formula="of:=[$IMPORTANTES.P22]" office:value-type="currency" office:currency="Mpx" office:value="32" calcext:value-type="currency">
            <text:p>32Mpx</text:p>
          </table:table-cell>
          <table:table-cell table:formula="of:=[$IMPORTANTES.Q22]" office:value-type="currency" office:currency="º" office:value="123" calcext:value-type="currency">
            <text:p>123º</text:p>
          </table:table-cell>
          <table:table-cell table:formula="of:=[$IMPORTANTES.T22]" office:value-type="float" office:value="1" calcext:value-type="float">
            <text:p>1</text:p>
          </table:table-cell>
          <table:table-cell table:formula="of:=[$IMPORTANTES.U22]" office:value-type="float" office:value="1" calcext:value-type="float">
            <text:p>1</text:p>
          </table:table-cell>
          <table:table-cell table:formula="of:=[$IMPORTANTES.W22]" office:value-type="currency" office:currency="mAh" office:value="5000" calcext:value-type="currency">
            <text:p>5000mAh</text:p>
          </table:table-cell>
          <table:table-cell table:formula="of:=[$IMPORTANTES.X22]" office:value-type="currency" office:currency="BRL" office:value="2374" calcext:value-type="currency">
            <text:p>R$ 2374.00</text:p>
          </table:table-cell>
          <table:table-cell/>
          <table:table-cell table:style-name="ce13"/>
          <table:table-cell table:style-name="ce1"/>
          <table:table-cell table:style-name="ce20" table:number-columns-repeated="2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23]" office:value-type="string" office:string-value="SAMSUNG" calcext:value-type="string">
            <text:p>SAMSUNG</text:p>
          </table:table-cell>
          <table:table-cell table:formula="of:=[$IMPORTANTES.B23]" office:value-type="string" office:string-value="Galaxy A54" calcext:value-type="string">
            <text:p>Galaxy A54</text:p>
          </table:table-cell>
          <table:table-cell table:formula="of:=[$IMPORTANTES.F23]" office:value-type="currency" office:currency="Gb" office:value="8" calcext:value-type="currency">
            <text:p>8Gb</text:p>
          </table:table-cell>
          <table:table-cell table:formula="of:=[$IMPORTANTES.G23]" office:value-type="currency" office:currency="Gb" office:value="256" calcext:value-type="currency">
            <text:p>256Gb</text:p>
          </table:table-cell>
          <table:table-cell table:formula="of:=[$IMPORTANTES.H23]" office:value-type="float" office:value="1" calcext:value-type="float">
            <text:p>1</text:p>
          </table:table-cell>
          <table:table-cell table:formula="of:=[$IMPORTANTES.I23]" office:value-type="currency" office:currency="Ghz" office:value="2.2" calcext:value-type="currency">
            <text:p>2.2Ghz</text:p>
          </table:table-cell>
          <table:table-cell table:formula="of:=[$IMPORTANTES.J23]" office:value-type="float" office:value="1" calcext:value-type="float">
            <text:p>1</text:p>
          </table:table-cell>
          <table:table-cell table:formula="of:=[$IMPORTANTES.K23]" office:value-type="currency" office:currency="Mbps" office:value="3790" calcext:value-type="currency">
            <text:p>3790Mbps</text:p>
          </table:table-cell>
          <table:table-cell table:formula="of:=[$IMPORTANTES.L23]" office:value-type="currency" office:currency="Mbps" office:value="1280" calcext:value-type="currency">
            <text:p>1280Mbps</text:p>
          </table:table-cell>
          <table:table-cell table:formula="of:=[$IMPORTANTES.M23]" office:value-type="string" office:string-value="AMOLED" calcext:value-type="string">
            <text:p>AMOLED</text:p>
          </table:table-cell>
          <table:table-cell table:formula="of:=[$IMPORTANTES.N23]" office:value-type="float" office:value="0" calcext:value-type="float">
            <text:p>0</text:p>
          </table:table-cell>
          <table:table-cell table:formula="of:=[$IMPORTANTES.O23]" office:value-type="currency" office:currency="Mpx" office:value="50" calcext:value-type="currency">
            <text:p>50Mpx</text:p>
          </table:table-cell>
          <table:table-cell table:formula="of:=[$IMPORTANTES.P23]" office:value-type="currency" office:currency="Mpx" office:value="32" calcext:value-type="currency">
            <text:p>32Mpx</text:p>
          </table:table-cell>
          <table:table-cell table:formula="of:=[$IMPORTANTES.Q23]" office:value-type="currency" office:currency="º" office:value="123" calcext:value-type="currency">
            <text:p>123º</text:p>
          </table:table-cell>
          <table:table-cell table:formula="of:=[$IMPORTANTES.T23]" office:value-type="float" office:value="1" calcext:value-type="float">
            <text:p>1</text:p>
          </table:table-cell>
          <table:table-cell table:formula="of:=[$IMPORTANTES.U23]" office:value-type="float" office:value="1" calcext:value-type="float">
            <text:p>1</text:p>
          </table:table-cell>
          <table:table-cell table:formula="of:=[$IMPORTANTES.W23]" office:value-type="currency" office:currency="mAh" office:value="5000" calcext:value-type="currency">
            <text:p>5000mAh</text:p>
          </table:table-cell>
          <table:table-cell table:formula="of:=[$IMPORTANTES.X23]" office:value-type="currency" office:currency="BRL" office:value="1779.75" calcext:value-type="currency">
            <text:p>R$ 1779.75</text:p>
          </table:table-cell>
          <table:table-cell/>
          <table:table-cell table:style-name="ce13"/>
          <table:table-cell table:style-name="ce1"/>
          <table:table-cell table:style-name="ce20" table:number-columns-repeated="2"/>
          <table:table-cell/>
          <table:table-cell table:style-name="ce24"/>
          <table:table-cell table:style-name="ce36"/>
        </table:table-row>
        <table:table-row table:style-name="ro1">
          <table:table-cell table:formula="of:=[$IMPORTANTES.A24]" office:value-type="string" office:string-value="SAMSUNG" calcext:value-type="string">
            <text:p>SAMSUNG</text:p>
          </table:table-cell>
          <table:table-cell table:formula="of:=[$IMPORTANTES.B24]" office:value-type="string" office:string-value="Galaxy  S21 FE" calcext:value-type="string">
            <text:p>Galaxy <text:s/>S21 FE</text:p>
          </table:table-cell>
          <table:table-cell table:formula="of:=[$IMPORTANTES.F24]" office:value-type="currency" office:currency="Gb" office:value="6" calcext:value-type="currency">
            <text:p>6Gb</text:p>
          </table:table-cell>
          <table:table-cell table:formula="of:=[$IMPORTANTES.G24]" office:value-type="currency" office:currency="Gb" office:value="128" calcext:value-type="currency">
            <text:p>128Gb</text:p>
          </table:table-cell>
          <table:table-cell table:formula="of:=[$IMPORTANTES.H24]" office:value-type="float" office:value="0" calcext:value-type="float">
            <text:p>0</text:p>
          </table:table-cell>
          <table:table-cell table:formula="of:=[$IMPORTANTES.I24]" office:value-type="currency" office:currency="Ghz" office:value="2.5" calcext:value-type="currency">
            <text:p>2.5Ghz</text:p>
          </table:table-cell>
          <table:table-cell table:formula="of:=[$IMPORTANTES.J24]" office:value-type="float" office:value="1" calcext:value-type="float">
            <text:p>1</text:p>
          </table:table-cell>
          <table:table-cell table:formula="of:=[$IMPORTANTES.K24]" office:value-type="currency" office:currency="Mbps" office:value="7350" calcext:value-type="currency">
            <text:p>7350Mbps</text:p>
          </table:table-cell>
          <table:table-cell table:formula="of:=[$IMPORTANTES.L24]" office:value-type="currency" office:currency="Mbps" office:value="3670" calcext:value-type="currency">
            <text:p>3670Mbps</text:p>
          </table:table-cell>
          <table:table-cell table:formula="of:=[$IMPORTANTES.M24]" office:value-type="string" office:string-value="AMOLED" calcext:value-type="string">
            <text:p>AMOLED</text:p>
          </table:table-cell>
          <table:table-cell table:formula="of:=[$IMPORTANTES.N24]" office:value-type="float" office:value="0" calcext:value-type="float">
            <text:p>0</text:p>
          </table:table-cell>
          <table:table-cell table:formula="of:=[$IMPORTANTES.O24]" office:value-type="currency" office:currency="Mpx" office:value="12" calcext:value-type="currency">
            <text:p>12Mpx</text:p>
          </table:table-cell>
          <table:table-cell table:formula="of:=[$IMPORTANTES.P24]" office:value-type="currency" office:currency="Mpx" office:value="32" calcext:value-type="currency">
            <text:p>32Mpx</text:p>
          </table:table-cell>
          <table:table-cell table:formula="of:=[$IMPORTANTES.Q24]" office:value-type="currency" office:currency="º" office:value="123" calcext:value-type="currency">
            <text:p>123º</text:p>
          </table:table-cell>
          <table:table-cell table:formula="of:=[$IMPORTANTES.T24]" office:value-type="float" office:value="1" calcext:value-type="float">
            <text:p>1</text:p>
          </table:table-cell>
          <table:table-cell table:formula="of:=[$IMPORTANTES.U24]" office:value-type="float" office:value="1" calcext:value-type="float">
            <text:p>1</text:p>
          </table:table-cell>
          <table:table-cell table:formula="of:=[$IMPORTANTES.W24]" office:value-type="currency" office:currency="mAh" office:value="4500" calcext:value-type="currency">
            <text:p>4500mAh</text:p>
          </table:table-cell>
          <table:table-cell table:formula="of:=[$IMPORTANTES.X24]" office:value-type="currency" office:currency="BRL" office:value="2235.66666666667" calcext:value-type="currency">
            <text:p>R$ 2235.67</text:p>
          </table:table-cell>
          <table:table-cell table:number-columns-repeated="8"/>
        </table:table-row>
        <table:table-row table:style-name="ro1">
          <table:table-cell table:formula="of:=[$IMPORTANTES.A25]" office:value-type="string" office:string-value="SAMSUNG" calcext:value-type="string">
            <text:p>SAMSUNG</text:p>
          </table:table-cell>
          <table:table-cell table:formula="of:=[$IMPORTANTES.B25]" office:value-type="string" office:string-value="Galaxy  S22" calcext:value-type="string">
            <text:p>Galaxy <text:s/>S22</text:p>
          </table:table-cell>
          <table:table-cell table:formula="of:=[$IMPORTANTES.F25]" office:value-type="currency" office:currency="Gb" office:value="8" calcext:value-type="currency">
            <text:p>8Gb</text:p>
          </table:table-cell>
          <table:table-cell table:formula="of:=[$IMPORTANTES.G25]" office:value-type="currency" office:currency="Gb" office:value="256" calcext:value-type="currency">
            <text:p>256Gb</text:p>
          </table:table-cell>
          <table:table-cell table:formula="of:=[$IMPORTANTES.H25]" office:value-type="float" office:value="0" calcext:value-type="float">
            <text:p>0</text:p>
          </table:table-cell>
          <table:table-cell table:formula="of:=[$IMPORTANTES.I25]" office:value-type="currency" office:currency="Ghz" office:value="2.2" calcext:value-type="currency">
            <text:p>2.2Ghz</text:p>
          </table:table-cell>
          <table:table-cell table:formula="of:=[$IMPORTANTES.J25]" office:value-type="float" office:value="1" calcext:value-type="float">
            <text:p>1</text:p>
          </table:table-cell>
          <table:table-cell table:formula="of:=[$IMPORTANTES.K25]" office:value-type="currency" office:currency="Mbps" office:value="10000" calcext:value-type="currency">
            <text:p>10000Mbps</text:p>
          </table:table-cell>
          <table:table-cell table:formula="of:=[$IMPORTANTES.L25]" office:value-type="currency" office:currency="Mbps" office:value="0" calcext:value-type="currency">
            <text:p>0Mbps</text:p>
          </table:table-cell>
          <table:table-cell table:formula="of:=[$IMPORTANTES.M25]" office:value-type="string" office:string-value="AMOLED" calcext:value-type="string">
            <text:p>AMOLED</text:p>
          </table:table-cell>
          <table:table-cell table:formula="of:=[$IMPORTANTES.N25]" office:value-type="float" office:value="8" calcext:value-type="float">
            <text:p>8</text:p>
          </table:table-cell>
          <table:table-cell table:formula="of:=[$IMPORTANTES.O25]" office:value-type="currency" office:currency="Mpx" office:value="50" calcext:value-type="currency">
            <text:p>50Mpx</text:p>
          </table:table-cell>
          <table:table-cell table:formula="of:=[$IMPORTANTES.P25]" office:value-type="currency" office:currency="Mpx" office:value="10" calcext:value-type="currency">
            <text:p>10Mpx</text:p>
          </table:table-cell>
          <table:table-cell table:formula="of:=[$IMPORTANTES.Q25]" office:value-type="currency" office:currency="º" office:value="120" calcext:value-type="currency">
            <text:p>120º</text:p>
          </table:table-cell>
          <table:table-cell table:formula="of:=[$IMPORTANTES.T25]" office:value-type="float" office:value="1" calcext:value-type="float">
            <text:p>1</text:p>
          </table:table-cell>
          <table:table-cell table:formula="of:=[$IMPORTANTES.U25]" office:value-type="float" office:value="1" calcext:value-type="float">
            <text:p>1</text:p>
          </table:table-cell>
          <table:table-cell table:formula="of:=[$IMPORTANTES.W25]" office:value-type="currency" office:currency="mAh" office:value="3700" calcext:value-type="currency">
            <text:p>3700mAh</text:p>
          </table:table-cell>
          <table:table-cell table:formula="of:=[$IMPORTANTES.X25]" office:value-type="currency" office:currency="BRL" office:value="3028" calcext:value-type="currency">
            <text:p>R$ 3028.00</text:p>
          </table:table-cell>
          <table:table-cell table:number-columns-repeated="8"/>
        </table:table-row>
        <table:table-row table:style-name="ro1">
          <table:table-cell table:formula="of:=[$IMPORTANTES.A26]" office:value-type="string" office:string-value="SAMSUNG" calcext:value-type="string">
            <text:p>SAMSUNG</text:p>
          </table:table-cell>
          <table:table-cell table:formula="of:=[$IMPORTANTES.B26]" office:value-type="string" office:string-value="Galaxy S23" calcext:value-type="string">
            <text:p>Galaxy S23</text:p>
          </table:table-cell>
          <table:table-cell table:formula="of:=[$IMPORTANTES.F26]" office:value-type="currency" office:currency="Gb" office:value="8" calcext:value-type="currency">
            <text:p>8Gb</text:p>
          </table:table-cell>
          <table:table-cell table:formula="of:=[$IMPORTANTES.G26]" office:value-type="currency" office:currency="Gb" office:value="256" calcext:value-type="currency">
            <text:p>256Gb</text:p>
          </table:table-cell>
          <table:table-cell table:formula="of:=[$IMPORTANTES.H26]" office:value-type="float" office:value="0" calcext:value-type="float">
            <text:p>0</text:p>
          </table:table-cell>
          <table:table-cell table:formula="of:=[$IMPORTANTES.I26]" office:value-type="currency" office:currency="Ghz" office:value="2.6" calcext:value-type="currency">
            <text:p>2.6Ghz</text:p>
          </table:table-cell>
          <table:table-cell table:formula="of:=[$IMPORTANTES.J26]" office:value-type="float" office:value="1" calcext:value-type="float">
            <text:p>1</text:p>
          </table:table-cell>
          <table:table-cell table:formula="of:=[$IMPORTANTES.K26]" office:value-type="currency" office:currency="Mbps" office:value="10000" calcext:value-type="currency">
            <text:p>10000Mbps</text:p>
          </table:table-cell>
          <table:table-cell table:formula="of:=[$IMPORTANTES.L26]" office:value-type="currency" office:currency="Mbps" office:value="3500" calcext:value-type="currency">
            <text:p>3500Mbps</text:p>
          </table:table-cell>
          <table:table-cell table:formula="of:=[$IMPORTANTES.M26]" office:value-type="string" office:string-value="AMOLED" calcext:value-type="string">
            <text:p>AMOLED</text:p>
          </table:table-cell>
          <table:table-cell table:formula="of:=[$IMPORTANTES.N26]" office:value-type="float" office:value="8" calcext:value-type="float">
            <text:p>8</text:p>
          </table:table-cell>
          <table:table-cell table:formula="of:=[$IMPORTANTES.O26]" office:value-type="currency" office:currency="Mpx" office:value="50" calcext:value-type="currency">
            <text:p>50Mpx</text:p>
          </table:table-cell>
          <table:table-cell table:formula="of:=[$IMPORTANTES.P26]" office:value-type="currency" office:currency="Mpx" office:value="12" calcext:value-type="currency">
            <text:p>12Mpx</text:p>
          </table:table-cell>
          <table:table-cell table:formula="of:=[$IMPORTANTES.Q26]" office:value-type="currency" office:currency="º" office:value="120" calcext:value-type="currency">
            <text:p>120º</text:p>
          </table:table-cell>
          <table:table-cell table:formula="of:=[$IMPORTANTES.T26]" office:value-type="float" office:value="1" calcext:value-type="float">
            <text:p>1</text:p>
          </table:table-cell>
          <table:table-cell table:formula="of:=[$IMPORTANTES.U26]" office:value-type="float" office:value="1" calcext:value-type="float">
            <text:p>1</text:p>
          </table:table-cell>
          <table:table-cell table:formula="of:=[$IMPORTANTES.W26]" office:value-type="currency" office:currency="mAh" office:value="3900" calcext:value-type="currency">
            <text:p>3900mAh</text:p>
          </table:table-cell>
          <table:table-cell table:formula="of:=[$IMPORTANTES.X26]" office:value-type="currency" office:currency="BRL" office:value="4282.4975" calcext:value-type="currency">
            <text:p>R$ 4282.50</text:p>
          </table:table-cell>
          <table:table-cell table:number-columns-repeated="8"/>
        </table:table-row>
        <table:table-row table:style-name="ro1">
          <table:table-cell table:formula="of:=[$IMPORTANTES.A27]" office:value-type="string" office:string-value="OPPO" calcext:value-type="string">
            <text:p>OPPO</text:p>
          </table:table-cell>
          <table:table-cell table:formula="of:=[$IMPORTANTES.B27]" office:value-type="string" office:string-value="A16" calcext:value-type="string">
            <text:p>A16</text:p>
          </table:table-cell>
          <table:table-cell table:formula="of:=[$IMPORTANTES.F27]" office:value-type="currency" office:currency="Gb" office:value="3" calcext:value-type="currency">
            <text:p>3Gb</text:p>
          </table:table-cell>
          <table:table-cell table:formula="of:=[$IMPORTANTES.G27]" office:value-type="currency" office:currency="Gb" office:value="32" calcext:value-type="currency">
            <text:p>32Gb</text:p>
          </table:table-cell>
          <table:table-cell table:formula="of:=[$IMPORTANTES.H27]" office:value-type="float" office:value="0" calcext:value-type="float">
            <text:p>0</text:p>
          </table:table-cell>
          <table:table-cell table:formula="of:=[$IMPORTANTES.I27]" office:value-type="currency" office:currency="Ghz" office:value="2.1" calcext:value-type="currency">
            <text:p>2.1Ghz</text:p>
          </table:table-cell>
          <table:table-cell table:formula="of:=[$IMPORTANTES.J27]" office:value-type="float" office:value="0" calcext:value-type="float">
            <text:p>0</text:p>
          </table:table-cell>
          <table:table-cell table:formula="of:=[$IMPORTANTES.K27]" office:value-type="currency" office:currency="Mbps" office:value="300" calcext:value-type="currency">
            <text:p>300Mbps</text:p>
          </table:table-cell>
          <table:table-cell table:formula="of:=[$IMPORTANTES.L27]" office:value-type="currency" office:currency="Mbps" office:value="150" calcext:value-type="currency">
            <text:p>150Mbps</text:p>
          </table:table-cell>
          <table:table-cell table:formula="of:=[$IMPORTANTES.M27]" office:value-type="string" office:string-value="IPS" calcext:value-type="string">
            <text:p>IPS</text:p>
          </table:table-cell>
          <table:table-cell table:formula="of:=[$IMPORTANTES.N27]" office:value-type="float" office:value="0" calcext:value-type="float">
            <text:p>0</text:p>
          </table:table-cell>
          <table:table-cell table:formula="of:=[$IMPORTANTES.O27]" office:value-type="currency" office:currency="Mpx" office:value="13" calcext:value-type="currency">
            <text:p>13Mpx</text:p>
          </table:table-cell>
          <table:table-cell table:formula="of:=[$IMPORTANTES.P27]" office:value-type="currency" office:currency="Mpx" office:value="8" calcext:value-type="currency">
            <text:p>8Mpx</text:p>
          </table:table-cell>
          <table:table-cell table:formula="of:=[$IMPORTANTES.Q27]" office:value-type="currency" office:currency="º" office:value="88.8" calcext:value-type="currency">
            <text:p>89º</text:p>
          </table:table-cell>
          <table:table-cell table:formula="of:=[$IMPORTANTES.T27]" office:value-type="float" office:value="0" calcext:value-type="float">
            <text:p>0</text:p>
          </table:table-cell>
          <table:table-cell table:formula="of:=[$IMPORTANTES.U27]" office:value-type="float" office:value="1" calcext:value-type="float">
            <text:p>1</text:p>
          </table:table-cell>
          <table:table-cell table:formula="of:=[$IMPORTANTES.W27]" office:value-type="currency" office:currency="mAh" office:value="5000" calcext:value-type="currency">
            <text:p>5000mAh</text:p>
          </table:table-cell>
          <table:table-cell table:formula="of:=[$IMPORTANTES.X27]" office:value-type="currency" office:currency="BRL" office:value="1000" calcext:value-type="currency">
            <text:p>R$ 1000.00</text:p>
          </table:table-cell>
          <table:table-cell table:number-columns-repeated="8"/>
        </table:table-row>
        <table:table-row table:style-name="ro1">
          <table:table-cell table:formula="of:=[$IMPORTANTES.A28]" office:value-type="string" office:string-value="OPPO" calcext:value-type="string">
            <text:p>OPPO</text:p>
          </table:table-cell>
          <table:table-cell table:formula="of:=[$IMPORTANTES.B28]" office:value-type="string" office:string-value="A54" calcext:value-type="string">
            <text:p>A54</text:p>
          </table:table-cell>
          <table:table-cell table:formula="of:=[$IMPORTANTES.F28]" office:value-type="currency" office:currency="Gb" office:value="4" calcext:value-type="currency">
            <text:p>4Gb</text:p>
          </table:table-cell>
          <table:table-cell table:formula="of:=[$IMPORTANTES.G28]" office:value-type="currency" office:currency="Gb" office:value="128" calcext:value-type="currency">
            <text:p>128Gb</text:p>
          </table:table-cell>
          <table:table-cell table:formula="of:=[$IMPORTANTES.H28]" office:value-type="float" office:value="1" calcext:value-type="float">
            <text:p>1</text:p>
          </table:table-cell>
          <table:table-cell table:formula="of:=[$IMPORTANTES.I28]" office:value-type="currency" office:currency="Ghz" office:value="2.1" calcext:value-type="currency">
            <text:p>2.1Ghz</text:p>
          </table:table-cell>
          <table:table-cell table:formula="of:=[$IMPORTANTES.J28]" office:value-type="float" office:value="0" calcext:value-type="float">
            <text:p>0</text:p>
          </table:table-cell>
          <table:table-cell table:formula="of:=[$IMPORTANTES.K28]" office:value-type="currency" office:currency="Mbps" office:value="300" calcext:value-type="currency">
            <text:p>300Mbps</text:p>
          </table:table-cell>
          <table:table-cell table:formula="of:=[$IMPORTANTES.L28]" office:value-type="currency" office:currency="Mbps" office:value="150" calcext:value-type="currency">
            <text:p>150Mbps</text:p>
          </table:table-cell>
          <table:table-cell table:formula="of:=[$IMPORTANTES.M28]" office:value-type="string" office:string-value="IPS" calcext:value-type="string">
            <text:p>IPS</text:p>
          </table:table-cell>
          <table:table-cell table:formula="of:=[$IMPORTANTES.N28]" office:value-type="float" office:value="0" calcext:value-type="float">
            <text:p>0</text:p>
          </table:table-cell>
          <table:table-cell table:formula="of:=[$IMPORTANTES.O28]" office:value-type="currency" office:currency="Mpx" office:value="13" calcext:value-type="currency">
            <text:p>13Mpx</text:p>
          </table:table-cell>
          <table:table-cell table:formula="of:=[$IMPORTANTES.P28]" office:value-type="currency" office:currency="Mpx" office:value="16" calcext:value-type="currency">
            <text:p>16Mpx</text:p>
          </table:table-cell>
          <table:table-cell table:formula="of:=[$IMPORTANTES.Q28]" office:value-type="currency" office:currency="º" office:value="88.8" calcext:value-type="currency">
            <text:p>89º</text:p>
          </table:table-cell>
          <table:table-cell table:formula="of:=[$IMPORTANTES.T28]" office:value-type="float" office:value="0" calcext:value-type="float">
            <text:p>0</text:p>
          </table:table-cell>
          <table:table-cell table:formula="of:=[$IMPORTANTES.U28]" office:value-type="float" office:value="1" calcext:value-type="float">
            <text:p>1</text:p>
          </table:table-cell>
          <table:table-cell table:formula="of:=[$IMPORTANTES.W28]" office:value-type="currency" office:currency="mAh" office:value="5000" calcext:value-type="currency">
            <text:p>5000mAh</text:p>
          </table:table-cell>
          <table:table-cell table:formula="of:=[$IMPORTANTES.X28]" office:value-type="currency" office:currency="BRL" office:value="1389.655" calcext:value-type="currency">
            <text:p>R$ 1389.66</text:p>
          </table:table-cell>
          <table:table-cell table:number-columns-repeated="8"/>
        </table:table-row>
        <table:table-row table:style-name="ro1">
          <table:table-cell table:formula="of:=[$IMPORTANTES.A29]" office:value-type="string" office:string-value="OPPO" calcext:value-type="string">
            <text:p>OPPO</text:p>
          </table:table-cell>
          <table:table-cell table:formula="of:=[$IMPORTANTES.B29]" office:value-type="string" office:string-value="A57" calcext:value-type="string">
            <text:p>A57</text:p>
          </table:table-cell>
          <table:table-cell table:formula="of:=[$IMPORTANTES.F29]" office:value-type="currency" office:currency="Gb" office:value="3" calcext:value-type="currency">
            <text:p>3Gb</text:p>
          </table:table-cell>
          <table:table-cell table:formula="of:=[$IMPORTANTES.G29]" office:value-type="currency" office:currency="Gb" office:value="64" calcext:value-type="currency">
            <text:p>64Gb</text:p>
          </table:table-cell>
          <table:table-cell table:formula="of:=[$IMPORTANTES.H29]" office:value-type="float" office:value="1" calcext:value-type="float">
            <text:p>1</text:p>
          </table:table-cell>
          <table:table-cell table:formula="of:=[$IMPORTANTES.I29]" office:value-type="currency" office:currency="Ghz" office:value="2.1" calcext:value-type="currency">
            <text:p>2.1Ghz</text:p>
          </table:table-cell>
          <table:table-cell table:formula="of:=[$IMPORTANTES.J29]" office:value-type="float" office:value="0" calcext:value-type="float">
            <text:p>0</text:p>
          </table:table-cell>
          <table:table-cell table:formula="of:=[$IMPORTANTES.K29]" office:value-type="currency" office:currency="Mbps" office:value="300" calcext:value-type="currency">
            <text:p>300Mbps</text:p>
          </table:table-cell>
          <table:table-cell table:formula="of:=[$IMPORTANTES.L29]" office:value-type="currency" office:currency="Mbps" office:value="150" calcext:value-type="currency">
            <text:p>150Mbps</text:p>
          </table:table-cell>
          <table:table-cell table:formula="of:=[$IMPORTANTES.M29]" office:value-type="string" office:string-value="IPS" calcext:value-type="string">
            <text:p>IPS</text:p>
          </table:table-cell>
          <table:table-cell table:formula="of:=[$IMPORTANTES.N29]" office:value-type="float" office:value="0" calcext:value-type="float">
            <text:p>0</text:p>
          </table:table-cell>
          <table:table-cell table:formula="of:=[$IMPORTANTES.O29]" office:value-type="currency" office:currency="Mpx" office:value="13" calcext:value-type="currency">
            <text:p>13Mpx</text:p>
          </table:table-cell>
          <table:table-cell table:formula="of:=[$IMPORTANTES.P29]" office:value-type="currency" office:currency="Mpx" office:value="8" calcext:value-type="currency">
            <text:p>8Mpx</text:p>
          </table:table-cell>
          <table:table-cell table:formula="of:=[$IMPORTANTES.Q29]" office:value-type="currency" office:currency="º" office:value="0" calcext:value-type="currency">
            <text:p>0º</text:p>
          </table:table-cell>
          <table:table-cell table:formula="of:=[$IMPORTANTES.T29]" office:value-type="float" office:value="0" calcext:value-type="float">
            <text:p>0</text:p>
          </table:table-cell>
          <table:table-cell table:formula="of:=[$IMPORTANTES.U29]" office:value-type="float" office:value="0" calcext:value-type="float">
            <text:p>0</text:p>
          </table:table-cell>
          <table:table-cell table:formula="of:=[$IMPORTANTES.W29]" office:value-type="currency" office:currency="mAh" office:value="5000" calcext:value-type="currency">
            <text:p>5000mAh</text:p>
          </table:table-cell>
          <table:table-cell table:formula="of:=[$IMPORTANTES.X29]" office:value-type="currency" office:currency="BRL" office:value="1453.97666666667" calcext:value-type="currency">
            <text:p>R$ 1453.98</text:p>
          </table:table-cell>
          <table:table-cell table:number-columns-repeated="8"/>
        </table:table-row>
        <table:table-row table:style-name="ro1">
          <table:table-cell table:formula="of:=[$IMPORTANTES.A30]" office:value-type="string" office:string-value="OPPO" calcext:value-type="string">
            <text:p>OPPO</text:p>
          </table:table-cell>
          <table:table-cell table:formula="of:=[$IMPORTANTES.B30]" office:value-type="string" office:string-value="A77" calcext:value-type="string">
            <text:p>A77</text:p>
          </table:table-cell>
          <table:table-cell table:formula="of:=[$IMPORTANTES.F30]" office:value-type="currency" office:currency="Gb" office:value="4" calcext:value-type="currency">
            <text:p>4Gb</text:p>
          </table:table-cell>
          <table:table-cell table:formula="of:=[$IMPORTANTES.G30]" office:value-type="currency" office:currency="Gb" office:value="64" calcext:value-type="currency">
            <text:p>64Gb</text:p>
          </table:table-cell>
          <table:table-cell table:formula="of:=[$IMPORTANTES.H30]" office:value-type="float" office:value="1" calcext:value-type="float">
            <text:p>1</text:p>
          </table:table-cell>
          <table:table-cell table:formula="of:=[$IMPORTANTES.I30]" office:value-type="currency" office:currency="Ghz" office:value="2.1" calcext:value-type="currency">
            <text:p>2.1Ghz</text:p>
          </table:table-cell>
          <table:table-cell table:formula="of:=[$IMPORTANTES.J30]" office:value-type="float" office:value="0" calcext:value-type="float">
            <text:p>0</text:p>
          </table:table-cell>
          <table:table-cell table:formula="of:=[$IMPORTANTES.K30]" office:value-type="currency" office:currency="Mbps" office:value="300" calcext:value-type="currency">
            <text:p>300Mbps</text:p>
          </table:table-cell>
          <table:table-cell table:formula="of:=[$IMPORTANTES.L30]" office:value-type="currency" office:currency="Mbps" office:value="150" calcext:value-type="currency">
            <text:p>150Mbps</text:p>
          </table:table-cell>
          <table:table-cell table:formula="of:=[$IMPORTANTES.M30]" office:value-type="string" office:string-value="IPS" calcext:value-type="string">
            <text:p>IPS</text:p>
          </table:table-cell>
          <table:table-cell table:formula="of:=[$IMPORTANTES.N30]" office:value-type="float" office:value="0" calcext:value-type="float">
            <text:p>0</text:p>
          </table:table-cell>
          <table:table-cell table:formula="of:=[$IMPORTANTES.O30]" office:value-type="currency" office:currency="Mpx" office:value="50" calcext:value-type="currency">
            <text:p>50Mpx</text:p>
          </table:table-cell>
          <table:table-cell table:formula="of:=[$IMPORTANTES.P30]" office:value-type="currency" office:currency="Mpx" office:value="8" calcext:value-type="currency">
            <text:p>8Mpx</text:p>
          </table:table-cell>
          <table:table-cell table:formula="of:=[$IMPORTANTES.Q30]" office:value-type="currency" office:currency="º" office:value="0" calcext:value-type="currency">
            <text:p>0º</text:p>
          </table:table-cell>
          <table:table-cell table:formula="of:=[$IMPORTANTES.T30]" office:value-type="float" office:value="0" calcext:value-type="float">
            <text:p>0</text:p>
          </table:table-cell>
          <table:table-cell table:formula="of:=[$IMPORTANTES.U30]" office:value-type="float" office:value="1" calcext:value-type="float">
            <text:p>1</text:p>
          </table:table-cell>
          <table:table-cell table:formula="of:=[$IMPORTANTES.W30]" office:value-type="currency" office:currency="mAh" office:value="5000" calcext:value-type="currency">
            <text:p>5000mAh</text:p>
          </table:table-cell>
          <table:table-cell table:formula="of:=[$IMPORTANTES.X30]" office:value-type="currency" office:currency="BRL" office:value="1749.14333333333" calcext:value-type="currency">
            <text:p>R$ 1749.14</text:p>
          </table:table-cell>
          <table:table-cell table:number-columns-repeated="8"/>
        </table:table-row>
        <table:table-row table:style-name="ro1">
          <table:table-cell table:formula="of:=[$IMPORTANTES.A31]" office:value-type="string" office:string-value="OPPO" calcext:value-type="string">
            <text:p>OPPO</text:p>
          </table:table-cell>
          <table:table-cell table:formula="of:=[$IMPORTANTES.B31]" office:value-type="string" office:string-value="Reno 6 PRO" calcext:value-type="string">
            <text:p>Reno 6 PRO</text:p>
          </table:table-cell>
          <table:table-cell table:formula="of:=[$IMPORTANTES.F31]" office:value-type="currency" office:currency="Gb" office:value="8" calcext:value-type="currency">
            <text:p>8Gb</text:p>
          </table:table-cell>
          <table:table-cell table:formula="of:=[$IMPORTANTES.G31]" office:value-type="currency" office:currency="Gb" office:value="128" calcext:value-type="currency">
            <text:p>128Gb</text:p>
          </table:table-cell>
          <table:table-cell table:formula="of:=[$IMPORTANTES.H31]" office:value-type="float" office:value="0" calcext:value-type="float">
            <text:p>0</text:p>
          </table:table-cell>
          <table:table-cell table:formula="of:=[$IMPORTANTES.I31]" office:value-type="currency" office:currency="Ghz" office:value="2.2" calcext:value-type="currency">
            <text:p>2.2Ghz</text:p>
          </table:table-cell>
          <table:table-cell table:formula="of:=[$IMPORTANTES.J31]" office:value-type="float" office:value="1" calcext:value-type="float">
            <text:p>1</text:p>
          </table:table-cell>
          <table:table-cell table:formula="of:=[$IMPORTANTES.K31]" office:value-type="currency" office:currency="Mbps" office:value="7500" calcext:value-type="currency">
            <text:p>7500Mbps</text:p>
          </table:table-cell>
          <table:table-cell table:formula="of:=[$IMPORTANTES.L31]" office:value-type="currency" office:currency="Mbps" office:value="3000" calcext:value-type="currency">
            <text:p>3000Mbps</text:p>
          </table:table-cell>
          <table:table-cell table:formula="of:=[$IMPORTANTES.M31]" office:value-type="string" office:string-value="AMOLED" calcext:value-type="string">
            <text:p>AMOLED</text:p>
          </table:table-cell>
          <table:table-cell table:formula="of:=[$IMPORTANTES.N31]" office:value-type="float" office:value="5" calcext:value-type="float">
            <text:p>5</text:p>
          </table:table-cell>
          <table:table-cell table:formula="of:=[$IMPORTANTES.O31]" office:value-type="currency" office:currency="Mpx" office:value="50" calcext:value-type="currency">
            <text:p>50Mpx</text:p>
          </table:table-cell>
          <table:table-cell table:formula="of:=[$IMPORTANTES.P31]" office:value-type="currency" office:currency="Mpx" office:value="32" calcext:value-type="currency">
            <text:p>32Mpx</text:p>
          </table:table-cell>
          <table:table-cell table:formula="of:=[$IMPORTANTES.Q31]" office:value-type="currency" office:currency="º" office:value="123" calcext:value-type="currency">
            <text:p>123º</text:p>
          </table:table-cell>
          <table:table-cell table:formula="of:=[$IMPORTANTES.T31]" office:value-type="float" office:value="1" calcext:value-type="float">
            <text:p>1</text:p>
          </table:table-cell>
          <table:table-cell table:formula="of:=[$IMPORTANTES.U31]" office:value-type="float" office:value="1" calcext:value-type="float">
            <text:p>1</text:p>
          </table:table-cell>
          <table:table-cell table:formula="of:=[$IMPORTANTES.W31]" office:value-type="currency" office:currency="mAh" office:value="4500" calcext:value-type="currency">
            <text:p>4500mAh</text:p>
          </table:table-cell>
          <table:table-cell table:formula="of:=[$IMPORTANTES.X31]" office:value-type="currency" office:currency="BRL" office:value="4902.02" calcext:value-type="currency">
            <text:p>R$ 4902.02</text:p>
          </table:table-cell>
          <table:table-cell table:number-columns-repeated="8"/>
        </table:table-row>
        <table:table-row table:style-name="ro1">
          <table:table-cell table:formula="of:=[$IMPORTANTES.A32]" office:value-type="string" office:string-value="OPPO" calcext:value-type="string">
            <text:p>OPPO</text:p>
          </table:table-cell>
          <table:table-cell table:formula="of:=[$IMPORTANTES.B32]" office:value-type="string" office:string-value="Reno 7" calcext:value-type="string">
            <text:p>Reno 7</text:p>
          </table:table-cell>
          <table:table-cell table:formula="of:=[$IMPORTANTES.F32]" office:value-type="currency" office:currency="Gb" office:value="8" calcext:value-type="currency">
            <text:p>8Gb</text:p>
          </table:table-cell>
          <table:table-cell table:formula="of:=[$IMPORTANTES.G32]" office:value-type="currency" office:currency="Gb" office:value="256" calcext:value-type="currency">
            <text:p>256Gb</text:p>
          </table:table-cell>
          <table:table-cell table:formula="of:=[$IMPORTANTES.H32]" office:value-type="float" office:value="1" calcext:value-type="float">
            <text:p>1</text:p>
          </table:table-cell>
          <table:table-cell table:formula="of:=[$IMPORTANTES.I32]" office:value-type="currency" office:currency="Ghz" office:value="2.2" calcext:value-type="currency">
            <text:p>2.2Ghz</text:p>
          </table:table-cell>
          <table:table-cell table:formula="of:=[$IMPORTANTES.J32]" office:value-type="float" office:value="0" calcext:value-type="float">
            <text:p>0</text:p>
          </table:table-cell>
          <table:table-cell table:formula="of:=[$IMPORTANTES.K32]" office:value-type="currency" office:currency="Mbps" office:value="390" calcext:value-type="currency">
            <text:p>390Mbps</text:p>
          </table:table-cell>
          <table:table-cell table:formula="of:=[$IMPORTANTES.L32]" office:value-type="currency" office:currency="Mbps" office:value="150" calcext:value-type="currency">
            <text:p>150Mbps</text:p>
          </table:table-cell>
          <table:table-cell table:formula="of:=[$IMPORTANTES.M32]" office:value-type="string" office:string-value="AMOLED" calcext:value-type="string">
            <text:p>AMOLED</text:p>
          </table:table-cell>
          <table:table-cell table:formula="of:=[$IMPORTANTES.N32]" office:value-type="float" office:value="5" calcext:value-type="float">
            <text:p>5</text:p>
          </table:table-cell>
          <table:table-cell table:formula="of:=[$IMPORTANTES.O32]" office:value-type="currency" office:currency="Mpx" office:value="64" calcext:value-type="currency">
            <text:p>64Mpx</text:p>
          </table:table-cell>
          <table:table-cell table:formula="of:=[$IMPORTANTES.P32]" office:value-type="currency" office:currency="Mpx" office:value="32" calcext:value-type="currency">
            <text:p>32Mpx</text:p>
          </table:table-cell>
          <table:table-cell table:formula="of:=[$IMPORTANTES.Q32]" office:value-type="currency" office:currency="º" office:value="89" calcext:value-type="currency">
            <text:p>89º</text:p>
          </table:table-cell>
          <table:table-cell table:formula="of:=[$IMPORTANTES.T32]" office:value-type="float" office:value="1" calcext:value-type="float">
            <text:p>1</text:p>
          </table:table-cell>
          <table:table-cell table:formula="of:=[$IMPORTANTES.U32]" office:value-type="float" office:value="1" calcext:value-type="float">
            <text:p>1</text:p>
          </table:table-cell>
          <table:table-cell table:formula="of:=[$IMPORTANTES.W32]" office:value-type="currency" office:currency="mAh" office:value="4500" calcext:value-type="currency">
            <text:p>4500mAh</text:p>
          </table:table-cell>
          <table:table-cell table:formula="of:=[$IMPORTANTES.X32]" office:value-type="currency" office:currency="BRL" office:value="2519" calcext:value-type="currency">
            <text:p>R$ 2519.00</text:p>
          </table:table-cell>
          <table:table-cell table:number-columns-repeated="8"/>
        </table:table-row>
        <table:table-row table:style-name="ro1">
          <table:table-cell table:formula="of:=[$IMPORTANTES.A33]" office:value-type="string" office:string-value="OPPO" calcext:value-type="string">
            <text:p>OPPO</text:p>
          </table:table-cell>
          <table:table-cell table:formula="of:=[$IMPORTANTES.B33]" office:value-type="string" office:string-value="Reno 8 PRO" calcext:value-type="string">
            <text:p>Reno 8 PRO</text:p>
          </table:table-cell>
          <table:table-cell table:formula="of:=[$IMPORTANTES.F33]" office:value-type="currency" office:currency="Gb" office:value="8" calcext:value-type="currency">
            <text:p>8Gb</text:p>
          </table:table-cell>
          <table:table-cell table:formula="of:=[$IMPORTANTES.G33]" office:value-type="currency" office:currency="Gb" office:value="256" calcext:value-type="currency">
            <text:p>256Gb</text:p>
          </table:table-cell>
          <table:table-cell table:formula="of:=[$IMPORTANTES.H33]" office:value-type="float" office:value="0" calcext:value-type="float">
            <text:p>0</text:p>
          </table:table-cell>
          <table:table-cell table:formula="of:=[$IMPORTANTES.I33]" office:value-type="currency" office:currency="Ghz" office:value="2.4" calcext:value-type="currency">
            <text:p>2.4Ghz</text:p>
          </table:table-cell>
          <table:table-cell table:formula="of:=[$IMPORTANTES.J33]" office:value-type="float" office:value="1" calcext:value-type="float">
            <text:p>1</text:p>
          </table:table-cell>
          <table:table-cell table:formula="of:=[$IMPORTANTES.K33]" office:value-type="currency" office:currency="Mbps" office:value="0" calcext:value-type="currency">
            <text:p>0Mbps</text:p>
          </table:table-cell>
          <table:table-cell table:formula="of:=[$IMPORTANTES.L33]" office:value-type="currency" office:currency="Mbps" office:value="0" calcext:value-type="currency">
            <text:p>0Mbps</text:p>
          </table:table-cell>
          <table:table-cell table:formula="of:=[$IMPORTANTES.M33]" office:value-type="string" office:string-value="AMOLED" calcext:value-type="string">
            <text:p>AMOLED</text:p>
          </table:table-cell>
          <table:table-cell table:formula="of:=[$IMPORTANTES.N33]" office:value-type="float" office:value="5" calcext:value-type="float">
            <text:p>5</text:p>
          </table:table-cell>
          <table:table-cell table:formula="of:=[$IMPORTANTES.O33]" office:value-type="currency" office:currency="Mpx" office:value="50" calcext:value-type="currency">
            <text:p>50Mpx</text:p>
          </table:table-cell>
          <table:table-cell table:formula="of:=[$IMPORTANTES.P33]" office:value-type="currency" office:currency="Mpx" office:value="32" calcext:value-type="currency">
            <text:p>32Mpx</text:p>
          </table:table-cell>
          <table:table-cell table:formula="of:=[$IMPORTANTES.Q33]" office:value-type="currency" office:currency="º" office:value="112" calcext:value-type="currency">
            <text:p>112º</text:p>
          </table:table-cell>
          <table:table-cell table:formula="of:=[$IMPORTANTES.T33]" office:value-type="float" office:value="1" calcext:value-type="float">
            <text:p>1</text:p>
          </table:table-cell>
          <table:table-cell table:formula="of:=[$IMPORTANTES.U33]" office:value-type="float" office:value="1" calcext:value-type="float">
            <text:p>1</text:p>
          </table:table-cell>
          <table:table-cell table:formula="of:=[$IMPORTANTES.W33]" office:value-type="currency" office:currency="mAh" office:value="4500" calcext:value-type="currency">
            <text:p>4500mAh</text:p>
          </table:table-cell>
          <table:table-cell table:formula="of:=[$IMPORTANTES.X33]" office:value-type="currency" office:currency="BRL" office:value="4001.81" calcext:value-type="currency">
            <text:p>R$ 4001.81</text:p>
          </table:table-cell>
          <table:table-cell table:number-columns-repeated="8"/>
        </table:table-row>
        <table:table-row table:style-name="ro1">
          <table:table-cell table:formula="of:=[$IMPORTANTES.A34]" office:value-type="string" office:string-value="POCO" calcext:value-type="string">
            <text:p>POCO</text:p>
          </table:table-cell>
          <table:table-cell table:formula="of:=[$IMPORTANTES.B34]" office:value-type="string" office:string-value="Poco  C40" calcext:value-type="string">
            <text:p>Poco <text:s/>C40</text:p>
          </table:table-cell>
          <table:table-cell table:formula="of:=[$IMPORTANTES.F34]" office:value-type="currency" office:currency="Gb" office:value="3" calcext:value-type="currency">
            <text:p>3Gb</text:p>
          </table:table-cell>
          <table:table-cell table:formula="of:=[$IMPORTANTES.G34]" office:value-type="currency" office:currency="Gb" office:value="32" calcext:value-type="currency">
            <text:p>32Gb</text:p>
          </table:table-cell>
          <table:table-cell table:formula="of:=[$IMPORTANTES.H34]" office:value-type="float" office:value="1" calcext:value-type="float">
            <text:p>1</text:p>
          </table:table-cell>
          <table:table-cell table:formula="of:=[$IMPORTANTES.I34]" office:value-type="currency" office:currency="Ghz" office:value="1.8" calcext:value-type="currency">
            <text:p>1.8Ghz</text:p>
          </table:table-cell>
          <table:table-cell table:formula="of:=[$IMPORTANTES.J34]" office:value-type="float" office:value="0" calcext:value-type="float">
            <text:p>0</text:p>
          </table:table-cell>
          <table:table-cell table:formula="of:=[$IMPORTANTES.K34]" office:value-type="currency" office:currency="Mbps" office:value="0" calcext:value-type="currency">
            <text:p>0Mbps</text:p>
          </table:table-cell>
          <table:table-cell table:formula="of:=[$IMPORTANTES.L34]" office:value-type="currency" office:currency="Mbps" office:value="0" calcext:value-type="currency">
            <text:p>0Mbps</text:p>
          </table:table-cell>
          <table:table-cell table:formula="of:=[$IMPORTANTES.M34]" office:value-type="string" office:string-value="IPS" calcext:value-type="string">
            <text:p>IPS</text:p>
          </table:table-cell>
          <table:table-cell table:formula="of:=[$IMPORTANTES.N34]" office:value-type="float" office:value="1" calcext:value-type="float">
            <text:p>1</text:p>
          </table:table-cell>
          <table:table-cell table:formula="of:=[$IMPORTANTES.O34]" office:value-type="currency" office:currency="Mpx" office:value="13" calcext:value-type="currency">
            <text:p>13Mpx</text:p>
          </table:table-cell>
          <table:table-cell table:formula="of:=[$IMPORTANTES.P34]" office:value-type="currency" office:currency="Mpx" office:value="5" calcext:value-type="currency">
            <text:p>5Mpx</text:p>
          </table:table-cell>
          <table:table-cell table:formula="of:=[$IMPORTANTES.Q34]" office:value-type="currency" office:currency="º" office:value="0" calcext:value-type="currency">
            <text:p>0º</text:p>
          </table:table-cell>
          <table:table-cell table:formula="of:=[$IMPORTANTES.T34]" office:value-type="float" office:value="0" calcext:value-type="float">
            <text:p>0</text:p>
          </table:table-cell>
          <table:table-cell table:formula="of:=[$IMPORTANTES.U34]" office:value-type="float" office:value="0" calcext:value-type="float">
            <text:p>0</text:p>
          </table:table-cell>
          <table:table-cell table:formula="of:=[$IMPORTANTES.W34]" office:value-type="currency" office:currency="mAh" office:value="6000" calcext:value-type="currency">
            <text:p>6000mAh</text:p>
          </table:table-cell>
          <table:table-cell table:formula="of:=[$IMPORTANTES.X34]" office:value-type="currency" office:currency="BRL" office:value="850.666666666667" calcext:value-type="currency">
            <text:p>R$ 850.67</text:p>
          </table:table-cell>
          <table:table-cell table:number-columns-repeated="8"/>
        </table:table-row>
        <table:table-row table:style-name="ro1">
          <table:table-cell table:formula="of:=[$IMPORTANTES.A35]" office:value-type="string" office:string-value="POCO" calcext:value-type="string">
            <text:p>POCO</text:p>
          </table:table-cell>
          <table:table-cell table:formula="of:=[$IMPORTANTES.B35]" office:value-type="string" office:string-value="Poco  C55" calcext:value-type="string">
            <text:p>Poco <text:s/>C55</text:p>
          </table:table-cell>
          <table:table-cell table:formula="of:=[$IMPORTANTES.F35]" office:value-type="currency" office:currency="Gb" office:value="4" calcext:value-type="currency">
            <text:p>4Gb</text:p>
          </table:table-cell>
          <table:table-cell table:formula="of:=[$IMPORTANTES.G35]" office:value-type="currency" office:currency="Gb" office:value="64" calcext:value-type="currency">
            <text:p>64Gb</text:p>
          </table:table-cell>
          <table:table-cell table:formula="of:=[$IMPORTANTES.H35]" office:value-type="float" office:value="1" calcext:value-type="float">
            <text:p>1</text:p>
          </table:table-cell>
          <table:table-cell table:formula="of:=[$IMPORTANTES.I35]" office:value-type="currency" office:currency="Ghz" office:value="1.9" calcext:value-type="currency">
            <text:p>1.9Ghz</text:p>
          </table:table-cell>
          <table:table-cell table:formula="of:=[$IMPORTANTES.J35]" office:value-type="float" office:value="0" calcext:value-type="float">
            <text:p>0</text:p>
          </table:table-cell>
          <table:table-cell table:formula="of:=[$IMPORTANTES.K35]" office:value-type="currency" office:currency="Mbps" office:value="600" calcext:value-type="currency">
            <text:p>600Mbps</text:p>
          </table:table-cell>
          <table:table-cell table:formula="of:=[$IMPORTANTES.L35]" office:value-type="currency" office:currency="Mbps" office:value="150" calcext:value-type="currency">
            <text:p>150Mbps</text:p>
          </table:table-cell>
          <table:table-cell table:formula="of:=[$IMPORTANTES.M35]" office:value-type="string" office:string-value="IPS" calcext:value-type="string">
            <text:p>IPS</text:p>
          </table:table-cell>
          <table:table-cell table:formula="of:=[$IMPORTANTES.N35]" office:value-type="float" office:value="0" calcext:value-type="float">
            <text:p>0</text:p>
          </table:table-cell>
          <table:table-cell table:formula="of:=[$IMPORTANTES.O35]" office:value-type="currency" office:currency="Mpx" office:value="50" calcext:value-type="currency">
            <text:p>50Mpx</text:p>
          </table:table-cell>
          <table:table-cell table:formula="of:=[$IMPORTANTES.P35]" office:value-type="currency" office:currency="Mpx" office:value="5" calcext:value-type="currency">
            <text:p>5Mpx</text:p>
          </table:table-cell>
          <table:table-cell table:formula="of:=[$IMPORTANTES.Q35]" office:value-type="currency" office:currency="º" office:value="0" calcext:value-type="currency">
            <text:p>0º</text:p>
          </table:table-cell>
          <table:table-cell table:formula="of:=[$IMPORTANTES.T35]" office:value-type="float" office:value="0" calcext:value-type="float">
            <text:p>0</text:p>
          </table:table-cell>
          <table:table-cell table:formula="of:=[$IMPORTANTES.U35]" office:value-type="float" office:value="0" calcext:value-type="float">
            <text:p>0</text:p>
          </table:table-cell>
          <table:table-cell table:formula="of:=[$IMPORTANTES.W35]" office:value-type="currency" office:currency="mAh" office:value="5000" calcext:value-type="currency">
            <text:p>5000mAh</text:p>
          </table:table-cell>
          <table:table-cell table:formula="of:=[$IMPORTANTES.X35]" office:value-type="currency" office:currency="BRL" office:value="1459" calcext:value-type="currency">
            <text:p>R$ 1459.00</text:p>
          </table:table-cell>
          <table:table-cell table:number-columns-repeated="8"/>
        </table:table-row>
        <table:table-row table:style-name="ro1">
          <table:table-cell table:formula="of:=[$IMPORTANTES.A36]" office:value-type="string" office:string-value="POCO" calcext:value-type="string">
            <text:p>POCO</text:p>
          </table:table-cell>
          <table:table-cell table:formula="of:=[$IMPORTANTES.B36]" office:value-type="string" office:string-value="Poco M3" calcext:value-type="string">
            <text:p>Poco M3</text:p>
          </table:table-cell>
          <table:table-cell table:formula="of:=[$IMPORTANTES.F36]" office:value-type="currency" office:currency="Gb" office:value="4" calcext:value-type="currency">
            <text:p>4Gb</text:p>
          </table:table-cell>
          <table:table-cell table:formula="of:=[$IMPORTANTES.G36]" office:value-type="currency" office:currency="Gb" office:value="128" calcext:value-type="currency">
            <text:p>128Gb</text:p>
          </table:table-cell>
          <table:table-cell table:formula="of:=[$IMPORTANTES.H36]" office:value-type="float" office:value="1" calcext:value-type="float">
            <text:p>1</text:p>
          </table:table-cell>
          <table:table-cell table:formula="of:=[$IMPORTANTES.I36]" office:value-type="currency" office:currency="Ghz" office:value="1.9" calcext:value-type="currency">
            <text:p>1.9Ghz</text:p>
          </table:table-cell>
          <table:table-cell table:formula="of:=[$IMPORTANTES.J36]" office:value-type="float" office:value="0" calcext:value-type="float">
            <text:p>0</text:p>
          </table:table-cell>
          <table:table-cell table:formula="of:=[$IMPORTANTES.K36]" office:value-type="currency" office:currency="Mbps" office:value="390" calcext:value-type="currency">
            <text:p>390Mbps</text:p>
          </table:table-cell>
          <table:table-cell table:formula="of:=[$IMPORTANTES.L36]" office:value-type="currency" office:currency="Mbps" office:value="150" calcext:value-type="currency">
            <text:p>150Mbps</text:p>
          </table:table-cell>
          <table:table-cell table:formula="of:=[$IMPORTANTES.M36]" office:value-type="string" office:string-value="IPS" calcext:value-type="string">
            <text:p>IPS</text:p>
          </table:table-cell>
          <table:table-cell table:formula="of:=[$IMPORTANTES.N36]" office:value-type="float" office:value="3" calcext:value-type="float">
            <text:p>3</text:p>
          </table:table-cell>
          <table:table-cell table:formula="of:=[$IMPORTANTES.O36]" office:value-type="currency" office:currency="Mpx" office:value="48" calcext:value-type="currency">
            <text:p>48Mpx</text:p>
          </table:table-cell>
          <table:table-cell table:formula="of:=[$IMPORTANTES.P36]" office:value-type="currency" office:currency="Mpx" office:value="8" calcext:value-type="currency">
            <text:p>8Mpx</text:p>
          </table:table-cell>
          <table:table-cell table:formula="of:=[$IMPORTANTES.Q36]" office:value-type="currency" office:currency="º" office:value="0" calcext:value-type="currency">
            <text:p>0º</text:p>
          </table:table-cell>
          <table:table-cell table:formula="of:=[$IMPORTANTES.T36]" office:value-type="float" office:value="0" calcext:value-type="float">
            <text:p>0</text:p>
          </table:table-cell>
          <table:table-cell table:formula="of:=[$IMPORTANTES.U36]" office:value-type="float" office:value="1" calcext:value-type="float">
            <text:p>1</text:p>
          </table:table-cell>
          <table:table-cell table:formula="of:=[$IMPORTANTES.W36]" office:value-type="currency" office:currency="mAh" office:value="6000" calcext:value-type="currency">
            <text:p>6000mAh</text:p>
          </table:table-cell>
          <table:table-cell table:formula="of:=[$IMPORTANTES.X36]" office:value-type="currency" office:currency="BRL" office:value="1242" calcext:value-type="currency">
            <text:p>R$ 1242.00</text:p>
          </table:table-cell>
          <table:table-cell table:number-columns-repeated="8"/>
        </table:table-row>
        <table:table-row table:style-name="ro1">
          <table:table-cell table:formula="of:=[$IMPORTANTES.A37]" office:value-type="string" office:string-value="POCO" calcext:value-type="string">
            <text:p>POCO</text:p>
          </table:table-cell>
          <table:table-cell table:formula="of:=[$IMPORTANTES.B37]" office:value-type="string" office:string-value="Poco M5" calcext:value-type="string">
            <text:p>Poco M5</text:p>
          </table:table-cell>
          <table:table-cell table:formula="of:=[$IMPORTANTES.F37]" office:value-type="currency" office:currency="Gb" office:value="4" calcext:value-type="currency">
            <text:p>4Gb</text:p>
          </table:table-cell>
          <table:table-cell table:formula="of:=[$IMPORTANTES.G37]" office:value-type="currency" office:currency="Gb" office:value="128" calcext:value-type="currency">
            <text:p>128Gb</text:p>
          </table:table-cell>
          <table:table-cell table:formula="of:=[$IMPORTANTES.H37]" office:value-type="float" office:value="1" calcext:value-type="float">
            <text:p>1</text:p>
          </table:table-cell>
          <table:table-cell table:formula="of:=[$IMPORTANTES.I37]" office:value-type="currency" office:currency="Ghz" office:value="2.1" calcext:value-type="currency">
            <text:p>2.1Ghz</text:p>
          </table:table-cell>
          <table:table-cell table:formula="of:=[$IMPORTANTES.J37]" office:value-type="float" office:value="0" calcext:value-type="float">
            <text:p>0</text:p>
          </table:table-cell>
          <table:table-cell table:formula="of:=[$IMPORTANTES.K37]" office:value-type="currency" office:currency="Mbps" office:value="390" calcext:value-type="currency">
            <text:p>390Mbps</text:p>
          </table:table-cell>
          <table:table-cell table:formula="of:=[$IMPORTANTES.L37]" office:value-type="currency" office:currency="Mbps" office:value="150" calcext:value-type="currency">
            <text:p>150Mbps</text:p>
          </table:table-cell>
          <table:table-cell table:formula="of:=[$IMPORTANTES.M37]" office:value-type="string" office:string-value="IPS" calcext:value-type="string">
            <text:p>IPS</text:p>
          </table:table-cell>
          <table:table-cell table:formula="of:=[$IMPORTANTES.N37]" office:value-type="float" office:value="3" calcext:value-type="float">
            <text:p>3</text:p>
          </table:table-cell>
          <table:table-cell table:formula="of:=[$IMPORTANTES.O37]" office:value-type="currency" office:currency="Mpx" office:value="50" calcext:value-type="currency">
            <text:p>50Mpx</text:p>
          </table:table-cell>
          <table:table-cell table:formula="of:=[$IMPORTANTES.P37]" office:value-type="currency" office:currency="Mpx" office:value="5" calcext:value-type="currency">
            <text:p>5Mpx</text:p>
          </table:table-cell>
          <table:table-cell table:formula="of:=[$IMPORTANTES.Q37]" office:value-type="currency" office:currency="º" office:value="0" calcext:value-type="currency">
            <text:p>0º</text:p>
          </table:table-cell>
          <table:table-cell table:formula="of:=[$IMPORTANTES.T37]" office:value-type="float" office:value="0" calcext:value-type="float">
            <text:p>0</text:p>
          </table:table-cell>
          <table:table-cell table:formula="of:=[$IMPORTANTES.U37]" office:value-type="float" office:value="1" calcext:value-type="float">
            <text:p>1</text:p>
          </table:table-cell>
          <table:table-cell table:formula="of:=[$IMPORTANTES.W37]" office:value-type="currency" office:currency="mAh" office:value="5000" calcext:value-type="currency">
            <text:p>5000mAh</text:p>
          </table:table-cell>
          <table:table-cell table:formula="of:=[$IMPORTANTES.X37]" office:value-type="currency" office:currency="BRL" office:value="1123.41666666667" calcext:value-type="currency">
            <text:p>R$ 1123.42</text:p>
          </table:table-cell>
          <table:table-cell table:number-columns-repeated="8"/>
        </table:table-row>
        <table:table-row table:style-name="ro1">
          <table:table-cell table:formula="of:=[$IMPORTANTES.A38]" office:value-type="string" office:string-value="POCO" calcext:value-type="string">
            <text:p>POCO</text:p>
          </table:table-cell>
          <table:table-cell table:formula="of:=[$IMPORTANTES.B38]" office:value-type="string" office:string-value="Poco X4 GT" calcext:value-type="string">
            <text:p>Poco X4 GT</text:p>
          </table:table-cell>
          <table:table-cell table:formula="of:=[$IMPORTANTES.F38]" office:value-type="currency" office:currency="Gb" office:value="8" calcext:value-type="currency">
            <text:p>8Gb</text:p>
          </table:table-cell>
          <table:table-cell table:formula="of:=[$IMPORTANTES.G38]" office:value-type="currency" office:currency="Gb" office:value="256" calcext:value-type="currency">
            <text:p>256Gb</text:p>
          </table:table-cell>
          <table:table-cell table:formula="of:=[$IMPORTANTES.H38]" office:value-type="float" office:value="0" calcext:value-type="float">
            <text:p>0</text:p>
          </table:table-cell>
          <table:table-cell table:formula="of:=[$IMPORTANTES.I38]" office:value-type="currency" office:currency="Ghz" office:value="2.4" calcext:value-type="currency">
            <text:p>2.4Ghz</text:p>
          </table:table-cell>
          <table:table-cell table:formula="of:=[$IMPORTANTES.J38]" office:value-type="float" office:value="1" calcext:value-type="float">
            <text:p>1</text:p>
          </table:table-cell>
          <table:table-cell table:formula="of:=[$IMPORTANTES.K38]" office:value-type="currency" office:currency="Mbps" office:value="4700" calcext:value-type="currency">
            <text:p>4700Mbps</text:p>
          </table:table-cell>
          <table:table-cell table:formula="of:=[$IMPORTANTES.L38]" office:value-type="currency" office:currency="Mbps" office:value="0" calcext:value-type="currency">
            <text:p>0Mbps</text:p>
          </table:table-cell>
          <table:table-cell table:formula="of:=[$IMPORTANTES.M38]" office:value-type="string" office:string-value="IPS" calcext:value-type="string">
            <text:p>IPS</text:p>
          </table:table-cell>
          <table:table-cell table:formula="of:=[$IMPORTANTES.N38]" office:value-type="float" office:value="5" calcext:value-type="float">
            <text:p>5</text:p>
          </table:table-cell>
          <table:table-cell table:formula="of:=[$IMPORTANTES.O38]" office:value-type="currency" office:currency="Mpx" office:value="64" calcext:value-type="currency">
            <text:p>64Mpx</text:p>
          </table:table-cell>
          <table:table-cell table:formula="of:=[$IMPORTANTES.P38]" office:value-type="currency" office:currency="Mpx" office:value="20" calcext:value-type="currency">
            <text:p>20Mpx</text:p>
          </table:table-cell>
          <table:table-cell table:formula="of:=[$IMPORTANTES.Q38]" office:value-type="currency" office:currency="º" office:value="120" calcext:value-type="currency">
            <text:p>120º</text:p>
          </table:table-cell>
          <table:table-cell table:formula="of:=[$IMPORTANTES.T38]" office:value-type="float" office:value="1" calcext:value-type="float">
            <text:p>1</text:p>
          </table:table-cell>
          <table:table-cell table:formula="of:=[$IMPORTANTES.U38]" office:value-type="float" office:value="1" calcext:value-type="float">
            <text:p>1</text:p>
          </table:table-cell>
          <table:table-cell table:formula="of:=[$IMPORTANTES.W38]" office:value-type="currency" office:currency="mAh" office:value="5080" calcext:value-type="currency">
            <text:p>5080mAh</text:p>
          </table:table-cell>
          <table:table-cell table:formula="of:=[$IMPORTANTES.X38]" office:value-type="currency" office:currency="BRL" office:value="3137.66666666667" calcext:value-type="currency">
            <text:p>R$ 3137.67</text:p>
          </table:table-cell>
          <table:table-cell table:number-columns-repeated="8"/>
        </table:table-row>
        <table:table-row table:style-name="ro1">
          <table:table-cell table:formula="of:=[$IMPORTANTES.A39]" office:value-type="string" office:string-value="POCO" calcext:value-type="string">
            <text:p>POCO</text:p>
          </table:table-cell>
          <table:table-cell table:formula="of:=[$IMPORTANTES.B39]" office:value-type="string" office:string-value="Poco X5" calcext:value-type="string">
            <text:p>Poco X5</text:p>
          </table:table-cell>
          <table:table-cell table:formula="of:=[$IMPORTANTES.F39]" office:value-type="currency" office:currency="Gb" office:value="6" calcext:value-type="currency">
            <text:p>6Gb</text:p>
          </table:table-cell>
          <table:table-cell table:formula="of:=[$IMPORTANTES.G39]" office:value-type="currency" office:currency="Gb" office:value="128" calcext:value-type="currency">
            <text:p>128Gb</text:p>
          </table:table-cell>
          <table:table-cell table:formula="of:=[$IMPORTANTES.H39]" office:value-type="float" office:value="1" calcext:value-type="float">
            <text:p>1</text:p>
          </table:table-cell>
          <table:table-cell table:formula="of:=[$IMPORTANTES.I39]" office:value-type="currency" office:currency="Ghz" office:value="1.8" calcext:value-type="currency">
            <text:p>1.8Ghz</text:p>
          </table:table-cell>
          <table:table-cell table:formula="of:=[$IMPORTANTES.J39]" office:value-type="float" office:value="1" calcext:value-type="float">
            <text:p>1</text:p>
          </table:table-cell>
          <table:table-cell table:formula="of:=[$IMPORTANTES.K39]" office:value-type="currency" office:currency="Mbps" office:value="2500" calcext:value-type="currency">
            <text:p>2500Mbps</text:p>
          </table:table-cell>
          <table:table-cell table:formula="of:=[$IMPORTANTES.L39]" office:value-type="currency" office:currency="Mbps" office:value="1500" calcext:value-type="currency">
            <text:p>1500Mbps</text:p>
          </table:table-cell>
          <table:table-cell table:formula="of:=[$IMPORTANTES.M39]" office:value-type="string" office:string-value="AMOLED" calcext:value-type="string">
            <text:p>AMOLED</text:p>
          </table:table-cell>
          <table:table-cell table:formula="of:=[$IMPORTANTES.N39]" office:value-type="float" office:value="3" calcext:value-type="float">
            <text:p>3</text:p>
          </table:table-cell>
          <table:table-cell table:formula="of:=[$IMPORTANTES.O39]" office:value-type="currency" office:currency="Mpx" office:value="48" calcext:value-type="currency">
            <text:p>48Mpx</text:p>
          </table:table-cell>
          <table:table-cell table:formula="of:=[$IMPORTANTES.P39]" office:value-type="currency" office:currency="Mpx" office:value="13" calcext:value-type="currency">
            <text:p>13Mpx</text:p>
          </table:table-cell>
          <table:table-cell table:formula="of:=[$IMPORTANTES.Q39]" office:value-type="currency" office:currency="º" office:value="118" calcext:value-type="currency">
            <text:p>118º</text:p>
          </table:table-cell>
          <table:table-cell table:formula="of:=[$IMPORTANTES.T39]" office:value-type="float" office:value="1" calcext:value-type="float">
            <text:p>1</text:p>
          </table:table-cell>
          <table:table-cell table:formula="of:=[$IMPORTANTES.U39]" office:value-type="float" office:value="1" calcext:value-type="float">
            <text:p>1</text:p>
          </table:table-cell>
          <table:table-cell table:formula="of:=[$IMPORTANTES.W39]" office:value-type="currency" office:currency="mAh" office:value="5000" calcext:value-type="currency">
            <text:p>5000mAh</text:p>
          </table:table-cell>
          <table:table-cell table:formula="of:=[$IMPORTANTES.X39]" office:value-type="currency" office:currency="BRL" office:value="1476.5" calcext:value-type="currency">
            <text:p>R$ 1476.50</text:p>
          </table:table-cell>
          <table:table-cell table:number-columns-repeated="8"/>
        </table:table-row>
        <table:table-row table:style-name="ro1">
          <table:table-cell table:formula="of:=[$IMPORTANTES.A40]" office:value-type="string" office:string-value="POCO" calcext:value-type="string">
            <text:p>POCO</text:p>
          </table:table-cell>
          <table:table-cell table:formula="of:=[$IMPORTANTES.B40]" office:value-type="string" office:string-value="Poco X5 PRO" calcext:value-type="string">
            <text:p>Poco X5 PRO</text:p>
          </table:table-cell>
          <table:table-cell table:formula="of:=[$IMPORTANTES.F40]" office:value-type="currency" office:currency="Gb" office:value="6" calcext:value-type="currency">
            <text:p>6Gb</text:p>
          </table:table-cell>
          <table:table-cell table:formula="of:=[$IMPORTANTES.G40]" office:value-type="currency" office:currency="Gb" office:value="128" calcext:value-type="currency">
            <text:p>128Gb</text:p>
          </table:table-cell>
          <table:table-cell table:formula="of:=[$IMPORTANTES.H40]" office:value-type="float" office:value="0" calcext:value-type="float">
            <text:p>0</text:p>
          </table:table-cell>
          <table:table-cell table:formula="of:=[$IMPORTANTES.I40]" office:value-type="currency" office:currency="Ghz" office:value="2.1" calcext:value-type="currency">
            <text:p>2.1Ghz</text:p>
          </table:table-cell>
          <table:table-cell table:formula="of:=[$IMPORTANTES.J40]" office:value-type="float" office:value="1" calcext:value-type="float">
            <text:p>1</text:p>
          </table:table-cell>
          <table:table-cell table:formula="of:=[$IMPORTANTES.K40]" office:value-type="currency" office:currency="Mbps" office:value="3700" calcext:value-type="currency">
            <text:p>3700Mbps</text:p>
          </table:table-cell>
          <table:table-cell table:formula="of:=[$IMPORTANTES.L40]" office:value-type="currency" office:currency="Mbps" office:value="1600" calcext:value-type="currency">
            <text:p>1600Mbps</text:p>
          </table:table-cell>
          <table:table-cell table:formula="of:=[$IMPORTANTES.M40]" office:value-type="string" office:string-value="AMOLED" calcext:value-type="string">
            <text:p>AMOLED</text:p>
          </table:table-cell>
          <table:table-cell table:formula="of:=[$IMPORTANTES.N40]" office:value-type="float" office:value="5" calcext:value-type="float">
            <text:p>5</text:p>
          </table:table-cell>
          <table:table-cell table:formula="of:=[$IMPORTANTES.O40]" office:value-type="currency" office:currency="Mpx" office:value="108" calcext:value-type="currency">
            <text:p>108Mpx</text:p>
          </table:table-cell>
          <table:table-cell table:formula="of:=[$IMPORTANTES.P40]" office:value-type="currency" office:currency="Mpx" office:value="16" calcext:value-type="currency">
            <text:p>16Mpx</text:p>
          </table:table-cell>
          <table:table-cell table:formula="of:=[$IMPORTANTES.Q40]" office:value-type="currency" office:currency="º" office:value="120" calcext:value-type="currency">
            <text:p>120º</text:p>
          </table:table-cell>
          <table:table-cell table:formula="of:=[$IMPORTANTES.T40]" office:value-type="float" office:value="0" calcext:value-type="float">
            <text:p>0</text:p>
          </table:table-cell>
          <table:table-cell table:formula="of:=[$IMPORTANTES.U40]" office:value-type="float" office:value="0" calcext:value-type="float">
            <text:p>0</text:p>
          </table:table-cell>
          <table:table-cell table:formula="of:=[$IMPORTANTES.W40]" office:value-type="currency" office:currency="mAh" office:value="5000" calcext:value-type="currency">
            <text:p>5000mAh</text:p>
          </table:table-cell>
          <table:table-cell table:formula="of:=[$IMPORTANTES.X40]" office:value-type="currency" office:currency="BRL" office:value="2199.53333333333" calcext:value-type="currency">
            <text:p>R$ 2199.53</text:p>
          </table:table-cell>
          <table:table-cell table:number-columns-repeated="8"/>
        </table:table-row>
        <table:table-row table:style-name="ro1">
          <table:table-cell table:formula="of:=[$IMPORTANTES.A41]" office:value-type="string" office:string-value="POCO" calcext:value-type="string">
            <text:p>POCO</text:p>
          </table:table-cell>
          <table:table-cell table:formula="of:=[$IMPORTANTES.B41]" office:value-type="string" office:string-value="Poco F4" calcext:value-type="string">
            <text:p>Poco F4</text:p>
          </table:table-cell>
          <table:table-cell table:formula="of:=[$IMPORTANTES.F41]" office:value-type="currency" office:currency="Gb" office:value="6" calcext:value-type="currency">
            <text:p>6Gb</text:p>
          </table:table-cell>
          <table:table-cell table:formula="of:=[$IMPORTANTES.G41]" office:value-type="currency" office:currency="Gb" office:value="128" calcext:value-type="currency">
            <text:p>128Gb</text:p>
          </table:table-cell>
          <table:table-cell table:formula="of:=[$IMPORTANTES.H41]" office:value-type="float" office:value="0" calcext:value-type="float">
            <text:p>0</text:p>
          </table:table-cell>
          <table:table-cell table:formula="of:=[$IMPORTANTES.I41]" office:value-type="currency" office:currency="Ghz" office:value="2.2" calcext:value-type="currency">
            <text:p>2.2Ghz</text:p>
          </table:table-cell>
          <table:table-cell table:formula="of:=[$IMPORTANTES.J41]" office:value-type="float" office:value="1" calcext:value-type="float">
            <text:p>1</text:p>
          </table:table-cell>
          <table:table-cell table:formula="of:=[$IMPORTANTES.K41]" office:value-type="currency" office:currency="Mbps" office:value="7500" calcext:value-type="currency">
            <text:p>7500Mbps</text:p>
          </table:table-cell>
          <table:table-cell table:formula="of:=[$IMPORTANTES.L41]" office:value-type="currency" office:currency="Mbps" office:value="3000" calcext:value-type="currency">
            <text:p>3000Mbps</text:p>
          </table:table-cell>
          <table:table-cell table:formula="of:=[$IMPORTANTES.M41]" office:value-type="string" office:string-value="AMOLED" calcext:value-type="string">
            <text:p>AMOLED</text:p>
          </table:table-cell>
          <table:table-cell table:formula="of:=[$IMPORTANTES.N41]" office:value-type="float" office:value="5" calcext:value-type="float">
            <text:p>5</text:p>
          </table:table-cell>
          <table:table-cell table:formula="of:=[$IMPORTANTES.O41]" office:value-type="currency" office:currency="Mpx" office:value="64" calcext:value-type="currency">
            <text:p>64Mpx</text:p>
          </table:table-cell>
          <table:table-cell table:formula="of:=[$IMPORTANTES.P41]" office:value-type="currency" office:currency="Mpx" office:value="20" calcext:value-type="currency">
            <text:p>20Mpx</text:p>
          </table:table-cell>
          <table:table-cell table:formula="of:=[$IMPORTANTES.Q41]" office:value-type="currency" office:currency="º" office:value="119" calcext:value-type="currency">
            <text:p>119º</text:p>
          </table:table-cell>
          <table:table-cell table:formula="of:=[$IMPORTANTES.T41]" office:value-type="float" office:value="1" calcext:value-type="float">
            <text:p>1</text:p>
          </table:table-cell>
          <table:table-cell table:formula="of:=[$IMPORTANTES.U41]" office:value-type="float" office:value="1" calcext:value-type="float">
            <text:p>1</text:p>
          </table:table-cell>
          <table:table-cell table:formula="of:=[$IMPORTANTES.W41]" office:value-type="currency" office:currency="mAh" office:value="4500" calcext:value-type="currency">
            <text:p>4500mAh</text:p>
          </table:table-cell>
          <table:table-cell table:formula="of:=[$IMPORTANTES.X41]" office:value-type="currency" office:currency="BRL" office:value="2915.5" calcext:value-type="currency">
            <text:p>R$ 2915.50</text:p>
          </table:table-cell>
          <table:table-cell table:number-columns-repeated="8"/>
        </table:table-row>
        <table:table-row table:style-name="ro1">
          <table:table-cell table:formula="of:=[$IMPORTANTES.A42]" office:value-type="string" office:string-value="POCO" calcext:value-type="string">
            <text:p>POCO</text:p>
          </table:table-cell>
          <table:table-cell table:formula="of:=[$IMPORTANTES.B42]" office:value-type="string" office:string-value="Poco F4 GT" calcext:value-type="string">
            <text:p>Poco F4 GT</text:p>
          </table:table-cell>
          <table:table-cell table:formula="of:=[$IMPORTANTES.F42]" office:value-type="currency" office:currency="Gb" office:value="8" calcext:value-type="currency">
            <text:p>8Gb</text:p>
          </table:table-cell>
          <table:table-cell table:formula="of:=[$IMPORTANTES.G42]" office:value-type="currency" office:currency="Gb" office:value="128" calcext:value-type="currency">
            <text:p>128Gb</text:p>
          </table:table-cell>
          <table:table-cell table:formula="of:=[$IMPORTANTES.H42]" office:value-type="float" office:value="0" calcext:value-type="float">
            <text:p>0</text:p>
          </table:table-cell>
          <table:table-cell table:formula="of:=[$IMPORTANTES.I42]" office:value-type="currency" office:currency="Ghz" office:value="2.2" calcext:value-type="currency">
            <text:p>2.2Ghz</text:p>
          </table:table-cell>
          <table:table-cell table:formula="of:=[$IMPORTANTES.J42]" office:value-type="float" office:value="1" calcext:value-type="float">
            <text:p>1</text:p>
          </table:table-cell>
          <table:table-cell table:formula="of:=[$IMPORTANTES.K42]" office:value-type="currency" office:currency="Mbps" office:value="10000" calcext:value-type="currency">
            <text:p>10000Mbps</text:p>
          </table:table-cell>
          <table:table-cell table:formula="of:=[$IMPORTANTES.L42]" office:value-type="currency" office:currency="Mbps" office:value="0" calcext:value-type="currency">
            <text:p>0Mbps</text:p>
          </table:table-cell>
          <table:table-cell table:formula="of:=[$IMPORTANTES.M42]" office:value-type="string" office:string-value="AMOLED" calcext:value-type="string">
            <text:p>AMOLED</text:p>
          </table:table-cell>
          <table:table-cell table:formula="of:=[$IMPORTANTES.N42]" office:value-type="float" office:value="7" calcext:value-type="float">
            <text:p>7</text:p>
          </table:table-cell>
          <table:table-cell table:formula="of:=[$IMPORTANTES.O42]" office:value-type="currency" office:currency="Mpx" office:value="64" calcext:value-type="currency">
            <text:p>64Mpx</text:p>
          </table:table-cell>
          <table:table-cell table:formula="of:=[$IMPORTANTES.P42]" office:value-type="currency" office:currency="Mpx" office:value="20" calcext:value-type="currency">
            <text:p>20Mpx</text:p>
          </table:table-cell>
          <table:table-cell table:formula="of:=[$IMPORTANTES.Q42]" office:value-type="currency" office:currency="º" office:value="120" calcext:value-type="currency">
            <text:p>120º</text:p>
          </table:table-cell>
          <table:table-cell table:formula="of:=[$IMPORTANTES.T42]" office:value-type="float" office:value="1" calcext:value-type="float">
            <text:p>1</text:p>
          </table:table-cell>
          <table:table-cell table:formula="of:=[$IMPORTANTES.U42]" office:value-type="float" office:value="1" calcext:value-type="float">
            <text:p>1</text:p>
          </table:table-cell>
          <table:table-cell table:formula="of:=[$IMPORTANTES.W42]" office:value-type="currency" office:currency="mAh" office:value="4700" calcext:value-type="currency">
            <text:p>4700mAh</text:p>
          </table:table-cell>
          <table:table-cell table:formula="of:=[$IMPORTANTES.X42]" office:value-type="currency" office:currency="BRL" office:value="2857" calcext:value-type="currency">
            <text:p>R$ 2857.00</text:p>
          </table:table-cell>
          <table:table-cell table:number-columns-repeated="8"/>
        </table:table-row>
        <table:table-row table:style-name="ro1">
          <table:table-cell table:formula="of:=[$IMPORTANTES.A43]" office:value-type="string" office:string-value="POCO" calcext:value-type="string">
            <text:p>POCO</text:p>
          </table:table-cell>
          <table:table-cell table:formula="of:=[$IMPORTANTES.B43]" office:value-type="string" office:string-value="Poco F5" calcext:value-type="string">
            <text:p>Poco F5</text:p>
          </table:table-cell>
          <table:table-cell table:formula="of:=[$IMPORTANTES.F43]" office:value-type="currency" office:currency="Gb" office:value="8" calcext:value-type="currency">
            <text:p>8Gb</text:p>
          </table:table-cell>
          <table:table-cell table:formula="of:=[$IMPORTANTES.G43]" office:value-type="currency" office:currency="Gb" office:value="256" calcext:value-type="currency">
            <text:p>256Gb</text:p>
          </table:table-cell>
          <table:table-cell table:formula="of:=[$IMPORTANTES.H43]" office:value-type="float" office:value="0" calcext:value-type="float">
            <text:p>0</text:p>
          </table:table-cell>
          <table:table-cell table:formula="of:=[$IMPORTANTES.I43]" office:value-type="currency" office:currency="Ghz" office:value="2.2" calcext:value-type="currency">
            <text:p>2.2Ghz</text:p>
          </table:table-cell>
          <table:table-cell table:formula="of:=[$IMPORTANTES.J43]" office:value-type="float" office:value="1" calcext:value-type="float">
            <text:p>1</text:p>
          </table:table-cell>
          <table:table-cell table:formula="of:=[$IMPORTANTES.K43]" office:value-type="currency" office:currency="Mbps" office:value="4400" calcext:value-type="currency">
            <text:p>4400Mbps</text:p>
          </table:table-cell>
          <table:table-cell table:formula="of:=[$IMPORTANTES.L43]" office:value-type="currency" office:currency="Mbps" office:value="0" calcext:value-type="currency">
            <text:p>0Mbps</text:p>
          </table:table-cell>
          <table:table-cell table:formula="of:=[$IMPORTANTES.M43]" office:value-type="string" office:string-value="AMOLED" calcext:value-type="string">
            <text:p>AMOLED</text:p>
          </table:table-cell>
          <table:table-cell table:formula="of:=[$IMPORTANTES.N43]" office:value-type="float" office:value="5" calcext:value-type="float">
            <text:p>5</text:p>
          </table:table-cell>
          <table:table-cell table:formula="of:=[$IMPORTANTES.O43]" office:value-type="currency" office:currency="Mpx" office:value="64" calcext:value-type="currency">
            <text:p>64Mpx</text:p>
          </table:table-cell>
          <table:table-cell table:formula="of:=[$IMPORTANTES.P43]" office:value-type="currency" office:currency="Mpx" office:value="16" calcext:value-type="currency">
            <text:p>16Mpx</text:p>
          </table:table-cell>
          <table:table-cell table:formula="of:=[$IMPORTANTES.Q43]" office:value-type="currency" office:currency="º" office:value="119" calcext:value-type="currency">
            <text:p>119º</text:p>
          </table:table-cell>
          <table:table-cell table:formula="of:=[$IMPORTANTES.T43]" office:value-type="float" office:value="1" calcext:value-type="float">
            <text:p>1</text:p>
          </table:table-cell>
          <table:table-cell table:formula="of:=[$IMPORTANTES.U43]" office:value-type="float" office:value="1" calcext:value-type="float">
            <text:p>1</text:p>
          </table:table-cell>
          <table:table-cell table:formula="of:=[$IMPORTANTES.W43]" office:value-type="currency" office:currency="mAh" office:value="5000" calcext:value-type="currency">
            <text:p>5000mAh</text:p>
          </table:table-cell>
          <table:table-cell table:formula="of:=[$IMPORTANTES.X43]" office:value-type="currency" office:currency="BRL" office:value="2569.5" calcext:value-type="currency">
            <text:p>R$ 2569.50</text:p>
          </table:table-cell>
          <table:table-cell table:number-columns-repeated="8"/>
        </table:table-row>
        <table:table-row table:style-name="ro1">
          <table:table-cell table:formula="of:=[$IMPORTANTES.A44]" office:value-type="string" office:string-value="REALME" calcext:value-type="string">
            <text:p>REALME</text:p>
          </table:table-cell>
          <table:table-cell table:formula="of:=[$IMPORTANTES.B44]" office:value-type="string" office:string-value="RealMe C30s" calcext:value-type="string">
            <text:p>RealMe C30s</text:p>
          </table:table-cell>
          <table:table-cell table:formula="of:=[$IMPORTANTES.F44]" office:value-type="currency" office:currency="Gb" office:value="2" calcext:value-type="currency">
            <text:p>2Gb</text:p>
          </table:table-cell>
          <table:table-cell table:formula="of:=[$IMPORTANTES.G44]" office:value-type="currency" office:currency="Gb" office:value="32" calcext:value-type="currency">
            <text:p>32Gb</text:p>
          </table:table-cell>
          <table:table-cell table:formula="of:=[$IMPORTANTES.H44]" office:value-type="float" office:value="1" calcext:value-type="float">
            <text:p>1</text:p>
          </table:table-cell>
          <table:table-cell table:formula="of:=[$IMPORTANTES.I44]" office:value-type="currency" office:currency="Ghz" office:value="1.4" calcext:value-type="currency">
            <text:p>1.4Ghz</text:p>
          </table:table-cell>
          <table:table-cell table:formula="of:=[$IMPORTANTES.J44]" office:value-type="float" office:value="0" calcext:value-type="float">
            <text:p>0</text:p>
          </table:table-cell>
          <table:table-cell table:formula="of:=[$IMPORTANTES.K44]" office:value-type="currency" office:currency="Mbps" office:value="150" calcext:value-type="currency">
            <text:p>150Mbps</text:p>
          </table:table-cell>
          <table:table-cell table:formula="of:=[$IMPORTANTES.L44]" office:value-type="currency" office:currency="Mbps" office:value="50" calcext:value-type="currency">
            <text:p>50Mbps</text:p>
          </table:table-cell>
          <table:table-cell table:formula="of:=[$IMPORTANTES.M44]" office:value-type="string" office:string-value="IPS" calcext:value-type="string">
            <text:p>IPS</text:p>
          </table:table-cell>
          <table:table-cell table:formula="of:=[$IMPORTANTES.N44]" office:value-type="float" office:value="0" calcext:value-type="float">
            <text:p>0</text:p>
          </table:table-cell>
          <table:table-cell table:formula="of:=[$IMPORTANTES.O44]" office:value-type="currency" office:currency="Mpx" office:value="8" calcext:value-type="currency">
            <text:p>8Mpx</text:p>
          </table:table-cell>
          <table:table-cell table:formula="of:=[$IMPORTANTES.P44]" office:value-type="currency" office:currency="Mpx" office:value="5" calcext:value-type="currency">
            <text:p>5Mpx</text:p>
          </table:table-cell>
          <table:table-cell table:formula="of:=[$IMPORTANTES.Q44]" office:value-type="currency" office:currency="º" office:value="0" calcext:value-type="currency">
            <text:p>0º</text:p>
          </table:table-cell>
          <table:table-cell table:formula="of:=[$IMPORTANTES.T44]" office:value-type="float" office:value="0" calcext:value-type="float">
            <text:p>0</text:p>
          </table:table-cell>
          <table:table-cell table:formula="of:=[$IMPORTANTES.U44]" office:value-type="float" office:value="0" calcext:value-type="float">
            <text:p>0</text:p>
          </table:table-cell>
          <table:table-cell table:formula="of:=[$IMPORTANTES.W44]" office:value-type="currency" office:currency="mAh" office:value="5000" calcext:value-type="currency">
            <text:p>5000mAh</text:p>
          </table:table-cell>
          <table:table-cell table:formula="of:=[$IMPORTANTES.X44]" office:value-type="currency" office:currency="BRL" office:value="622" calcext:value-type="currency">
            <text:p>R$ 622.00</text:p>
          </table:table-cell>
          <table:table-cell table:number-columns-repeated="8"/>
        </table:table-row>
        <table:table-row table:style-name="ro1">
          <table:table-cell table:formula="of:=[$IMPORTANTES.A45]" office:value-type="string" office:string-value="REALME" calcext:value-type="string">
            <text:p>REALME</text:p>
          </table:table-cell>
          <table:table-cell table:formula="of:=[$IMPORTANTES.B45]" office:value-type="string" office:string-value="RealMe C33" calcext:value-type="string">
            <text:p>RealMe C33</text:p>
          </table:table-cell>
          <table:table-cell table:formula="of:=[$IMPORTANTES.F45]" office:value-type="currency" office:currency="Gb" office:value="3" calcext:value-type="currency">
            <text:p>3Gb</text:p>
          </table:table-cell>
          <table:table-cell table:formula="of:=[$IMPORTANTES.G45]" office:value-type="currency" office:currency="Gb" office:value="32" calcext:value-type="currency">
            <text:p>32Gb</text:p>
          </table:table-cell>
          <table:table-cell table:formula="of:=[$IMPORTANTES.H45]" office:value-type="float" office:value="1" calcext:value-type="float">
            <text:p>1</text:p>
          </table:table-cell>
          <table:table-cell table:formula="of:=[$IMPORTANTES.I45]" office:value-type="currency" office:currency="Ghz" office:value="1.8" calcext:value-type="currency">
            <text:p>1.8Ghz</text:p>
          </table:table-cell>
          <table:table-cell table:formula="of:=[$IMPORTANTES.J45]" office:value-type="float" office:value="0" calcext:value-type="float">
            <text:p>0</text:p>
          </table:table-cell>
          <table:table-cell table:formula="of:=[$IMPORTANTES.K45]" office:value-type="currency" office:currency="Mbps" office:value="300" calcext:value-type="currency">
            <text:p>300Mbps</text:p>
          </table:table-cell>
          <table:table-cell table:formula="of:=[$IMPORTANTES.L45]" office:value-type="currency" office:currency="Mbps" office:value="100" calcext:value-type="currency">
            <text:p>100Mbps</text:p>
          </table:table-cell>
          <table:table-cell table:formula="of:=[$IMPORTANTES.M45]" office:value-type="string" office:string-value="IPS" calcext:value-type="string">
            <text:p>IPS</text:p>
          </table:table-cell>
          <table:table-cell table:formula="of:=[$IMPORTANTES.N45]" office:value-type="float" office:value="0" calcext:value-type="float">
            <text:p>0</text:p>
          </table:table-cell>
          <table:table-cell table:formula="of:=[$IMPORTANTES.O45]" office:value-type="currency" office:currency="Mpx" office:value="50" calcext:value-type="currency">
            <text:p>50Mpx</text:p>
          </table:table-cell>
          <table:table-cell table:formula="of:=[$IMPORTANTES.P45]" office:value-type="currency" office:currency="Mpx" office:value="5" calcext:value-type="currency">
            <text:p>5Mpx</text:p>
          </table:table-cell>
          <table:table-cell table:formula="of:=[$IMPORTANTES.Q45]" office:value-type="currency" office:currency="º" office:value="0" calcext:value-type="currency">
            <text:p>0º</text:p>
          </table:table-cell>
          <table:table-cell table:formula="of:=[$IMPORTANTES.T45]" office:value-type="float" office:value="0" calcext:value-type="float">
            <text:p>0</text:p>
          </table:table-cell>
          <table:table-cell table:formula="of:=[$IMPORTANTES.U45]" office:value-type="float" office:value="0" calcext:value-type="float">
            <text:p>0</text:p>
          </table:table-cell>
          <table:table-cell table:formula="of:=[$IMPORTANTES.W45]" office:value-type="currency" office:currency="mAh" office:value="5000" calcext:value-type="currency">
            <text:p>5000mAh</text:p>
          </table:table-cell>
          <table:table-cell table:formula="of:=[$IMPORTANTES.X45]" office:value-type="currency" office:currency="BRL" office:value="789.333333333333" calcext:value-type="currency">
            <text:p>R$ 789.33</text:p>
          </table:table-cell>
          <table:table-cell table:number-columns-repeated="8"/>
        </table:table-row>
        <table:table-row table:style-name="ro1">
          <table:table-cell table:formula="of:=[$IMPORTANTES.A46]" office:value-type="string" office:string-value="REALME" calcext:value-type="string">
            <text:p>REALME</text:p>
          </table:table-cell>
          <table:table-cell table:formula="of:=[$IMPORTANTES.B46]" office:value-type="string" office:string-value="RealMe C53" calcext:value-type="string">
            <text:p>RealMe C53</text:p>
          </table:table-cell>
          <table:table-cell table:formula="of:=[$IMPORTANTES.F46]" office:value-type="currency" office:currency="Gb" office:value="6" calcext:value-type="currency">
            <text:p>6Gb</text:p>
          </table:table-cell>
          <table:table-cell table:formula="of:=[$IMPORTANTES.G46]" office:value-type="currency" office:currency="Gb" office:value="128" calcext:value-type="currency">
            <text:p>128Gb</text:p>
          </table:table-cell>
          <table:table-cell table:formula="of:=[$IMPORTANTES.H46]" office:value-type="float" office:value="1" calcext:value-type="float">
            <text:p>1</text:p>
          </table:table-cell>
          <table:table-cell table:formula="of:=[$IMPORTANTES.I46]" office:value-type="currency" office:currency="Ghz" office:value="1.8" calcext:value-type="currency">
            <text:p>1.8Ghz</text:p>
          </table:table-cell>
          <table:table-cell table:formula="of:=[$IMPORTANTES.J46]" office:value-type="float" office:value="0" calcext:value-type="float">
            <text:p>0</text:p>
          </table:table-cell>
          <table:table-cell table:formula="of:=[$IMPORTANTES.K46]" office:value-type="currency" office:currency="Mbps" office:value="300" calcext:value-type="currency">
            <text:p>300Mbps</text:p>
          </table:table-cell>
          <table:table-cell table:formula="of:=[$IMPORTANTES.L46]" office:value-type="currency" office:currency="Mbps" office:value="100" calcext:value-type="currency">
            <text:p>100Mbps</text:p>
          </table:table-cell>
          <table:table-cell table:formula="of:=[$IMPORTANTES.M46]" office:value-type="string" office:string-value="IPS" calcext:value-type="string">
            <text:p>IPS</text:p>
          </table:table-cell>
          <table:table-cell table:formula="of:=[$IMPORTANTES.N46]" office:value-type="float" office:value="0" calcext:value-type="float">
            <text:p>0</text:p>
          </table:table-cell>
          <table:table-cell table:formula="of:=[$IMPORTANTES.O46]" office:value-type="currency" office:currency="Mpx" office:value="50" calcext:value-type="currency">
            <text:p>50Mpx</text:p>
          </table:table-cell>
          <table:table-cell table:formula="of:=[$IMPORTANTES.P46]" office:value-type="currency" office:currency="Mpx" office:value="8" calcext:value-type="currency">
            <text:p>8Mpx</text:p>
          </table:table-cell>
          <table:table-cell table:formula="of:=[$IMPORTANTES.Q46]" office:value-type="currency" office:currency="º" office:value="0" calcext:value-type="currency">
            <text:p>0º</text:p>
          </table:table-cell>
          <table:table-cell table:formula="of:=[$IMPORTANTES.T46]" office:value-type="float" office:value="1" calcext:value-type="float">
            <text:p>1</text:p>
          </table:table-cell>
          <table:table-cell table:formula="of:=[$IMPORTANTES.U46]" office:value-type="float" office:value="1" calcext:value-type="float">
            <text:p>1</text:p>
          </table:table-cell>
          <table:table-cell table:formula="of:=[$IMPORTANTES.W46]" office:value-type="currency" office:currency="mAh" office:value="5000" calcext:value-type="currency">
            <text:p>5000mAh</text:p>
          </table:table-cell>
          <table:table-cell table:formula="of:=[$IMPORTANTES.X46]" office:value-type="currency" office:currency="BRL" office:value="987.2325" calcext:value-type="currency">
            <text:p>R$ 987.23</text:p>
          </table:table-cell>
          <table:table-cell table:number-columns-repeated="8"/>
        </table:table-row>
        <table:table-row table:style-name="ro1">
          <table:table-cell table:formula="of:=[$IMPORTANTES.A47]" office:value-type="string" office:string-value="REALME" calcext:value-type="string">
            <text:p>REALME</text:p>
          </table:table-cell>
          <table:table-cell table:formula="of:=[$IMPORTANTES.B47]" office:value-type="string" office:string-value="RealMe C55" calcext:value-type="string">
            <text:p>RealMe C55</text:p>
          </table:table-cell>
          <table:table-cell table:formula="of:=[$IMPORTANTES.F47]" office:value-type="currency" office:currency="Gb" office:value="8" calcext:value-type="currency">
            <text:p>8Gb</text:p>
          </table:table-cell>
          <table:table-cell table:formula="of:=[$IMPORTANTES.G47]" office:value-type="currency" office:currency="Gb" office:value="256" calcext:value-type="currency">
            <text:p>256Gb</text:p>
          </table:table-cell>
          <table:table-cell table:formula="of:=[$IMPORTANTES.H47]" office:value-type="float" office:value="1" calcext:value-type="float">
            <text:p>1</text:p>
          </table:table-cell>
          <table:table-cell table:formula="of:=[$IMPORTANTES.I47]" office:value-type="currency" office:currency="Ghz" office:value="1.9" calcext:value-type="currency">
            <text:p>1.9Ghz</text:p>
          </table:table-cell>
          <table:table-cell table:formula="of:=[$IMPORTANTES.J47]" office:value-type="float" office:value="0" calcext:value-type="float">
            <text:p>0</text:p>
          </table:table-cell>
          <table:table-cell table:formula="of:=[$IMPORTANTES.K47]" office:value-type="currency" office:currency="Mbps" office:value="300" calcext:value-type="currency">
            <text:p>300Mbps</text:p>
          </table:table-cell>
          <table:table-cell table:formula="of:=[$IMPORTANTES.L47]" office:value-type="currency" office:currency="Mbps" office:value="150" calcext:value-type="currency">
            <text:p>150Mbps</text:p>
          </table:table-cell>
          <table:table-cell table:formula="of:=[$IMPORTANTES.M47]" office:value-type="string" office:string-value="IPS" calcext:value-type="string">
            <text:p>IPS</text:p>
          </table:table-cell>
          <table:table-cell table:formula="of:=[$IMPORTANTES.N47]" office:value-type="float" office:value="0" calcext:value-type="float">
            <text:p>0</text:p>
          </table:table-cell>
          <table:table-cell table:formula="of:=[$IMPORTANTES.O47]" office:value-type="currency" office:currency="Mpx" office:value="64" calcext:value-type="currency">
            <text:p>64Mpx</text:p>
          </table:table-cell>
          <table:table-cell table:formula="of:=[$IMPORTANTES.P47]" office:value-type="currency" office:currency="Mpx" office:value="8" calcext:value-type="currency">
            <text:p>8Mpx</text:p>
          </table:table-cell>
          <table:table-cell table:formula="of:=[$IMPORTANTES.Q47]" office:value-type="currency" office:currency="º" office:value="0" calcext:value-type="currency">
            <text:p>0º</text:p>
          </table:table-cell>
          <table:table-cell table:formula="of:=[$IMPORTANTES.T47]" office:value-type="float" office:value="0" calcext:value-type="float">
            <text:p>0</text:p>
          </table:table-cell>
          <table:table-cell table:formula="of:=[$IMPORTANTES.U47]" office:value-type="float" office:value="1" calcext:value-type="float">
            <text:p>1</text:p>
          </table:table-cell>
          <table:table-cell table:formula="of:=[$IMPORTANTES.W47]" office:value-type="currency" office:currency="mAh" office:value="5000" calcext:value-type="currency">
            <text:p>5000mAh</text:p>
          </table:table-cell>
          <table:table-cell table:formula="of:=[$IMPORTANTES.X47]" office:value-type="currency" office:currency="BRL" office:value="1202.42" calcext:value-type="currency">
            <text:p>R$ 1202.42</text:p>
          </table:table-cell>
          <table:table-cell table:number-columns-repeated="8"/>
        </table:table-row>
        <table:table-row table:style-name="ro1">
          <table:table-cell table:formula="of:=[$IMPORTANTES.A48]" office:value-type="string" office:string-value="REALME" calcext:value-type="string">
            <text:p>REALME</text:p>
          </table:table-cell>
          <table:table-cell table:formula="of:=[$IMPORTANTES.B48]" office:value-type="string" office:string-value="RealMe 9I" calcext:value-type="string">
            <text:p>RealMe 9I</text:p>
          </table:table-cell>
          <table:table-cell table:formula="of:=[$IMPORTANTES.F48]" office:value-type="currency" office:currency="Gb" office:value="4" calcext:value-type="currency">
            <text:p>4Gb</text:p>
          </table:table-cell>
          <table:table-cell table:formula="of:=[$IMPORTANTES.G48]" office:value-type="currency" office:currency="Gb" office:value="128" calcext:value-type="currency">
            <text:p>128Gb</text:p>
          </table:table-cell>
          <table:table-cell table:formula="of:=[$IMPORTANTES.H48]" office:value-type="float" office:value="1" calcext:value-type="float">
            <text:p>1</text:p>
          </table:table-cell>
          <table:table-cell table:formula="of:=[$IMPORTANTES.I48]" office:value-type="currency" office:currency="Ghz" office:value="2.2" calcext:value-type="currency">
            <text:p>2.2Ghz</text:p>
          </table:table-cell>
          <table:table-cell table:formula="of:=[$IMPORTANTES.J48]" office:value-type="float" office:value="0" calcext:value-type="float">
            <text:p>0</text:p>
          </table:table-cell>
          <table:table-cell table:formula="of:=[$IMPORTANTES.K48]" office:value-type="currency" office:currency="Mbps" office:value="390" calcext:value-type="currency">
            <text:p>390Mbps</text:p>
          </table:table-cell>
          <table:table-cell table:formula="of:=[$IMPORTANTES.L48]" office:value-type="currency" office:currency="Mbps" office:value="150" calcext:value-type="currency">
            <text:p>150Mbps</text:p>
          </table:table-cell>
          <table:table-cell table:formula="of:=[$IMPORTANTES.M48]" office:value-type="string" office:string-value="IPS" calcext:value-type="string">
            <text:p>IPS</text:p>
          </table:table-cell>
          <table:table-cell table:formula="of:=[$IMPORTANTES.N48]" office:value-type="float" office:value="0" calcext:value-type="float">
            <text:p>0</text:p>
          </table:table-cell>
          <table:table-cell table:formula="of:=[$IMPORTANTES.O48]" office:value-type="currency" office:currency="Mpx" office:value="50" calcext:value-type="currency">
            <text:p>50Mpx</text:p>
          </table:table-cell>
          <table:table-cell table:formula="of:=[$IMPORTANTES.P48]" office:value-type="currency" office:currency="Mpx" office:value="16" calcext:value-type="currency">
            <text:p>16Mpx</text:p>
          </table:table-cell>
          <table:table-cell table:formula="of:=[$IMPORTANTES.Q48]" office:value-type="currency" office:currency="º" office:value="0" calcext:value-type="currency">
            <text:p>0º</text:p>
          </table:table-cell>
          <table:table-cell table:formula="of:=[$IMPORTANTES.T48]" office:value-type="float" office:value="1" calcext:value-type="float">
            <text:p>1</text:p>
          </table:table-cell>
          <table:table-cell table:formula="of:=[$IMPORTANTES.U48]" office:value-type="float" office:value="1" calcext:value-type="float">
            <text:p>1</text:p>
          </table:table-cell>
          <table:table-cell table:formula="of:=[$IMPORTANTES.W48]" office:value-type="currency" office:currency="mAh" office:value="5000" calcext:value-type="currency">
            <text:p>5000mAh</text:p>
          </table:table-cell>
          <table:table-cell table:formula="of:=[$IMPORTANTES.X48]" office:value-type="currency" office:currency="BRL" office:value="1315" calcext:value-type="currency">
            <text:p>R$ 1315.00</text:p>
          </table:table-cell>
          <table:table-cell table:number-columns-repeated="8"/>
        </table:table-row>
        <table:table-row table:style-name="ro1">
          <table:table-cell table:formula="of:=[$IMPORTANTES.A49]" office:value-type="string" office:string-value="REALME" calcext:value-type="string">
            <text:p>REALME</text:p>
          </table:table-cell>
          <table:table-cell table:formula="of:=[$IMPORTANTES.B49]" office:value-type="string" office:string-value="RealMe 10 PRO PLUS" calcext:value-type="string">
            <text:p>RealMe 10 PRO PLUS</text:p>
          </table:table-cell>
          <table:table-cell table:formula="of:=[$IMPORTANTES.F49]" office:value-type="currency" office:currency="Gb" office:value="8" calcext:value-type="currency">
            <text:p>8Gb</text:p>
          </table:table-cell>
          <table:table-cell table:formula="of:=[$IMPORTANTES.G49]" office:value-type="currency" office:currency="Gb" office:value="256" calcext:value-type="currency">
            <text:p>256Gb</text:p>
          </table:table-cell>
          <table:table-cell table:formula="of:=[$IMPORTANTES.H49]" office:value-type="float" office:value="0" calcext:value-type="float">
            <text:p>0</text:p>
          </table:table-cell>
          <table:table-cell table:formula="of:=[$IMPORTANTES.I49]" office:value-type="currency" office:currency="Ghz" office:value="2.1" calcext:value-type="currency">
            <text:p>2.1Ghz</text:p>
          </table:table-cell>
          <table:table-cell table:formula="of:=[$IMPORTANTES.J49]" office:value-type="float" office:value="1" calcext:value-type="float">
            <text:p>1</text:p>
          </table:table-cell>
          <table:table-cell table:formula="of:=[$IMPORTANTES.K49]" office:value-type="currency" office:currency="Mbps" office:value="0" calcext:value-type="currency">
            <text:p>0Mbps</text:p>
          </table:table-cell>
          <table:table-cell table:formula="of:=[$IMPORTANTES.L49]" office:value-type="currency" office:currency="Mbps" office:value="0" calcext:value-type="currency">
            <text:p>0Mbps</text:p>
          </table:table-cell>
          <table:table-cell table:formula="of:=[$IMPORTANTES.M49]" office:value-type="string" office:string-value="AMOLED" calcext:value-type="string">
            <text:p>AMOLED</text:p>
          </table:table-cell>
          <table:table-cell table:formula="of:=[$IMPORTANTES.N49]" office:value-type="float" office:value="0" calcext:value-type="float">
            <text:p>0</text:p>
          </table:table-cell>
          <table:table-cell table:formula="of:=[$IMPORTANTES.O49]" office:value-type="currency" office:currency="Mpx" office:value="108" calcext:value-type="currency">
            <text:p>108Mpx</text:p>
          </table:table-cell>
          <table:table-cell table:formula="of:=[$IMPORTANTES.P49]" office:value-type="currency" office:currency="Mpx" office:value="16" calcext:value-type="currency">
            <text:p>16Mpx</text:p>
          </table:table-cell>
          <table:table-cell table:formula="of:=[$IMPORTANTES.Q49]" office:value-type="currency" office:currency="º" office:value="112" calcext:value-type="currency">
            <text:p>112º</text:p>
          </table:table-cell>
          <table:table-cell table:formula="of:=[$IMPORTANTES.T49]" office:value-type="float" office:value="1" calcext:value-type="float">
            <text:p>1</text:p>
          </table:table-cell>
          <table:table-cell table:formula="of:=[$IMPORTANTES.U49]" office:value-type="float" office:value="1" calcext:value-type="float">
            <text:p>1</text:p>
          </table:table-cell>
          <table:table-cell table:formula="of:=[$IMPORTANTES.W49]" office:value-type="currency" office:currency="mAh" office:value="5000" calcext:value-type="currency">
            <text:p>5000mAh</text:p>
          </table:table-cell>
          <table:table-cell table:formula="of:=[$IMPORTANTES.X49]" office:value-type="currency" office:currency="BRL" office:value="2307" calcext:value-type="currency">
            <text:p>R$ 2307.00</text:p>
          </table:table-cell>
          <table:table-cell table:number-columns-repeated="8"/>
        </table:table-row>
        <table:table-row table:style-name="ro1">
          <table:table-cell table:formula="of:=[$IMPORTANTES.A50]" office:value-type="string" office:string-value="REALME" calcext:value-type="string">
            <text:p>REALME</text:p>
          </table:table-cell>
          <table:table-cell table:formula="of:=[$IMPORTANTES.B50]" office:value-type="string" office:string-value="RealMe 11 PRO PLUS" calcext:value-type="string">
            <text:p>RealMe 11 PRO PLUS</text:p>
          </table:table-cell>
          <table:table-cell table:formula="of:=[$IMPORTANTES.F50]" office:value-type="currency" office:currency="Gb" office:value="12" calcext:value-type="currency">
            <text:p>12Gb</text:p>
          </table:table-cell>
          <table:table-cell table:formula="of:=[$IMPORTANTES.G50]" office:value-type="currency" office:currency="Gb" office:value="1024" calcext:value-type="currency">
            <text:p>1024Gb</text:p>
          </table:table-cell>
          <table:table-cell table:formula="of:=[$IMPORTANTES.H50]" office:value-type="float" office:value="0" calcext:value-type="float">
            <text:p>0</text:p>
          </table:table-cell>
          <table:table-cell table:formula="of:=[$IMPORTANTES.I50]" office:value-type="currency" office:currency="Ghz" office:value="2.2" calcext:value-type="currency">
            <text:p>2.2Ghz</text:p>
          </table:table-cell>
          <table:table-cell table:formula="of:=[$IMPORTANTES.J50]" office:value-type="float" office:value="1" calcext:value-type="float">
            <text:p>1</text:p>
          </table:table-cell>
          <table:table-cell table:formula="of:=[$IMPORTANTES.K50]" office:value-type="currency" office:currency="Mbps" office:value="0" calcext:value-type="currency">
            <text:p>0Mbps</text:p>
          </table:table-cell>
          <table:table-cell table:formula="of:=[$IMPORTANTES.L50]" office:value-type="currency" office:currency="Mbps" office:value="0" calcext:value-type="currency">
            <text:p>0Mbps</text:p>
          </table:table-cell>
          <table:table-cell table:formula="of:=[$IMPORTANTES.M50]" office:value-type="string" office:string-value="AMOLED" calcext:value-type="string">
            <text:p>AMOLED</text:p>
          </table:table-cell>
          <table:table-cell table:formula="of:=[$IMPORTANTES.N50]" office:value-type="float" office:value="0" calcext:value-type="float">
            <text:p>0</text:p>
          </table:table-cell>
          <table:table-cell table:formula="of:=[$IMPORTANTES.O50]" office:value-type="currency" office:currency="Mpx" office:value="200" calcext:value-type="currency">
            <text:p>200Mpx</text:p>
          </table:table-cell>
          <table:table-cell table:formula="of:=[$IMPORTANTES.P50]" office:value-type="currency" office:currency="Mpx" office:value="32" calcext:value-type="currency">
            <text:p>32Mpx</text:p>
          </table:table-cell>
          <table:table-cell table:formula="of:=[$IMPORTANTES.Q50]" office:value-type="currency" office:currency="º" office:value="112" calcext:value-type="currency">
            <text:p>112º</text:p>
          </table:table-cell>
          <table:table-cell table:formula="of:=[$IMPORTANTES.T50]" office:value-type="float" office:value="1" calcext:value-type="float">
            <text:p>1</text:p>
          </table:table-cell>
          <table:table-cell table:formula="of:=[$IMPORTANTES.U50]" office:value-type="float" office:value="1" calcext:value-type="float">
            <text:p>1</text:p>
          </table:table-cell>
          <table:table-cell table:formula="of:=[$IMPORTANTES.W50]" office:value-type="currency" office:currency="mAh" office:value="5000" calcext:value-type="currency">
            <text:p>5000mAh</text:p>
          </table:table-cell>
          <table:table-cell table:formula="of:=[$IMPORTANTES.X50]" office:value-type="currency" office:currency="BRL" office:value="2802.66666666667" calcext:value-type="currency">
            <text:p>R$ 2802.67</text:p>
          </table:table-cell>
          <table:table-cell table:number-columns-repeated="8"/>
        </table:table-row>
        <table:table-row table:style-name="ro1">
          <table:table-cell table:formula="of:=[$IMPORTANTES.A51]" office:value-type="string" office:string-value="XIAOMI" calcext:value-type="string">
            <text:p>XIAOMI</text:p>
          </table:table-cell>
          <table:table-cell table:formula="of:=[$IMPORTANTES.B51]" office:value-type="string" office:string-value="RedMi 10C" calcext:value-type="string">
            <text:p>RedMi 10C</text:p>
          </table:table-cell>
          <table:table-cell table:formula="of:=[$IMPORTANTES.F51]" office:value-type="currency" office:currency="Gb" office:value="4" calcext:value-type="currency">
            <text:p>4Gb</text:p>
          </table:table-cell>
          <table:table-cell table:formula="of:=[$IMPORTANTES.G51]" office:value-type="currency" office:currency="Gb" office:value="64" calcext:value-type="currency">
            <text:p>64Gb</text:p>
          </table:table-cell>
          <table:table-cell table:formula="of:=[$IMPORTANTES.H51]" office:value-type="float" office:value="1" calcext:value-type="float">
            <text:p>1</text:p>
          </table:table-cell>
          <table:table-cell table:formula="of:=[$IMPORTANTES.I51]" office:value-type="currency" office:currency="Ghz" office:value="2.2" calcext:value-type="currency">
            <text:p>2.2Ghz</text:p>
          </table:table-cell>
          <table:table-cell table:formula="of:=[$IMPORTANTES.J51]" office:value-type="float" office:value="0" calcext:value-type="float">
            <text:p>0</text:p>
          </table:table-cell>
          <table:table-cell table:formula="of:=[$IMPORTANTES.K51]" office:value-type="currency" office:currency="Mbps" office:value="390" calcext:value-type="currency">
            <text:p>390Mbps</text:p>
          </table:table-cell>
          <table:table-cell table:formula="of:=[$IMPORTANTES.L51]" office:value-type="currency" office:currency="Mbps" office:value="150" calcext:value-type="currency">
            <text:p>150Mbps</text:p>
          </table:table-cell>
          <table:table-cell table:formula="of:=[$IMPORTANTES.M51]" office:value-type="string" office:string-value="IPS" calcext:value-type="string">
            <text:p>IPS</text:p>
          </table:table-cell>
          <table:table-cell table:formula="of:=[$IMPORTANTES.N51]" office:value-type="float" office:value="3" calcext:value-type="float">
            <text:p>3</text:p>
          </table:table-cell>
          <table:table-cell table:formula="of:=[$IMPORTANTES.O51]" office:value-type="currency" office:currency="Mpx" office:value="50" calcext:value-type="currency">
            <text:p>50Mpx</text:p>
          </table:table-cell>
          <table:table-cell table:formula="of:=[$IMPORTANTES.P51]" office:value-type="currency" office:currency="Mpx" office:value="5" calcext:value-type="currency">
            <text:p>5Mpx</text:p>
          </table:table-cell>
          <table:table-cell table:formula="of:=[$IMPORTANTES.Q51]" office:value-type="currency" office:currency="º" office:value="0" calcext:value-type="currency">
            <text:p>0º</text:p>
          </table:table-cell>
          <table:table-cell table:formula="of:=[$IMPORTANTES.T51]" office:value-type="float" office:value="0" calcext:value-type="float">
            <text:p>0</text:p>
          </table:table-cell>
          <table:table-cell table:formula="of:=[$IMPORTANTES.U51]" office:value-type="float" office:value="0" calcext:value-type="float">
            <text:p>0</text:p>
          </table:table-cell>
          <table:table-cell table:formula="of:=[$IMPORTANTES.W51]" office:value-type="currency" office:currency="mAh" office:value="5000" calcext:value-type="currency">
            <text:p>5000mAh</text:p>
          </table:table-cell>
          <table:table-cell table:formula="of:=[$IMPORTANTES.X51]" office:value-type="currency" office:currency="BRL" office:value="854.333333333333" calcext:value-type="currency">
            <text:p>R$ 854.33</text:p>
          </table:table-cell>
          <table:table-cell table:number-columns-repeated="8"/>
        </table:table-row>
        <table:table-row table:style-name="ro1">
          <table:table-cell table:formula="of:=[$IMPORTANTES.A52]" office:value-type="string" office:string-value="XIAOMI" calcext:value-type="string">
            <text:p>XIAOMI</text:p>
          </table:table-cell>
          <table:table-cell table:formula="of:=[$IMPORTANTES.B52]" office:value-type="string" office:string-value="RedMi 11 PRIME 5G" calcext:value-type="string">
            <text:p>RedMi 11 PRIME 5G</text:p>
          </table:table-cell>
          <table:table-cell table:formula="of:=[$IMPORTANTES.F52]" office:value-type="currency" office:currency="Gb" office:value="4" calcext:value-type="currency">
            <text:p>4Gb</text:p>
          </table:table-cell>
          <table:table-cell table:formula="of:=[$IMPORTANTES.G52]" office:value-type="currency" office:currency="Gb" office:value="64" calcext:value-type="currency">
            <text:p>64Gb</text:p>
          </table:table-cell>
          <table:table-cell table:formula="of:=[$IMPORTANTES.H52]" office:value-type="float" office:value="1" calcext:value-type="float">
            <text:p>1</text:p>
          </table:table-cell>
          <table:table-cell table:formula="of:=[$IMPORTANTES.I52]" office:value-type="currency" office:currency="Ghz" office:value="2.1" calcext:value-type="currency">
            <text:p>2.1Ghz</text:p>
          </table:table-cell>
          <table:table-cell table:formula="of:=[$IMPORTANTES.J52]" office:value-type="float" office:value="1" calcext:value-type="float">
            <text:p>1</text:p>
          </table:table-cell>
          <table:table-cell table:formula="of:=[$IMPORTANTES.K52]" office:value-type="currency" office:currency="Mbps" office:value="2770" calcext:value-type="currency">
            <text:p>2770Mbps</text:p>
          </table:table-cell>
          <table:table-cell table:formula="of:=[$IMPORTANTES.L52]" office:value-type="currency" office:currency="Mbps" office:value="0" calcext:value-type="currency">
            <text:p>0Mbps</text:p>
          </table:table-cell>
          <table:table-cell table:formula="of:=[$IMPORTANTES.M52]" office:value-type="string" office:string-value="IPS" calcext:value-type="string">
            <text:p>IPS</text:p>
          </table:table-cell>
          <table:table-cell table:formula="of:=[$IMPORTANTES.N52]" office:value-type="float" office:value="1" calcext:value-type="float">
            <text:p>1</text:p>
          </table:table-cell>
          <table:table-cell table:formula="of:=[$IMPORTANTES.O52]" office:value-type="currency" office:currency="Mpx" office:value="50" calcext:value-type="currency">
            <text:p>50Mpx</text:p>
          </table:table-cell>
          <table:table-cell table:formula="of:=[$IMPORTANTES.P52]" office:value-type="currency" office:currency="Mpx" office:value="8" calcext:value-type="currency">
            <text:p>8Mpx</text:p>
          </table:table-cell>
          <table:table-cell table:formula="of:=[$IMPORTANTES.Q52]" office:value-type="currency" office:currency="º" office:value="0" calcext:value-type="currency">
            <text:p>0º</text:p>
          </table:table-cell>
          <table:table-cell table:formula="of:=[$IMPORTANTES.T52]" office:value-type="float" office:value="0" calcext:value-type="float">
            <text:p>0</text:p>
          </table:table-cell>
          <table:table-cell table:formula="of:=[$IMPORTANTES.U52]" office:value-type="float" office:value="1" calcext:value-type="float">
            <text:p>1</text:p>
          </table:table-cell>
          <table:table-cell table:formula="of:=[$IMPORTANTES.W52]" office:value-type="currency" office:currency="mAh" office:value="5000" calcext:value-type="currency">
            <text:p>5000mAh</text:p>
          </table:table-cell>
          <table:table-cell table:formula="of:=[$IMPORTANTES.X52]" office:value-type="currency" office:currency="BRL" office:value="1284" calcext:value-type="currency">
            <text:p>R$ 1284.00</text:p>
          </table:table-cell>
          <table:table-cell table:number-columns-repeated="8"/>
        </table:table-row>
        <table:table-row table:style-name="ro1">
          <table:table-cell table:formula="of:=[$IMPORTANTES.A53]" office:value-type="string" office:string-value="XIAOMI" calcext:value-type="string">
            <text:p>XIAOMI</text:p>
          </table:table-cell>
          <table:table-cell table:formula="of:=[$IMPORTANTES.B53]" office:value-type="string" office:string-value="RedMi 12" calcext:value-type="string">
            <text:p>RedMi 12</text:p>
          </table:table-cell>
          <table:table-cell table:formula="of:=[$IMPORTANTES.F53]" office:value-type="currency" office:currency="Gb" office:value="4" calcext:value-type="currency">
            <text:p>4Gb</text:p>
          </table:table-cell>
          <table:table-cell table:formula="of:=[$IMPORTANTES.G53]" office:value-type="currency" office:currency="Gb" office:value="128" calcext:value-type="currency">
            <text:p>128Gb</text:p>
          </table:table-cell>
          <table:table-cell table:formula="of:=[$IMPORTANTES.H53]" office:value-type="float" office:value="1" calcext:value-type="float">
            <text:p>1</text:p>
          </table:table-cell>
          <table:table-cell table:formula="of:=[$IMPORTANTES.I53]" office:value-type="currency" office:currency="Ghz" office:value="1.9" calcext:value-type="currency">
            <text:p>1.9Ghz</text:p>
          </table:table-cell>
          <table:table-cell table:formula="of:=[$IMPORTANTES.J53]" office:value-type="float" office:value="0" calcext:value-type="float">
            <text:p>0</text:p>
          </table:table-cell>
          <table:table-cell table:formula="of:=[$IMPORTANTES.K53]" office:value-type="currency" office:currency="Mbps" office:value="300" calcext:value-type="currency">
            <text:p>300Mbps</text:p>
          </table:table-cell>
          <table:table-cell table:formula="of:=[$IMPORTANTES.L53]" office:value-type="currency" office:currency="Mbps" office:value="150" calcext:value-type="currency">
            <text:p>150Mbps</text:p>
          </table:table-cell>
          <table:table-cell table:formula="of:=[$IMPORTANTES.M53]" office:value-type="string" office:string-value="IPS" calcext:value-type="string">
            <text:p>IPS</text:p>
          </table:table-cell>
          <table:table-cell table:formula="of:=[$IMPORTANTES.N53]" office:value-type="float" office:value="0" calcext:value-type="float">
            <text:p>0</text:p>
          </table:table-cell>
          <table:table-cell table:formula="of:=[$IMPORTANTES.O53]" office:value-type="currency" office:currency="Mpx" office:value="50" calcext:value-type="currency">
            <text:p>50Mpx</text:p>
          </table:table-cell>
          <table:table-cell table:formula="of:=[$IMPORTANTES.P53]" office:value-type="currency" office:currency="Mpx" office:value="8" calcext:value-type="currency">
            <text:p>8Mpx</text:p>
          </table:table-cell>
          <table:table-cell table:formula="of:=[$IMPORTANTES.Q53]" office:value-type="currency" office:currency="º" office:value="120" calcext:value-type="currency">
            <text:p>120º</text:p>
          </table:table-cell>
          <table:table-cell table:formula="of:=[$IMPORTANTES.T53]" office:value-type="float" office:value="0" calcext:value-type="float">
            <text:p>0</text:p>
          </table:table-cell>
          <table:table-cell table:formula="of:=[$IMPORTANTES.U53]" office:value-type="float" office:value="0" calcext:value-type="float">
            <text:p>0</text:p>
          </table:table-cell>
          <table:table-cell table:formula="of:=[$IMPORTANTES.W53]" office:value-type="currency" office:currency="mAh" office:value="5000" calcext:value-type="currency">
            <text:p>5000mAh</text:p>
          </table:table-cell>
          <table:table-cell table:formula="of:=[$IMPORTANTES.X53]" office:value-type="currency" office:currency="BRL" office:value="1271.69666666667" calcext:value-type="currency">
            <text:p>R$ 1271.70</text:p>
          </table:table-cell>
          <table:table-cell table:number-columns-repeated="8"/>
        </table:table-row>
        <table:table-row table:style-name="ro1">
          <table:table-cell table:formula="of:=[$IMPORTANTES.A54]" office:value-type="string" office:string-value="XIAOMI" calcext:value-type="string">
            <text:p>XIAOMI</text:p>
          </table:table-cell>
          <table:table-cell table:formula="of:=[$IMPORTANTES.B54]" office:value-type="string" office:string-value="RedMi Note 8" calcext:value-type="string">
            <text:p>RedMi Note 8</text:p>
          </table:table-cell>
          <table:table-cell table:formula="of:=[$IMPORTANTES.F54]" office:value-type="currency" office:currency="Gb" office:value="4" calcext:value-type="currency">
            <text:p>4Gb</text:p>
          </table:table-cell>
          <table:table-cell table:formula="of:=[$IMPORTANTES.G54]" office:value-type="currency" office:currency="Gb" office:value="64" calcext:value-type="currency">
            <text:p>64Gb</text:p>
          </table:table-cell>
          <table:table-cell table:formula="of:=[$IMPORTANTES.H54]" office:value-type="float" office:value="1" calcext:value-type="float">
            <text:p>1</text:p>
          </table:table-cell>
          <table:table-cell table:formula="of:=[$IMPORTANTES.I54]" office:value-type="currency" office:currency="Ghz" office:value="1.9" calcext:value-type="currency">
            <text:p>1.9Ghz</text:p>
          </table:table-cell>
          <table:table-cell table:formula="of:=[$IMPORTANTES.J54]" office:value-type="float" office:value="0" calcext:value-type="float">
            <text:p>0</text:p>
          </table:table-cell>
          <table:table-cell table:formula="of:=[$IMPORTANTES.K54]" office:value-type="currency" office:currency="Mbps" office:value="600" calcext:value-type="currency">
            <text:p>600Mbps</text:p>
          </table:table-cell>
          <table:table-cell table:formula="of:=[$IMPORTANTES.L54]" office:value-type="currency" office:currency="Mbps" office:value="150" calcext:value-type="currency">
            <text:p>150Mbps</text:p>
          </table:table-cell>
          <table:table-cell table:formula="of:=[$IMPORTANTES.M54]" office:value-type="string" office:string-value="IPS" calcext:value-type="string">
            <text:p>IPS</text:p>
          </table:table-cell>
          <table:table-cell table:formula="of:=[$IMPORTANTES.N54]" office:value-type="float" office:value="5" calcext:value-type="float">
            <text:p>5</text:p>
          </table:table-cell>
          <table:table-cell table:formula="of:=[$IMPORTANTES.O54]" office:value-type="currency" office:currency="Mpx" office:value="48" calcext:value-type="currency">
            <text:p>48Mpx</text:p>
          </table:table-cell>
          <table:table-cell table:formula="of:=[$IMPORTANTES.P54]" office:value-type="currency" office:currency="Mpx" office:value="13" calcext:value-type="currency">
            <text:p>13Mpx</text:p>
          </table:table-cell>
          <table:table-cell table:formula="of:=[$IMPORTANTES.Q54]" office:value-type="currency" office:currency="º" office:value="0" calcext:value-type="currency">
            <text:p>0º</text:p>
          </table:table-cell>
          <table:table-cell table:formula="of:=[$IMPORTANTES.T54]" office:value-type="float" office:value="1" calcext:value-type="float">
            <text:p>1</text:p>
          </table:table-cell>
          <table:table-cell table:formula="of:=[$IMPORTANTES.U54]" office:value-type="float" office:value="1" calcext:value-type="float">
            <text:p>1</text:p>
          </table:table-cell>
          <table:table-cell table:formula="of:=[$IMPORTANTES.W54]" office:value-type="currency" office:currency="mAh" office:value="4000" calcext:value-type="currency">
            <text:p>4000mAh</text:p>
          </table:table-cell>
          <table:table-cell table:formula="of:=[$IMPORTANTES.X54]" office:value-type="currency" office:currency="BRL" office:value="910" calcext:value-type="currency">
            <text:p>R$ 910.00</text:p>
          </table:table-cell>
          <table:table-cell table:number-columns-repeated="8"/>
        </table:table-row>
        <table:table-row table:style-name="ro1">
          <table:table-cell table:formula="of:=[$IMPORTANTES.A55]" office:value-type="string" office:string-value="XIAOMI" calcext:value-type="string">
            <text:p>XIAOMI</text:p>
          </table:table-cell>
          <table:table-cell table:formula="of:=[$IMPORTANTES.B55]" office:value-type="string" office:string-value="RedMi Note 9t" calcext:value-type="string">
            <text:p>RedMi Note 9t</text:p>
          </table:table-cell>
          <table:table-cell table:formula="of:=[$IMPORTANTES.F55]" office:value-type="currency" office:currency="Gb" office:value="4" calcext:value-type="currency">
            <text:p>4Gb</text:p>
          </table:table-cell>
          <table:table-cell table:formula="of:=[$IMPORTANTES.G55]" office:value-type="currency" office:currency="Gb" office:value="128" calcext:value-type="currency">
            <text:p>128Gb</text:p>
          </table:table-cell>
          <table:table-cell table:formula="of:=[$IMPORTANTES.H55]" office:value-type="float" office:value="1" calcext:value-type="float">
            <text:p>1</text:p>
          </table:table-cell>
          <table:table-cell table:formula="of:=[$IMPORTANTES.I55]" office:value-type="currency" office:currency="Ghz" office:value="2.1" calcext:value-type="currency">
            <text:p>2.1Ghz</text:p>
          </table:table-cell>
          <table:table-cell table:formula="of:=[$IMPORTANTES.J55]" office:value-type="float" office:value="1" calcext:value-type="float">
            <text:p>1</text:p>
          </table:table-cell>
          <table:table-cell table:formula="of:=[$IMPORTANTES.K55]" office:value-type="currency" office:currency="Mbps" office:value="2300" calcext:value-type="currency">
            <text:p>2300Mbps</text:p>
          </table:table-cell>
          <table:table-cell table:formula="of:=[$IMPORTANTES.L55]" office:value-type="currency" office:currency="Mbps" office:value="0" calcext:value-type="currency">
            <text:p>0Mbps</text:p>
          </table:table-cell>
          <table:table-cell table:formula="of:=[$IMPORTANTES.M55]" office:value-type="string" office:string-value="IPS" calcext:value-type="string">
            <text:p>IPS</text:p>
          </table:table-cell>
          <table:table-cell table:formula="of:=[$IMPORTANTES.N55]" office:value-type="float" office:value="5" calcext:value-type="float">
            <text:p>5</text:p>
          </table:table-cell>
          <table:table-cell table:formula="of:=[$IMPORTANTES.O55]" office:value-type="currency" office:currency="Mpx" office:value="48" calcext:value-type="currency">
            <text:p>48Mpx</text:p>
          </table:table-cell>
          <table:table-cell table:formula="of:=[$IMPORTANTES.P55]" office:value-type="currency" office:currency="Mpx" office:value="13" calcext:value-type="currency">
            <text:p>13Mpx</text:p>
          </table:table-cell>
          <table:table-cell table:formula="of:=[$IMPORTANTES.Q55]" office:value-type="currency" office:currency="º" office:value="118" calcext:value-type="currency">
            <text:p>118º</text:p>
          </table:table-cell>
          <table:table-cell table:formula="of:=[$IMPORTANTES.T55]" office:value-type="float" office:value="1" calcext:value-type="float">
            <text:p>1</text:p>
          </table:table-cell>
          <table:table-cell table:formula="of:=[$IMPORTANTES.U55]" office:value-type="float" office:value="1" calcext:value-type="float">
            <text:p>1</text:p>
          </table:table-cell>
          <table:table-cell table:formula="of:=[$IMPORTANTES.W55]" office:value-type="currency" office:currency="mAh" office:value="5000" calcext:value-type="currency">
            <text:p>5000mAh</text:p>
          </table:table-cell>
          <table:table-cell table:formula="of:=[$IMPORTANTES.X55]" office:value-type="currency" office:currency="BRL" office:value="1237" calcext:value-type="currency">
            <text:p>R$ 1237.00</text:p>
          </table:table-cell>
          <table:table-cell table:number-columns-repeated="8"/>
        </table:table-row>
        <table:table-row table:style-name="ro1">
          <table:table-cell table:formula="of:=[$IMPORTANTES.A56]" office:value-type="string" office:string-value="XIAOMI" calcext:value-type="string">
            <text:p>XIAOMI</text:p>
          </table:table-cell>
          <table:table-cell table:formula="of:=[$IMPORTANTES.B56]" office:value-type="string" office:string-value="RedMi Note 11s" calcext:value-type="string">
            <text:p>RedMi Note 11s</text:p>
          </table:table-cell>
          <table:table-cell table:formula="of:=[$IMPORTANTES.F56]" office:value-type="currency" office:currency="Gb" office:value="6" calcext:value-type="currency">
            <text:p>6Gb</text:p>
          </table:table-cell>
          <table:table-cell table:formula="of:=[$IMPORTANTES.G56]" office:value-type="currency" office:currency="Gb" office:value="128" calcext:value-type="currency">
            <text:p>128Gb</text:p>
          </table:table-cell>
          <table:table-cell table:formula="of:=[$IMPORTANTES.H56]" office:value-type="float" office:value="1" calcext:value-type="float">
            <text:p>1</text:p>
          </table:table-cell>
          <table:table-cell table:formula="of:=[$IMPORTANTES.I56]" office:value-type="currency" office:currency="Ghz" office:value="2" calcext:value-type="currency">
            <text:p>2.0Ghz</text:p>
          </table:table-cell>
          <table:table-cell table:formula="of:=[$IMPORTANTES.J56]" office:value-type="float" office:value="0" calcext:value-type="float">
            <text:p>0</text:p>
          </table:table-cell>
          <table:table-cell table:formula="of:=[$IMPORTANTES.K56]" office:value-type="currency" office:currency="Mbps" office:value="390" calcext:value-type="currency">
            <text:p>390Mbps</text:p>
          </table:table-cell>
          <table:table-cell table:formula="of:=[$IMPORTANTES.L56]" office:value-type="currency" office:currency="Mbps" office:value="150" calcext:value-type="currency">
            <text:p>150Mbps</text:p>
          </table:table-cell>
          <table:table-cell table:formula="of:=[$IMPORTANTES.M56]" office:value-type="string" office:string-value="AMOLED" calcext:value-type="string">
            <text:p>AMOLED</text:p>
          </table:table-cell>
          <table:table-cell table:formula="of:=[$IMPORTANTES.N56]" office:value-type="float" office:value="3" calcext:value-type="float">
            <text:p>3</text:p>
          </table:table-cell>
          <table:table-cell table:formula="of:=[$IMPORTANTES.O56]" office:value-type="currency" office:currency="Mpx" office:value="108" calcext:value-type="currency">
            <text:p>108Mpx</text:p>
          </table:table-cell>
          <table:table-cell table:formula="of:=[$IMPORTANTES.P56]" office:value-type="currency" office:currency="Mpx" office:value="16" calcext:value-type="currency">
            <text:p>16Mpx</text:p>
          </table:table-cell>
          <table:table-cell table:formula="of:=[$IMPORTANTES.Q56]" office:value-type="currency" office:currency="º" office:value="118" calcext:value-type="currency">
            <text:p>118º</text:p>
          </table:table-cell>
          <table:table-cell table:formula="of:=[$IMPORTANTES.T56]" office:value-type="float" office:value="1" calcext:value-type="float">
            <text:p>1</text:p>
          </table:table-cell>
          <table:table-cell table:formula="of:=[$IMPORTANTES.U56]" office:value-type="float" office:value="1" calcext:value-type="float">
            <text:p>1</text:p>
          </table:table-cell>
          <table:table-cell table:formula="of:=[$IMPORTANTES.W56]" office:value-type="currency" office:currency="mAh" office:value="5000" calcext:value-type="currency">
            <text:p>5000mAh</text:p>
          </table:table-cell>
          <table:table-cell table:formula="of:=[$IMPORTANTES.X56]" office:value-type="currency" office:currency="BRL" office:value="1074" calcext:value-type="currency">
            <text:p>R$ 1074.00</text:p>
          </table:table-cell>
          <table:table-cell table:number-columns-repeated="8"/>
        </table:table-row>
        <table:table-row table:style-name="ro1">
          <table:table-cell table:formula="of:=[$IMPORTANTES.A57]" office:value-type="string" office:string-value="XIAOMI" calcext:value-type="string">
            <text:p>XIAOMI</text:p>
          </table:table-cell>
          <table:table-cell table:formula="of:=[$IMPORTANTES.B57]" office:value-type="string" office:string-value="RedMi Note 12 PRO 4G" calcext:value-type="string">
            <text:p>RedMi Note 12 PRO 4G</text:p>
          </table:table-cell>
          <table:table-cell table:formula="of:=[$IMPORTANTES.F57]" office:value-type="currency" office:currency="Gb" office:value="6" calcext:value-type="currency">
            <text:p>6Gb</text:p>
          </table:table-cell>
          <table:table-cell table:formula="of:=[$IMPORTANTES.G57]" office:value-type="currency" office:currency="Gb" office:value="128" calcext:value-type="currency">
            <text:p>128Gb</text:p>
          </table:table-cell>
          <table:table-cell table:formula="of:=[$IMPORTANTES.H57]" office:value-type="float" office:value="1" calcext:value-type="float">
            <text:p>1</text:p>
          </table:table-cell>
          <table:table-cell table:formula="of:=[$IMPORTANTES.I57]" office:value-type="currency" office:currency="Ghz" office:value="1.9" calcext:value-type="currency">
            <text:p>1.9Ghz</text:p>
          </table:table-cell>
          <table:table-cell table:formula="of:=[$IMPORTANTES.J57]" office:value-type="float" office:value="0" calcext:value-type="float">
            <text:p>0</text:p>
          </table:table-cell>
          <table:table-cell table:formula="of:=[$IMPORTANTES.K57]" office:value-type="currency" office:currency="Mbps" office:value="800" calcext:value-type="currency">
            <text:p>800Mbps</text:p>
          </table:table-cell>
          <table:table-cell table:formula="of:=[$IMPORTANTES.L57]" office:value-type="currency" office:currency="Mbps" office:value="1500" calcext:value-type="currency">
            <text:p>1500Mbps</text:p>
          </table:table-cell>
          <table:table-cell table:formula="of:=[$IMPORTANTES.M57]" office:value-type="string" office:string-value="AMOLED" calcext:value-type="string">
            <text:p>AMOLED</text:p>
          </table:table-cell>
          <table:table-cell table:formula="of:=[$IMPORTANTES.N57]" office:value-type="float" office:value="0" calcext:value-type="float">
            <text:p>0</text:p>
          </table:table-cell>
          <table:table-cell table:formula="of:=[$IMPORTANTES.O57]" office:value-type="currency" office:currency="Mpx" office:value="108" calcext:value-type="currency">
            <text:p>108Mpx</text:p>
          </table:table-cell>
          <table:table-cell table:formula="of:=[$IMPORTANTES.P57]" office:value-type="currency" office:currency="Mpx" office:value="16" calcext:value-type="currency">
            <text:p>16Mpx</text:p>
          </table:table-cell>
          <table:table-cell table:formula="of:=[$IMPORTANTES.Q57]" office:value-type="currency" office:currency="º" office:value="120" calcext:value-type="currency">
            <text:p>120º</text:p>
          </table:table-cell>
          <table:table-cell table:formula="of:=[$IMPORTANTES.T57]" office:value-type="float" office:value="1" calcext:value-type="float">
            <text:p>1</text:p>
          </table:table-cell>
          <table:table-cell table:formula="of:=[$IMPORTANTES.U57]" office:value-type="float" office:value="1" calcext:value-type="float">
            <text:p>1</text:p>
          </table:table-cell>
          <table:table-cell table:formula="of:=[$IMPORTANTES.W57]" office:value-type="currency" office:currency="mAh" office:value="5000" calcext:value-type="currency">
            <text:p>5000mAh</text:p>
          </table:table-cell>
          <table:table-cell table:formula="of:=[$IMPORTANTES.X57]" office:value-type="currency" office:currency="BRL" office:value="1789.33333333333" calcext:value-type="currency">
            <text:p>R$ 1789.33</text:p>
          </table:table-cell>
          <table:table-cell table:number-columns-repeated="8"/>
        </table:table-row>
        <table:table-row table:style-name="ro1">
          <table:table-cell table:formula="of:=[$IMPORTANTES.A58]" office:value-type="string" office:string-value="XIAOMI" calcext:value-type="string">
            <text:p>XIAOMI</text:p>
          </table:table-cell>
          <table:table-cell table:formula="of:=[$IMPORTANTES.B58]" office:value-type="string" office:string-value="Xiaomi 11t" calcext:value-type="string">
            <text:p>Xiaomi 11t</text:p>
          </table:table-cell>
          <table:table-cell table:formula="of:=[$IMPORTANTES.F58]" office:value-type="currency" office:currency="Gb" office:value="8" calcext:value-type="currency">
            <text:p>8Gb</text:p>
          </table:table-cell>
          <table:table-cell table:formula="of:=[$IMPORTANTES.G58]" office:value-type="currency" office:currency="Gb" office:value="256" calcext:value-type="currency">
            <text:p>256Gb</text:p>
          </table:table-cell>
          <table:table-cell table:formula="of:=[$IMPORTANTES.H58]" office:value-type="float" office:value="0" calcext:value-type="float">
            <text:p>0</text:p>
          </table:table-cell>
          <table:table-cell table:formula="of:=[$IMPORTANTES.I58]" office:value-type="currency" office:currency="Ghz" office:value="2.4" calcext:value-type="currency">
            <text:p>2.4Ghz</text:p>
          </table:table-cell>
          <table:table-cell table:formula="of:=[$IMPORTANTES.J58]" office:value-type="float" office:value="1" calcext:value-type="float">
            <text:p>1</text:p>
          </table:table-cell>
          <table:table-cell table:formula="of:=[$IMPORTANTES.K58]" office:value-type="currency" office:currency="Mbps" office:value="4700" calcext:value-type="currency">
            <text:p>4700Mbps</text:p>
          </table:table-cell>
          <table:table-cell table:formula="of:=[$IMPORTANTES.L58]" office:value-type="currency" office:currency="Mbps" office:value="2500" calcext:value-type="currency">
            <text:p>2500Mbps</text:p>
          </table:table-cell>
          <table:table-cell table:formula="of:=[$IMPORTANTES.M58]" office:value-type="string" office:string-value="AMOLED" calcext:value-type="string">
            <text:p>AMOLED</text:p>
          </table:table-cell>
          <table:table-cell table:formula="of:=[$IMPORTANTES.N58]" office:value-type="float" office:value="7" calcext:value-type="float">
            <text:p>7</text:p>
          </table:table-cell>
          <table:table-cell table:formula="of:=[$IMPORTANTES.O58]" office:value-type="currency" office:currency="Mpx" office:value="108" calcext:value-type="currency">
            <text:p>108Mpx</text:p>
          </table:table-cell>
          <table:table-cell table:formula="of:=[$IMPORTANTES.P58]" office:value-type="currency" office:currency="Mpx" office:value="16" calcext:value-type="currency">
            <text:p>16Mpx</text:p>
          </table:table-cell>
          <table:table-cell table:formula="of:=[$IMPORTANTES.Q58]" office:value-type="currency" office:currency="º" office:value="120" calcext:value-type="currency">
            <text:p>120º</text:p>
          </table:table-cell>
          <table:table-cell table:formula="of:=[$IMPORTANTES.T58]" office:value-type="float" office:value="1" calcext:value-type="float">
            <text:p>1</text:p>
          </table:table-cell>
          <table:table-cell table:formula="of:=[$IMPORTANTES.U58]" office:value-type="float" office:value="1" calcext:value-type="float">
            <text:p>1</text:p>
          </table:table-cell>
          <table:table-cell table:formula="of:=[$IMPORTANTES.W58]" office:value-type="currency" office:currency="mAh" office:value="5000" calcext:value-type="currency">
            <text:p>5000mAh</text:p>
          </table:table-cell>
          <table:table-cell table:formula="of:=[$IMPORTANTES.X58]" office:value-type="currency" office:currency="BRL" office:value="2863.5" calcext:value-type="currency">
            <text:p>R$ 2863.50</text:p>
          </table:table-cell>
          <table:table-cell table:number-columns-repeated="8"/>
        </table:table-row>
        <table:table-row table:style-name="ro1">
          <table:table-cell table:formula="of:=[$IMPORTANTES.A59]" office:value-type="string" office:string-value="XIAOMI" calcext:value-type="string">
            <text:p>XIAOMI</text:p>
          </table:table-cell>
          <table:table-cell table:formula="of:=[$IMPORTANTES.B59]" office:value-type="string" office:string-value="Xiaomi 12t" calcext:value-type="string">
            <text:p>Xiaomi 12t</text:p>
          </table:table-cell>
          <table:table-cell table:formula="of:=[$IMPORTANTES.F59]" office:value-type="currency" office:currency="Gb" office:value="8" calcext:value-type="currency">
            <text:p>8Gb</text:p>
          </table:table-cell>
          <table:table-cell table:formula="of:=[$IMPORTANTES.G59]" office:value-type="currency" office:currency="Gb" office:value="256" calcext:value-type="currency">
            <text:p>256Gb</text:p>
          </table:table-cell>
          <table:table-cell table:formula="of:=[$IMPORTANTES.H59]" office:value-type="float" office:value="0" calcext:value-type="float">
            <text:p>0</text:p>
          </table:table-cell>
          <table:table-cell table:formula="of:=[$IMPORTANTES.I59]" office:value-type="currency" office:currency="Ghz" office:value="2.4" calcext:value-type="currency">
            <text:p>2.4Ghz</text:p>
          </table:table-cell>
          <table:table-cell table:formula="of:=[$IMPORTANTES.J59]" office:value-type="float" office:value="1" calcext:value-type="float">
            <text:p>1</text:p>
          </table:table-cell>
          <table:table-cell table:formula="of:=[$IMPORTANTES.K59]" office:value-type="currency" office:currency="Mbps" office:value="0" calcext:value-type="currency">
            <text:p>0Mbps</text:p>
          </table:table-cell>
          <table:table-cell table:formula="of:=[$IMPORTANTES.L59]" office:value-type="currency" office:currency="Mbps" office:value="0" calcext:value-type="currency">
            <text:p>0Mbps</text:p>
          </table:table-cell>
          <table:table-cell table:formula="of:=[$IMPORTANTES.M59]" office:value-type="string" office:string-value="AMOLED" calcext:value-type="string">
            <text:p>AMOLED</text:p>
          </table:table-cell>
          <table:table-cell table:formula="of:=[$IMPORTANTES.N59]" office:value-type="float" office:value="5" calcext:value-type="float">
            <text:p>5</text:p>
          </table:table-cell>
          <table:table-cell table:formula="of:=[$IMPORTANTES.O59]" office:value-type="currency" office:currency="Mpx" office:value="108" calcext:value-type="currency">
            <text:p>108Mpx</text:p>
          </table:table-cell>
          <table:table-cell table:formula="of:=[$IMPORTANTES.P59]" office:value-type="currency" office:currency="Mpx" office:value="20" calcext:value-type="currency">
            <text:p>20Mpx</text:p>
          </table:table-cell>
          <table:table-cell table:formula="of:=[$IMPORTANTES.Q59]" office:value-type="currency" office:currency="º" office:value="120" calcext:value-type="currency">
            <text:p>120º</text:p>
          </table:table-cell>
          <table:table-cell table:formula="of:=[$IMPORTANTES.T59]" office:value-type="float" office:value="1" calcext:value-type="float">
            <text:p>1</text:p>
          </table:table-cell>
          <table:table-cell table:formula="of:=[$IMPORTANTES.U59]" office:value-type="float" office:value="1" calcext:value-type="float">
            <text:p>1</text:p>
          </table:table-cell>
          <table:table-cell table:formula="of:=[$IMPORTANTES.W59]" office:value-type="currency" office:currency="mAh" office:value="5000" calcext:value-type="currency">
            <text:p>5000mAh</text:p>
          </table:table-cell>
          <table:table-cell table:formula="of:=[$IMPORTANTES.X59]" office:value-type="currency" office:currency="BRL" office:value="3311.5" calcext:value-type="currency">
            <text:p>R$ 3311.50</text:p>
          </table:table-cell>
          <table:table-cell table:number-columns-repeated="8"/>
        </table:table-row>
        <table:table-row table:style-name="ro1">
          <table:table-cell table:formula="of:=[$IMPORTANTES.A60]" office:value-type="string" office:string-value="XIAOMI" calcext:value-type="string">
            <text:p>XIAOMI</text:p>
          </table:table-cell>
          <table:table-cell table:formula="of:=[$IMPORTANTES.B60]" office:value-type="string" office:string-value="Xiaomi 13" calcext:value-type="string">
            <text:p>Xiaomi 13</text:p>
          </table:table-cell>
          <table:table-cell table:formula="of:=[$IMPORTANTES.F60]" office:value-type="currency" office:currency="Gb" office:value="8" calcext:value-type="currency">
            <text:p>8Gb</text:p>
          </table:table-cell>
          <table:table-cell table:formula="of:=[$IMPORTANTES.G60]" office:value-type="currency" office:currency="Gb" office:value="256" calcext:value-type="currency">
            <text:p>256Gb</text:p>
          </table:table-cell>
          <table:table-cell table:formula="of:=[$IMPORTANTES.H60]" office:value-type="float" office:value="0" calcext:value-type="float">
            <text:p>0</text:p>
          </table:table-cell>
          <table:table-cell table:formula="of:=[$IMPORTANTES.I60]" office:value-type="currency" office:currency="Ghz" office:value="2.6" calcext:value-type="currency">
            <text:p>2.6Ghz</text:p>
          </table:table-cell>
          <table:table-cell table:formula="of:=[$IMPORTANTES.J60]" office:value-type="float" office:value="1" calcext:value-type="float">
            <text:p>1</text:p>
          </table:table-cell>
          <table:table-cell table:formula="of:=[$IMPORTANTES.K60]" office:value-type="currency" office:currency="Mbps" office:value="10000" calcext:value-type="currency">
            <text:p>10000Mbps</text:p>
          </table:table-cell>
          <table:table-cell table:formula="of:=[$IMPORTANTES.L60]" office:value-type="currency" office:currency="Mbps" office:value="3500" calcext:value-type="currency">
            <text:p>3500Mbps</text:p>
          </table:table-cell>
          <table:table-cell table:formula="of:=[$IMPORTANTES.M60]" office:value-type="string" office:string-value="AMOLED" calcext:value-type="string">
            <text:p>AMOLED</text:p>
          </table:table-cell>
          <table:table-cell table:formula="of:=[$IMPORTANTES.N60]" office:value-type="float" office:value="5" calcext:value-type="float">
            <text:p>5</text:p>
          </table:table-cell>
          <table:table-cell table:formula="of:=[$IMPORTANTES.O60]" office:value-type="currency" office:currency="Mpx" office:value="50" calcext:value-type="currency">
            <text:p>50Mpx</text:p>
          </table:table-cell>
          <table:table-cell table:formula="of:=[$IMPORTANTES.P60]" office:value-type="currency" office:currency="Mpx" office:value="32" calcext:value-type="currency">
            <text:p>32Mpx</text:p>
          </table:table-cell>
          <table:table-cell table:formula="of:=[$IMPORTANTES.Q60]" office:value-type="currency" office:currency="º" office:value="120" calcext:value-type="currency">
            <text:p>120º</text:p>
          </table:table-cell>
          <table:table-cell table:formula="of:=[$IMPORTANTES.T60]" office:value-type="float" office:value="1" calcext:value-type="float">
            <text:p>1</text:p>
          </table:table-cell>
          <table:table-cell table:formula="of:=[$IMPORTANTES.U60]" office:value-type="float" office:value="1" calcext:value-type="float">
            <text:p>1</text:p>
          </table:table-cell>
          <table:table-cell table:formula="of:=[$IMPORTANTES.W60]" office:value-type="currency" office:currency="mAh" office:value="4500" calcext:value-type="currency">
            <text:p>4500mAh</text:p>
          </table:table-cell>
          <table:table-cell table:formula="of:=[$IMPORTANTES.X60]" office:value-type="currency" office:currency="BRL" office:value="5999" calcext:value-type="currency">
            <text:p>R$ 5999.00</text:p>
          </table:table-cell>
          <table:table-cell table:number-columns-repeated="8"/>
        </table:table-row>
        <table:table-row table:style-name="ro1">
          <table:table-cell table:formula="of:=[$IMPORTANTES.A61]" office:value-type="string" office:string-value="ASUS" calcext:value-type="string">
            <text:p>ASUS</text:p>
          </table:table-cell>
          <table:table-cell table:formula="of:=[$IMPORTANTES.B61]" office:value-type="string" office:string-value="ZenFone 8" calcext:value-type="string">
            <text:p>ZenFone 8</text:p>
          </table:table-cell>
          <table:table-cell table:formula="of:=[$IMPORTANTES.F61]" office:value-type="currency" office:currency="Gb" office:value="8" calcext:value-type="currency">
            <text:p>8Gb</text:p>
          </table:table-cell>
          <table:table-cell table:formula="of:=[$IMPORTANTES.G61]" office:value-type="currency" office:currency="Gb" office:value="128" calcext:value-type="currency">
            <text:p>128Gb</text:p>
          </table:table-cell>
          <table:table-cell table:formula="of:=[$IMPORTANTES.H61]" office:value-type="float" office:value="0" calcext:value-type="float">
            <text:p>0</text:p>
          </table:table-cell>
          <table:table-cell table:formula="of:=[$IMPORTANTES.I61]" office:value-type="currency" office:currency="Ghz" office:value="2.2" calcext:value-type="currency">
            <text:p>2.2Ghz</text:p>
          </table:table-cell>
          <table:table-cell table:formula="of:=[$IMPORTANTES.J61]" office:value-type="float" office:value="1" calcext:value-type="float">
            <text:p>1</text:p>
          </table:table-cell>
          <table:table-cell table:formula="of:=[$IMPORTANTES.K61]" office:value-type="currency" office:currency="Mbps" office:value="7500" calcext:value-type="currency">
            <text:p>7500Mbps</text:p>
          </table:table-cell>
          <table:table-cell table:formula="of:=[$IMPORTANTES.L61]" office:value-type="currency" office:currency="Mbps" office:value="3000" calcext:value-type="currency">
            <text:p>3000Mbps</text:p>
          </table:table-cell>
          <table:table-cell table:formula="of:=[$IMPORTANTES.M61]" office:value-type="string" office:string-value="AMOLED" calcext:value-type="string">
            <text:p>AMOLED</text:p>
          </table:table-cell>
          <table:table-cell table:formula="of:=[$IMPORTANTES.N61]" office:value-type="float" office:value="7" calcext:value-type="float">
            <text:p>7</text:p>
          </table:table-cell>
          <table:table-cell table:formula="of:=[$IMPORTANTES.O61]" office:value-type="currency" office:currency="Mpx" office:value="64" calcext:value-type="currency">
            <text:p>64Mpx</text:p>
          </table:table-cell>
          <table:table-cell table:formula="of:=[$IMPORTANTES.P61]" office:value-type="currency" office:currency="Mpx" office:value="12" calcext:value-type="currency">
            <text:p>12Mpx</text:p>
          </table:table-cell>
          <table:table-cell table:formula="of:=[$IMPORTANTES.Q61]" office:value-type="currency" office:currency="º" office:value="0" calcext:value-type="currency">
            <text:p>0º</text:p>
          </table:table-cell>
          <table:table-cell table:formula="of:=[$IMPORTANTES.T61]" office:value-type="float" office:value="1" calcext:value-type="float">
            <text:p>1</text:p>
          </table:table-cell>
          <table:table-cell table:formula="of:=[$IMPORTANTES.U61]" office:value-type="float" office:value="1" calcext:value-type="float">
            <text:p>1</text:p>
          </table:table-cell>
          <table:table-cell table:formula="of:=[$IMPORTANTES.W61]" office:value-type="currency" office:currency="mAh" office:value="4000" calcext:value-type="currency">
            <text:p>4000mAh</text:p>
          </table:table-cell>
          <table:table-cell table:formula="of:=[$IMPORTANTES.X61]" office:value-type="currency" office:currency="BRL" office:value="2867" calcext:value-type="currency">
            <text:p>R$ 2867.00</text:p>
          </table:table-cell>
          <table:table-cell table:number-columns-repeated="8"/>
        </table:table-row>
        <table:table-row table:style-name="ro1">
          <table:table-cell table:formula="of:=[$IMPORTANTES.A62]" office:value-type="string" office:string-value="POSITIVO" calcext:value-type="string">
            <text:p>POSITIVO</text:p>
          </table:table-cell>
          <table:table-cell table:formula="of:=[$IMPORTANTES.B62]" office:value-type="string" office:string-value="Twist 4 Pro" calcext:value-type="string">
            <text:p>Twist 4 Pro</text:p>
          </table:table-cell>
          <table:table-cell table:formula="of:=[$IMPORTANTES.F62]" office:value-type="currency" office:currency="Gb" office:value="1" calcext:value-type="currency">
            <text:p>1Gb</text:p>
          </table:table-cell>
          <table:table-cell table:formula="of:=[$IMPORTANTES.G62]" office:value-type="currency" office:currency="Gb" office:value="64" calcext:value-type="currency">
            <text:p>64Gb</text:p>
          </table:table-cell>
          <table:table-cell table:formula="of:=[$IMPORTANTES.H62]" office:value-type="float" office:value="1" calcext:value-type="float">
            <text:p>1</text:p>
          </table:table-cell>
          <table:table-cell table:formula="of:=[$IMPORTANTES.I62]" office:value-type="currency" office:currency="Ghz" office:value="1.4" calcext:value-type="currency">
            <text:p>1.4Ghz</text:p>
          </table:table-cell>
          <table:table-cell table:formula="of:=[$IMPORTANTES.J62]" office:value-type="float" office:value="0" calcext:value-type="float">
            <text:p>0</text:p>
          </table:table-cell>
          <table:table-cell table:formula="of:=[$IMPORTANTES.K62]" office:value-type="currency" office:currency="Mbps" office:value="150" calcext:value-type="currency">
            <text:p>150Mbps</text:p>
          </table:table-cell>
          <table:table-cell table:formula="of:=[$IMPORTANTES.L62]" office:value-type="currency" office:currency="Mbps" office:value="50" calcext:value-type="currency">
            <text:p>50Mbps</text:p>
          </table:table-cell>
          <table:table-cell table:formula="of:=[$IMPORTANTES.M62]" office:value-type="string" office:string-value="IPS" calcext:value-type="string">
            <text:p>IPS</text:p>
          </table:table-cell>
          <table:table-cell table:formula="of:=[$IMPORTANTES.N62]" office:value-type="float" office:value="0" calcext:value-type="float">
            <text:p>0</text:p>
          </table:table-cell>
          <table:table-cell table:formula="of:=[$IMPORTANTES.O62]" office:value-type="currency" office:currency="Mpx" office:value="8" calcext:value-type="currency">
            <text:p>8Mpx</text:p>
          </table:table-cell>
          <table:table-cell table:formula="of:=[$IMPORTANTES.P62]" office:value-type="currency" office:currency="Mpx" office:value="8" calcext:value-type="currency">
            <text:p>8Mpx</text:p>
          </table:table-cell>
          <table:table-cell table:formula="of:=[$IMPORTANTES.Q62]" office:value-type="currency" office:currency="º" office:value="0" calcext:value-type="currency">
            <text:p>0º</text:p>
          </table:table-cell>
          <table:table-cell table:formula="of:=[$IMPORTANTES.T62]" office:value-type="float" office:value="0" calcext:value-type="float">
            <text:p>0</text:p>
          </table:table-cell>
          <table:table-cell table:formula="of:=[$IMPORTANTES.U62]" office:value-type="float" office:value="0" calcext:value-type="float">
            <text:p>0</text:p>
          </table:table-cell>
          <table:table-cell table:formula="of:=[$IMPORTANTES.W62]" office:value-type="currency" office:currency="mAh" office:value="2500" calcext:value-type="currency">
            <text:p>2500mAh</text:p>
          </table:table-cell>
          <table:table-cell table:formula="of:=[$IMPORTANTES.X62]" office:value-type="currency" office:currency="BRL" office:value="442.666666666667" calcext:value-type="currency">
            <text:p>R$ 442.67</text:p>
          </table:table-cell>
          <table:table-cell table:number-columns-repeated="8"/>
        </table:table-row>
        <table:table-row table:style-name="ro1">
          <table:table-cell table:formula="of:=[$IMPORTANTES.A63]" office:value-type="string" office:string-value="DOOGEE" calcext:value-type="string">
            <text:p>DOOGEE</text:p>
          </table:table-cell>
          <table:table-cell table:formula="of:=[$IMPORTANTES.B63]" office:value-type="string" office:string-value="Doogee V30" calcext:value-type="string">
            <text:p>Doogee V30</text:p>
          </table:table-cell>
          <table:table-cell table:formula="of:=[$IMPORTANTES.F63]" office:value-type="currency" office:currency="Gb" office:value="8" calcext:value-type="currency">
            <text:p>8Gb</text:p>
          </table:table-cell>
          <table:table-cell table:formula="of:=[$IMPORTANTES.G63]" office:value-type="currency" office:currency="Gb" office:value="256" calcext:value-type="currency">
            <text:p>256Gb</text:p>
          </table:table-cell>
          <table:table-cell table:formula="of:=[$IMPORTANTES.H63]" office:value-type="float" office:value="1" calcext:value-type="float">
            <text:p>1</text:p>
          </table:table-cell>
          <table:table-cell table:formula="of:=[$IMPORTANTES.I63]" office:value-type="currency" office:currency="Ghz" office:value="2.1" calcext:value-type="currency">
            <text:p>2.1Ghz</text:p>
          </table:table-cell>
          <table:table-cell table:formula="of:=[$IMPORTANTES.J63]" office:value-type="float" office:value="1" calcext:value-type="float">
            <text:p>1</text:p>
          </table:table-cell>
          <table:table-cell table:formula="of:=[$IMPORTANTES.K63]" office:value-type="currency" office:currency="Mbps" office:value="2770" calcext:value-type="currency">
            <text:p>2770Mbps</text:p>
          </table:table-cell>
          <table:table-cell table:formula="of:=[$IMPORTANTES.L63]" office:value-type="currency" office:currency="Mbps" office:value="0" calcext:value-type="currency">
            <text:p>0Mbps</text:p>
          </table:table-cell>
          <table:table-cell table:formula="of:=[$IMPORTANTES.M63]" office:value-type="string" office:string-value="IPS" calcext:value-type="string">
            <text:p>IPS</text:p>
          </table:table-cell>
          <table:table-cell table:formula="of:=[$IMPORTANTES.N63]" office:value-type="float" office:value="1" calcext:value-type="float">
            <text:p>1</text:p>
          </table:table-cell>
          <table:table-cell table:formula="of:=[$IMPORTANTES.O63]" office:value-type="currency" office:currency="Mpx" office:value="108" calcext:value-type="currency">
            <text:p>108Mpx</text:p>
          </table:table-cell>
          <table:table-cell table:formula="of:=[$IMPORTANTES.P63]" office:value-type="currency" office:currency="Mpx" office:value="32" calcext:value-type="currency">
            <text:p>32Mpx</text:p>
          </table:table-cell>
          <table:table-cell table:formula="of:=[$IMPORTANTES.Q63]" office:value-type="currency" office:currency="º" office:value="130" calcext:value-type="currency">
            <text:p>130º</text:p>
          </table:table-cell>
          <table:table-cell table:formula="of:=[$IMPORTANTES.T63]" office:value-type="float" office:value="1" calcext:value-type="float">
            <text:p>1</text:p>
          </table:table-cell>
          <table:table-cell table:formula="of:=[$IMPORTANTES.U63]" office:value-type="float" office:value="1" calcext:value-type="float">
            <text:p>1</text:p>
          </table:table-cell>
          <table:table-cell table:formula="of:=[$IMPORTANTES.W63]" office:value-type="currency" office:currency="mAh" office:value="10800" calcext:value-type="currency">
            <text:p>10800mAh</text:p>
          </table:table-cell>
          <table:table-cell table:formula="of:=[$IMPORTANTES.X63]" office:value-type="currency" office:currency="BRL" office:value="3417" calcext:value-type="currency">
            <text:p>R$ 3417.00</text:p>
          </table:table-cell>
          <table:table-cell table:number-columns-repeated="8"/>
        </table:table-row>
        <table:table-row table:style-name="ro1">
          <table:table-cell table:formula="of:=[$IMPORTANTES.A64]" office:value-type="string" office:string-value="BLACKVIEW" calcext:value-type="string">
            <text:p>BLACKVIEW</text:p>
          </table:table-cell>
          <table:table-cell table:formula="of:=[$IMPORTANTES.B64]" office:value-type="string" office:string-value="Oscal C80" calcext:value-type="string">
            <text:p>Oscal C80</text:p>
          </table:table-cell>
          <table:table-cell table:formula="of:=[$IMPORTANTES.F64]" office:value-type="currency" office:currency="Gb" office:value="8" calcext:value-type="currency">
            <text:p>8Gb</text:p>
          </table:table-cell>
          <table:table-cell table:formula="of:=[$IMPORTANTES.G64]" office:value-type="currency" office:currency="Gb" office:value="128" calcext:value-type="currency">
            <text:p>128Gb</text:p>
          </table:table-cell>
          <table:table-cell table:formula="of:=[$IMPORTANTES.H64]" office:value-type="float" office:value="1" calcext:value-type="float">
            <text:p>1</text:p>
          </table:table-cell>
          <table:table-cell table:formula="of:=[$IMPORTANTES.I64]" office:value-type="currency" office:currency="Ghz" office:value="1.6" calcext:value-type="currency">
            <text:p>1.6Ghz</text:p>
          </table:table-cell>
          <table:table-cell table:formula="of:=[$IMPORTANTES.J64]" office:value-type="float" office:value="0" calcext:value-type="float">
            <text:p>0</text:p>
          </table:table-cell>
          <table:table-cell table:formula="of:=[$IMPORTANTES.K64]" office:value-type="currency" office:currency="Mbps" office:value="0" calcext:value-type="currency">
            <text:p>0Mbps</text:p>
          </table:table-cell>
          <table:table-cell table:formula="of:=[$IMPORTANTES.L64]" office:value-type="currency" office:currency="Mbps" office:value="0" calcext:value-type="currency">
            <text:p>0Mbps</text:p>
          </table:table-cell>
          <table:table-cell table:formula="of:=[$IMPORTANTES.M64]" office:value-type="string" office:string-value="IPS" calcext:value-type="string">
            <text:p>IPS</text:p>
          </table:table-cell>
          <table:table-cell table:formula="of:=[$IMPORTANTES.N64]" office:value-type="float" office:value="0" calcext:value-type="float">
            <text:p>0</text:p>
          </table:table-cell>
          <table:table-cell table:formula="of:=[$IMPORTANTES.O64]" office:value-type="currency" office:currency="Mpx" office:value="50" calcext:value-type="currency">
            <text:p>50Mpx</text:p>
          </table:table-cell>
          <table:table-cell table:formula="of:=[$IMPORTANTES.P64]" office:value-type="currency" office:currency="Mpx" office:value="8" calcext:value-type="currency">
            <text:p>8Mpx</text:p>
          </table:table-cell>
          <table:table-cell table:formula="of:=[$IMPORTANTES.Q64]" office:value-type="currency" office:currency="º" office:value="0" calcext:value-type="currency">
            <text:p>0º</text:p>
          </table:table-cell>
          <table:table-cell table:formula="of:=[$IMPORTANTES.T64]" office:value-type="float" office:value="1" calcext:value-type="float">
            <text:p>1</text:p>
          </table:table-cell>
          <table:table-cell table:formula="of:=[$IMPORTANTES.U64]" office:value-type="float" office:value="1" calcext:value-type="float">
            <text:p>1</text:p>
          </table:table-cell>
          <table:table-cell table:formula="of:=[$IMPORTANTES.W64]" office:value-type="currency" office:currency="mAh" office:value="5180" calcext:value-type="currency">
            <text:p>5180mAh</text:p>
          </table:table-cell>
          <table:table-cell table:formula="of:=[$IMPORTANTES.X64]" office:value-type="currency" office:currency="BRL" office:value="1700" calcext:value-type="currency">
            <text:p>R$ 1700.00</text:p>
          </table:table-cell>
          <table:table-cell table:number-columns-repeated="8"/>
        </table:table-row>
      </table:table>
      <table:table table:name="PREVISÃO" table:style-name="ta1">
        <table:table-column table:style-name="co2" table:default-cell-style-name="Default"/>
        <table:table-column table:style-name="co25" table:default-cell-style-name="Default"/>
        <table:table-column table:style-name="co2" table:default-cell-style-name="ce23"/>
        <table:table-column table:style-name="co26" table:default-cell-style-name="ce23"/>
        <table:table-column table:style-name="co27" table:default-cell-style-name="ce23"/>
        <table:table-column table:style-name="co2" table:default-cell-style-name="ce23"/>
        <table:table-row table:style-name="ro1">
          <table:table-cell/>
          <table:table-cell office:value-type="string" calcext:value-type="string">
            <text:p>MODELO</text:p>
          </table:table-cell>
          <table:table-cell table:style-name="Default" office:value-type="string" calcext:value-type="string">
            <text:p>PREVISAO</text:p>
          </table:table-cell>
          <table:table-cell table:style-name="Default" office:value-type="string" calcext:value-type="string">
            <text:p>PREÇO MERCADO</text:p>
          </table:table-cell>
          <table:table-cell table:style-name="Default" office:value-type="string" calcext:value-type="string">
            <text:p>PREVISAO-PREÇO</text:p>
          </table:table-cell>
          <table:table-cell table:style-name="Default" office:value-type="string" calcext:value-type="string">
            <text:p>(PREVISAO-PREÇO)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no 6 PRO</text:p>
          </table:table-cell>
          <table:table-cell table:style-name="Default" office:value-type="float" office:value="3626.72" calcext:value-type="float">
            <text:p>3626.72</text:p>
          </table:table-cell>
          <table:table-cell table:style-name="Default" office:value-type="float" office:value="4902.02" calcext:value-type="float">
            <text:p>4902.02</text:p>
          </table:table-cell>
          <table:table-cell table:style-name="Default" office:value-type="float" office:value="-1275.3" calcext:value-type="float">
            <text:p>-1275.3</text:p>
          </table:table-cell>
          <table:table-cell table:style-name="Default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oogee V30</text:p>
          </table:table-cell>
          <table:table-cell table:style-name="Default" office:value-type="float" office:value="2538.4" calcext:value-type="float">
            <text:p>2538.4</text:p>
          </table:table-cell>
          <table:table-cell table:style-name="Default" office:value-type="float" office:value="3417" calcext:value-type="float">
            <text:p>3417</text:p>
          </table:table-cell>
          <table:table-cell table:style-name="Default" office:value-type="float" office:value="-878.6" calcext:value-type="float">
            <text:p>-878.6</text:p>
          </table:table-cell>
          <table:table-cell table:style-name="Default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77</text:p>
          </table:table-cell>
          <table:table-cell table:style-name="Default" office:value-type="float" office:value="1050.26" calcext:value-type="float">
            <text:p>1050.26</text:p>
          </table:table-cell>
          <table:table-cell table:style-name="Default" office:value-type="float" office:value="1749.14" calcext:value-type="float">
            <text:p>1749.14</text:p>
          </table:table-cell>
          <table:table-cell table:style-name="Default" office:value-type="float" office:value="-698.89" calcext:value-type="float">
            <text:p>-698.89</text:p>
          </table:table-cell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no 8 PRO</text:p>
          </table:table-cell>
          <table:table-cell table:style-name="Default" office:value-type="float" office:value="3352.59" calcext:value-type="float">
            <text:p>3352.59</text:p>
          </table:table-cell>
          <table:table-cell table:style-name="Default" office:value-type="float" office:value="4001.81" calcext:value-type="float">
            <text:p>4001.81</text:p>
          </table:table-cell>
          <table:table-cell table:style-name="Default" office:value-type="float" office:value="-649.22" calcext:value-type="float">
            <text:p>-649.22</text:p>
          </table:table-cell>
          <table:table-cell table:style-name="Default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57</text:p>
          </table:table-cell>
          <table:table-cell table:style-name="Default" office:value-type="float" office:value="866.04" calcext:value-type="float">
            <text:p>866.04</text:p>
          </table:table-cell>
          <table:table-cell table:style-name="Default" office:value-type="float" office:value="1453.98" calcext:value-type="float">
            <text:p>1453.98</text:p>
          </table:table-cell>
          <table:table-cell table:style-name="Default" office:value-type="float" office:value="-587.94" calcext:value-type="float">
            <text:p>-587.94</text:p>
          </table:table-cell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laxy A24 4G</text:p>
          </table:table-cell>
          <table:table-cell table:style-name="Default" office:value-type="float" office:value="975.05" calcext:value-type="float">
            <text:p>975.05</text:p>
          </table:table-cell>
          <table:table-cell table:style-name="Default" office:value-type="float" office:value="1554" calcext:value-type="float">
            <text:p>1554</text:p>
          </table:table-cell>
          <table:table-cell table:style-name="Default" office:value-type="float" office:value="-578.95" calcext:value-type="float">
            <text:p>-578.95</text:p>
          </table:table-cell>
          <table:table-cell table:style-name="Default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co <text:s/>C55</text:p>
          </table:table-cell>
          <table:table-cell table:style-name="Default" office:value-type="float" office:value="927.22" calcext:value-type="float">
            <text:p>927.22</text:p>
          </table:table-cell>
          <table:table-cell table:style-name="Default" office:value-type="float" office:value="1459" calcext:value-type="float">
            <text:p>1459</text:p>
          </table:table-cell>
          <table:table-cell table:style-name="Default" office:value-type="float" office:value="-531.78" calcext:value-type="float">
            <text:p>-531.78</text:p>
          </table:table-cell>
          <table:table-cell table:style-name="Default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Xiaomi 12t</text:p>
          </table:table-cell>
          <table:table-cell table:style-name="Default" office:value-type="float" office:value="2908.32" calcext:value-type="float">
            <text:p>2908.32</text:p>
          </table:table-cell>
          <table:table-cell table:style-name="Default" office:value-type="float" office:value="3311.5" calcext:value-type="float">
            <text:p>3311.5</text:p>
          </table:table-cell>
          <table:table-cell table:style-name="Default" office:value-type="float" office:value="-403.18" calcext:value-type="float">
            <text:p>-403.18</text:p>
          </table:table-cell>
          <table:table-cell table:style-name="Default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laxy M23</text:p>
          </table:table-cell>
          <table:table-cell table:style-name="Default" office:value-type="float" office:value="1394.64" calcext:value-type="float">
            <text:p>1394.64</text:p>
          </table:table-cell>
          <table:table-cell table:style-name="Default" office:value-type="float" office:value="1759.5" calcext:value-type="float">
            <text:p>1759.5</text:p>
          </table:table-cell>
          <table:table-cell table:style-name="Default" office:value-type="float" office:value="-364.86" calcext:value-type="float">
            <text:p>-364.86</text:p>
          </table:table-cell>
          <table:table-cell table:style-name="Default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edMi 12</text:p>
          </table:table-cell>
          <table:table-cell table:style-name="Default" office:value-type="float" office:value="970.74" calcext:value-type="float">
            <text:p>970.74</text:p>
          </table:table-cell>
          <table:table-cell table:style-name="Default" office:value-type="float" office:value="1271.7" calcext:value-type="float">
            <text:p>1271.7</text:p>
          </table:table-cell>
          <table:table-cell table:style-name="Default" office:value-type="float" office:value="-300.95" calcext:value-type="float">
            <text:p>-300.95</text:p>
          </table:table-cell>
          <table:table-cell table:style-name="Default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edMi Note 12 PRO 4G</text:p>
          </table:table-cell>
          <table:table-cell table:style-name="Default" office:value-type="float" office:value="1510.54" calcext:value-type="float">
            <text:p>1510.54</text:p>
          </table:table-cell>
          <table:table-cell table:style-name="Default" office:value-type="float" office:value="1789.33" calcext:value-type="float">
            <text:p>1789.33</text:p>
          </table:table-cell>
          <table:table-cell table:style-name="Default" office:value-type="float" office:value="-278.8" calcext:value-type="float">
            <text:p>-278.8</text:p>
          </table:table-cell>
          <table:table-cell table:style-name="Default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laxy A31</text:p>
          </table:table-cell>
          <table:table-cell table:style-name="Default" office:value-type="float" office:value="1208.7" calcext:value-type="float">
            <text:p>1208.7</text:p>
          </table:table-cell>
          <table:table-cell table:style-name="Default" office:value-type="float" office:value="1469" calcext:value-type="float">
            <text:p>1469</text:p>
          </table:table-cell>
          <table:table-cell table:style-name="Default" office:value-type="float" office:value="-260.3" calcext:value-type="float">
            <text:p>-260.3</text:p>
          </table:table-cell>
          <table:table-cell table:style-name="Default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to G53</text:p>
          </table:table-cell>
          <table:table-cell table:style-name="Default" office:value-type="float" office:value="1038.7" calcext:value-type="float">
            <text:p>1038.7</text:p>
          </table:table-cell>
          <table:table-cell table:style-name="Default" office:value-type="float" office:value="1244.78" calcext:value-type="float">
            <text:p>1244.78</text:p>
          </table:table-cell>
          <table:table-cell table:style-name="Default" office:value-type="float" office:value="-206.08" calcext:value-type="float">
            <text:p>-206.08</text:p>
          </table:table-cell>
          <table:table-cell table:style-name="Default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laxy <text:s/>A34</text:p>
          </table:table-cell>
          <table:table-cell table:style-name="Default" office:value-type="float" office:value="1341.92" calcext:value-type="float">
            <text:p>1341.92</text:p>
          </table:table-cell>
          <table:table-cell table:style-name="Default" office:value-type="float" office:value="1531.75" calcext:value-type="float">
            <text:p>1531.75</text:p>
          </table:table-cell>
          <table:table-cell table:style-name="Default" office:value-type="float" office:value="-189.83" calcext:value-type="float">
            <text:p>-189.83</text:p>
          </table:table-cell>
          <table:table-cell table:style-name="Default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dMi 11 PRIME 5G</text:p>
          </table:table-cell>
          <table:table-cell table:style-name="Default" office:value-type="float" office:value="1115.62" calcext:value-type="float">
            <text:p>1115.62</text:p>
          </table:table-cell>
          <table:table-cell table:style-name="Default" office:value-type="float" office:value="1284" calcext:value-type="float">
            <text:p>1284</text:p>
          </table:table-cell>
          <table:table-cell table:style-name="Default" office:value-type="float" office:value="-168.38" calcext:value-type="float">
            <text:p>-168.38</text:p>
          </table:table-cell>
          <table:table-cell table:style-name="Default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laxy M13</text:p>
          </table:table-cell>
          <table:table-cell table:style-name="Default" office:value-type="float" office:value="959.21" calcext:value-type="float">
            <text:p>959.21</text:p>
          </table:table-cell>
          <table:table-cell table:style-name="Default" office:value-type="float" office:value="1079.5" calcext:value-type="float">
            <text:p>1079.5</text:p>
          </table:table-cell>
          <table:table-cell table:style-name="Default" office:value-type="float" office:value="-120.29" calcext:value-type="float">
            <text:p>-120.29</text:p>
          </table:table-cell>
          <table:table-cell table:style-name="Default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54</text:p>
          </table:table-cell>
          <table:table-cell table:style-name="Default" office:value-type="float" office:value="1278.89" calcext:value-type="float">
            <text:p>1278.89</text:p>
          </table:table-cell>
          <table:table-cell table:style-name="Default" office:value-type="float" office:value="1389.66" calcext:value-type="float">
            <text:p>1389.66</text:p>
          </table:table-cell>
          <table:table-cell table:style-name="Default" office:value-type="float" office:value="-110.76" calcext:value-type="float">
            <text:p>-110.76</text:p>
          </table:table-cell>
          <table:table-cell table:style-name="Default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laxy A53</text:p>
          </table:table-cell>
          <table:table-cell table:style-name="Default" office:value-type="float" office:value="2268.84" calcext:value-type="float">
            <text:p>2268.84</text:p>
          </table:table-cell>
          <table:table-cell table:style-name="Default" office:value-type="float" office:value="2374" calcext:value-type="float">
            <text:p>2374</text:p>
          </table:table-cell>
          <table:table-cell table:style-name="Default" office:value-type="float" office:value="-105.16" calcext:value-type="float">
            <text:p>-105.16</text:p>
          </table:table-cell>
          <table:table-cell table:style-name="Default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co F4</text:p>
          </table:table-cell>
          <table:table-cell table:style-name="Default" office:value-type="float" office:value="2814.01" calcext:value-type="float">
            <text:p>2814.01</text:p>
          </table:table-cell>
          <table:table-cell table:style-name="Default" office:value-type="float" office:value="2915.5" calcext:value-type="float">
            <text:p>2915.5</text:p>
          </table:table-cell>
          <table:table-cell table:style-name="Default" office:value-type="float" office:value="-101.49" calcext:value-type="float">
            <text:p>-101.49</text:p>
          </table:table-cell>
          <table:table-cell table:style-name="Default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to G41</text:p>
          </table:table-cell>
          <table:table-cell table:style-name="Default" office:value-type="float" office:value="1148.72" calcext:value-type="float">
            <text:p>1148.72</text:p>
          </table:table-cell>
          <table:table-cell table:style-name="Default" office:value-type="float" office:value="1236.22" calcext:value-type="float">
            <text:p>1236.22</text:p>
          </table:table-cell>
          <table:table-cell table:style-name="Default" office:value-type="float" office:value="-87.5" calcext:value-type="float">
            <text:p>-87.5</text:p>
          </table:table-cell>
          <table:table-cell table:style-name="Default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alMe C30s</text:p>
          </table:table-cell>
          <table:table-cell table:style-name="Default" office:value-type="float" office:value="557.6" calcext:value-type="float">
            <text:p>557.6</text:p>
          </table:table-cell>
          <table:table-cell table:style-name="Default" office:value-type="float" office:value="622" calcext:value-type="float">
            <text:p>622</text:p>
          </table:table-cell>
          <table:table-cell table:style-name="Default" office:value-type="float" office:value="-64.4" calcext:value-type="float">
            <text:p>-64.4</text:p>
          </table:table-cell>
          <table:table-cell table:style-name="Default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to E13</text:p>
          </table:table-cell>
          <table:table-cell table:style-name="Default" office:value-type="float" office:value="567.05" calcext:value-type="float">
            <text:p>567.05</text:p>
          </table:table-cell>
          <table:table-cell table:style-name="Default" office:value-type="float" office:value="631.02" calcext:value-type="float">
            <text:p>631.02</text:p>
          </table:table-cell>
          <table:table-cell table:style-name="Default" office:value-type="float" office:value="-63.97" calcext:value-type="float">
            <text:p>-63.97</text:p>
          </table:table-cell>
          <table:table-cell table:style-name="Default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co M3</text:p>
          </table:table-cell>
          <table:table-cell table:style-name="Default" office:value-type="float" office:value="1189.48" calcext:value-type="float">
            <text:p>1189.48</text:p>
          </table:table-cell>
          <table:table-cell table:style-name="Default" office:value-type="float" office:value="1242" calcext:value-type="float">
            <text:p>1242</text:p>
          </table:table-cell>
          <table:table-cell table:style-name="Default" office:value-type="float" office:value="-52.52" calcext:value-type="float">
            <text:p>-52.52</text:p>
          </table:table-cell>
          <table:table-cell table:style-name="Default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co X4 GT</text:p>
          </table:table-cell>
          <table:table-cell table:style-name="Default" office:value-type="float" office:value="3101.1" calcext:value-type="float">
            <text:p>3101.1</text:p>
          </table:table-cell>
          <table:table-cell table:style-name="Default" office:value-type="float" office:value="3137.67" calcext:value-type="float">
            <text:p>3137.67</text:p>
          </table:table-cell>
          <table:table-cell table:style-name="Default" office:value-type="float" office:value="-36.57" calcext:value-type="float">
            <text:p>-36.57</text:p>
          </table:table-cell>
          <table:table-cell table:style-name="Default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co M5</text:p>
          </table:table-cell>
          <table:table-cell table:style-name="Default" office:value-type="float" office:value="1090.38" calcext:value-type="float">
            <text:p>1090.38</text:p>
          </table:table-cell>
          <table:table-cell table:style-name="Default" office:value-type="float" office:value="1123.42" calcext:value-type="float">
            <text:p>1123.42</text:p>
          </table:table-cell>
          <table:table-cell table:style-name="Default" office:value-type="float" office:value="-33.03" calcext:value-type="float">
            <text:p>-33.03</text:p>
          </table:table-cell>
          <table:table-cell table:style-name="Default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alMe 9I</text:p>
          </table:table-cell>
          <table:table-cell table:style-name="Default" office:value-type="float" office:value="1284.88" calcext:value-type="float">
            <text:p>1284.88</text:p>
          </table:table-cell>
          <table:table-cell table:style-name="Default" office:value-type="float" office:value="1315" calcext:value-type="float">
            <text:p>1315</text:p>
          </table:table-cell>
          <table:table-cell table:style-name="Default" office:value-type="float" office:value="-30.12" calcext:value-type="float">
            <text:p>-30.12</text:p>
          </table:table-cell>
          <table:table-cell table:style-name="Default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alMe C33</text:p>
          </table:table-cell>
          <table:table-cell table:style-name="Default" office:value-type="float" office:value="768.27" calcext:value-type="float">
            <text:p>768.27</text:p>
          </table:table-cell>
          <table:table-cell table:style-name="Default" office:value-type="float" office:value="789.33" calcext:value-type="float">
            <text:p>789.33</text:p>
          </table:table-cell>
          <table:table-cell table:style-name="Default" office:value-type="float" office:value="-21.06" calcext:value-type="float">
            <text:p>-21.06</text:p>
          </table:table-cell>
          <table:table-cell table:style-name="Default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scal C80</text:p>
          </table:table-cell>
          <table:table-cell table:style-name="Default" office:value-type="float" office:value="1682.11" calcext:value-type="float">
            <text:p>1682.11</text:p>
          </table:table-cell>
          <table:table-cell table:style-name="Default" office:value-type="float" office:value="1700" calcext:value-type="float">
            <text:p>1700</text:p>
          </table:table-cell>
          <table:table-cell table:style-name="Default" office:value-type="float" office:value="-17.89" calcext:value-type="float">
            <text:p>-17.89</text:p>
          </table:table-cell>
          <table:table-cell table:style-name="Default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co <text:s/>C40</text:p>
          </table:table-cell>
          <table:table-cell table:style-name="Default" office:value-type="float" office:value="836.15" calcext:value-type="float">
            <text:p>836.15</text:p>
          </table:table-cell>
          <table:table-cell table:style-name="Default" office:value-type="float" office:value="850.67" calcext:value-type="float">
            <text:p>850.67</text:p>
          </table:table-cell>
          <table:table-cell table:style-name="Default" office:value-type="float" office:value="-14.51" calcext:value-type="float">
            <text:p>-14.51</text:p>
          </table:table-cell>
          <table:table-cell table:style-name="Default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laxy A13</text:p>
          </table:table-cell>
          <table:table-cell table:number-columns-repeated="2" table:style-name="Default" office:value-type="float" office:value="1090.67" calcext:value-type="float">
            <text:p>1090.67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laxy M14</text:p>
          </table:table-cell>
          <table:table-cell table:style-name="Default" office:value-type="float" office:value="1207.18" calcext:value-type="float">
            <text:p>1207.18</text:p>
          </table:table-cell>
          <table:table-cell table:style-name="Default" office:value-type="float" office:value="1145.67" calcext:value-type="float">
            <text:p>1145.67</text:p>
          </table:table-cell>
          <table:table-cell table:style-name="Default" office:value-type="float" office:value="61.52" calcext:value-type="float">
            <text:p>61.52</text:p>
          </table:table-cell>
          <table:table-cell table:style-name="Default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alMe 10 PRO PLUS</text:p>
          </table:table-cell>
          <table:table-cell table:style-name="Default" office:value-type="float" office:value="2377.7" calcext:value-type="float">
            <text:p>2377.7</text:p>
          </table:table-cell>
          <table:table-cell table:style-name="Default" office:value-type="float" office:value="2307" calcext:value-type="float">
            <text:p>2307</text:p>
          </table:table-cell>
          <table:table-cell table:style-name="Default" office:value-type="float" office:value="70.7" calcext:value-type="float">
            <text:p>70.7</text:p>
          </table:table-cell>
          <table:table-cell table:style-name="Default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laxy A33</text:p>
          </table:table-cell>
          <table:table-cell table:style-name="Default" office:value-type="float" office:value="1700.5" calcext:value-type="float">
            <text:p>1700.5</text:p>
          </table:table-cell>
          <table:table-cell table:style-name="Default" office:value-type="float" office:value="1622.33" calcext:value-type="float">
            <text:p>1622.33</text:p>
          </table:table-cell>
          <table:table-cell table:style-name="Default" office:value-type="float" office:value="78.17" calcext:value-type="float">
            <text:p>78.17</text:p>
          </table:table-cell>
          <table:table-cell table:style-name="Default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laxy M52</text:p>
          </table:table-cell>
          <table:table-cell table:style-name="Default" office:value-type="float" office:value="2817.26" calcext:value-type="float">
            <text:p>2817.26</text:p>
          </table:table-cell>
          <table:table-cell table:style-name="Default" office:value-type="float" office:value="2731" calcext:value-type="float">
            <text:p>2731</text:p>
          </table:table-cell>
          <table:table-cell table:style-name="Default" office:value-type="float" office:value="86.26" calcext:value-type="float">
            <text:p>86.26</text:p>
          </table:table-cell>
          <table:table-cell table:style-name="Default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to G52</text:p>
          </table:table-cell>
          <table:table-cell table:style-name="Default" office:value-type="float" office:value="1277.75" calcext:value-type="float">
            <text:p>1277.75</text:p>
          </table:table-cell>
          <table:table-cell table:style-name="Default" office:value-type="float" office:value="1190.25" calcext:value-type="float">
            <text:p>1190.25</text:p>
          </table:table-cell>
          <table:table-cell table:style-name="Default" office:value-type="float" office:value="87.5" calcext:value-type="float">
            <text:p>87.5</text:p>
          </table:table-cell>
          <table:table-cell table:style-name="Default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alMe 11 PRO PLUS</text:p>
          </table:table-cell>
          <table:table-cell table:style-name="Default" office:value-type="float" office:value="2902.37" calcext:value-type="float">
            <text:p>2902.37</text:p>
          </table:table-cell>
          <table:table-cell table:style-name="Default" office:value-type="float" office:value="2802.67" calcext:value-type="float">
            <text:p>2802.67</text:p>
          </table:table-cell>
          <table:table-cell table:style-name="Default" office:value-type="float" office:value="99.7" calcext:value-type="float">
            <text:p>99.7</text:p>
          </table:table-cell>
          <table:table-cell table:style-name="Default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no 7</text:p>
          </table:table-cell>
          <table:table-cell table:style-name="Default" office:value-type="float" office:value="2650.81" calcext:value-type="float">
            <text:p>2650.81</text:p>
          </table:table-cell>
          <table:table-cell table:style-name="Default" office:value-type="float" office:value="2519" calcext:value-type="float">
            <text:p>2519</text:p>
          </table:table-cell>
          <table:table-cell table:style-name="Default" office:value-type="float" office:value="131.81" calcext:value-type="float">
            <text:p>131.81</text:p>
          </table:table-cell>
          <table:table-cell table:style-name="Default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co X5</text:p>
          </table:table-cell>
          <table:table-cell table:style-name="Default" office:value-type="float" office:value="1612.22" calcext:value-type="float">
            <text:p>1612.22</text:p>
          </table:table-cell>
          <table:table-cell table:style-name="Default" office:value-type="float" office:value="1476.5" calcext:value-type="float">
            <text:p>1476.5</text:p>
          </table:table-cell>
          <table:table-cell table:style-name="Default" office:value-type="float" office:value="135.72" calcext:value-type="float">
            <text:p>135.72</text:p>
          </table:table-cell>
          <table:table-cell table:style-name="Default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 E22</text:p>
          </table:table-cell>
          <table:table-cell table:style-name="Default" office:value-type="float" office:value="931.64" calcext:value-type="float">
            <text:p>931.64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142.64" calcext:value-type="float">
            <text:p>142.64</text:p>
          </table:table-cell>
          <table:table-cell table:style-name="Default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enFone 8</text:p>
          </table:table-cell>
          <table:table-cell table:style-name="Default" office:value-type="float" office:value="3032.09" calcext:value-type="float">
            <text:p>3032.09</text:p>
          </table:table-cell>
          <table:table-cell table:style-name="Default" office:value-type="float" office:value="2867" calcext:value-type="float">
            <text:p>2867</text:p>
          </table:table-cell>
          <table:table-cell table:style-name="Default" office:value-type="float" office:value="165.09" calcext:value-type="float">
            <text:p>165.09</text:p>
          </table:table-cell>
          <table:table-cell table:style-name="Default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Xiaomi 11t</text:p>
          </table:table-cell>
          <table:table-cell table:style-name="Default" office:value-type="float" office:value="3031.89" calcext:value-type="float">
            <text:p>3031.89</text:p>
          </table:table-cell>
          <table:table-cell table:style-name="Default" office:value-type="float" office:value="2863.5" calcext:value-type="float">
            <text:p>2863.5</text:p>
          </table:table-cell>
          <table:table-cell table:style-name="Default" office:value-type="float" office:value="168.39" calcext:value-type="float">
            <text:p>168.39</text:p>
          </table:table-cell>
          <table:table-cell table:style-name="Default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co F5</text:p>
          </table:table-cell>
          <table:table-cell table:style-name="Default" office:value-type="float" office:value="2748.26" calcext:value-type="float">
            <text:p>2748.26</text:p>
          </table:table-cell>
          <table:table-cell table:style-name="Default" office:value-type="float" office:value="2569.5" calcext:value-type="float">
            <text:p>2569.5</text:p>
          </table:table-cell>
          <table:table-cell table:style-name="Default" office:value-type="float" office:value="178.76" calcext:value-type="float">
            <text:p>178.76</text:p>
          </table:table-cell>
          <table:table-cell table:style-name="Default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dMi Note 9t</text:p>
          </table:table-cell>
          <table:table-cell table:style-name="Default" office:value-type="float" office:value="1524.84" calcext:value-type="float">
            <text:p>1524.84</text:p>
          </table:table-cell>
          <table:table-cell table:style-name="Default" office:value-type="float" office:value="1237" calcext:value-type="float">
            <text:p>1237</text:p>
          </table:table-cell>
          <table:table-cell table:style-name="Default" office:value-type="float" office:value="287.84" calcext:value-type="float">
            <text:p>287.84</text:p>
          </table:table-cell>
          <table:table-cell table:style-name="Default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 G22</text:p>
          </table:table-cell>
          <table:table-cell table:style-name="Default" office:value-type="float" office:value="1271.34" calcext:value-type="float">
            <text:p>1271.34</text:p>
          </table:table-cell>
          <table:table-cell table:style-name="Default" office:value-type="float" office:value="964.75" calcext:value-type="float">
            <text:p>964.75</text:p>
          </table:table-cell>
          <table:table-cell table:style-name="Default" office:value-type="float" office:value="306.59" calcext:value-type="float">
            <text:p>306.59</text:p>
          </table:table-cell>
          <table:table-cell table:style-name="Default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dMi 10C</text:p>
          </table:table-cell>
          <table:table-cell table:style-name="Default" office:value-type="float" office:value="1163.91" calcext:value-type="float">
            <text:p>1163.91</text:p>
          </table:table-cell>
          <table:table-cell table:style-name="Default" office:value-type="float" office:value="854.33" calcext:value-type="float">
            <text:p>854.33</text:p>
          </table:table-cell>
          <table:table-cell table:style-name="Default" office:value-type="float" office:value="309.58" calcext:value-type="float">
            <text:p>309.58</text:p>
          </table:table-cell>
          <table:table-cell table:style-name="Default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 G32</text:p>
          </table:table-cell>
          <table:table-cell table:style-name="Default" office:value-type="float" office:value="1284.88" calcext:value-type="float">
            <text:p>1284.88</text:p>
          </table:table-cell>
          <table:table-cell table:style-name="Default" office:value-type="float" office:value="948.5" calcext:value-type="float">
            <text:p>948.5</text:p>
          </table:table-cell>
          <table:table-cell table:style-name="Default" office:value-type="float" office:value="336.38" calcext:value-type="float">
            <text:p>336.38</text:p>
          </table:table-cell>
          <table:table-cell table:style-name="Default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alMe C53</text:p>
          </table:table-cell>
          <table:table-cell table:style-name="Default" office:value-type="float" office:value="1330.68" calcext:value-type="float">
            <text:p>1330.68</text:p>
          </table:table-cell>
          <table:table-cell table:style-name="Default" office:value-type="float" office:value="987.23" calcext:value-type="float">
            <text:p>987.23</text:p>
          </table:table-cell>
          <table:table-cell table:style-name="Default" office:value-type="float" office:value="343.44" calcext:value-type="float">
            <text:p>343.44</text:p>
          </table:table-cell>
          <table:table-cell table:style-name="Default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alMe C55</text:p>
          </table:table-cell>
          <table:table-cell table:style-name="Default" office:value-type="float" office:value="1572.52" calcext:value-type="float">
            <text:p>1572.52</text:p>
          </table:table-cell>
          <table:table-cell table:style-name="Default" office:value-type="float" office:value="1202.42" calcext:value-type="float">
            <text:p>1202.42</text:p>
          </table:table-cell>
          <table:table-cell table:style-name="Default" office:value-type="float" office:value="370.1" calcext:value-type="float">
            <text:p>370.1</text:p>
          </table:table-cell>
          <table:table-cell table:style-name="Default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oco X5 PRO</text:p>
          </table:table-cell>
          <table:table-cell table:style-name="Default" office:value-type="float" office:value="2589.47" calcext:value-type="float">
            <text:p>2589.47</text:p>
          </table:table-cell>
          <table:table-cell table:style-name="Default" office:value-type="float" office:value="2199.53" calcext:value-type="float">
            <text:p>2199.53</text:p>
          </table:table-cell>
          <table:table-cell table:style-name="Default" office:value-type="float" office:value="389.93" calcext:value-type="float">
            <text:p>389.93</text:p>
          </table:table-cell>
          <table:table-cell table:style-name="Default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laxy A14</text:p>
          </table:table-cell>
          <table:table-cell table:style-name="Default" office:value-type="float" office:value="1205.88" calcext:value-type="float">
            <text:p>1205.88</text:p>
          </table:table-cell>
          <table:table-cell table:style-name="Default" office:value-type="float" office:value="782.25" calcext:value-type="float">
            <text:p>782.25</text:p>
          </table:table-cell>
          <table:table-cell table:style-name="Default" office:value-type="float" office:value="423.63" calcext:value-type="float">
            <text:p>423.63</text:p>
          </table:table-cell>
          <table:table-cell table:style-name="Default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to G60</text:p>
          </table:table-cell>
          <table:table-cell table:style-name="Default" office:value-type="float" office:value="2227.73" calcext:value-type="float">
            <text:p>2227.73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office:value-type="float" office:value="445.73" calcext:value-type="float">
            <text:p>445.73</text:p>
          </table:table-cell>
          <table:table-cell table:style-name="Default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laxy M53</text:p>
          </table:table-cell>
          <table:table-cell table:style-name="Default" office:value-type="float" office:value="2407.8" calcext:value-type="float">
            <text:p>2407.8</text:p>
          </table:table-cell>
          <table:table-cell table:style-name="Default" office:value-type="float" office:value="1936.55" calcext:value-type="float">
            <text:p>1936.55</text:p>
          </table:table-cell>
          <table:table-cell table:style-name="Default" office:value-type="float" office:value="471.25" calcext:value-type="float">
            <text:p>471.25</text:p>
          </table:table-cell>
          <table:table-cell table:style-name="Default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laxy A54</text:p>
          </table:table-cell>
          <table:table-cell table:style-name="Default" office:value-type="float" office:value="2343.13" calcext:value-type="float">
            <text:p>2343.13</text:p>
          </table:table-cell>
          <table:table-cell table:style-name="Default" office:value-type="float" office:value="1779.75" calcext:value-type="float">
            <text:p>1779.75</text:p>
          </table:table-cell>
          <table:table-cell table:style-name="Default" office:value-type="float" office:value="563.38" calcext:value-type="float">
            <text:p>563.38</text:p>
          </table:table-cell>
          <table:table-cell table:style-name="Default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dMi Note 11s</text:p>
          </table:table-cell>
          <table:table-cell table:style-name="Default" office:value-type="float" office:value="1667.31" calcext:value-type="float">
            <text:p>1667.31</text:p>
          </table:table-cell>
          <table:table-cell table:style-name="Default" office:value-type="float" office:value="1074" calcext:value-type="float">
            <text:p>1074</text:p>
          </table:table-cell>
          <table:table-cell table:style-name="Default" office:value-type="float" office:value="593.31" calcext:value-type="float">
            <text:p>593.31</text:p>
          </table:table-cell>
          <table:table-cell table:style-name="Default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16</text:p>
          </table:table-cell>
          <table:table-cell table:style-name="Default" office:value-type="float" office:value="1597.17" calcext:value-type="float">
            <text:p>1597.17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597.17" calcext:value-type="float">
            <text:p>597.17</text:p>
          </table:table-cell>
          <table:table-cell table:style-name="Default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edMi Note 8</text:p>
          </table:table-cell>
          <table:table-cell table:style-name="Default" office:value-type="float" office:value="1587.97" calcext:value-type="float">
            <text:p>1587.97</text:p>
          </table:table-cell>
          <table:table-cell table:style-name="Default" office:value-type="float" office:value="910" calcext:value-type="float">
            <text:p>910</text:p>
          </table:table-cell>
          <table:table-cell table:style-name="Default" office:value-type="float" office:value="677.97" calcext:value-type="float">
            <text:p>677.97</text:p>
          </table:table-cell>
          <table:table-cell table:style-name="Default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laxy <text:s/>S21 FE</text:p>
          </table:table-cell>
          <table:table-cell table:style-name="Default" office:value-type="float" office:value="2945.4" calcext:value-type="float">
            <text:p>2945.4</text:p>
          </table:table-cell>
          <table:table-cell table:style-name="Default" office:value-type="float" office:value="2235.67" calcext:value-type="float">
            <text:p>2235.67</text:p>
          </table:table-cell>
          <table:table-cell table:style-name="Default" office:value-type="float" office:value="709.73" calcext:value-type="float">
            <text:p>709.73</text:p>
          </table:table-cell>
          <table:table-cell table:style-name="Default" office:value-type="float" office:value="0.32" calcext:value-type="float">
            <text:p>0.32</text:p>
          </table:table-cell>
        </table:table-row>
        <table:table-row table:style-name="ro1" table:number-rows-repeated="10485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EÇO_MARÇO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TUDOCELULAR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MagazineLuiza</text:p>
          </table:table-cell>
          <table:table-cell/>
          <table:table-cell office:value-type="string" calcext:value-type="string">
            <text:p>Submarino</text:p>
          </table:table-cell>
          <table:table-cell office:value-type="string" calcext:value-type="string">
            <text:p>Mercado Livre</text:p>
          </table:table-cell>
          <table:table-cell table:number-columns-repeated="2"/>
          <table:table-cell office:value-type="string" calcext:value-type="string">
            <text:p>PREÇO DE CALCULO</text:p>
          </table:table-cell>
        </table:table-row>
        <table:table-row table:style-name="ro1">
          <table:table-cell office:value-type="string" calcext:value-type="string">
            <text:p>Moto E22</text:p>
          </table:table-cell>
          <table:table-cell office:value-type="float" office:value="628" calcext:value-type="float">
            <text:p>628</text:p>
          </table:table-cell>
          <table:table-cell office:value-type="float" office:value="715" calcext:value-type="float">
            <text:p>715</text:p>
          </table:table-cell>
          <table:table-cell office:value-type="float" office:value="1099" calcext:value-type="float">
            <text:p>1099</text:p>
          </table:table-cell>
          <table:table-cell table:number-columns-repeated="6"/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Moto G22</text:p>
          </table:table-cell>
          <table:table-cell office:value-type="float" office:value="945" calcext:value-type="float">
            <text:p>945</text:p>
          </table:table-cell>
          <table:table-cell office:value-type="float" office:value="999" calcext:value-type="float">
            <text:p>999</text:p>
          </table:table-cell>
          <table:table-cell office:value-type="float" office:value="1699" calcext:value-type="float">
            <text:p>1699</text:p>
          </table:table-cell>
          <table:table-cell table:number-columns-repeated="6"/>
          <table:table-cell office:value-type="float" office:value="1214.33333333333" calcext:value-type="float">
            <text:p>1214.33333333333</text:p>
          </table:table-cell>
        </table:table-row>
        <table:table-row table:style-name="ro1">
          <table:table-cell office:value-type="string" calcext:value-type="string">
            <text:p>Moto G32</text:p>
          </table:table-cell>
          <table:table-cell office:value-type="float" office:value="946" calcext:value-type="float">
            <text:p>946</text:p>
          </table:table-cell>
          <table:table-cell table:number-columns-repeated="8"/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Moto G41</text:p>
          </table:table-cell>
          <table:table-cell office:value-type="float" office:value="1189" calcext:value-type="float">
            <text:p>1189</text:p>
          </table:table-cell>
          <table:table-cell table:number-columns-repeated="8"/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Moto G52</text:p>
          </table:table-cell>
          <table:table-cell office:value-type="float" office:value="1307" calcext:value-type="float">
            <text:p>1307</text:p>
          </table:table-cell>
          <table:table-cell office:value-type="float" office:value="1186" calcext:value-type="float">
            <text:p>1186</text:p>
          </table:table-cell>
          <table:table-cell office:value-type="float" office:value="1999" calcext:value-type="float">
            <text:p>1999</text:p>
          </table:table-cell>
          <table:table-cell table:number-columns-repeated="6"/>
          <table:table-cell office:value-type="float" office:value="1497.33333333333" calcext:value-type="float">
            <text:p>1497.33333333333</text:p>
          </table:table-cell>
        </table:table-row>
        <table:table-row table:style-name="ro1">
          <table:table-cell office:value-type="string" calcext:value-type="string">
            <text:p>Moto G53</text:p>
          </table:table-cell>
          <table:table-cell office:value-type="float" office:value="1439" calcext:value-type="float">
            <text:p>1439</text:p>
          </table:table-cell>
          <table:table-cell office:value-type="float" office:value="1499" calcext:value-type="float">
            <text:p>1499</text:p>
          </table:table-cell>
          <table:table-cell office:value-type="float" office:value="1899" calcext:value-type="float">
            <text:p>1899</text:p>
          </table:table-cell>
          <table:table-cell table:number-columns-repeated="6"/>
          <table:table-cell office:value-type="float" office:value="1612.33333333333" calcext:value-type="float">
            <text:p>1612.33333333333</text:p>
          </table:table-cell>
        </table:table-row>
        <table:table-row table:style-name="ro1">
          <table:table-cell office:value-type="string" calcext:value-type="string">
            <text:p>Moto G60</text:p>
          </table:table-cell>
          <table:table-cell office:value-type="float" office:value="1599" calcext:value-type="float">
            <text:p>1599</text:p>
          </table:table-cell>
          <table:table-cell office:value-type="float" office:value="1849" calcext:value-type="float">
            <text:p>1849</text:p>
          </table:table-cell>
          <table:table-cell office:value-type="float" office:value="2399" calcext:value-type="float">
            <text:p>2399</text:p>
          </table:table-cell>
          <table:table-cell table:number-columns-repeated="6"/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Galaxy M23</text:p>
          </table:table-cell>
          <table:table-cell office:value-type="float" office:value="1328" calcext:value-type="float">
            <text:p>1328</text:p>
          </table:table-cell>
          <table:table-cell office:value-type="float" office:value="1157" calcext:value-type="float">
            <text:p>1157</text:p>
          </table:table-cell>
          <table:table-cell office:value-type="float" office:value="2099" calcext:value-type="float">
            <text:p>2099</text:p>
          </table:table-cell>
          <table:table-cell table:number-columns-repeated="6"/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Galaxy M52</text:p>
          </table:table-cell>
          <table:table-cell office:value-type="float" office:value="1709" calcext:value-type="float">
            <text:p>1709</text:p>
          </table:table-cell>
          <table:table-cell office:value-type="float" office:value="1959" calcext:value-type="float">
            <text:p>1959</text:p>
          </table:table-cell>
          <table:table-cell office:value-type="float" office:value="2189" calcext:value-type="float">
            <text:p>2189</text:p>
          </table:table-cell>
          <table:table-cell table:number-columns-repeated="6"/>
          <table:table-cell office:value-type="float" office:value="1952.33333333333" calcext:value-type="float">
            <text:p>1952.33333333333</text:p>
          </table:table-cell>
        </table:table-row>
        <table:table-row table:style-name="ro1">
          <table:table-cell office:value-type="string" calcext:value-type="string">
            <text:p>Galaxy M53</text:p>
          </table:table-cell>
          <table:table-cell office:value-type="float" office:value="1599" calcext:value-type="float">
            <text:p>1599</text:p>
          </table:table-cell>
          <table:table-cell office:value-type="float" office:value="1799" calcext:value-type="float">
            <text:p>1799</text:p>
          </table:table-cell>
          <table:table-cell office:value-type="float" office:value="2099" calcext:value-type="float">
            <text:p>2099</text:p>
          </table:table-cell>
          <table:table-cell table:number-columns-repeated="6"/>
          <table:table-cell office:value-type="float" office:value="1832.33333333333" calcext:value-type="float">
            <text:p>1832.33333333333</text:p>
          </table:table-cell>
        </table:table-row>
        <table:table-row table:style-name="ro1">
          <table:table-cell office:value-type="string" calcext:value-type="string">
            <text:p>Galaxy A13</text:p>
          </table:table-cell>
          <table:table-cell office:value-type="float" office:value="1044" calcext:value-type="float">
            <text:p>1044</text:p>
          </table:table-cell>
          <table:table-cell office:value-type="float" office:value="1099" calcext:value-type="float">
            <text:p>1099</text:p>
          </table:table-cell>
          <table:table-cell office:value-type="float" office:value="1899" calcext:value-type="float">
            <text:p>1899</text:p>
          </table:table-cell>
          <table:table-cell table:number-columns-repeated="6"/>
          <table:table-cell office:value-type="float" office:value="1347.33333333333" calcext:value-type="float">
            <text:p>1347.33333333333</text:p>
          </table:table-cell>
        </table:table-row>
        <table:table-row table:style-name="ro1">
          <table:table-cell office:value-type="string" calcext:value-type="string">
            <text:p>Galaxy A14</text:p>
          </table:table-cell>
          <table:table-cell office:value-type="float" office:value="1169" calcext:value-type="float">
            <text:p>1169</text:p>
          </table:table-cell>
          <table:table-cell table:number-columns-repeated="8"/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Galaxy A31</text:p>
          </table:table-cell>
          <table:table-cell office:value-type="float" office:value="1169" calcext:value-type="float">
            <text:p>1169</text:p>
          </table:table-cell>
          <table:table-cell table:number-columns-repeated="8"/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Galaxy A33</text:p>
          </table:table-cell>
          <table:table-cell office:value-type="float" office:value="1889" calcext:value-type="float">
            <text:p>1889</text:p>
          </table:table-cell>
          <table:table-cell table:number-columns-repeated="8"/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string" calcext:value-type="string">
            <text:p>Galaxy <text:s/>A34</text:p>
          </table:table-cell>
          <table:table-cell office:value-type="float" office:value="1954" calcext:value-type="float">
            <text:p>1954</text:p>
          </table:table-cell>
          <table:table-cell table:number-columns-repeated="8"/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Galaxy A53</text:p>
          </table:table-cell>
          <table:table-cell office:value-type="float" office:value="1979" calcext:value-type="float">
            <text:p>1979</text:p>
          </table:table-cell>
          <table:table-cell table:number-columns-repeated="8"/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Galaxy <text:s/>S21 FE</text:p>
          </table:table-cell>
          <table:table-cell office:value-type="float" office:value="2443" calcext:value-type="float">
            <text:p>2443</text:p>
          </table:table-cell>
          <table:table-cell office:value-type="float" office:value="2499" calcext:value-type="float">
            <text:p>2499</text:p>
          </table:table-cell>
          <table:table-cell office:value-type="float" office:value="3999" calcext:value-type="float">
            <text:p>3999</text:p>
          </table:table-cell>
          <table:table-cell table:number-columns-repeated="6"/>
          <table:table-cell office:value-type="float" office:value="2980.33333333333" calcext:value-type="float">
            <text:p>2980.33333333333</text:p>
          </table:table-cell>
        </table:table-row>
        <table:table-row table:style-name="ro1">
          <table:table-cell office:value-type="string" calcext:value-type="string">
            <text:p>Galaxy S23</text:p>
          </table:table-cell>
          <table:table-cell office:value-type="float" office:value="3998" calcext:value-type="float">
            <text:p>3998</text:p>
          </table:table-cell>
          <table:table-cell table:number-columns-repeated="8"/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1212" calcext:value-type="float">
            <text:p>1212</text:p>
          </table:table-cell>
          <table:table-cell office:value-type="float" office:value="1084" calcext:value-type="float">
            <text:p>1084</text:p>
          </table:table-cell>
          <table:table-cell office:value-type="float" office:value="1019" calcext:value-type="float">
            <text:p>1019</text:p>
          </table:table-cell>
          <table:table-cell office:value-type="float" office:value="1315" calcext:value-type="float">
            <text:p>1315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164.16666666667" calcext:value-type="float">
            <text:p>1164.16666666667</text:p>
          </table:table-cell>
        </table:table-row>
        <table:table-row table:style-name="ro1">
          <table:table-cell office:value-type="string" calcext:value-type="string">
            <text:p>A54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office:value-type="float" office:value="1372" calcext:value-type="float">
            <text:p>1372</text:p>
          </table:table-cell>
          <table:table-cell office:value-type="float" office:value="1529" calcext:value-type="float">
            <text:p>1529</text:p>
          </table:table-cell>
          <table:table-cell office:value-type="float" office:value="1274" calcext:value-type="float">
            <text:p>1274</text:p>
          </table:table-cell>
          <table:table-cell office:value-type="float" office:value="1091" calcext:value-type="float">
            <text:p>1091</text:p>
          </table:table-cell>
          <table:table-cell office:value-type="float" office:value="1475" calcext:value-type="float">
            <text:p>1475</text:p>
          </table:table-cell>
          <table:table-cell/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A57</text:p>
          </table:table-cell>
          <table:table-cell table:number-columns-repeated="3"/>
          <table:table-cell office:value-type="float" office:value="1699" calcext:value-type="float">
            <text:p>1699</text:p>
          </table:table-cell>
          <table:table-cell office:value-type="float" office:value="1289" calcext:value-type="float">
            <text:p>1289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1399.25" calcext:value-type="float">
            <text:p>1399.25</text:p>
          </table:table-cell>
        </table:table-row>
        <table:table-row table:style-name="ro1">
          <table:table-cell office:value-type="string" calcext:value-type="string">
            <text:p>A77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office:value-type="float" office:value="2050" calcext:value-type="float">
            <text:p>2050</text:p>
          </table:table-cell>
          <table:table-cell office:value-type="float" office:value="1448" calcext:value-type="float">
            <text:p>1448</text:p>
          </table:table-cell>
          <table:table-cell office:value-type="float" office:value="1800" calcext:value-type="float">
            <text:p>1800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string" calcext:value-type="string">
            <text:p>Reno 7</text:p>
          </table:table-cell>
          <table:table-cell office:value-type="float" office:value="1679" calcext:value-type="float">
            <text:p>1679</text:p>
          </table:table-cell>
          <table:table-cell office:value-type="float" office:value="2123" calcext:value-type="float">
            <text:p>2123</text:p>
          </table:table-cell>
          <table:table-cell office:value-type="float" office:value="2999" calcext:value-type="float">
            <text:p>2999</text:p>
          </table:table-cell>
          <table:table-cell table:number-columns-repeated="3"/>
          <table:table-cell office:value-type="float" office:value="2110" calcext:value-type="float">
            <text:p>2110</text:p>
          </table:table-cell>
          <table:table-cell office:value-type="float" office:value="2380" calcext:value-type="float">
            <text:p>2380</text:p>
          </table:table-cell>
          <table:table-cell/>
          <table:table-cell office:value-type="float" office:value="2258.2" calcext:value-type="float">
            <text:p>2258.2</text:p>
          </table:table-cell>
        </table:table-row>
        <table:table-row table:style-name="ro1">
          <table:table-cell office:value-type="string" calcext:value-type="string">
            <text:p>Poco <text:s/>C40</text:p>
          </table:table-cell>
          <table:table-cell office:value-type="float" office:value="719" calcext:value-type="float">
            <text:p>719</text:p>
          </table:table-cell>
          <table:table-cell table:number-columns-repeated="8"/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Poco M3</text:p>
          </table:table-cell>
          <table:table-cell office:value-type="float" office:value="1449" calcext:value-type="float">
            <text:p>1449</text:p>
          </table:table-cell>
          <table:table-cell office:value-type="float" office:value="1439" calcext:value-type="float">
            <text:p>1439</text:p>
          </table:table-cell>
          <table:table-cell office:value-type="float" office:value="1489" calcext:value-type="float">
            <text:p>1489</text:p>
          </table:table-cell>
          <table:table-cell table:number-columns-repeated="6"/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Poco M5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1319" calcext:value-type="float">
            <text:p>1319</text:p>
          </table:table-cell>
          <table:table-cell table:number-columns-repeated="6"/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Poco X4 GT</text:p>
          </table:table-cell>
          <table:table-cell office:value-type="float" office:value="2399" calcext:value-type="float">
            <text:p>2399</text:p>
          </table:table-cell>
          <table:table-cell table:number-columns-repeated="8"/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string" calcext:value-type="string">
            <text:p>Poco X5 PRO</text:p>
          </table:table-cell>
          <table:table-cell office:value-type="float" office:value="2176" calcext:value-type="float">
            <text:p>2176</text:p>
          </table:table-cell>
          <table:table-cell office:value-type="float" office:value="1999" calcext:value-type="float">
            <text:p>1999</text:p>
          </table:table-cell>
          <table:table-cell office:value-type="float" office:value="2272" calcext:value-type="float">
            <text:p>2272</text:p>
          </table:table-cell>
          <table:table-cell table:number-columns-repeated="6"/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Poco F4</text:p>
          </table:table-cell>
          <table:table-cell office:value-type="float" office:value="2299" calcext:value-type="float">
            <text:p>2299</text:p>
          </table:table-cell>
          <table:table-cell office:value-type="float" office:value="2370" calcext:value-type="float">
            <text:p>2370</text:p>
          </table:table-cell>
          <table:table-cell office:value-type="float" office:value="2709" calcext:value-type="float">
            <text:p>2709</text:p>
          </table:table-cell>
          <table:table-cell table:number-columns-repeated="6"/>
          <table:table-cell office:value-type="float" office:value="2459.33333333333" calcext:value-type="float">
            <text:p>2459.33333333333</text:p>
          </table:table-cell>
        </table:table-row>
        <table:table-row table:style-name="ro1">
          <table:table-cell office:value-type="string" calcext:value-type="string">
            <text:p>Poco F4 GT</text:p>
          </table:table-cell>
          <table:table-cell office:value-type="float" office:value="2999" calcext:value-type="float">
            <text:p>2999</text:p>
          </table:table-cell>
          <table:table-cell table:number-columns-repeated="8"/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string" calcext:value-type="string">
            <text:p>RealMe 9I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1399" calcext:value-type="float">
            <text:p>1399</text:p>
          </table:table-cell>
          <table:table-cell table:number-columns-repeated="6"/>
          <table:table-cell office:value-type="float" office:value="1371.66666666667" calcext:value-type="float">
            <text:p>1371.66666666667</text:p>
          </table:table-cell>
        </table:table-row>
        <table:table-row table:style-name="ro1">
          <table:table-cell office:value-type="string" calcext:value-type="string">
            <text:p>RedMi 10C</text:p>
          </table:table-cell>
          <table:table-cell office:value-type="float" office:value="799" calcext:value-type="float">
            <text:p>799</text:p>
          </table:table-cell>
          <table:table-cell table:number-columns-repeated="8"/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RedMi Note 8</text:p>
          </table:table-cell>
          <table:table-cell office:value-type="float" office:value="1013" calcext:value-type="float">
            <text:p>1013</text:p>
          </table:table-cell>
          <table:table-cell table:number-columns-repeated="8"/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RedMi Note 11s</text:p>
          </table:table-cell>
          <table:table-cell office:value-type="float" office:value="1250" calcext:value-type="float">
            <text:p>1250</text:p>
          </table:table-cell>
          <table:table-cell office:value-type="float" office:value="1380" calcext:value-type="float">
            <text:p>1380</text:p>
          </table:table-cell>
          <table:table-cell office:value-type="float" office:value="1426" calcext:value-type="float">
            <text:p>1426</text:p>
          </table:table-cell>
          <table:table-cell table:number-columns-repeated="6"/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11T</text:p>
          </table:table-cell>
          <table:table-cell office:value-type="float" office:value="2375" calcext:value-type="float">
            <text:p>2375</text:p>
          </table:table-cell>
          <table:table-cell office:value-type="float" office:value="2899" calcext:value-type="float">
            <text:p>2899</text:p>
          </table:table-cell>
          <table:table-cell office:value-type="float" office:value="3249" calcext:value-type="float">
            <text:p>3249</text:p>
          </table:table-cell>
          <table:table-cell table:number-columns-repeated="6"/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string" calcext:value-type="string">
            <text:p>ZenFone 8</text:p>
          </table:table-cell>
          <table:table-cell office:value-type="float" office:value="2519" calcext:value-type="float">
            <text:p>2519</text:p>
          </table:table-cell>
          <table:table-cell office:value-type="float" office:value="3330" calcext:value-type="float">
            <text:p>3330</text:p>
          </table:table-cell>
          <table:table-cell office:value-type="float" office:value="3799" calcext:value-type="float">
            <text:p>3799</text:p>
          </table:table-cell>
          <table:table-cell table:number-columns-repeated="6"/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string" calcext:value-type="string">
            <text:p>Twist 4 Pro</text:p>
          </table:table-cell>
          <table:table-cell office:value-type="float" office:value="525" calcext:value-type="float">
            <text:p>525</text:p>
          </table:table-cell>
          <table:table-cell office:value-type="float" office:value="499" calcext:value-type="float">
            <text:p>499</text:p>
          </table:table-cell>
          <table:table-cell office:value-type="float" office:value="629" calcext:value-type="float">
            <text:p>629</text:p>
          </table:table-cell>
          <table:table-cell table:number-columns-repeated="6"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Dooge V30</text:p>
          </table:table-cell>
          <table:table-cell/>
          <table:table-cell office:value-type="float" office:value="3180" calcext:value-type="float">
            <text:p>3180</text:p>
          </table:table-cell>
          <table:table-cell table:number-columns-repeated="7"/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Oscal C80</text:p>
          </table:table-cell>
          <table:table-cell office:value-type="float" office:value="1658" calcext:value-type="float">
            <text:p>1658</text:p>
          </table:table-cell>
          <table:table-cell table:number-columns-repeated="8"/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alMe 9 P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dMi Note 12 Turb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no 8T 5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d X6 Pro</text:p>
          </table:table-cell>
          <table:table-cell table:number-columns-repeated="10"/>
        </table:table-row>
      </table:table>
      <table:table table:name="REFERENCIAS" table:style-name="ta1">
        <table:table-column table:style-name="co2" table:default-cell-style-name="Default"/>
        <table:table-row table:style-name="ro1">
          <table:table-cell office:value-type="string" calcext:value-type="string">
            <text:p>Tudo Celular</text:p>
          </table:table-cell>
        </table:table-row>
        <table:table-row table:style-name="ro1">
          <table:table-cell office:value-type="string" calcext:value-type="string">
            <text:p>mais celular</text:p>
          </table:table-cell>
        </table:table-row>
      </table:table>
      <table:named-expressions/>
      <table:database-ranges>
        <table:database-range table:name="__Anonymous_Sheet_DB__3" table:target-range-address="IMPORTANTES.AD1:IMPORTANTES.AG2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currency-style style:name="N122">
      <number:number number:decimal-places="3" number:min-decimal-places="1" number:min-integer-digits="1" number:decimal-replacement=""/>
      <number:currency-symbol>Ghz</number:currency-symbol>
    </number:currency-style>
    <number:currency-style style:name="N121">
      <number:number number:decimal-places="0" number:min-decimal-places="0" number:min-integer-digits="1"/>
      <number:currency-symbol>Gb</number:currency-symbol>
    </number:currency-style>
    <number:currency-style style:name="N120">
      <number:number number:decimal-places="0" number:min-decimal-places="0" number:min-integer-digits="1"/>
      <number:currency-symbol>º</number:currency-symbol>
    </number:currency-style>
    <number:currency-style style:name="N119">
      <number:number number:decimal-places="0" number:min-decimal-places="0" number:min-integer-digits="1"/>
      <number:currency-symbol>mAh</number:currency-symbol>
    </number:currency-style>
    <number:currency-style style:name="N118">
      <number:currency-symbol>R$</number:currency-symbol>
      <number:text> </number:text>
      <number:number number:decimal-places="2" number:min-decimal-places="2" number:min-integer-digits="1"/>
    </number:currency-style>
    <number:currency-style style:name="N117">
      <number:number number:decimal-places="0" number:min-decimal-places="0" number:min-integer-digits="1"/>
      <number:currency-symbol>ppi</number:currency-symbol>
    </number:currency-style>
    <number:currency-style style:name="N116">
      <number:number number:decimal-places="0" number:min-decimal-places="0" number:min-integer-digits="1"/>
      <number:currency-symbol>px</number:currency-symbol>
    </number:currency-style>
    <number:currency-style style:name="N115">
      <number:number number:decimal-places="3" number:min-decimal-places="0" number:min-integer-digits="1" number:decimal-replacement=""/>
      <number:currency-symbol>Ghz</number:currency-symbol>
    </number:currency-style>
    <number:currency-style style:name="N114">
      <number:number number:decimal-places="0" number:min-decimal-places="0" number:min-integer-digits="1"/>
      <number:currency-symbol>Mbps</number:currency-symbol>
    </number:currency-style>
    <number:currency-style style:name="N113">
      <number:number number:decimal-places="0" number:min-decimal-places="0" number:min-integer-digits="1"/>
      <number:currency-symbol>Mpx</number:currency-symbol>
    </number:currency-style>
    <number:currency-style style:name="N112">
      <number:number number:decimal-places="0" number:min-decimal-places="0" number:min-integer-digits="1"/>
      <number:currency-symbol>G</number:currency-symbol>
    </number:currency-style>
    <number:currency-style style:name="N111">
      <number:number number:decimal-places="0" number:min-decimal-places="0" number:min-integer-digits="0"/>
      <number:currency-symbol>Hz</number:currency-symbol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07:30:11.451734612</meta:creation-date>
    <dc:date>2023-07-26T15:31:41.226298249</dc:date>
    <meta:editing-duration>PT12H39M41S</meta:editing-duration>
    <meta:editing-cycles>41</meta:editing-cycles>
    <meta:generator>LibreOffice/7.3.7.2$Linux_X86_64 LibreOffice_project/30$Build-2</meta:generator>
    <meta:document-statistic meta:table-count="8" meta:cell-count="7242" meta:object-count="0"/>
  </office:meta>
</office:document-meta>
</file>